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055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2909in"/>
    </style:style>
    <style:style style:name="co5" style:family="table-column">
      <style:table-column-properties fo:break-before="auto" style:column-width="1.6839in"/>
    </style:style>
    <style:style style:name="co6" style:family="table-column">
      <style:table-column-properties fo:break-before="auto" style:column-width="1.7425in"/>
    </style:style>
    <style:style style:name="co7" style:family="table-column">
      <style:table-column-properties fo:break-before="auto" style:column-width="0.802in"/>
    </style:style>
    <style:style style:name="co8" style:family="table-column">
      <style:table-column-properties fo:break-before="auto" style:column-width="0.8272in"/>
    </style:style>
    <style:style style:name="co9" style:family="table-column">
      <style:table-column-properties fo:break-before="auto" style:column-width="0.9654in"/>
    </style:style>
    <style:style style:name="co10" style:family="table-column">
      <style:table-column-properties fo:break-before="auto" style:column-width="1.2866in"/>
    </style:style>
    <style:style style:name="co11" style:family="table-column">
      <style:table-column-properties fo:break-before="auto" style:column-width="2.6201in"/>
    </style:style>
    <style:style style:name="co12" style:family="table-column">
      <style:table-column-properties fo:break-before="auto" style:column-width="0.8902in"/>
    </style:style>
    <style:style style:name="co13" style:family="table-column">
      <style:table-column-properties fo:break-before="auto" style:column-width="0.7016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92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150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51" style:family="table-cell" style:parent-style-name="Default" style:data-style-name="N39">
      <style:table-cell-properties fo:wrap-option="wrap"/>
      <style:text-properties style:use-window-font-color="true"/>
    </style:style>
    <style:style style:name="ce152" style:family="table-cell" style:parent-style-name="Default" style:data-style-name="N39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155" style:family="table-cell" style:parent-style-name="Default" style:data-style-name="N39">
      <style:table-cell-properties fo:border-bottom="none" fo:background-color="#c71585" fo:wrap-option="wrap" fo:border-left="none" fo:border-right="none" fo:border-top="0.99pt dashed #000000"/>
      <style:text-properties style:use-window-font-color="true"/>
    </style:style>
    <style:style style:name="ce156" style:family="table-cell" style:parent-style-name="Default" style:data-style-name="N39">
      <style:table-cell-properties fo:background-color="#e6e6fa" fo:wrap-option="wrap"/>
      <style:text-properties style:use-window-font-color="true"/>
    </style:style>
    <style:style style:name="ce157" style:family="table-cell" style:parent-style-name="Default" style:data-style-name="N39">
      <style:table-cell-properties fo:background-color="#98fb98" fo:wrap-option="wrap"/>
      <style:text-properties style:use-window-font-color="true"/>
    </style:style>
    <style:style style:name="ce158" style:family="table-cell" style:parent-style-name="Default" style:data-style-name="N39">
      <style:table-cell-properties fo:background-color="#e6e6fa"/>
      <style:text-properties style:use-window-font-color="true" fo:font-style="italic" style:font-style-asian="italic" style:font-style-complex="italic"/>
    </style:style>
    <style:style style:name="ce159" style:family="table-cell" style:parent-style-name="Default" style:data-style-name="N39">
      <style:table-cell-properties fo:background-color="#c71585"/>
      <style:text-properties style:use-window-font-color="true" fo:font-style="italic" style:font-style-asian="italic" style:font-style-complex="italic"/>
    </style:style>
    <style:style style:name="ce160" style:family="table-cell" style:parent-style-name="Default" style:data-style-name="N39">
      <style:table-cell-properties fo:background-color="#98fb98"/>
      <style:text-properties style:use-window-font-color="true" fo:font-style="italic" style:font-style-asian="italic" style:font-style-complex="italic"/>
    </style:style>
    <style:style style:name="ce154" style:family="table-cell" style:parent-style-name="Default" style:data-style-name="N37">
      <style:table-cell-properties fo:wrap-option="wrap"/>
      <style:text-properties style:use-window-font-color="true"/>
    </style:style>
    <style:style style:name="ce161" style:family="table-cell" style:parent-style-name="Default" style:data-style-name="N39">
      <style:table-cell-properties fo:border-bottom="none" fo:background-color="#e6e6fa" fo:border-left="none" fo:border-right="none" fo:border-top="0.99pt dashed #000000"/>
      <style:text-properties style:use-window-font-color="true" fo:font-style="italic" style:font-style-asian="italic" style:font-style-complex="italic"/>
    </style:style>
    <style:style style:name="ce12" style:family="table-cell" style:parent-style-name="Default" style:data-style-name="N39">
      <style:table-cell-properties style:text-align-source="fix" style:repeat-content="false" fo:wrap-option="no-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39">
      <style:table-cell-properties fo:wrap-option="no-wrap"/>
      <style:text-properties style:use-window-font-color="true"/>
    </style:style>
    <style:style style:name="ce14" style:family="table-cell" style:parent-style-name="Default" style:data-style-name="N39"/>
    <style:style style:name="ce15" style:family="table-cell" style:parent-style-name="Default" style:data-style-name="N39">
      <style:table-cell-properties fo:border-bottom="none" fo:wrap-option="no-wrap" fo:border-left="none" fo:border-right="none" fo:border-top="0.99pt dashed #000000"/>
      <style:text-properties style:use-window-font-color="true"/>
    </style:style>
    <style:style style:name="ce16" style:family="table-cell" style:parent-style-name="Default" style:data-style-name="N39">
      <style:text-properties style:use-window-font-color="true"/>
    </style:style>
    <style:style style:name="ce17" style:family="table-cell" style:parent-style-name="Default" style:data-style-name="N39">
      <style:table-cell-properties fo:background-color="#98fb98" fo:wrap-option="no-wrap"/>
      <style:text-properties style:use-window-font-color="true"/>
    </style:style>
    <style:style style:name="ce163" style:family="table-cell" style:parent-style-name="Default">
      <style:table-cell-properties fo:wrap-option="no-wrap"/>
      <style:text-properties style:use-window-font-color="true"/>
    </style:style>
    <style:style style:name="ce169" style:family="table-cell" style:parent-style-name="Default" style:data-style-name="N39">
      <style:table-cell-properties fo:border-bottom="none" fo:background-color="#e6e6fa" fo:wrap-option="wrap" fo:border-left="none" fo:border-right="none" fo:border-top="0.99pt dashed #000000"/>
      <style:text-properties style:use-window-font-color="true"/>
    </style:style>
    <style:style style:name="ce170" style:family="table-cell" style:parent-style-name="Default" style:data-style-name="N39">
      <style:table-cell-properties fo:background-color="#c71585" fo:wrap-option="wrap"/>
      <style:text-properties style:use-window-font-color="true"/>
    </style:style>
    <style:style style:name="ce171" style:family="table-cell" style:parent-style-name="Default" style:data-style-name="N39">
      <style:table-cell-properties fo:background-color="#e6e6fa"/>
      <style:text-properties style:use-window-font-color="true"/>
    </style:style>
    <style:style style:name="ce168" style:family="table-cell" style:parent-style-name="Default">
      <style:table-cell-properties fo:wrap-option="wrap"/>
      <style:text-properties style:use-window-font-color="true"/>
    </style:style>
    <style:style style:name="ce172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end" fo:margin-left="0in"/>
      <style:text-properties style:use-window-font-color="true"/>
    </style:style>
    <style:style style:name="ce173" style:family="table-cell" style:parent-style-name="Default" style:data-style-name="N39">
      <style:table-cell-properties fo:background-color="#c71585"/>
      <style:text-properties style:use-window-font-color="true"/>
    </style:style>
    <style:style style:name="ce25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74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5" style:family="table-cell" style:parent-style-name="Default" style:data-style-name="N39">
      <style:table-cell-properties fo:background-color="#98fb98"/>
      <style:text-properties style:use-window-font-color="true"/>
    </style:style>
    <style:style style:name="ce29" style:family="table-cell" style:parent-style-name="Default" style:data-style-name="N39">
      <style:table-cell-properties fo:wrap-option="no-wrap"/>
      <style:text-properties style:use-window-font-color="true" fo:font-style="italic"/>
    </style:style>
    <style:style style:name="ce30" style:family="table-cell" style:parent-style-name="Default" style:data-style-name="N39">
      <style:table-cell-properties fo:background-color="transparent" fo:wrap-option="no-wrap"/>
      <style:text-properties style:use-window-font-color="true"/>
    </style:style>
    <style:style style:name="ce178" style:family="table-cell" style:parent-style-name="Default" style:data-style-name="N39">
      <style:table-cell-properties fo:border-bottom="none" fo:background-color="#98fb98" fo:wrap-option="wrap" fo:border-left="none" fo:border-right="none" fo:border-top="0.99pt dashed #000000"/>
      <style:text-properties style:use-window-font-color="true"/>
    </style:style>
    <style:style style:name="ce16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9" style:family="table-cell" style:parent-style-name="Default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1" style:family="table-cell" style:parent-style-name="Default">
      <style:text-properties style:text-line-through-style="solid" style:text-line-through-type="single"/>
    </style:style>
    <style:style style:name="ce182" style:family="table-cell" style:parent-style-name="Default" style:data-style-name="N37"/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6" style:family="table-cell" style:parent-style-name="Default" style:data-style-name="N3"/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5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5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89" style:family="table-cell" style:parent-style-name="Default">
      <style:table-cell-properties fo:background-color="transparent"/>
    </style:style>
    <style:style style:name="ce190" style:family="table-cell" style:parent-style-name="Default" style:data-style-name="N37">
      <style:table-cell-properties fo:background-color="transparent"/>
    </style:style>
    <style:style style:name="ce191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192" style:family="table-cell" style:parent-style-name="Default" style:data-style-name="N3">
      <style:table-cell-properties fo:background-color="transparent"/>
    </style:style>
    <style:style style:name="ce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95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  <style:map style:condition="cell-content()=0" style:apply-style-name="Accent_20_3" style:base-cell-address="'anime ffn'.B1"/>
    </style:style>
    <style:style style:name="ce197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ffn'.B1"/>
    </style:style>
    <style:style style:name="ce198" style:family="table-cell" style:parent-style-name="Default" style:data-style-name="N3">
      <style:table-cell-properties fo:background-color="#ffe1f8"/>
      <style:map style:condition="cell-content()=0" style:apply-style-name="Accent_20_3" style:base-cell-address="'anime ffn'.B1"/>
    </style:style>
    <style:style style:name="ce199" style:family="table-cell" style:parent-style-name="Default" style:data-style-name="N3">
      <style:table-cell-properties fo:background-color="#c1f6ff"/>
      <style:map style:condition="cell-content()=0" style:apply-style-name="Accent_20_3" style:base-cell-address="'anime ffn'.B1"/>
    </style:style>
    <style:style style:name="ce200" style:family="table-cell" style:parent-style-name="Default" style:data-style-name="N3">
      <style:map style:condition="cell-content()=0" style:apply-style-name="Accent_20_3" style:base-cell-address="'anime ffn'.B1"/>
    </style:style>
    <style:style style:name="ce58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3">
      <style:table-cell-properties fo:background-color="#000000"/>
    </style:style>
    <style:style style:name="ce202" style:family="table-cell" style:parent-style-name="Default" style:data-style-name="N3">
      <style:table-cell-properties fo:background-color="#ffcccc"/>
      <style:map style:condition="cell-content()=0" style:apply-style-name="Accent_20_3" style:base-cell-address="'anime ffn'.B1"/>
    </style:style>
    <style:style style:name="ce203" style:family="table-cell" style:parent-style-name="Default" style:data-style-name="N3">
      <style:text-properties fo:color="#cf8f00"/>
      <style:map style:condition="cell-content()=0" style:apply-style-name="Accent_20_3" style:base-cell-address="'anime ffn'.B1"/>
    </style:style>
    <style:style style:name="ce62" style:family="table-cell" style:parent-style-name="Default" style:data-style-name="N3">
      <style:table-cell-properties fo:background-color="#000000"/>
      <style:map style:condition="cell-content()=0" style:apply-style-name="Accent_20_3" style:base-cell-address="'anime ffn'.B1"/>
    </style:style>
    <style:style style:name="ce204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ffn'.B1"/>
    </style:style>
    <style:style style:name="ce205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ffn'.B1"/>
    </style:style>
    <style:style style:name="ce206" style:family="table-cell" style:parent-style-name="Default" style:data-style-name="N3">
      <style:table-cell-properties fo:background-color="#ccffcc"/>
      <style:map style:condition="cell-content()=0" style:apply-style-name="Accent_20_3" style:base-cell-address="'anime ffn'.B1"/>
    </style:style>
    <style:style style:name="ce207" style:family="table-cell" style:parent-style-name="Default" style:data-style-name="N3">
      <style:table-cell-properties fo:background-color="#a3f2a3"/>
      <style:map style:condition="cell-content()=0" style:apply-style-name="Accent_20_3" style:base-cell-address="'anime ffn'.B1"/>
    </style:style>
    <style:style style:name="ce208" style:family="table-cell" style:parent-style-name="Default" style:data-style-name="N3">
      <style:table-cell-properties fo:background-color="#7fe67f"/>
      <style:map style:condition="cell-content()=0" style:apply-style-name="Accent_20_3" style:base-cell-address="'anime ffn'.B1"/>
    </style:style>
    <style:style style:name="ce209" style:family="table-cell" style:parent-style-name="Default" style:data-style-name="N3">
      <style:table-cell-properties fo:background-color="#48d948"/>
      <style:map style:condition="cell-content()=0" style:apply-style-name="Accent_20_3" style:base-cell-address="'anime ffn'.B1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1" style:family="table-cell" style:parent-style-name="Default" style:data-style-name="N3">
      <style:text-properties fo:font-weight="bold" style:font-weight-asian="bold" style:font-weight-complex="bold"/>
    </style:style>
    <style:style style:name="ce94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ao3'.B35"/>
    </style:style>
    <style:style style:name="ce95" style:family="table-cell" style:parent-style-name="Default" style:data-style-name="N3">
      <style:map style:condition="cell-content()=0" style:apply-style-name="Accent_20_3" style:base-cell-address="'anime ao3'.B35"/>
    </style:style>
    <style:style style:name="ce96" style:family="table-cell" style:parent-style-name="Default" style:data-style-name="N3">
      <style:table-cell-properties fo:background-color="#ffcccc"/>
      <style:map style:condition="cell-content()=0" style:apply-style-name="Accent_20_3" style:base-cell-address="'anime ao3'.B35"/>
    </style:style>
    <style:style style:name="ce215" style:family="table-cell" style:parent-style-name="Default" style:data-style-name="N3">
      <style:table-cell-properties fo:background-color="#c1f6ff"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ao3'.B35"/>
    </style:style>
    <style:style style:name="ce98" style:family="table-cell" style:parent-style-name="Default" style:data-style-name="N3">
      <style:table-cell-properties fo:background-color="#c1f6ff"/>
      <style:map style:condition="cell-content()=0" style:apply-style-name="Accent_20_3" style:base-cell-address="'anime ao3'.B35"/>
    </style:style>
    <style:style style:name="ce99" style:family="table-cell" style:parent-style-name="Default" style:data-style-name="N3">
      <style:table-cell-properties fo:background-color="#ffe1f8"/>
      <style:map style:condition="cell-content()=0" style:apply-style-name="Accent_20_3" style:base-cell-address="'anime ao3'.B35"/>
    </style:style>
    <style:style style:name="ce82" style:family="table-cell" style:parent-style-name="Default" style:data-style-name="N3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1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ao3'.B35"/>
    </style:style>
    <style:style style:name="ce102" style:family="table-cell" style:parent-style-name="Default" style:data-style-name="N3">
      <style:table-cell-properties fo:background-color="#ccffcc"/>
      <style:map style:condition="cell-content()=0" style:apply-style-name="Accent_20_3" style:base-cell-address="'anime ao3'.B35"/>
    </style:style>
    <style:style style:name="ce103" style:family="table-cell" style:parent-style-name="Default" style:data-style-name="N3">
      <style:table-cell-properties fo:background-color="#7fe67f"/>
      <style:map style:condition="cell-content()=0" style:apply-style-name="Accent_20_3" style:base-cell-address="'anime ao3'.B35"/>
    </style:style>
    <style:style style:name="ce104" style:family="table-cell" style:parent-style-name="Default" style:data-style-name="N3">
      <style:table-cell-properties fo:background-color="#48d948"/>
      <style:map style:condition="cell-content()=0" style:apply-style-name="Accent_20_3" style:base-cell-address="'anime ao3'.B35"/>
    </style:style>
    <style:style style:name="ce222" style:family="table-cell" style:parent-style-name="Default">
      <style:text-properties fo:font-weight="bold" style:font-weight-asian="bold" style:font-weight-complex="bold"/>
    </style:style>
    <style:style style:name="ce88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24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92" style:family="table-cell" style:parent-style-name="Default" style:data-style-name="N39">
      <style:table-cell-properties fo:background-color="transparent" fo:wrap-option="wrap"/>
      <style:text-properties style:use-window-font-color="true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2" style:family="table-cell" style:parent-style-name="Default" style:data-style-name="N3">
      <style:map style:condition="cell-content()&lt;1" style:apply-style-name="Accent_20_3" style:base-cell-address="'cartoon ffn'.B5"/>
    </style:style>
    <style:style style:name="ce75" style:family="table-cell" style:parent-style-name="Default" style:data-style-name="N3">
      <style:text-properties fo:font-weight="normal" style:font-weight-asian="normal" style:font-weight-complex="normal"/>
    </style:style>
    <style:style style:name="ce2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6" style:family="table-cell" style:parent-style-name="Default" style:data-style-name="N0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tes Ref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" table:default-cell-style-name="ce154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51"/>
        <table:table-column table:style-name="co1" table:number-columns-repeated="4" table:default-cell-style-name="ce168"/>
        <table:table-column table:style-name="co2" table:default-cell-style-name="ce168"/>
        <table:table-column table:style-name="co1" table:number-columns-repeated="1002" table:default-cell-style-name="ce168"/>
        <table:table-row table:style-name="ro1">
          <table:table-cell table:style-name="ce150" office:value-type="string" calcext:value-type="string">
            <text:p>Standard Approx Date</text:p>
          </table:table-cell>
          <table:table-cell table:style-name="ce150" office:value-type="string" calcext:value-type="string">
            <text:p>Animanga AO3</text:p>
          </table:table-cell>
          <table:table-cell table:style-name="ce150" office:value-type="string" calcext:value-type="string">
            <text:p>Animanga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TV AO3</text:p>
          </table:table-cell>
          <table:table-cell table:style-name="ce12"/>
          <table:table-cell table:style-name="ce150" office:value-type="string" calcext:value-type="string">
            <text:p>TV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Games AO3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Games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Cartoon FFN</text:p>
          </table:table-cell>
          <table:table-cell table:style-name="ce12" office:value-type="string" calcext:value-type="string">
            <text:p>(Link)</text:p>
          </table:table-cell>
          <table:table-cell table:style-name="ce150" office:value-type="string" calcext:value-type="string">
            <text:p>Cartoon AO3</text:p>
          </table:table-cell>
          <table:table-cell table:style-name="ce12" office:value-type="string" calcext:value-type="string">
            <text:p>(Link)</text:p>
          </table:table-cell>
          <table:table-cell table:style-name="ce150" office:value-type="string" calcext:value-type="string">
            <text:p>Chatfics</text:p>
          </table:table-cell>
          <table:table-cell table:style-name="ce167" table:number-columns-repeated="4"/>
          <table:table-cell table:style-name="ce167" office:value-type="string" calcext:value-type="string">
            <text:p>Other Refs</text:p>
          </table:table-cell>
          <table:table-cell table:style-name="ce167" table:number-columns-repeated="1002"/>
        </table:table-row>
        <table:table-row table:style-name="ro2">
          <table:table-cell office:value-type="date" office:date-value="1999-04-29" calcext:value-type="date">
            <text:p>Apr 29, 99</text:p>
          </table:table-cell>
          <table:table-cell table:style-name="ce151"/>
          <table:table-cell table:style-name="ce158" office:value-type="date" office:date-value="1999-04-29" calcext:value-type="date">
            <text:p>Apr 29, 99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1999-04-29" calcext:value-type="date">
            <text:p>Apr 29, 99</text:p>
          </table:table-cell>
          <table:table-cell table:style-name="ce13" office:value-type="string" calcext:value-type="string">
            <text:p>http://www.fanfiction.net/</text:p>
          </table:table-cell>
          <table:table-cell/>
          <table:table-cell table:style-name="ce13"/>
          <table:table-cell office:value-type="date" office:date-value="1999-04-29" calcext:value-type="date">
            <text:p>Apr 29, 99</text:p>
          </table:table-cell>
          <table:table-cell table:style-name="ce14"/>
          <table:table-cell table:style-name="ce25" office:value-type="date" office:date-value="1999-04-29" calcext:value-type="date">
            <text:p>Apr 29, 99</text:p>
          </table:table-cell>
          <table:table-cell table:style-name="ce12"/>
          <table:table-cell table:style-name="ce150"/>
          <table:table-cell table:style-name="ce12"/>
          <table:table-cell table:number-columns-repeated="5"/>
          <table:table-cell office:value-type="string" calcext:value-type="string">
            <text:p>=B82+(A83-A82)*(D$88/30.4375)</text:p>
          </table:table-cell>
          <table:table-cell table:number-columns-repeated="1002"/>
        </table:table-row>
        <table:table-row table:style-name="ro2">
          <table:table-cell office:value-type="date" office:date-value="2000-05-10" calcext:value-type="date">
            <text:p>May 10, 00</text:p>
          </table:table-cell>
          <table:table-cell table:style-name="ce151"/>
          <table:table-cell table:style-name="ce158" office:value-type="date" office:date-value="2000-05-10" calcext:value-type="date">
            <text:p>May 10, 00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0-05-11" calcext:value-type="date">
            <text:p>May 11, 00</text:p>
          </table:table-cell>
          <table:table-cell table:style-name="ce13" office:value-type="string" calcext:value-type="string">
            <text:p>‘/master.cfm?action=story-categories&amp;categoryID=208</text:p>
          </table:table-cell>
          <table:table-cell/>
          <table:table-cell table:style-name="ce13"/>
          <table:table-cell office:value-type="date" office:date-value="2000-05-10" calcext:value-type="date">
            <text:p>May 10, 00</text:p>
          </table:table-cell>
          <table:table-cell table:style-name="ce13" office:value-type="string" calcext:value-type="string">
            <text:p>‘/master.cfm?action=story-categories&amp;categoryID=209</text:p>
          </table:table-cell>
          <table:table-cell table:style-name="ce174"/>
          <table:table-cell table:style-name="ce12"/>
          <table:table-cell table:style-name="ce150"/>
          <table:table-cell table:style-name="ce12"/>
          <table:table-cell table:number-columns-repeated="1008"/>
        </table:table-row>
        <table:table-row table:style-name="ro2">
          <table:table-cell office:value-type="date" office:date-value="2000-10-13" calcext:value-type="date">
            <text:p>Oct 13, 00</text:p>
          </table:table-cell>
          <table:table-cell table:style-name="ce151"/>
          <table:table-cell table:style-name="ce158" office:value-type="date" office:date-value="2000-10-29" calcext:value-type="date">
            <text:p>Oct 29, 00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0-10-13" calcext:value-type="date">
            <text:p>Oct 13, 00</text:p>
          </table:table-cell>
          <table:table-cell table:style-name="ce13"/>
          <table:table-cell/>
          <table:table-cell table:style-name="ce13"/>
          <table:table-cell office:value-type="date" office:date-value="2000-10-27" calcext:value-type="date">
            <text:p>Oct 27, 00</text:p>
          </table:table-cell>
          <table:table-cell table:style-name="ce13"/>
          <table:table-cell table:style-name="ce174"/>
          <table:table-cell table:style-name="ce12"/>
          <table:table-cell table:style-name="ce150"/>
          <table:table-cell table:style-name="ce12"/>
          <table:table-cell table:number-columns-repeated="1008"/>
        </table:table-row>
        <table:table-row table:style-name="ro2">
          <table:table-cell office:value-type="date" office:date-value="2001-04-13" calcext:value-type="date">
            <text:p>Apr 13, 01</text:p>
          </table:table-cell>
          <table:table-cell table:style-name="ce151"/>
          <table:table-cell table:style-name="ce160" office:value-type="date" office:date-value="2001-04-11" calcext:value-type="date">
            <text:p>Apr 11, 01</text:p>
          </table:table-cell>
          <table:table-cell table:style-name="ce13" office:value-type="string" calcext:value-type="string">
            <text:p>'/sections/anime/index.fic?action=story-categories&amp;categoryID=201</text:p>
          </table:table-cell>
          <table:table-cell table:style-name="ce151"/>
          <table:table-cell table:style-name="ce13"/>
          <table:table-cell table:style-name="ce156" office:value-type="date" office:date-value="2001-04-13" calcext:value-type="date">
            <text:p>Apr 13, 01</text:p>
          </table:table-cell>
          <table:table-cell table:style-name="ce13" office:value-type="string" calcext:value-type="string">
            <text:p>‘/sections/tvshows/index.fic?action=story-categories&amp;categoryID=208</text:p>
          </table:table-cell>
          <table:table-cell/>
          <table:table-cell table:style-name="ce13"/>
          <table:table-cell office:value-type="date" office:date-value="2001-04-13" calcext:value-type="date">
            <text:p>Apr 13, 01</text:p>
          </table:table-cell>
          <table:table-cell table:style-name="ce13" office:value-type="string" calcext:value-type="string">
            <text:p>'/sections/games/index.fic?action=story-categories&amp;categoryID=209</text:p>
          </table:table-cell>
          <table:table-cell table:style-name="ce156" office:value-type="date" office:date-value="2001-04-17" calcext:value-type="date">
            <text:p>Apr 17, 01</text:p>
          </table:table-cell>
          <table:table-cell table:style-name="ce13" office:value-type="string" calcext:value-type="string">
            <text:p>http://fanfiction.net/sections/cartoons/index.fic?action=story-categories&amp;CategoryID=203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1-07-01" calcext:value-type="date">
            <text:p>Jul 1, 01</text:p>
          </table:table-cell>
          <table:table-cell table:style-name="ce151"/>
          <table:table-cell table:style-name="ce160" office:value-type="date" office:date-value="2001-07-03" calcext:value-type="date">
            <text:p>Jul 3, 01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1-07-11" calcext:value-type="date">
            <text:p>Jul 11, 01</text:p>
          </table:table-cell>
          <table:table-cell table:style-name="ce13"/>
          <table:table-cell/>
          <table:table-cell table:style-name="ce13"/>
          <table:table-cell office:value-type="date" office:date-value="2001-07-03" calcext:value-type="date">
            <text:p>Jul 3, 01</text:p>
          </table:table-cell>
          <table:table-cell table:style-name="ce13"/>
          <table:table-cell table:style-name="ce157" office:value-type="date" office:date-value="2001-06-20" calcext:value-type="date">
            <text:p>Jun 20, 01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1-09-10" calcext:value-type="date">
            <text:p>Sep 10, 01</text:p>
          </table:table-cell>
          <table:table-cell table:style-name="ce151"/>
          <table:table-cell table:style-name="ce160" office:value-type="date" office:date-value="2001-09-08" calcext:value-type="date">
            <text:p>Sep 8, 01</text:p>
          </table:table-cell>
          <table:table-cell table:style-name="ce13" office:value-type="string" calcext:value-type="string">
            <text:p>Anime.html</text:p>
          </table:table-cell>
          <table:table-cell table:style-name="ce151"/>
          <table:table-cell table:style-name="ce13"/>
          <table:table-cell table:style-name="ce156" office:value-type="date" office:date-value="2001-09-10" calcext:value-type="date">
            <text:p>Sep 10, 01</text:p>
          </table:table-cell>
          <table:table-cell table:style-name="ce13" office:value-type="string" calcext:value-type="string">
            <text:p>‘/TVShows.html</text:p>
          </table:table-cell>
          <table:table-cell/>
          <table:table-cell table:style-name="ce13"/>
          <table:table-cell office:value-type="date" office:date-value="2001-09-10" calcext:value-type="date">
            <text:p>Sep 10, 01</text:p>
          </table:table-cell>
          <table:table-cell table:style-name="ce13" office:value-type="string" calcext:value-type="string">
            <text:p>'/Games.html</text:p>
          </table:table-cell>
          <table:table-cell table:style-name="ce156" office:value-type="date" office:date-value="2001-09-08" calcext:value-type="date">
            <text:p>Sep 8, 01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1-12-05" calcext:value-type="date">
            <text:p>Dec 5, 01</text:p>
          </table:table-cell>
          <table:table-cell table:style-name="ce151"/>
          <table:table-cell table:style-name="ce158" office:value-type="date" office:date-value="2001-12-12" calcext:value-type="date">
            <text:p>Dec 12, 01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11212074657/https://www.fanfiction.net/subcats.php?categoryid=208" xlink:type="simple">Dec 12, 01</text:a></text:p>
          </table:table-cell>
          <table:table-cell table:style-name="ce13" office:value-type="string" calcext:value-type="string">
            <text:p>‘/subcats.php?categoryid=208</text:p>
          </table:table-cell>
          <table:table-cell/>
          <table:table-cell table:style-name="ce13"/>
          <table:table-cell office:value-type="date" office:date-value="2001-11-23" calcext:value-type="date">
            <text:p>Nov 23, 01</text:p>
          </table:table-cell>
          <table:table-cell table:style-name="ce13" office:value-type="string" calcext:value-type="string">
            <text:p>'/subcats.php?categoryid=209</text:p>
          </table:table-cell>
          <table:table-cell table:style-name="ce156" office:value-type="date" office:date-value="2001-11-23" calcext:value-type="date">
            <text:p>Nov 23, 01</text:p>
          </table:table-cell>
          <table:table-cell table:style-name="ce13" office:value-type="string" calcext:value-type="string">
            <text:p>http://fanfiction.net/subcats.php?categoryid=203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01-23" calcext:value-type="date">
            <text:p>Jan 23, 02</text:p>
          </table:table-cell>
          <table:table-cell table:style-name="ce151"/>
          <table:table-cell table:style-name="ce160" office:value-type="date" office:date-value="2002-01-25" calcext:value-type="date">
            <text:p>Jan 25, 02</text:p>
          </table:table-cell>
          <table:table-cell table:style-name="ce13" office:value-type="string" calcext:value-type="string">
            <text:p>'/subcats.php?categoryid=201</text:p>
          </table:table-cell>
          <table:table-cell table:style-name="ce151"/>
          <table:table-cell table:style-name="ce13"/>
          <table:table-cell table:style-name="ce156" office:value-type="date" office:date-value="2002-01-23" calcext:value-type="date">
            <text:p>Jan 23, 02</text:p>
          </table:table-cell>
          <table:table-cell table:style-name="ce14"/>
          <table:table-cell/>
          <table:table-cell table:style-name="ce13"/>
          <table:table-cell office:value-type="date" office:date-value="2002-01-23" calcext:value-type="date">
            <text:p>Jan 23, 02</text:p>
          </table:table-cell>
          <table:table-cell table:style-name="ce14"/>
          <table:table-cell table:style-name="ce157" office:value-type="date" office:date-value="2002-02-06" calcext:value-type="date">
            <text:p>Feb 6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04-05" calcext:value-type="date">
            <text:p>Apr 5, 02</text:p>
          </table:table-cell>
          <table:table-cell table:style-name="ce151"/>
          <table:table-cell table:style-name="ce158" office:value-type="date" office:date-value="2002-04-05" calcext:value-type="date">
            <text:p>Apr 5, 02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2-04-05" calcext:value-type="date">
            <text:p>Apr 5, 02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06-02" calcext:value-type="date">
            <text:p>Jun 2, 02</text:p>
          </table:table-cell>
          <table:table-cell table:style-name="ce151"/>
          <table:table-cell table:style-name="ce158" office:value-type="date" office:date-value="2002-06-02" calcext:value-type="date">
            <text:p>Jun 2, 02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2-06-01" calcext:value-type="date">
            <text:p>Jun 1, 02</text:p>
          </table:table-cell>
          <table:table-cell table:style-name="ce13"/>
          <table:table-cell/>
          <table:table-cell table:style-name="ce13"/>
          <table:table-cell office:value-type="date" office:date-value="2002-06-02" calcext:value-type="date">
            <text:p>Jun 2, 02</text:p>
          </table:table-cell>
          <table:table-cell table:style-name="ce13"/>
          <table:table-cell table:style-name="ce171" office:value-type="date" office:date-value="2002-06-01" calcext:value-type="date">
            <text:p>Jun 1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08-10" calcext:value-type="date">
            <text:p>Aug 10, 02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7" office:value-type="date" office:date-value="2002-08-10" calcext:value-type="date">
            <text:p>Aug 10, 02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1" office:value-type="date" office:date-value="2002-08-10" calcext:value-type="date">
            <text:p>Aug 10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10-10" calcext:value-type="date">
            <text:p>Oct 10, 02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6" office:value-type="date" office:date-value="2002-10-03" calcext:value-type="date">
            <text:p>Oct 3, 02</text:p>
          </table:table-cell>
          <table:table-cell table:style-name="ce13"/>
          <table:table-cell/>
          <table:table-cell table:style-name="ce13"/>
          <table:table-cell office:value-type="date" office:date-value="2002-10-03" calcext:value-type="date">
            <text:p>Oct 3, 02</text:p>
          </table:table-cell>
          <table:table-cell table:style-name="ce13"/>
          <table:table-cell table:style-name="ce171" office:value-type="date" office:date-value="2002-10-17" calcext:value-type="date">
            <text:p>Oct 17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12-07" calcext:value-type="date">
            <text:p>Dec 7, 02</text:p>
          </table:table-cell>
          <table:table-cell table:style-name="ce151"/>
          <table:table-cell table:style-name="ce158" office:value-type="date" office:date-value="2002-12-07" calcext:value-type="date">
            <text:p>Dec 7, 02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21207070806/https://www.fanfiction.net/subcats.php?categoryid=208" xlink:type="simple">Dec 7, 02</text:a></text:p>
          </table:table-cell>
          <table:table-cell table:style-name="ce13"/>
          <table:table-cell/>
          <table:table-cell table:style-name="ce13"/>
          <table:table-cell office:value-type="date" office:date-value="2002-12-07" calcext:value-type="date">
            <text:p>Dec 7, 02</text:p>
          </table:table-cell>
          <table:table-cell table:style-name="ce13"/>
          <table:table-cell table:style-name="ce175" office:value-type="date" office:date-value="2002-12-07" calcext:value-type="date">
            <text:p>Dec 7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3-02-02" calcext:value-type="date">
            <text:p>Feb 2, 03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7" office:value-type="date" office:date-value="2003-02-10" calcext:value-type="date">
            <text:p>Feb 10, 03</text:p>
          </table:table-cell>
          <table:table-cell table:style-name="ce13"/>
          <table:table-cell/>
          <table:table-cell table:style-name="ce13"/>
          <table:table-cell office:value-type="date" office:date-value="2003-02-07" calcext:value-type="date">
            <text:p>Feb 7, 03</text:p>
          </table:table-cell>
          <table:table-cell table:style-name="ce13"/>
          <table:table-cell table:style-name="ce171" office:value-type="date" office:date-value="2003-02-02" calcext:value-type="date">
            <text:p>Feb 2, 03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3-04-01" calcext:value-type="date">
            <text:p>Apr 1, 03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6" office:value-type="date" office:date-value="2003-04-01" calcext:value-type="date">
            <text:p>Apr 1, 03</text:p>
          </table:table-cell>
          <table:table-cell table:style-name="ce13"/>
          <table:table-cell/>
          <table:table-cell table:style-name="ce13"/>
          <table:table-cell office:value-type="date" office:date-value="2003-04-01" calcext:value-type="date">
            <text:p>Apr 1, 03</text:p>
          </table:table-cell>
          <table:table-cell table:style-name="ce13"/>
          <table:table-cell table:style-name="ce173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3-06-03" calcext:value-type="date">
            <text:p>Jun 3, 03</text:p>
          </table:table-cell>
          <table:table-cell table:style-name="ce151"/>
          <table:table-cell table:style-name="ce158" office:value-type="date" office:date-value="2003-06-03" calcext:value-type="date">
            <text:p>Jun 3, 03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3-06-02" calcext:value-type="date">
            <text:p>Jun 2, 03</text:p>
          </table:table-cell>
          <table:table-cell table:style-name="ce13"/>
          <table:table-cell/>
          <table:table-cell table:style-name="ce13"/>
          <table:table-cell office:value-type="date" office:date-value="2003-06-02" calcext:value-type="date">
            <text:p>Jun 2, 03</text:p>
          </table:table-cell>
          <table:table-cell table:style-name="ce13"/>
          <table:table-cell table:style-name="ce171" office:value-type="date" office:date-value="2003-06-02" calcext:value-type="date">
            <text:p>Jun 2, 03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04-04" calcext:value-type="date">
            <text:p>Apr 4, 04</text:p>
          </table:table-cell>
          <table:table-cell table:style-name="ce151"/>
          <table:table-cell table:style-name="ce158" office:value-type="date" office:date-value="2004-04-04" calcext:value-type="date">
            <text:p>Apr 4, 04</text:p>
          </table:table-cell>
          <table:table-cell table:style-name="ce13"/>
          <table:table-cell table:style-name="ce151"/>
          <table:table-cell table:style-name="ce13"/>
          <table:table-cell table:style-name="ce170"/>
          <table:table-cell table:style-name="ce13"/>
          <table:table-cell/>
          <table:table-cell table:style-name="ce13"/>
          <table:table-cell office:value-type="date" office:date-value="2004-04-04" calcext:value-type="date">
            <text:p>Apr 4, 04</text:p>
          </table:table-cell>
          <table:table-cell table:style-name="ce13"/>
          <table:table-cell table:style-name="ce171" office:value-type="date" office:date-value="2004-04-04" calcext:value-type="date">
            <text:p>Apr 4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06-10" calcext:value-type="date">
            <text:p>Jun 10, 04</text:p>
          </table:table-cell>
          <table:table-cell table:style-name="ce151"/>
          <table:table-cell table:style-name="ce160" office:value-type="date" office:date-value="2004-06-10" calcext:value-type="date">
            <text:p>Jun 10, 04</text:p>
          </table:table-cell>
          <table:table-cell table:style-name="ce13"/>
          <table:table-cell table:style-name="ce151"/>
          <table:table-cell table:style-name="ce13"/>
          <table:table-cell table:style-name="ce170"/>
          <table:table-cell table:style-name="ce13"/>
          <table:table-cell/>
          <table:table-cell table:style-name="ce13"/>
          <table:table-cell office:value-type="date" office:date-value="2004-06-19" calcext:value-type="date">
            <text:p>Jun 19, 04</text:p>
          </table:table-cell>
          <table:table-cell table:style-name="ce13"/>
          <table:table-cell table:style-name="ce171" office:value-type="date" office:date-value="2004-06-10" calcext:value-type="date">
            <text:p>Jun 10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09-06" calcext:value-type="date">
            <text:p>Sep 6, 04</text:p>
          </table:table-cell>
          <table:table-cell table:style-name="ce151"/>
          <table:table-cell table:style-name="ce159"/>
          <table:table-cell table:style-name="ce13" office:value-type="string" calcext:value-type="string">
            <text:p>'/cat/201</text:p>
          </table:table-cell>
          <table:table-cell table:style-name="ce151"/>
          <table:table-cell table:style-name="ce13"/>
          <table:table-cell table:style-name="ce156" office:value-type="date" office:date-value="2004-09-06" calcext:value-type="date">
            <text:p>Sep 6, 04</text:p>
          </table:table-cell>
          <table:table-cell table:style-name="ce13" office:value-type="string" calcext:value-type="string">
            <text:p>‘/cat/208/</text:p>
          </table:table-cell>
          <table:table-cell/>
          <table:table-cell table:style-name="ce13"/>
          <table:table-cell table:style-name="ce170"/>
          <table:table-cell table:style-name="ce13"/>
          <table:table-cell table:style-name="ce173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10-12" calcext:value-type="date">
            <text:p>Oct 12, 04</text:p>
          </table:table-cell>
          <table:table-cell table:style-name="ce151"/>
          <table:table-cell table:style-name="ce158" office:value-type="date" office:date-value="2004-10-12" calcext:value-type="date">
            <text:p>Oct 12, 04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4-10-12" calcext:value-type="date">
            <text:p>Oct 12, 04</text:p>
          </table:table-cell>
          <table:table-cell table:style-name="ce13"/>
          <table:table-cell/>
          <table:table-cell table:style-name="ce13"/>
          <table:table-cell office:value-type="date" office:date-value="2004-10-12" calcext:value-type="date">
            <text:p>Oct 12, 04</text:p>
          </table:table-cell>
          <table:table-cell table:style-name="ce13" office:value-type="string" calcext:value-type="string">
            <text:p>'/cat/209/</text:p>
          </table:table-cell>
          <table:table-cell table:style-name="ce156" office:value-type="date" office:date-value="2004-10-01" calcext:value-type="date">
            <text:p>Oct 1, 04</text:p>
          </table:table-cell>
          <table:table-cell table:style-name="ce13" office:value-type="string" calcext:value-type="string">
            <text:p>https://www.fanfiction.net/cat/203/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12-10" calcext:value-type="date">
            <text:p>Dec 10, 04</text:p>
          </table:table-cell>
          <table:table-cell table:style-name="ce151"/>
          <table:table-cell table:style-name="ce160" office:value-type="date" office:date-value="2004-12-11" calcext:value-type="date">
            <text:p>Dec 11, 04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41211014226/https://www.fanfiction.net/cat/208" xlink:type="simple">Dec 11, 04</text:a></text:p>
          </table:table-cell>
          <table:table-cell table:style-name="ce13"/>
          <table:table-cell/>
          <table:table-cell table:style-name="ce13"/>
          <table:table-cell office:value-type="date" office:date-value="2004-12-09" calcext:value-type="date">
            <text:p>Dec 9, 04</text:p>
          </table:table-cell>
          <table:table-cell table:style-name="ce13"/>
          <table:table-cell table:style-name="ce171" office:value-type="date" office:date-value="2004-12-10" calcext:value-type="date">
            <text:p>Dec 10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5-01-01" calcext:value-type="date">
            <text:p>Jan 1, 05</text:p>
          </table:table-cell>
          <table:table-cell table:style-name="ce151"/>
          <table:table-cell table:style-name="ce158" office:value-type="date" office:date-value="2005-01-01" calcext:value-type="date">
            <text:p>Jan 1, 05</text:p>
          </table:table-cell>
          <table:table-cell table:style-name="ce14"/>
          <table:table-cell table:style-name="ce151"/>
          <table:table-cell table:style-name="ce13"/>
          <table:table-cell table:style-name="ce156" office:value-type="date" office:date-value="2005-01-01" calcext:value-type="date">
            <text:p>Jan 1, 05</text:p>
          </table:table-cell>
          <table:table-cell table:style-name="ce14"/>
          <table:table-cell/>
          <table:table-cell table:style-name="ce13"/>
          <table:table-cell office:value-type="date" office:date-value="2005-01-02" calcext:value-type="date">
            <text:p>Jan 2, 05</text:p>
          </table:table-cell>
          <table:table-cell table:style-name="ce13"/>
          <table:table-cell table:style-name="ce175" office:value-type="date" office:date-value="2005-01-04" calcext:value-type="date">
            <text:p>Jan 4, 05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5-04-01" calcext:value-type="date">
            <text:p>Apr 1, 05</text:p>
          </table:table-cell>
          <table:table-cell table:style-name="ce151"/>
          <table:table-cell table:style-name="ce158" office:value-type="date" office:date-value="2005-04-01" calcext:value-type="date">
            <text:p>Apr 1, 05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5-04-01" calcext:value-type="date">
            <text:p>Apr 1, 05</text:p>
          </table:table-cell>
          <table:table-cell table:style-name="ce13"/>
          <table:table-cell/>
          <table:table-cell table:style-name="ce13"/>
          <table:table-cell office:value-type="date" office:date-value="2005-04-01" calcext:value-type="date">
            <text:p>Apr 1, 05</text:p>
          </table:table-cell>
          <table:table-cell table:style-name="ce13"/>
          <table:table-cell table:style-name="ce171" office:value-type="date" office:date-value="2005-04-01" calcext:value-type="date">
            <text:p>Apr 1, 05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6-10-15" calcext:value-type="date">
            <text:p>Oct 15, 06</text:p>
          </table:table-cell>
          <table:table-cell table:style-name="ce151"/>
          <table:table-cell table:style-name="ce158" office:value-type="date" office:date-value="2006-10-13" calcext:value-type="date">
            <text:p>Oct 13, 06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6-10-16" calcext:value-type="date">
            <text:p>Oct 16, 06</text:p>
          </table:table-cell>
          <table:table-cell table:style-name="ce13"/>
          <table:table-cell/>
          <table:table-cell table:style-name="ce13"/>
          <table:table-cell office:value-type="date" office:date-value="2006-10-13" calcext:value-type="date">
            <text:p>Oct 13, 06</text:p>
          </table:table-cell>
          <table:table-cell table:style-name="ce13"/>
          <table:table-cell table:style-name="ce171" office:value-type="date" office:date-value="2006-10-13" calcext:value-type="date">
            <text:p>Oct 13, 06</text:p>
          </table:table-cell>
          <table:table-cell table:style-name="ce29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7-06-30" calcext:value-type="date">
            <text:p>Jun 30, 07</text:p>
          </table:table-cell>
          <table:table-cell table:style-name="ce151"/>
          <table:table-cell table:style-name="ce158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'/anime/</text:p>
          </table:table-cell>
          <table:table-cell table:style-name="ce151"/>
          <table:table-cell table:style-name="ce13"/>
          <table:table-cell table:style-name="ce156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‘/tv/</text:p>
          </table:table-cell>
          <table:table-cell/>
          <table:table-cell table:style-name="ce13"/>
          <table:table-cell table:style-name="ce156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‘/game/</text:p>
          </table:table-cell>
          <table:table-cell table:style-name="ce171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'/cartoon/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7-10-11" calcext:value-type="date">
            <text:p>Oct 11, 07</text:p>
          </table:table-cell>
          <table:table-cell table:style-name="ce151"/>
          <table:table-cell table:style-name="ce160" office:value-type="date" office:date-value="2007-10-11" calcext:value-type="date">
            <text:p>Oct 11, 07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7-09-29" calcext:value-type="date">
            <text:p>Sep 29, 07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1" office:value-type="date" office:date-value="2007-10-11" calcext:value-type="date">
            <text:p>Oct 11, 07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9-02-24" calcext:value-type="date">
            <text:p>Feb 24, 09</text:p>
          </table:table-cell>
          <table:table-cell table:style-name="ce151"/>
          <table:table-cell table:style-name="ce158" office:value-type="date" office:date-value="2009-02-24" calcext:value-type="date">
            <text:p>Feb 24, 09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9-02-24" calcext:value-type="date">
            <text:p>Feb 24, 09</text:p>
          </table:table-cell>
          <table:table-cell table:style-name="ce13"/>
          <table:table-cell/>
          <table:table-cell table:style-name="ce13"/>
          <table:table-cell table:style-name="ce156" office:value-type="date" office:date-value="2009-02-24" calcext:value-type="date">
            <text:p>Feb 24, 09</text:p>
          </table:table-cell>
          <table:table-cell table:style-name="ce13"/>
          <table:table-cell table:style-name="ce171" office:value-type="date" office:date-value="2009-02-24" calcext:value-type="date">
            <text:p>Feb 24, 09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table:style-name="ce152" office:value-type="date" office:date-value="2009-10-15" calcext:value-type="date">
            <text:p>Oct 15, 09</text:p>
          </table:table-cell>
          <table:table-cell table:style-name="ce155"/>
          <table:table-cell table:style-name="ce161" office:value-type="date" office:date-value="2009-10-27" calcext:value-type="date">
            <text:p>Oct 27, 09</text:p>
          </table:table-cell>
          <table:table-cell table:style-name="ce15" office:value-type="string" calcext:value-type="string">
            <text:p>http://archiveofourown.org/media/Anime &amp; Manga/fandoms</text:p>
          </table:table-cell>
          <table:table-cell table:style-name="ce169" office:value-type="date" office:date-value="2009-10-06" calcext:value-type="date">
            <text:p>Oct 6, 09</text:p>
          </table:table-cell>
          <table:table-cell table:style-name="ce15" office:value-type="string" calcext:value-type="string">
            <text:p>*will vary with letter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5" office:value-type="string" calcext:value-type="string">
            <text:p>http://archiveofourown.org/media</text:p>
          </table:table-cell>
          <table:table-cell table:style-name="ce155"/>
          <table:table-cell table:style-name="ce15" office:value-type="string" calcext:value-type="string">
            <text:p>http://archiveofourown.org/media/Video%20Games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5"/>
          <table:table-cell table:style-name="ce169" office:value-type="date" office:date-value="2009-10-27" calcext:value-type="date">
            <text:p>Oct 27, 09</text:p>
          </table:table-cell>
          <table:table-cell table:style-name="ce15"/>
          <table:table-cell table:style-name="ce178" office:value-type="date" office:date-value="2009-10-05" calcext:value-type="date">
            <text:p>Oct 5, 09</text:p>
          </table:table-cell>
          <table:table-cell table:style-name="ce15" office:value-type="string" calcext:value-type="string">
            <text:p>http://archiveofourown.org/media/Cartoons%20&amp;%20Comics</text:p>
          </table:table-cell>
          <table:table-cell table:style-name="ce152"/>
          <table:table-cell table:style-name="ce179" table:number-columns-repeated="1007"/>
        </table:table-row>
        <table:table-row table:style-name="ro2">
          <table:table-cell office:value-type="date" office:date-value="2009-12-12" calcext:value-type="date">
            <text:p>Dec 12, 09</text:p>
          </table:table-cell>
          <table:table-cell table:style-name="ce156" office:value-type="date" office:date-value="2009-12-19" calcext:value-type="date">
            <text:p>Dec 19, 09</text:p>
          </table:table-cell>
          <table:table-cell table:style-name="ce159"/>
          <table:table-cell table:style-name="ce13"/>
          <table:table-cell table:style-name="ce156" office:value-type="date" office:date-value="2009-12-06" calcext:value-type="date">
            <text:p>Dec 6, 09</text:p>
          </table:table-cell>
          <table:table-cell table:style-name="ce13" office:value-type="string" calcext:value-type="string">
            <text:p>http://archiveofourown.org/media/TV Shows?letter=S&amp;page=1</text:p>
          </table:table-cell>
          <table:table-cell table:style-name="ce170"/>
          <table:table-cell table:style-name="ce13"/>
          <table:table-cell office:value-type="date" office:date-value="2009-12-21" calcext:value-type="date">
            <text:p>Dec 21, 09</text:p>
          </table:table-cell>
          <table:table-cell table:style-name="ce13" office:value-type="string" calcext:value-type="string">
            <text:p>http://archiveofourown.org/media/Video%20Games/fandoms</text:p>
          </table:table-cell>
          <table:table-cell table:style-name="ce170"/>
          <table:table-cell table:style-name="ce13"/>
          <table:table-cell table:style-name="ce170"/>
          <table:table-cell table:style-name="ce13"/>
          <table:table-cell table:style-name="ce170"/>
          <table:table-cell table:style-name="ce13" office:value-type="string" calcext:value-type="string">
            <text:p>* a lot of cartoon captures are from 4 jul 2009, consider that instead</text:p>
          </table:table-cell>
          <table:table-cell table:number-columns-repeated="1008"/>
        </table:table-row>
        <table:table-row table:style-name="ro2">
          <table:table-cell office:value-type="date" office:date-value="2010-03-28" calcext:value-type="date">
            <text:p>Mar 28, 10</text:p>
          </table:table-cell>
          <table:table-cell table:style-name="ce156" office:value-type="date" office:date-value="2010-03-29" calcext:value-type="date">
            <text:p>Mar 29, 10</text:p>
          </table:table-cell>
          <table:table-cell table:style-name="ce158"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7" calcext:value-type="date">
            <text:p>Mar 27, 10</text:p>
          </table:table-cell>
          <table:table-cell table:style-name="ce13"/>
          <table:table-cell table:style-name="ce156" office:value-type="date" office:date-value="2010-03-27" calcext:value-type="date">
            <text:p>Mar 27, 10</text:p>
          </table:table-cell>
          <table:table-cell table:style-name="ce13" office:value-type="string" calcext:value-type="string">
            <text:p>http://archiveofourown.org/media/TV Shows/fandoms</text:p>
          </table:table-cell>
          <table:table-cell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6" calcext:value-type="date">
            <text:p>Mar 26, 10</text:p>
          </table:table-cell>
          <table:table-cell table:style-name="ce13"/>
          <table:table-cell table:style-name="ce156" office:value-type="string" calcext:value-type="string">
            <text:p><text:a xlink:href="http://web.archive.org/web/20100329094011/http://archiveofourown.org/media/Cartoons%20&amp;%20Comics%20&amp;%20Graphic%20Novels/fandoms" xlink:type="simple">Mar 29, 10</text:a></text:p>
          </table:table-cell>
          <table:table-cell table:style-name="ce13" office:value-type="string" calcext:value-type="string">
            <text:p>http://archiveofourown.org/media/Cartoons &amp; Comics &amp; Graphic Novels/fandoms</text:p>
          </table:table-cell>
          <table:table-cell table:number-columns-repeated="1008"/>
        </table:table-row>
        <table:table-row table:style-name="ro2">
          <table:table-cell office:value-type="date" office:date-value="2010-06-11" calcext:value-type="date">
            <text:p>Jun 11, 10</text:p>
          </table:table-cell>
          <table:table-cell table:style-name="ce156" office:value-type="date" office:date-value="2010-06-13" calcext:value-type="date">
            <text:p>Jun 13, 10</text:p>
          </table:table-cell>
          <table:table-cell table:style-name="ce158" office:value-type="date" office:date-value="2010-06-12" calcext:value-type="date">
            <text:p>Jun 12, 10</text:p>
          </table:table-cell>
          <table:table-cell table:style-name="ce13"/>
          <table:table-cell table:style-name="ce156" office:value-type="date" office:date-value="2010-06-10" calcext:value-type="date">
            <text:p>Jun 10, 10</text:p>
          </table:table-cell>
          <table:table-cell table:style-name="ce13"/>
          <table:table-cell table:style-name="ce156" office:value-type="date" office:date-value="2010-06-12" calcext:value-type="date">
            <text:p>Jun 12, 10</text:p>
          </table:table-cell>
          <table:table-cell table:style-name="ce13"/>
          <table:table-cell office:value-type="date" office:date-value="2010-06-13" calcext:value-type="date">
            <text:p>Jun 13, 10</text:p>
          </table:table-cell>
          <table:table-cell table:style-name="ce13"/>
          <table:table-cell table:style-name="ce156" office:value-type="date" office:date-value="2010-06-11" calcext:value-type="date">
            <text:p>Jun 11, 10</text:p>
          </table:table-cell>
          <table:table-cell table:style-name="ce13"/>
          <table:table-cell table:style-name="ce156" office:value-type="date" office:date-value="2010-06-12" calcext:value-type="date">
            <text:p>Jun 12, 10</text:p>
          </table:table-cell>
          <table:table-cell table:style-name="ce13"/>
          <table:table-cell table:style-name="ce156" office:value-type="string" calcext:value-type="string">
            <text:p><text:a xlink:href="http://web.archive.org/web/20100613042343/http://archiveofourown.org/media/Cartoons%20&amp;%20Comics%20&amp;%20Graphic%20Novels/fandoms" xlink:type="simple">Jun 13, 10</text:a>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0-09-22" calcext:value-type="date">
            <text:p>Sep 22, 10</text:p>
          </table:table-cell>
          <table:table-cell table:style-name="ce156" office:value-type="date" office:date-value="2010-09-22" calcext:value-type="date">
            <text:p>Sep 22, 10</text:p>
          </table:table-cell>
          <table:table-cell table:style-name="ce159"/>
          <table:table-cell table:style-name="ce13" office:value-type="string" calcext:value-type="string">
            <text:p>http://archiveofourown.org/media/Anime%20&amp;%20Manga/fandoms</text:p>
          </table:table-cell>
          <table:table-cell table:style-name="ce156" office:value-type="date" office:date-value="2010-09-22" calcext:value-type="date">
            <text:p>Sep 22, 10</text:p>
          </table:table-cell>
          <table:table-cell table:style-name="ce13"/>
          <table:table-cell table:style-name="ce170"/>
          <table:table-cell table:style-name="ce13"/>
          <table:table-cell office:value-type="date" office:date-value="2010-09-22" calcext:value-type="date">
            <text:p>Sep 22, 10</text:p>
          </table:table-cell>
          <table:table-cell table:style-name="ce13"/>
          <table:table-cell table:style-name="ce173"/>
          <table:table-cell table:style-name="ce13"/>
          <table:table-cell table:style-name="ce170"/>
          <table:table-cell table:style-name="ce13"/>
          <table:table-cell table:style-name="ce156" office:value-type="date" office:date-value="2010-09-22" calcext:value-type="date">
            <text:p>Sep 22, 1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0-10-25" calcext:value-type="date">
            <text:p>Oct 25, 10</text:p>
          </table:table-cell>
          <table:table-cell table:style-name="ce157" office:value-type="date" office:date-value="2010-10-25" calcext:value-type="date">
            <text:p>Oct 25, 10</text:p>
          </table:table-cell>
          <table:table-cell table:style-name="ce159"/>
          <table:table-cell table:style-name="ce13"/>
          <table:table-cell table:style-name="ce157" office:value-type="date" office:date-value="2010-10-25" calcext:value-type="date">
            <text:p>Oct 25, 10</text:p>
          </table:table-cell>
          <table:table-cell table:style-name="ce13"/>
          <table:table-cell table:style-name="ce170"/>
          <table:table-cell table:style-name="ce13"/>
          <table:table-cell office:value-type="date" office:date-value="2010-10-25" calcext:value-type="date">
            <text:p>Oct 25, 10</text:p>
          </table:table-cell>
          <table:table-cell table:style-name="ce13"/>
          <table:table-cell table:style-name="ce173"/>
          <table:table-cell table:style-name="ce13"/>
          <table:table-cell table:style-name="ce170"/>
          <table:table-cell table:style-name="ce13"/>
          <table:table-cell table:style-name="ce156" office:value-type="date" office:date-value="2010-10-25" calcext:value-type="date">
            <text:p>Oct 25, 1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0-12-10" calcext:value-type="date">
            <text:p>Dec 10, 10</text:p>
          </table:table-cell>
          <table:table-cell table:style-name="ce158" office:value-type="date" office:date-value="2010-12-04" calcext:value-type="date">
            <text:p>Dec 4, 10</text:p>
          </table:table-cell>
          <table:table-cell table:style-name="ce158" office:value-type="date" office:date-value="2010-12-22" calcext:value-type="date">
            <text:p>Dec 22, 10</text:p>
          </table:table-cell>
          <table:table-cell table:style-name="ce16"/>
          <table:table-cell table:style-name="ce170"/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56" office:value-type="date" office:date-value="2010-11-28" calcext:value-type="date">
            <text:p>Nov 28, 10</text:p>
          </table:table-cell>
          <table:table-cell table:style-name="ce13" office:value-type="string" calcext:value-type="string">
            <text:p><text:a xlink:href="http://archiveofourown.org/media/Cartoons%20%26%20Comics%20%26%20Graphic%20Novels/fandoms" xlink:type="simple">http://archiveofourown.org/media/Cartoons%20%26%20Comics%20%26%20Graphic%20Novels/fandoms</text:a></text:p>
          </table:table-cell>
          <table:table-cell table:number-columns-repeated="1008"/>
        </table:table-row>
        <table:table-row table:style-name="ro2">
          <table:table-cell office:value-type="date" office:date-value="2011-06-30" calcext:value-type="date">
            <text:p>Jun 30, 11</text:p>
          </table:table-cell>
          <table:table-cell table:style-name="ce159"/>
          <table:table-cell table:style-name="ce160" office:value-type="date" office:date-value="2011-06-23" calcext:value-type="date">
            <text:p>Jun 23, 11</text:p>
          </table:table-cell>
          <table:table-cell table:style-name="ce16"/>
          <table:table-cell table:style-name="ce170"/>
          <table:table-cell table:style-name="ce13"/>
          <table:table-cell table:style-name="ce156" office:value-type="date" office:date-value="2011-06-23" calcext:value-type="date">
            <text:p>Jun 23, 11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1-06-23" calcext:value-type="date">
            <text:p>Jun 23, 11</text:p>
          </table:table-cell>
          <table:table-cell table:style-name="ce13"/>
          <table:table-cell table:style-name="ce157" office:value-type="date" office:date-value="2011-06-23" calcext:value-type="date">
            <text:p>Jun 23, 11</text:p>
          </table:table-cell>
          <table:table-cell table:style-name="ce13"/>
          <table:table-cell table:style-name="ce157" office:value-type="date" office:date-value="2011-07-11" calcext:value-type="date">
            <text:p>Jul 11, 1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1-08-13" calcext:value-type="date">
            <text:p>Aug 13, 11</text:p>
          </table:table-cell>
          <table:table-cell table:style-name="ce158" office:value-type="date" office:date-value="2011-08-14" calcext:value-type="date">
            <text:p>Aug 14, 11</text:p>
          </table:table-cell>
          <table:table-cell table:style-name="ce158" office:value-type="date" office:date-value="2011-08-12" calcext:value-type="date">
            <text:p>Aug 12, 11</text:p>
          </table:table-cell>
          <table:table-cell table:style-name="ce13"/>
          <table:table-cell table:style-name="ce170"/>
          <table:table-cell table:style-name="ce13"/>
          <table:table-cell table:style-name="ce157" office:value-type="string" calcext:value-type="string">
            <text:p><text:a xlink:href="http://web.archive.org/web/20110812105543/https://www.fanfiction.net/tv/" xlink:type="simple">Aug 12, 11</text:a></text:p>
          </table:table-cell>
          <table:table-cell table:style-name="ce13"/>
          <table:table-cell table:style-name="ce170"/>
          <table:table-cell table:style-name="ce13"/>
          <table:table-cell office:value-type="date" office:date-value="2011-08-09" calcext:value-type="date">
            <text:p>Aug 9, 11</text:p>
          </table:table-cell>
          <table:table-cell table:style-name="ce13"/>
          <table:table-cell table:style-name="ce156" office:value-type="date" office:date-value="2011-08-12" calcext:value-type="date">
            <text:p>Aug 12, 11</text:p>
          </table:table-cell>
          <table:table-cell table:style-name="ce13"/>
          <table:table-cell table:style-name="ce156" office:value-type="date" office:date-value="2011-08-14" calcext:value-type="date">
            <text:p>Aug 14, 1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1-09-23" calcext:value-type="date">
            <text:p>Sep 23, 11</text:p>
          </table:table-cell>
          <table:table-cell table:style-name="ce158" office:value-type="date" office:date-value="2011-09-24" calcext:value-type="date">
            <text:p>Sep 24, 11</text:p>
          </table:table-cell>
          <table:table-cell table:style-name="ce159"/>
          <table:table-cell table:style-name="ce13"/>
          <table:table-cell table:style-name="ce156" office:value-type="date" office:date-value="2011-09-23" calcext:value-type="date">
            <text:p>Sep 23, 11</text:p>
          </table:table-cell>
          <table:table-cell table:style-name="ce13"/>
          <table:table-cell table:style-name="ce170"/>
          <table:table-cell table:style-name="ce13"/>
          <table:table-cell office:value-type="date" office:date-value="2011-09-24" calcext:value-type="date">
            <text:p>Sep 24, 11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7" office:value-type="date" office:date-value="2011-09-24" calcext:value-type="date">
            <text:p>Sep 24, 1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1-10-25" calcext:value-type="date">
            <text:p>Oct 25, 11</text:p>
          </table:table-cell>
          <table:table-cell table:style-name="ce158" office:value-type="date" office:date-value="2011-11-17" calcext:value-type="date">
            <text:p>Nov 17, 11</text:p>
          </table:table-cell>
          <table:table-cell table:style-name="ce158" office:value-type="date" office:date-value="2011-10-11" calcext:value-type="date">
            <text:p>Oct 11, 11</text:p>
          </table:table-cell>
          <table:table-cell table:style-name="ce13"/>
          <table:table-cell table:style-name="ce156" office:value-type="date" office:date-value="2011-10-14" calcext:value-type="date">
            <text:p>Oct 14, 11</text:p>
          </table:table-cell>
          <table:table-cell table:style-name="ce13"/>
          <table:table-cell table:style-name="ce156" office:value-type="date" office:date-value="2011-10-11" calcext:value-type="date">
            <text:p>Oct 11, 11</text:p>
          </table:table-cell>
          <table:table-cell table:style-name="ce13"/>
          <table:table-cell office:value-type="date" office:date-value="2011-10-28" calcext:value-type="date">
            <text:p>Oct 28, 11</text:p>
          </table:table-cell>
          <table:table-cell table:style-name="ce13"/>
          <table:table-cell office:value-type="date" office:date-value="2011-10-11" calcext:value-type="date">
            <text:p>Oct 11, 11</text:p>
          </table:table-cell>
          <table:table-cell table:style-name="ce13"/>
          <table:table-cell table:style-name="ce157" office:value-type="date" office:date-value="2011-10-11" calcext:value-type="date">
            <text:p>Oct 11, 11</text:p>
          </table:table-cell>
          <table:table-cell table:style-name="ce30"/>
          <table:table-cell table:style-name="ce157" office:value-type="date" office:date-value="2011-10-24" calcext:value-type="date">
            <text:p>Oct 24, 11</text:p>
          </table:table-cell>
          <table:table-cell table:style-name="ce13" office:value-type="string" calcext:value-type="string">
            <text:p>http://archiveofourown.org/media/Cartoons%20*a*%20Comics%20*a*%20Graphic%20Novels/fandoms</text:p>
          </table:table-cell>
          <table:table-cell table:number-columns-repeated="1008"/>
        </table:table-row>
        <table:table-row table:style-name="ro2">
          <table:table-cell office:value-type="date" office:date-value="2012-01-12" calcext:value-type="date">
            <text:p>Jan 12, 12</text:p>
          </table:table-cell>
          <table:table-cell table:number-columns-repeated="2" table:style-name="ce158" office:value-type="date" office:date-value="2012-01-18" calcext:value-type="date">
            <text:p>Jan 18, 12</text:p>
          </table:table-cell>
          <table:table-cell table:style-name="ce13"/>
          <table:table-cell table:style-name="ce156" office:value-type="date" office:date-value="2012-01-07" calcext:value-type="date">
            <text:p>Jan 7, 12</text:p>
          </table:table-cell>
          <table:table-cell table:style-name="ce13"/>
          <table:table-cell table:style-name="ce156" office:value-type="date" office:date-value="2012-01-03" calcext:value-type="date">
            <text:p>Jan 3, 12</text:p>
          </table:table-cell>
          <table:table-cell table:style-name="ce13"/>
          <table:table-cell office:value-type="date" office:date-value="2012-01-28" calcext:value-type="date">
            <text:p>Jan 28, 12</text:p>
          </table:table-cell>
          <table:table-cell table:style-name="ce13"/>
          <table:table-cell office:value-type="date" office:date-value="2012-01-11" calcext:value-type="date">
            <text:p>Jan 11, 12</text:p>
          </table:table-cell>
          <table:table-cell table:style-name="ce13"/>
          <table:table-cell table:style-name="ce156" office:value-type="date" office:date-value="2012-01-11" calcext:value-type="date">
            <text:p>Jan 11, 12</text:p>
          </table:table-cell>
          <table:table-cell table:style-name="ce30"/>
          <table:table-cell table:style-name="ce156" office:value-type="date" office:date-value="2012-01-14" calcext:value-type="date">
            <text:p>Jan 14, 1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2-05-01" calcext:value-type="date">
            <text:p>May 1, 12</text:p>
          </table:table-cell>
          <table:table-cell table:style-name="ce158" office:value-type="date" office:date-value="2012-04-26" calcext:value-type="date">
            <text:p>Apr 26, 12</text:p>
          </table:table-cell>
          <table:table-cell table:style-name="ce158" office:value-type="date" office:date-value="2012-05-05" calcext:value-type="date">
            <text:p>May 5, 12</text:p>
          </table:table-cell>
          <table:table-cell table:style-name="ce13"/>
          <table:table-cell table:style-name="ce156" office:value-type="date" office:date-value="2012-05-07" calcext:value-type="date">
            <text:p>May 7, 12</text:p>
          </table:table-cell>
          <table:table-cell table:style-name="ce13"/>
          <table:table-cell table:style-name="ce156" office:value-type="date" office:date-value="2012-05-07" calcext:value-type="date">
            <text:p>May 7, 12</text:p>
          </table:table-cell>
          <table:table-cell table:style-name="ce13"/>
          <table:table-cell table:style-name="ce172"/>
          <table:table-cell table:style-name="ce13"/>
          <table:table-cell office:value-type="date" office:date-value="2012-05-05" calcext:value-type="date">
            <text:p>May 5, 12</text:p>
          </table:table-cell>
          <table:table-cell table:style-name="ce13"/>
          <table:table-cell table:style-name="ce156" office:value-type="date" office:date-value="2012-05-08" calcext:value-type="date">
            <text:p>May 8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05-08" calcext:value-type="date">
            <text:p>May 8, 12</text:p>
          </table:table-cell>
          <table:table-cell table:number-columns-repeated="1007"/>
        </table:table-row>
        <table:table-row table:style-name="ro2">
          <table:table-cell office:value-type="date" office:date-value="2012-05-20" calcext:value-type="date">
            <text:p>May 20, 12</text:p>
          </table:table-cell>
          <table:table-cell table:style-name="ce158" office:value-type="date" office:date-value="2012-05-18" calcext:value-type="date">
            <text:p>May 18, 12</text:p>
          </table:table-cell>
          <table:table-cell table:style-name="ce158" office:value-type="date" office:date-value="2012-05-23" calcext:value-type="date">
            <text:p>May 23, 12</text:p>
          </table:table-cell>
          <table:table-cell table:style-name="ce13"/>
          <table:table-cell table:style-name="ce156" office:value-type="date" office:date-value="2012-05-20" calcext:value-type="date">
            <text:p>May 20, 12</text:p>
          </table:table-cell>
          <table:table-cell table:style-name="ce13"/>
          <table:table-cell table:style-name="ce156" office:value-type="date" office:date-value="2012-05-22" calcext:value-type="date">
            <text:p>May 22, 12</text:p>
          </table:table-cell>
          <table:table-cell table:style-name="ce13"/>
          <table:table-cell office:value-type="date" office:date-value="2012-05-21" calcext:value-type="date">
            <text:p>May 21, 12</text:p>
          </table:table-cell>
          <table:table-cell table:style-name="ce13"/>
          <table:table-cell office:value-type="date" office:date-value="2012-05-16" calcext:value-type="date">
            <text:p>May 16, 12</text:p>
          </table:table-cell>
          <table:table-cell table:style-name="ce13"/>
          <table:table-cell table:style-name="ce156" office:value-type="date" office:date-value="2012-05-23" calcext:value-type="date">
            <text:p>May 23, 12</text:p>
          </table:table-cell>
          <table:table-cell table:style-name="ce13"/>
          <table:table-cell table:style-name="ce156" office:value-type="date" office:date-value="2012-05-18" calcext:value-type="date">
            <text:p>May 18, 1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2-06-04" calcext:value-type="date">
            <text:p>Jun 4, 12</text:p>
          </table:table-cell>
          <table:table-cell table:style-name="ce158" office:value-type="date" office:date-value="2012-06-04" calcext:value-type="date">
            <text:p>Jun 4, 12</text:p>
          </table:table-cell>
          <table:table-cell table:style-name="ce159"/>
          <table:table-cell table:style-name="ce13"/>
          <table:table-cell table:style-name="ce157" office:value-type="date" office:date-value="2012-06-03" calcext:value-type="date">
            <text:p>Jun 3, 12</text:p>
          </table:table-cell>
          <table:table-cell table:style-name="ce13"/>
          <table:table-cell table:style-name="ce157" office:value-type="date" office:date-value="2012-06-08" calcext:value-type="date">
            <text:p>Jun 8, 12</text:p>
          </table:table-cell>
          <table:table-cell table:style-name="ce13"/>
          <table:table-cell office:value-type="date" office:date-value="2012-06-01" calcext:value-type="date">
            <text:p>Jun 1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6" office:value-type="date" office:date-value="2012-06-06" calcext:value-type="date">
            <text:p>Jun 6, 1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2-07-16" calcext:value-type="date">
            <text:p>Jul 16, 12</text:p>
          </table:table-cell>
          <table:table-cell table:style-name="ce158" office:value-type="date" office:date-value="2012-07-16" calcext:value-type="date">
            <text:p>Jul 16, 12</text:p>
          </table:table-cell>
          <table:table-cell table:style-name="ce159"/>
          <table:table-cell table:style-name="ce13"/>
          <table:table-cell table:style-name="ce157" office:value-type="date" office:date-value="2012-07-20" calcext:value-type="date">
            <text:p>Jul 20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07-30" calcext:value-type="date">
            <text:p>Jul 30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7" office:value-type="date" office:date-value="2012-07-26" calcext:value-type="date">
            <text:p>Jul 26, 12</text:p>
          </table:table-cell>
          <table:table-cell table:style-name="ce13"/>
          <table:table-cell office:value-type="date" office:date-value="2012-07-08" calcext:value-type="date">
            <text:p>Jul 8, 12</text:p>
          </table:table-cell>
          <table:table-cell table:number-columns-repeated="1007"/>
        </table:table-row>
        <table:table-row table:style-name="ro2">
          <table:table-cell office:value-type="date" office:date-value="2012-10-23" calcext:value-type="date">
            <text:p>Oct 23, 12</text:p>
          </table:table-cell>
          <table:table-cell table:style-name="ce158" office:value-type="date" office:date-value="2012-10-22" calcext:value-type="date">
            <text:p>Oct 22, 12</text:p>
          </table:table-cell>
          <table:table-cell table:style-name="ce159"/>
          <table:table-cell table:style-name="ce13"/>
          <table:table-cell table:style-name="ce156" office:value-type="date" office:date-value="2012-10-24" calcext:value-type="date">
            <text:p>Oct 24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10-23" calcext:value-type="date">
            <text:p>Oct 23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6" office:value-type="date" office:date-value="2012-10-05" calcext:value-type="date">
            <text:p>Oct 5, 1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3-01-07" calcext:value-type="date">
            <text:p>Jan 7, 13</text:p>
          </table:table-cell>
          <table:table-cell table:style-name="ce158" office:value-type="date" office:date-value="2013-01-01" calcext:value-type="date">
            <text:p>Jan 1, 13</text:p>
          </table:table-cell>
          <table:table-cell table:style-name="ce158" office:value-type="date" office:date-value="2013-01-10" calcext:value-type="date">
            <text:p>Jan 10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table:style-name="ce156" office:value-type="date" office:date-value="2013-01-17" calcext:value-type="date">
            <text:p>Jan 17, 13</text:p>
          </table:table-cell>
          <table:table-cell table:style-name="ce13"/>
          <table:table-cell office:value-type="date" office:date-value="2013-01-06" calcext:value-type="date">
            <text:p>Jan 6, 13</text:p>
          </table:table-cell>
          <table:table-cell table:style-name="ce13"/>
          <table:table-cell office:value-type="date" office:date-value="2013-01-13" calcext:value-type="date">
            <text:p>Jan 13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office:value-type="date" office:date-value="2013-01-15" calcext:value-type="date">
            <text:p>Jan 15, 13</text:p>
          </table:table-cell>
          <table:table-cell table:number-columns-repeated="1007"/>
        </table:table-row>
        <table:table-row table:style-name="ro2">
          <table:table-cell office:value-type="date" office:date-value="2013-04-04" calcext:value-type="date">
            <text:p>Apr 4, 13</text:p>
          </table:table-cell>
          <table:table-cell table:number-columns-repeated="2" table:style-name="ce158" office:value-type="date" office:date-value="2013-04-04" calcext:value-type="date">
            <text:p>Apr 4, 13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3-04-05" calcext:value-type="date">
            <text:p>Apr 5, 13</text:p>
          </table:table-cell>
          <table:table-cell table:style-name="ce13"/>
          <table:table-cell table:style-name="ce170"/>
          <table:table-cell table:style-name="ce13"/>
          <table:table-cell office:value-type="date" office:date-value="2013-04-04" calcext:value-type="date">
            <text:p>Apr 4, 13</text:p>
          </table:table-cell>
          <table:table-cell table:style-name="ce13"/>
          <table:table-cell table:style-name="ce157" office:value-type="date" office:date-value="2013-04-04" calcext:value-type="date">
            <text:p>Apr 4, 13</text:p>
          </table:table-cell>
          <table:table-cell table:style-name="ce13"/>
          <table:table-cell table:style-name="ce170"/>
          <table:table-cell table:style-name="ce13"/>
          <table:table-cell table:number-columns-repeated="1008"/>
        </table:table-row>
        <table:table-row table:style-name="ro2">
          <table:table-cell office:value-type="date" office:date-value="2013-06-25" calcext:value-type="date">
            <text:p>Jun 25, 13</text:p>
          </table:table-cell>
          <table:table-cell table:style-name="ce158" office:value-type="date" office:date-value="2013-06-23" calcext:value-type="date">
            <text:p>Jun 23, 13</text:p>
          </table:table-cell>
          <table:table-cell table:style-name="ce158" office:value-type="date" office:date-value="2013-07-03" calcext:value-type="date">
            <text:p>Jul 3, 13</text:p>
          </table:table-cell>
          <table:table-cell table:style-name="ce13"/>
          <table:table-cell table:style-name="ce156" office:value-type="date" office:date-value="2013-06-23" calcext:value-type="date">
            <text:p>Jun 23, 13</text:p>
          </table:table-cell>
          <table:table-cell table:style-name="ce13"/>
          <table:table-cell table:style-name="ce156" office:value-type="date" office:date-value="2013-06-21" calcext:value-type="date">
            <text:p>Jun 21, 13</text:p>
          </table:table-cell>
          <table:table-cell table:style-name="ce13"/>
          <table:table-cell office:value-type="date" office:date-value="2013-06-23" calcext:value-type="date">
            <text:p>Jun 23, 13</text:p>
          </table:table-cell>
          <table:table-cell table:style-name="ce13"/>
          <table:table-cell office:value-type="date" office:date-value="2013-06-12" calcext:value-type="date">
            <text:p>Jun 12, 13</text:p>
          </table:table-cell>
          <table:table-cell table:style-name="ce13"/>
          <table:table-cell table:style-name="ce156" office:value-type="date" office:date-value="2013-06-21" calcext:value-type="date">
            <text:p>Jun 21, 13</text:p>
          </table:table-cell>
          <table:table-cell table:style-name="ce13"/>
          <table:table-cell table:style-name="ce156" office:value-type="date" office:date-value="2013-06-22" calcext:value-type="date">
            <text:p>Jun 22, 13</text:p>
          </table:table-cell>
          <table:table-cell table:style-name="ce13"/>
          <table:table-cell office:value-type="date" office:date-value="2013-06-30" calcext:value-type="date">
            <text:p>Jun 30, 13</text:p>
          </table:table-cell>
          <table:table-cell table:number-columns-repeated="1007"/>
        </table:table-row>
        <table:table-row table:style-name="ro2">
          <table:table-cell office:value-type="date" office:date-value="2013-10-10" calcext:value-type="date">
            <text:p>Oct 10, 13</text:p>
          </table:table-cell>
          <table:table-cell table:style-name="ce158" office:value-type="date" office:date-value="2013-10-09" calcext:value-type="date">
            <text:p>Oct 9, 13</text:p>
          </table:table-cell>
          <table:table-cell table:style-name="ce158" office:value-type="date" office:date-value="2013-10-10" calcext:value-type="date">
            <text:p>Oct 10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table:style-name="ce156" office:value-type="date" office:date-value="2013-10-10" calcext:value-type="date">
            <text:p>Oct 10, 13</text:p>
          </table:table-cell>
          <table:table-cell table:style-name="ce13"/>
          <table:table-cell office:value-type="date" office:date-value="2013-10-09" calcext:value-type="date">
            <text:p>Oct 9, 13</text:p>
          </table:table-cell>
          <table:table-cell table:style-name="ce13"/>
          <table:table-cell office:value-type="date" office:date-value="2013-10-10" calcext:value-type="date">
            <text:p>Oct 10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office:value-type="date" office:date-value="2013-09-27" calcext:value-type="date">
            <text:p>Sep 27, 13</text:p>
          </table:table-cell>
          <table:table-cell table:number-columns-repeated="1007"/>
        </table:table-row>
        <table:table-row table:style-name="ro2">
          <table:table-cell office:value-type="date" office:date-value="2013-12-01" calcext:value-type="date">
            <text:p>Dec 1, 13</text:p>
          </table:table-cell>
          <table:table-cell table:style-name="ce160" office:value-type="date" office:date-value="2013-12-16" calcext:value-type="date">
            <text:p>Dec 16, 13</text:p>
          </table:table-cell>
          <table:table-cell table:style-name="ce160" office:value-type="date" office:date-value="2013-11-28" calcext:value-type="date">
            <text:p>Nov 28, 13</text:p>
          </table:table-cell>
          <table:table-cell table:style-name="ce17"/>
          <table:table-cell table:style-name="ce157" office:value-type="date" office:date-value="2013-12-16" calcext:value-type="date">
            <text:p>Dec 16, 13</text:p>
          </table:table-cell>
          <table:table-cell table:style-name="ce17"/>
          <table:table-cell table:style-name="ce157" office:value-type="string" calcext:value-type="string">
            <text:p><text:a xlink:href="http://web.archive.org/web/20131215104840/https://www.fanfiction.net/tv/" xlink:type="simple">Dec 15, 13</text:a></text:p>
          </table:table-cell>
          <table:table-cell table:style-name="ce13"/>
          <table:table-cell office:value-type="date" office:date-value="2013-12-16" calcext:value-type="date">
            <text:p>Dec 16, 13</text:p>
          </table:table-cell>
          <table:table-cell table:style-name="ce13"/>
          <table:table-cell office:value-type="date" office:date-value="2013-11-28" calcext:value-type="date">
            <text:p>Nov 28, 13</text:p>
          </table:table-cell>
          <table:table-cell table:style-name="ce13"/>
          <table:table-cell table:style-name="ce156" office:value-type="date" office:date-value="2013-11-28" calcext:value-type="date">
            <text:p>Nov 28, 13</text:p>
          </table:table-cell>
          <table:table-cell table:style-name="ce13"/>
          <table:table-cell table:style-name="ce156" office:value-type="date" office:date-value="2013-12-16" calcext:value-type="date">
            <text:p>Dec 16, 13</text:p>
          </table:table-cell>
          <table:table-cell table:style-name="ce13"/>
          <table:table-cell office:value-type="date" office:date-value="2013-11-29" calcext:value-type="date">
            <text:p>Nov 29, 13</text:p>
          </table:table-cell>
          <table:table-cell table:number-columns-repeated="1007"/>
        </table:table-row>
        <table:table-row table:style-name="ro2">
          <table:table-cell office:value-type="date" office:date-value="2014-01-22" calcext:value-type="date">
            <text:p>Jan 22, 14</text:p>
          </table:table-cell>
          <table:table-cell table:number-columns-repeated="2" table:style-name="ce158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9" calcext:value-type="date">
            <text:p>Jan 29, 14</text:p>
          </table:table-cell>
          <table:table-cell table:number-columns-repeated="1007"/>
        </table:table-row>
        <table:table-row table:style-name="ro2">
          <table:table-cell office:value-type="date" office:date-value="2014-04-04" calcext:value-type="date">
            <text:p>Apr 4, 14</text:p>
          </table:table-cell>
          <table:table-cell table:style-name="ce158" office:value-type="date" office:date-value="2014-04-04" calcext:value-type="date">
            <text:p>Apr 4, 14</text:p>
          </table:table-cell>
          <table:table-cell table:style-name="ce158"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4" calcext:value-type="date">
            <text:p>Apr 4, 14</text:p>
          </table:table-cell>
          <table:table-cell table:style-name="ce13"/>
          <table:table-cell table:style-name="ce156" office:value-type="date" office:date-value="2014-04-07" calcext:value-type="date">
            <text:p>Apr 7, 14</text:p>
          </table:table-cell>
          <table:table-cell table:style-name="ce13"/>
          <table:table-cell office:value-type="date" office:date-value="2014-04-04" calcext:value-type="date">
            <text:p>Apr 4, 14</text:p>
          </table:table-cell>
          <table:table-cell table:style-name="ce13"/>
          <table:table-cell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4" calcext:value-type="date">
            <text:p>Apr 4, 14</text:p>
          </table:table-cell>
          <table:table-cell table:style-name="ce13"/>
          <table:table-cell office:value-type="date" office:date-value="2014-04-01" calcext:value-type="date">
            <text:p>Apr 1, 14</text:p>
          </table:table-cell>
          <table:table-cell table:number-columns-repeated="1007"/>
        </table:table-row>
        <table:table-row table:style-name="ro2">
          <table:table-cell office:value-type="date" office:date-value="2014-07-04" calcext:value-type="date">
            <text:p>Jul 4, 14</text:p>
          </table:table-cell>
          <table:table-cell table:style-name="ce158" office:value-type="date" office:date-value="2014-07-05" calcext:value-type="date">
            <text:p>Jul 5, 14</text:p>
          </table:table-cell>
          <table:table-cell table:style-name="ce158"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5" calcext:value-type="date">
            <text:p>Jul 5, 14</text:p>
          </table:table-cell>
          <table:table-cell table:style-name="ce13"/>
          <table:table-cell table:style-name="ce156" office:value-type="date" office:date-value="2014-07-03" calcext:value-type="date">
            <text:p>Jul 3, 14</text:p>
          </table:table-cell>
          <table:table-cell table:style-name="ce13"/>
          <table:table-cell office:value-type="date" office:date-value="2014-07-05" calcext:value-type="date">
            <text:p>Jul 5, 14</text:p>
          </table:table-cell>
          <table:table-cell table:style-name="ce13"/>
          <table:table-cell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5" calcext:value-type="date">
            <text:p>Jul 5, 14</text:p>
          </table:table-cell>
          <table:table-cell table:style-name="ce13"/>
          <table:table-cell office:value-type="date" office:date-value="2014-07-12" calcext:value-type="date">
            <text:p>Jul 12, 14</text:p>
          </table:table-cell>
          <table:table-cell table:number-columns-repeated="1007"/>
        </table:table-row>
        <table:table-row table:style-name="ro2">
          <table:table-cell office:value-type="date" office:date-value="2014-10-04" calcext:value-type="date">
            <text:p>Oct 4, 14</text:p>
          </table:table-cell>
          <table:table-cell table:number-columns-repeated="2" table:style-name="ce158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9" calcext:value-type="date">
            <text:p>Oct 9, 14</text:p>
          </table:table-cell>
          <table:table-cell table:number-columns-repeated="1007"/>
        </table:table-row>
        <table:table-row table:style-name="ro2">
          <table:table-cell office:value-type="date" office:date-value="2015-01-16" calcext:value-type="date">
            <text:p>Jan 16, 15</text:p>
          </table:table-cell>
          <table:table-cell table:style-name="ce158" office:value-type="date" office:date-value="2015-01-07" calcext:value-type="date">
            <text:p>Jan 7, 15</text:p>
          </table:table-cell>
          <table:table-cell table:style-name="ce158" office:value-type="date" office:date-value="2015-01-09" calcext:value-type="date">
            <text:p>Jan 9, 15</text:p>
          </table:table-cell>
          <table:table-cell table:style-name="ce13"/>
          <table:table-cell table:style-name="ce156" office:value-type="date" office:date-value="2015-01-21" calcext:value-type="date">
            <text:p>Jan 21, 15</text:p>
          </table:table-cell>
          <table:table-cell table:style-name="ce13"/>
          <table:table-cell table:style-name="ce156" office:value-type="date" office:date-value="2015-01-16" calcext:value-type="date">
            <text:p>Jan 16, 15</text:p>
          </table:table-cell>
          <table:table-cell table:style-name="ce13"/>
          <table:table-cell office:value-type="date" office:date-value="2015-01-21" calcext:value-type="date">
            <text:p>Jan 21, 15</text:p>
          </table:table-cell>
          <table:table-cell table:style-name="ce13"/>
          <table:table-cell office:value-type="date" office:date-value="2015-01-16" calcext:value-type="date">
            <text:p>Jan 16, 15</text:p>
          </table:table-cell>
          <table:table-cell table:style-name="ce13"/>
          <table:table-cell table:style-name="ce156" office:value-type="date" office:date-value="2015-01-28" calcext:value-type="date">
            <text:p>Jan 28, 15</text:p>
          </table:table-cell>
          <table:table-cell table:style-name="ce13"/>
          <table:table-cell table:style-name="ce156" office:value-type="date" office:date-value="2015-01-23" calcext:value-type="date">
            <text:p>Jan 23, 15</text:p>
          </table:table-cell>
          <table:table-cell table:style-name="ce13"/>
          <table:table-cell office:value-type="date" office:date-value="2015-01-05" calcext:value-type="date">
            <text:p>Jan 5, 15</text:p>
          </table:table-cell>
          <table:table-cell table:number-columns-repeated="1007"/>
        </table:table-row>
        <table:table-row table:style-name="ro2">
          <table:table-cell office:value-type="date" office:date-value="2015-05-20" calcext:value-type="date">
            <text:p>May 20, 15</text:p>
          </table:table-cell>
          <table:table-cell table:style-name="ce160" office:value-type="date" office:date-value="2015-05-13" calcext:value-type="date">
            <text:p>May 13, 15</text:p>
          </table:table-cell>
          <table:table-cell table:style-name="ce160"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13" calcext:value-type="date">
            <text:p>May 13, 15</text:p>
          </table:table-cell>
          <table:table-cell table:style-name="ce13"/>
          <table:table-cell table:style-name="ce156" office:value-type="date" office:date-value="2015-05-26" calcext:value-type="date">
            <text:p>May 26, 15</text:p>
          </table:table-cell>
          <table:table-cell table:style-name="ce13"/>
          <table:table-cell office:value-type="date" office:date-value="2015-05-13" calcext:value-type="date">
            <text:p>May 13, 15</text:p>
          </table:table-cell>
          <table:table-cell table:style-name="ce13"/>
          <table:table-cell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14" calcext:value-type="date">
            <text:p>May 14, 15</text:p>
          </table:table-cell>
          <table:table-cell table:style-name="ce13"/>
          <table:table-cell office:value-type="date" office:date-value="2015-05-14" calcext:value-type="date">
            <text:p>May 14, 15</text:p>
          </table:table-cell>
          <table:table-cell table:number-columns-repeated="1007"/>
        </table:table-row>
        <table:table-row table:style-name="ro2">
          <table:table-cell office:value-type="date" office:date-value="2015-06-23" calcext:value-type="date">
            <text:p>Jun 23, 15</text:p>
          </table:table-cell>
          <table:table-cell table:number-columns-repeated="2" table:style-name="ce158" office:value-type="date" office:date-value="2015-06-23" calcext:value-type="date">
            <text:p>Jun 23, 15</text:p>
          </table:table-cell>
          <table:table-cell table:style-name="ce13"/>
          <table:table-cell table:style-name="ce157" office:value-type="date" office:date-value="2015-06-23" calcext:value-type="date">
            <text:p>Jun 23, 15</text:p>
          </table:table-cell>
          <table:table-cell table:style-name="ce17"/>
          <table:table-cell table:style-name="ce157" office:value-type="date" office:date-value="2015-06-23" calcext:value-type="date">
            <text:p>Jun 23, 15</text:p>
          </table:table-cell>
          <table:table-cell table:style-name="ce13"/>
          <table:table-cell office:value-type="date" office:date-value="2015-06-23" calcext:value-type="date">
            <text:p>Jun 23, 15</text:p>
          </table:table-cell>
          <table:table-cell table:style-name="ce13"/>
          <table:table-cell office:value-type="date" office:date-value="2015-06-23" calcext:value-type="date">
            <text:p>Jun 23, 15</text:p>
          </table:table-cell>
          <table:table-cell table:style-name="ce13"/>
          <table:table-cell table:style-name="ce156" office:value-type="date" office:date-value="2015-06-27" calcext:value-type="date">
            <text:p>Jun 27, 15</text:p>
          </table:table-cell>
          <table:table-cell table:style-name="ce13"/>
          <table:table-cell table:style-name="ce156" office:value-type="date" office:date-value="2015-06-23" calcext:value-type="date">
            <text:p>Jun 23, 15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5-08-13" calcext:value-type="date">
            <text:p>Aug 13, 15</text:p>
          </table:table-cell>
          <table:table-cell table:style-name="ce158" office:value-type="date" office:date-value="2015-08-13" calcext:value-type="date">
            <text:p>Aug 13, 15</text:p>
          </table:table-cell>
          <table:table-cell table:style-name="ce158" office:value-type="date" office:date-value="2015-08-15" calcext:value-type="date">
            <text:p>Aug 15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office:value-type="date" office:date-value="2015-08-13" calcext:value-type="date">
            <text:p>Aug 13, 15</text:p>
          </table:table-cell>
          <table:table-cell table:style-name="ce13"/>
          <table:table-cell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5-10-07" calcext:value-type="date">
            <text:p>Oct 7, 15</text:p>
          </table:table-cell>
          <table:table-cell table:style-name="ce158" office:value-type="date" office:date-value="2015-10-03" calcext:value-type="date">
            <text:p>Oct 3, 15</text:p>
          </table:table-cell>
          <table:table-cell table:style-name="ce158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office:value-type="date" office:date-value="2015-10-09" calcext:value-type="date">
            <text:p>Oct 9, 15</text:p>
          </table:table-cell>
          <table:table-cell table:style-name="ce13"/>
          <table:table-cell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office:value-type="date" office:date-value="2015-10-19" calcext:value-type="date">
            <text:p>Oct 19, 15</text:p>
          </table:table-cell>
          <table:table-cell table:number-columns-repeated="1007"/>
        </table:table-row>
        <table:table-row table:style-name="ro2">
          <table:table-cell office:value-type="date" office:date-value="2016-01-06" calcext:value-type="date">
            <text:p>Jan 6, 16</text:p>
          </table:table-cell>
          <table:table-cell table:style-name="ce158" office:value-type="date" office:date-value="2016-01-07" calcext:value-type="date">
            <text:p>Jan 7, 16</text:p>
          </table:table-cell>
          <table:table-cell table:style-name="ce158" office:value-type="date" office:date-value="2016-01-05" calcext:value-type="date">
            <text:p>Jan 5, 16</text:p>
          </table:table-cell>
          <table:table-cell table:style-name="ce13"/>
          <table:table-cell table:style-name="ce156" office:value-type="date" office:date-value="2016-01-07" calcext:value-type="date">
            <text:p>Jan 7, 16</text:p>
          </table:table-cell>
          <table:table-cell table:style-name="ce13"/>
          <table:table-cell table:style-name="ce156" office:value-type="date" office:date-value="2016-01-05" calcext:value-type="date">
            <text:p>Jan 5, 16</text:p>
          </table:table-cell>
          <table:table-cell table:style-name="ce13"/>
          <table:table-cell office:value-type="date" office:date-value="2016-01-07" calcext:value-type="date">
            <text:p>Jan 7, 16</text:p>
          </table:table-cell>
          <table:table-cell table:style-name="ce13"/>
          <table:table-cell office:value-type="date" office:date-value="2016-01-05" calcext:value-type="date">
            <text:p>Jan 5, 16</text:p>
          </table:table-cell>
          <table:table-cell table:style-name="ce13"/>
          <table:table-cell office:value-type="date" office:date-value="2016-01-05" calcext:value-type="date">
            <text:p>Jan 5, 16</text:p>
          </table:table-cell>
          <table:table-cell table:style-name="ce13"/>
          <table:table-cell table:style-name="ce151" office:value-type="date" office:date-value="2016-01-07" calcext:value-type="date">
            <text:p>Jan 7, 16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6-04-06" calcext:value-type="date">
            <text:p>Apr 6, 16</text:p>
          </table:table-cell>
          <table:table-cell table:number-columns-repeated="2" table:style-name="ce158" office:value-type="date" office:date-value="2016-04-06" calcext:value-type="date">
            <text:p>Apr 6, 16</text:p>
          </table:table-cell>
          <table:table-cell table:style-name="ce13"/>
          <table:table-cell table:style-name="ce156" office:value-type="date" office:date-value="2016-04-06" calcext:value-type="date">
            <text:p>Apr 6, 16</text:p>
          </table:table-cell>
          <table:table-cell table:style-name="ce13"/>
          <table:table-cell table:style-name="ce156"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table:style-name="ce151"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number-columns-repeated="1007"/>
        </table:table-row>
        <table:table-row table:style-name="ro2">
          <table:table-cell office:value-type="date" office:date-value="2016-07-06" calcext:value-type="date">
            <text:p>Jul 6, 16</text:p>
          </table:table-cell>
          <table:table-cell table:style-name="ce158" office:value-type="date" office:date-value="2016-07-04" calcext:value-type="date">
            <text:p>Jul 4, 16</text:p>
          </table:table-cell>
          <table:table-cell table:style-name="ce158" office:value-type="date" office:date-value="2016-07-08" calcext:value-type="date">
            <text:p>Jul 8, 16</text:p>
          </table:table-cell>
          <table:table-cell table:style-name="ce13"/>
          <table:table-cell table:style-name="ce156" office:value-type="date" office:date-value="2016-07-08" calcext:value-type="date">
            <text:p>Jul 8, 16</text:p>
          </table:table-cell>
          <table:table-cell table:style-name="ce13"/>
          <table:table-cell table:style-name="ce156" office:value-type="date" office:date-value="2016-07-08" calcext:value-type="date">
            <text:p>Jul 8, 16</text:p>
          </table:table-cell>
          <table:table-cell table:style-name="ce13"/>
          <table:table-cell office:value-type="date" office:date-value="2016-07-05" calcext:value-type="date">
            <text:p>Jul 5, 16</text:p>
          </table:table-cell>
          <table:table-cell table:style-name="ce13"/>
          <table:table-cell office:value-type="date" office:date-value="2016-07-08" calcext:value-type="date">
            <text:p>Jul 8, 16</text:p>
          </table:table-cell>
          <table:table-cell table:style-name="ce13"/>
          <table:table-cell office:value-type="date" office:date-value="2016-07-08" calcext:value-type="date">
            <text:p>Jul 8, 16</text:p>
          </table:table-cell>
          <table:table-cell table:style-name="ce13"/>
          <table:table-cell table:style-name="ce151" office:value-type="date" office:date-value="2016-07-05" calcext:value-type="date">
            <text:p>Jul 5, 16</text:p>
          </table:table-cell>
          <table:table-cell table:style-name="ce13"/>
          <table:table-cell office:value-type="date" office:date-value="2016-07-07" calcext:value-type="date">
            <text:p>Jul 7, 16</text:p>
          </table:table-cell>
          <table:table-cell table:number-columns-repeated="1007"/>
        </table:table-row>
        <table:table-row table:style-name="ro2">
          <table:table-cell office:value-type="date" office:date-value="2016-09-27" calcext:value-type="date">
            <text:p>Sep 27, 16</text:p>
          </table:table-cell>
          <table:table-cell table:style-name="ce158" office:value-type="date" office:date-value="2016-10-01" calcext:value-type="date">
            <text:p>Oct 1, 16</text:p>
          </table:table-cell>
          <table:table-cell table:style-name="ce158" office:value-type="date" office:date-value="2016-09-23" calcext:value-type="date">
            <text:p>Sep 23, 16</text:p>
          </table:table-cell>
          <table:table-cell table:style-name="ce13"/>
          <table:table-cell table:style-name="ce156" office:value-type="date" office:date-value="2016-09-24" calcext:value-type="date">
            <text:p>Sep 24, 16</text:p>
          </table:table-cell>
          <table:table-cell table:style-name="ce13"/>
          <table:table-cell table:style-name="ce156" office:value-type="date" office:date-value="2016-09-25" calcext:value-type="date">
            <text:p>Sep 25, 16</text:p>
          </table:table-cell>
          <table:table-cell table:style-name="ce13"/>
          <table:table-cell office:value-type="date" office:date-value="2016-09-27" calcext:value-type="date">
            <text:p>Sep 27, 16</text:p>
          </table:table-cell>
          <table:table-cell table:style-name="ce13"/>
          <table:table-cell office:value-type="date" office:date-value="2016-09-23" calcext:value-type="date">
            <text:p>Sep 23, 16</text:p>
          </table:table-cell>
          <table:table-cell table:style-name="ce13"/>
          <table:table-cell office:value-type="date" office:date-value="2016-09-23" calcext:value-type="date">
            <text:p>Sep 23, 16</text:p>
          </table:table-cell>
          <table:table-cell table:style-name="ce13"/>
          <table:table-cell table:style-name="ce151" office:value-type="date" office:date-value="2016-09-28" calcext:value-type="date">
            <text:p>Sep 28, 16</text:p>
          </table:table-cell>
          <table:table-cell table:style-name="ce13"/>
          <table:table-cell office:value-type="date" office:date-value="2016-10-03" calcext:value-type="date">
            <text:p>Oct 3, 16</text:p>
          </table:table-cell>
          <table:table-cell table:number-columns-repeated="1007"/>
        </table:table-row>
        <table:table-row table:style-name="ro2">
          <table:table-cell office:value-type="date" office:date-value="2017-01-07" calcext:value-type="date">
            <text:p>Jan 7, 17</text:p>
          </table:table-cell>
          <table:table-cell table:style-name="ce158" office:value-type="date" office:date-value="2017-01-02" calcext:value-type="date">
            <text:p>Jan 2, 17</text:p>
          </table:table-cell>
          <table:table-cell table:style-name="ce158" office:value-type="date" office:date-value="2017-01-14" calcext:value-type="date">
            <text:p>Jan 14, 17</text:p>
          </table:table-cell>
          <table:table-cell table:style-name="ce13"/>
          <table:table-cell table:style-name="ce156" office:value-type="date" office:date-value="2017-01-11" calcext:value-type="date">
            <text:p>Jan 11, 17</text:p>
          </table:table-cell>
          <table:table-cell table:style-name="ce13"/>
          <table:table-cell table:style-name="ce156" office:value-type="date" office:date-value="2017-01-14" calcext:value-type="date">
            <text:p>Jan 14, 17</text:p>
          </table:table-cell>
          <table:table-cell table:style-name="ce13"/>
          <table:table-cell office:value-type="date" office:date-value="2017-01-09" calcext:value-type="date">
            <text:p>Jan 9, 17</text:p>
          </table:table-cell>
          <table:table-cell table:style-name="ce13"/>
          <table:table-cell office:value-type="date" office:date-value="2017-01-14" calcext:value-type="date">
            <text:p>Jan 14, 17</text:p>
          </table:table-cell>
          <table:table-cell table:style-name="ce13"/>
          <table:table-cell office:value-type="date" office:date-value="2017-01-14" calcext:value-type="date">
            <text:p>Jan 14, 17</text:p>
          </table:table-cell>
          <table:table-cell table:style-name="ce13"/>
          <table:table-cell table:style-name="ce151" office:value-type="date" office:date-value="2017-01-09" calcext:value-type="date">
            <text:p>Jan 9, 17</text:p>
          </table:table-cell>
          <table:table-cell table:style-name="ce13"/>
          <table:table-cell office:value-type="date" office:date-value="2017-01-12" calcext:value-type="date">
            <text:p>Jan 12, 17</text:p>
          </table:table-cell>
          <table:table-cell table:number-columns-repeated="1007"/>
        </table:table-row>
        <table:table-row table:style-name="ro2">
          <table:table-cell office:value-type="date" office:date-value="2017-04-03" calcext:value-type="date">
            <text:p>Apr 3, 17</text:p>
          </table:table-cell>
          <table:table-cell table:style-name="ce158" office:value-type="date" office:date-value="2017-04-02" calcext:value-type="date">
            <text:p>Apr 2, 17</text:p>
          </table:table-cell>
          <table:table-cell table:style-name="ce158" office:value-type="date" office:date-value="2017-04-03" calcext:value-type="date">
            <text:p>Apr 3, 17</text:p>
          </table:table-cell>
          <table:table-cell table:style-name="ce13"/>
          <table:table-cell table:style-name="ce156" office:value-type="date" office:date-value="2017-04-03" calcext:value-type="date">
            <text:p>Apr 3, 17</text:p>
          </table:table-cell>
          <table:table-cell table:style-name="ce13"/>
          <table:table-cell table:style-name="ce156"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table:style-name="ce151"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10" calcext:value-type="date">
            <text:p>Apr 10, 17</text:p>
          </table:table-cell>
          <table:table-cell table:number-columns-repeated="1007"/>
        </table:table-row>
        <table:table-row table:style-name="ro2">
          <table:table-cell office:value-type="date" office:date-value="2017-07-04" calcext:value-type="date">
            <text:p>Jul 4, 17</text:p>
          </table:table-cell>
          <table:table-cell table:number-columns-repeated="2" table:style-name="ce158" office:value-type="date" office:date-value="2017-07-03" calcext:value-type="date">
            <text:p>Jul 3, 17</text:p>
          </table:table-cell>
          <table:table-cell table:style-name="ce13"/>
          <table:table-cell table:style-name="ce156" office:value-type="date" office:date-value="2017-07-05" calcext:value-type="date">
            <text:p>Jul 5, 17</text:p>
          </table:table-cell>
          <table:table-cell table:style-name="ce13"/>
          <table:table-cell table:style-name="ce156" office:value-type="date" office:date-value="2017-07-03" calcext:value-type="date">
            <text:p>Jul 3, 17</text:p>
          </table:table-cell>
          <table:table-cell table:style-name="ce13"/>
          <table:table-cell office:value-type="date" office:date-value="2017-07-07" calcext:value-type="date">
            <text:p>Jul 7, 17</text:p>
          </table:table-cell>
          <table:table-cell table:style-name="ce13"/>
          <table:table-cell office:value-type="date" office:date-value="2017-07-03" calcext:value-type="date">
            <text:p>Jul 3, 17</text:p>
          </table:table-cell>
          <table:table-cell table:style-name="ce13"/>
          <table:table-cell office:value-type="date" office:date-value="2017-07-03" calcext:value-type="date">
            <text:p>Jul 3, 17</text:p>
          </table:table-cell>
          <table:table-cell table:style-name="ce13"/>
          <table:table-cell table:style-name="ce151" office:value-type="date" office:date-value="2017-07-07" calcext:value-type="date">
            <text:p>Jul 7, 17</text:p>
          </table:table-cell>
          <table:table-cell table:style-name="ce13"/>
          <table:table-cell office:value-type="date" office:date-value="2017-06-27" calcext:value-type="date">
            <text:p>Jun 27, 17</text:p>
          </table:table-cell>
          <table:table-cell table:number-columns-repeated="1007"/>
        </table:table-row>
        <table:table-row table:style-name="ro2">
          <table:table-cell office:value-type="date" office:date-value="2017-10-10" calcext:value-type="date">
            <text:p>Oct 10, 17</text:p>
          </table:table-cell>
          <table:table-cell table:number-columns-repeated="2" table:style-name="ce158" office:value-type="date" office:date-value="2017-10-03" calcext:value-type="date">
            <text:p>Oct 3, 17</text:p>
          </table:table-cell>
          <table:table-cell table:style-name="ce13"/>
          <table:table-cell table:style-name="ce156" office:value-type="date" office:date-value="2017-10-10" calcext:value-type="date">
            <text:p>Oct 10, 17</text:p>
          </table:table-cell>
          <table:table-cell table:style-name="ce13"/>
          <table:table-cell table:style-name="ce156"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table:style-name="ce151"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01" calcext:value-type="date">
            <text:p>Oct 1, 17</text:p>
          </table:table-cell>
          <table:table-cell table:number-columns-repeated="1007"/>
        </table:table-row>
        <table:table-row table:style-name="ro2">
          <table:table-cell office:value-type="date" office:date-value="2018-01-05" calcext:value-type="date">
            <text:p>Jan 5, 18</text:p>
          </table:table-cell>
          <table:table-cell table:style-name="ce158" office:value-type="date" office:date-value="2018-01-01" calcext:value-type="date">
            <text:p>Jan 1, 18</text:p>
          </table:table-cell>
          <table:table-cell table:style-name="ce158" office:value-type="date" office:date-value="2018-01-10" calcext:value-type="date">
            <text:p>Jan 10, 18</text:p>
          </table:table-cell>
          <table:table-cell table:style-name="ce13"/>
          <table:table-cell table:style-name="ce156" office:value-type="date" office:date-value="2018-01-10" calcext:value-type="date">
            <text:p>Jan 10, 18</text:p>
          </table:table-cell>
          <table:table-cell table:style-name="ce13"/>
          <table:table-cell table:style-name="ce156"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table:style-name="ce151"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03" calcext:value-type="date">
            <text:p>Jan 3, 18</text:p>
          </table:table-cell>
          <table:table-cell table:number-columns-repeated="1007"/>
        </table:table-row>
        <table:table-row table:style-name="ro2">
          <table:table-cell office:value-type="date" office:date-value="2018-04-04" calcext:value-type="date">
            <text:p>Apr 4, 18</text:p>
          </table:table-cell>
          <table:table-cell table:style-name="ce158" office:value-type="date" office:date-value="2018-04-02" calcext:value-type="date">
            <text:p>Apr 2, 18</text:p>
          </table:table-cell>
          <table:table-cell table:style-name="ce158" office:value-type="date" office:date-value="2018-04-05" calcext:value-type="date">
            <text:p>Apr 5, 18</text:p>
          </table:table-cell>
          <table:table-cell table:style-name="ce13"/>
          <table:table-cell table:style-name="ce156" office:value-type="date" office:date-value="2018-04-02" calcext:value-type="date">
            <text:p>Apr 2, 18</text:p>
          </table:table-cell>
          <table:table-cell table:style-name="ce13"/>
          <table:table-cell table:style-name="ce156" office:value-type="date" office:date-value="2018-04-05" calcext:value-type="date">
            <text:p>Apr 5, 18</text:p>
          </table:table-cell>
          <table:table-cell table:style-name="ce13"/>
          <table:table-cell office:value-type="date" office:date-value="2018-04-02" calcext:value-type="date">
            <text:p>Apr 2, 18</text:p>
          </table:table-cell>
          <table:table-cell table:style-name="ce13"/>
          <table:table-cell office:value-type="date" office:date-value="2018-04-05" calcext:value-type="date">
            <text:p>Apr 5, 18</text:p>
          </table:table-cell>
          <table:table-cell table:style-name="ce13"/>
          <table:table-cell office:value-type="date" office:date-value="2018-04-05" calcext:value-type="date">
            <text:p>Apr 5, 18</text:p>
          </table:table-cell>
          <table:table-cell table:style-name="ce13"/>
          <table:table-cell table:style-name="ce151" office:value-type="date" office:date-value="2018-04-02" calcext:value-type="date">
            <text:p>Apr 2, 18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8-07-17" calcext:value-type="date">
            <text:p>Jul 17, 18</text:p>
          </table:table-cell>
          <table:table-cell table:number-columns-repeated="2" table:style-name="ce158" office:value-type="date" office:date-value="2018-07-17" calcext:value-type="date">
            <text:p>Jul 17, 18</text:p>
          </table:table-cell>
          <table:table-cell table:style-name="ce13"/>
          <table:table-cell table:style-name="ce156" office:value-type="date" office:date-value="2018-07-17" calcext:value-type="date">
            <text:p>Jul 17, 18</text:p>
          </table:table-cell>
          <table:table-cell table:style-name="ce13"/>
          <table:table-cell table:style-name="ce156"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table:style-name="ce151" office:value-type="date" office:date-value="2018-07-17" calcext:value-type="date">
            <text:p>Jul 17, 18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8-09-30" calcext:value-type="date">
            <text:p>Sep 30, 18</text:p>
          </table:table-cell>
          <table:table-cell table:style-name="ce159"/>
          <table:table-cell table:style-name="ce160" office:value-type="date" office:date-value="2018-09-24" calcext:value-type="date">
            <text:p>Sep 24, 18</text:p>
          </table:table-cell>
          <table:table-cell table:style-name="ce13"/>
          <table:table-cell table:style-name="ce156" office:value-type="date" office:date-value="2018-10-07" calcext:value-type="date">
            <text:p>Oct 7, 18</text:p>
          </table:table-cell>
          <table:table-cell table:style-name="ce13"/>
          <table:table-cell table:style-name="ce156" office:value-type="date" office:date-value="2018-09-24" calcext:value-type="date">
            <text:p>Sep 24, 18</text:p>
          </table:table-cell>
          <table:table-cell table:style-name="ce13"/>
          <table:table-cell office:value-type="date" office:date-value="2018-10-10" calcext:value-type="date">
            <text:p>Oct 10, 18</text:p>
          </table:table-cell>
          <table:table-cell table:style-name="ce13"/>
          <table:table-cell office:value-type="date" office:date-value="2018-10-04" calcext:value-type="date">
            <text:p>Oct 4, 18</text:p>
          </table:table-cell>
          <table:table-cell table:style-name="ce13"/>
          <table:table-cell office:value-type="date" office:date-value="2018-09-24" calcext:value-type="date">
            <text:p>Sep 24, 18</text:p>
          </table:table-cell>
          <table:table-cell table:style-name="ce13"/>
          <table:table-cell table:style-name="ce170"/>
          <table:table-cell table:style-name="ce13"/>
          <table:table-cell table:number-columns-repeated="1008"/>
        </table:table-row>
        <table:table-row table:style-name="ro2">
          <table:table-cell office:value-type="date" office:date-value="2018-11-01" calcext:value-type="date">
            <text:p>Nov 1, 18</text:p>
          </table:table-cell>
          <table:table-cell table:style-name="ce158" office:value-type="date" office:date-value="2018-10-30" calcext:value-type="date">
            <text:p>Oct 30, 18</text:p>
          </table:table-cell>
          <table:table-cell table:style-name="ce158" office:value-type="date" office:date-value="2018-11-02" calcext:value-type="date">
            <text:p>Nov 2, 18</text:p>
          </table:table-cell>
          <table:table-cell table:style-name="ce13"/>
          <table:table-cell table:style-name="ce157" office:value-type="date" office:date-value="2018-10-30" calcext:value-type="date">
            <text:p>Oct 30, 18</text:p>
          </table:table-cell>
          <table:table-cell table:style-name="ce17"/>
          <table:table-cell table:style-name="ce157"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table:style-name="ce151" office:value-type="date" office:date-value="2018-10-30" calcext:value-type="date">
            <text:p>Oct 30, 18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9-01-04" calcext:value-type="date">
            <text:p>Jan 4, 19</text:p>
          </table:table-cell>
          <table:table-cell table:style-name="ce158" office:value-type="date" office:date-value="2019-01-05" calcext:value-type="date">
            <text:p>Jan 5, 19</text:p>
          </table:table-cell>
          <table:table-cell table:style-name="ce158" office:value-type="date" office:date-value="2019-01-03" calcext:value-type="date">
            <text:p>Jan 3, 19</text:p>
          </table:table-cell>
          <table:table-cell table:style-name="ce13"/>
          <table:table-cell table:style-name="ce156" office:value-type="date" office:date-value="2019-01-05" calcext:value-type="date">
            <text:p>Jan 5, 19</text:p>
          </table:table-cell>
          <table:table-cell table:style-name="ce13"/>
          <table:table-cell table:style-name="ce156" office:value-type="date" office:date-value="2019-01-03" calcext:value-type="date">
            <text:p>Jan 3, 19</text:p>
          </table:table-cell>
          <table:table-cell table:style-name="ce13"/>
          <table:table-cell office:value-type="date" office:date-value="2019-01-05" calcext:value-type="date">
            <text:p>Jan 5, 19</text:p>
          </table:table-cell>
          <table:table-cell table:style-name="ce13"/>
          <table:table-cell office:value-type="date" office:date-value="2019-01-04" calcext:value-type="date">
            <text:p>Jan 4, 19</text:p>
          </table:table-cell>
          <table:table-cell table:style-name="ce13"/>
          <table:table-cell office:value-type="date" office:date-value="2019-01-04" calcext:value-type="date">
            <text:p>Jan 4, 19</text:p>
          </table:table-cell>
          <table:table-cell table:style-name="ce13"/>
          <table:table-cell table:style-name="ce151" office:value-type="date" office:date-value="2019-01-05" calcext:value-type="date">
            <text:p>Jan 5, 19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9-04-01" calcext:value-type="date">
            <text:p>Apr 1, 19</text:p>
          </table:table-cell>
          <table:table-cell table:style-name="ce158" office:value-type="date" office:date-value="2019-04-01" calcext:value-type="date">
            <text:p>Apr 1, 19</text:p>
          </table:table-cell>
          <table:table-cell table:style-name="ce158" office:value-type="date" office:date-value="2019-03-30" calcext:value-type="date">
            <text:p>Mar 30, 19</text:p>
          </table:table-cell>
          <table:table-cell table:style-name="ce13"/>
          <table:table-cell table:style-name="ce156" office:value-type="date" office:date-value="2019-04-04" calcext:value-type="date">
            <text:p>Apr 4, 19</text:p>
          </table:table-cell>
          <table:table-cell table:style-name="ce13"/>
          <table:table-cell table:style-name="ce156" office:value-type="date" office:date-value="2019-04-05" calcext:value-type="date">
            <text:p>Apr 5, 19</text:p>
          </table:table-cell>
          <table:table-cell table:style-name="ce13"/>
          <table:table-cell office:value-type="date" office:date-value="2019-04-01" calcext:value-type="date">
            <text:p>Apr 1, 19</text:p>
          </table:table-cell>
          <table:table-cell table:style-name="ce13"/>
          <table:table-cell office:value-type="date" office:date-value="2019-04-05" calcext:value-type="date">
            <text:p>Apr 5, 19</text:p>
          </table:table-cell>
          <table:table-cell table:style-name="ce13"/>
          <table:table-cell office:value-type="date" office:date-value="2019-04-05" calcext:value-type="date">
            <text:p>Apr 5, 19</text:p>
          </table:table-cell>
          <table:table-cell table:style-name="ce13"/>
          <table:table-cell table:style-name="ce151" office:value-type="date" office:date-value="2019-04-01" calcext:value-type="date">
            <text:p>Apr 1, 19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9-07-01" calcext:value-type="date">
            <text:p>Jul 1, 19</text:p>
          </table:table-cell>
          <table:table-cell table:number-columns-repeated="2" table:style-name="ce158" office:value-type="date" office:date-value="2019-07-01" calcext:value-type="date">
            <text:p>Jul 1, 19</text:p>
          </table:table-cell>
          <table:table-cell table:style-name="ce13"/>
          <table:table-cell table:style-name="ce156" office:value-type="date" office:date-value="2019-07-01" calcext:value-type="date">
            <text:p>Jul 1, 19</text:p>
          </table:table-cell>
          <table:table-cell table:style-name="ce13"/>
          <table:table-cell table:style-name="ce156"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table:style-name="ce151" office:value-type="date" office:date-value="2019-07-01" calcext:value-type="date">
            <text:p>Jul 1, 19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9-10-03" calcext:value-type="date">
            <text:p>Oct 3, 19</text:p>
          </table:table-cell>
          <table:table-cell table:style-name="ce158" office:value-type="date" office:date-value="2019-10-02" calcext:value-type="date">
            <text:p>Oct 2, 19</text:p>
          </table:table-cell>
          <table:table-cell table:style-name="ce158" office:value-type="date" office:date-value="2019-10-03" calcext:value-type="date">
            <text:p>Oct 3, 19</text:p>
          </table:table-cell>
          <table:table-cell table:style-name="ce13"/>
          <table:table-cell table:style-name="ce156" office:value-type="date" office:date-value="2019-10-03" calcext:value-type="date">
            <text:p>Oct 3, 19</text:p>
          </table:table-cell>
          <table:table-cell table:style-name="ce13"/>
          <table:table-cell table:style-name="ce156"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table:style-name="ce151" office:value-type="date" office:date-value="2019-10-03" calcext:value-type="date">
            <text:p>Oct 3, 19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0-01-01" calcext:value-type="date">
            <text:p>Jan 1, 20</text:p>
          </table:table-cell>
          <table:table-cell table:number-columns-repeated="2" table:style-name="ce158" office:value-type="date" office:date-value="2020-01-01" calcext:value-type="date">
            <text:p>Jan 1, 20</text:p>
          </table:table-cell>
          <table:table-cell table:style-name="ce13"/>
          <table:table-cell table:style-name="ce156" office:value-type="date" office:date-value="2020-01-01" calcext:value-type="date">
            <text:p>Jan 1, 20</text:p>
          </table:table-cell>
          <table:table-cell table:style-name="ce13"/>
          <table:table-cell table:style-name="ce171"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table:style-name="ce151" office:value-type="date" office:date-value="2020-01-01" calcext:value-type="date">
            <text:p>Jan 1, 2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0-04-01" calcext:value-type="date">
            <text:p>Apr 1, 20</text:p>
          </table:table-cell>
          <table:table-cell table:number-columns-repeated="2" table:style-name="ce158" office:value-type="date" office:date-value="2020-04-01" calcext:value-type="date">
            <text:p>Apr 1, 20</text:p>
          </table:table-cell>
          <table:table-cell table:style-name="ce13"/>
          <table:table-cell table:style-name="ce156" office:value-type="date" office:date-value="2020-04-01" calcext:value-type="date">
            <text:p>Apr 1, 20</text:p>
          </table:table-cell>
          <table:table-cell table:style-name="ce13"/>
          <table:table-cell table:style-name="ce171"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table:style-name="ce151" office:value-type="date" office:date-value="2020-04-01" calcext:value-type="date">
            <text:p>Apr 1, 2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0-07-01" calcext:value-type="date">
            <text:p>Jul 1, 20</text:p>
          </table:table-cell>
          <table:table-cell table:number-columns-repeated="2" table:style-name="ce158" office:value-type="date" office:date-value="2020-07-01" calcext:value-type="date">
            <text:p>Jul 1, 20</text:p>
          </table:table-cell>
          <table:table-cell table:style-name="ce13"/>
          <table:table-cell table:style-name="ce156" office:value-type="date" office:date-value="2020-07-01" calcext:value-type="date">
            <text:p>Jul 1, 20</text:p>
          </table:table-cell>
          <table:table-cell table:style-name="ce13"/>
          <table:table-cell table:style-name="ce171" office:value-type="date" office:date-value="2020-07-01" calcext:value-type="date">
            <text:p>Jul 1, 20</text:p>
          </table:table-cell>
          <table:table-cell table:style-name="ce13"/>
          <table:table-cell office:value-type="date" office:date-value="2020-07-01" calcext:value-type="date">
            <text:p>Jul 1, 20</text:p>
          </table:table-cell>
          <table:table-cell table:style-name="ce13"/>
          <table:table-cell office:value-type="date" office:date-value="2020-06-30" calcext:value-type="date">
            <text:p>Jun 30, 20</text:p>
          </table:table-cell>
          <table:table-cell table:style-name="ce13"/>
          <table:table-cell office:value-type="date" office:date-value="2020-07-01" calcext:value-type="date">
            <text:p>Jul 1, 20</text:p>
          </table:table-cell>
          <table:table-cell table:style-name="ce13"/>
          <table:table-cell table:style-name="ce151" office:value-type="date" office:date-value="2020-07-01" calcext:value-type="date">
            <text:p>Jul 1, 2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0-10-01" calcext:value-type="date">
            <text:p>Oct 1, 20</text:p>
          </table:table-cell>
          <table:table-cell table:number-columns-repeated="2" table:style-name="ce158" office:value-type="date" office:date-value="2020-10-01" calcext:value-type="date">
            <text:p>Oct 1, 20</text:p>
          </table:table-cell>
          <table:table-cell table:style-name="ce13"/>
          <table:table-cell table:style-name="ce156" office:value-type="date" office:date-value="2020-10-01" calcext:value-type="date">
            <text:p>Oct 1, 20</text:p>
          </table:table-cell>
          <table:table-cell table:style-name="ce13"/>
          <table:table-cell table:style-name="ce171"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table:style-name="ce151" office:value-type="date" office:date-value="2020-10-01" calcext:value-type="date">
            <text:p>Oct 1, 2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1-01-01" calcext:value-type="date">
            <text:p>Jan 1, 21</text:p>
          </table:table-cell>
          <table:table-cell table:number-columns-repeated="2" table:style-name="ce158" office:value-type="date" office:date-value="2021-01-01" calcext:value-type="date">
            <text:p>Jan 1, 21</text:p>
          </table:table-cell>
          <table:table-cell table:style-name="ce13"/>
          <table:table-cell table:style-name="ce156" office:value-type="date" office:date-value="2021-01-01" calcext:value-type="date">
            <text:p>Jan 1, 21</text:p>
          </table:table-cell>
          <table:table-cell table:style-name="ce13"/>
          <table:table-cell table:style-name="ce171"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table:style-name="ce151" office:value-type="date" office:date-value="2021-01-01" calcext:value-type="date">
            <text:p>Jan 1, 2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1-04-01" calcext:value-type="date">
            <text:p>Apr 1, 21</text:p>
          </table:table-cell>
          <table:table-cell table:number-columns-repeated="2" table:style-name="ce158" office:value-type="date" office:date-value="2021-04-01" calcext:value-type="date">
            <text:p>Apr 1, 21</text:p>
          </table:table-cell>
          <table:table-cell table:style-name="ce13"/>
          <table:table-cell table:style-name="ce156" office:value-type="date" office:date-value="2021-04-01" calcext:value-type="date">
            <text:p>Apr 1, 21</text:p>
          </table:table-cell>
          <table:table-cell table:style-name="ce13"/>
          <table:table-cell table:style-name="ce171"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table:style-name="ce151" office:value-type="date" office:date-value="2021-04-01" calcext:value-type="date">
            <text:p>Apr 1, 2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1-07-01" calcext:value-type="date">
            <text:p>Jul 1, 21</text:p>
          </table:table-cell>
          <table:table-cell table:number-columns-repeated="2" table:style-name="ce158" office:value-type="date" office:date-value="2021-07-01" calcext:value-type="date">
            <text:p>Jul 1, 21</text:p>
          </table:table-cell>
          <table:table-cell table:style-name="ce13"/>
          <table:table-cell table:style-name="ce156" office:value-type="date" office:date-value="2021-07-01" calcext:value-type="date">
            <text:p>Jul 1, 21</text:p>
          </table:table-cell>
          <table:table-cell table:style-name="ce13"/>
          <table:table-cell table:style-name="ce171"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table:style-name="ce151" office:value-type="date" office:date-value="2021-07-01" calcext:value-type="date">
            <text:p>Jul 1, 2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1-10-01" calcext:value-type="date">
            <text:p>Oct 1, 21</text:p>
          </table:table-cell>
          <table:table-cell table:number-columns-repeated="2" table:style-name="ce158" office:value-type="date" office:date-value="2021-10-01" calcext:value-type="date">
            <text:p>Oct 1, 21</text:p>
          </table:table-cell>
          <table:table-cell table:style-name="ce13"/>
          <table:table-cell table:style-name="ce156" office:value-type="date" office:date-value="2021-10-01" calcext:value-type="date">
            <text:p>Oct 1, 21</text:p>
          </table:table-cell>
          <table:table-cell table:style-name="ce13"/>
          <table:table-cell table:style-name="ce171"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table:style-name="ce151" office:value-type="date" office:date-value="2021-10-01" calcext:value-type="date">
            <text:p>Oct 1, 2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01-01" calcext:value-type="date">
            <text:p>Jan 1, 22</text:p>
          </table:table-cell>
          <table:table-cell table:number-columns-repeated="2" table:style-name="ce158" office:value-type="date" office:date-value="2022-01-01" calcext:value-type="date">
            <text:p>Jan 1, 22</text:p>
          </table:table-cell>
          <table:table-cell table:style-name="ce13"/>
          <table:table-cell table:style-name="ce156" office:value-type="date" office:date-value="2022-01-01" calcext:value-type="date">
            <text:p>Jan 1, 22</text:p>
          </table:table-cell>
          <table:table-cell table:style-name="ce13"/>
          <table:table-cell table:style-name="ce171" office:value-type="date" office:date-value="2022-01-01" calcext:value-type="date">
            <text:p>Jan 1, 22</text:p>
          </table:table-cell>
          <table:table-cell table:style-name="ce13"/>
          <table:table-cell office:value-type="date" office:date-value="2022-01-01" calcext:value-type="date">
            <text:p>Jan 1, 22</text:p>
          </table:table-cell>
          <table:table-cell table:style-name="ce13"/>
          <table:table-cell office:value-type="date" office:date-value="2021-12-31" calcext:value-type="date">
            <text:p>Dec 31, 21</text:p>
          </table:table-cell>
          <table:table-cell table:style-name="ce13"/>
          <table:table-cell office:value-type="date" office:date-value="2022-01-01" calcext:value-type="date">
            <text:p>Jan 1, 22</text:p>
          </table:table-cell>
          <table:table-cell table:style-name="ce13"/>
          <table:table-cell table:style-name="ce151" office:value-type="date" office:date-value="2022-01-01" calcext:value-type="date">
            <text:p>Jan 1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04-01" calcext:value-type="date">
            <text:p>Apr 1, 22</text:p>
          </table:table-cell>
          <table:table-cell table:style-name="ce158" office:value-type="date" office:date-value="2022-04-01" calcext:value-type="date">
            <text:p>Apr 1, 22</text:p>
          </table:table-cell>
          <table:table-cell table:style-name="ce158" office:value-type="date" office:date-value="2022-04-08" calcext:value-type="date">
            <text:p>Apr 8, 22</text:p>
          </table:table-cell>
          <table:table-cell table:style-name="ce13"/>
          <table:table-cell table:style-name="ce171" office:value-type="date" office:date-value="2022-03-31" calcext:value-type="date">
            <text:p>Mar 31, 22</text:p>
          </table:table-cell>
          <table:table-cell table:style-name="ce13"/>
          <table:table-cell table:style-name="ce171" office:value-type="date" office:date-value="2022-03-31" calcext:value-type="date">
            <text:p>Mar 31, 22</text:p>
          </table:table-cell>
          <table:table-cell table:style-name="ce13"/>
          <table:table-cell office:value-type="date" office:date-value="2022-04-01" calcext:value-type="date">
            <text:p>Apr 1, 22</text:p>
          </table:table-cell>
          <table:table-cell table:style-name="ce13"/>
          <table:table-cell office:value-type="date" office:date-value="2022-03-31" calcext:value-type="date">
            <text:p>Mar 31, 22</text:p>
          </table:table-cell>
          <table:table-cell table:style-name="ce13"/>
          <table:table-cell office:value-type="date" office:date-value="2022-03-31" calcext:value-type="date">
            <text:p>Mar 31, 22</text:p>
          </table:table-cell>
          <table:table-cell table:style-name="ce13"/>
          <table:table-cell table:style-name="ce151" office:value-type="date" office:date-value="2022-04-01" calcext:value-type="date">
            <text:p>Apr 1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07-01" calcext:value-type="date">
            <text:p>Jul 1, 22</text:p>
          </table:table-cell>
          <table:table-cell table:style-name="ce158" office:value-type="date" office:date-value="2022-07-01" calcext:value-type="date">
            <text:p>Jul 1, 22</text:p>
          </table:table-cell>
          <table:table-cell table:style-name="ce158" office:value-type="date" office:date-value="2022-07-04" calcext:value-type="date">
            <text:p>Jul 4, 22</text:p>
          </table:table-cell>
          <table:table-cell table:style-name="ce13"/>
          <table:table-cell table:style-name="ce171" office:value-type="date" office:date-value="2022-07-04" calcext:value-type="date">
            <text:p>Jul 4, 22</text:p>
          </table:table-cell>
          <table:table-cell table:style-name="ce13"/>
          <table:table-cell table:style-name="ce171" office:value-type="date" office:date-value="2022-07-04" calcext:value-type="date">
            <text:p>Jul 4, 22</text:p>
          </table:table-cell>
          <table:table-cell table:style-name="ce13"/>
          <table:table-cell office:value-type="date" office:date-value="2022-07-01" calcext:value-type="date">
            <text:p>Jul 1, 22</text:p>
          </table:table-cell>
          <table:table-cell table:style-name="ce13"/>
          <table:table-cell office:value-type="date" office:date-value="2022-07-04" calcext:value-type="date">
            <text:p>Jul 4, 22</text:p>
          </table:table-cell>
          <table:table-cell table:style-name="ce13"/>
          <table:table-cell office:value-type="date" office:date-value="2022-07-04" calcext:value-type="date">
            <text:p>Jul 4, 22</text:p>
          </table:table-cell>
          <table:table-cell table:style-name="ce13"/>
          <table:table-cell table:style-name="ce151" office:value-type="date" office:date-value="2022-07-01" calcext:value-type="date">
            <text:p>Jul 1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08-02" calcext:value-type="date">
            <text:p>Aug 2, 22</text:p>
          </table:table-cell>
          <table:table-cell table:number-columns-repeated="2" table:style-name="ce158" office:value-type="date" office:date-value="2022-08-02" calcext:value-type="date">
            <text:p>Aug 2, 22</text:p>
          </table:table-cell>
          <table:table-cell table:style-name="ce13"/>
          <table:table-cell table:style-name="ce171" office:value-type="date" office:date-value="2022-08-02" calcext:value-type="date">
            <text:p>Aug 2, 22</text:p>
          </table:table-cell>
          <table:table-cell table:style-name="ce13"/>
          <table:table-cell table:style-name="ce171"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table:style-name="ce151" office:value-type="date" office:date-value="2022-08-02" calcext:value-type="date">
            <text:p>Aug 2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09-20" calcext:value-type="date">
            <text:p>Sep 20, 22</text:p>
          </table:table-cell>
          <table:table-cell table:number-columns-repeated="2" table:style-name="ce158" office:value-type="date" office:date-value="2022-09-20" calcext:value-type="date">
            <text:p>Sep 20, 22</text:p>
          </table:table-cell>
          <table:table-cell table:style-name="ce13"/>
          <table:table-cell table:style-name="ce171" office:value-type="date" office:date-value="2022-09-21" calcext:value-type="date">
            <text:p>Sep 21, 22</text:p>
          </table:table-cell>
          <table:table-cell table:style-name="ce13"/>
          <table:table-cell table:style-name="ce171" office:value-type="date" office:date-value="2022-09-21" calcext:value-type="date">
            <text:p>Sep 21, 22</text:p>
          </table:table-cell>
          <table:table-cell table:style-name="ce13"/>
          <table:table-cell office:value-type="date" office:date-value="2022-09-20" calcext:value-type="date">
            <text:p>Sep 20, 22</text:p>
          </table:table-cell>
          <table:table-cell table:style-name="ce13"/>
          <table:table-cell office:value-type="date" office:date-value="2022-09-21" calcext:value-type="date">
            <text:p>Sep 21, 22</text:p>
          </table:table-cell>
          <table:table-cell table:style-name="ce13"/>
          <table:table-cell office:value-type="date" office:date-value="2022-09-21" calcext:value-type="date">
            <text:p>Sep 21, 22</text:p>
          </table:table-cell>
          <table:table-cell table:style-name="ce13"/>
          <table:table-cell table:style-name="ce151" office:value-type="date" office:date-value="2022-09-20" calcext:value-type="date">
            <text:p>Sep 20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2-10-23" calcext:value-type="date">
            <text:p>Oct 23, 22</text:p>
          </table:table-cell>
          <table:table-cell table:number-columns-repeated="2" table:style-name="ce158" office:value-type="date" office:date-value="2022-10-23" calcext:value-type="date">
            <text:p>Oct 23, 22</text:p>
          </table:table-cell>
          <table:table-cell table:style-name="ce13"/>
          <table:table-cell table:style-name="ce171" office:value-type="date" office:date-value="2022-10-21" calcext:value-type="date">
            <text:p>Oct 21, 22</text:p>
          </table:table-cell>
          <table:table-cell table:style-name="ce13"/>
          <table:table-cell table:style-name="ce171" office:value-type="date" office:date-value="2022-10-21" calcext:value-type="date">
            <text:p>Oct 21, 22</text:p>
          </table:table-cell>
          <table:table-cell table:style-name="ce13"/>
          <table:table-cell office:value-type="date" office:date-value="2022-10-23" calcext:value-type="date">
            <text:p>Oct 23, 22</text:p>
          </table:table-cell>
          <table:table-cell table:style-name="ce13"/>
          <table:table-cell office:value-type="date" office:date-value="2022-10-21" calcext:value-type="date">
            <text:p>Oct 21, 22</text:p>
          </table:table-cell>
          <table:table-cell table:style-name="ce13"/>
          <table:table-cell office:value-type="date" office:date-value="2022-10-21" calcext:value-type="date">
            <text:p>Oct 21, 22</text:p>
          </table:table-cell>
          <table:table-cell table:style-name="ce13"/>
          <table:table-cell table:style-name="ce151" office:value-type="date" office:date-value="2022-10-23" calcext:value-type="date">
            <text:p>Oct 23, 22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3-01-01" calcext:value-type="date">
            <text:p>Jan 1, 23</text:p>
          </table:table-cell>
          <table:table-cell table:number-columns-repeated="2" table:style-name="ce158" office:value-type="date" office:date-value="2023-01-01" calcext:value-type="date">
            <text:p>Jan 1, 23</text:p>
          </table:table-cell>
          <table:table-cell table:style-name="ce13"/>
          <table:table-cell table:style-name="ce171" office:value-type="date" office:date-value="2023-01-05" calcext:value-type="date">
            <text:p>Jan 5, 23</text:p>
          </table:table-cell>
          <table:table-cell table:style-name="ce13"/>
          <table:table-cell table:style-name="ce171" office:value-type="date" office:date-value="2023-01-05" calcext:value-type="date">
            <text:p>Jan 5, 23</text:p>
          </table:table-cell>
          <table:table-cell table:style-name="ce13"/>
          <table:table-cell office:value-type="date" office:date-value="2023-01-01" calcext:value-type="date">
            <text:p>Jan 1, 23</text:p>
          </table:table-cell>
          <table:table-cell table:style-name="ce13"/>
          <table:table-cell office:value-type="date" office:date-value="2022-12-30" calcext:value-type="date">
            <text:p>Dec 30, 22</text:p>
          </table:table-cell>
          <table:table-cell table:style-name="ce13"/>
          <table:table-cell office:value-type="date" office:date-value="2022-12-30" calcext:value-type="date">
            <text:p>Dec 30, 22</text:p>
          </table:table-cell>
          <table:table-cell table:style-name="ce13"/>
          <table:table-cell table:style-name="ce151" office:value-type="date" office:date-value="2023-01-01" calcext:value-type="date">
            <text:p>Jan 1, 23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3-03-03" calcext:value-type="date">
            <text:p>Mar 3, 23</text:p>
          </table:table-cell>
          <table:table-cell table:number-columns-repeated="2" table:style-name="ce158" office:value-type="date" office:date-value="2023-03-03" calcext:value-type="date">
            <text:p>Mar 3, 23</text:p>
          </table:table-cell>
          <table:table-cell table:style-name="ce13"/>
          <table:table-cell table:style-name="ce171" office:value-type="date" office:date-value="2023-03-06" calcext:value-type="date">
            <text:p>Mar 6, 23</text:p>
          </table:table-cell>
          <table:table-cell table:style-name="ce13"/>
          <table:table-cell table:style-name="ce171" office:value-type="date" office:date-value="2023-03-06" calcext:value-type="date">
            <text:p>Mar 6, 23</text:p>
          </table:table-cell>
          <table:table-cell table:style-name="ce13"/>
          <table:table-cell office:value-type="date" office:date-value="2023-03-03" calcext:value-type="date">
            <text:p>Mar 3, 23</text:p>
          </table:table-cell>
          <table:table-cell table:style-name="ce13"/>
          <table:table-cell office:value-type="date" office:date-value="2023-03-06" calcext:value-type="date">
            <text:p>Mar 6, 23</text:p>
          </table:table-cell>
          <table:table-cell table:style-name="ce13"/>
          <table:table-cell office:value-type="date" office:date-value="2023-03-06" calcext:value-type="date">
            <text:p>Mar 6, 23</text:p>
          </table:table-cell>
          <table:table-cell table:style-name="ce13"/>
          <table:table-cell table:style-name="ce151" office:value-type="date" office:date-value="2023-03-03" calcext:value-type="date">
            <text:p>Mar 3, 23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3-04-03" calcext:value-type="date">
            <text:p>Apr 3, 23</text:p>
          </table:table-cell>
          <table:table-cell table:number-columns-repeated="2" table:style-name="ce158" office:value-type="date" office:date-value="2023-04-03" calcext:value-type="date">
            <text:p>Apr 3, 23</text:p>
          </table:table-cell>
          <table:table-cell table:style-name="ce13"/>
          <table:table-cell table:style-name="ce156" office:value-type="date" office:date-value="2023-04-03" calcext:value-type="date">
            <text:p>Apr 3, 23</text:p>
          </table:table-cell>
          <table:table-cell table:style-name="ce13"/>
          <table:table-cell table:style-name="ce171" office:value-type="date" office:date-value="2023-04-03" calcext:value-type="date">
            <text:p>Apr 3, 23</text:p>
          </table:table-cell>
          <table:table-cell table:style-name="ce13"/>
          <table:table-cell office:value-type="date" office:date-value="2023-04-03" calcext:value-type="date">
            <text:p>Apr 3, 23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1" office:value-type="date" office:date-value="2023-04-03" calcext:value-type="date">
            <text:p>Apr 3, 23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table:number-columns-repeated="2" table:style-name="ce151"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number-columns-repeated="1007"/>
        </table:table-row>
        <table:table-row table:style-name="ro2" table:number-rows-repeated="13">
          <table:table-cell table:number-columns-repeated="14"/>
          <table:table-cell table:style-name="ce151"/>
          <table:table-cell table:number-columns-repeated="1009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ndoms Ref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16373" table:default-cell-style-name="Default"/>
        <table:table-row table:style-name="ro2">
          <table:table-cell table:style-name="ce180" office:value-type="string" calcext:value-type="string">
            <text:p>Animanga</text:p>
          </table:table-cell>
          <table:table-cell table:style-name="ce180" office:value-type="string" calcext:value-type="string">
            <text:p>Games</text:p>
          </table:table-cell>
          <table:table-cell table:style-name="ce180" office:value-type="string" calcext:value-type="string">
            <text:p>TV</text:p>
          </table:table-cell>
          <table:table-cell table:style-name="ce180" office:value-type="string" calcext:value-type="string">
            <text:p>Cartoons</text:p>
          </table:table-cell>
          <table:table-cell table:style-name="ce180"/>
          <table:table-cell table:style-name="ce180" office:value-type="string" calcext:value-type="string">
            <text:p>Books</text:p>
          </table:table-cell>
          <table:table-cell table:style-name="ce180"/>
          <table:table-cell table:style-name="ce180" office:value-type="string" calcext:value-type="string">
            <text:p>Movies</text:p>
          </table:table-cell>
          <table:table-cell table:style-name="ce180" office:value-type="string" calcext:value-type="string">
            <text:p>MCU</text:p>
          </table:table-cell>
          <table:table-cell table:style-name="ce180" office:value-type="string" calcext:value-type="string">
            <text:p>Other</text:p>
          </table:table-cell>
          <table:table-cell table:style-name="ce180" table:number-columns-repeated="1017"/>
          <table:table-cell table:number-columns-repeated="15357"/>
        </table:table-row>
        <table:table-row table:style-name="ro2">
          <table:table-cell table:style-name="ce35" office:value-type="string" calcext:value-type="string">
            <text:p>(1987 / 2012) JJBA</text:p>
          </table:table-cell>
          <table:table-cell office:value-type="string" calcext:value-type="string">
            <text:p>(1986) Legend of Zelda</text:p>
          </table:table-cell>
          <table:table-cell office:value-type="string" calcext:value-type="string">
            <text:p>(1966) Star Trek</text:p>
          </table:table-cell>
          <table:table-cell office:value-type="string" calcext:value-type="string">
            <text:p>(1982 / 2010) My Little Pony</text:p>
          </table:table-cell>
          <table:table-cell/>
          <table:table-cell table:style-name="ce182" office:value-type="string" calcext:value-type="string">
            <text:p>(1997) Harry Potter</text:p>
          </table:table-cell>
          <table:table-cell table:style-name="ce182"/>
          <table:table-cell table:style-name="ce182" office:value-type="string" calcext:value-type="string">
            <text:p>MCU (In Order):</text:p>
          </table:table-cell>
          <table:table-cell table:style-name="ce182" office:value-type="string" calcext:value-type="string">
            <text:p>The Avengers</text:p>
          </table:table-cell>
          <table:table-cell office:value-type="string" calcext:value-type="string">
            <text:p>(2009) Homestuck</text:p>
          </table:table-cell>
          <table:table-cell office:value-type="string" calcext:value-type="string">
            <text:p>(known as ‘ms paint adventures’ at first)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(1995) Sailor Moon</text:p>
          </table:table-cell>
          <table:table-cell office:value-type="string" calcext:value-type="string">
            <text:p>(1990 / 2003) Fire Emblem</text:p>
          </table:table-cell>
          <table:table-cell office:value-type="string" calcext:value-type="string">
            <text:p>(1993 / 2016) X-Files</text:p>
          </table:table-cell>
          <table:table-cell office:value-type="string" calcext:value-type="string">
            <text:p>(1984 / 2016) Voltron</text:p>
          </table:table-cell>
          <table:table-cell/>
          <table:table-cell office:value-type="string" calcext:value-type="string">
            <text:p>(2005) Twilight</text:p>
          </table:table-cell>
          <table:table-cell/>
          <table:table-cell office:value-type="string" calcext:value-type="string">
            <text:p>(2008-5) Iron Man</text:p>
          </table:table-cell>
          <table:table-cell office:value-type="string" calcext:value-type="string">
            <text:p>Thor</text:p>
          </table:table-cell>
          <table:table-cell office:value-type="string" calcext:value-type="string">
            <text:p>(2015) Hamilto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(1996 / 2002) Inuyasha</text:p>
          </table:table-cell>
          <table:table-cell office:value-type="string" calcext:value-type="string">
            <text:p>(1991) Sonic</text:p>
          </table:table-cell>
          <table:table-cell office:value-type="string" calcext:value-type="string">
            <text:p>(1997) Buffy</text:p>
          </table:table-cell>
          <table:table-cell table:style-name="ce181" office:value-type="string" calcext:value-type="string">
            <text:p>(1997) Daria</text:p>
          </table:table-cell>
          <table:table-cell/>
          <table:table-cell table:style-name="ce182" office:value-type="string" calcext:value-type="string">
            <text:p>(2005) Percy Jackson</text:p>
          </table:table-cell>
          <table:table-cell table:style-name="ce182"/>
          <table:table-cell table:style-name="ce182" office:value-type="string" calcext:value-type="string">
            <text:p>(2008-6) The Incredible Hulk</text:p>
          </table:table-cell>
          <table:table-cell table:style-name="ce182" office:value-type="string" calcext:value-type="string">
            <text:p>Captain America</text:p>
          </table:table-cell>
          <table:table-cell office:value-type="string" calcext:value-type="string">
            <text:p>(2012) MCU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(2000) Cardcaptor Sakura</text:p>
          </table:table-cell>
          <table:table-cell office:value-type="string" calcext:value-type="string">
            <text:p>(1996) Pokemon</text:p>
          </table:table-cell>
          <table:table-cell office:value-type="string" calcext:value-type="string">
            <text:p>(1997) Stargate</text:p>
          </table:table-cell>
          <table:table-cell office:value-type="string" calcext:value-type="string">
            <text:p>(1998 / 2016) PowerPuff Girls</text:p>
          </table:table-cell>
          <table:table-cell/>
          <table:table-cell table:style-name="ce182" office:value-type="string" calcext:value-type="string">
            <text:p>(1937) Tolkien</text:p>
          </table:table-cell>
          <table:table-cell table:style-name="ce182"/>
          <table:table-cell table:style-name="ce182" office:value-type="string" calcext:value-type="string">
            <text:p>(2010-4) Iron Man 2</text:p>
          </table:table-cell>
          <table:table-cell table:style-name="ce182" office:value-type="string" calcext:value-type="string">
            <text:p>Guardians of the Galaxy</text:p>
          </table:table-cell>
          <table:table-cell office:value-type="string" calcext:value-type="string">
            <text:p>(1977) Star Wars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(2001 / 2004) Bleach</text:p>
          </table:table-cell>
          <table:table-cell office:value-type="string" calcext:value-type="string">
            <text:p>(1997) Final Fantasy</text:p>
          </table:table-cell>
          <table:table-cell office:value-type="string" calcext:value-type="string">
            <text:p>(2005) Dr. Who</text:p>
          </table:table-cell>
          <table:table-cell office:value-type="string" calcext:value-type="string">
            <text:p>(2001) Invader Zim?</text:p>
          </table:table-cell>
          <table:table-cell/>
          <table:table-cell table:style-name="ce182" office:value-type="string" calcext:value-type="string">
            <text:p>(2013) Hunger Games</text:p>
          </table:table-cell>
          <table:table-cell table:style-name="ce182"/>
          <table:table-cell table:style-name="ce182" office:value-type="string" calcext:value-type="string">
            <text:p>(2011-4) Thor</text:p>
          </table:table-cell>
          <table:table-cell table:style-name="ce182"/>
          <table:table-cell office:value-type="string" calcext:value-type="string">
            <text:p>Kpop (BTS)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(2001 / 2007) Prince of Tennis</text:p>
          </table:table-cell>
          <table:table-cell office:value-type="string" calcext:value-type="string">
            <text:p>(2002) Kingdom Hearts</text:p>
          </table:table-cell>
          <table:table-cell office:value-type="string" calcext:value-type="string">
            <text:p>(2005) Supernatural</text:p>
          </table:table-cell>
          <table:table-cell office:value-type="string" calcext:value-type="string">
            <text:p>(2002) Kim Possible</text:p>
          </table:table-cell>
          <table:table-cell/>
          <table:table-cell table:style-name="ce182" office:value-type="string" calcext:value-type="string">
            <text:p>(2003) Warriors</text:p>
          </table:table-cell>
          <table:table-cell table:style-name="ce182"/>
          <table:table-cell table:style-name="ce182" office:value-type="string" calcext:value-type="string">
            <text:p>(2011-9) Thor DVD “The Consultant”</text:p>
          </table:table-cell>
          <table:table-cell table:style-name="ce182" office:value-type="string" calcext:value-type="string">
            <text:p>Agents of SHIELD</text:p>
          </table:table-cell>
          <table:table-cell office:value-type="string" calcext:value-type="string">
            <text:p>(2010) 1 Direction(?)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(2002) Fruits Basket</text:p>
          </table:table-cell>
          <table:table-cell office:value-type="string" calcext:value-type="string">
            <text:p>(2009) Dragon Age</text:p>
          </table:table-cell>
          <table:table-cell office:value-type="string" calcext:value-type="string">
            <text:p>(2008) Merlin</text:p>
          </table:table-cell>
          <table:table-cell office:value-type="string" calcext:value-type="string">
            <text:p>(2003) Teen Titans</text:p>
          </table:table-cell>
          <table:table-cell/>
          <table:table-cell table:style-name="ce182" office:value-type="string" calcext:value-type="string">
            <text:p>(1991) A Song of Ice and Fire</text:p>
          </table:table-cell>
          <table:table-cell table:style-name="ce182"/>
          <table:table-cell table:style-name="ce182" office:value-type="string" calcext:value-type="string">
            <text:p>(2011-10) Captain America: The First Avenger</text:p>
          </table:table-cell>
          <table:table-cell table:style-name="ce182" office:value-type="string" calcext:value-type="string">
            <text:p>Agent Carter</text:p>
          </table:table-cell>
          <table:table-cell office:value-type="string" calcext:value-type="string">
            <text:p>(2010) Dan &amp; Phil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(2004) Fullmetal Alchemist</text:p>
          </table:table-cell>
          <table:table-cell office:value-type="string" calcext:value-type="string">
            <text:p>(2009) League of Legends</text:p>
          </table:table-cell>
          <table:table-cell office:value-type="string" calcext:value-type="string">
            <text:p>(2009) Glee</text:p>
          </table:table-cell>
          <table:table-cell office:value-type="string" calcext:value-type="string">
            <text:p>(2004) Danny Phantom</text:p>
          </table:table-cell>
          <table:table-cell/>
          <table:table-cell table:style-name="ce182" table:number-columns-repeated="2"/>
          <table:table-cell table:style-name="ce182" office:value-type="string" calcext:value-type="string">
            <text:p>(2012-4) The Avengers / “Avengers Assemble”</text:p>
          </table:table-cell>
          <table:table-cell table:style-name="ce182" office:value-type="string" calcext:value-type="string">
            <text:p>Daredevil</text:p>
          </table:table-cell>
          <table:table-cell office:value-type="string" calcext:value-type="string">
            <text:p>(2020) DSMP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(2005 / 2009) Naruto</text:p>
          </table:table-cell>
          <table:table-cell office:value-type="string" calcext:value-type="string">
            <text:p>(2009) Minecraft</text:p>
          </table:table-cell>
          <table:table-cell office:value-type="string" calcext:value-type="string">
            <text:p>(2010) Sherlock</text:p>
          </table:table-cell>
          <table:table-cell office:value-type="string" calcext:value-type="string">
            <text:p>(2005 / 2012) AtLA / LoK</text:p>
          </table:table-cell>
          <table:table-cell office:value-type="string" calcext:value-type="string">
            <text:p>(listed as anime until 2009)</text:p>
          </table:table-cell>
          <table:table-cell table:style-name="ce182" table:number-columns-repeated="2"/>
          <table:table-cell table:style-name="ce182" office:value-type="string" calcext:value-type="string">
            <text:p>(2012-9) Avengers DVD “Item 47”</text:p>
          </table:table-cell>
          <table:table-cell table:style-name="ce182" office:value-type="string" calcext:value-type="string">
            <text:p>Jessica Jones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(2008) Soul Eater</text:p>
          </table:table-cell>
          <table:table-cell office:value-type="string" calcext:value-type="string">
            <text:p>(2009) Persona</text:p>
          </table:table-cell>
          <table:table-cell office:value-type="string" calcext:value-type="string">
            <text:p>(2010) The Walking Dead</text:p>
          </table:table-cell>
          <table:table-cell office:value-type="string" calcext:value-type="string">
            <text:p>(2012) Gravity Falls?</text:p>
          </table:table-cell>
          <table:table-cell/>
          <table:table-cell table:style-name="ce182" table:number-columns-repeated="2"/>
          <table:table-cell table:style-name="ce182" office:value-type="string" calcext:value-type="string">
            <text:p>(2013-4) Iron Man 3</text:p>
          </table:table-cell>
          <table:table-cell table:style-name="ce182"/>
          <table:table-cell table:number-columns-repeated="16375"/>
        </table:table-row>
        <table:table-row table:style-name="ro2">
          <table:table-cell office:value-type="string" calcext:value-type="string">
            <text:p>(2009) Fairy Tail</text:p>
          </table:table-cell>
          <table:table-cell office:value-type="string" calcext:value-type="string">
            <text:p>(2010) DanganRonpa</text:p>
          </table:table-cell>
          <table:table-cell office:value-type="string" calcext:value-type="string">
            <text:p>(2011) Teen Wolf</text:p>
          </table:table-cell>
          <table:table-cell office:value-type="string" calcext:value-type="string">
            <text:p>(2013) Steven Universe</text:p>
          </table:table-cell>
          <table:table-cell table:number-columns-repeated="3"/>
          <table:table-cell office:value-type="string" calcext:value-type="string">
            <text:p>(2013-9) Iron Man 3 DVD “Agent Carter”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09) Hetalia</text:p>
          </table:table-cell>
          <table:table-cell office:value-type="string" calcext:value-type="string">
            <text:p>(2014) FnaF</text:p>
          </table:table-cell>
          <table:table-cell office:value-type="string" calcext:value-type="string">
            <text:p>(2011) Once Upon a Time</text:p>
          </table:table-cell>
          <table:table-cell office:value-type="string" calcext:value-type="string">
            <text:p>(2015) Miraculous Ladybug</text:p>
          </table:table-cell>
          <table:table-cell table:number-columns-repeated="3"/>
          <table:table-cell office:value-type="string" calcext:value-type="string">
            <text:p>(2013-9) Agents of SHIELD (TV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11) Blue Exorcist</text:p>
          </table:table-cell>
          <table:table-cell office:value-type="string" calcext:value-type="string">
            <text:p>(2015) Undertale</text:p>
          </table:table-cell>
          <table:table-cell office:value-type="string" calcext:value-type="string">
            <text:p>(2012) MCU</text:p>
          </table:table-cell>
          <table:table-cell office:value-type="string" calcext:value-type="string">
            <text:p>(2015) Star vs. the Forces of Evil?</text:p>
          </table:table-cell>
          <table:table-cell table:number-columns-repeated="3"/>
          <table:table-cell office:value-type="string" calcext:value-type="string">
            <text:p>(2013-11) Thor: The Dark Worl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11) Madoka Magica</text:p>
          </table:table-cell>
          <table:table-cell office:value-type="string" calcext:value-type="string">
            <text:p>(2016) Mystic Messenger</text:p>
          </table:table-cell>
          <table:table-cell/>
          <table:table-cell office:value-type="string" calcext:value-type="string">
            <text:p>(2018) SPOP</text:p>
          </table:table-cell>
          <table:table-cell table:number-columns-repeated="3"/>
          <table:table-cell office:value-type="string" calcext:value-type="string">
            <text:p>(2014-2) Thor: The Dark World DVD “All Hail the King”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13) Attack on Titan</text:p>
          </table:table-cell>
          <table:table-cell office:value-type="string" calcext:value-type="string">
            <text:p>(2016) Overwatch</text:p>
          </table:table-cell>
          <table:table-cell/>
          <table:table-cell office:value-type="string" calcext:value-type="string">
            <text:p>(2007) Total Drama</text:p>
          </table:table-cell>
          <table:table-cell table:number-columns-repeated="3"/>
          <table:table-cell office:value-type="string" calcext:value-type="string">
            <text:p>(2014-3) Captain America: the Winter Soldie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14) Haikyuu</text:p>
          </table:table-cell>
          <table:table-cell office:value-type="string" calcext:value-type="string">
            <text:p>(2020) Genshin</text:p>
          </table:table-cell>
          <table:table-cell table:number-columns-repeated="5"/>
          <table:table-cell office:value-type="string" calcext:value-type="string">
            <text:p>(2014-7) Guardians of the Galaxy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15) My Hero Academia</text:p>
          </table:table-cell>
          <table:table-cell office:value-type="string" calcext:value-type="string">
            <text:p>(2023) Honkai Star Rail</text:p>
          </table:table-cell>
          <table:table-cell table:number-columns-repeated="5"/>
          <table:table-cell office:value-type="string" calcext:value-type="string">
            <text:p>(2015-1) Agent Carter (TV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16) Yuri!!! on Ice</text:p>
          </table:table-cell>
          <table:table-cell table:number-columns-repeated="6"/>
          <table:table-cell office:value-type="string" calcext:value-type="string">
            <text:p>(2015-4) Dardevil (TV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19) Spy x Family</text:p>
          </table:table-cell>
          <table:table-cell table:number-columns-repeated="6"/>
          <table:table-cell office:value-type="string" calcext:value-type="string">
            <text:p>(2015-4) Avengers: Age of Ultron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(2011) RWBY</text:p>
          </table:table-cell>
          <table:table-cell table:number-columns-repeated="6"/>
          <table:table-cell office:value-type="string" calcext:value-type="string">
            <text:p>(2015-7) Ant-Man</text:p>
          </table:table-cell>
          <table:table-cell table:number-columns-repeated="16376"/>
        </table:table-row>
        <table:table-row table:style-name="ro2">
          <table:table-cell table:number-columns-repeated="7"/>
          <table:table-cell office:value-type="string" calcext:value-type="string">
            <text:p>(2015-11) Jessica Jones (TV)</text:p>
          </table:table-cell>
          <table:table-cell table:number-columns-repeated="16376"/>
        </table:table-row>
        <table:table-row table:style-name="ro2">
          <table:table-cell table:number-columns-repeated="7"/>
          <table:table-cell office:value-type="string" calcext:value-type="string">
            <text:p>(2016-4) Captain America: Civil War</text:p>
          </table:table-cell>
          <table:table-cell table:number-columns-repeated="16376"/>
        </table:table-row>
        <table:table-row table:style-name="ro2">
          <table:table-cell table:number-columns-repeated="7"/>
          <table:table-cell office:value-type="string" calcext:value-type="string">
            <text:p>(2016-9) Luke Cage (TV)</text:p>
          </table:table-cell>
          <table:table-cell table:number-columns-repeated="16376"/>
        </table:table-row>
        <table:table-row table:style-name="ro2">
          <table:table-cell table:number-columns-repeated="7"/>
          <table:table-cell office:value-type="string" calcext:value-type="string">
            <text:p>(2016-10) Doctor Strange</text:p>
          </table:table-cell>
          <table:table-cell table:number-columns-repeated="16376"/>
        </table:table-row>
      </table:table>
      <table:table table:name="tv ffn" table:style-name="ta1">
        <office:forms form:automatic-focus="false" form:apply-design-mode="false"/>
        <table:table-column table:style-name="co1" table:default-cell-style-name="ce168"/>
        <table:table-column table:style-name="co13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3" table:default-cell-style-name="Default"/>
        <table:table-column table:style-name="co1" table:number-columns-repeated="5" table:default-cell-style-name="ce186"/>
        <table:table-column table:style-name="co1" table:number-columns-repeated="1001" table:default-cell-style-name="Default"/>
        <table:table-row table:style-name="ro1">
          <table:table-cell table:style-name="ce38" office:value-type="string" calcext:value-type="string">
            <text:p>TV FFN</text:p>
          </table:table-cell>
          <table:table-cell table:style-name="ce39" office:value-type="string" calcext:value-type="string">
            <text:p>SPN</text:p>
          </table:table-cell>
          <table:table-cell table:style-name="ce39" office:value-type="string" calcext:value-type="string">
            <text:p>Dr. Who</text:p>
          </table:table-cell>
          <table:table-cell table:style-name="ce39" office:value-type="string" calcext:value-type="string">
            <text:p>Sherlock</text:p>
          </table:table-cell>
          <table:table-cell table:style-name="ce39" office:value-type="string" calcext:value-type="string">
            <text:p>Star Trek</text:p>
          </table:table-cell>
          <table:table-cell table:style-name="ce39" office:value-type="string" calcext:value-type="string">
            <text:p>Glee</text:p>
          </table:table-cell>
          <table:table-cell table:style-name="ce39" office:value-type="string" calcext:value-type="string">
            <text:p>OuaT</text:p>
          </table:table-cell>
          <table:table-cell table:style-name="ce39" office:value-type="string" calcext:value-type="string">
            <text:p>Buffy</text:p>
          </table:table-cell>
          <table:table-cell table:style-name="ce39" office:value-type="string" calcext:value-type="string">
            <text:p>Merlin</text:p>
          </table:table-cell>
          <table:table-cell table:style-name="ce39" office:value-type="string" calcext:value-type="string">
            <text:p>Stargate</text:p>
          </table:table-cell>
          <table:table-cell table:style-name="ce39" office:value-type="string" calcext:value-type="string">
            <text:p>Teen Wolf</text:p>
          </table:table-cell>
          <table:table-cell table:style-name="ce39" office:value-type="string" calcext:value-type="string">
            <text:p>TWD</text:p>
          </table:table-cell>
          <table:table-cell table:style-name="ce39" office:value-type="string" calcext:value-type="string">
            <text:p>X-Files</text:p>
          </table:table-cell>
          <table:table-cell table:style-name="ce41"/>
          <table:table-cell table:style-name="ce39" office:value-type="string" calcext:value-type="string">
            <text:p>Total</text:p>
          </table:table-cell>
          <table:table-cell table:style-name="ce41"/>
          <table:table-cell table:style-name="ce41" office:value-type="string" calcext:value-type="string">
            <text:p>(MCU Quarantine →)</text:p>
          </table:table-cell>
          <table:table-cell table:style-name="ce41"/>
          <table:table-cell table:style-name="ce225" office:value-type="string" calcext:value-type="string">
            <text:p>Agents of SHIELD</text:p>
          </table:table-cell>
          <table:table-cell table:style-name="ce39" office:value-type="string" calcext:value-type="string">
            <text:p>Agent Carter</text:p>
          </table:table-cell>
          <table:table-cell table:style-name="ce39" office:value-type="string" calcext:value-type="string">
            <text:p>Daredevil</text:p>
          </table:table-cell>
          <table:table-cell table:style-name="ce225" office:value-type="string" calcext:value-type="string">
            <text:p>Jessica Jones</text:p>
          </table:table-cell>
          <table:table-cell table:style-name="ce39" office:value-type="string" calcext:value-type="string">
            <text:p>WandaVision</text:p>
          </table:table-cell>
          <table:table-cell table:style-name="ce41" table:number-columns-repeated="1001"/>
        </table:table-row>
        <table:table-row table:style-name="ro2">
          <table:table-cell table:style-name="ce156" office:value-type="date" office:date-value="1999-04-29" calcext:value-type="date">
            <text:p>Apr 29, 99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/>
          <table:table-cell table:formula="of:=SUM([.B2:.M2])" office:value-type="float" office:value="476" calcext:value-type="float">
            <text:p>47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0-05-11" calcext:value-type="date">
            <text:p>May 11, 00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formula="of:=137+55+51+36+233" office:value-type="float" office:value="512" calcext:value-type="float">
            <text:p>512</text:p>
          </table:table-cell>
          <table:table-cell table:number-columns-repeated="2"/>
          <table:table-cell office:value-type="float" office:value="686" calcext:value-type="float">
            <text:p>686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852" calcext:value-type="float">
            <text:p>852</text:p>
          </table:table-cell>
          <table:table-cell/>
          <table:table-cell table:formula="of:=SUM([.B3:.M3])" office:value-type="float" office:value="2177" calcext:value-type="float">
            <text:p>2,17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0-10-13" calcext:value-type="date">
            <text:p>Oct 13, 00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table:formula="of:=3+192+103+97+75+557" office:value-type="float" office:value="1027" calcext:value-type="float">
            <text:p>1,027</text:p>
          </table:table-cell>
          <table:table-cell table:number-columns-repeated="2"/>
          <table:table-cell office:value-type="float" office:value="1521" calcext:value-type="float">
            <text:p>1,521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375" calcext:value-type="float">
            <text:p>1,375</text:p>
          </table:table-cell>
          <table:table-cell/>
          <table:table-cell table:formula="of:=SUM([.B4:.M4])" office:value-type="float" office:value="4132" calcext:value-type="float">
            <text:p>4,13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1-04-13" calcext:value-type="date">
            <text:p>Apr 13, 0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248+114+174+117+944" office:value-type="float" office:value="1597" calcext:value-type="float">
            <text:p>1,597</text:p>
          </table:table-cell>
          <table:table-cell table:number-columns-repeated="2"/>
          <table:table-cell office:value-type="float" office:value="2843" calcext:value-type="float">
            <text:p>2,843</text:p>
          </table:table-cell>
          <table:table-cell/>
          <table:table-cell office:value-type="float" office:value="412" calcext:value-type="float">
            <text:p>412</text:p>
          </table:table-cell>
          <table:table-cell table:number-columns-repeated="2"/>
          <table:table-cell office:value-type="float" office:value="2040" calcext:value-type="float">
            <text:p>2,040</text:p>
          </table:table-cell>
          <table:table-cell/>
          <table:table-cell table:formula="of:=SUM([.B5:.M5])" office:value-type="float" office:value="6992" calcext:value-type="float">
            <text:p>6,99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1-07-11" calcext:value-type="date">
            <text:p>Jul 11, 01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table:formula="of:=293+146+233+145+1415" office:value-type="float" office:value="2232" calcext:value-type="float">
            <text:p>2,232</text:p>
          </table:table-cell>
          <table:table-cell table:number-columns-repeated="2"/>
          <table:table-cell office:value-type="float" office:value="4815" calcext:value-type="float">
            <text:p>4,815</text:p>
          </table:table-cell>
          <table:table-cell/>
          <table:table-cell office:value-type="float" office:value="591" calcext:value-type="float">
            <text:p>591</text:p>
          </table:table-cell>
          <table:table-cell table:number-columns-repeated="2"/>
          <table:table-cell office:value-type="float" office:value="2465" calcext:value-type="float">
            <text:p>2,465</text:p>
          </table:table-cell>
          <table:table-cell/>
          <table:table-cell table:formula="of:=SUM([.B6:.M6])" office:value-type="float" office:value="10227" calcext:value-type="float">
            <text:p>10,22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1-09-10" calcext:value-type="date">
            <text:p>Sep 10, 01</text:p>
          </table:table-cell>
          <table:table-cell/>
          <table:table-cell office:value-type="float" office:value="143" calcext:value-type="float">
            <text:p>143</text:p>
          </table:table-cell>
          <table:table-cell/>
          <table:table-cell table:formula="of:=317+15+155+267+186+1655" office:value-type="float" office:value="2595" calcext:value-type="float">
            <text:p>2,595</text:p>
          </table:table-cell>
          <table:table-cell table:number-columns-repeated="2"/>
          <table:table-cell office:value-type="float" office:value="6020" calcext:value-type="float">
            <text:p>6,020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2"/>
          <table:table-cell office:value-type="float" office:value="2710" calcext:value-type="float">
            <text:p>2,710</text:p>
          </table:table-cell>
          <table:table-cell/>
          <table:table-cell table:formula="of:=SUM([.B7:.M7])" office:value-type="float" office:value="12178" calcext:value-type="float">
            <text:p>12,178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1-12-12" calcext:value-type="date">
            <text:p>Dec 12, 01</text:p>
          </table:table-cell>
          <table:table-cell/>
          <table:table-cell office:value-type="float" office:value="149" calcext:value-type="float">
            <text:p>149</text:p>
          </table:table-cell>
          <table:table-cell/>
          <table:table-cell office:value-type="float" office:value="2883" calcext:value-type="float">
            <text:p>2,883</text:p>
          </table:table-cell>
          <table:table-cell table:number-columns-repeated="2"/>
          <table:table-cell office:value-type="float" office:value="6985" calcext:value-type="float">
            <text:p>6,985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2876" calcext:value-type="float">
            <text:p>2,876</text:p>
          </table:table-cell>
          <table:table-cell/>
          <table:table-cell table:formula="of:=SUM([.B8:.M8])" office:value-type="float" office:value="13693" calcext:value-type="float">
            <text:p>13,69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2-01-23" calcext:value-type="date">
            <text:p>Jan 23, 02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table:formula="of:=341+174+196+330+217+2050" office:value-type="float" office:value="3308" calcext:value-type="float">
            <text:p>3,308</text:p>
          </table:table-cell>
          <table:table-cell table:number-columns-repeated="2"/>
          <table:table-cell office:value-type="float" office:value="7943" calcext:value-type="float">
            <text:p>7,943</text:p>
          </table:table-cell>
          <table:table-cell/>
          <table:table-cell office:value-type="float" office:value="897" calcext:value-type="float">
            <text:p>897</text:p>
          </table:table-cell>
          <table:table-cell table:number-columns-repeated="2"/>
          <table:table-cell office:value-type="float" office:value="3002" calcext:value-type="float">
            <text:p>3,002</text:p>
          </table:table-cell>
          <table:table-cell/>
          <table:table-cell table:formula="of:=SUM([.B9:.M9])" office:value-type="float" office:value="15318" calcext:value-type="float">
            <text:p>15,31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2-04-05" calcext:value-type="date">
            <text:p>Apr 5, 02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360+336+225+386+227+2312" office:value-type="float" office:value="3846" calcext:value-type="float">
            <text:p>3,846</text:p>
          </table:table-cell>
          <table:table-cell table:number-columns-repeated="2"/>
          <table:table-cell office:value-type="float" office:value="9911" calcext:value-type="float">
            <text:p>9,911</text:p>
          </table:table-cell>
          <table:table-cell/>
          <table:table-cell office:value-type="float" office:value="1109" calcext:value-type="float">
            <text:p>1,109</text:p>
          </table:table-cell>
          <table:table-cell table:number-columns-repeated="2"/>
          <table:table-cell office:value-type="float" office:value="3351" calcext:value-type="float">
            <text:p>3,351</text:p>
          </table:table-cell>
          <table:table-cell/>
          <table:table-cell table:formula="of:=SUM([.B10:.M10])" office:value-type="float" office:value="18397" calcext:value-type="float">
            <text:p>18,397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2-06-01" calcext:value-type="date">
            <text:p>Jun 1, 02</text:p>
          </table:table-cell>
          <table:table-cell/>
          <table:table-cell office:value-type="float" office:value="217" calcext:value-type="float">
            <text:p>217</text:p>
          </table:table-cell>
          <table:table-cell/>
          <table:table-cell office:value-type="float" office:value="4365" calcext:value-type="float">
            <text:p>4,365</text:p>
          </table:table-cell>
          <table:table-cell table:number-columns-repeated="2"/>
          <table:table-cell office:value-type="float" office:value="11352" calcext:value-type="float">
            <text:p>11,352</text:p>
          </table:table-cell>
          <table:table-cell/>
          <table:table-cell office:value-type="float" office:value="1244" calcext:value-type="float">
            <text:p>1,244</text:p>
          </table:table-cell>
          <table:table-cell table:number-columns-repeated="2"/>
          <table:table-cell office:value-type="float" office:value="3599" calcext:value-type="float">
            <text:p>3,599</text:p>
          </table:table-cell>
          <table:table-cell/>
          <table:table-cell table:formula="of:=SUM([.B11:.M11])" office:value-type="float" office:value="20777" calcext:value-type="float">
            <text:p>20,777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2-08-10" calcext:value-type="date">
            <text:p>Aug 10, 02</text:p>
          </table:table-cell>
          <table:table-cell/>
          <table:table-cell office:value-type="float" office:value="233" calcext:value-type="float">
            <text:p>233</text:p>
          </table:table-cell>
          <table:table-cell/>
          <table:table-cell office:value-type="float" office:value="4614" calcext:value-type="float">
            <text:p>4,614</text:p>
          </table:table-cell>
          <table:table-cell table:number-columns-repeated="2"/>
          <table:table-cell office:value-type="float" office:value="12478" calcext:value-type="float">
            <text:p>12,478</text:p>
          </table:table-cell>
          <table:table-cell/>
          <table:table-cell office:value-type="float" office:value="1387" calcext:value-type="float">
            <text:p>1,387</text:p>
          </table:table-cell>
          <table:table-cell table:number-columns-repeated="2"/>
          <table:table-cell office:value-type="float" office:value="3637" calcext:value-type="float">
            <text:p>3,637</text:p>
          </table:table-cell>
          <table:table-cell/>
          <table:table-cell table:formula="of:=SUM([.B12:.M12])" office:value-type="float" office:value="22349" calcext:value-type="float">
            <text:p>22,34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2-10-03" calcext:value-type="date">
            <text:p>Oct 3, 02</text:p>
          </table:table-cell>
          <table:table-cell/>
          <table:table-cell office:value-type="float" office:value="245" calcext:value-type="float">
            <text:p>245</text:p>
          </table:table-cell>
          <table:table-cell/>
          <table:table-cell table:formula="of:=375+753+297+484+335+2644" office:value-type="float" office:value="4888" calcext:value-type="float">
            <text:p>4,888</text:p>
          </table:table-cell>
          <table:table-cell table:number-columns-repeated="2"/>
          <table:table-cell office:value-type="float" office:value="13478" calcext:value-type="float">
            <text:p>13,478</text:p>
          </table:table-cell>
          <table:table-cell/>
          <table:table-cell office:value-type="float" office:value="1581" calcext:value-type="float">
            <text:p>1,581</text:p>
          </table:table-cell>
          <table:table-cell table:number-columns-repeated="2"/>
          <table:table-cell office:value-type="float" office:value="3877" calcext:value-type="float">
            <text:p>3,877</text:p>
          </table:table-cell>
          <table:table-cell/>
          <table:table-cell table:formula="of:=SUM([.B13:.M13])" office:value-type="float" office:value="24069" calcext:value-type="float">
            <text:p>24,069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2-12-11" calcext:value-type="date">
            <text:p>Dec 11, 02</text:p>
          </table:table-cell>
          <table:table-cell/>
          <table:table-cell office:value-type="float" office:value="273" calcext:value-type="float">
            <text:p>273</text:p>
          </table:table-cell>
          <table:table-cell/>
          <table:table-cell office:value-type="float" office:value="4870" calcext:value-type="float">
            <text:p>4,870</text:p>
          </table:table-cell>
          <table:table-cell table:number-columns-repeated="2"/>
          <table:table-cell office:value-type="float" office:value="13045" calcext:value-type="float">
            <text:p>13,045</text:p>
          </table:table-cell>
          <table:table-cell/>
          <table:table-cell office:value-type="float" office:value="1761" calcext:value-type="float">
            <text:p>1,761</text:p>
          </table:table-cell>
          <table:table-cell table:number-columns-repeated="2"/>
          <table:table-cell office:value-type="float" office:value="3586" calcext:value-type="float">
            <text:p>3,586</text:p>
          </table:table-cell>
          <table:table-cell/>
          <table:table-cell table:formula="of:=SUM([.B14:.M14])" office:value-type="float" office:value="23535" calcext:value-type="float">
            <text:p>23,535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3-02-10" calcext:value-type="date">
            <text:p>Feb 10, 03</text:p>
          </table:table-cell>
          <table:table-cell/>
          <table:table-cell office:value-type="float" office:value="313" calcext:value-type="float">
            <text:p>313</text:p>
          </table:table-cell>
          <table:table-cell/>
          <table:table-cell office:value-type="float" office:value="5273" calcext:value-type="float">
            <text:p>5,273</text:p>
          </table:table-cell>
          <table:table-cell table:number-columns-repeated="2"/>
          <table:table-cell office:value-type="float" office:value="14248" calcext:value-type="float">
            <text:p>14,248</text:p>
          </table:table-cell>
          <table:table-cell/>
          <table:table-cell office:value-type="float" office:value="2205" calcext:value-type="float">
            <text:p>2,205</text:p>
          </table:table-cell>
          <table:table-cell table:number-columns-repeated="2"/>
          <table:table-cell office:value-type="float" office:value="3772" calcext:value-type="float">
            <text:p>3,772</text:p>
          </table:table-cell>
          <table:table-cell/>
          <table:table-cell table:formula="of:=SUM([.B15:.M15])" office:value-type="float" office:value="25811" calcext:value-type="float">
            <text:p>25,81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3-04-01" calcext:value-type="date">
            <text:p>Apr 1, 03</text:p>
          </table:table-cell>
          <table:table-cell/>
          <table:table-cell office:value-type="float" office:value="331" calcext:value-type="float">
            <text:p>331</text:p>
          </table:table-cell>
          <table:table-cell/>
          <table:table-cell table:formula="of:=349+995+353+604+405+2825" office:value-type="float" office:value="5531" calcext:value-type="float">
            <text:p>5,531</text:p>
          </table:table-cell>
          <table:table-cell table:number-columns-repeated="2"/>
          <table:table-cell office:value-type="float" office:value="15345" calcext:value-type="float">
            <text:p>15,345</text:p>
          </table:table-cell>
          <table:table-cell/>
          <table:table-cell office:value-type="float" office:value="2479" calcext:value-type="float">
            <text:p>2,479</text:p>
          </table:table-cell>
          <table:table-cell table:number-columns-repeated="2"/>
          <table:table-cell office:value-type="float" office:value="3872" calcext:value-type="float">
            <text:p>3,872</text:p>
          </table:table-cell>
          <table:table-cell/>
          <table:table-cell table:formula="of:=SUM([.B16:.M16])" office:value-type="float" office:value="27558" calcext:value-type="float">
            <text:p>27,558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3-06-02" calcext:value-type="date">
            <text:p>Jun 2, 03</text:p>
          </table:table-cell>
          <table:table-cell/>
          <table:table-cell office:value-type="float" office:value="348" calcext:value-type="float">
            <text:p>348</text:p>
          </table:table-cell>
          <table:table-cell/>
          <table:table-cell office:value-type="float" office:value="5900" calcext:value-type="float">
            <text:p>5,900</text:p>
          </table:table-cell>
          <table:table-cell table:number-columns-repeated="2"/>
          <table:table-cell office:value-type="float" office:value="16728" calcext:value-type="float">
            <text:p>16,728</text:p>
          </table:table-cell>
          <table:table-cell/>
          <table:table-cell office:value-type="float" office:value="2879" calcext:value-type="float">
            <text:p>2,879</text:p>
          </table:table-cell>
          <table:table-cell table:number-columns-repeated="2"/>
          <table:table-cell office:value-type="float" office:value="4100" calcext:value-type="float">
            <text:p>4,100</text:p>
          </table:table-cell>
          <table:table-cell/>
          <table:table-cell table:formula="of:=SUM([.B17:.M17])" office:value-type="float" office:value="29955" calcext:value-type="float">
            <text:p>29,955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023"/>
        </table:table-row>
        <table:table-row table:style-name="ro2">
          <table:table-cell table:style-name="ce156" office:value-type="date" office:date-value="2004-09-06" calcext:value-type="date">
            <text:p>Sep 6, 04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table:formula="of:=456+1910+498+943+867+3470" office:value-type="float" office:value="8144" calcext:value-type="float">
            <text:p>8,144</text:p>
          </table:table-cell>
          <table:table-cell table:number-columns-repeated="2"/>
          <table:table-cell office:value-type="float" office:value="23625" calcext:value-type="float">
            <text:p>23,625</text:p>
          </table:table-cell>
          <table:table-cell/>
          <table:table-cell table:formula="of:=137+6647" office:value-type="float" office:value="6784" calcext:value-type="float">
            <text:p>6,784</text:p>
          </table:table-cell>
          <table:table-cell table:number-columns-repeated="2"/>
          <table:table-cell office:value-type="float" office:value="4934" calcext:value-type="float">
            <text:p>4,934</text:p>
          </table:table-cell>
          <table:table-cell/>
          <table:table-cell table:formula="of:=SUM([.B20:.M20])" office:value-type="float" office:value="44102" calcext:value-type="float">
            <text:p>44,102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4-10-12" calcext:value-type="date">
            <text:p>Oct 12, 04</text:p>
          </table:table-cell>
          <table:table-cell/>
          <table:table-cell office:value-type="float" office:value="610" calcext:value-type="float">
            <text:p>610</text:p>
          </table:table-cell>
          <table:table-cell/>
          <table:table-cell office:value-type="float" office:value="8270" calcext:value-type="float">
            <text:p>8,270</text:p>
          </table:table-cell>
          <table:table-cell table:number-columns-repeated="2"/>
          <table:table-cell office:value-type="float" office:value="24051" calcext:value-type="float">
            <text:p>24,051</text:p>
          </table:table-cell>
          <table:table-cell/>
          <table:table-cell office:value-type="float" office:value="7049" calcext:value-type="float">
            <text:p>7,049</text:p>
          </table:table-cell>
          <table:table-cell table:number-columns-repeated="2"/>
          <table:table-cell office:value-type="float" office:value="4990" calcext:value-type="float">
            <text:p>4,990</text:p>
          </table:table-cell>
          <table:table-cell/>
          <table:table-cell table:formula="of:=SUM([.B21:.M21])" office:value-type="float" office:value="44970" calcext:value-type="float">
            <text:p>44,97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4-12-11" calcext:value-type="date">
            <text:p>Dec 11, 04</text:p>
          </table:table-cell>
          <table:table-cell/>
          <table:table-cell office:value-type="float" office:value="650" calcext:value-type="float">
            <text:p>650</text:p>
          </table:table-cell>
          <table:table-cell/>
          <table:table-cell office:value-type="float" office:value="8488" calcext:value-type="float">
            <text:p>8,488</text:p>
          </table:table-cell>
          <table:table-cell table:number-columns-repeated="2"/>
          <table:table-cell office:value-type="float" office:value="24813" calcext:value-type="float">
            <text:p>24,813</text:p>
          </table:table-cell>
          <table:table-cell/>
          <table:table-cell office:value-type="float" office:value="8069" calcext:value-type="float">
            <text:p>8,069</text:p>
          </table:table-cell>
          <table:table-cell table:number-columns-repeated="2"/>
          <table:table-cell office:value-type="float" office:value="5092" calcext:value-type="float">
            <text:p>5,092</text:p>
          </table:table-cell>
          <table:table-cell/>
          <table:table-cell table:formula="of:=SUM([.B22:.M22])" office:value-type="float" office:value="47112" calcext:value-type="float">
            <text:p>47,11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5-01-01" calcext:value-type="date">
            <text:p>Jan 1, 05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table:formula="of:=476+2066+518+1006+931+3572" office:value-type="float" office:value="8569" calcext:value-type="float">
            <text:p>8,569</text:p>
          </table:table-cell>
          <table:table-cell table:number-columns-repeated="2"/>
          <table:table-cell office:value-type="float" office:value="25073" calcext:value-type="float">
            <text:p>25,073</text:p>
          </table:table-cell>
          <table:table-cell/>
          <table:table-cell table:formula="of:=493+7873" office:value-type="float" office:value="8366" calcext:value-type="float">
            <text:p>8,366</text:p>
          </table:table-cell>
          <table:table-cell table:number-columns-repeated="2"/>
          <table:table-cell office:value-type="float" office:value="5123" calcext:value-type="float">
            <text:p>5,123</text:p>
          </table:table-cell>
          <table:table-cell/>
          <table:table-cell table:formula="of:=SUM([.B23:.M23])" office:value-type="float" office:value="47789" calcext:value-type="float">
            <text:p>47,78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5-04-01" calcext:value-type="date">
            <text:p>Apr 1, 05</text:p>
          </table:table-cell>
          <table:table-cell/>
          <table:table-cell office:value-type="float" office:value="697" calcext:value-type="float">
            <text:p>697</text:p>
          </table:table-cell>
          <table:table-cell/>
          <table:table-cell table:formula="of:=497+2181+547+1039+992+3673" office:value-type="float" office:value="8929" calcext:value-type="float">
            <text:p>8,929</text:p>
          </table:table-cell>
          <table:table-cell table:number-columns-repeated="2"/>
          <table:table-cell office:value-type="float" office:value="26093" calcext:value-type="float">
            <text:p>26,093</text:p>
          </table:table-cell>
          <table:table-cell/>
          <table:table-cell table:formula="of:=8877+942" office:value-type="float" office:value="9819" calcext:value-type="float">
            <text:p>9,819</text:p>
          </table:table-cell>
          <table:table-cell table:number-columns-repeated="2"/>
          <table:table-cell office:value-type="float" office:value="5305" calcext:value-type="float">
            <text:p>5,305</text:p>
          </table:table-cell>
          <table:table-cell/>
          <table:table-cell table:formula="of:=SUM([.B24:.M24])" office:value-type="float" office:value="50843" calcext:value-type="float">
            <text:p>50,84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6-10-16" calcext:value-type="date">
            <text:p>Oct 16, 06</text:p>
          </table:table-cell>
          <table:table-cell office:value-type="float" office:value="4373" calcext:value-type="float">
            <text:p>4,373</text:p>
          </table:table-cell>
          <table:table-cell office:value-type="float" office:value="4197" calcext:value-type="float">
            <text:p>4,197</text:p>
          </table:table-cell>
          <table:table-cell/>
          <table:table-cell table:formula="of:=626+2694+731+1344+1325+4220" office:value-type="float" office:value="10940" calcext:value-type="float">
            <text:p>10,940</text:p>
          </table:table-cell>
          <table:table-cell table:number-columns-repeated="2"/>
          <table:table-cell office:value-type="float" office:value="29919" calcext:value-type="float">
            <text:p>29,919</text:p>
          </table:table-cell>
          <table:table-cell/>
          <table:table-cell table:formula="of:=5985+13723" office:value-type="float" office:value="19708" calcext:value-type="float">
            <text:p>19,708</text:p>
          </table:table-cell>
          <table:table-cell table:number-columns-repeated="2"/>
          <table:table-cell office:value-type="float" office:value="6192" calcext:value-type="float">
            <text:p>6,192</text:p>
          </table:table-cell>
          <table:table-cell/>
          <table:table-cell table:formula="of:=SUM([.B25:.M25])" office:value-type="float" office:value="75329" calcext:value-type="float">
            <text:p>75,32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7-06-30" calcext:value-type="date">
            <text:p>Jun 30, 07</text:p>
          </table:table-cell>
          <table:table-cell office:value-type="float" office:value="9238" calcext:value-type="float">
            <text:p>9,238</text:p>
          </table:table-cell>
          <table:table-cell office:value-type="float" office:value="6902" calcext:value-type="float">
            <text:p>6,902</text:p>
          </table:table-cell>
          <table:table-cell/>
          <table:table-cell table:formula="of:=678+2835+788+1439+1522+4548" office:value-type="float" office:value="11810" calcext:value-type="float">
            <text:p>11,810</text:p>
          </table:table-cell>
          <table:table-cell table:number-columns-repeated="2"/>
          <table:table-cell office:value-type="float" office:value="31181" calcext:value-type="float">
            <text:p>31,181</text:p>
          </table:table-cell>
          <table:table-cell/>
          <table:table-cell table:formula="of:=8422+16024" office:value-type="float" office:value="24446" calcext:value-type="float">
            <text:p>24,446</text:p>
          </table:table-cell>
          <table:table-cell table:number-columns-repeated="2"/>
          <table:table-cell office:value-type="float" office:value="6523" calcext:value-type="float">
            <text:p>6,523</text:p>
          </table:table-cell>
          <table:table-cell/>
          <table:table-cell table:formula="of:=SUM([.B26:.M26])" office:value-type="float" office:value="90100" calcext:value-type="float">
            <text:p>90,10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07-09-29" calcext:value-type="date">
            <text:p>Sep 29, 07</text:p>
          </table:table-cell>
          <table:table-cell office:value-type="float" office:value="10932" calcext:value-type="float">
            <text:p>10,932</text:p>
          </table:table-cell>
          <table:table-cell office:value-type="float" office:value="8028" calcext:value-type="float">
            <text:p>8,028</text:p>
          </table:table-cell>
          <table:table-cell/>
          <table:table-cell office:value-type="float" office:value="12018" calcext:value-type="float">
            <text:p>12,018</text:p>
          </table:table-cell>
          <table:table-cell table:number-columns-repeated="2"/>
          <table:table-cell office:value-type="float" office:value="31560" calcext:value-type="float">
            <text:p>31,560</text:p>
          </table:table-cell>
          <table:table-cell/>
          <table:table-cell office:value-type="float" office:value="25595" calcext:value-type="float">
            <text:p>25,595</text:p>
          </table:table-cell>
          <table:table-cell table:number-columns-repeated="2"/>
          <table:table-cell office:value-type="float" office:value="6613" calcext:value-type="float">
            <text:p>6,613</text:p>
          </table:table-cell>
          <table:table-cell/>
          <table:table-cell table:formula="of:=SUM([.B27:.M27])" office:value-type="float" office:value="94746" calcext:value-type="float">
            <text:p>94,74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9-02-24" calcext:value-type="date">
            <text:p>Feb 24, 09</text:p>
          </table:table-cell>
          <table:table-cell office:value-type="float" office:value="21388" calcext:value-type="float">
            <text:p>21,388</text:p>
          </table:table-cell>
          <table:table-cell office:value-type="float" office:value="14422" calcext:value-type="float">
            <text:p>14,422</text:p>
          </table:table-cell>
          <table:table-cell/>
          <table:table-cell table:formula="of:=787+3233+886+1715+1895+5488" office:value-type="float" office:value="14004" calcext:value-type="float">
            <text:p>14,004</text:p>
          </table:table-cell>
          <table:table-cell table:number-columns-repeated="2"/>
          <table:table-cell office:value-type="float" office:value="33895" calcext:value-type="float">
            <text:p>33,895</text:p>
          </table:table-cell>
          <table:table-cell office:value-type="float" office:value="657" calcext:value-type="float">
            <text:p>657</text:p>
          </table:table-cell>
          <table:table-cell table:formula="of:=13527+20128" office:value-type="float" office:value="33655" calcext:value-type="float">
            <text:p>33,655</text:p>
          </table:table-cell>
          <table:table-cell table:number-columns-repeated="2"/>
          <table:table-cell office:value-type="float" office:value="7636" calcext:value-type="float">
            <text:p>7,636</text:p>
          </table:table-cell>
          <table:table-cell/>
          <table:table-cell table:formula="of:=SUM([.B28:.M28])" office:value-type="float" office:value="125657" calcext:value-type="float">
            <text:p>125,657</text:p>
          </table:table-cell>
          <table:table-cell table:number-columns-repeated="1009"/>
        </table:table-row>
        <table:table-row table:style-name="ro2">
          <table:table-cell table:style-name="ce169" office:value-type="date" office:date-value="2009-10-27" calcext:value-type="date">
            <text:p>Oct 27, 09</text:p>
          </table:table-cell>
          <table:table-cell office:value-type="float" office:value="29027" calcext:value-type="float">
            <text:p>29,027</text:p>
          </table:table-cell>
          <table:table-cell office:value-type="float" office:value="17179" calcext:value-type="float">
            <text:p>17,179</text:p>
          </table:table-cell>
          <table:table-cell/>
          <table:table-cell table:formula="of:=894+3351+1014+1985+2480+5916" office:value-type="float" office:value="15640" calcext:value-type="float">
            <text:p>15,640</text:p>
          </table:table-cell>
          <table:table-cell table:formula="of:=505" office:value-type="float" office:value="505" calcext:value-type="float">
            <text:p>505</text:p>
          </table:table-cell>
          <table:table-cell/>
          <table:table-cell office:value-type="float" office:value="37044" calcext:value-type="float">
            <text:p>37,044</text:p>
          </table:table-cell>
          <table:table-cell office:value-type="float" office:value="1832" calcext:value-type="float">
            <text:p>1,832</text:p>
          </table:table-cell>
          <table:table-cell table:formula="of:=14925+21578" office:value-type="float" office:value="36503" calcext:value-type="float">
            <text:p>36,503</text:p>
          </table:table-cell>
          <table:table-cell table:number-columns-repeated="2"/>
          <table:table-cell office:value-type="float" office:value="8137" calcext:value-type="float">
            <text:p>8,137</text:p>
          </table:table-cell>
          <table:table-cell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4"/>
          <table:table-cell office:value-type="float" office:value="3351" calcext:value-type="float">
            <text:p>3,351</text:p>
          </table:table-cell>
          <table:table-cell table:number-columns-repeated="8"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3-27" calcext:value-type="date">
            <text:p>Mar 27, 10</text:p>
          </table:table-cell>
          <table:table-cell office:value-type="float" office:value="34156" calcext:value-type="float">
            <text:p>34,156</text:p>
          </table:table-cell>
          <table:table-cell office:value-type="float" office:value="19100" calcext:value-type="float">
            <text:p>19,100</text:p>
          </table:table-cell>
          <table:table-cell/>
          <table:table-cell table:formula="of:=948+3439+1080+2114+2872+6173" office:value-type="float" office:value="16626" calcext:value-type="float">
            <text:p>16,626</text:p>
          </table:table-cell>
          <table:table-cell office:value-type="float" office:value="3458" calcext:value-type="float">
            <text:p>3,458</text:p>
          </table:table-cell>
          <table:table-cell/>
          <table:table-cell office:value-type="float" office:value="38267" calcext:value-type="float">
            <text:p>38,267</text:p>
          </table:table-cell>
          <table:table-cell office:value-type="float" office:value="3199" calcext:value-type="float">
            <text:p>3,199</text:p>
          </table:table-cell>
          <table:table-cell table:formula="of:=15558+22438+196" office:value-type="float" office:value="38192" calcext:value-type="float">
            <text:p>38,192</text:p>
          </table:table-cell>
          <table:table-cell table:number-columns-repeated="2"/>
          <table:table-cell office:value-type="float" office:value="8356" calcext:value-type="float">
            <text:p>8,356</text:p>
          </table:table-cell>
          <table:table-cell/>
          <table:table-cell table:formula="of:=SUM([.B31:.M31])" office:value-type="float" office:value="161354" calcext:value-type="float">
            <text:p>161,35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6-12" calcext:value-type="date">
            <text:p>Jun 12, 10</text:p>
          </table:table-cell>
          <table:table-cell office:value-type="float" office:value="37140" calcext:value-type="float">
            <text:p>37,140</text:p>
          </table:table-cell>
          <table:table-cell office:value-type="float" office:value="20580" calcext:value-type="float">
            <text:p>20,580</text:p>
          </table:table-cell>
          <table:table-cell/>
          <table:table-cell table:formula="of:=992+3486+1109+2185+3038+6291" office:value-type="float" office:value="17101" calcext:value-type="float">
            <text:p>17,101</text:p>
          </table:table-cell>
          <table:table-cell office:value-type="float" office:value="6073" calcext:value-type="float">
            <text:p>6,073</text:p>
          </table:table-cell>
          <table:table-cell/>
          <table:table-cell office:value-type="float" office:value="38871" calcext:value-type="float">
            <text:p>38,871</text:p>
          </table:table-cell>
          <table:table-cell office:value-type="float" office:value="3730" calcext:value-type="float">
            <text:p>3,730</text:p>
          </table:table-cell>
          <table:table-cell table:formula="of:=15860+22796+305" office:value-type="float" office:value="38961" calcext:value-type="float">
            <text:p>38,961</text:p>
          </table:table-cell>
          <table:table-cell table:number-columns-repeated="2"/>
          <table:table-cell office:value-type="float" office:value="8412" calcext:value-type="float">
            <text:p>8,412</text:p>
          </table:table-cell>
          <table:table-cell/>
          <table:table-cell table:formula="of:=SUM([.B32:.M32])" office:value-type="float" office:value="170868" calcext:value-type="float">
            <text:p>170,868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12-22" calcext:value-type="date">
            <text:p>Dec 22, 10</text:p>
          </table:table-cell>
          <table:table-cell office:value-type="float" office:value="43779" calcext:value-type="float">
            <text:p>43,779</text:p>
          </table:table-cell>
          <table:table-cell office:value-type="float" office:value="23789" calcext:value-type="float">
            <text:p>23,789</text:p>
          </table:table-cell>
          <table:table-cell office:value-type="float" office:value="1539" calcext:value-type="float">
            <text:p>1,539</text:p>
          </table:table-cell>
          <table:table-cell table:formula="of:=1069+3593+1190+2389+3481+6542" office:value-type="float" office:value="18264" calcext:value-type="float">
            <text:p>18,264</text:p>
          </table:table-cell>
          <table:table-cell office:value-type="float" office:value="16451" calcext:value-type="float">
            <text:p>16,451</text:p>
          </table:table-cell>
          <table:table-cell/>
          <table:table-cell office:value-type="float" office:value="40728" calcext:value-type="float">
            <text:p>40,728</text:p>
          </table:table-cell>
          <table:table-cell office:value-type="float" office:value="5489" calcext:value-type="float">
            <text:p>5,489</text:p>
          </table:table-cell>
          <table:table-cell table:formula="of:=16562+23729+438" office:value-type="float" office:value="40729" calcext:value-type="float">
            <text:p>40,72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652" calcext:value-type="float">
            <text:p>8,652</text:p>
          </table:table-cell>
          <table:table-cell/>
          <table:table-cell table:formula="of:=SUM([.B35:.M35])" office:value-type="float" office:value="199438" calcext:value-type="float">
            <text:p>199,43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1-06-23" calcext:value-type="date">
            <text:p>Jun 23, 11</text:p>
          </table:table-cell>
          <table:table-cell office:value-type="float" office:value="49967" calcext:value-type="float">
            <text:p>49,967</text:p>
          </table:table-cell>
          <table:table-cell office:value-type="float" office:value="27882" calcext:value-type="float">
            <text:p>27,882</text:p>
          </table:table-cell>
          <table:table-cell office:value-type="float" office:value="3570" calcext:value-type="float">
            <text:p>3,570</text:p>
          </table:table-cell>
          <table:table-cell table:formula="of:=1153+3689+1261+2547+3762+6817" office:value-type="float" office:value="19229" calcext:value-type="float">
            <text:p>19,229</text:p>
          </table:table-cell>
          <table:table-cell office:value-type="float" office:value="35915" calcext:value-type="float">
            <text:p>35,915</text:p>
          </table:table-cell>
          <table:table-cell/>
          <table:table-cell office:value-type="float" office:value="42118" calcext:value-type="float">
            <text:p>42,118</text:p>
          </table:table-cell>
          <table:table-cell office:value-type="float" office:value="7639" calcext:value-type="float">
            <text:p>7,639</text:p>
          </table:table-cell>
          <table:table-cell table:formula="of:=17068+24556+513" office:value-type="float" office:value="42137" calcext:value-type="float">
            <text:p>42,13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878" calcext:value-type="float">
            <text:p>8,878</text:p>
          </table:table-cell>
          <table:table-cell/>
          <table:table-cell table:formula="of:=SUM([.B36:.M36])" office:value-type="float" office:value="237430" calcext:value-type="float">
            <text:p>237,43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1-08-12" calcext:value-type="date">
            <text:p>Aug 12, 11</text:p>
          </table:table-cell>
          <table:table-cell office:value-type="float" office:value="51460" calcext:value-type="float">
            <text:p>51,460</text:p>
          </table:table-cell>
          <table:table-cell office:value-type="float" office:value="29125" calcext:value-type="float">
            <text:p>29,125</text:p>
          </table:table-cell>
          <table:table-cell office:value-type="float" office:value="4290" calcext:value-type="float">
            <text:p>4,290</text:p>
          </table:table-cell>
          <table:table-cell office:value-type="float" office:value="19424" calcext:value-type="float">
            <text:p>19,424</text:p>
          </table:table-cell>
          <table:table-cell office:value-type="float" office:value="42211" calcext:value-type="float">
            <text:p>42,211</text:p>
          </table:table-cell>
          <table:table-cell/>
          <table:table-cell office:value-type="float" office:value="42425" calcext:value-type="float">
            <text:p>42,425</text:p>
          </table:table-cell>
          <table:table-cell office:value-type="float" office:value="8101" calcext:value-type="float">
            <text:p>8,101</text:p>
          </table:table-cell>
          <table:table-cell office:value-type="float" office:value="42517" calcext:value-type="float">
            <text:p>42,517</text:p>
          </table:table-cell>
          <table:table-cell office:value-type="float" office:value="296" calcext:value-type="float">
            <text:p>296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formula="of:=SUM([.B37:.M37])" office:value-type="float" office:value="239965" calcext:value-type="float">
            <text:p>239,965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1-10-11" calcext:value-type="date">
            <text:p>Oct 11, 11</text:p>
          </table:table-cell>
          <table:table-cell office:value-type="float" office:value="53705" calcext:value-type="float">
            <text:p>53,705</text:p>
          </table:table-cell>
          <table:table-cell office:value-type="float" office:value="31213" calcext:value-type="float">
            <text:p>31,213</text:p>
          </table:table-cell>
          <table:table-cell office:value-type="float" office:value="5342" calcext:value-type="float">
            <text:p>5,342</text:p>
          </table:table-cell>
          <table:table-cell table:formula="of:=1192+3729+1290+2643+3895+6896" office:value-type="float" office:value="19645" calcext:value-type="float">
            <text:p>19,645</text:p>
          </table:table-cell>
          <table:table-cell office:value-type="float" office:value="48639" calcext:value-type="float">
            <text:p>48,639</text:p>
          </table:table-cell>
          <table:table-cell/>
          <table:table-cell office:value-type="float" office:value="42858" calcext:value-type="float">
            <text:p>42,858</text:p>
          </table:table-cell>
          <table:table-cell office:value-type="float" office:value="8697" calcext:value-type="float">
            <text:p>8,697</text:p>
          </table:table-cell>
          <table:table-cell table:formula="of:=17363+25026+574" office:value-type="float" office:value="42963" calcext:value-type="float">
            <text:p>42,963</text:p>
          </table:table-cell>
          <table:table-cell office:value-type="float" office:value="606" calcext:value-type="float">
            <text:p>606</text:p>
          </table:table-cell>
          <table:table-cell office:value-type="float" office:value="146" calcext:value-type="float">
            <text:p>146</text:p>
          </table:table-cell>
          <table:table-cell office:value-type="float" office:value="9000" calcext:value-type="float">
            <text:p>9,000</text:p>
          </table:table-cell>
          <table:table-cell/>
          <table:table-cell table:formula="of:=SUM([.B39:.M39])" office:value-type="float" office:value="262814" calcext:value-type="float">
            <text:p>262,81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1-03" calcext:value-type="date">
            <text:p>Jan 3, 12</text:p>
          </table:table-cell>
          <table:table-cell office:value-type="float" office:value="56755" calcext:value-type="float">
            <text:p>56,755</text:p>
          </table:table-cell>
          <table:table-cell office:value-type="float" office:value="33677" calcext:value-type="float">
            <text:p>33,677</text:p>
          </table:table-cell>
          <table:table-cell office:value-type="float" office:value="7001" calcext:value-type="float">
            <text:p>7,001</text:p>
          </table:table-cell>
          <table:table-cell table:formula="of:=1224+3779+1310+2755+4033+7009" office:value-type="float" office:value="20110" calcext:value-type="float">
            <text:p>20,110</text:p>
          </table:table-cell>
          <table:table-cell office:value-type="float" office:value="57907" calcext:value-type="float">
            <text:p>57,907</text:p>
          </table:table-cell>
          <table:table-cell office:value-type="float" office:value="421" calcext:value-type="float">
            <text:p>421</text:p>
          </table:table-cell>
          <table:table-cell office:value-type="float" office:value="43422" calcext:value-type="float">
            <text:p>43,422</text:p>
          </table:table-cell>
          <table:table-cell office:value-type="float" office:value="10253" calcext:value-type="float">
            <text:p>10,253</text:p>
          </table:table-cell>
          <table:table-cell table:formula="of:=17564+25366+611" office:value-type="float" office:value="43541" calcext:value-type="float">
            <text:p>43,541</text:p>
          </table:table-cell>
          <table:table-cell office:value-type="float" office:value="850" calcext:value-type="float">
            <text:p>850</text:p>
          </table:table-cell>
          <table:table-cell office:value-type="float" office:value="681" calcext:value-type="float">
            <text:p>681</text:p>
          </table:table-cell>
          <table:table-cell office:value-type="float" office:value="9094" calcext:value-type="float">
            <text:p>9,094</text:p>
          </table:table-cell>
          <table:table-cell/>
          <table:table-cell table:formula="of:=SUM([.B40:.M40])" office:value-type="float" office:value="283712" calcext:value-type="float">
            <text:p>283,71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5-07" calcext:value-type="date">
            <text:p>May 7, 12</text:p>
          </table:table-cell>
          <table:table-cell office:value-type="float" office:value="61497" calcext:value-type="float">
            <text:p>61,497</text:p>
          </table:table-cell>
          <table:table-cell office:value-type="float" office:value="37252" calcext:value-type="float">
            <text:p>37,252</text:p>
          </table:table-cell>
          <table:table-cell office:value-type="float" office:value="14977" calcext:value-type="float">
            <text:p>14,977</text:p>
          </table:table-cell>
          <table:table-cell table:formula="of:=1262+3825+1374+2913+4189+7249" office:value-type="float" office:value="20812" calcext:value-type="float">
            <text:p>20,812</text:p>
          </table:table-cell>
          <table:table-cell office:value-type="float" office:value="71299" calcext:value-type="float">
            <text:p>71,299</text:p>
          </table:table-cell>
          <table:table-cell office:value-type="float" office:value="2154" calcext:value-type="float">
            <text:p>2,154</text:p>
          </table:table-cell>
          <table:table-cell office:value-type="float" office:value="44204" calcext:value-type="float">
            <text:p>44,204</text:p>
          </table:table-cell>
          <table:table-cell office:value-type="float" office:value="11977" calcext:value-type="float">
            <text:p>11,977</text:p>
          </table:table-cell>
          <table:table-cell table:formula="of:=17803+25791+669" office:value-type="float" office:value="44263" calcext:value-type="float">
            <text:p>44,263</text:p>
          </table:table-cell>
          <table:table-cell office:value-type="float" office:value="1198" calcext:value-type="float">
            <text:p>1,198</text:p>
          </table:table-cell>
          <table:table-cell office:value-type="float" office:value="1441" calcext:value-type="float">
            <text:p>1,441</text:p>
          </table:table-cell>
          <table:table-cell office:value-type="float" office:value="9200" calcext:value-type="float">
            <text:p>9,200</text:p>
          </table:table-cell>
          <table:table-cell/>
          <table:table-cell table:formula="of:=SUM([.B41:.M41])" office:value-type="float" office:value="320274" calcext:value-type="float">
            <text:p>320,27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5-22" calcext:value-type="date">
            <text:p>May 22, 12</text:p>
          </table:table-cell>
          <table:table-cell office:value-type="float" office:value="62041" calcext:value-type="float">
            <text:p>62,041</text:p>
          </table:table-cell>
          <table:table-cell office:value-type="float" office:value="37542" calcext:value-type="float">
            <text:p>37,542</text:p>
          </table:table-cell>
          <table:table-cell office:value-type="float" office:value="15638" calcext:value-type="float">
            <text:p>15,638</text:p>
          </table:table-cell>
          <table:table-cell office:value-type="float" office:value="20907" calcext:value-type="float">
            <text:p>20,907</text:p>
          </table:table-cell>
          <table:table-cell office:value-type="float" office:value="72477" calcext:value-type="float">
            <text:p>72,477</text:p>
          </table:table-cell>
          <table:table-cell office:value-type="float" office:value="2444" calcext:value-type="float">
            <text:p>2,444</text:p>
          </table:table-cell>
          <table:table-cell office:value-type="float" office:value="44303" calcext:value-type="float">
            <text:p>44,303</text:p>
          </table:table-cell>
          <table:table-cell office:value-type="float" office:value="12167" calcext:value-type="float">
            <text:p>12,167</text:p>
          </table:table-cell>
          <table:table-cell office:value-type="float" office:value="44346" calcext:value-type="float">
            <text:p>44,346</text:p>
          </table:table-cell>
          <table:table-cell office:value-type="float" office:value="1255" calcext:value-type="float">
            <text:p>1,255</text:p>
          </table:table-cell>
          <table:table-cell office:value-type="float" office:value="1526" calcext:value-type="float">
            <text:p>1,526</text:p>
          </table:table-cell>
          <table:table-cell office:value-type="float" office:value="9214" calcext:value-type="float">
            <text:p>9,214</text:p>
          </table:table-cell>
          <table:table-cell/>
          <table:table-cell table:formula="of:=SUM([.B42:.M42])" office:value-type="float" office:value="323860" calcext:value-type="float">
            <text:p>323,86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2-06-08" calcext:value-type="date">
            <text:p>Jun 8, 12</text:p>
          </table:table-cell>
          <table:table-cell office:value-type="float" office:value="62283" calcext:value-type="float">
            <text:p>62,283</text:p>
          </table:table-cell>
          <table:table-cell office:value-type="float" office:value="37724" calcext:value-type="float">
            <text:p>37,724</text:p>
          </table:table-cell>
          <table:table-cell office:value-type="float" office:value="16326" calcext:value-type="float">
            <text:p>16,326</text:p>
          </table:table-cell>
          <table:table-cell office:value-type="float" office:value="20960" calcext:value-type="float">
            <text:p>20,960</text:p>
          </table:table-cell>
          <table:table-cell office:value-type="float" office:value="73113" calcext:value-type="float">
            <text:p>73,113</text:p>
          </table:table-cell>
          <table:table-cell office:value-type="float" office:value="2737" calcext:value-type="float">
            <text:p>2,737</text:p>
          </table:table-cell>
          <table:table-cell office:value-type="float" office:value="44151" calcext:value-type="float">
            <text:p>44,151</text:p>
          </table:table-cell>
          <table:table-cell office:value-type="float" office:value="12344" calcext:value-type="float">
            <text:p>12,344</text:p>
          </table:table-cell>
          <table:table-cell office:value-type="float" office:value="44239" calcext:value-type="float">
            <text:p>44,239</text:p>
          </table:table-cell>
          <table:table-cell office:value-type="float" office:value="1335" calcext:value-type="float">
            <text:p>1,335</text:p>
          </table:table-cell>
          <table:table-cell office:value-type="float" office:value="1566" calcext:value-type="float">
            <text:p>1,566</text:p>
          </table:table-cell>
          <table:table-cell office:value-type="float" office:value="9226" calcext:value-type="float">
            <text:p>9,226</text:p>
          </table:table-cell>
          <table:table-cell/>
          <table:table-cell table:formula="of:=SUM([.B43:.M43])" office:value-type="float" office:value="326004" calcext:value-type="float">
            <text:p>326,004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1-17" calcext:value-type="date">
            <text:p>Jan 17, 13</text:p>
          </table:table-cell>
          <table:table-cell office:value-type="float" office:value="71384" calcext:value-type="float">
            <text:p>71,384</text:p>
          </table:table-cell>
          <table:table-cell office:value-type="float" office:value="44408" calcext:value-type="float">
            <text:p>44,408</text:p>
          </table:table-cell>
          <table:table-cell office:value-type="float" office:value="25363" calcext:value-type="float">
            <text:p>25,363</text:p>
          </table:table-cell>
          <table:table-cell table:formula="of:=7669+4540+3980+3156+1483+1400" office:value-type="float" office:value="22228" calcext:value-type="float">
            <text:p>22,228</text:p>
          </table:table-cell>
          <table:table-cell office:value-type="float" office:value="87881" calcext:value-type="float">
            <text:p>87,881</text:p>
          </table:table-cell>
          <table:table-cell office:value-type="float" office:value="7810" calcext:value-type="float">
            <text:p>7,810</text:p>
          </table:table-cell>
          <table:table-cell office:value-type="float" office:value="45338" calcext:value-type="float">
            <text:p>45,338</text:p>
          </table:table-cell>
          <table:table-cell office:value-type="float" office:value="15892" calcext:value-type="float">
            <text:p>15,892</text:p>
          </table:table-cell>
          <table:table-cell table:formula="of:=787+26397+18080" office:value-type="float" office:value="45264" calcext:value-type="float">
            <text:p>45,264</text:p>
          </table:table-cell>
          <table:table-cell office:value-type="float" office:value="5437" calcext:value-type="float">
            <text:p>5,437</text:p>
          </table:table-cell>
          <table:table-cell office:value-type="float" office:value="3243" calcext:value-type="float">
            <text:p>3,243</text:p>
          </table:table-cell>
          <table:table-cell office:value-type="float" office:value="9378" calcext:value-type="float">
            <text:p>9,378</text:p>
          </table:table-cell>
          <table:table-cell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4-05" calcext:value-type="date">
            <text:p>Apr 5, 13</text:p>
          </table:table-cell>
          <table:table-cell office:value-type="float" office:value="75203" calcext:value-type="float">
            <text:p>75,203</text:p>
          </table:table-cell>
          <table:table-cell office:value-type="float" office:value="46960" calcext:value-type="float">
            <text:p>46,960</text:p>
          </table:table-cell>
          <table:table-cell office:value-type="float" office:value="28574" calcext:value-type="float">
            <text:p>28,574</text:p>
          </table:table-cell>
          <table:table-cell office:value-type="float" office:value="22738" calcext:value-type="float">
            <text:p>22,738</text:p>
          </table:table-cell>
          <table:table-cell office:value-type="float" office:value="92113" calcext:value-type="float">
            <text:p>92,113</text:p>
          </table:table-cell>
          <table:table-cell office:value-type="float" office:value="10644" calcext:value-type="float">
            <text:p>10,644</text:p>
          </table:table-cell>
          <table:table-cell office:value-type="float" office:value="45779" calcext:value-type="float">
            <text:p>45,779</text:p>
          </table:table-cell>
          <table:table-cell office:value-type="float" office:value="17044" calcext:value-type="float">
            <text:p>17,044</text:p>
          </table:table-cell>
          <table:table-cell office:value-type="float" office:value="45569" calcext:value-type="float">
            <text:p>45,569</text:p>
          </table:table-cell>
          <table:table-cell office:value-type="float" office:value="6199" calcext:value-type="float">
            <text:p>6,199</text:p>
          </table:table-cell>
          <table:table-cell office:value-type="float" office:value="4388" calcext:value-type="float">
            <text:p>4,388</text:p>
          </table:table-cell>
          <table:table-cell office:value-type="float" office:value="9455" calcext:value-type="float">
            <text:p>9,455</text:p>
          </table:table-cell>
          <table:table-cell/>
          <table:table-cell table:formula="of:=SUM([.B47:.M47])" office:value-type="float" office:value="404666" calcext:value-type="float">
            <text:p>404,66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6-21" calcext:value-type="date">
            <text:p>Jun 21, 13</text:p>
          </table:table-cell>
          <table:table-cell office:value-type="float" office:value="79685" calcext:value-type="float">
            <text:p>79,685</text:p>
          </table:table-cell>
          <table:table-cell office:value-type="float" office:value="50669" calcext:value-type="float">
            <text:p>50,669</text:p>
          </table:table-cell>
          <table:table-cell office:value-type="float" office:value="31713" calcext:value-type="float">
            <text:p>31,713</text:p>
          </table:table-cell>
          <table:table-cell table:formula="of:=7856+4917+4089+3281+1553+1455" office:value-type="float" office:value="23151" calcext:value-type="float">
            <text:p>23,151</text:p>
          </table:table-cell>
          <table:table-cell office:value-type="float" office:value="95400" calcext:value-type="float">
            <text:p>95,400</text:p>
          </table:table-cell>
          <table:table-cell office:value-type="float" office:value="12880" calcext:value-type="float">
            <text:p>12,880</text:p>
          </table:table-cell>
          <table:table-cell office:value-type="float" office:value="46219" calcext:value-type="float">
            <text:p>46,219</text:p>
          </table:table-cell>
          <table:table-cell office:value-type="float" office:value="17909" calcext:value-type="float">
            <text:p>17,909</text:p>
          </table:table-cell>
          <table:table-cell table:formula="of:=26771+18153+840" office:value-type="float" office:value="45764" calcext:value-type="float">
            <text:p>45,764</text:p>
          </table:table-cell>
          <table:table-cell office:value-type="float" office:value="7207" calcext:value-type="float">
            <text:p>7,207</text:p>
          </table:table-cell>
          <table:table-cell office:value-type="float" office:value="5282" calcext:value-type="float">
            <text:p>5,282</text:p>
          </table:table-cell>
          <table:table-cell office:value-type="float" office:value="9505" calcext:value-type="float">
            <text:p>9,505</text:p>
          </table:table-cell>
          <table:table-cell/>
          <table:table-cell table:formula="of:=SUM([.B48:.M48])" office:value-type="float" office:value="425384" calcext:value-type="float">
            <text:p>425,38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10-10" calcext:value-type="date">
            <text:p>Oct 10, 13</text:p>
          </table:table-cell>
          <table:table-cell office:value-type="float" office:value="85700" calcext:value-type="float">
            <text:p>85,700</text:p>
          </table:table-cell>
          <table:table-cell office:value-type="float" office:value="54600" calcext:value-type="float">
            <text:p>54,600</text:p>
          </table:table-cell>
          <table:table-cell office:value-type="float" office:value="36900" calcext:value-type="float">
            <text:p>36,900</text:p>
          </table:table-cell>
          <table:table-cell table:formula="of:=8100+5200+4200+3400+1600+1500" office:value-type="float" office:value="24000" calcext:value-type="float">
            <text:p>24,000</text:p>
          </table:table-cell>
          <table:table-cell office:value-type="float" office:value="98700" calcext:value-type="float">
            <text:p>98,700</text:p>
          </table:table-cell>
          <table:table-cell office:value-type="float" office:value="15200" calcext:value-type="float">
            <text:p>15,200</text:p>
          </table:table-cell>
          <table:table-cell office:value-type="float" office:value="46800" calcext:value-type="float">
            <text:p>46,800</text:p>
          </table:table-cell>
          <table:table-cell office:value-type="float" office:value="19100" calcext:value-type="float">
            <text:p>19,100</text:p>
          </table:table-cell>
          <table:table-cell table:formula="of:=27100+18300+850" office:value-type="float" office:value="46250" calcext:value-type="float">
            <text:p>46,250</text:p>
          </table:table-cell>
          <table:table-cell office:value-type="float" office:value="10000" calcext:value-type="float">
            <text:p>10,000</text:p>
          </table:table-cell>
          <table:table-cell office:value-type="float" office:value="6100" calcext:value-type="float">
            <text:p>6,1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49:.M49])" office:value-type="float" office:value="452950" calcext:value-type="float">
            <text:p>452,95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3-12-15" calcext:value-type="date">
            <text:p>Dec 15, 13</text:p>
          </table:table-cell>
          <table:table-cell office:value-type="float" office:value="88700" calcext:value-type="float">
            <text:p>88,700</text:p>
          </table:table-cell>
          <table:table-cell office:value-type="float" office:value="57000" calcext:value-type="float">
            <text:p>57,000</text:p>
          </table:table-cell>
          <table:table-cell office:value-type="float" office:value="39100" calcext:value-type="float">
            <text:p>39,100</text:p>
          </table:table-cell>
          <table:table-cell office:value-type="float" office:value="24000" calcext:value-type="float">
            <text:p>24,0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17700" calcext:value-type="float">
            <text:p>17,700</text:p>
          </table:table-cell>
          <table:table-cell office:value-type="float" office:value="47100" calcext:value-type="float">
            <text:p>47,100</text:p>
          </table:table-cell>
          <table:table-cell office:value-type="float" office:value="19500" calcext:value-type="float">
            <text:p>19,500</text:p>
          </table:table-cell>
          <table:table-cell office:value-type="float" office:value="46463" calcext:value-type="float">
            <text:p>46,463</text:p>
          </table:table-cell>
          <table:table-cell office:value-type="float" office:value="10700" calcext:value-type="float">
            <text:p>10,700</text:p>
          </table:table-cell>
          <table:table-cell office:value-type="float" office:value="6900" calcext:value-type="float">
            <text:p>6,9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50:.M50])" office:value-type="float" office:value="467763" calcext:value-type="float">
            <text:p>467,76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1-22" calcext:value-type="date">
            <text:p>Jan 22, 14</text:p>
          </table:table-cell>
          <table:table-cell office:value-type="float" office:value="90200" calcext:value-type="float">
            <text:p>90,200</text:p>
          </table:table-cell>
          <table:table-cell office:value-type="float" office:value="58600" calcext:value-type="float">
            <text:p>58,600</text:p>
          </table:table-cell>
          <table:table-cell office:value-type="float" office:value="41600" calcext:value-type="float">
            <text:p>41,600</text:p>
          </table:table-cell>
          <table:table-cell table:formula="of:=8100+5300+4200+3400+1600+1500" office:value-type="float" office:value="24100" calcext:value-type="float">
            <text:p>24,1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47200" calcext:value-type="float">
            <text:p>47,200</text:p>
          </table:table-cell>
          <table:table-cell office:value-type="float" office:value="19900" calcext:value-type="float">
            <text:p>19,900</text:p>
          </table:table-cell>
          <table:table-cell table:formula="of:=27400+18400+869" office:value-type="float" office:value="46669" calcext:value-type="float">
            <text:p>46,669</text:p>
          </table:table-cell>
          <table:table-cell office:value-type="float" office:value="11200" calcext:value-type="float">
            <text:p>11,200</text:p>
          </table:table-cell>
          <table:table-cell office:value-type="float" office:value="7300" calcext:value-type="float">
            <text:p>7,3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4-07" calcext:value-type="date">
            <text:p>Apr 7, 14</text:p>
          </table:table-cell>
          <table:table-cell office:value-type="float" office:value="93200" calcext:value-type="float">
            <text:p>93,200</text:p>
          </table:table-cell>
          <table:table-cell office:value-type="float" office:value="61000" calcext:value-type="float">
            <text:p>61,000</text:p>
          </table:table-cell>
          <table:table-cell office:value-type="float" office:value="45200" calcext:value-type="float">
            <text:p>45,200</text:p>
          </table:table-cell>
          <table:table-cell table:formula="of:=8200+5400+4300+3500+1600+1600" office:value-type="float" office:value="24600" calcext:value-type="float">
            <text:p>24,6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21400" calcext:value-type="float">
            <text:p>21,400</text:p>
          </table:table-cell>
          <table:table-cell office:value-type="float" office:value="47500" calcext:value-type="float">
            <text:p>47,500</text:p>
          </table:table-cell>
          <table:table-cell office:value-type="float" office:value="20400" calcext:value-type="float">
            <text:p>20,400</text:p>
          </table:table-cell>
          <table:table-cell table:formula="of:=27500+18400+882" office:value-type="float" office:value="46782" calcext:value-type="float">
            <text:p>46,782</text:p>
          </table:table-cell>
          <table:table-cell office:value-type="float" office:value="12900" calcext:value-type="float">
            <text:p>12,900</text:p>
          </table:table-cell>
          <table:table-cell office:value-type="float" office:value="8400" calcext:value-type="float">
            <text:p>8,4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7-03" calcext:value-type="date">
            <text:p>Jul 3, 14</text:p>
          </table:table-cell>
          <table:table-cell office:value-type="float" office:value="96800" calcext:value-type="float">
            <text:p>96,800</text:p>
          </table:table-cell>
          <table:table-cell office:value-type="float" office:value="63000" calcext:value-type="float">
            <text:p>63,000</text:p>
          </table:table-cell>
          <table:table-cell office:value-type="float" office:value="47500" calcext:value-type="float">
            <text:p>47,500</text:p>
          </table:table-cell>
          <table:table-cell table:formula="of:=8300+5500+4300+3600+1600+1600" office:value-type="float" office:value="24900" calcext:value-type="float">
            <text:p>24,900</text:p>
          </table:table-cell>
          <table:table-cell office:value-type="float" office:value="105000" calcext:value-type="float">
            <text:p>105,0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1000" calcext:value-type="float">
            <text:p>21,000</text:p>
          </table:table-cell>
          <table:table-cell table:formula="of:=27700+18400+900" office:value-type="float" office:value="47000" calcext:value-type="float">
            <text:p>47,000</text:p>
          </table:table-cell>
          <table:table-cell office:value-type="float" office:value="14000" calcext:value-type="float">
            <text:p>14,000</text:p>
          </table:table-cell>
          <table:table-cell office:value-type="float" office:value="9400" calcext:value-type="float">
            <text:p>9,4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3:.M53])" office:value-type="float" office:value="511200" calcext:value-type="float">
            <text:p>511,20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10-04" calcext:value-type="date">
            <text:p>Oct 4, 14</text:p>
          </table:table-cell>
          <table:table-cell office:value-type="float" office:value="99700" calcext:value-type="float">
            <text:p>99,700</text:p>
          </table:table-cell>
          <table:table-cell office:value-type="float" office:value="65000" calcext:value-type="float">
            <text:p>65,000</text:p>
          </table:table-cell>
          <table:table-cell office:value-type="float" office:value="49500" calcext:value-type="float">
            <text:p>49,500</text:p>
          </table:table-cell>
          <table:table-cell table:formula="of:=8400+5700+4300+3700+1600+1600" office:value-type="float" office:value="25300" calcext:value-type="float">
            <text:p>25,300</text:p>
          </table:table-cell>
          <table:table-cell office:value-type="float" office:value="106000" calcext:value-type="float">
            <text:p>106,000</text:p>
          </table:table-cell>
          <table:table-cell office:value-type="float" office:value="27400" calcext:value-type="float">
            <text:p>27,4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1600" calcext:value-type="float">
            <text:p>21,600</text:p>
          </table:table-cell>
          <table:table-cell table:formula="of:=27800+18500+911" office:value-type="float" office:value="47211" calcext:value-type="float">
            <text:p>47,211</text:p>
          </table:table-cell>
          <table:table-cell office:value-type="float" office:value="15700" calcext:value-type="float">
            <text:p>15,700</text:p>
          </table:table-cell>
          <table:table-cell office:value-type="float" office:value="10300" calcext:value-type="float">
            <text:p>10,3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4:.M54])" office:value-type="float" office:value="525611" calcext:value-type="float">
            <text:p>525,61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1-16" calcext:value-type="date">
            <text:p>Jan 16, 15</text:p>
          </table:table-cell>
          <table:table-cell office:value-type="float" office:value="103000" calcext:value-type="float">
            <text:p>103,000</text:p>
          </table:table-cell>
          <table:table-cell office:value-type="float" office:value="67100" calcext:value-type="float">
            <text:p>67,100</text:p>
          </table:table-cell>
          <table:table-cell office:value-type="float" office:value="51100" calcext:value-type="float">
            <text:p>51,100</text:p>
          </table:table-cell>
          <table:table-cell table:formula="of:=8500+5800+4400+3700+1600+1600" office:value-type="float" office:value="25600" calcext:value-type="float">
            <text:p>25,600</text:p>
          </table:table-cell>
          <table:table-cell office:value-type="float" office:value="107000" calcext:value-type="float">
            <text:p>107,000</text:p>
          </table:table-cell>
          <table:table-cell office:value-type="float" office:value="30900" calcext:value-type="float">
            <text:p>30,9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2000" calcext:value-type="float">
            <text:p>22,000</text:p>
          </table:table-cell>
          <table:table-cell table:formula="of:=28000+18500+928" office:value-type="float" office:value="47428" calcext:value-type="float">
            <text:p>47,428</text:p>
          </table:table-cell>
          <table:table-cell office:value-type="float" office:value="16700" calcext:value-type="float">
            <text:p>16,700</text:p>
          </table:table-cell>
          <table:table-cell office:value-type="float" office:value="11700" calcext:value-type="float">
            <text:p>11,700</text:p>
          </table:table-cell>
          <table:table-cell office:value-type="float" office:value="9900" calcext:value-type="float">
            <text:p>9,900</text:p>
          </table:table-cell>
          <table:table-cell/>
          <table:table-cell table:formula="of:=SUM([.B55:.M55])" office:value-type="float" office:value="540828" calcext:value-type="float">
            <text:p>540,82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5-26" calcext:value-type="date">
            <text:p>May 26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600" calcext:value-type="float">
            <text:p>68,600</text:p>
          </table:table-cell>
          <table:table-cell office:value-type="float" office:value="52700" calcext:value-type="float">
            <text:p>52,700</text:p>
          </table:table-cell>
          <table:table-cell table:formula="of:=8700+6000+4300+3800+1700+1600" office:value-type="float" office:value="26100" calcext:value-type="float">
            <text:p>26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34700" calcext:value-type="float">
            <text:p>34,7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700" calcext:value-type="float">
            <text:p>22,700</text:p>
          </table:table-cell>
          <table:table-cell table:formula="of:=28200+18500+922" office:value-type="float" office:value="47622" calcext:value-type="float">
            <text:p>47,622</text:p>
          </table:table-cell>
          <table:table-cell office:value-type="float" office:value="17600" calcext:value-type="float">
            <text:p>17,600</text:p>
          </table:table-cell>
          <table:table-cell office:value-type="float" office:value="12900" calcext:value-type="float">
            <text:p>12,9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5-06-23" calcext:value-type="date">
            <text:p>Jun 23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800" calcext:value-type="float">
            <text:p>68,800</text:p>
          </table:table-cell>
          <table:table-cell office:value-type="float" office:value="53000" calcext:value-type="float">
            <text:p>53,000</text:p>
          </table:table-cell>
          <table:table-cell office:value-type="float" office:value="26000" calcext:value-type="float">
            <text:p>26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5500" calcext:value-type="float">
            <text:p>35,5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7720" calcext:value-type="float">
            <text:p>47,720</text:p>
          </table:table-cell>
          <table:table-cell office:value-type="float" office:value="17900" calcext:value-type="float">
            <text:p>17,900</text:p>
          </table:table-cell>
          <table:table-cell office:value-type="float" office:value="13100" calcext:value-type="float">
            <text:p>13,1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7:.M57])" office:value-type="float" office:value="559520" calcext:value-type="float">
            <text:p>559,52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000" calcext:value-type="float">
            <text:p>109,000</text:p>
          </table:table-cell>
          <table:table-cell office:value-type="float" office:value="69200" calcext:value-type="float">
            <text:p>69,200</text:p>
          </table:table-cell>
          <table:table-cell office:value-type="float" office:value="53500" calcext:value-type="float">
            <text:p>53,500</text:p>
          </table:table-cell>
          <table:table-cell table:formula="of:=8700+6000+4400+3900+1600+1600" office:value-type="float" office:value="26200" calcext:value-type="float">
            <text:p>26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6800" calcext:value-type="float">
            <text:p>36,8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3100" calcext:value-type="float">
            <text:p>23,100</text:p>
          </table:table-cell>
          <table:table-cell table:formula="of:=28300+18600+923" office:value-type="float" office:value="47823" calcext:value-type="float">
            <text:p>47,823</text:p>
          </table:table-cell>
          <table:table-cell office:value-type="float" office:value="18500" calcext:value-type="float">
            <text:p>18,500</text:p>
          </table:table-cell>
          <table:table-cell office:value-type="float" office:value="13400" calcext:value-type="float">
            <text:p>13,400</text:p>
          </table:table-cell>
          <table:table-cell office:value-type="float" office:value="10100" calcext:value-type="float">
            <text:p>10,100</text:p>
          </table:table-cell>
          <table:table-cell/>
          <table:table-cell table:formula="of:=SUM([.B58:.M58])" office:value-type="float" office:value="565523" calcext:value-type="float">
            <text:p>565,52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10-15" calcext:value-type="date">
            <text:p>Oct 15, 15</text:p>
          </table:table-cell>
          <table:table-cell office:value-type="float" office:value="110000" calcext:value-type="float">
            <text:p>110,000</text:p>
          </table:table-cell>
          <table:table-cell office:value-type="float" office:value="69900" calcext:value-type="float">
            <text:p>69,900</text:p>
          </table:table-cell>
          <table:table-cell office:value-type="float" office:value="54000" calcext:value-type="float">
            <text:p>54,000</text:p>
          </table:table-cell>
          <table:table-cell table:formula="of:=8800+6000+4400+3900+1600+1600" office:value-type="float" office:value="26300" calcext:value-type="float">
            <text:p>26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8300" calcext:value-type="float">
            <text:p>38,300</text:p>
          </table:table-cell>
          <table:table-cell office:value-type="float" office:value="49000" calcext:value-type="float">
            <text:p>49,000</text:p>
          </table:table-cell>
          <table:table-cell office:value-type="float" office:value="23300" calcext:value-type="float">
            <text:p>23,300</text:p>
          </table:table-cell>
          <table:table-cell table:formula="of:=28400+18600+927" office:value-type="float" office:value="47927" calcext:value-type="float">
            <text:p>47,927</text:p>
          </table:table-cell>
          <table:table-cell office:value-type="float" office:value="19100" calcext:value-type="float">
            <text:p>19,1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200" calcext:value-type="float">
            <text:p>10,200</text:p>
          </table:table-cell>
          <table:table-cell/>
          <table:table-cell table:formula="of:=SUM([.B59:.M59])" office:value-type="float" office:value="570827" calcext:value-type="float">
            <text:p>570,82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1-05" calcext:value-type="date">
            <text:p>Jan 5, 16</text:p>
          </table:table-cell>
          <table:table-cell office:value-type="float" office:value="112000" calcext:value-type="float">
            <text:p>112,000</text:p>
          </table:table-cell>
          <table:table-cell office:value-type="float" office:value="71000" calcext:value-type="float">
            <text:p>71,000</text:p>
          </table:table-cell>
          <table:table-cell office:value-type="float" office:value="54600" calcext:value-type="float">
            <text:p>54,600</text:p>
          </table:table-cell>
          <table:table-cell table:formula="of:=8800+6100+4400+4000+1700+1700" office:value-type="float" office:value="26700" calcext:value-type="float">
            <text:p>26,7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0400" calcext:value-type="float">
            <text:p>40,4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600" calcext:value-type="float">
            <text:p>23,600</text:p>
          </table:table-cell>
          <table:table-cell table:formula="of:=28500+18600+934" office:value-type="float" office:value="48034" calcext:value-type="float">
            <text:p>48,034</text:p>
          </table:table-cell>
          <table:table-cell office:value-type="float" office:value="19700" calcext:value-type="float">
            <text:p>19,7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0300" calcext:value-type="float">
            <text:p>10,300</text:p>
          </table:table-cell>
          <table:table-cell/>
          <table:table-cell table:formula="of:=SUM([.B60:.M60])" office:value-type="float" office:value="578934" calcext:value-type="float">
            <text:p>578,93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4-06" calcext:value-type="date">
            <text:p>Apr 6, 16</text:p>
          </table:table-cell>
          <table:table-cell office:value-type="float" office:value="113000" calcext:value-type="float">
            <text:p>113,000</text:p>
          </table:table-cell>
          <table:table-cell office:value-type="float" office:value="71600" calcext:value-type="float">
            <text:p>71,600</text:p>
          </table:table-cell>
          <table:table-cell office:value-type="float" office:value="55100" calcext:value-type="float">
            <text:p>55,100</text:p>
          </table:table-cell>
          <table:table-cell table:formula="of:=8900+6200+4400+4100+1700+1700" office:value-type="float" office:value="27000" calcext:value-type="float">
            <text:p>27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2300" calcext:value-type="float">
            <text:p>42,3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900" calcext:value-type="float">
            <text:p>23,900</text:p>
          </table:table-cell>
          <table:table-cell table:formula="of:=28600+18600+906" office:value-type="float" office:value="48106" calcext:value-type="float">
            <text:p>48,106</text:p>
          </table:table-cell>
          <table:table-cell office:value-type="float" office:value="20400" calcext:value-type="float">
            <text:p>20,400</text:p>
          </table:table-cell>
          <table:table-cell office:value-type="float" office:value="15100" calcext:value-type="float">
            <text:p>15,100</text:p>
          </table:table-cell>
          <table:table-cell office:value-type="float" office:value="10500" calcext:value-type="float">
            <text:p>10,500</text:p>
          </table:table-cell>
          <table:table-cell/>
          <table:table-cell table:formula="of:=SUM([.B61:.M61])" office:value-type="float" office:value="585206" calcext:value-type="float">
            <text:p>585,20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7-08" calcext:value-type="date">
            <text:p>Jul 8, 16</text:p>
          </table:table-cell>
          <table:table-cell office:value-type="float" office:value="115000" calcext:value-type="float">
            <text:p>11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55700" calcext:value-type="float">
            <text:p>55,700</text:p>
          </table:table-cell>
          <table:table-cell table:formula="of:=9000+6200+4400+4200+1800+1700" office:value-type="float" office:value="27300" calcext:value-type="float">
            <text:p>27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4000" calcext:value-type="float">
            <text:p>44,0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4200" calcext:value-type="float">
            <text:p>24,200</text:p>
          </table:table-cell>
          <table:table-cell table:formula="of:=28800+18600+909" office:value-type="float" office:value="48309" calcext:value-type="float">
            <text:p>48,309</text:p>
          </table:table-cell>
          <table:table-cell office:value-type="float" office:value="20900" calcext:value-type="float">
            <text:p>20,900</text:p>
          </table:table-cell>
          <table:table-cell office:value-type="float" office:value="15700" calcext:value-type="float">
            <text:p>15,700</text:p>
          </table:table-cell>
          <table:table-cell office:value-type="float" office:value="10600" calcext:value-type="float">
            <text:p>10,600</text:p>
          </table:table-cell>
          <table:table-cell/>
          <table:table-cell table:formula="of:=SUM([.B62:.M62])" office:value-type="float" office:value="592109" calcext:value-type="float">
            <text:p>592,10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9-25" calcext:value-type="date">
            <text:p>Sep 25, 16</text:p>
          </table:table-cell>
          <table:table-cell office:value-type="float" office:value="116000" calcext:value-type="float">
            <text:p>116,000</text:p>
          </table:table-cell>
          <table:table-cell office:value-type="float" office:value="72600" calcext:value-type="float">
            <text:p>72,600</text:p>
          </table:table-cell>
          <table:table-cell office:value-type="float" office:value="56300" calcext:value-type="float">
            <text:p>56,300</text:p>
          </table:table-cell>
          <table:table-cell table:formula="of:=9100+6300+4500+4200+1800+1700" office:value-type="float" office:value="27600" calcext:value-type="float">
            <text:p>27,6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5000" calcext:value-type="float">
            <text:p>45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4300" calcext:value-type="float">
            <text:p>24,300</text:p>
          </table:table-cell>
          <table:table-cell table:formula="of:=28900+18700+909" office:value-type="float" office:value="48509" calcext:value-type="float">
            <text:p>48,5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100" calcext:value-type="float">
            <text:p>16,100</text:p>
          </table:table-cell>
          <table:table-cell office:value-type="float" office:value="10700" calcext:value-type="float">
            <text:p>10,700</text:p>
          </table:table-cell>
          <table:table-cell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1-14" calcext:value-type="date">
            <text:p>Jan 14, 17</text:p>
          </table:table-cell>
          <table:table-cell office:value-type="float" office:value="117000" calcext:value-type="float">
            <text:p>117,000</text:p>
          </table:table-cell>
          <table:table-cell office:value-type="float" office:value="73100" calcext:value-type="float">
            <text:p>73,100</text:p>
          </table:table-cell>
          <table:table-cell office:value-type="float" office:value="57000" calcext:value-type="float">
            <text:p>57,000</text:p>
          </table:table-cell>
          <table:table-cell office:value-type="float" office:value="27900" calcext:value-type="float">
            <text:p>27,9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000" calcext:value-type="float">
            <text:p>46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4500" calcext:value-type="float">
            <text:p>24,500</text:p>
          </table:table-cell>
          <table:table-cell office:value-type="float" office:value="48609" calcext:value-type="float">
            <text:p>48,6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900" calcext:value-type="float">
            <text:p>16,9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4-03" calcext:value-type="date">
            <text:p>Apr 3, 17</text:p>
          </table:table-cell>
          <table:table-cell office:value-type="float" office:value="118000" calcext:value-type="float">
            <text:p>118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58100" calcext:value-type="float">
            <text:p>58,100</text:p>
          </table:table-cell>
          <table:table-cell office:value-type="float" office:value="28200" calcext:value-type="float">
            <text:p>28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700" calcext:value-type="float">
            <text:p>46,700</text:p>
          </table:table-cell>
          <table:table-cell office:value-type="float" office:value="49800" calcext:value-type="float">
            <text:p>49,800</text:p>
          </table:table-cell>
          <table:table-cell office:value-type="float" office:value="24700" calcext:value-type="float">
            <text:p>24,700</text:p>
          </table:table-cell>
          <table:table-cell office:value-type="float" office:value="48714" calcext:value-type="float">
            <text:p>48,714</text:p>
          </table:table-cell>
          <table:table-cell office:value-type="float" office:value="22200" calcext:value-type="float">
            <text:p>22,200</text:p>
          </table:table-cell>
          <table:table-cell office:value-type="float" office:value="17300" calcext:value-type="float">
            <text:p>17,3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5:.M65])" office:value-type="float" office:value="607014" calcext:value-type="float">
            <text:p>607,01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7-03" calcext:value-type="date">
            <text:p>Jul 3, 17</text:p>
          </table:table-cell>
          <table:table-cell office:value-type="float" office:value="119000" calcext:value-type="float">
            <text:p>119,000</text:p>
          </table:table-cell>
          <table:table-cell office:value-type="float" office:value="73800" calcext:value-type="float">
            <text:p>73,800</text:p>
          </table:table-cell>
          <table:table-cell office:value-type="float" office:value="58700" calcext:value-type="float">
            <text:p>58,700</text:p>
          </table:table-cell>
          <table:table-cell office:value-type="float" office:value="28300" calcext:value-type="float">
            <text:p>28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49900" calcext:value-type="float">
            <text:p>49,9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8817" calcext:value-type="float">
            <text:p>48,817</text:p>
          </table:table-cell>
          <table:table-cell office:value-type="float" office:value="22400" calcext:value-type="float">
            <text:p>22,400</text:p>
          </table:table-cell>
          <table:table-cell office:value-type="float" office:value="17600" calcext:value-type="float">
            <text:p>17,600</text:p>
          </table:table-cell>
          <table:table-cell office:value-type="float" office:value="11000" calcext:value-type="float">
            <text:p>11,000</text:p>
          </table:table-cell>
          <table:table-cell/>
          <table:table-cell table:formula="of:=SUM([.B66:.M66])" office:value-type="float" office:value="610017" calcext:value-type="float">
            <text:p>610,01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10-10" calcext:value-type="date">
            <text:p>Oct 10, 17</text:p>
          </table:table-cell>
          <table:table-cell office:value-type="float" office:value="120000" calcext:value-type="float">
            <text:p>120,000</text:p>
          </table:table-cell>
          <table:table-cell office:value-type="float" office:value="74200" calcext:value-type="float">
            <text:p>74,200</text:p>
          </table:table-cell>
          <table:table-cell office:value-type="float" office:value="59100" calcext:value-type="float">
            <text:p>59,100</text:p>
          </table:table-cell>
          <table:table-cell office:value-type="float" office:value="28800" calcext:value-type="float">
            <text:p>28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50000" calcext:value-type="float">
            <text:p>50,000</text:p>
          </table:table-cell>
          <table:table-cell office:value-type="float" office:value="25100" calcext:value-type="float">
            <text:p>25,100</text:p>
          </table:table-cell>
          <table:table-cell office:value-type="float" office:value="48917" calcext:value-type="float">
            <text:p>48,917</text:p>
          </table:table-cell>
          <table:table-cell office:value-type="float" office:value="22800" calcext:value-type="float">
            <text:p>22,800</text:p>
          </table:table-cell>
          <table:table-cell office:value-type="float" office:value="17900" calcext:value-type="float">
            <text:p>17,9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7:.M67])" office:value-type="float" office:value="614417" calcext:value-type="float">
            <text:p>614,41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1-10" calcext:value-type="date">
            <text:p>Jan 10, 18</text:p>
          </table:table-cell>
          <table:table-cell office:value-type="float" office:value="121000" calcext:value-type="float">
            <text:p>121,000</text:p>
          </table:table-cell>
          <table:table-cell office:value-type="float" office:value="74500" calcext:value-type="float">
            <text:p>74,500</text:p>
          </table:table-cell>
          <table:table-cell office:value-type="float" office:value="59400" calcext:value-type="float">
            <text:p>59,400</text:p>
          </table:table-cell>
          <table:table-cell office:value-type="float" office:value="29100" calcext:value-type="float">
            <text:p>29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50100" calcext:value-type="float">
            <text:p>50,100</text:p>
          </table:table-cell>
          <table:table-cell office:value-type="float" office:value="25300" calcext:value-type="float">
            <text:p>25,300</text:p>
          </table:table-cell>
          <table:table-cell office:value-type="float" office:value="48911" calcext:value-type="float">
            <text:p>48,911</text:p>
          </table:table-cell>
          <table:table-cell office:value-type="float" office:value="23100" calcext:value-type="float">
            <text:p>23,100</text:p>
          </table:table-cell>
          <table:table-cell office:value-type="float" office:value="18300" calcext:value-type="float">
            <text:p>18,3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8:.M68])" office:value-type="float" office:value="618211" calcext:value-type="float">
            <text:p>618,21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4-05" calcext:value-type="date">
            <text:p>Apr 5, 18</text:p>
          </table:table-cell>
          <table:table-cell office:value-type="float" office:value="122000" calcext:value-type="float">
            <text:p>122,000</text:p>
          </table:table-cell>
          <table:table-cell office:value-type="float" office:value="74700" calcext:value-type="float">
            <text:p>74,700</text:p>
          </table:table-cell>
          <table:table-cell office:value-type="float" office:value="59500" calcext:value-type="float">
            <text:p>59,500</text:p>
          </table:table-cell>
          <table:table-cell office:value-type="float" office:value="29300" calcext:value-type="float">
            <text:p>29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900" calcext:value-type="float">
            <text:p>49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400" calcext:value-type="float">
            <text:p>25,400</text:p>
          </table:table-cell>
          <table:table-cell office:value-type="float" office:value="48910" calcext:value-type="float">
            <text:p>48,910</text:p>
          </table:table-cell>
          <table:table-cell office:value-type="float" office:value="23300" calcext:value-type="float">
            <text:p>23,300</text:p>
          </table:table-cell>
          <table:table-cell office:value-type="float" office:value="18600" calcext:value-type="float">
            <text:p>18,600</text:p>
          </table:table-cell>
          <table:table-cell office:value-type="float" office:value="11300" calcext:value-type="float">
            <text:p>11,300</text:p>
          </table:table-cell>
          <table:table-cell/>
          <table:table-cell table:formula="of:=SUM([.B69:.M69])" office:value-type="float" office:value="621110" calcext:value-type="float">
            <text:p>621,11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7-17" calcext:value-type="date">
            <text:p>Jul 17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4800" calcext:value-type="float">
            <text:p>74,800</text:p>
          </table:table-cell>
          <table:table-cell office:value-type="float" office:value="59900" calcext:value-type="float">
            <text:p>59,900</text:p>
          </table:table-cell>
          <table:table-cell office:value-type="float" office:value="29400" calcext:value-type="float">
            <text:p>29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500" calcext:value-type="float">
            <text:p>25,5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500" calcext:value-type="float">
            <text:p>23,500</text:p>
          </table:table-cell>
          <table:table-cell office:value-type="float" office:value="18800" calcext:value-type="float">
            <text:p>18,8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0:.M70])" office:value-type="float" office:value="623912" calcext:value-type="float">
            <text:p>623,91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9-24" calcext:value-type="date">
            <text:p>Sep 24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000" calcext:value-type="float">
            <text:p>75,0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700" calcext:value-type="float">
            <text:p>50,7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600" calcext:value-type="float">
            <text:p>25,6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600" calcext:value-type="float">
            <text:p>23,600</text:p>
          </table:table-cell>
          <table:table-cell office:value-type="float" office:value="18900" calcext:value-type="float">
            <text:p>18,9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1:.M71])" office:value-type="float" office:value="624912" calcext:value-type="float">
            <text:p>624,912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8-11-02" calcext:value-type="date">
            <text:p>Nov 2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100" calcext:value-type="float">
            <text:p>75,1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700" calcext:value-type="float">
            <text:p>25,700</text:p>
          </table:table-cell>
          <table:table-cell office:value-type="float" office:value="49013" calcext:value-type="float">
            <text:p>49,013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2:.M72])" office:value-type="float" office:value="625513" calcext:value-type="float">
            <text:p>625,51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1-03" calcext:value-type="date">
            <text:p>Jan 3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200" calcext:value-type="float">
            <text:p>75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700" calcext:value-type="float">
            <text:p>29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200" calcext:value-type="float">
            <text:p>51,2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800" calcext:value-type="float">
            <text:p>25,800</text:p>
          </table:table-cell>
          <table:table-cell office:value-type="float" office:value="49110" calcext:value-type="float">
            <text:p>49,110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500" calcext:value-type="float">
            <text:p>11,500</text:p>
          </table:table-cell>
          <table:table-cell/>
          <table:table-cell table:formula="of:=SUM([.B73:.M73])" office:value-type="float" office:value="627410" calcext:value-type="float">
            <text:p>627,41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4-05" calcext:value-type="date">
            <text:p>Apr 5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400" calcext:value-type="float">
            <text:p>75,400</text:p>
          </table:table-cell>
          <table:table-cell office:value-type="float" office:value="60200" calcext:value-type="float">
            <text:p>60,200</text:p>
          </table:table-cell>
          <table:table-cell office:value-type="float" office:value="29900" calcext:value-type="float">
            <text:p>29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400" calcext:value-type="float">
            <text:p>51,400</text:p>
          </table:table-cell>
          <table:table-cell office:value-type="float" office:value="50300" calcext:value-type="float">
            <text:p>50,300</text:p>
          </table:table-cell>
          <table:table-cell office:value-type="float" office:value="25900" calcext:value-type="float">
            <text:p>25,900</text:p>
          </table:table-cell>
          <table:table-cell office:value-type="float" office:value="49210" calcext:value-type="float">
            <text:p>49,210</text:p>
          </table:table-cell>
          <table:table-cell office:value-type="float" office:value="23800" calcext:value-type="float">
            <text:p>23,8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1600" calcext:value-type="float">
            <text:p>11,600</text:p>
          </table:table-cell>
          <table:table-cell/>
          <table:table-cell table:formula="of:=SUM([.B74:.M74])" office:value-type="float" office:value="628810" calcext:value-type="float">
            <text:p>628,81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7-01" calcext:value-type="date">
            <text:p>Jul 1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500" calcext:value-type="float">
            <text:p>75,5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100" calcext:value-type="float">
            <text:p>30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500" calcext:value-type="float">
            <text:p>51,5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000" calcext:value-type="float">
            <text:p>26,000</text:p>
          </table:table-cell>
          <table:table-cell office:value-type="float" office:value="49207" calcext:value-type="float">
            <text:p>49,207</text:p>
          </table:table-cell>
          <table:table-cell office:value-type="float" office:value="23900" calcext:value-type="float">
            <text:p>23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5:.M75])" office:value-type="float" office:value="630707" calcext:value-type="float">
            <text:p>630,70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10-03" calcext:value-type="date">
            <text:p>Oct 3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600" calcext:value-type="float">
            <text:p>75,6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200" calcext:value-type="float">
            <text:p>30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600" calcext:value-type="float">
            <text:p>51,6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100" calcext:value-type="float">
            <text:p>26,100</text:p>
          </table:table-cell>
          <table:table-cell office:value-type="float" office:value="49408" calcext:value-type="float">
            <text:p>49,408</text:p>
          </table:table-cell>
          <table:table-cell office:value-type="float" office:value="23900" calcext:value-type="float">
            <text:p>23,9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6:.M76])" office:value-type="float" office:value="631308" calcext:value-type="float">
            <text:p>631,308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0-01-01" calcext:value-type="date">
            <text:p>Jan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700" calcext:value-type="float">
            <text:p>75,7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300" calcext:value-type="float">
            <text:p>30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000" calcext:value-type="float">
            <text:p>52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200" calcext:value-type="float">
            <text:p>26,200</text:p>
          </table:table-cell>
          <table:table-cell office:value-type="float" office:value="49508" calcext:value-type="float">
            <text:p>49,508</text:p>
          </table:table-cell>
          <table:table-cell office:value-type="float" office:value="24000" calcext:value-type="float">
            <text:p>24,0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800" calcext:value-type="float">
            <text:p>11,800</text:p>
          </table:table-cell>
          <table:table-cell/>
          <table:table-cell table:formula="of:=SUM([.B77:.M77])" office:value-type="float" office:value="632308" calcext:value-type="float">
            <text:p>632,308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0-04-01" calcext:value-type="date">
            <text:p>Apr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900" calcext:value-type="float">
            <text:p>75,9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500" calcext:value-type="float">
            <text:p>30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200" calcext:value-type="float">
            <text:p>52,200</text:p>
          </table:table-cell>
          <table:table-cell office:value-type="float" office:value="50500" calcext:value-type="float">
            <text:p>50,500</text:p>
          </table:table-cell>
          <table:table-cell office:value-type="float" office:value="26300" calcext:value-type="float">
            <text:p>26,300</text:p>
          </table:table-cell>
          <table:table-cell office:value-type="float" office:value="49609" calcext:value-type="float">
            <text:p>49,609</text:p>
          </table:table-cell>
          <table:table-cell office:value-type="float" office:value="24000" calcext:value-type="float">
            <text:p>24,0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8:.M78])" office:value-type="float" office:value="633509" calcext:value-type="float">
            <text:p>633,50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0-07-01" calcext:value-type="date">
            <text:p>Jul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6000" calcext:value-type="float">
            <text:p>76,0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600" calcext:value-type="float">
            <text:p>52,6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400" calcext:value-type="float">
            <text:p>26,400</text:p>
          </table:table-cell>
          <table:table-cell office:value-type="float" office:value="49715" calcext:value-type="float">
            <text:p>49,715</text:p>
          </table:table-cell>
          <table:table-cell office:value-type="float" office:value="24100" calcext:value-type="float">
            <text:p>24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9:.M79])" office:value-type="float" office:value="634715" calcext:value-type="float">
            <text:p>634,715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0-10-01" calcext:value-type="date">
            <text:p>Oct 1, 20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100" calcext:value-type="float">
            <text:p>76,1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500" calcext:value-type="float">
            <text:p>26,500</text:p>
          </table:table-cell>
          <table:table-cell office:value-type="float" office:value="50019" calcext:value-type="float">
            <text:p>50,019</text:p>
          </table:table-cell>
          <table:table-cell office:value-type="float" office:value="24200" calcext:value-type="float">
            <text:p>24,2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0:.M80])" office:value-type="float" office:value="636519" calcext:value-type="float">
            <text:p>636,5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1-01-01" calcext:value-type="date">
            <text:p>Jan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800" calcext:value-type="float">
            <text:p>52,800</text:p>
          </table:table-cell>
          <table:table-cell office:value-type="float" office:value="50700" calcext:value-type="float">
            <text:p>50,700</text:p>
          </table:table-cell>
          <table:table-cell office:value-type="float" office:value="26600" calcext:value-type="float">
            <text:p>26,6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300" calcext:value-type="float">
            <text:p>24,3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1:.M81])" office:value-type="float" office:value="637517" calcext:value-type="float">
            <text:p>637,517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1-04-01" calcext:value-type="date">
            <text:p>Apr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800" calcext:value-type="float">
            <text:p>26,800</text:p>
          </table:table-cell>
          <table:table-cell office:value-type="float" office:value="50118" calcext:value-type="float">
            <text:p>50,118</text:p>
          </table:table-cell>
          <table:table-cell office:value-type="float" office:value="24400" calcext:value-type="float">
            <text:p>24,4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2:.M82])" office:value-type="float" office:value="638118" calcext:value-type="float">
            <text:p>638,118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1-07-01" calcext:value-type="date">
            <text:p>Jul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300" calcext:value-type="float">
            <text:p>31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900" calcext:value-type="float">
            <text:p>52,9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900" calcext:value-type="float">
            <text:p>26,9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600" calcext:value-type="float">
            <text:p>19,6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3:.M83])" office:value-type="float" office:value="638217" calcext:value-type="float">
            <text:p>638,217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1-10-01" calcext:value-type="date">
            <text:p>Oct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400" calcext:value-type="float">
            <text:p>31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117" calcext:value-type="float">
            <text:p>50,1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4:.M84])" office:value-type="float" office:value="638717" calcext:value-type="float">
            <text:p>638,717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1-01" calcext:value-type="date">
            <text:p>Jan 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600" calcext:value-type="float">
            <text:p>31,6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5:.M85])" office:value-type="float" office:value="639119" calcext:value-type="float">
            <text:p>639,1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3-31" calcext:value-type="date">
            <text:p>Mar 3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100" calcext:value-type="float">
            <text:p>27,1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6:.M86])" office:value-type="float" office:value="639719" calcext:value-type="float">
            <text:p>639,7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7-04" calcext:value-type="date">
            <text:p>Jul 4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7:.M87])" office:value-type="float" office:value="640319" calcext:value-type="float">
            <text:p>640,3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8-02" calcext:value-type="date">
            <text:p>Aug 2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8:.M88])" office:value-type="float" office:value="640419" calcext:value-type="float">
            <text:p>640,4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9-21" calcext:value-type="date">
            <text:p>Sep 21, 22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9:.M89])" office:value-type="float" office:value="641419" calcext:value-type="float">
            <text:p>641,4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10-21" calcext:value-type="date">
            <text:p>Oct 2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0:.M90])" office:value-type="float" office:value="640219" calcext:value-type="float">
            <text:p>640,2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3-01-05" calcext:value-type="date">
            <text:p>Jan 5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1:.M91])" office:value-type="float" office:value="641619" calcext:value-type="float">
            <text:p>641,619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3-03-06" calcext:value-type="date">
            <text:p>Mar 6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300" calcext:value-type="float">
            <text:p>53,3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21" calcext:value-type="float">
            <text:p>50,421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2:.M92])" office:value-type="float" office:value="641621" calcext:value-type="float">
            <text:p>641,621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3-04-03" calcext:value-type="date">
            <text:p>Apr 3, 23</text:p>
          </table:table-cell>
          <table:table-cell table:formula="of:=25*4829+18" office:value-type="float" office:value="120743" calcext:value-type="float">
            <text:p>120,743</text:p>
          </table:table-cell>
          <table:table-cell table:formula="of:=25*2569" office:value-type="float" office:value="64225" calcext:value-type="float">
            <text:p>64,225</text:p>
          </table:table-cell>
          <table:table-cell table:formula="of:=18+25*2359" office:value-type="float" office:value="58993" calcext:value-type="float">
            <text:p>58,993</text:p>
          </table:table-cell>
          <table:table-cell table:formula="of:=25*1100+862" office:value-type="float" office:value="28362" calcext:value-type="float">
            <text:p>28,362</text:p>
          </table:table-cell>
          <table:table-cell table:formula="of:=25*4254+5" office:value-type="float" office:value="106355" calcext:value-type="float">
            <text:p>106,355</text:p>
          </table:table-cell>
          <table:table-cell table:formula="of:=19+25*2105" office:value-type="float" office:value="52644" calcext:value-type="float">
            <text:p>52,644</text:p>
          </table:table-cell>
          <table:table-cell table:formula="of:=25*1703+6" office:value-type="float" office:value="42581" calcext:value-type="float">
            <text:p>42,581</text:p>
          </table:table-cell>
          <table:table-cell table:formula="of:=14+25*1073" office:value-type="float" office:value="26839" calcext:value-type="float">
            <text:p>26,839</text:p>
          </table:table-cell>
          <table:table-cell table:formula="of:=25*1871+893" office:value-type="float" office:value="47668" calcext:value-type="float">
            <text:p>47,668</text:p>
          </table:table-cell>
          <table:table-cell table:formula="of:=25*971+2" office:value-type="float" office:value="24277" calcext:value-type="float">
            <text:p>24,277</text:p>
          </table:table-cell>
          <table:table-cell table:formula="of:=25*799+13" office:value-type="float" office:value="19988" calcext:value-type="float">
            <text:p>19,988</text:p>
          </table:table-cell>
          <table:table-cell table:formula="of:=467*25" office:value-type="float" office:value="11675" calcext:value-type="float">
            <text:p>11,675</text:p>
          </table:table-cell>
          <table:table-cell/>
          <table:table-cell table:formula="of:=SUM([.B93:.M93])" office:value-type="float" office:value="604350" calcext:value-type="float">
            <text:p>604,350</text:p>
          </table:table-cell>
          <table:table-cell table:number-columns-repeated="1009"/>
        </table:table-row>
        <table:table-row table:style-name="ro2">
          <table:table-cell table:style-name="ce154" office:value-type="date" office:date-value="2023-06-30" calcext:value-type="date">
            <text:p>06/30/23</text:p>
          </table:table-cell>
          <table:table-cell table:formula="of:=25*4832+9" office:value-type="float" office:value="120809" calcext:value-type="float">
            <text:p>120,809</text:p>
          </table:table-cell>
          <table:table-cell table:formula="of:=25*2570+3" office:value-type="float" office:value="64253" calcext:value-type="float">
            <text:p>64,253</text:p>
          </table:table-cell>
          <table:table-cell table:formula="of:=25*2354+20" office:value-type="float" office:value="58870" calcext:value-type="float">
            <text:p>58,870</text:p>
          </table:table-cell>
          <table:table-cell table:formula="of:=25*(399+274+167+187+83+75)+16+19+22+4+24+12" office:value-type="float" office:value="29722" calcext:value-type="float">
            <text:p>29,722</text:p>
          </table:table-cell>
          <table:table-cell table:formula="of:=25*4248+5" office:value-type="float" office:value="106205" calcext:value-type="float">
            <text:p>106,205</text:p>
          </table:table-cell>
          <table:table-cell table:formula="of:=25*2104+13" office:value-type="float" office:value="52613" calcext:value-type="float">
            <text:p>52,613</text:p>
          </table:table-cell>
          <table:table-cell table:formula="of:=25*1703+3" office:value-type="float" office:value="42578" calcext:value-type="float">
            <text:p>42,578</text:p>
          </table:table-cell>
          <table:table-cell table:formula="of:=25*1073+4" office:value-type="float" office:value="26829" calcext:value-type="float">
            <text:p>26,829</text:p>
          </table:table-cell>
          <table:table-cell table:formula="of:=25*1135+15+25*737+17+915" office:value-type="float" office:value="47747" calcext:value-type="float">
            <text:p>47,747</text:p>
          </table:table-cell>
          <table:table-cell table:formula="of:=25*970+5" office:value-type="float" office:value="24255" calcext:value-type="float">
            <text:p>24,255</text:p>
          </table:table-cell>
          <table:table-cell table:formula="of:=25*780+2" office:value-type="float" office:value="19502" calcext:value-type="float">
            <text:p>19,502</text:p>
          </table:table-cell>
          <table:table-cell table:formula="of:=25*468+23" office:value-type="float" office:value="11723" calcext:value-type="float">
            <text:p>11,723</text:p>
          </table:table-cell>
          <table:table-cell/>
          <table:table-cell table:formula="of:=SUM([.B94:.M94])" office:value-type="float" office:value="605106" calcext:value-type="float">
            <text:p>605,106</text:p>
          </table:table-cell>
          <table:table-cell table:number-columns-repeated="3"/>
          <table:table-cell table:formula="of:=25*322+2" office:value-type="float" office:value="8052" calcext:value-type="float">
            <text:p>8,052</text:p>
          </table:table-cell>
          <table:table-cell office:value-type="float" office:value="825" calcext:value-type="float">
            <text:p>825</text:p>
          </table:table-cell>
          <table:table-cell table:formula="of:=25*43+19" office:value-type="float" office:value="1094" calcext:value-type="float">
            <text:p>1,094</text:p>
          </table:table-cell>
          <table:table-cell office:value-type="float" office:value="219" calcext:value-type="float">
            <text:p>219</text:p>
          </table:table-cell>
          <table:table-cell office:value-type="float" office:value="75" calcext:value-type="float">
            <text:p>75</text:p>
          </table:table-cell>
          <table:table-cell table:number-columns-repeated="1001"/>
        </table:table-row>
        <table:table-row table:style-name="ro2">
          <table:table-cell table:number-columns-repeated="14"/>
          <table:table-cell table:formula="of:=SUM([.B95:.M95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96:.M96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97:.M97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98:.M98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99:.M99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v ao3" table:style-name="ta2">
        <table:table-column table:style-name="co1" table:default-cell-style-name="ce168"/>
        <table:table-column table:style-name="co1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9" table:default-cell-style-name="Default"/>
        <table:table-row table:style-name="ro2">
          <table:table-cell table:style-name="ce167" office:value-type="string" calcext:value-type="string">
            <text:p>TV AO3</text:p>
          </table:table-cell>
          <table:table-cell table:style-name="ce185" office:value-type="string" calcext:value-type="string">
            <text:p>SPN</text:p>
          </table:table-cell>
          <table:table-cell table:style-name="ce185" office:value-type="string" calcext:value-type="string">
            <text:p>Dr. Who</text:p>
          </table:table-cell>
          <table:table-cell table:style-name="ce185" office:value-type="string" calcext:value-type="string">
            <text:p>Sherlock</text:p>
          </table:table-cell>
          <table:table-cell table:style-name="ce185" office:value-type="string" calcext:value-type="string">
            <text:p>Star Trek</text:p>
          </table:table-cell>
          <table:table-cell table:style-name="ce185" office:value-type="string" calcext:value-type="string">
            <text:p>Glee</text:p>
          </table:table-cell>
          <table:table-cell table:style-name="ce185" office:value-type="string" calcext:value-type="string">
            <text:p>OuaT</text:p>
          </table:table-cell>
          <table:table-cell table:style-name="ce185" office:value-type="string" calcext:value-type="string">
            <text:p>Buffy</text:p>
          </table:table-cell>
          <table:table-cell table:style-name="ce185" office:value-type="string" calcext:value-type="string">
            <text:p>Merlin</text:p>
          </table:table-cell>
          <table:table-cell table:style-name="ce185" office:value-type="string" calcext:value-type="string">
            <text:p>Stargate</text:p>
          </table:table-cell>
          <table:table-cell table:style-name="ce185" office:value-type="string" calcext:value-type="string">
            <text:p>Teen Wolf</text:p>
          </table:table-cell>
          <table:table-cell table:style-name="ce185" office:value-type="string" calcext:value-type="string">
            <text:p>TWD</text:p>
          </table:table-cell>
          <table:table-cell table:style-name="ce185" office:value-type="string" calcext:value-type="string">
            <text:p>X-Files</text:p>
          </table:table-cell>
          <table:table-cell table:style-name="ce180"/>
          <table:table-cell table:style-name="ce185" office:value-type="string" calcext:value-type="string">
            <text:p>Total</text:p>
          </table:table-cell>
          <table:table-cell table:style-name="ce180" table:number-columns-repeated="1009"/>
        </table:table-row>
        <table:table-row table:style-name="ro2" table:visibility="collapse">
          <table:table-cell table:number-columns-repeated="14"/>
          <table:table-cell table:formula="of:=SUM([.B2:.M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3:.M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4:.M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5:.M5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6:.M6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7:.M7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8:.M8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9:.M9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0:.M10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1:.M11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2:.M1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3:.M1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4:.M1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5:.M15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6:.M16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7:.M17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8:.M18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19:.M19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0:.M20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1:.M21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2:.M22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3:.M23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4:.M24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5:.M25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6:.M26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7:.M27])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visibility="collapse">
          <table:table-cell table:number-columns-repeated="14"/>
          <table:table-cell table:formula="of:=SUM([.B28:.M28]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69" office:value-type="date" office:date-value="2009-10-06" calcext:value-type="date">
            <text:p>Oct 6, 09</text:p>
          </table:table-cell>
          <table:table-cell office:value-type="float" office:value="315" calcext:value-type="float">
            <text:p>31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4+32+1+8+12"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60" calcext:value-type="float">
            <text:p>60</text:p>
          </table:table-cell>
          <table:table-cell table:formula="of:=540+132" office:value-type="float" office:value="672" calcext:value-type="float">
            <text:p>6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SUM([.B29:.M29])" office:value-type="float" office:value="1688" calcext:value-type="float">
            <text:p>1,68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09-12-06" calcext:value-type="date">
            <text:p>Dec 6, 09</text:p>
          </table:table-cell>
          <table:table-cell office:value-type="float" office:value="932" calcext:value-type="float">
            <text:p>932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formula="of:=73+118+69+60+94" office:value-type="float" office:value="414" calcext:value-type="float">
            <text:p>4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,495</text:p>
          </table:table-cell>
          <table:table-cell office:value-type="float" office:value="307" calcext:value-type="float">
            <text:p>307</text:p>
          </table:table-cell>
          <table:table-cell table:formula="of:=659+1578+1" office:value-type="float" office:value="2238" calcext:value-type="float">
            <text:p>2,2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/>
          <table:table-cell table:formula="of:=SUM([.B30:.M30])" office:value-type="float" office:value="6434" calcext:value-type="float">
            <text:p>6,43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3-27" calcext:value-type="date">
            <text:p>Mar 27, 10</text:p>
          </table:table-cell>
          <table:table-cell office:value-type="float" office:value="2498" calcext:value-type="float">
            <text:p>2,498</text:p>
          </table:table-cell>
          <table:table-cell office:value-type="float" office:value="1653" calcext:value-type="float">
            <text:p>1,653</text:p>
          </table:table-cell>
          <table:table-cell/>
          <table:table-cell table:formula="of:=179+137+208+273+172" office:value-type="float" office:value="969" calcext:value-type="float">
            <text:p>969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451" calcext:value-type="float">
            <text:p>3,451</text:p>
          </table:table-cell>
          <table:table-cell office:value-type="float" office:value="849" calcext:value-type="float">
            <text:p>849</text:p>
          </table:table-cell>
          <table:table-cell table:formula="of:=3934+14+2119" office:value-type="float" office:value="6067" calcext:value-type="float">
            <text:p>6,067</text:p>
          </table:table-cell>
          <table:table-cell table:number-columns-repeated="2"/>
          <table:table-cell office:value-type="float" office:value="773" calcext:value-type="float">
            <text:p>773</text:p>
          </table:table-cell>
          <table:table-cell/>
          <table:table-cell table:formula="of:=SUM([.B31:.M31])" office:value-type="float" office:value="16363" calcext:value-type="float">
            <text:p>16,36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6-10" calcext:value-type="date">
            <text:p>Jun 10, 10</text:p>
          </table:table-cell>
          <table:table-cell office:value-type="float" office:value="3469" calcext:value-type="float">
            <text:p>3,469</text:p>
          </table:table-cell>
          <table:table-cell office:value-type="float" office:value="3234" calcext:value-type="float">
            <text:p>3,234</text:p>
          </table:table-cell>
          <table:table-cell office:value-type="float" office:value="284" calcext:value-type="float">
            <text:p>284</text:p>
          </table:table-cell>
          <table:table-cell office:value-type="float" office:value="1906" calcext:value-type="float">
            <text:p>1,906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271" calcext:value-type="float">
            <text:p>4,271</text:p>
          </table:table-cell>
          <table:table-cell office:value-type="float" office:value="1109" calcext:value-type="float">
            <text:p>1,109</text:p>
          </table:table-cell>
          <table:table-cell table:formula="of:=4789+2556+23" office:value-type="float" office:value="7368" calcext:value-type="float">
            <text:p>7,368</text:p>
          </table:table-cell>
          <table:table-cell table:number-columns-repeated="2"/>
          <table:table-cell office:value-type="float" office:value="856" calcext:value-type="float">
            <text:p>856</text:p>
          </table:table-cell>
          <table:table-cell/>
          <table:table-cell table:formula="of:=SUM([.B32:.M32])" office:value-type="float" office:value="22677" calcext:value-type="float">
            <text:p>22,67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0-09-22" calcext:value-type="date">
            <text:p>Sep 22, 10</text:p>
          </table:table-cell>
          <table:table-cell office:value-type="float" office:value="4448" calcext:value-type="float">
            <text:p>4,448</text:p>
          </table:table-cell>
          <table:table-cell office:value-type="float" office:value="4156" calcext:value-type="float">
            <text:p>4,156</text:p>
          </table:table-cell>
          <table:table-cell office:value-type="float" office:value="201" calcext:value-type="float">
            <text:p>201</text:p>
          </table:table-cell>
          <table:table-cell office:value-type="float" office:value="2543" calcext:value-type="float">
            <text:p>2,543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4936" calcext:value-type="float">
            <text:p>4,936</text:p>
          </table:table-cell>
          <table:table-cell office:value-type="float" office:value="1484" calcext:value-type="float">
            <text:p>1,484</text:p>
          </table:table-cell>
          <table:table-cell office:value-type="float" office:value="9799" calcext:value-type="float">
            <text:p>9,799</text:p>
          </table:table-cell>
          <table:table-cell table:number-columns-repeated="2"/>
          <table:table-cell office:value-type="float" office:value="953" calcext:value-type="float">
            <text:p>953</text:p>
          </table:table-cell>
          <table:table-cell/>
          <table:table-cell table:formula="of:=SUM([.B33:.M33])" office:value-type="float" office:value="28835" calcext:value-type="float">
            <text:p>28,835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0-10-25" calcext:value-type="date">
            <text:p>Oct 25, 10</text:p>
          </table:table-cell>
          <table:table-cell office:value-type="float" office:value="4852" calcext:value-type="float">
            <text:p>4,852</text:p>
          </table:table-cell>
          <table:table-cell office:value-type="float" office:value="4403" calcext:value-type="float">
            <text:p>4,403</text:p>
          </table:table-cell>
          <table:table-cell office:value-type="float" office:value="323" calcext:value-type="float">
            <text:p>323</text:p>
          </table:table-cell>
          <table:table-cell office:value-type="float" office:value="2859" calcext:value-type="float">
            <text:p>2,859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5131" calcext:value-type="float">
            <text:p>5,131</text:p>
          </table:table-cell>
          <table:table-cell office:value-type="float" office:value="1580" calcext:value-type="float">
            <text:p>1,580</text:p>
          </table:table-cell>
          <table:table-cell office:value-type="float" office:value="10310" calcext:value-type="float">
            <text:p>10,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1" calcext:value-type="float">
            <text:p>961</text:p>
          </table:table-cell>
          <table:table-cell/>
          <table:table-cell table:formula="of:=SUM([.B34:.M34])" office:value-type="float" office:value="30791" calcext:value-type="float">
            <text:p>30,791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1-09-23" calcext:value-type="date">
            <text:p>Sep 23, 11</text:p>
          </table:table-cell>
          <table:table-cell office:value-type="float" office:value="11146" calcext:value-type="float">
            <text:p>11,146</text:p>
          </table:table-cell>
          <table:table-cell office:value-type="float" office:value="8244" calcext:value-type="float">
            <text:p>8,244</text:p>
          </table:table-cell>
          <table:table-cell office:value-type="float" office:value="3374" calcext:value-type="float">
            <text:p>3,374</text:p>
          </table:table-cell>
          <table:table-cell office:value-type="float" office:value="5695" calcext:value-type="float">
            <text:p>5,695</text:p>
          </table:table-cell>
          <table:table-cell office:value-type="float" office:value="2223" calcext:value-type="float">
            <text:p>2,223</text:p>
          </table:table-cell>
          <table:table-cell/>
          <table:table-cell office:value-type="float" office:value="7727" calcext:value-type="float">
            <text:p>7,727</text:p>
          </table:table-cell>
          <table:table-cell office:value-type="float" office:value="3334" calcext:value-type="float">
            <text:p>3,334</text:p>
          </table:table-cell>
          <table:table-cell office:value-type="float" office:value="11262" calcext:value-type="float">
            <text:p>11,262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1389" calcext:value-type="float">
            <text:p>1,389</text:p>
          </table:table-cell>
          <table:table-cell/>
          <table:table-cell table:formula="of:=SUM([.B38:.M38])" office:value-type="float" office:value="54473" calcext:value-type="float">
            <text:p>54,47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1-10-14" calcext:value-type="date">
            <text:p>Oct 14, 11</text:p>
          </table:table-cell>
          <table:table-cell office:value-type="float" office:value="11578" calcext:value-type="float">
            <text:p>11,578</text:p>
          </table:table-cell>
          <table:table-cell office:value-type="float" office:value="8494" calcext:value-type="float">
            <text:p>8,494</text:p>
          </table:table-cell>
          <table:table-cell office:value-type="float" office:value="3656" calcext:value-type="float">
            <text:p>3,656</text:p>
          </table:table-cell>
          <table:table-cell office:value-type="float" office:value="5781" calcext:value-type="float">
            <text:p>5,781</text:p>
          </table:table-cell>
          <table:table-cell office:value-type="float" office:value="2363" calcext:value-type="float">
            <text:p>2,363</text:p>
          </table:table-cell>
          <table:table-cell/>
          <table:table-cell office:value-type="float" office:value="7846" calcext:value-type="float">
            <text:p>7,846</text:p>
          </table:table-cell>
          <table:table-cell office:value-type="float" office:value="3443" calcext:value-type="float">
            <text:p>3,443</text:p>
          </table:table-cell>
          <table:table-cell office:value-type="float" office:value="16885" calcext:value-type="float">
            <text:p>16,885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410" calcext:value-type="float">
            <text:p>1,410</text:p>
          </table:table-cell>
          <table:table-cell/>
          <table:table-cell table:formula="of:=SUM([.B39:.M39])" office:value-type="float" office:value="61553" calcext:value-type="float">
            <text:p>61,55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1-07" calcext:value-type="date">
            <text:p>Jan 7, 12</text:p>
          </table:table-cell>
          <table:table-cell office:value-type="float" office:value="13934" calcext:value-type="float">
            <text:p>13,934</text:p>
          </table:table-cell>
          <table:table-cell office:value-type="float" office:value="9750" calcext:value-type="float">
            <text:p>9,750</text:p>
          </table:table-cell>
          <table:table-cell office:value-type="float" office:value="5420" calcext:value-type="float">
            <text:p>5,420</text:p>
          </table:table-cell>
          <table:table-cell office:value-type="float" office:value="6725" calcext:value-type="float">
            <text:p>6,725</text:p>
          </table:table-cell>
          <table:table-cell office:value-type="float" office:value="3194" calcext:value-type="float">
            <text:p>3,194</text:p>
          </table:table-cell>
          <table:table-cell office:value-type="float" office:value="94" calcext:value-type="float">
            <text:p>94</text:p>
          </table:table-cell>
          <table:table-cell office:value-type="float" office:value="8580" calcext:value-type="float">
            <text:p>8,580</text:p>
          </table:table-cell>
          <table:table-cell office:value-type="float" office:value="4315" calcext:value-type="float">
            <text:p>4,315</text:p>
          </table:table-cell>
          <table:table-cell office:value-type="float" office:value="18025" calcext:value-type="float">
            <text:p>18,025</text:p>
          </table:table-cell>
          <table:table-cell office:value-type="float" office:value="220" calcext:value-type="float">
            <text:p>220</text:p>
          </table:table-cell>
          <table:table-cell office:value-type="float" office:value="135" calcext:value-type="float">
            <text:p>135</text:p>
          </table:table-cell>
          <table:table-cell office:value-type="float" office:value="1523" calcext:value-type="float">
            <text:p>1,523</text:p>
          </table:table-cell>
          <table:table-cell/>
          <table:table-cell table:formula="of:=SUM([.B40:.M40])" office:value-type="float" office:value="71915" calcext:value-type="float">
            <text:p>71,915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5-07" calcext:value-type="date">
            <text:p>May 7, 12</text:p>
          </table:table-cell>
          <table:table-cell office:value-type="float" office:value="17993" calcext:value-type="float">
            <text:p>17,993</text:p>
          </table:table-cell>
          <table:table-cell office:value-type="float" office:value="11822" calcext:value-type="float">
            <text:p>11,822</text:p>
          </table:table-cell>
          <table:table-cell office:value-type="float" office:value="11031" calcext:value-type="float">
            <text:p>11,031</text:p>
          </table:table-cell>
          <table:table-cell office:value-type="float" office:value="8003" calcext:value-type="float">
            <text:p>8,003</text:p>
          </table:table-cell>
          <table:table-cell office:value-type="float" office:value="4368" calcext:value-type="float">
            <text:p>4,368</text:p>
          </table:table-cell>
          <table:table-cell office:value-type="float" office:value="477" calcext:value-type="float">
            <text:p>477</text:p>
          </table:table-cell>
          <table:table-cell office:value-type="float" office:value="9656" calcext:value-type="float">
            <text:p>9,656</text:p>
          </table:table-cell>
          <table:table-cell office:value-type="float" office:value="5619" calcext:value-type="float">
            <text:p>5,619</text:p>
          </table:table-cell>
          <table:table-cell office:value-type="float" office:value="20022" calcext:value-type="float">
            <text:p>20,022</text:p>
          </table:table-cell>
          <table:table-cell office:value-type="float" office:value="678" calcext:value-type="float">
            <text:p>678</text:p>
          </table:table-cell>
          <table:table-cell office:value-type="float" office:value="308" calcext:value-type="float">
            <text:p>308</text:p>
          </table:table-cell>
          <table:table-cell office:value-type="float" office:value="1697" calcext:value-type="float">
            <text:p>1,697</text:p>
          </table:table-cell>
          <table:table-cell/>
          <table:table-cell table:formula="of:=SUM([.B41:.M41])" office:value-type="float" office:value="91674" calcext:value-type="float">
            <text:p>91,67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05-20" calcext:value-type="date">
            <text:p>May 20, 12</text:p>
          </table:table-cell>
          <table:table-cell office:value-type="float" office:value="18406" calcext:value-type="float">
            <text:p>18,406</text:p>
          </table:table-cell>
          <table:table-cell office:value-type="float" office:value="11991" calcext:value-type="float">
            <text:p>11,991</text:p>
          </table:table-cell>
          <table:table-cell office:value-type="float" office:value="11537" calcext:value-type="float">
            <text:p>11,537</text:p>
          </table:table-cell>
          <table:table-cell office:value-type="float" office:value="8181" calcext:value-type="float">
            <text:p>8,181</text:p>
          </table:table-cell>
          <table:table-cell office:value-type="float" office:value="4485" calcext:value-type="float">
            <text:p>4,485</text:p>
          </table:table-cell>
          <table:table-cell office:value-type="float" office:value="534" calcext:value-type="float">
            <text:p>534</text:p>
          </table:table-cell>
          <table:table-cell office:value-type="float" office:value="9755" calcext:value-type="float">
            <text:p>9,755</text:p>
          </table:table-cell>
          <table:table-cell office:value-type="float" office:value="5787" calcext:value-type="float">
            <text:p>5,787</text:p>
          </table:table-cell>
          <table:table-cell office:value-type="float" office:value="20283" calcext:value-type="float">
            <text:p>20,283</text:p>
          </table:table-cell>
          <table:table-cell office:value-type="float" office:value="779" calcext:value-type="float">
            <text:p>779</text:p>
          </table:table-cell>
          <table:table-cell office:value-type="float" office:value="319" calcext:value-type="float">
            <text:p>319</text:p>
          </table:table-cell>
          <table:table-cell office:value-type="float" office:value="1713" calcext:value-type="float">
            <text:p>1,713</text:p>
          </table:table-cell>
          <table:table-cell/>
          <table:table-cell table:formula="of:=SUM([.B42:.M42])" office:value-type="float" office:value="93770" calcext:value-type="float">
            <text:p>93,77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2-06-03" calcext:value-type="date">
            <text:p>Jun 3, 12</text:p>
          </table:table-cell>
          <table:table-cell office:value-type="float" office:value="18883" calcext:value-type="float">
            <text:p>18,883</text:p>
          </table:table-cell>
          <table:table-cell office:value-type="float" office:value="12354" calcext:value-type="float">
            <text:p>12,354</text:p>
          </table:table-cell>
          <table:table-cell office:value-type="float" office:value="12242" calcext:value-type="float">
            <text:p>12,242</text:p>
          </table:table-cell>
          <table:table-cell office:value-type="float" office:value="8321" calcext:value-type="float">
            <text:p>8,321</text:p>
          </table:table-cell>
          <table:table-cell office:value-type="float" office:value="4819" calcext:value-type="float">
            <text:p>4,819</text:p>
          </table:table-cell>
          <table:table-cell office:value-type="float" office:value="624" calcext:value-type="float">
            <text:p>624</text:p>
          </table:table-cell>
          <table:table-cell office:value-type="float" office:value="9880" calcext:value-type="float">
            <text:p>9,880</text:p>
          </table:table-cell>
          <table:table-cell office:value-type="float" office:value="6024" calcext:value-type="float">
            <text:p>6,024</text:p>
          </table:table-cell>
          <table:table-cell office:value-type="float" office:value="20539" calcext:value-type="float">
            <text:p>20,539</text:p>
          </table:table-cell>
          <table:table-cell office:value-type="float" office:value="882" calcext:value-type="float">
            <text:p>882</text:p>
          </table:table-cell>
          <table:table-cell office:value-type="float" office:value="358" calcext:value-type="float">
            <text:p>358</text:p>
          </table:table-cell>
          <table:table-cell office:value-type="float" office:value="1743" calcext:value-type="float">
            <text:p>1,743</text:p>
          </table:table-cell>
          <table:table-cell/>
          <table:table-cell table:formula="of:=SUM([.B43:.M43])" office:value-type="float" office:value="96669" calcext:value-type="float">
            <text:p>96,669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2-07-20" calcext:value-type="date">
            <text:p>Jul 20, 12</text:p>
          </table:table-cell>
          <table:table-cell office:value-type="float" office:value="20561" calcext:value-type="float">
            <text:p>20,561</text:p>
          </table:table-cell>
          <table:table-cell office:value-type="float" office:value="13457" calcext:value-type="float">
            <text:p>13,457</text:p>
          </table:table-cell>
          <table:table-cell office:value-type="float" office:value="14616" calcext:value-type="float">
            <text:p>14,616</text:p>
          </table:table-cell>
          <table:table-cell office:value-type="float" office:value="8843" calcext:value-type="float">
            <text:p>8,843</text:p>
          </table:table-cell>
          <table:table-cell office:value-type="float" office:value="5936" calcext:value-type="float">
            <text:p>5,936</text:p>
          </table:table-cell>
          <table:table-cell office:value-type="float" office:value="872" calcext:value-type="float">
            <text:p>872</text:p>
          </table:table-cell>
          <table:table-cell office:value-type="float" office:value="10352" calcext:value-type="float">
            <text:p>10,352</text:p>
          </table:table-cell>
          <table:table-cell office:value-type="float" office:value="6626" calcext:value-type="float">
            <text:p>6,626</text:p>
          </table:table-cell>
          <table:table-cell office:value-type="float" office:value="21383" calcext:value-type="float">
            <text:p>21,383</text:p>
          </table:table-cell>
          <table:table-cell office:value-type="float" office:value="1916" calcext:value-type="float">
            <text:p>1,916</text:p>
          </table:table-cell>
          <table:table-cell office:value-type="float" office:value="398" calcext:value-type="float">
            <text:p>398</text:p>
          </table:table-cell>
          <table:table-cell office:value-type="float" office:value="1786" calcext:value-type="float">
            <text:p>1,786</text:p>
          </table:table-cell>
          <table:table-cell/>
          <table:table-cell table:formula="of:=SUM([.B44:.M44])" office:value-type="float" office:value="106746" calcext:value-type="float">
            <text:p>106,74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2-10-24" calcext:value-type="date">
            <text:p>Oct 24, 12</text:p>
          </table:table-cell>
          <table:table-cell office:value-type="float" office:value="24827" calcext:value-type="float">
            <text:p>24,827</text:p>
          </table:table-cell>
          <table:table-cell office:value-type="float" office:value="15595" calcext:value-type="float">
            <text:p>15,595</text:p>
          </table:table-cell>
          <table:table-cell office:value-type="float" office:value="18611" calcext:value-type="float">
            <text:p>18,611</text:p>
          </table:table-cell>
          <table:table-cell office:value-type="float" office:value="9708" calcext:value-type="float">
            <text:p>9,708</text:p>
          </table:table-cell>
          <table:table-cell office:value-type="float" office:value="7500" calcext:value-type="float">
            <text:p>7,500</text:p>
          </table:table-cell>
          <table:table-cell office:value-type="float" office:value="1513" calcext:value-type="float">
            <text:p>1,513</text:p>
          </table:table-cell>
          <table:table-cell office:value-type="float" office:value="11087" calcext:value-type="float">
            <text:p>11,087</text:p>
          </table:table-cell>
          <table:table-cell office:value-type="float" office:value="7711" calcext:value-type="float">
            <text:p>7,711</text:p>
          </table:table-cell>
          <table:table-cell office:value-type="float" office:value="22689" calcext:value-type="float">
            <text:p>22,689</text:p>
          </table:table-cell>
          <table:table-cell office:value-type="float" office:value="6671" calcext:value-type="float">
            <text:p>6,671</text:p>
          </table:table-cell>
          <table:table-cell office:value-type="float" office:value="517" calcext:value-type="float">
            <text:p>517</text:p>
          </table:table-cell>
          <table:table-cell office:value-type="float" office:value="1878" calcext:value-type="float">
            <text:p>1,878</text:p>
          </table:table-cell>
          <table:table-cell/>
          <table:table-cell table:formula="of:=SUM([.B45:.M45])" office:value-type="float" office:value="128307" calcext:value-type="float">
            <text:p>128,30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1-16" calcext:value-type="date">
            <text:p>Jan 16, 13</text:p>
          </table:table-cell>
          <table:table-cell office:value-type="float" office:value="30027" calcext:value-type="float">
            <text:p>30,027</text:p>
          </table:table-cell>
          <table:table-cell office:value-type="float" office:value="17933" calcext:value-type="float">
            <text:p>17,933</text:p>
          </table:table-cell>
          <table:table-cell office:value-type="float" office:value="23235" calcext:value-type="float">
            <text:p>23,235</text:p>
          </table:table-cell>
          <table:table-cell office:value-type="float" office:value="10643" calcext:value-type="float">
            <text:p>10,643</text:p>
          </table:table-cell>
          <table:table-cell office:value-type="float" office:value="9437" calcext:value-type="float">
            <text:p>9,437</text:p>
          </table:table-cell>
          <table:table-cell office:value-type="float" office:value="2672" calcext:value-type="float">
            <text:p>2,672</text:p>
          </table:table-cell>
          <table:table-cell office:value-type="float" office:value="11949" calcext:value-type="float">
            <text:p>11,949</text:p>
          </table:table-cell>
          <table:table-cell office:value-type="float" office:value="9294" calcext:value-type="float">
            <text:p>9,294</text:p>
          </table:table-cell>
          <table:table-cell office:value-type="float" office:value="23683" calcext:value-type="float">
            <text:p>23,683</text:p>
          </table:table-cell>
          <table:table-cell office:value-type="float" office:value="11202" calcext:value-type="float">
            <text:p>11,202</text:p>
          </table:table-cell>
          <table:table-cell office:value-type="float" office:value="706" calcext:value-type="float">
            <text:p>706</text:p>
          </table:table-cell>
          <table:table-cell office:value-type="float" office:value="1996" calcext:value-type="float">
            <text:p>1,996</text:p>
          </table:table-cell>
          <table:table-cell/>
          <table:table-cell table:formula="of:=SUM([.B46:.M46])" office:value-type="float" office:value="152777" calcext:value-type="float">
            <text:p>152,777</text:p>
          </table:table-cell>
          <table:table-cell table:number-columns-repeated="1009"/>
        </table:table-row>
        <table:table-row table:style-name="ro2" table:visibility="collapse">
          <table:table-cell table:style-name="ce170"/>
          <table:table-cell table:number-columns-repeated="13"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06-23" calcext:value-type="date">
            <text:p>Jun 23, 13</text:p>
          </table:table-cell>
          <table:table-cell office:value-type="float" office:value="42864" calcext:value-type="float">
            <text:p>42,864</text:p>
          </table:table-cell>
          <table:table-cell office:value-type="float" office:value="22495" calcext:value-type="float">
            <text:p>22,495</text:p>
          </table:table-cell>
          <table:table-cell office:value-type="float" office:value="32718" calcext:value-type="float">
            <text:p>32,718</text:p>
          </table:table-cell>
          <table:table-cell office:value-type="float" office:value="13943" calcext:value-type="float">
            <text:p>13,943</text:p>
          </table:table-cell>
          <table:table-cell office:value-type="float" office:value="13624" calcext:value-type="float">
            <text:p>13,624</text:p>
          </table:table-cell>
          <table:table-cell office:value-type="float" office:value="4662" calcext:value-type="float">
            <text:p>4,662</text:p>
          </table:table-cell>
          <table:table-cell office:value-type="float" office:value="13921" calcext:value-type="float">
            <text:p>13,921</text:p>
          </table:table-cell>
          <table:table-cell office:value-type="float" office:value="11683" calcext:value-type="float">
            <text:p>11,683</text:p>
          </table:table-cell>
          <table:table-cell office:value-type="float" office:value="25787" calcext:value-type="float">
            <text:p>25,787</text:p>
          </table:table-cell>
          <table:table-cell office:value-type="float" office:value="13016" calcext:value-type="float">
            <text:p>13,016</text:p>
          </table:table-cell>
          <table:table-cell office:value-type="float" office:value="1193" calcext:value-type="float">
            <text:p>1,193</text:p>
          </table:table-cell>
          <table:table-cell office:value-type="float" office:value="2266" calcext:value-type="float">
            <text:p>2,266</text:p>
          </table:table-cell>
          <table:table-cell/>
          <table:table-cell table:formula="of:=SUM([.B48:.M48])" office:value-type="float" office:value="198172" calcext:value-type="float">
            <text:p>198,17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3-10-09" calcext:value-type="date">
            <text:p>Oct 9, 13</text:p>
          </table:table-cell>
          <table:table-cell office:value-type="float" office:value="51691" calcext:value-type="float">
            <text:p>51,691</text:p>
          </table:table-cell>
          <table:table-cell office:value-type="float" office:value="25294" calcext:value-type="float">
            <text:p>25,294</text:p>
          </table:table-cell>
          <table:table-cell office:value-type="float" office:value="39106" calcext:value-type="float">
            <text:p>39,106</text:p>
          </table:table-cell>
          <table:table-cell office:value-type="float" office:value="18328" calcext:value-type="float">
            <text:p>18,328</text:p>
          </table:table-cell>
          <table:table-cell office:value-type="float" office:value="15572" calcext:value-type="float">
            <text:p>15,572</text:p>
          </table:table-cell>
          <table:table-cell office:value-type="float" office:value="5857" calcext:value-type="float">
            <text:p>5,857</text:p>
          </table:table-cell>
          <table:table-cell office:value-type="float" office:value="14948" calcext:value-type="float">
            <text:p>14,948</text:p>
          </table:table-cell>
          <table:table-cell office:value-type="float" office:value="13466" calcext:value-type="float">
            <text:p>13,466</text:p>
          </table:table-cell>
          <table:table-cell office:value-type="float" office:value="26951" calcext:value-type="float">
            <text:p>26,951</text:p>
          </table:table-cell>
          <table:table-cell office:value-type="float" office:value="26755" calcext:value-type="float">
            <text:p>26,755</text:p>
          </table:table-cell>
          <table:table-cell office:value-type="float" office:value="1450" calcext:value-type="float">
            <text:p>1,450</text:p>
          </table:table-cell>
          <table:table-cell office:value-type="float" office:value="2483" calcext:value-type="float">
            <text:p>2,483</text:p>
          </table:table-cell>
          <table:table-cell/>
          <table:table-cell table:formula="of:=SUM([.B49:.M49])" office:value-type="float" office:value="241901" calcext:value-type="float">
            <text:p>241,901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3-12-16" calcext:value-type="date">
            <text:p>Dec 16, 13</text:p>
          </table:table-cell>
          <table:table-cell office:value-type="float" office:value="57238" calcext:value-type="float">
            <text:p>57,238</text:p>
          </table:table-cell>
          <table:table-cell office:value-type="float" office:value="26849" calcext:value-type="float">
            <text:p>26,849</text:p>
          </table:table-cell>
          <table:table-cell office:value-type="float" office:value="42506" calcext:value-type="float">
            <text:p>42,506</text:p>
          </table:table-cell>
          <table:table-cell office:value-type="float" office:value="20052" calcext:value-type="float">
            <text:p>20,052</text:p>
          </table:table-cell>
          <table:table-cell office:value-type="float" office:value="16706" calcext:value-type="float">
            <text:p>16,706</text:p>
          </table:table-cell>
          <table:table-cell office:value-type="float" office:value="6893" calcext:value-type="float">
            <text:p>6,893</text:p>
          </table:table-cell>
          <table:table-cell office:value-type="float" office:value="15429" calcext:value-type="float">
            <text:p>15,429</text:p>
          </table:table-cell>
          <table:table-cell office:value-type="float" office:value="14309" calcext:value-type="float">
            <text:p>14,309</text:p>
          </table:table-cell>
          <table:table-cell office:value-type="float" office:value="27485" calcext:value-type="float">
            <text:p>27,485</text:p>
          </table:table-cell>
          <table:table-cell office:value-type="float" office:value="29912" calcext:value-type="float">
            <text:p>29,912</text:p>
          </table:table-cell>
          <table:table-cell office:value-type="float" office:value="1726" calcext:value-type="float">
            <text:p>1,726</text:p>
          </table:table-cell>
          <table:table-cell office:value-type="float" office:value="2611" calcext:value-type="float">
            <text:p>2,611</text:p>
          </table:table-cell>
          <table:table-cell/>
          <table:table-cell table:formula="of:=SUM([.B50:.M50])" office:value-type="float" office:value="261716" calcext:value-type="float">
            <text:p>261,71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1-22" calcext:value-type="date">
            <text:p>Jan 22, 14</text:p>
          </table:table-cell>
          <table:table-cell office:value-type="float" office:value="60123" calcext:value-type="float">
            <text:p>60,123</text:p>
          </table:table-cell>
          <table:table-cell office:value-type="float" office:value="28173" calcext:value-type="float">
            <text:p>28,173</text:p>
          </table:table-cell>
          <table:table-cell office:value-type="float" office:value="46003" calcext:value-type="float">
            <text:p>46,003</text:p>
          </table:table-cell>
          <table:table-cell office:value-type="float" office:value="21060" calcext:value-type="float">
            <text:p>21,060</text:p>
          </table:table-cell>
          <table:table-cell office:value-type="float" office:value="17324" calcext:value-type="float">
            <text:p>17,324</text:p>
          </table:table-cell>
          <table:table-cell office:value-type="float" office:value="7654" calcext:value-type="float">
            <text:p>7,654</text:p>
          </table:table-cell>
          <table:table-cell office:value-type="float" office:value="15697" calcext:value-type="float">
            <text:p>15,697</text:p>
          </table:table-cell>
          <table:table-cell office:value-type="float" office:value="14961" calcext:value-type="float">
            <text:p>14,961</text:p>
          </table:table-cell>
          <table:table-cell office:value-type="float" office:value="28037" calcext:value-type="float">
            <text:p>28,037</text:p>
          </table:table-cell>
          <table:table-cell office:value-type="float" office:value="32109" calcext:value-type="float">
            <text:p>32,109</text:p>
          </table:table-cell>
          <table:table-cell office:value-type="float" office:value="1887" calcext:value-type="float">
            <text:p>1,887</text:p>
          </table:table-cell>
          <table:table-cell office:value-type="float" office:value="2663" calcext:value-type="float">
            <text:p>2,663</text:p>
          </table:table-cell>
          <table:table-cell/>
          <table:table-cell table:formula="of:=SUM([.B51:.M51])" office:value-type="float" office:value="275691" calcext:value-type="float">
            <text:p>275,69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4-04" calcext:value-type="date">
            <text:p>Apr 4, 14</text:p>
          </table:table-cell>
          <table:table-cell office:value-type="float" office:value="66292" calcext:value-type="float">
            <text:p>66,292</text:p>
          </table:table-cell>
          <table:table-cell office:value-type="float" office:value="30511" calcext:value-type="float">
            <text:p>30,511</text:p>
          </table:table-cell>
          <table:table-cell office:value-type="float" office:value="51785" calcext:value-type="float">
            <text:p>51,785</text:p>
          </table:table-cell>
          <table:table-cell office:value-type="float" office:value="22895" calcext:value-type="float">
            <text:p>22,895</text:p>
          </table:table-cell>
          <table:table-cell office:value-type="float" office:value="18514" calcext:value-type="float">
            <text:p>18,514</text:p>
          </table:table-cell>
          <table:table-cell office:value-type="float" office:value="8874" calcext:value-type="float">
            <text:p>8,874</text:p>
          </table:table-cell>
          <table:table-cell office:value-type="float" office:value="16566" calcext:value-type="float">
            <text:p>16,566</text:p>
          </table:table-cell>
          <table:table-cell office:value-type="float" office:value="16087" calcext:value-type="float">
            <text:p>16,087</text:p>
          </table:table-cell>
          <table:table-cell office:value-type="float" office:value="29168" calcext:value-type="float">
            <text:p>29,168</text:p>
          </table:table-cell>
          <table:table-cell office:value-type="float" office:value="37663" calcext:value-type="float">
            <text:p>37,663</text:p>
          </table:table-cell>
          <table:table-cell office:value-type="float" office:value="2305" calcext:value-type="float">
            <text:p>2,305</text:p>
          </table:table-cell>
          <table:table-cell office:value-type="float" office:value="2736" calcext:value-type="float">
            <text:p>2,736</text:p>
          </table:table-cell>
          <table:table-cell/>
          <table:table-cell table:formula="of:=SUM([.B52:.M52])" office:value-type="float" office:value="303396" calcext:value-type="float">
            <text:p>303,39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07-05" calcext:value-type="date">
            <text:p>Jul 5, 14</text:p>
          </table:table-cell>
          <table:table-cell office:value-type="float" office:value="74814" calcext:value-type="float">
            <text:p>74,814</text:p>
          </table:table-cell>
          <table:table-cell office:value-type="float" office:value="32364" calcext:value-type="float">
            <text:p>32,364</text:p>
          </table:table-cell>
          <table:table-cell office:value-type="float" office:value="57386" calcext:value-type="float">
            <text:p>57,386</text:p>
          </table:table-cell>
          <table:table-cell office:value-type="float" office:value="24610" calcext:value-type="float">
            <text:p>24,610</text:p>
          </table:table-cell>
          <table:table-cell office:value-type="float" office:value="20054" calcext:value-type="float">
            <text:p>20,054</text:p>
          </table:table-cell>
          <table:table-cell office:value-type="float" office:value="10914" calcext:value-type="float">
            <text:p>10,914</text:p>
          </table:table-cell>
          <table:table-cell office:value-type="float" office:value="17496" calcext:value-type="float">
            <text:p>17,496</text:p>
          </table:table-cell>
          <table:table-cell office:value-type="float" office:value="17301" calcext:value-type="float">
            <text:p>17,301</text:p>
          </table:table-cell>
          <table:table-cell office:value-type="float" office:value="30598" calcext:value-type="float">
            <text:p>30,598</text:p>
          </table:table-cell>
          <table:table-cell office:value-type="float" office:value="43284" calcext:value-type="float">
            <text:p>43,284</text:p>
          </table:table-cell>
          <table:table-cell office:value-type="float" office:value="3087" calcext:value-type="float">
            <text:p>3,087</text:p>
          </table:table-cell>
          <table:table-cell office:value-type="float" office:value="2859" calcext:value-type="float">
            <text:p>2,859</text:p>
          </table:table-cell>
          <table:table-cell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4-10-04" calcext:value-type="date">
            <text:p>Oct 4, 14</text:p>
          </table:table-cell>
          <table:table-cell office:value-type="float" office:value="82809" calcext:value-type="float">
            <text:p>82,809</text:p>
          </table:table-cell>
          <table:table-cell office:value-type="float" office:value="34615" calcext:value-type="float">
            <text:p>34,615</text:p>
          </table:table-cell>
          <table:table-cell office:value-type="float" office:value="62505" calcext:value-type="float">
            <text:p>62,505</text:p>
          </table:table-cell>
          <table:table-cell office:value-type="float" office:value="26058" calcext:value-type="float">
            <text:p>26,058</text:p>
          </table:table-cell>
          <table:table-cell office:value-type="float" office:value="21479" calcext:value-type="float">
            <text:p>21,479</text:p>
          </table:table-cell>
          <table:table-cell office:value-type="float" office:value="12577" calcext:value-type="float">
            <text:p>12,577</text:p>
          </table:table-cell>
          <table:table-cell office:value-type="float" office:value="18231" calcext:value-type="float">
            <text:p>18,231</text:p>
          </table:table-cell>
          <table:table-cell office:value-type="float" office:value="18625" calcext:value-type="float">
            <text:p>18,625</text:p>
          </table:table-cell>
          <table:table-cell office:value-type="float" office:value="32176" calcext:value-type="float">
            <text:p>32,176</text:p>
          </table:table-cell>
          <table:table-cell office:value-type="float" office:value="49268" calcext:value-type="float">
            <text:p>49,268</text:p>
          </table:table-cell>
          <table:table-cell office:value-type="float" office:value="3585" calcext:value-type="float">
            <text:p>3,585</text:p>
          </table:table-cell>
          <table:table-cell office:value-type="float" office:value="3012" calcext:value-type="float">
            <text:p>3,012</text:p>
          </table:table-cell>
          <table:table-cell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1-21" calcext:value-type="date">
            <text:p>Jan 21, 15</text:p>
          </table:table-cell>
          <table:table-cell office:value-type="float" office:value="92639" calcext:value-type="float">
            <text:p>92,639</text:p>
          </table:table-cell>
          <table:table-cell office:value-type="float" office:value="37134" calcext:value-type="float">
            <text:p>37,134</text:p>
          </table:table-cell>
          <table:table-cell office:value-type="float" office:value="67282" calcext:value-type="float">
            <text:p>67,282</text:p>
          </table:table-cell>
          <table:table-cell office:value-type="float" office:value="27625" calcext:value-type="float">
            <text:p>27,625</text:p>
          </table:table-cell>
          <table:table-cell office:value-type="float" office:value="22936" calcext:value-type="float">
            <text:p>22,936</text:p>
          </table:table-cell>
          <table:table-cell office:value-type="float" office:value="15004" calcext:value-type="float">
            <text:p>15,004</text:p>
          </table:table-cell>
          <table:table-cell office:value-type="float" office:value="18968" calcext:value-type="float">
            <text:p>18,968</text:p>
          </table:table-cell>
          <table:table-cell office:value-type="float" office:value="19775" calcext:value-type="float">
            <text:p>19,775</text:p>
          </table:table-cell>
          <table:table-cell office:value-type="float" office:value="33205" calcext:value-type="float">
            <text:p>33,205</text:p>
          </table:table-cell>
          <table:table-cell office:value-type="float" office:value="54688" calcext:value-type="float">
            <text:p>54,688</text:p>
          </table:table-cell>
          <table:table-cell office:value-type="float" office:value="4733" calcext:value-type="float">
            <text:p>4,733</text:p>
          </table:table-cell>
          <table:table-cell office:value-type="float" office:value="3232" calcext:value-type="float">
            <text:p>3,232</text:p>
          </table:table-cell>
          <table:table-cell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5-13" calcext:value-type="date">
            <text:p>May 13, 15</text:p>
          </table:table-cell>
          <table:table-cell office:value-type="float" office:value="101884" calcext:value-type="float">
            <text:p>101,884</text:p>
          </table:table-cell>
          <table:table-cell office:value-type="float" office:value="38855" calcext:value-type="float">
            <text:p>38,855</text:p>
          </table:table-cell>
          <table:table-cell office:value-type="float" office:value="70882" calcext:value-type="float">
            <text:p>70,882</text:p>
          </table:table-cell>
          <table:table-cell office:value-type="float" office:value="29130" calcext:value-type="float">
            <text:p>29,130</text:p>
          </table:table-cell>
          <table:table-cell office:value-type="float" office:value="24457" calcext:value-type="float">
            <text:p>24,457</text:p>
          </table:table-cell>
          <table:table-cell office:value-type="float" office:value="17357" calcext:value-type="float">
            <text:p>17,357</text:p>
          </table:table-cell>
          <table:table-cell office:value-type="float" office:value="19236" calcext:value-type="float">
            <text:p>19,236</text:p>
          </table:table-cell>
          <table:table-cell office:value-type="float" office:value="20563" calcext:value-type="float">
            <text:p>20,563</text:p>
          </table:table-cell>
          <table:table-cell office:value-type="float" office:value="33027" calcext:value-type="float">
            <text:p>33,027</text:p>
          </table:table-cell>
          <table:table-cell office:value-type="float" office:value="58186" calcext:value-type="float">
            <text:p>58,186</text:p>
          </table:table-cell>
          <table:table-cell office:value-type="float" office:value="5775" calcext:value-type="float">
            <text:p>5,775</text:p>
          </table:table-cell>
          <table:table-cell office:value-type="float" office:value="3528" calcext:value-type="float">
            <text:p>3,528</text:p>
          </table:table-cell>
          <table:table-cell/>
          <table:table-cell table:formula="of:=SUM([.B56:.M56])" office:value-type="float" office:value="422880" calcext:value-type="float">
            <text:p>422,880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5-06-23" calcext:value-type="date">
            <text:p>Jun 23, 15</text:p>
          </table:table-cell>
          <table:table-cell office:value-type="float" office:value="105598" calcext:value-type="float">
            <text:p>105,598</text:p>
          </table:table-cell>
          <table:table-cell office:value-type="float" office:value="39657" calcext:value-type="float">
            <text:p>39,657</text:p>
          </table:table-cell>
          <table:table-cell office:value-type="float" office:value="72397" calcext:value-type="float">
            <text:p>72,397</text:p>
          </table:table-cell>
          <table:table-cell office:value-type="float" office:value="29618" calcext:value-type="float">
            <text:p>29,618</text:p>
          </table:table-cell>
          <table:table-cell office:value-type="float" office:value="24939" calcext:value-type="float">
            <text:p>24,939</text:p>
          </table:table-cell>
          <table:table-cell office:value-type="float" office:value="18438" calcext:value-type="float">
            <text:p>18,438</text:p>
          </table:table-cell>
          <table:table-cell office:value-type="float" office:value="19436" calcext:value-type="float">
            <text:p>19,436</text:p>
          </table:table-cell>
          <table:table-cell office:value-type="float" office:value="21070" calcext:value-type="float">
            <text:p>21,070</text:p>
          </table:table-cell>
          <table:table-cell office:value-type="float" office:value="33167" calcext:value-type="float">
            <text:p>33,167</text:p>
          </table:table-cell>
          <table:table-cell office:value-type="float" office:value="59691" calcext:value-type="float">
            <text:p>59,691</text:p>
          </table:table-cell>
          <table:table-cell office:value-type="float" office:value="6100" calcext:value-type="float">
            <text:p>6,100</text:p>
          </table:table-cell>
          <table:table-cell office:value-type="float" office:value="3611" calcext:value-type="float">
            <text:p>3,611</text:p>
          </table:table-cell>
          <table:table-cell/>
          <table:table-cell table:formula="of:=SUM([.B57:.M57])" office:value-type="float" office:value="433722" calcext:value-type="float">
            <text:p>433,72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714" calcext:value-type="float">
            <text:p>109,714</text:p>
          </table:table-cell>
          <table:table-cell office:value-type="float" office:value="40806" calcext:value-type="float">
            <text:p>40,806</text:p>
          </table:table-cell>
          <table:table-cell office:value-type="float" office:value="74393" calcext:value-type="float">
            <text:p>74,393</text:p>
          </table:table-cell>
          <table:table-cell office:value-type="float" office:value="30313" calcext:value-type="float">
            <text:p>30,313</text:p>
          </table:table-cell>
          <table:table-cell office:value-type="float" office:value="26007" calcext:value-type="float">
            <text:p>26,007</text:p>
          </table:table-cell>
          <table:table-cell office:value-type="float" office:value="19848" calcext:value-type="float">
            <text:p>19,848</text:p>
          </table:table-cell>
          <table:table-cell office:value-type="float" office:value="20184" calcext:value-type="float">
            <text:p>20,184</text:p>
          </table:table-cell>
          <table:table-cell office:value-type="float" office:value="21727" calcext:value-type="float">
            <text:p>21,727</text:p>
          </table:table-cell>
          <table:table-cell office:value-type="float" office:value="33646" calcext:value-type="float">
            <text:p>33,646</text:p>
          </table:table-cell>
          <table:table-cell office:value-type="float" office:value="62583" calcext:value-type="float">
            <text:p>62,583</text:p>
          </table:table-cell>
          <table:table-cell office:value-type="float" office:value="6512" calcext:value-type="float">
            <text:p>6,512</text:p>
          </table:table-cell>
          <table:table-cell office:value-type="float" office:value="3837" calcext:value-type="float">
            <text:p>3,837</text:p>
          </table:table-cell>
          <table:table-cell/>
          <table:table-cell table:formula="of:=SUM([.B58:.M58])" office:value-type="float" office:value="449570" calcext:value-type="float">
            <text:p>449,57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5-10-15" calcext:value-type="date">
            <text:p>Oct 15, 15</text:p>
          </table:table-cell>
          <table:table-cell office:value-type="float" office:value="115005" calcext:value-type="float">
            <text:p>115,005</text:p>
          </table:table-cell>
          <table:table-cell office:value-type="float" office:value="42249" calcext:value-type="float">
            <text:p>42,249</text:p>
          </table:table-cell>
          <table:table-cell office:value-type="float" office:value="76163" calcext:value-type="float">
            <text:p>76,163</text:p>
          </table:table-cell>
          <table:table-cell office:value-type="float" office:value="30904" calcext:value-type="float">
            <text:p>30,904</text:p>
          </table:table-cell>
          <table:table-cell office:value-type="float" office:value="26601" calcext:value-type="float">
            <text:p>26,601</text:p>
          </table:table-cell>
          <table:table-cell office:value-type="float" office:value="21230" calcext:value-type="float">
            <text:p>21,230</text:p>
          </table:table-cell>
          <table:table-cell office:value-type="float" office:value="20760" calcext:value-type="float">
            <text:p>20,760</text:p>
          </table:table-cell>
          <table:table-cell office:value-type="float" office:value="22754" calcext:value-type="float">
            <text:p>22,754</text:p>
          </table:table-cell>
          <table:table-cell office:value-type="float" office:value="34116" calcext:value-type="float">
            <text:p>34,116</text:p>
          </table:table-cell>
          <table:table-cell office:value-type="float" office:value="65340" calcext:value-type="float">
            <text:p>65,340</text:p>
          </table:table-cell>
          <table:table-cell office:value-type="float" office:value="7068" calcext:value-type="float">
            <text:p>7,068</text:p>
          </table:table-cell>
          <table:table-cell office:value-type="float" office:value="4199" calcext:value-type="float">
            <text:p>4,199</text:p>
          </table:table-cell>
          <table:table-cell/>
          <table:table-cell table:formula="of:=SUM([.B59:.M59])" office:value-type="float" office:value="466389" calcext:value-type="float">
            <text:p>466,38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1-07" calcext:value-type="date">
            <text:p>Jan 7, 16</text:p>
          </table:table-cell>
          <table:table-cell office:value-type="float" office:value="122123" calcext:value-type="float">
            <text:p>122,123</text:p>
          </table:table-cell>
          <table:table-cell office:value-type="float" office:value="44634" calcext:value-type="float">
            <text:p>44,634</text:p>
          </table:table-cell>
          <table:table-cell office:value-type="float" office:value="79103" calcext:value-type="float">
            <text:p>79,103</text:p>
          </table:table-cell>
          <table:table-cell office:value-type="float" office:value="31993" calcext:value-type="float">
            <text:p>31,993</text:p>
          </table:table-cell>
          <table:table-cell office:value-type="float" office:value="27575" calcext:value-type="float">
            <text:p>27,575</text:p>
          </table:table-cell>
          <table:table-cell office:value-type="float" office:value="23322" calcext:value-type="float">
            <text:p>23,322</text:p>
          </table:table-cell>
          <table:table-cell office:value-type="float" office:value="21386" calcext:value-type="float">
            <text:p>21,386</text:p>
          </table:table-cell>
          <table:table-cell office:value-type="float" office:value="23682" calcext:value-type="float">
            <text:p>23,682</text:p>
          </table:table-cell>
          <table:table-cell office:value-type="float" office:value="34848" calcext:value-type="float">
            <text:p>34,848</text:p>
          </table:table-cell>
          <table:table-cell office:value-type="float" office:value="68969" calcext:value-type="float">
            <text:p>68,969</text:p>
          </table:table-cell>
          <table:table-cell office:value-type="float" office:value="7979" calcext:value-type="float">
            <text:p>7,979</text:p>
          </table:table-cell>
          <table:table-cell office:value-type="float" office:value="4749" calcext:value-type="float">
            <text:p>4,749</text:p>
          </table:table-cell>
          <table:table-cell/>
          <table:table-cell table:formula="of:=SUM([.B60:.M60])" office:value-type="float" office:value="490363" calcext:value-type="float">
            <text:p>490,36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4-06" calcext:value-type="date">
            <text:p>Apr 6, 16</text:p>
          </table:table-cell>
          <table:table-cell office:value-type="float" office:value="129909" calcext:value-type="float">
            <text:p>129,909</text:p>
          </table:table-cell>
          <table:table-cell office:value-type="float" office:value="46776" calcext:value-type="float">
            <text:p>46,776</text:p>
          </table:table-cell>
          <table:table-cell office:value-type="float" office:value="82355" calcext:value-type="float">
            <text:p>82,355</text:p>
          </table:table-cell>
          <table:table-cell office:value-type="float" office:value="33074" calcext:value-type="float">
            <text:p>33,074</text:p>
          </table:table-cell>
          <table:table-cell office:value-type="float" office:value="28283" calcext:value-type="float">
            <text:p>28,283</text:p>
          </table:table-cell>
          <table:table-cell office:value-type="float" office:value="25447" calcext:value-type="float">
            <text:p>25,447</text:p>
          </table:table-cell>
          <table:table-cell office:value-type="float" office:value="21903" calcext:value-type="float">
            <text:p>21,903</text:p>
          </table:table-cell>
          <table:table-cell office:value-type="float" office:value="24473" calcext:value-type="float">
            <text:p>24,473</text:p>
          </table:table-cell>
          <table:table-cell office:value-type="float" office:value="35789" calcext:value-type="float">
            <text:p>35,789</text:p>
          </table:table-cell>
          <table:table-cell office:value-type="float" office:value="72534" calcext:value-type="float">
            <text:p>72,534</text:p>
          </table:table-cell>
          <table:table-cell office:value-type="float" office:value="9126" calcext:value-type="float">
            <text:p>9,126</text:p>
          </table:table-cell>
          <table:table-cell office:value-type="float" office:value="5379" calcext:value-type="float">
            <text:p>5,379</text:p>
          </table:table-cell>
          <table:table-cell/>
          <table:table-cell table:formula="of:=SUM([.B61:.M61])" office:value-type="float" office:value="515048" calcext:value-type="float">
            <text:p>515,04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7-08" calcext:value-type="date">
            <text:p>Jul 8, 16</text:p>
          </table:table-cell>
          <table:table-cell office:value-type="float" office:value="137063" calcext:value-type="float">
            <text:p>137,063</text:p>
          </table:table-cell>
          <table:table-cell office:value-type="float" office:value="48594" calcext:value-type="float">
            <text:p>48,594</text:p>
          </table:table-cell>
          <table:table-cell office:value-type="float" office:value="84751" calcext:value-type="float">
            <text:p>84,751</text:p>
          </table:table-cell>
          <table:table-cell office:value-type="float" office:value="34221" calcext:value-type="float">
            <text:p>34,221</text:p>
          </table:table-cell>
          <table:table-cell office:value-type="float" office:value="28894" calcext:value-type="float">
            <text:p>28,894</text:p>
          </table:table-cell>
          <table:table-cell office:value-type="float" office:value="27402" calcext:value-type="float">
            <text:p>27,402</text:p>
          </table:table-cell>
          <table:table-cell office:value-type="float" office:value="22542" calcext:value-type="float">
            <text:p>22,542</text:p>
          </table:table-cell>
          <table:table-cell office:value-type="float" office:value="25112" calcext:value-type="float">
            <text:p>25,112</text:p>
          </table:table-cell>
          <table:table-cell office:value-type="float" office:value="36578" calcext:value-type="float">
            <text:p>36,578</text:p>
          </table:table-cell>
          <table:table-cell office:value-type="float" office:value="74891" calcext:value-type="float">
            <text:p>74,891</text:p>
          </table:table-cell>
          <table:table-cell office:value-type="float" office:value="9971" calcext:value-type="float">
            <text:p>9,971</text:p>
          </table:table-cell>
          <table:table-cell office:value-type="float" office:value="5795" calcext:value-type="float">
            <text:p>5,795</text:p>
          </table:table-cell>
          <table:table-cell/>
          <table:table-cell table:formula="of:=SUM([.B62:.M62])" office:value-type="float" office:value="535814" calcext:value-type="float">
            <text:p>535,81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6-09-24" calcext:value-type="date">
            <text:p>Sep 24, 16</text:p>
          </table:table-cell>
          <table:table-cell office:value-type="float" office:value="142935" calcext:value-type="float">
            <text:p>142,935</text:p>
          </table:table-cell>
          <table:table-cell office:value-type="float" office:value="50159" calcext:value-type="float">
            <text:p>50,159</text:p>
          </table:table-cell>
          <table:table-cell office:value-type="float" office:value="86735" calcext:value-type="float">
            <text:p>86,735</text:p>
          </table:table-cell>
          <table:table-cell office:value-type="float" office:value="36581" calcext:value-type="float">
            <text:p>36,581</text:p>
          </table:table-cell>
          <table:table-cell office:value-type="float" office:value="29323" calcext:value-type="float">
            <text:p>29,323</text:p>
          </table:table-cell>
          <table:table-cell office:value-type="float" office:value="28804" calcext:value-type="float">
            <text:p>28,804</text:p>
          </table:table-cell>
          <table:table-cell office:value-type="float" office:value="23049" calcext:value-type="float">
            <text:p>23,049</text:p>
          </table:table-cell>
          <table:table-cell office:value-type="float" office:value="25778" calcext:value-type="float">
            <text:p>25,778</text:p>
          </table:table-cell>
          <table:table-cell office:value-type="float" office:value="37202" calcext:value-type="float">
            <text:p>37,202</text:p>
          </table:table-cell>
          <table:table-cell office:value-type="float" office:value="76881" calcext:value-type="float">
            <text:p>76,881</text:p>
          </table:table-cell>
          <table:table-cell office:value-type="float" office:value="10509" calcext:value-type="float">
            <text:p>10,509</text:p>
          </table:table-cell>
          <table:table-cell office:value-type="float" office:value="6059" calcext:value-type="float">
            <text:p>6,059</text:p>
          </table:table-cell>
          <table:table-cell/>
          <table:table-cell table:formula="of:=SUM([.B63:.M63])" office:value-type="float" office:value="554015" calcext:value-type="float">
            <text:p>554,015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1-11" calcext:value-type="date">
            <text:p>Jan 11, 17</text:p>
          </table:table-cell>
          <table:table-cell office:value-type="float" office:value="151072" calcext:value-type="float">
            <text:p>151,072</text:p>
          </table:table-cell>
          <table:table-cell office:value-type="float" office:value="52020" calcext:value-type="float">
            <text:p>52,020</text:p>
          </table:table-cell>
          <table:table-cell office:value-type="float" office:value="90007" calcext:value-type="float">
            <text:p>90,007</text:p>
          </table:table-cell>
          <table:table-cell office:value-type="float" office:value="40686" calcext:value-type="float">
            <text:p>40,686</text:p>
          </table:table-cell>
          <table:table-cell office:value-type="float" office:value="30166" calcext:value-type="float">
            <text:p>30,166</text:p>
          </table:table-cell>
          <table:table-cell office:value-type="float" office:value="30977" calcext:value-type="float">
            <text:p>30,977</text:p>
          </table:table-cell>
          <table:table-cell office:value-type="float" office:value="23665" calcext:value-type="float">
            <text:p>23,665</text:p>
          </table:table-cell>
          <table:table-cell office:value-type="float" office:value="26493" calcext:value-type="float">
            <text:p>26,493</text:p>
          </table:table-cell>
          <table:table-cell office:value-type="float" office:value="38032" calcext:value-type="float">
            <text:p>38,032</text:p>
          </table:table-cell>
          <table:table-cell office:value-type="float" office:value="79761" calcext:value-type="float">
            <text:p>79,761</text:p>
          </table:table-cell>
          <table:table-cell office:value-type="float" office:value="12035" calcext:value-type="float">
            <text:p>12,035</text:p>
          </table:table-cell>
          <table:table-cell office:value-type="float" office:value="6665" calcext:value-type="float">
            <text:p>6,665</text:p>
          </table:table-cell>
          <table:table-cell/>
          <table:table-cell table:formula="of:=SUM([.B64:.M64])" office:value-type="float" office:value="581579" calcext:value-type="float">
            <text:p>581,57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4-03" calcext:value-type="date">
            <text:p>Apr 3, 17</text:p>
          </table:table-cell>
          <table:table-cell office:value-type="float" office:value="157723" calcext:value-type="float">
            <text:p>157,723</text:p>
          </table:table-cell>
          <table:table-cell office:value-type="float" office:value="53406" calcext:value-type="float">
            <text:p>53,406</text:p>
          </table:table-cell>
          <table:table-cell office:value-type="float" office:value="93923" calcext:value-type="float">
            <text:p>93,923</text:p>
          </table:table-cell>
          <table:table-cell office:value-type="float" office:value="42253" calcext:value-type="float">
            <text:p>42,253</text:p>
          </table:table-cell>
          <table:table-cell office:value-type="float" office:value="30582" calcext:value-type="float">
            <text:p>30,582</text:p>
          </table:table-cell>
          <table:table-cell office:value-type="float" office:value="32379" calcext:value-type="float">
            <text:p>32,379</text:p>
          </table:table-cell>
          <table:table-cell office:value-type="float" office:value="24184" calcext:value-type="float">
            <text:p>24,184</text:p>
          </table:table-cell>
          <table:table-cell office:value-type="float" office:value="27212" calcext:value-type="float">
            <text:p>27,212</text:p>
          </table:table-cell>
          <table:table-cell office:value-type="float" office:value="38020" calcext:value-type="float">
            <text:p>38,020</text:p>
          </table:table-cell>
          <table:table-cell office:value-type="float" office:value="81981" calcext:value-type="float">
            <text:p>81,981</text:p>
          </table:table-cell>
          <table:table-cell office:value-type="float" office:value="12969" calcext:value-type="float">
            <text:p>12,969</text:p>
          </table:table-cell>
          <table:table-cell office:value-type="float" office:value="7165" calcext:value-type="float">
            <text:p>7,165</text:p>
          </table:table-cell>
          <table:table-cell/>
          <table:table-cell table:formula="of:=SUM([.B65:.M65])" office:value-type="float" office:value="601797" calcext:value-type="float">
            <text:p>601,79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07-05" calcext:value-type="date">
            <text:p>Jul 5, 17</text:p>
          </table:table-cell>
          <table:table-cell office:value-type="float" office:value="164092" calcext:value-type="float">
            <text:p>164,092</text:p>
          </table:table-cell>
          <table:table-cell office:value-type="float" office:value="55368" calcext:value-type="float">
            <text:p>55,368</text:p>
          </table:table-cell>
          <table:table-cell office:value-type="float" office:value="96518" calcext:value-type="float">
            <text:p>96,518</text:p>
          </table:table-cell>
          <table:table-cell office:value-type="float" office:value="44278" calcext:value-type="float">
            <text:p>44,278</text:p>
          </table:table-cell>
          <table:table-cell office:value-type="float" office:value="30907" calcext:value-type="float">
            <text:p>30,907</text:p>
          </table:table-cell>
          <table:table-cell office:value-type="float" office:value="33780" calcext:value-type="float">
            <text:p>33,780</text:p>
          </table:table-cell>
          <table:table-cell office:value-type="float" office:value="24759" calcext:value-type="float">
            <text:p>24,759</text:p>
          </table:table-cell>
          <table:table-cell office:value-type="float" office:value="27900" calcext:value-type="float">
            <text:p>27,900</text:p>
          </table:table-cell>
          <table:table-cell office:value-type="float" office:value="39640" calcext:value-type="float">
            <text:p>39,640</text:p>
          </table:table-cell>
          <table:table-cell office:value-type="float" office:value="83324" calcext:value-type="float">
            <text:p>83,324</text:p>
          </table:table-cell>
          <table:table-cell office:value-type="float" office:value="13783" calcext:value-type="float">
            <text:p>13,783</text:p>
          </table:table-cell>
          <table:table-cell office:value-type="float" office:value="7549" calcext:value-type="float">
            <text:p>7,549</text:p>
          </table:table-cell>
          <table:table-cell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7-10-10" calcext:value-type="date">
            <text:p>Oct 10, 17</text:p>
          </table:table-cell>
          <table:table-cell office:value-type="float" office:value="168427" calcext:value-type="float">
            <text:p>168,427</text:p>
          </table:table-cell>
          <table:table-cell office:value-type="float" office:value="57325" calcext:value-type="float">
            <text:p>57,325</text:p>
          </table:table-cell>
          <table:table-cell office:value-type="float" office:value="98775" calcext:value-type="float">
            <text:p>98,775</text:p>
          </table:table-cell>
          <table:table-cell office:value-type="float" office:value="46507" calcext:value-type="float">
            <text:p>46,507</text:p>
          </table:table-cell>
          <table:table-cell office:value-type="float" office:value="31402" calcext:value-type="float">
            <text:p>31,402</text:p>
          </table:table-cell>
          <table:table-cell office:value-type="float" office:value="35221" calcext:value-type="float">
            <text:p>35,221</text:p>
          </table:table-cell>
          <table:table-cell office:value-type="float" office:value="25262" calcext:value-type="float">
            <text:p>25,262</text:p>
          </table:table-cell>
          <table:table-cell office:value-type="float" office:value="28706" calcext:value-type="float">
            <text:p>28,706</text:p>
          </table:table-cell>
          <table:table-cell office:value-type="float" office:value="40263" calcext:value-type="float">
            <text:p>40,263</text:p>
          </table:table-cell>
          <table:table-cell office:value-type="float" office:value="86347" calcext:value-type="float">
            <text:p>86,347</text:p>
          </table:table-cell>
          <table:table-cell office:value-type="float" office:value="14417" calcext:value-type="float">
            <text:p>14,417</text:p>
          </table:table-cell>
          <table:table-cell office:value-type="float" office:value="8030" calcext:value-type="float">
            <text:p>8,030</text:p>
          </table:table-cell>
          <table:table-cell/>
          <table:table-cell table:formula="of:=SUM([.B67:.M67])" office:value-type="float" office:value="640682" calcext:value-type="float">
            <text:p>640,68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1-10" calcext:value-type="date">
            <text:p>Jan 10, 18</text:p>
          </table:table-cell>
          <table:table-cell office:value-type="float" office:value="174895" calcext:value-type="float">
            <text:p>174,895</text:p>
          </table:table-cell>
          <table:table-cell office:value-type="float" office:value="58948" calcext:value-type="float">
            <text:p>58,948</text:p>
          </table:table-cell>
          <table:table-cell office:value-type="float" office:value="100823" calcext:value-type="float">
            <text:p>100,823</text:p>
          </table:table-cell>
          <table:table-cell office:value-type="float" office:value="48565" calcext:value-type="float">
            <text:p>48,565</text:p>
          </table:table-cell>
          <table:table-cell office:value-type="float" office:value="32006" calcext:value-type="float">
            <text:p>32,006</text:p>
          </table:table-cell>
          <table:table-cell office:value-type="float" office:value="36402" calcext:value-type="float">
            <text:p>36,402</text:p>
          </table:table-cell>
          <table:table-cell office:value-type="float" office:value="25723" calcext:value-type="float">
            <text:p>25,723</text:p>
          </table:table-cell>
          <table:table-cell office:value-type="float" office:value="29429" calcext:value-type="float">
            <text:p>29,429</text:p>
          </table:table-cell>
          <table:table-cell office:value-type="float" office:value="42029" calcext:value-type="float">
            <text:p>42,029</text:p>
          </table:table-cell>
          <table:table-cell office:value-type="float" office:value="89243" calcext:value-type="float">
            <text:p>89,243</text:p>
          </table:table-cell>
          <table:table-cell office:value-type="float" office:value="15214" calcext:value-type="float">
            <text:p>15,214</text:p>
          </table:table-cell>
          <table:table-cell office:value-type="float" office:value="8536" calcext:value-type="float">
            <text:p>8,536</text:p>
          </table:table-cell>
          <table:table-cell/>
          <table:table-cell table:formula="of:=SUM([.B68:.M68])" office:value-type="float" office:value="661813" calcext:value-type="float">
            <text:p>661,81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4-02" calcext:value-type="date">
            <text:p>Apr 2, 18</text:p>
          </table:table-cell>
          <table:table-cell office:value-type="float" office:value="179248" calcext:value-type="float">
            <text:p>179,248</text:p>
          </table:table-cell>
          <table:table-cell office:value-type="float" office:value="60248" calcext:value-type="float">
            <text:p>60,248</text:p>
          </table:table-cell>
          <table:table-cell office:value-type="float" office:value="102834" calcext:value-type="float">
            <text:p>102,834</text:p>
          </table:table-cell>
          <table:table-cell office:value-type="float" office:value="50450" calcext:value-type="float">
            <text:p>50,450</text:p>
          </table:table-cell>
          <table:table-cell office:value-type="float" office:value="32336" calcext:value-type="float">
            <text:p>32,336</text:p>
          </table:table-cell>
          <table:table-cell office:value-type="float" office:value="37971" calcext:value-type="float">
            <text:p>37,971</text:p>
          </table:table-cell>
          <table:table-cell office:value-type="float" office:value="26196" calcext:value-type="float">
            <text:p>26,196</text:p>
          </table:table-cell>
          <table:table-cell office:value-type="float" office:value="30038" calcext:value-type="float">
            <text:p>30,038</text:p>
          </table:table-cell>
          <table:table-cell office:value-type="float" office:value="42725" calcext:value-type="float">
            <text:p>42,725</text:p>
          </table:table-cell>
          <table:table-cell office:value-type="float" office:value="91629" calcext:value-type="float">
            <text:p>91,629</text:p>
          </table:table-cell>
          <table:table-cell office:value-type="float" office:value="15797" calcext:value-type="float">
            <text:p>15,797</text:p>
          </table:table-cell>
          <table:table-cell office:value-type="float" office:value="11997" calcext:value-type="float">
            <text:p>11,997</text:p>
          </table:table-cell>
          <table:table-cell/>
          <table:table-cell table:formula="of:=SUM([.B69:.M69])" office:value-type="float" office:value="681469" calcext:value-type="float">
            <text:p>681,46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07-17" calcext:value-type="date">
            <text:p>Jul 17, 18</text:p>
          </table:table-cell>
          <table:table-cell office:value-type="float" office:value="186478" calcext:value-type="float">
            <text:p>186,478</text:p>
          </table:table-cell>
          <table:table-cell office:value-type="float" office:value="61495" calcext:value-type="float">
            <text:p>61,495</text:p>
          </table:table-cell>
          <table:table-cell office:value-type="float" office:value="105084" calcext:value-type="float">
            <text:p>105,084</text:p>
          </table:table-cell>
          <table:table-cell office:value-type="float" office:value="52417" calcext:value-type="float">
            <text:p>52,417</text:p>
          </table:table-cell>
          <table:table-cell office:value-type="float" office:value="32566" calcext:value-type="float">
            <text:p>32,566</text:p>
          </table:table-cell>
          <table:table-cell office:value-type="float" office:value="39209" calcext:value-type="float">
            <text:p>39,209</text:p>
          </table:table-cell>
          <table:table-cell office:value-type="float" office:value="26773" calcext:value-type="float">
            <text:p>26,773</text:p>
          </table:table-cell>
          <table:table-cell office:value-type="float" office:value="30764" calcext:value-type="float">
            <text:p>30,764</text:p>
          </table:table-cell>
          <table:table-cell office:value-type="float" office:value="43410" calcext:value-type="float">
            <text:p>43,410</text:p>
          </table:table-cell>
          <table:table-cell office:value-type="float" office:value="94214" calcext:value-type="float">
            <text:p>94,214</text:p>
          </table:table-cell>
          <table:table-cell office:value-type="float" office:value="16473" calcext:value-type="float">
            <text:p>16,473</text:p>
          </table:table-cell>
          <table:table-cell office:value-type="float" office:value="12604" calcext:value-type="float">
            <text:p>12,604</text:p>
          </table:table-cell>
          <table:table-cell/>
          <table:table-cell table:formula="of:=SUM([.B70:.M70])" office:value-type="float" office:value="701487" calcext:value-type="float">
            <text:p>701,487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8-10-07" calcext:value-type="date">
            <text:p>Oct 7, 18</text:p>
          </table:table-cell>
          <table:table-cell office:value-type="float" office:value="188916" calcext:value-type="float">
            <text:p>188,916</text:p>
          </table:table-cell>
          <table:table-cell office:value-type="float" office:value="62507" calcext:value-type="float">
            <text:p>62,507</text:p>
          </table:table-cell>
          <table:table-cell office:value-type="float" office:value="106538" calcext:value-type="float">
            <text:p>106,538</text:p>
          </table:table-cell>
          <table:table-cell office:value-type="float" office:value="53786" calcext:value-type="float">
            <text:p>53,786</text:p>
          </table:table-cell>
          <table:table-cell office:value-type="float" office:value="32813" calcext:value-type="float">
            <text:p>32,813</text:p>
          </table:table-cell>
          <table:table-cell office:value-type="float" office:value="40536" calcext:value-type="float">
            <text:p>40,536</text:p>
          </table:table-cell>
          <table:table-cell office:value-type="float" office:value="27315" calcext:value-type="float">
            <text:p>27,315</text:p>
          </table:table-cell>
          <table:table-cell office:value-type="float" office:value="31235" calcext:value-type="float">
            <text:p>31,235</text:p>
          </table:table-cell>
          <table:table-cell office:value-type="float" office:value="43933" calcext:value-type="float">
            <text:p>43,933</text:p>
          </table:table-cell>
          <table:table-cell office:value-type="float" office:value="96289" calcext:value-type="float">
            <text:p>96,289</text:p>
          </table:table-cell>
          <table:table-cell office:value-type="float" office:value="16836" calcext:value-type="float">
            <text:p>16,836</text:p>
          </table:table-cell>
          <table:table-cell office:value-type="float" office:value="14001" calcext:value-type="float">
            <text:p>14,001</text:p>
          </table:table-cell>
          <table:table-cell/>
          <table:table-cell table:formula="of:=SUM([.B71:.M71])" office:value-type="float" office:value="714705" calcext:value-type="float">
            <text:p>714,705</text:p>
          </table:table-cell>
          <table:table-cell table:number-columns-repeated="1009"/>
        </table:table-row>
        <table:table-row table:style-name="ro2">
          <table:table-cell table:style-name="ce157" office:value-type="date" office:date-value="2018-10-30" calcext:value-type="date">
            <text:p>Oct 30, 18</text:p>
          </table:table-cell>
          <table:table-cell office:value-type="float" office:value="190341" calcext:value-type="float">
            <text:p>190,341</text:p>
          </table:table-cell>
          <table:table-cell office:value-type="float" office:value="62942" calcext:value-type="float">
            <text:p>62,942</text:p>
          </table:table-cell>
          <table:table-cell office:value-type="float" office:value="107133" calcext:value-type="float">
            <text:p>107,133</text:p>
          </table:table-cell>
          <table:table-cell office:value-type="float" office:value="54337" calcext:value-type="float">
            <text:p>54,337</text:p>
          </table:table-cell>
          <table:table-cell office:value-type="float" office:value="32875" calcext:value-type="float">
            <text:p>32,875</text:p>
          </table:table-cell>
          <table:table-cell office:value-type="float" office:value="40786" calcext:value-type="float">
            <text:p>40,786</text:p>
          </table:table-cell>
          <table:table-cell office:value-type="float" office:value="27382" calcext:value-type="float">
            <text:p>27,382</text:p>
          </table:table-cell>
          <table:table-cell office:value-type="float" office:value="31381" calcext:value-type="float">
            <text:p>31,381</text:p>
          </table:table-cell>
          <table:table-cell office:value-type="float" office:value="44066" calcext:value-type="float">
            <text:p>44,066</text:p>
          </table:table-cell>
          <table:table-cell office:value-type="float" office:value="97033" calcext:value-type="float">
            <text:p>97,033</text:p>
          </table:table-cell>
          <table:table-cell office:value-type="float" office:value="16961" calcext:value-type="float">
            <text:p>16,961</text:p>
          </table:table-cell>
          <table:table-cell office:value-type="float" office:value="14156" calcext:value-type="float">
            <text:p>14,156</text:p>
          </table:table-cell>
          <table:table-cell/>
          <table:table-cell table:formula="of:=SUM([.B72:.M72])" office:value-type="float" office:value="719393" calcext:value-type="float">
            <text:p>719,393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1-05" calcext:value-type="date">
            <text:p>Jan 5, 19</text:p>
          </table:table-cell>
          <table:table-cell office:value-type="float" office:value="196738" calcext:value-type="float">
            <text:p>196,738</text:p>
          </table:table-cell>
          <table:table-cell office:value-type="float" office:value="65036" calcext:value-type="float">
            <text:p>65,036</text:p>
          </table:table-cell>
          <table:table-cell office:value-type="float" office:value="108670" calcext:value-type="float">
            <text:p>108,670</text:p>
          </table:table-cell>
          <table:table-cell office:value-type="float" office:value="55836" calcext:value-type="float">
            <text:p>55,836</text:p>
          </table:table-cell>
          <table:table-cell office:value-type="float" office:value="33105" calcext:value-type="float">
            <text:p>33,105</text:p>
          </table:table-cell>
          <table:table-cell office:value-type="float" office:value="41639" calcext:value-type="float">
            <text:p>41,639</text:p>
          </table:table-cell>
          <table:table-cell office:value-type="float" office:value="27703" calcext:value-type="float">
            <text:p>27,703</text:p>
          </table:table-cell>
          <table:table-cell office:value-type="float" office:value="32018" calcext:value-type="float">
            <text:p>32,018</text:p>
          </table:table-cell>
          <table:table-cell office:value-type="float" office:value="44605" calcext:value-type="float">
            <text:p>44,605</text:p>
          </table:table-cell>
          <table:table-cell office:value-type="float" office:value="99110" calcext:value-type="float">
            <text:p>99,110</text:p>
          </table:table-cell>
          <table:table-cell office:value-type="float" office:value="17463" calcext:value-type="float">
            <text:p>17,463</text:p>
          </table:table-cell>
          <table:table-cell office:value-type="float" office:value="14608" calcext:value-type="float">
            <text:p>14,608</text:p>
          </table:table-cell>
          <table:table-cell/>
          <table:table-cell table:formula="of:=SUM([.B73:.M73])" office:value-type="float" office:value="736531" calcext:value-type="float">
            <text:p>736,531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4-04" calcext:value-type="date">
            <text:p>Apr 4, 19</text:p>
          </table:table-cell>
          <table:table-cell office:value-type="float" office:value="202070" calcext:value-type="float">
            <text:p>202,070</text:p>
          </table:table-cell>
          <table:table-cell office:value-type="float" office:value="66559" calcext:value-type="float">
            <text:p>66,559</text:p>
          </table:table-cell>
          <table:table-cell office:value-type="float" office:value="110003" calcext:value-type="float">
            <text:p>110,003</text:p>
          </table:table-cell>
          <table:table-cell office:value-type="float" office:value="57540" calcext:value-type="float">
            <text:p>57,540</text:p>
          </table:table-cell>
          <table:table-cell office:value-type="float" office:value="33380" calcext:value-type="float">
            <text:p>33,380</text:p>
          </table:table-cell>
          <table:table-cell office:value-type="float" office:value="42399" calcext:value-type="float">
            <text:p>42,399</text:p>
          </table:table-cell>
          <table:table-cell office:value-type="float" office:value="28118" calcext:value-type="float">
            <text:p>28,118</text:p>
          </table:table-cell>
          <table:table-cell office:value-type="float" office:value="32808" calcext:value-type="float">
            <text:p>32,808</text:p>
          </table:table-cell>
          <table:table-cell office:value-type="float" office:value="45326" calcext:value-type="float">
            <text:p>45,326</text:p>
          </table:table-cell>
          <table:table-cell office:value-type="float" office:value="100852" calcext:value-type="float">
            <text:p>100,852</text:p>
          </table:table-cell>
          <table:table-cell office:value-type="float" office:value="17962" calcext:value-type="float">
            <text:p>17,962</text:p>
          </table:table-cell>
          <table:table-cell office:value-type="float" office:value="15022" calcext:value-type="float">
            <text:p>15,022</text:p>
          </table:table-cell>
          <table:table-cell/>
          <table:table-cell table:formula="of:=SUM([.B74:.M74])" office:value-type="float" office:value="752039" calcext:value-type="float">
            <text:p>752,03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07-01" calcext:value-type="date">
            <text:p>Jul 1, 19</text:p>
          </table:table-cell>
          <table:table-cell office:value-type="float" office:value="206496" calcext:value-type="float">
            <text:p>206,496</text:p>
          </table:table-cell>
          <table:table-cell office:value-type="float" office:value="67637" calcext:value-type="float">
            <text:p>67,637</text:p>
          </table:table-cell>
          <table:table-cell office:value-type="float" office:value="111035" calcext:value-type="float">
            <text:p>111,035</text:p>
          </table:table-cell>
          <table:table-cell office:value-type="float" office:value="59067" calcext:value-type="float">
            <text:p>59,067</text:p>
          </table:table-cell>
          <table:table-cell office:value-type="float" office:value="33573" calcext:value-type="float">
            <text:p>33,573</text:p>
          </table:table-cell>
          <table:table-cell office:value-type="float" office:value="43132" calcext:value-type="float">
            <text:p>43,132</text:p>
          </table:table-cell>
          <table:table-cell office:value-type="float" office:value="28504" calcext:value-type="float">
            <text:p>28,504</text:p>
          </table:table-cell>
          <table:table-cell office:value-type="float" office:value="33558" calcext:value-type="float">
            <text:p>33,558</text:p>
          </table:table-cell>
          <table:table-cell office:value-type="float" office:value="45896" calcext:value-type="float">
            <text:p>45,896</text:p>
          </table:table-cell>
          <table:table-cell office:value-type="float" office:value="102179" calcext:value-type="float">
            <text:p>102,179</text:p>
          </table:table-cell>
          <table:table-cell office:value-type="float" office:value="18265" calcext:value-type="float">
            <text:p>18,265</text:p>
          </table:table-cell>
          <table:table-cell office:value-type="float" office:value="15378" calcext:value-type="float">
            <text:p>15,378</text:p>
          </table:table-cell>
          <table:table-cell/>
          <table:table-cell table:formula="of:=SUM([.B75:.M75])" office:value-type="float" office:value="764720" calcext:value-type="float">
            <text:p>764,720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19-10-03" calcext:value-type="date">
            <text:p>Oct 3, 19</text:p>
          </table:table-cell>
          <table:table-cell office:value-type="float" office:value="209849" calcext:value-type="float">
            <text:p>209,849</text:p>
          </table:table-cell>
          <table:table-cell office:value-type="float" office:value="69215" calcext:value-type="float">
            <text:p>69,215</text:p>
          </table:table-cell>
          <table:table-cell office:value-type="float" office:value="112185" calcext:value-type="float">
            <text:p>112,185</text:p>
          </table:table-cell>
          <table:table-cell office:value-type="float" office:value="60951" calcext:value-type="float">
            <text:p>60,951</text:p>
          </table:table-cell>
          <table:table-cell office:value-type="float" office:value="34009" calcext:value-type="float">
            <text:p>34,009</text:p>
          </table:table-cell>
          <table:table-cell office:value-type="float" office:value="44107" calcext:value-type="float">
            <text:p>44,107</text:p>
          </table:table-cell>
          <table:table-cell office:value-type="float" office:value="28931" calcext:value-type="float">
            <text:p>28,931</text:p>
          </table:table-cell>
          <table:table-cell office:value-type="float" office:value="34474" calcext:value-type="float">
            <text:p>34,474</text:p>
          </table:table-cell>
          <table:table-cell office:value-type="float" office:value="46488" calcext:value-type="float">
            <text:p>46,488</text:p>
          </table:table-cell>
          <table:table-cell office:value-type="float" office:value="103733" calcext:value-type="float">
            <text:p>103,733</text:p>
          </table:table-cell>
          <table:table-cell office:value-type="float" office:value="18628" calcext:value-type="float">
            <text:p>18,628</text:p>
          </table:table-cell>
          <table:table-cell office:value-type="float" office:value="15774" calcext:value-type="float">
            <text:p>15,774</text:p>
          </table:table-cell>
          <table:table-cell/>
          <table:table-cell table:formula="of:=SUM([.B76:.M76])" office:value-type="float" office:value="778344" calcext:value-type="float">
            <text:p>778,34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0-01-01" calcext:value-type="date">
            <text:p>Jan 1, 20</text:p>
          </table:table-cell>
          <table:table-cell office:value-type="float" office:value="214523" calcext:value-type="float">
            <text:p>214,523</text:p>
          </table:table-cell>
          <table:table-cell office:value-type="float" office:value="70715" calcext:value-type="float">
            <text:p>70,715</text:p>
          </table:table-cell>
          <table:table-cell office:value-type="float" office:value="113146" calcext:value-type="float">
            <text:p>113,146</text:p>
          </table:table-cell>
          <table:table-cell office:value-type="float" office:value="63094" calcext:value-type="float">
            <text:p>63,094</text:p>
          </table:table-cell>
          <table:table-cell office:value-type="float" office:value="34460" calcext:value-type="float">
            <text:p>34,460</text:p>
          </table:table-cell>
          <table:table-cell office:value-type="float" office:value="44730" calcext:value-type="float">
            <text:p>44,730</text:p>
          </table:table-cell>
          <table:table-cell office:value-type="float" office:value="29257" calcext:value-type="float">
            <text:p>29,257</text:p>
          </table:table-cell>
          <table:table-cell office:value-type="float" office:value="35336" calcext:value-type="float">
            <text:p>35,336</text:p>
          </table:table-cell>
          <table:table-cell office:value-type="float" office:value="47027" calcext:value-type="float">
            <text:p>47,027</text:p>
          </table:table-cell>
          <table:table-cell office:value-type="float" office:value="105276" calcext:value-type="float">
            <text:p>105,276</text:p>
          </table:table-cell>
          <table:table-cell office:value-type="float" office:value="18992" calcext:value-type="float">
            <text:p>18,992</text:p>
          </table:table-cell>
          <table:table-cell office:value-type="float" office:value="16228" calcext:value-type="float">
            <text:p>16,228</text:p>
          </table:table-cell>
          <table:table-cell/>
          <table:table-cell table:formula="of:=SUM([.B77:.M77])" office:value-type="float" office:value="792784" calcext:value-type="float">
            <text:p>792,78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0-04-01" calcext:value-type="date">
            <text:p>Apr 1, 20</text:p>
          </table:table-cell>
          <table:table-cell office:value-type="float" office:value="213204" calcext:value-type="float">
            <text:p>213,204</text:p>
          </table:table-cell>
          <table:table-cell office:value-type="float" office:value="72346" calcext:value-type="float">
            <text:p>72,346</text:p>
          </table:table-cell>
          <table:table-cell office:value-type="float" office:value="112830" calcext:value-type="float">
            <text:p>112,830</text:p>
          </table:table-cell>
          <table:table-cell office:value-type="float" office:value="64435" calcext:value-type="float">
            <text:p>64,435</text:p>
          </table:table-cell>
          <table:table-cell office:value-type="float" office:value="34747" calcext:value-type="float">
            <text:p>34,747</text:p>
          </table:table-cell>
          <table:table-cell office:value-type="float" office:value="44467" calcext:value-type="float">
            <text:p>44,467</text:p>
          </table:table-cell>
          <table:table-cell office:value-type="float" office:value="29702" calcext:value-type="float">
            <text:p>29,702</text:p>
          </table:table-cell>
          <table:table-cell office:value-type="float" office:value="35942" calcext:value-type="float">
            <text:p>35,942</text:p>
          </table:table-cell>
          <table:table-cell office:value-type="float" office:value="47204" calcext:value-type="float">
            <text:p>47,204</text:p>
          </table:table-cell>
          <table:table-cell office:value-type="float" office:value="105876" calcext:value-type="float">
            <text:p>105,876</text:p>
          </table:table-cell>
          <table:table-cell office:value-type="float" office:value="19502" calcext:value-type="float">
            <text:p>19,502</text:p>
          </table:table-cell>
          <table:table-cell office:value-type="float" office:value="16544" calcext:value-type="float">
            <text:p>16,544</text:p>
          </table:table-cell>
          <table:table-cell/>
          <table:table-cell table:formula="of:=SUM([.B78:.M78])" office:value-type="float" office:value="796799" calcext:value-type="float">
            <text:p>796,79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0-07-01" calcext:value-type="date">
            <text:p>Jul 1, 20</text:p>
          </table:table-cell>
          <table:table-cell office:value-type="float" office:value="217635" calcext:value-type="float">
            <text:p>217,635</text:p>
          </table:table-cell>
          <table:table-cell office:value-type="float" office:value="75331" calcext:value-type="float">
            <text:p>75,331</text:p>
          </table:table-cell>
          <table:table-cell office:value-type="float" office:value="114465" calcext:value-type="float">
            <text:p>114,465</text:p>
          </table:table-cell>
          <table:table-cell office:value-type="float" office:value="66856" calcext:value-type="float">
            <text:p>66,856</text:p>
          </table:table-cell>
          <table:table-cell office:value-type="float" office:value="35679" calcext:value-type="float">
            <text:p>35,679</text:p>
          </table:table-cell>
          <table:table-cell office:value-type="float" office:value="45100" calcext:value-type="float">
            <text:p>45,100</text:p>
          </table:table-cell>
          <table:table-cell office:value-type="float" office:value="30124" calcext:value-type="float">
            <text:p>30,124</text:p>
          </table:table-cell>
          <table:table-cell office:value-type="float" office:value="37535" calcext:value-type="float">
            <text:p>37,535</text:p>
          </table:table-cell>
          <table:table-cell office:value-type="float" office:value="47923" calcext:value-type="float">
            <text:p>47,923</text:p>
          </table:table-cell>
          <table:table-cell office:value-type="float" office:value="107896" calcext:value-type="float">
            <text:p>107,896</text:p>
          </table:table-cell>
          <table:table-cell office:value-type="float" office:value="19815" calcext:value-type="float">
            <text:p>19,815</text:p>
          </table:table-cell>
          <table:table-cell office:value-type="float" office:value="16940" calcext:value-type="float">
            <text:p>16,940</text:p>
          </table:table-cell>
          <table:table-cell/>
          <table:table-cell table:formula="of:=SUM([.B79:.M79])" office:value-type="float" office:value="815299" calcext:value-type="float">
            <text:p>815,29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0-10-01" calcext:value-type="date">
            <text:p>Oct 1, 20</text:p>
          </table:table-cell>
          <table:table-cell office:value-type="float" office:value="221325" calcext:value-type="float">
            <text:p>221,325</text:p>
          </table:table-cell>
          <table:table-cell office:value-type="float" office:value="77466" calcext:value-type="float">
            <text:p>77,466</text:p>
          </table:table-cell>
          <table:table-cell office:value-type="float" office:value="115868" calcext:value-type="float">
            <text:p>115,868</text:p>
          </table:table-cell>
          <table:table-cell office:value-type="float" office:value="69390" calcext:value-type="float">
            <text:p>69,390</text:p>
          </table:table-cell>
          <table:table-cell office:value-type="float" office:value="36852" calcext:value-type="float">
            <text:p>36,852</text:p>
          </table:table-cell>
          <table:table-cell office:value-type="float" office:value="46085" calcext:value-type="float">
            <text:p>46,085</text:p>
          </table:table-cell>
          <table:table-cell office:value-type="float" office:value="30356" calcext:value-type="float">
            <text:p>30,356</text:p>
          </table:table-cell>
          <table:table-cell office:value-type="float" office:value="39461" calcext:value-type="float">
            <text:p>39,461</text:p>
          </table:table-cell>
          <table:table-cell office:value-type="float" office:value="48684" calcext:value-type="float">
            <text:p>48,684</text:p>
          </table:table-cell>
          <table:table-cell office:value-type="float" office:value="110063" calcext:value-type="float">
            <text:p>110,063</text:p>
          </table:table-cell>
          <table:table-cell office:value-type="float" office:value="20190" calcext:value-type="float">
            <text:p>20,190</text:p>
          </table:table-cell>
          <table:table-cell office:value-type="float" office:value="17359" calcext:value-type="float">
            <text:p>17,359</text:p>
          </table:table-cell>
          <table:table-cell/>
          <table:table-cell table:formula="of:=SUM([.B80:.M80])" office:value-type="float" office:value="833099" calcext:value-type="float">
            <text:p>833,09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1-01-01" calcext:value-type="date">
            <text:p>Jan 1, 21</text:p>
          </table:table-cell>
          <table:table-cell office:value-type="float" office:value="230155" calcext:value-type="float">
            <text:p>230,155</text:p>
          </table:table-cell>
          <table:table-cell office:value-type="float" office:value="79769" calcext:value-type="float">
            <text:p>79,769</text:p>
          </table:table-cell>
          <table:table-cell office:value-type="float" office:value="117446" calcext:value-type="float">
            <text:p>117,446</text:p>
          </table:table-cell>
          <table:table-cell office:value-type="float" office:value="72453" calcext:value-type="float">
            <text:p>72,453</text:p>
          </table:table-cell>
          <table:table-cell office:value-type="float" office:value="37778" calcext:value-type="float">
            <text:p>37,778</text:p>
          </table:table-cell>
          <table:table-cell office:value-type="float" office:value="46836" calcext:value-type="float">
            <text:p>46,836</text:p>
          </table:table-cell>
          <table:table-cell office:value-type="float" office:value="30960" calcext:value-type="float">
            <text:p>30,960</text:p>
          </table:table-cell>
          <table:table-cell office:value-type="float" office:value="41434" calcext:value-type="float">
            <text:p>41,434</text:p>
          </table:table-cell>
          <table:table-cell office:value-type="float" office:value="49508" calcext:value-type="float">
            <text:p>49,508</text:p>
          </table:table-cell>
          <table:table-cell office:value-type="float" office:value="112350" calcext:value-type="float">
            <text:p>112,350</text:p>
          </table:table-cell>
          <table:table-cell office:value-type="float" office:value="20553" calcext:value-type="float">
            <text:p>20,553</text:p>
          </table:table-cell>
          <table:table-cell office:value-type="float" office:value="18197" calcext:value-type="float">
            <text:p>18,197</text:p>
          </table:table-cell>
          <table:table-cell/>
          <table:table-cell table:formula="of:=SUM([.B81:.M81])" office:value-type="float" office:value="857439" calcext:value-type="float">
            <text:p>857,439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1-04-01" calcext:value-type="date">
            <text:p>Apr 1, 21</text:p>
          </table:table-cell>
          <table:table-cell office:value-type="float" office:value="235459" calcext:value-type="float">
            <text:p>235,459</text:p>
          </table:table-cell>
          <table:table-cell office:value-type="float" office:value="81867" calcext:value-type="float">
            <text:p>81,867</text:p>
          </table:table-cell>
          <table:table-cell office:value-type="float" office:value="118925" calcext:value-type="float">
            <text:p>118,925</text:p>
          </table:table-cell>
          <table:table-cell office:value-type="float" office:value="75048" calcext:value-type="float">
            <text:p>75,048</text:p>
          </table:table-cell>
          <table:table-cell office:value-type="float" office:value="38671" calcext:value-type="float">
            <text:p>38,671</text:p>
          </table:table-cell>
          <table:table-cell office:value-type="float" office:value="47833" calcext:value-type="float">
            <text:p>47,833</text:p>
          </table:table-cell>
          <table:table-cell office:value-type="float" office:value="31556" calcext:value-type="float">
            <text:p>31,556</text:p>
          </table:table-cell>
          <table:table-cell office:value-type="float" office:value="42883" calcext:value-type="float">
            <text:p>42,883</text:p>
          </table:table-cell>
          <table:table-cell office:value-type="float" office:value="50093" calcext:value-type="float">
            <text:p>50,093</text:p>
          </table:table-cell>
          <table:table-cell office:value-type="float" office:value="114364" calcext:value-type="float">
            <text:p>114,364</text:p>
          </table:table-cell>
          <table:table-cell office:value-type="float" office:value="20748" calcext:value-type="float">
            <text:p>20,748</text:p>
          </table:table-cell>
          <table:table-cell office:value-type="float" office:value="18639" calcext:value-type="float">
            <text:p>18,639</text:p>
          </table:table-cell>
          <table:table-cell/>
          <table:table-cell table:formula="of:=SUM([.B82:.M82])" office:value-type="float" office:value="876086" calcext:value-type="float">
            <text:p>876,086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1-07-01" calcext:value-type="date">
            <text:p>Jul 1, 21</text:p>
          </table:table-cell>
          <table:table-cell office:value-type="float" office:value="240351" calcext:value-type="float">
            <text:p>240,351</text:p>
          </table:table-cell>
          <table:table-cell office:value-type="float" office:value="83486" calcext:value-type="float">
            <text:p>83,486</text:p>
          </table:table-cell>
          <table:table-cell office:value-type="float" office:value="119805" calcext:value-type="float">
            <text:p>119,805</text:p>
          </table:table-cell>
          <table:table-cell office:value-type="float" office:value="76977" calcext:value-type="float">
            <text:p>76,977</text:p>
          </table:table-cell>
          <table:table-cell office:value-type="float" office:value="39305" calcext:value-type="float">
            <text:p>39,305</text:p>
          </table:table-cell>
          <table:table-cell office:value-type="float" office:value="48589" calcext:value-type="float">
            <text:p>48,589</text:p>
          </table:table-cell>
          <table:table-cell office:value-type="float" office:value="32020" calcext:value-type="float">
            <text:p>32,020</text:p>
          </table:table-cell>
          <table:table-cell office:value-type="float" office:value="44451" calcext:value-type="float">
            <text:p>44,451</text:p>
          </table:table-cell>
          <table:table-cell office:value-type="float" office:value="50761" calcext:value-type="float">
            <text:p>50,761</text:p>
          </table:table-cell>
          <table:table-cell office:value-type="float" office:value="115823" calcext:value-type="float">
            <text:p>115,823</text:p>
          </table:table-cell>
          <table:table-cell office:value-type="float" office:value="21218" calcext:value-type="float">
            <text:p>21,218</text:p>
          </table:table-cell>
          <table:table-cell office:value-type="float" office:value="19208" calcext:value-type="float">
            <text:p>19,208</text:p>
          </table:table-cell>
          <table:table-cell/>
          <table:table-cell table:formula="of:=SUM([.B83:.M83])" office:value-type="float" office:value="891994" calcext:value-type="float">
            <text:p>891,994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1-10-01" calcext:value-type="date">
            <text:p>Oct 1, 21</text:p>
          </table:table-cell>
          <table:table-cell office:value-type="float" office:value="244861" calcext:value-type="float">
            <text:p>244,861</text:p>
          </table:table-cell>
          <table:table-cell office:value-type="float" office:value="85072" calcext:value-type="float">
            <text:p>85,072</text:p>
          </table:table-cell>
          <table:table-cell office:value-type="float" office:value="120846" calcext:value-type="float">
            <text:p>120,846</text:p>
          </table:table-cell>
          <table:table-cell office:value-type="float" office:value="79558" calcext:value-type="float">
            <text:p>79,558</text:p>
          </table:table-cell>
          <table:table-cell office:value-type="float" office:value="39883" calcext:value-type="float">
            <text:p>39,883</text:p>
          </table:table-cell>
          <table:table-cell office:value-type="float" office:value="50092" calcext:value-type="float">
            <text:p>50,092</text:p>
          </table:table-cell>
          <table:table-cell office:value-type="float" office:value="32876" calcext:value-type="float">
            <text:p>32,876</text:p>
          </table:table-cell>
          <table:table-cell office:value-type="float" office:value="46076" calcext:value-type="float">
            <text:p>46,076</text:p>
          </table:table-cell>
          <table:table-cell office:value-type="float" office:value="51642" calcext:value-type="float">
            <text:p>51,642</text:p>
          </table:table-cell>
          <table:table-cell office:value-type="float" office:value="118015" calcext:value-type="float">
            <text:p>118,015</text:p>
          </table:table-cell>
          <table:table-cell office:value-type="float" office:value="21566" calcext:value-type="float">
            <text:p>21,566</text:p>
          </table:table-cell>
          <table:table-cell office:value-type="float" office:value="19645" calcext:value-type="float">
            <text:p>19,645</text:p>
          </table:table-cell>
          <table:table-cell/>
          <table:table-cell table:formula="of:=SUM([.B84:.M84])" office:value-type="float" office:value="910132" calcext:value-type="float">
            <text:p>910,13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2-01-01" calcext:value-type="date">
            <text:p>Jan 1, 22</text:p>
          </table:table-cell>
          <table:table-cell office:value-type="float" office:value="249419" calcext:value-type="float">
            <text:p>249,419</text:p>
          </table:table-cell>
          <table:table-cell office:value-type="float" office:value="87060" calcext:value-type="float">
            <text:p>87,060</text:p>
          </table:table-cell>
          <table:table-cell office:value-type="float" office:value="121997" calcext:value-type="float">
            <text:p>121,997</text:p>
          </table:table-cell>
          <table:table-cell office:value-type="float" office:value="82898" calcext:value-type="float">
            <text:p>82,898</text:p>
          </table:table-cell>
          <table:table-cell office:value-type="float" office:value="40501" calcext:value-type="float">
            <text:p>40,501</text:p>
          </table:table-cell>
          <table:table-cell office:value-type="float" office:value="50777" calcext:value-type="float">
            <text:p>50,777</text:p>
          </table:table-cell>
          <table:table-cell office:value-type="float" office:value="34517" calcext:value-type="float">
            <text:p>34,517</text:p>
          </table:table-cell>
          <table:table-cell office:value-type="float" office:value="47993" calcext:value-type="float">
            <text:p>47,993</text:p>
          </table:table-cell>
          <table:table-cell office:value-type="float" office:value="52634" calcext:value-type="float">
            <text:p>52,634</text:p>
          </table:table-cell>
          <table:table-cell office:value-type="float" office:value="120241" calcext:value-type="float">
            <text:p>120,241</text:p>
          </table:table-cell>
          <table:table-cell office:value-type="float" office:value="22097" calcext:value-type="float">
            <text:p>22,097</text:p>
          </table:table-cell>
          <table:table-cell office:value-type="float" office:value="20232" calcext:value-type="float">
            <text:p>20,232</text:p>
          </table:table-cell>
          <table:table-cell/>
          <table:table-cell table:formula="of:=SUM([.B85:.M85])" office:value-type="float" office:value="930366" calcext:value-type="float">
            <text:p>930,366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3-31" calcext:value-type="date">
            <text:p>Mar 31, 22</text:p>
          </table:table-cell>
          <table:table-cell office:value-type="float" office:value="252281" calcext:value-type="float">
            <text:p>252,281</text:p>
          </table:table-cell>
          <table:table-cell office:value-type="float" office:value="89553" calcext:value-type="float">
            <text:p>89,553</text:p>
          </table:table-cell>
          <table:table-cell office:value-type="float" office:value="123057" calcext:value-type="float">
            <text:p>123,057</text:p>
          </table:table-cell>
          <table:table-cell office:value-type="float" office:value="84977" calcext:value-type="float">
            <text:p>84,977</text:p>
          </table:table-cell>
          <table:table-cell office:value-type="float" office:value="40821" calcext:value-type="float">
            <text:p>40,821</text:p>
          </table:table-cell>
          <table:table-cell office:value-type="float" office:value="51370" calcext:value-type="float">
            <text:p>51,370</text:p>
          </table:table-cell>
          <table:table-cell office:value-type="float" office:value="35436" calcext:value-type="float">
            <text:p>35,436</text:p>
          </table:table-cell>
          <table:table-cell office:value-type="float" office:value="49496" calcext:value-type="float">
            <text:p>49,496</text:p>
          </table:table-cell>
          <table:table-cell office:value-type="float" office:value="53259" calcext:value-type="float">
            <text:p>53,259</text:p>
          </table:table-cell>
          <table:table-cell office:value-type="float" office:value="122253" calcext:value-type="float">
            <text:p>122,253</text:p>
          </table:table-cell>
          <table:table-cell office:value-type="float" office:value="22562" calcext:value-type="float">
            <text:p>22,562</text:p>
          </table:table-cell>
          <table:table-cell office:value-type="float" office:value="20740" calcext:value-type="float">
            <text:p>20,740</text:p>
          </table:table-cell>
          <table:table-cell/>
          <table:table-cell table:formula="of:=SUM([.B86:.M86])" office:value-type="float" office:value="945805" calcext:value-type="float">
            <text:p>945,805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7-04" calcext:value-type="date">
            <text:p>Jul 4, 22</text:p>
          </table:table-cell>
          <table:table-cell office:value-type="float" office:value="255617" calcext:value-type="float">
            <text:p>255,617</text:p>
          </table:table-cell>
          <table:table-cell office:value-type="float" office:value="91344" calcext:value-type="float">
            <text:p>91,344</text:p>
          </table:table-cell>
          <table:table-cell office:value-type="float" office:value="123835" calcext:value-type="float">
            <text:p>123,835</text:p>
          </table:table-cell>
          <table:table-cell office:value-type="float" office:value="87751" calcext:value-type="float">
            <text:p>87,751</text:p>
          </table:table-cell>
          <table:table-cell office:value-type="float" office:value="41071" calcext:value-type="float">
            <text:p>41,071</text:p>
          </table:table-cell>
          <table:table-cell office:value-type="float" office:value="51796" calcext:value-type="float">
            <text:p>51,796</text:p>
          </table:table-cell>
          <table:table-cell office:value-type="float" office:value="35930" calcext:value-type="float">
            <text:p>35,930</text:p>
          </table:table-cell>
          <table:table-cell office:value-type="float" office:value="50334" calcext:value-type="float">
            <text:p>50,334</text:p>
          </table:table-cell>
          <table:table-cell office:value-type="float" office:value="53820" calcext:value-type="float">
            <text:p>53,820</text:p>
          </table:table-cell>
          <table:table-cell office:value-type="float" office:value="123718" calcext:value-type="float">
            <text:p>123,718</text:p>
          </table:table-cell>
          <table:table-cell office:value-type="float" office:value="22937" calcext:value-type="float">
            <text:p>22,937</text:p>
          </table:table-cell>
          <table:table-cell office:value-type="float" office:value="21194" calcext:value-type="float">
            <text:p>21,194</text:p>
          </table:table-cell>
          <table:table-cell/>
          <table:table-cell table:formula="of:=SUM([.B87:.M87])" office:value-type="float" office:value="959347" calcext:value-type="float">
            <text:p>959,347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8-02" calcext:value-type="date">
            <text:p>Aug 2, 22</text:p>
          </table:table-cell>
          <table:table-cell office:value-type="float" office:value="256409" calcext:value-type="float">
            <text:p>256,409</text:p>
          </table:table-cell>
          <table:table-cell office:value-type="float" office:value="91959" calcext:value-type="float">
            <text:p>91,959</text:p>
          </table:table-cell>
          <table:table-cell office:value-type="float" office:value="124088" calcext:value-type="float">
            <text:p>124,088</text:p>
          </table:table-cell>
          <table:table-cell office:value-type="float" office:value="88554" calcext:value-type="float">
            <text:p>88,554</text:p>
          </table:table-cell>
          <table:table-cell office:value-type="float" office:value="41249" calcext:value-type="float">
            <text:p>41,249</text:p>
          </table:table-cell>
          <table:table-cell office:value-type="float" office:value="51964" calcext:value-type="float">
            <text:p>51,964</text:p>
          </table:table-cell>
          <table:table-cell office:value-type="float" office:value="36136" calcext:value-type="float">
            <text:p>36,136</text:p>
          </table:table-cell>
          <table:table-cell office:value-type="float" office:value="50883" calcext:value-type="float">
            <text:p>50,883</text:p>
          </table:table-cell>
          <table:table-cell office:value-type="float" office:value="54004" calcext:value-type="float">
            <text:p>54,004</text:p>
          </table:table-cell>
          <table:table-cell office:value-type="float" office:value="124165" calcext:value-type="float">
            <text:p>124,165</text:p>
          </table:table-cell>
          <table:table-cell office:value-type="float" office:value="24521" calcext:value-type="float">
            <text:p>24,521</text:p>
          </table:table-cell>
          <table:table-cell office:value-type="float" office:value="21369" calcext:value-type="float">
            <text:p>21,369</text:p>
          </table:table-cell>
          <table:table-cell/>
          <table:table-cell table:formula="of:=SUM([.B88:.M88])" office:value-type="float" office:value="965301" calcext:value-type="float">
            <text:p>965,301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09-21" calcext:value-type="date">
            <text:p>Sep 21, 22</text:p>
          </table:table-cell>
          <table:table-cell office:value-type="float" office:value="258078" calcext:value-type="float">
            <text:p>258,078</text:p>
          </table:table-cell>
          <table:table-cell office:value-type="float" office:value="92770" calcext:value-type="float">
            <text:p>92,770</text:p>
          </table:table-cell>
          <table:table-cell office:value-type="float" office:value="124398" calcext:value-type="float">
            <text:p>124,398</text:p>
          </table:table-cell>
          <table:table-cell office:value-type="float" office:value="90061" calcext:value-type="float">
            <text:p>90,061</text:p>
          </table:table-cell>
          <table:table-cell office:value-type="float" office:value="41504" calcext:value-type="float">
            <text:p>41,504</text:p>
          </table:table-cell>
          <table:table-cell office:value-type="float" office:value="52389" calcext:value-type="float">
            <text:p>52,389</text:p>
          </table:table-cell>
          <table:table-cell office:value-type="float" office:value="36385" calcext:value-type="float">
            <text:p>36,385</text:p>
          </table:table-cell>
          <table:table-cell office:value-type="float" office:value="51847" calcext:value-type="float">
            <text:p>51,847</text:p>
          </table:table-cell>
          <table:table-cell office:value-type="float" office:value="54453" calcext:value-type="float">
            <text:p>54,453</text:p>
          </table:table-cell>
          <table:table-cell office:value-type="float" office:value="124914" calcext:value-type="float">
            <text:p>124,914</text:p>
          </table:table-cell>
          <table:table-cell office:value-type="float" office:value="24773" calcext:value-type="float">
            <text:p>24,773</text:p>
          </table:table-cell>
          <table:table-cell office:value-type="float" office:value="21664" calcext:value-type="float">
            <text:p>21,664</text:p>
          </table:table-cell>
          <table:table-cell/>
          <table:table-cell table:formula="of:=SUM([.B89:.M89])" office:value-type="float" office:value="973236" calcext:value-type="float">
            <text:p>973,236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2-10-21" calcext:value-type="date">
            <text:p>Oct 21, 22</text:p>
          </table:table-cell>
          <table:table-cell office:value-type="float" office:value="259639" calcext:value-type="float">
            <text:p>259,639</text:p>
          </table:table-cell>
          <table:table-cell office:value-type="float" office:value="93379" calcext:value-type="float">
            <text:p>93,379</text:p>
          </table:table-cell>
          <table:table-cell office:value-type="float" office:value="124662" calcext:value-type="float">
            <text:p>124,662</text:p>
          </table:table-cell>
          <table:table-cell office:value-type="float" office:value="91218" calcext:value-type="float">
            <text:p>91,218</text:p>
          </table:table-cell>
          <table:table-cell office:value-type="float" office:value="41619" calcext:value-type="float">
            <text:p>41,619</text:p>
          </table:table-cell>
          <table:table-cell office:value-type="float" office:value="52600" calcext:value-type="float">
            <text:p>52,600</text:p>
          </table:table-cell>
          <table:table-cell office:value-type="float" office:value="36568" calcext:value-type="float">
            <text:p>36,568</text:p>
          </table:table-cell>
          <table:table-cell office:value-type="float" office:value="52337" calcext:value-type="float">
            <text:p>52,337</text:p>
          </table:table-cell>
          <table:table-cell office:value-type="float" office:value="54737" calcext:value-type="float">
            <text:p>54,737</text:p>
          </table:table-cell>
          <table:table-cell office:value-type="float" office:value="125531" calcext:value-type="float">
            <text:p>125,531</text:p>
          </table:table-cell>
          <table:table-cell office:value-type="float" office:value="24720" calcext:value-type="float">
            <text:p>24,720</text:p>
          </table:table-cell>
          <table:table-cell office:value-type="float" office:value="22062" calcext:value-type="float">
            <text:p>22,062</text:p>
          </table:table-cell>
          <table:table-cell/>
          <table:table-cell table:formula="of:=SUM([.B90:.M90])" office:value-type="float" office:value="979072" calcext:value-type="float">
            <text:p>979,072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3-01-05" calcext:value-type="date">
            <text:p>Jan 5, 23</text:p>
          </table:table-cell>
          <table:table-cell office:value-type="float" office:value="253816" calcext:value-type="float">
            <text:p>253,816</text:p>
          </table:table-cell>
          <table:table-cell office:value-type="float" office:value="92737" calcext:value-type="float">
            <text:p>92,737</text:p>
          </table:table-cell>
          <table:table-cell office:value-type="float" office:value="120789" calcext:value-type="float">
            <text:p>120,789</text:p>
          </table:table-cell>
          <table:table-cell office:value-type="float" office:value="90502" calcext:value-type="float">
            <text:p>90,502</text:p>
          </table:table-cell>
          <table:table-cell office:value-type="float" office:value="41229" calcext:value-type="float">
            <text:p>41,229</text:p>
          </table:table-cell>
          <table:table-cell office:value-type="float" office:value="52059" calcext:value-type="float">
            <text:p>52,059</text:p>
          </table:table-cell>
          <table:table-cell office:value-type="float" office:value="36121" calcext:value-type="float">
            <text:p>36,121</text:p>
          </table:table-cell>
          <table:table-cell office:value-type="float" office:value="52011" calcext:value-type="float">
            <text:p>52,011</text:p>
          </table:table-cell>
          <table:table-cell office:value-type="float" office:value="54091" calcext:value-type="float">
            <text:p>54,091</text:p>
          </table:table-cell>
          <table:table-cell office:value-type="float" office:value="122466" calcext:value-type="float">
            <text:p>122,466</text:p>
          </table:table-cell>
          <table:table-cell office:value-type="float" office:value="24795" calcext:value-type="float">
            <text:p>24,795</text:p>
          </table:table-cell>
          <table:table-cell office:value-type="float" office:value="21978" calcext:value-type="float">
            <text:p>21,978</text:p>
          </table:table-cell>
          <table:table-cell/>
          <table:table-cell table:formula="of:=SUM([.B91:.M91])" office:value-type="float" office:value="962594" calcext:value-type="float">
            <text:p>962,594</text:p>
          </table:table-cell>
          <table:table-cell table:number-columns-repeated="1009"/>
        </table:table-row>
        <table:table-row table:style-name="ro2">
          <table:table-cell table:style-name="ce171" office:value-type="date" office:date-value="2023-03-06" calcext:value-type="date">
            <text:p>Mar 6, 23</text:p>
          </table:table-cell>
          <table:table-cell office:value-type="float" office:value="256693" calcext:value-type="float">
            <text:p>256,693</text:p>
          </table:table-cell>
          <table:table-cell office:value-type="float" office:value="93915" calcext:value-type="float">
            <text:p>93,915</text:p>
          </table:table-cell>
          <table:table-cell office:value-type="float" office:value="121670" calcext:value-type="float">
            <text:p>121,670</text:p>
          </table:table-cell>
          <table:table-cell office:value-type="float" office:value="93804" calcext:value-type="float">
            <text:p>93,804</text:p>
          </table:table-cell>
          <table:table-cell office:value-type="float" office:value="41315" calcext:value-type="float">
            <text:p>41,315</text:p>
          </table:table-cell>
          <table:table-cell office:value-type="float" office:value="52550" calcext:value-type="float">
            <text:p>52,550</text:p>
          </table:table-cell>
          <table:table-cell office:value-type="float" office:value="36415" calcext:value-type="float">
            <text:p>36,415</text:p>
          </table:table-cell>
          <table:table-cell office:value-type="float" office:value="52891" calcext:value-type="float">
            <text:p>52,891</text:p>
          </table:table-cell>
          <table:table-cell office:value-type="float" office:value="54658" calcext:value-type="float">
            <text:p>54,658</text:p>
          </table:table-cell>
          <table:table-cell office:value-type="float" office:value="124458" calcext:value-type="float">
            <text:p>124,458</text:p>
          </table:table-cell>
          <table:table-cell office:value-type="float" office:value="25322" calcext:value-type="float">
            <text:p>25,322</text:p>
          </table:table-cell>
          <table:table-cell office:value-type="float" office:value="22351" calcext:value-type="float">
            <text:p>22,351</text:p>
          </table:table-cell>
          <table:table-cell/>
          <table:table-cell table:formula="of:=SUM([.B92:.M92])" office:value-type="float" office:value="976042" calcext:value-type="float">
            <text:p>976,042</text:p>
          </table:table-cell>
          <table:table-cell table:number-columns-repeated="1009"/>
        </table:table-row>
        <table:table-row table:style-name="ro2">
          <table:table-cell table:style-name="ce156" office:value-type="date" office:date-value="2023-04-03" calcext:value-type="date">
            <text:p>Apr 3, 23</text:p>
          </table:table-cell>
          <table:table-cell office:value-type="float" office:value="277260" calcext:value-type="float">
            <text:p>277,260</text:p>
          </table:table-cell>
          <table:table-cell office:value-type="float" office:value="94307" calcext:value-type="float">
            <text:p>94,307</text:p>
          </table:table-cell>
          <table:table-cell office:value-type="float" office:value="132011" calcext:value-type="float">
            <text:p>132,011</text:p>
          </table:table-cell>
          <table:table-cell office:value-type="float" office:value="104413" calcext:value-type="float">
            <text:p>104,413</text:p>
          </table:table-cell>
          <table:table-cell office:value-type="float" office:value="43382" calcext:value-type="float">
            <text:p>43,382</text:p>
          </table:table-cell>
          <table:table-cell office:value-type="float" office:value="55566" calcext:value-type="float">
            <text:p>55,566</text:p>
          </table:table-cell>
          <table:table-cell office:value-type="float" office:value="38801" calcext:value-type="float">
            <text:p>38,801</text:p>
          </table:table-cell>
          <table:table-cell office:value-type="float" office:value="53311" calcext:value-type="float">
            <text:p>53,311</text:p>
          </table:table-cell>
          <table:table-cell office:value-type="float" office:value="59112" calcext:value-type="float">
            <text:p>59,112</text:p>
          </table:table-cell>
          <table:table-cell office:value-type="float" office:value="124939" calcext:value-type="float">
            <text:p>124,939</text:p>
          </table:table-cell>
          <table:table-cell office:value-type="float" office:value="26771" calcext:value-type="float">
            <text:p>26,771</text:p>
          </table:table-cell>
          <table:table-cell office:value-type="float" office:value="24144" calcext:value-type="float">
            <text:p>24,144</text:p>
          </table:table-cell>
          <table:table-cell/>
          <table:table-cell table:formula="of:=SUM([.B93:.M93])" office:value-type="float" office:value="1034017" calcext:value-type="float">
            <text:p>1,034,017</text:p>
          </table:table-cell>
          <table:table-cell table:number-columns-repeated="1009"/>
        </table:table-row>
        <table:table-row table:style-name="ro2">
          <table:table-cell table:style-name="ce154" office:value-type="date" office:date-value="2023-06-30" calcext:value-type="date">
            <text:p>06/30/23</text:p>
          </table:table-cell>
          <table:table-cell office:value-type="float" office:value="279892" calcext:value-type="float">
            <text:p>279,892</text:p>
          </table:table-cell>
          <table:table-cell office:value-type="float" office:value="100572" calcext:value-type="float">
            <text:p>100,572</text:p>
          </table:table-cell>
          <table:table-cell office:value-type="float" office:value="132676" calcext:value-type="float">
            <text:p>132,676</text:p>
          </table:table-cell>
          <table:table-cell office:value-type="float" office:value="107038" calcext:value-type="float">
            <text:p>107,038</text:p>
          </table:table-cell>
          <table:table-cell office:value-type="float" office:value="43750" calcext:value-type="float">
            <text:p>43,750</text:p>
          </table:table-cell>
          <table:table-cell office:value-type="float" office:value="55961" calcext:value-type="float">
            <text:p>55,961</text:p>
          </table:table-cell>
          <table:table-cell office:value-type="float" office:value="39226" calcext:value-type="float">
            <text:p>39,226</text:p>
          </table:table-cell>
          <table:table-cell office:value-type="float" office:value="58410" calcext:value-type="float">
            <text:p>58,410</text:p>
          </table:table-cell>
          <table:table-cell office:value-type="float" office:value="59833" calcext:value-type="float">
            <text:p>59,833</text:p>
          </table:table-cell>
          <table:table-cell office:value-type="float" office:value="136573" calcext:value-type="float">
            <text:p>136,573</text:p>
          </table:table-cell>
          <table:table-cell office:value-type="float" office:value="27453" calcext:value-type="float">
            <text:p>27,453</text:p>
          </table:table-cell>
          <table:table-cell office:value-type="float" office:value="24497" calcext:value-type="float">
            <text:p>24,497</text:p>
          </table:table-cell>
          <table:table-cell/>
          <table:table-cell table:formula="of:=SUM([.B94:.M94])" office:value-type="float" office:value="1065881" calcext:value-type="float">
            <text:p>1,065,881</text:p>
          </table:table-cell>
          <table:table-cell table:number-columns-repeated="1009"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v wp" table:style-name="ta2">
        <table:table-column table:style-name="co1" table:default-cell-style-name="Default"/>
        <table:table-column table:style-name="co1" table:number-columns-repeated="21" table:default-cell-style-name="ce186"/>
        <table:table-column table:style-name="co1" table:number-columns-repeated="1002" table:default-cell-style-name="Default"/>
        <table:table-row table:style-name="ro1">
          <table:table-cell table:style-name="ce38" office:value-type="string" calcext:value-type="string">
            <office:annotation draw:style-name="gr1" draw:text-style-name="P2" svg:width="1.1413in" svg:height="1.1677in" svg:x="1.1252in" svg:y="0in" draw:caption-point-x="-0.2402in" draw:caption-point-y="0.0039in">
              <dc:date>2023-06-30T00:00:00</dc:date>
              <text:p text:style-name="P1"><text:span text:style-name="T1">WATTPAD RULES: search by # only, n comment variant that yields most results to use moving forward</text:span></text:p>
            </office:annotation>
            <text:p>TV WP</text:p>
          </table:table-cell>
          <table:table-cell table:style-name="ce39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supernatural winchester</text:span></text:p>
            </office:annotation>
            <text:p>SPN</text:p>
          </table:table-cell>
          <table:table-cell table:style-name="ce39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doctorwho</text:span></text:p>
            </office:annotation>
            <text:p>Dr. Who</text:p>
          </table:table-cell>
          <table:table-cell table:style-name="ce39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sherlock</text:span></text:p>
            </office:annotation>
            <text:p>Sherlock</text:p>
          </table:table-cell>
          <table:table-cell table:style-name="ce39" office:value-type="string" calcext:value-type="string">
            <text:p>Star Trek</text:p>
          </table:table-cell>
          <table:table-cell table:style-name="ce39" office:value-type="string" calcext:value-type="string">
            <text:p>Glee</text:p>
          </table:table-cell>
          <table:table-cell table:style-name="ce39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06-30T00:00:00</dc:date>
              <text:p text:style-name="P1"><text:span text:style-name="T1">#ouat</text:span></text:p>
            </office:annotation>
            <text:p>OuaT</text:p>
          </table:table-cell>
          <table:table-cell table:style-name="ce39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buffy</text:span></text:p>
            </office:annotation>
            <text:p>Buffy</text:p>
          </table:table-cell>
          <table:table-cell table:style-name="ce39" office:value-type="string" calcext:value-type="string">
            <text:p>Merlin</text:p>
          </table:table-cell>
          <table:table-cell table:style-name="ce39" office:value-type="string" calcext:value-type="string">
            <office:annotation draw:style-name="gr2" draw:text-style-name="P2" svg:width="1.1413in" svg:height="0.7083in" svg:x="9.1252in" svg:y="0in" draw:caption-point-x="-0.2402in" draw:caption-point-y="0.0039in">
              <dc:date>2023-06-30T00:00:00</dc:date>
              <text:p text:style-name="P1"><text:span text:style-name="T1">#stargate</text:span></text:p>
            </office:annotation>
            <text:p>Stargate</text:p>
          </table:table-cell>
          <table:table-cell table:style-name="ce39" office:value-type="string" calcext:value-type="string">
            <text:p>Teen Wolf</text:p>
          </table:table-cell>
          <table:table-cell table:style-name="ce39" office:value-type="string" calcext:value-type="string">
            <office:annotation draw:style-name="gr2" draw:text-style-name="P2" svg:width="1.1413in" svg:height="0.7083in" svg:x="10.9028in" svg:y="0in" draw:caption-point-x="-0.2402in" draw:caption-point-y="0.0039in">
              <dc:date>2023-06-30T00:00:00</dc:date>
              <text:p text:style-name="P1"><text:span text:style-name="T1">#thewalkingdead</text:span></text:p>
            </office:annotation>
            <text:p>TWD</text:p>
          </table:table-cell>
          <table:table-cell table:style-name="ce39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xfiles</text:span></text:p>
            </office:annotation>
            <text:p>X-Files</text:p>
          </table:table-cell>
          <table:table-cell table:style-name="ce39"/>
          <table:table-cell table:style-name="ce39" office:value-type="string" calcext:value-type="string">
            <text:p>Total</text:p>
          </table:table-cell>
          <table:table-cell table:style-name="ce39"/>
          <table:table-cell table:style-name="ce39" office:value-type="string" calcext:value-type="string">
            <text:p>(MCU Quarantine →)</text:p>
          </table:table-cell>
          <table:table-cell table:style-name="ce39"/>
          <table:table-cell table:style-name="ce225" office:value-type="string" calcext:value-type="string">
            <text:p>Agents of SHIELD</text:p>
          </table:table-cell>
          <table:table-cell table:style-name="ce39" office:value-type="string" calcext:value-type="string">
            <text:p>Agent Carter</text:p>
          </table:table-cell>
          <table:table-cell table:style-name="ce39" office:value-type="string" calcext:value-type="string">
            <text:p>Daredevil</text:p>
          </table:table-cell>
          <table:table-cell table:style-name="ce225" office:value-type="string" calcext:value-type="string">
            <text:p>Jessica Jones</text:p>
          </table:table-cell>
          <table:table-cell table:style-name="ce41" office:value-type="string" calcext:value-type="string">
            <text:p>WandaVision</text:p>
          </table:table-cell>
          <table:table-cell table:style-name="ce41" table:number-columns-repeated="1001"/>
        </table:table-row>
        <table:table-row table:style-name="ro2" table:visibility="collapse" table:number-rows-repeated="88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office:value-type="float" office:value="34700" calcext:value-type="float">
            <text:p>34,700</text:p>
          </table:table-cell>
          <table:table-cell office:value-type="float" office:value="16600" calcext:value-type="float">
            <text:p>16,6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200" calcext:value-type="float">
            <text:p>3,2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300" calcext:value-type="float">
            <text:p>12,300</text:p>
          </table:table-cell>
          <table:table-cell office:value-type="float" office:value="1100" calcext:value-type="float">
            <text:p>1,100</text:p>
          </table:table-cell>
          <table:table-cell office:value-type="float" office:value="8500" calcext:value-type="float">
            <text:p>8,500</text:p>
          </table:table-cell>
          <table:table-cell office:value-type="float" office:value="510" calcext:value-type="float">
            <text:p>510</text:p>
          </table:table-cell>
          <table:table-cell office:value-type="float" office:value="44000" calcext:value-type="float">
            <text:p>44,000</text:p>
          </table:table-cell>
          <table:table-cell office:value-type="float" office:value="22400" calcext:value-type="float">
            <text:p>22,400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office:value-type="float" office:value="3000" calcext:value-type="float">
            <text:p>3,000</text:p>
          </table:table-cell>
          <table:table-cell office:value-type="float" office:value="620" calcext:value-type="float">
            <text:p>620</text:p>
          </table:table-cell>
          <table:table-cell office:value-type="float" office:value="2100" calcext:value-type="float">
            <text:p>2,100</text:p>
          </table:table-cell>
          <table:table-cell office:value-type="float" office:value="490" calcext:value-type="float">
            <text:p>490</text:p>
          </table:table-cell>
          <table:table-cell office:value-type="float" office:value="1300" calcext:value-type="float">
            <text:p>1300</text:p>
          </table:table-cell>
          <table:table-cell table:number-columns-repeated="1001"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ossamer" table:style-name="ta2">
        <table:table-column table:style-name="co1" table:number-columns-repeated="2" table:default-cell-style-name="ce189"/>
        <table:table-column table:style-name="co1" table:default-cell-style-name="ce192"/>
        <table:table-column table:style-name="co1" table:number-columns-repeated="1021" table:default-cell-style-name="ce189"/>
        <table:table-row table:style-name="ro2">
          <table:table-cell table:style-name="ce57" office:value-type="string" calcext:value-type="string">
            <text:p>Gossamer</text:p>
          </table:table-cell>
          <table:table-cell table:style-name="ce57"/>
          <table:table-cell table:style-name="ce191"/>
          <table:table-cell table:style-name="ce57"/>
          <table:table-cell table:style-name="ce64"/>
          <table:table-cell table:style-name="ce57" table:number-columns-repeated="1019"/>
        </table:table-row>
        <table:table-row table:style-name="ro2">
          <table:table-cell table:style-name="ce57" office:value-type="string" calcext:value-type="string">
            <text:p>Month</text:p>
          </table:table-cell>
          <table:table-cell table:style-name="ce57" office:value-type="string" calcext:value-type="string">
            <text:p>Archived</text:p>
          </table:table-cell>
          <table:table-cell table:style-name="ce191" office:value-type="string" calcext:value-type="string">
            <text:p>Total</text:p>
          </table:table-cell>
          <table:table-cell table:style-name="ce57" office:value-type="string" calcext:value-type="string">
            <text:p>Quarterly</text:p>
          </table:table-cell>
          <table:table-cell table:style-name="ce64" office:value-type="string" calcext:value-type="string" table:number-columns-spanned="3" table:number-rows-spanned="1">
            <text:p>Methodology:</text:p>
          </table:table-cell>
          <table:covered-table-cell table:number-columns-repeated="2" table:style-name="ce57"/>
          <table:table-cell table:style-name="ce57" table:number-columns-repeated="1017"/>
        </table:table-row>
        <table:table-row table:style-name="ro2">
          <table:table-cell office:value-type="string" calcext:value-type="string">
            <text:p>3/1995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table:style-name="ce194" office:value-type="string" calcext:value-type="string" table:number-columns-spanned="3" table:number-rows-spanned="10">
            <text:p>Went to [<text:a xlink:href="http://fluky.gossamer.org/date.html" xlink:type="simple">http://fluky.gossamer.org/date.html</text:a>] (or [<text:a xlink:href="https://tooms.gossamer.org/date.html" xlink:type="simple">https://tooms.gossamer.org/date.html</text:a>] when that didn’t work) and opened each month and recorded # of “Summary” results when ctrl+f. Dec 2002 (pt 2) is  inaccessible, but according to <text:a xlink:href="ftp://ftp.gossamer.org/" xlink:type="simple">ftp.gossamer.org</text:a>, the entire archive should have 33079 fics, excluding removed (33134 with removed)</text:p>
          </table:table-cell>
          <table:covered-table-cell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4/1995</text:p>
          </table:table-cell>
          <table:table-cell office:value-type="float" office:value="182" calcext:value-type="float">
            <text:p>182</text:p>
          </table:table-cell>
          <table:table-cell table:formula="of:=[.C3]+[.B4]" office:value-type="float" office:value="249" calcext:value-type="float">
            <text:p>249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5/1995</text:p>
          </table:table-cell>
          <table:table-cell office:value-type="float" office:value="85" calcext:value-type="float">
            <text:p>85</text:p>
          </table:table-cell>
          <table:table-cell table:formula="of:=[.C4]+[.B5]" office:value-type="float" office:value="334" calcext:value-type="float">
            <text:p>33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6/1995</text:p>
          </table:table-cell>
          <table:table-cell office:value-type="float" office:value="101" calcext:value-type="float">
            <text:p>101</text:p>
          </table:table-cell>
          <table:table-cell table:formula="of:=[.C5]+[.B6]" office:value-type="float" office:value="435" calcext:value-type="float">
            <text:p>435</text:p>
          </table:table-cell>
          <table:table-cell table:formula="of:=SUM([.B4:.B6])" office:value-type="float" office:value="368" calcext:value-type="float">
            <text:p>368</text:p>
          </table:table-cell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7/1995</text:p>
          </table:table-cell>
          <table:table-cell office:value-type="float" office:value="102" calcext:value-type="float">
            <text:p>102</text:p>
          </table:table-cell>
          <table:table-cell table:formula="of:=[.C6]+[.B7]" office:value-type="float" office:value="537" calcext:value-type="float">
            <text:p>537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8/1995</text:p>
          </table:table-cell>
          <table:table-cell office:value-type="float" office:value="68" calcext:value-type="float">
            <text:p>68</text:p>
          </table:table-cell>
          <table:table-cell table:formula="of:=[.C7]+[.B8]" office:value-type="float" office:value="605" calcext:value-type="float">
            <text:p>605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9/1995</text:p>
          </table:table-cell>
          <table:table-cell office:value-type="float" office:value="84" calcext:value-type="float">
            <text:p>84</text:p>
          </table:table-cell>
          <table:table-cell table:formula="of:=[.C8]+[.B9]" office:value-type="float" office:value="689" calcext:value-type="float">
            <text:p>689</text:p>
          </table:table-cell>
          <table:table-cell table:formula="of:=SUM([.B7:.B9])" office:value-type="float" office:value="254" calcext:value-type="float">
            <text:p>254</text:p>
          </table:table-cell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10/1995</text:p>
          </table:table-cell>
          <table:table-cell office:value-type="float" office:value="157" calcext:value-type="float">
            <text:p>157</text:p>
          </table:table-cell>
          <table:table-cell table:formula="of:=[.C9]+[.B10]" office:value-type="float" office:value="846" calcext:value-type="float">
            <text:p>846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11/1995</text:p>
          </table:table-cell>
          <table:table-cell office:value-type="float" office:value="98" calcext:value-type="float">
            <text:p>98</text:p>
          </table:table-cell>
          <table:table-cell table:formula="of:=[.C10]+[.B11]" office:value-type="float" office:value="944" calcext:value-type="float">
            <text:p>94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12/1995</text:p>
          </table:table-cell>
          <table:table-cell office:value-type="float" office:value="179" calcext:value-type="float">
            <text:p>179</text:p>
          </table:table-cell>
          <table:table-cell table:formula="of:=[.C11]+[.B12]" office:value-type="float" office:value="1123" calcext:value-type="float">
            <text:p>1,123</text:p>
          </table:table-cell>
          <table:table-cell table:formula="of:=SUM([.B10:.B12])" office:value-type="float" office:value="434" calcext:value-type="float">
            <text:p>434</text:p>
          </table:table-cell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1/1996</text:p>
          </table:table-cell>
          <table:table-cell office:value-type="float" office:value="151" calcext:value-type="float">
            <text:p>151</text:p>
          </table:table-cell>
          <table:table-cell table:formula="of:=[.C12]+[.B13]" office:value-type="float" office:value="1274" calcext:value-type="float">
            <text:p>1,27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1996</text:p>
          </table:table-cell>
          <table:table-cell office:value-type="float" office:value="125" calcext:value-type="float">
            <text:p>125</text:p>
          </table:table-cell>
          <table:table-cell table:formula="of:=[.C13]+[.B14]" office:value-type="float" office:value="1399" calcext:value-type="float">
            <text:p>1,39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1996</text:p>
          </table:table-cell>
          <table:table-cell office:value-type="float" office:value="134" calcext:value-type="float">
            <text:p>134</text:p>
          </table:table-cell>
          <table:table-cell table:formula="of:=[.C14]+[.B15]" office:value-type="float" office:value="1533" calcext:value-type="float">
            <text:p>1,533</text:p>
          </table:table-cell>
          <table:table-cell table:formula="of:=SUM([.B13:.B15])" office:value-type="float" office:value="410" calcext:value-type="float">
            <text:p>4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1996</text:p>
          </table:table-cell>
          <table:table-cell office:value-type="float" office:value="118" calcext:value-type="float">
            <text:p>118</text:p>
          </table:table-cell>
          <table:table-cell table:formula="of:=[.C15]+[.B16]" office:value-type="float" office:value="1651" calcext:value-type="float">
            <text:p>1,65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1996</text:p>
          </table:table-cell>
          <table:table-cell office:value-type="float" office:value="182" calcext:value-type="float">
            <text:p>182</text:p>
          </table:table-cell>
          <table:table-cell table:formula="of:=[.C16]+[.B17]" office:value-type="float" office:value="1833" calcext:value-type="float">
            <text:p>1,83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1996</text:p>
          </table:table-cell>
          <table:table-cell office:value-type="float" office:value="217" calcext:value-type="float">
            <text:p>217</text:p>
          </table:table-cell>
          <table:table-cell table:formula="of:=[.C17]+[.B18]" office:value-type="float" office:value="2050" calcext:value-type="float">
            <text:p>2,050</text:p>
          </table:table-cell>
          <table:table-cell table:formula="of:=SUM([.B16:.B18])" office:value-type="float" office:value="517" calcext:value-type="float">
            <text:p>51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1996</text:p>
          </table:table-cell>
          <table:table-cell office:value-type="float" office:value="19" calcext:value-type="float">
            <text:p>19</text:p>
          </table:table-cell>
          <table:table-cell table:formula="of:=[.C18]+[.B19]" office:value-type="float" office:value="2069" calcext:value-type="float">
            <text:p>2,06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1996</text:p>
          </table:table-cell>
          <table:table-cell office:value-type="float" office:value="98" calcext:value-type="float">
            <text:p>98</text:p>
          </table:table-cell>
          <table:table-cell table:formula="of:=[.C19]+[.B20]" office:value-type="float" office:value="2167" calcext:value-type="float">
            <text:p>2,1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1996</text:p>
          </table:table-cell>
          <table:table-cell office:value-type="float" office:value="357" calcext:value-type="float">
            <text:p>357</text:p>
          </table:table-cell>
          <table:table-cell table:formula="of:=[.C20]+[.B21]" office:value-type="float" office:value="2524" calcext:value-type="float">
            <text:p>2,524</text:p>
          </table:table-cell>
          <table:table-cell table:formula="of:=SUM([.B19:.B21])" office:value-type="float" office:value="474" calcext:value-type="float">
            <text:p>47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1996</text:p>
          </table:table-cell>
          <table:table-cell office:value-type="float" office:value="331" calcext:value-type="float">
            <text:p>331</text:p>
          </table:table-cell>
          <table:table-cell table:formula="of:=[.C21]+[.B22]" office:value-type="float" office:value="2855" calcext:value-type="float">
            <text:p>2,8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1996</text:p>
          </table:table-cell>
          <table:table-cell office:value-type="float" office:value="248" calcext:value-type="float">
            <text:p>248</text:p>
          </table:table-cell>
          <table:table-cell table:formula="of:=[.C22]+[.B23]" office:value-type="float" office:value="3103" calcext:value-type="float">
            <text:p>3,10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1996</text:p>
          </table:table-cell>
          <table:table-cell office:value-type="float" office:value="218" calcext:value-type="float">
            <text:p>218</text:p>
          </table:table-cell>
          <table:table-cell table:formula="of:=[.C23]+[.B24]" office:value-type="float" office:value="3321" calcext:value-type="float">
            <text:p>3,321</text:p>
          </table:table-cell>
          <table:table-cell table:formula="of:=SUM([.B22:.B24])" office:value-type="float" office:value="797" calcext:value-type="float">
            <text:p>79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1997</text:p>
          </table:table-cell>
          <table:table-cell table:formula="of:=97+99" office:value-type="float" office:value="196" calcext:value-type="float">
            <text:p>196</text:p>
          </table:table-cell>
          <table:table-cell table:formula="of:=[.C24]+[.B25]" office:value-type="float" office:value="3517" calcext:value-type="float">
            <text:p>3,5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1997</text:p>
          </table:table-cell>
          <table:table-cell table:formula="of:=93+131" office:value-type="float" office:value="224" calcext:value-type="float">
            <text:p>224</text:p>
          </table:table-cell>
          <table:table-cell table:formula="of:=[.C25]+[.B26]" office:value-type="float" office:value="3741" calcext:value-type="float">
            <text:p>3,74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1997</text:p>
          </table:table-cell>
          <table:table-cell table:formula="of:=86+120+113" office:value-type="float" office:value="319" calcext:value-type="float">
            <text:p>319</text:p>
          </table:table-cell>
          <table:table-cell table:formula="of:=[.C26]+[.B27]" office:value-type="float" office:value="4060" calcext:value-type="float">
            <text:p>4,060</text:p>
          </table:table-cell>
          <table:table-cell table:formula="of:=SUM([.B25:.B27])" office:value-type="float" office:value="739" calcext:value-type="float">
            <text:p>73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1997</text:p>
          </table:table-cell>
          <table:table-cell table:formula="of:=109+107+118" office:value-type="float" office:value="334" calcext:value-type="float">
            <text:p>334</text:p>
          </table:table-cell>
          <table:table-cell table:formula="of:=[.C27]+[.B28]" office:value-type="float" office:value="4394" calcext:value-type="float">
            <text:p>4,39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1997</text:p>
          </table:table-cell>
          <table:table-cell table:formula="of:=111+54+116+72" office:value-type="float" office:value="353" calcext:value-type="float">
            <text:p>353</text:p>
          </table:table-cell>
          <table:table-cell table:formula="of:=[.C28]+[.B29]" office:value-type="float" office:value="4747" calcext:value-type="float">
            <text:p>4,7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1997</text:p>
          </table:table-cell>
          <table:table-cell table:formula="of:=107+66+136" office:value-type="float" office:value="309" calcext:value-type="float">
            <text:p>309</text:p>
          </table:table-cell>
          <table:table-cell table:formula="of:=[.C29]+[.B30]" office:value-type="float" office:value="5056" calcext:value-type="float">
            <text:p>5,056</text:p>
          </table:table-cell>
          <table:table-cell table:formula="of:=SUM([.B28:.B30])" office:value-type="float" office:value="996" calcext:value-type="float">
            <text:p>99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1997</text:p>
          </table:table-cell>
          <table:table-cell table:formula="of:=118+99+122" office:value-type="float" office:value="339" calcext:value-type="float">
            <text:p>339</text:p>
          </table:table-cell>
          <table:table-cell table:formula="of:=[.C30]+[.B31]" office:value-type="float" office:value="5395" calcext:value-type="float">
            <text:p>5,39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1997</text:p>
          </table:table-cell>
          <table:table-cell table:formula="of:=115+111" office:value-type="float" office:value="226" calcext:value-type="float">
            <text:p>226</text:p>
          </table:table-cell>
          <table:table-cell table:formula="of:=[.C31]+[.B32]" office:value-type="float" office:value="5621" calcext:value-type="float">
            <text:p>5,62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1997</text:p>
          </table:table-cell>
          <table:table-cell table:formula="of:=84+172+170" office:value-type="float" office:value="426" calcext:value-type="float">
            <text:p>426</text:p>
          </table:table-cell>
          <table:table-cell table:formula="of:=[.C32]+[.B33]" office:value-type="float" office:value="6047" calcext:value-type="float">
            <text:p>6,047</text:p>
          </table:table-cell>
          <table:table-cell table:formula="of:=SUM([.B31:.B33])" office:value-type="float" office:value="991" calcext:value-type="float">
            <text:p>99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1997</text:p>
          </table:table-cell>
          <table:table-cell table:formula="of:=114+142" office:value-type="float" office:value="256" calcext:value-type="float">
            <text:p>256</text:p>
          </table:table-cell>
          <table:table-cell table:formula="of:=[.C33]+[.B34]" office:value-type="float" office:value="6303" calcext:value-type="float">
            <text:p>6,30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1997</text:p>
          </table:table-cell>
          <table:table-cell table:formula="of:=155+119+160" office:value-type="float" office:value="434" calcext:value-type="float">
            <text:p>434</text:p>
          </table:table-cell>
          <table:table-cell table:formula="of:=[.C34]+[.B35]" office:value-type="float" office:value="6737" calcext:value-type="float">
            <text:p>6,7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1997</text:p>
          </table:table-cell>
          <table:table-cell office:value-type="float" office:value="185" calcext:value-type="float">
            <text:p>185</text:p>
          </table:table-cell>
          <table:table-cell table:formula="of:=[.C35]+[.B36]" office:value-type="float" office:value="6922" calcext:value-type="float">
            <text:p>6,922</text:p>
          </table:table-cell>
          <table:table-cell table:formula="of:=SUM([.B34:.B36])" office:value-type="float" office:value="875" calcext:value-type="float">
            <text:p>87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1998</text:p>
          </table:table-cell>
          <table:table-cell office:value-type="float" office:value="303" calcext:value-type="float">
            <text:p>303</text:p>
          </table:table-cell>
          <table:table-cell table:formula="of:=[.C36]+[.B37]" office:value-type="float" office:value="7225" calcext:value-type="float">
            <text:p>7,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1998</text:p>
          </table:table-cell>
          <table:table-cell office:value-type="float" office:value="282" calcext:value-type="float">
            <text:p>282</text:p>
          </table:table-cell>
          <table:table-cell table:formula="of:=[.C37]+[.B38]" office:value-type="float" office:value="7507" calcext:value-type="float">
            <text:p>7,50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1998</text:p>
          </table:table-cell>
          <table:table-cell table:formula="of:=260+328" office:value-type="float" office:value="588" calcext:value-type="float">
            <text:p>588</text:p>
          </table:table-cell>
          <table:table-cell table:formula="of:=[.C38]+[.B39]" office:value-type="float" office:value="8095" calcext:value-type="float">
            <text:p>8,095</text:p>
          </table:table-cell>
          <table:table-cell table:formula="of:=SUM([.B37:.B39])" office:value-type="float" office:value="1173" calcext:value-type="float">
            <text:p>117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5/1998</text:p>
          </table:table-cell>
          <table:table-cell table:formula="of:=416+339" office:value-type="float" office:value="755" calcext:value-type="float">
            <text:p>755</text:p>
          </table:table-cell>
          <table:table-cell table:formula="of:=[.C39]+[.B40]" office:value-type="float" office:value="8850" calcext:value-type="float">
            <text:p>8,8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1998</text:p>
          </table:table-cell>
          <table:table-cell office:value-type="float" office:value="168" calcext:value-type="float">
            <text:p>168</text:p>
          </table:table-cell>
          <table:table-cell table:formula="of:=[.C40]+[.B41]" office:value-type="float" office:value="9018" calcext:value-type="float">
            <text:p>9,018</text:p>
          </table:table-cell>
          <table:table-cell table:formula="of:=[.B41]+[.B40]" office:value-type="float" office:value="923" calcext:value-type="float">
            <text:p>92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1998</text:p>
          </table:table-cell>
          <table:table-cell table:formula="of:=142+171" office:value-type="float" office:value="313" calcext:value-type="float">
            <text:p>313</text:p>
          </table:table-cell>
          <table:table-cell table:formula="of:=[.C41]+[.B42]" office:value-type="float" office:value="9331" calcext:value-type="float">
            <text:p>9,33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1998</text:p>
          </table:table-cell>
          <table:table-cell office:value-type="float" office:value="225" calcext:value-type="float">
            <text:p>225</text:p>
          </table:table-cell>
          <table:table-cell table:formula="of:=[.C42]+[.B43]" office:value-type="float" office:value="9556" calcext:value-type="float">
            <text:p>9,556</text:p>
          </table:table-cell>
          <table:table-cell table:formula="of:=[.B43]+[.B42]" office:value-type="float" office:value="538" calcext:value-type="float">
            <text:p>53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1998</text:p>
          </table:table-cell>
          <table:table-cell table:formula="of:=129+218+251" office:value-type="float" office:value="598" calcext:value-type="float">
            <text:p>598</text:p>
          </table:table-cell>
          <table:table-cell table:formula="of:=[.C43]+[.B44]" office:value-type="float" office:value="10154" calcext:value-type="float">
            <text:p>10,15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1998</text:p>
          </table:table-cell>
          <table:table-cell office:value-type="float" office:value="167" calcext:value-type="float">
            <text:p>167</text:p>
          </table:table-cell>
          <table:table-cell table:formula="of:=[.C44]+[.B45]" office:value-type="float" office:value="10321" calcext:value-type="float">
            <text:p>10,32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1998</text:p>
          </table:table-cell>
          <table:table-cell table:formula="of:=178+221" office:value-type="float" office:value="399" calcext:value-type="float">
            <text:p>399</text:p>
          </table:table-cell>
          <table:table-cell table:formula="of:=[.C45]+[.B46]" office:value-type="float" office:value="10720" calcext:value-type="float">
            <text:p>10,720</text:p>
          </table:table-cell>
          <table:table-cell table:formula="of:=SUM([.B44:.B46])" office:value-type="float" office:value="1164" calcext:value-type="float">
            <text:p>116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1999</text:p>
          </table:table-cell>
          <table:table-cell office:value-type="float" office:value="249" calcext:value-type="float">
            <text:p>249</text:p>
          </table:table-cell>
          <table:table-cell table:formula="of:=[.C46]+[.B47]" office:value-type="float" office:value="10969" calcext:value-type="float">
            <text:p>10,96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1999</text:p>
          </table:table-cell>
          <table:table-cell office:value-type="float" office:value="264" calcext:value-type="float">
            <text:p>264</text:p>
          </table:table-cell>
          <table:table-cell table:formula="of:=[.C47]+[.B48]" office:value-type="float" office:value="11233" calcext:value-type="float">
            <text:p>11,23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1999</text:p>
          </table:table-cell>
          <table:table-cell office:value-type="float" office:value="218" calcext:value-type="float">
            <text:p>218</text:p>
          </table:table-cell>
          <table:table-cell table:formula="of:=[.C48]+[.B49]" office:value-type="float" office:value="11451" calcext:value-type="float">
            <text:p>11,451</text:p>
          </table:table-cell>
          <table:table-cell table:formula="of:=SUM([.B47:.B49])" office:value-type="float" office:value="731" calcext:value-type="float">
            <text:p>73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1999</text:p>
          </table:table-cell>
          <table:table-cell table:formula="of:=182+158" office:value-type="float" office:value="340" calcext:value-type="float">
            <text:p>340</text:p>
          </table:table-cell>
          <table:table-cell table:formula="of:=[.C49]+[.B50]" office:value-type="float" office:value="11791" calcext:value-type="float">
            <text:p>11,79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1999</text:p>
          </table:table-cell>
          <table:table-cell table:formula="of:=152+372" office:value-type="float" office:value="524" calcext:value-type="float">
            <text:p>524</text:p>
          </table:table-cell>
          <table:table-cell table:formula="of:=[.C50]+[.B51]" office:value-type="float" office:value="12315" calcext:value-type="float">
            <text:p>12,315</text:p>
          </table:table-cell>
          <table:table-cell table:formula="of:=[.B51]+[.B50]" office:value-type="float" office:value="864" calcext:value-type="float">
            <text:p>864</text:p>
          </table:table-cell>
          <table:table-cell table:number-columns-repeated="1020"/>
        </table:table-row>
        <table:table-row table:style-name="ro2">
          <table:table-cell table:style-name="ce190" office:value-type="string" calcext:value-type="string">
            <text:p>7/1999</text:p>
          </table:table-cell>
          <table:table-cell table:formula="of:=178+310" office:value-type="float" office:value="488" calcext:value-type="float">
            <text:p>488</text:p>
          </table:table-cell>
          <table:table-cell table:formula="of:=[.C51]+[.B52]" office:value-type="float" office:value="12803" calcext:value-type="float">
            <text:p>12,80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1999</text:p>
          </table:table-cell>
          <table:table-cell table:formula="of:=201+219" office:value-type="float" office:value="420" calcext:value-type="float">
            <text:p>420</text:p>
          </table:table-cell>
          <table:table-cell table:formula="of:=[.C52]+[.B53]" office:value-type="float" office:value="13223" calcext:value-type="float">
            <text:p>13,22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1999</text:p>
          </table:table-cell>
          <table:table-cell table:formula="of:=294+318" office:value-type="float" office:value="612" calcext:value-type="float">
            <text:p>612</text:p>
          </table:table-cell>
          <table:table-cell table:formula="of:=[.C53]+[.B54]" office:value-type="float" office:value="13835" calcext:value-type="float">
            <text:p>13,835</text:p>
          </table:table-cell>
          <table:table-cell table:formula="of:=SUM([.B52:.B54])" office:value-type="float" office:value="1520" calcext:value-type="float">
            <text:p>15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1999</text:p>
          </table:table-cell>
          <table:table-cell office:value-type="float" office:value="389" calcext:value-type="float">
            <text:p>389</text:p>
          </table:table-cell>
          <table:table-cell table:formula="of:=[.C54]+[.B55]" office:value-type="float" office:value="14224" calcext:value-type="float">
            <text:p>14,2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1999</text:p>
          </table:table-cell>
          <table:table-cell office:value-type="float" office:value="196" calcext:value-type="float">
            <text:p>196</text:p>
          </table:table-cell>
          <table:table-cell table:formula="of:=[.C55]+[.B56]" office:value-type="float" office:value="14420" calcext:value-type="float">
            <text:p>14,420</text:p>
          </table:table-cell>
          <table:table-cell table:formula="of:=[.B56]+[.B55]" office:value-type="float" office:value="585" calcext:value-type="float">
            <text:p>58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2000</text:p>
          </table:table-cell>
          <table:table-cell office:value-type="float" office:value="239" calcext:value-type="float">
            <text:p>239</text:p>
          </table:table-cell>
          <table:table-cell table:formula="of:=[.C56]+[.B57]" office:value-type="float" office:value="14659" calcext:value-type="float">
            <text:p>14,65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2000</text:p>
          </table:table-cell>
          <table:table-cell office:value-type="float" office:value="343" calcext:value-type="float">
            <text:p>343</text:p>
          </table:table-cell>
          <table:table-cell table:formula="of:=[.C57]+[.B58]" office:value-type="float" office:value="15002" calcext:value-type="float">
            <text:p>15,0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0</text:p>
          </table:table-cell>
          <table:table-cell office:value-type="float" office:value="278" calcext:value-type="float">
            <text:p>278</text:p>
          </table:table-cell>
          <table:table-cell table:formula="of:=[.C58]+[.B59]" office:value-type="float" office:value="15280" calcext:value-type="float">
            <text:p>15,280</text:p>
          </table:table-cell>
          <table:table-cell table:formula="of:=SUM([.B57:.B59])" office:value-type="float" office:value="860" calcext:value-type="float">
            <text:p>86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2000</text:p>
          </table:table-cell>
          <table:table-cell office:value-type="float" office:value="291" calcext:value-type="float">
            <text:p>291</text:p>
          </table:table-cell>
          <table:table-cell table:formula="of:=[.C59]+[.B60]" office:value-type="float" office:value="15571" calcext:value-type="float">
            <text:p>15,57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2000</text:p>
          </table:table-cell>
          <table:table-cell table:formula="of:=297+310+331" office:value-type="float" office:value="938" calcext:value-type="float">
            <text:p>938</text:p>
          </table:table-cell>
          <table:table-cell table:formula="of:=[.C60]+[.B61]" office:value-type="float" office:value="16509" calcext:value-type="float">
            <text:p>16,50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2000</text:p>
          </table:table-cell>
          <table:table-cell table:formula="of:=340+335+333" office:value-type="float" office:value="1008" calcext:value-type="float">
            <text:p>1008</text:p>
          </table:table-cell>
          <table:table-cell table:formula="of:=[.C61]+[.B62]" office:value-type="float" office:value="17517" calcext:value-type="float">
            <text:p>17,517</text:p>
          </table:table-cell>
          <table:table-cell table:formula="of:=SUM([.B60:.B62])" office:value-type="float" office:value="2237" calcext:value-type="float">
            <text:p>223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2000</text:p>
          </table:table-cell>
          <table:table-cell table:formula="of:=349+351" office:value-type="float" office:value="700" calcext:value-type="float">
            <text:p>700</text:p>
          </table:table-cell>
          <table:table-cell table:formula="of:=[.C62]+[.B63]" office:value-type="float" office:value="18217" calcext:value-type="float">
            <text:p>18,2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2000</text:p>
          </table:table-cell>
          <table:table-cell table:formula="of:=387+372+375" office:value-type="float" office:value="1134" calcext:value-type="float">
            <text:p>1134</text:p>
          </table:table-cell>
          <table:table-cell table:formula="of:=[.C63]+[.B64]" office:value-type="float" office:value="19351" calcext:value-type="float">
            <text:p>19,35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2000</text:p>
          </table:table-cell>
          <table:table-cell table:formula="of:=366+380+378" office:value-type="float" office:value="1124" calcext:value-type="float">
            <text:p>1124</text:p>
          </table:table-cell>
          <table:table-cell table:formula="of:=[.C64]+[.B65]" office:value-type="float" office:value="20475" calcext:value-type="float">
            <text:p>20,475</text:p>
          </table:table-cell>
          <table:table-cell table:formula="of:=SUM([.B63:.B65])" office:value-type="float" office:value="2958" calcext:value-type="float">
            <text:p>295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2000</text:p>
          </table:table-cell>
          <table:table-cell table:formula="of:=386+350+371" office:value-type="float" office:value="1107" calcext:value-type="float">
            <text:p>1107</text:p>
          </table:table-cell>
          <table:table-cell table:formula="of:=[.C65]+[.B66]" office:value-type="float" office:value="21582" calcext:value-type="float">
            <text:p>21,5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2000</text:p>
          </table:table-cell>
          <table:table-cell table:formula="of:=338+297" office:value-type="float" office:value="635" calcext:value-type="float">
            <text:p>635</text:p>
          </table:table-cell>
          <table:table-cell table:formula="of:=[.C66]+[.B67]" office:value-type="float" office:value="22217" calcext:value-type="float">
            <text:p>22,2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2000</text:p>
          </table:table-cell>
          <table:table-cell table:formula="of:=296+258" office:value-type="float" office:value="554" calcext:value-type="float">
            <text:p>554</text:p>
          </table:table-cell>
          <table:table-cell table:formula="of:=[.C67]+[.B68]" office:value-type="float" office:value="22771" calcext:value-type="float">
            <text:p>22,771</text:p>
          </table:table-cell>
          <table:table-cell table:formula="of:=SUM([.B66:.B68])" office:value-type="float" office:value="2296" calcext:value-type="float">
            <text:p>229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2001</text:p>
          </table:table-cell>
          <table:table-cell office:value-type="float" office:value="240" calcext:value-type="float">
            <text:p>240</text:p>
          </table:table-cell>
          <table:table-cell table:formula="of:=[.C68]+[.B69]" office:value-type="float" office:value="23011" calcext:value-type="float">
            <text:p>23,01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2001</text:p>
          </table:table-cell>
          <table:table-cell table:formula="of:=126+208" office:value-type="float" office:value="334" calcext:value-type="float">
            <text:p>334</text:p>
          </table:table-cell>
          <table:table-cell table:formula="of:=[.C69]+[.B70]" office:value-type="float" office:value="23345" calcext:value-type="float">
            <text:p>23,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1</text:p>
          </table:table-cell>
          <table:table-cell table:formula="of:=257+182" office:value-type="float" office:value="439" calcext:value-type="float">
            <text:p>439</text:p>
          </table:table-cell>
          <table:table-cell table:formula="of:=[.C70]+[.B71]" office:value-type="float" office:value="23784" calcext:value-type="float">
            <text:p>23,784</text:p>
          </table:table-cell>
          <table:table-cell table:formula="of:=SUM([.B69:.B71])" office:value-type="float" office:value="1013" calcext:value-type="float">
            <text:p>101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2001</text:p>
          </table:table-cell>
          <table:table-cell table:formula="of:=206+221" office:value-type="float" office:value="427" calcext:value-type="float">
            <text:p>427</text:p>
          </table:table-cell>
          <table:table-cell table:formula="of:=[.C71]+[.B72]" office:value-type="float" office:value="24211" calcext:value-type="float">
            <text:p>24,21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2001</text:p>
          </table:table-cell>
          <table:table-cell office:value-type="float" office:value="202" calcext:value-type="float">
            <text:p>202</text:p>
          </table:table-cell>
          <table:table-cell table:formula="of:=[.C72]+[.B73]" office:value-type="float" office:value="24413" calcext:value-type="float">
            <text:p>24,41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2001</text:p>
          </table:table-cell>
          <table:table-cell table:formula="of:=223+226" office:value-type="float" office:value="449" calcext:value-type="float">
            <text:p>449</text:p>
          </table:table-cell>
          <table:table-cell table:formula="of:=[.C73]+[.B74]" office:value-type="float" office:value="24862" calcext:value-type="float">
            <text:p>24,862</text:p>
          </table:table-cell>
          <table:table-cell table:formula="of:=SUM([.B72:.B74])" office:value-type="float" office:value="1078" calcext:value-type="float">
            <text:p>107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2001</text:p>
          </table:table-cell>
          <table:table-cell table:formula="of:=111+248" office:value-type="float" office:value="359" calcext:value-type="float">
            <text:p>359</text:p>
          </table:table-cell>
          <table:table-cell table:formula="of:=[.C74]+[.B75]" office:value-type="float" office:value="25221" calcext:value-type="float">
            <text:p>25,22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2001</text:p>
          </table:table-cell>
          <table:table-cell office:value-type="float" office:value="205" calcext:value-type="float">
            <text:p>205</text:p>
          </table:table-cell>
          <table:table-cell table:formula="of:=[.C75]+[.B76]" office:value-type="float" office:value="25426" calcext:value-type="float">
            <text:p>25,42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2001</text:p>
          </table:table-cell>
          <table:table-cell office:value-type="float" office:value="149" calcext:value-type="float">
            <text:p>149</text:p>
          </table:table-cell>
          <table:table-cell table:formula="of:=[.C76]+[.B77]" office:value-type="float" office:value="25575" calcext:value-type="float">
            <text:p>25,575</text:p>
          </table:table-cell>
          <table:table-cell table:formula="of:=SUM([.B75:.B77])" office:value-type="float" office:value="713" calcext:value-type="float">
            <text:p>71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2001</text:p>
          </table:table-cell>
          <table:table-cell office:value-type="float" office:value="177" calcext:value-type="float">
            <text:p>177</text:p>
          </table:table-cell>
          <table:table-cell table:formula="of:=[.C77]+[.B78]" office:value-type="float" office:value="25752" calcext:value-type="float">
            <text:p>25,7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2001</text:p>
          </table:table-cell>
          <table:table-cell table:formula="of:=209+196" office:value-type="float" office:value="405" calcext:value-type="float">
            <text:p>405</text:p>
          </table:table-cell>
          <table:table-cell table:formula="of:=[.C78]+[.B79]" office:value-type="float" office:value="26157" calcext:value-type="float">
            <text:p>26,1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2001</text:p>
          </table:table-cell>
          <table:table-cell office:value-type="float" office:value="156" calcext:value-type="float">
            <text:p>156</text:p>
          </table:table-cell>
          <table:table-cell table:formula="of:=[.C79]+[.B80]" office:value-type="float" office:value="26313" calcext:value-type="float">
            <text:p>26,313</text:p>
          </table:table-cell>
          <table:table-cell table:formula="of:=SUM([.B78:.B80])" office:value-type="float" office:value="738" calcext:value-type="float">
            <text:p>73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2002</text:p>
          </table:table-cell>
          <table:table-cell office:value-type="float" office:value="266" calcext:value-type="float">
            <text:p>266</text:p>
          </table:table-cell>
          <table:table-cell table:formula="of:=[.C80]+[.B81]" office:value-type="float" office:value="26579" calcext:value-type="float">
            <text:p>26,57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2002</text:p>
          </table:table-cell>
          <table:table-cell office:value-type="float" office:value="238" calcext:value-type="float">
            <text:p>238</text:p>
          </table:table-cell>
          <table:table-cell table:formula="of:=[.C81]+[.B82]" office:value-type="float" office:value="26817" calcext:value-type="float">
            <text:p>26,8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2</text:p>
          </table:table-cell>
          <table:table-cell office:value-type="float" office:value="218" calcext:value-type="float">
            <text:p>218</text:p>
          </table:table-cell>
          <table:table-cell table:formula="of:=[.C82]+[.B83]" office:value-type="float" office:value="27035" calcext:value-type="float">
            <text:p>27,035</text:p>
          </table:table-cell>
          <table:table-cell table:formula="of:=SUM([.B81:.B83])" office:value-type="float" office:value="722" calcext:value-type="float">
            <text:p>7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2002</text:p>
          </table:table-cell>
          <table:table-cell office:value-type="float" office:value="197" calcext:value-type="float">
            <text:p>197</text:p>
          </table:table-cell>
          <table:table-cell table:formula="of:=[.C83]+[.B84]" office:value-type="float" office:value="27232" calcext:value-type="float">
            <text:p>27,23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2002</text:p>
          </table:table-cell>
          <table:table-cell office:value-type="float" office:value="212" calcext:value-type="float">
            <text:p>212</text:p>
          </table:table-cell>
          <table:table-cell table:formula="of:=[.C84]+[.B85]" office:value-type="float" office:value="27444" calcext:value-type="float">
            <text:p>27,44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2002</text:p>
          </table:table-cell>
          <table:table-cell table:formula="of:=222+217" office:value-type="float" office:value="439" calcext:value-type="float">
            <text:p>439</text:p>
          </table:table-cell>
          <table:table-cell table:formula="of:=[.C85]+[.B86]" office:value-type="float" office:value="27883" calcext:value-type="float">
            <text:p>27,883</text:p>
          </table:table-cell>
          <table:table-cell table:formula="of:=SUM([.B84:.B86])" office:value-type="float" office:value="848" calcext:value-type="float">
            <text:p>84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2002</text:p>
          </table:table-cell>
          <table:table-cell office:value-type="float" office:value="207" calcext:value-type="float">
            <text:p>207</text:p>
          </table:table-cell>
          <table:table-cell table:formula="of:=[.C86]+[.B87]" office:value-type="float" office:value="28090" calcext:value-type="float">
            <text:p>28,0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2002</text:p>
          </table:table-cell>
          <table:table-cell office:value-type="float" office:value="277" calcext:value-type="float">
            <text:p>277</text:p>
          </table:table-cell>
          <table:table-cell table:formula="of:=[.C87]+[.B88]" office:value-type="float" office:value="28367" calcext:value-type="float">
            <text:p>28,367</text:p>
          </table:table-cell>
          <table:table-cell table:formula="of:=[.B88]+[.B87]" office:value-type="float" office:value="484" calcext:value-type="float">
            <text:p>48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2002</text:p>
          </table:table-cell>
          <table:table-cell table:formula="of:=238+126" office:value-type="float" office:value="364" calcext:value-type="float">
            <text:p>364</text:p>
          </table:table-cell>
          <table:table-cell table:formula="of:=[.C88]+[.B89]" office:value-type="float" office:value="28731" calcext:value-type="float">
            <text:p>28,73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2002</text:p>
          </table:table-cell>
          <table:table-cell office:value-type="float" office:value="257" calcext:value-type="float">
            <text:p>257</text:p>
          </table:table-cell>
          <table:table-cell table:formula="of:=[.C89]+[.B90]" office:value-type="float" office:value="28988" calcext:value-type="float">
            <text:p>28,98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2002</text:p>
          </table:table-cell>
          <table:table-cell table:formula="of:=216" office:value-type="float" office:value="216" calcext:value-type="float">
            <text:p>216</text:p>
          </table:table-cell>
          <table:table-cell table:formula="of:=[.C90]+[.B91]" office:value-type="float" office:value="29204" calcext:value-type="float">
            <text:p>29,204</text:p>
          </table:table-cell>
          <table:table-cell table:formula="of:=SUM([.B89:.B91])" office:value-type="float" office:value="837" calcext:value-type="float">
            <text:p>83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2003</text:p>
          </table:table-cell>
          <table:table-cell office:value-type="float" office:value="211" calcext:value-type="float">
            <text:p>211</text:p>
          </table:table-cell>
          <table:table-cell table:formula="of:=[.C91]+[.B92]" office:value-type="float" office:value="29415" calcext:value-type="float">
            <text:p>29,4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3</text:p>
          </table:table-cell>
          <table:table-cell office:value-type="float" office:value="111" calcext:value-type="float">
            <text:p>111</text:p>
          </table:table-cell>
          <table:table-cell table:formula="of:=[.C92]+[.B93]" office:value-type="float" office:value="29526" calcext:value-type="float">
            <text:p>29,526</text:p>
          </table:table-cell>
          <table:table-cell table:formula="of:=[.B93]+[.B92]" office:value-type="float" office:value="322" calcext:value-type="float">
            <text:p>3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5/2003</text:p>
          </table:table-cell>
          <table:table-cell office:value-type="float" office:value="232" calcext:value-type="float">
            <text:p>232</text:p>
          </table:table-cell>
          <table:table-cell table:formula="of:=[.C93]+[.B94]" office:value-type="float" office:value="29758" calcext:value-type="float">
            <text:p>29,75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/2003</text:p>
          </table:table-cell>
          <table:table-cell office:value-type="float" office:value="286" calcext:value-type="float">
            <text:p>286</text:p>
          </table:table-cell>
          <table:table-cell table:formula="of:=[.C94]+[.B95]" office:value-type="float" office:value="30044" calcext:value-type="float">
            <text:p>30,04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2003</text:p>
          </table:table-cell>
          <table:table-cell office:value-type="float" office:value="214" calcext:value-type="float">
            <text:p>214</text:p>
          </table:table-cell>
          <table:table-cell table:formula="of:=[.C95]+[.B96]" office:value-type="float" office:value="30258" calcext:value-type="float">
            <text:p>30,25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2003</text:p>
          </table:table-cell>
          <table:table-cell office:value-type="float" office:value="203" calcext:value-type="float">
            <text:p>203</text:p>
          </table:table-cell>
          <table:table-cell table:formula="of:=[.C96]+[.B97]" office:value-type="float" office:value="30461" calcext:value-type="float">
            <text:p>30,461</text:p>
          </table:table-cell>
          <table:table-cell table:formula="of:=SUM([.B95:.B97])" office:value-type="float" office:value="703" calcext:value-type="float">
            <text:p>7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2003</text:p>
          </table:table-cell>
          <table:table-cell table:formula="of:=150+168" office:value-type="float" office:value="318" calcext:value-type="float">
            <text:p>318</text:p>
          </table:table-cell>
          <table:table-cell table:formula="of:=[.C97]+[.B98]" office:value-type="float" office:value="30779" calcext:value-type="float">
            <text:p>30,77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2003</text:p>
          </table:table-cell>
          <table:table-cell table:formula="of:=89+181" office:value-type="float" office:value="270" calcext:value-type="float">
            <text:p>270</text:p>
          </table:table-cell>
          <table:table-cell table:formula="of:=[.C98]+[.B99]" office:value-type="float" office:value="31049" calcext:value-type="float">
            <text:p>31,049</text:p>
          </table:table-cell>
          <table:table-cell table:formula="of:=[.B99]+[.B98]" office:value-type="float" office:value="588" calcext:value-type="float">
            <text:p>58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2004</text:p>
          </table:table-cell>
          <table:table-cell office:value-type="float" office:value="153" calcext:value-type="float">
            <text:p>153</text:p>
          </table:table-cell>
          <table:table-cell table:formula="of:=[.C99]+[.B100]" office:value-type="float" office:value="31202" calcext:value-type="float">
            <text:p>31,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4</text:p>
          </table:table-cell>
          <table:table-cell office:value-type="float" office:value="251" calcext:value-type="float">
            <text:p>251</text:p>
          </table:table-cell>
          <table:table-cell table:formula="of:=[.C100]+[.B101]" office:value-type="float" office:value="31453" calcext:value-type="float">
            <text:p>31,453</text:p>
          </table:table-cell>
          <table:table-cell table:formula="of:=[.B101]+[.B100]" office:value-type="float" office:value="404" calcext:value-type="float">
            <text:p>4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5/2004</text:p>
          </table:table-cell>
          <table:table-cell office:value-type="float" office:value="108" calcext:value-type="float">
            <text:p>108</text:p>
          </table:table-cell>
          <table:table-cell table:formula="of:=[.C101]+[.B102]" office:value-type="float" office:value="31561" calcext:value-type="float">
            <text:p>31,561</text:p>
          </table:table-cell>
          <table:table-cell table:formula="of:=[.B102]" office:value-type="float" office:value="108" calcext:value-type="float">
            <text:p>10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2004</text:p>
          </table:table-cell>
          <table:table-cell office:value-type="float" office:value="294" calcext:value-type="float">
            <text:p>294</text:p>
          </table:table-cell>
          <table:table-cell table:formula="of:=[.C102]+[.B103]" office:value-type="float" office:value="31855" calcext:value-type="float">
            <text:p>31,855</text:p>
          </table:table-cell>
          <table:table-cell table:formula="of:=[.B103]" office:value-type="float" office:value="294" calcext:value-type="float">
            <text:p>29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2004</text:p>
          </table:table-cell>
          <table:table-cell office:value-type="float" office:value="220" calcext:value-type="float">
            <text:p>220</text:p>
          </table:table-cell>
          <table:table-cell table:formula="of:=[.C103]+[.B104]" office:value-type="float" office:value="32075" calcext:value-type="float">
            <text:p>32,0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2004</text:p>
          </table:table-cell>
          <table:table-cell office:value-type="float" office:value="99" calcext:value-type="float">
            <text:p>99</text:p>
          </table:table-cell>
          <table:table-cell table:formula="of:=[.C104]+[.B105]" office:value-type="float" office:value="32174" calcext:value-type="float">
            <text:p>32,17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2004</text:p>
          </table:table-cell>
          <table:table-cell office:value-type="float" office:value="174" calcext:value-type="float">
            <text:p>174</text:p>
          </table:table-cell>
          <table:table-cell table:formula="of:=[.C105]+[.B106]" office:value-type="float" office:value="32348" calcext:value-type="float">
            <text:p>32,348</text:p>
          </table:table-cell>
          <table:table-cell table:formula="of:=SUM([.B104:.B106])" office:value-type="float" office:value="493" calcext:value-type="float">
            <text:p>49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/2005</text:p>
          </table:table-cell>
          <table:table-cell office:value-type="float" office:value="172" calcext:value-type="float">
            <text:p>172</text:p>
          </table:table-cell>
          <table:table-cell table:formula="of:=[.C106]+[.B107]" office:value-type="float" office:value="32520" calcext:value-type="float">
            <text:p>32,520</text:p>
          </table:table-cell>
          <table:table-cell table:formula="of:=[.B107]" office:value-type="float" office:value="172" calcext:value-type="float">
            <text:p>1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5/2005</text:p>
          </table:table-cell>
          <table:table-cell office:value-type="float" office:value="116" calcext:value-type="float">
            <text:p>116</text:p>
          </table:table-cell>
          <table:table-cell table:formula="of:=[.C107]+[.B108]" office:value-type="float" office:value="32636" calcext:value-type="float">
            <text:p>32,636</text:p>
          </table:table-cell>
          <table:table-cell table:formula="of:=[.B108]" office:value-type="float" office:value="116" calcext:value-type="float">
            <text:p>11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2005</text:p>
          </table:table-cell>
          <table:table-cell office:value-type="float" office:value="130" calcext:value-type="float">
            <text:p>130</text:p>
          </table:table-cell>
          <table:table-cell table:formula="of:=[.C108]+[.B109]" office:value-type="float" office:value="32766" calcext:value-type="float">
            <text:p>32,76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2005</text:p>
          </table:table-cell>
          <table:table-cell office:value-type="float" office:value="113" calcext:value-type="float">
            <text:p>113</text:p>
          </table:table-cell>
          <table:table-cell table:formula="of:=[.C109]+[.B110]" office:value-type="float" office:value="32879" calcext:value-type="float">
            <text:p>32,879</text:p>
          </table:table-cell>
          <table:table-cell table:formula="of:=[.B110]+[.B109]" office:value-type="float" office:value="243" calcext:value-type="float">
            <text:p>24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1/2005</text:p>
          </table:table-cell>
          <table:table-cell office:value-type="float" office:value="80" calcext:value-type="float">
            <text:p>80</text:p>
          </table:table-cell>
          <table:table-cell table:formula="of:=[.C110]+[.B111]" office:value-type="float" office:value="32959" calcext:value-type="float">
            <text:p>32,959</text:p>
          </table:table-cell>
          <table:table-cell table:formula="of:=[.B111]" office:value-type="float" office:value="80" calcext:value-type="float">
            <text:p>8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2006</text:p>
          </table:table-cell>
          <table:table-cell office:value-type="float" office:value="168" calcext:value-type="float">
            <text:p>168</text:p>
          </table:table-cell>
          <table:table-cell table:formula="of:=[.C111]+[.B112]" office:value-type="float" office:value="33127" calcext:value-type="float">
            <text:p>33,127</text:p>
          </table:table-cell>
          <table:table-cell table:formula="of:=[.B112]" office:value-type="float" office:value="168" calcext:value-type="float">
            <text:p>16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2006</text:p>
          </table:table-cell>
          <table:table-cell office:value-type="float" office:value="113" calcext:value-type="float">
            <text:p>113</text:p>
          </table:table-cell>
          <table:table-cell table:formula="of:=[.C112]+[.B113]" office:value-type="float" office:value="33240" calcext:value-type="float">
            <text:p>33,2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2006</text:p>
          </table:table-cell>
          <table:table-cell office:value-type="float" office:value="91" calcext:value-type="float">
            <text:p>91</text:p>
          </table:table-cell>
          <table:table-cell table:formula="of:=[.C113]+[.B114]" office:value-type="float" office:value="33331" calcext:value-type="float">
            <text:p>33,331</text:p>
          </table:table-cell>
          <table:table-cell table:formula="of:=[.B114]+[.B113]" office:value-type="float" office:value="204" calcext:value-type="float">
            <text:p>2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9/2006</text:p>
          </table:table-cell>
          <table:table-cell office:value-type="float" office:value="127" calcext:value-type="float">
            <text:p>127</text:p>
          </table:table-cell>
          <table:table-cell table:formula="of:=[.C114]+[.B115]" office:value-type="float" office:value="33458" calcext:value-type="float">
            <text:p>33,458</text:p>
          </table:table-cell>
          <table:table-cell table:formula="of:=[.B115]" office:value-type="float" office:value="127" calcext:value-type="float">
            <text:p>12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2/2006</text:p>
          </table:table-cell>
          <table:table-cell office:value-type="float" office:value="135" calcext:value-type="float">
            <text:p>135</text:p>
          </table:table-cell>
          <table:table-cell table:formula="of:=[.C115]+[.B116]" office:value-type="float" office:value="33593" calcext:value-type="float">
            <text:p>33,593</text:p>
          </table:table-cell>
          <table:table-cell table:formula="of:=[.B116]" office:value-type="float" office:value="135" calcext:value-type="float">
            <text:p>13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2007</text:p>
          </table:table-cell>
          <table:table-cell office:value-type="float" office:value="86" calcext:value-type="float">
            <text:p>86</text:p>
          </table:table-cell>
          <table:table-cell table:formula="of:=[.C116]+[.B117]" office:value-type="float" office:value="33679" calcext:value-type="float">
            <text:p>33,67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/2007</text:p>
          </table:table-cell>
          <table:table-cell office:value-type="float" office:value="67" calcext:value-type="float">
            <text:p>67</text:p>
          </table:table-cell>
          <table:table-cell table:formula="of:=[.C117]+[.B118]" office:value-type="float" office:value="33746" calcext:value-type="float">
            <text:p>33,74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0/2007</text:p>
          </table:table-cell>
          <table:table-cell office:value-type="float" office:value="104" calcext:value-type="float">
            <text:p>104</text:p>
          </table:table-cell>
          <table:table-cell table:formula="of:=[.C118]+[.B119]" office:value-type="float" office:value="33850" calcext:value-type="float">
            <text:p>33,8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2007</text:p>
          </table:table-cell>
          <table:table-cell office:value-type="float" office:value="79" calcext:value-type="float">
            <text:p>79</text:p>
          </table:table-cell>
          <table:table-cell table:formula="of:=[.C119]+[.B120]" office:value-type="float" office:value="33929" calcext:value-type="float">
            <text:p>33,92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8</text:p>
          </table:table-cell>
          <table:table-cell office:value-type="float" office:value="85" calcext:value-type="float">
            <text:p>85</text:p>
          </table:table-cell>
          <table:table-cell table:formula="of:=[.C120]+[.B121]" office:value-type="float" office:value="34014" calcext:value-type="float">
            <text:p>34,01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/2008</text:p>
          </table:table-cell>
          <table:table-cell office:value-type="float" office:value="105" calcext:value-type="float">
            <text:p>105</text:p>
          </table:table-cell>
          <table:table-cell table:formula="of:=[.C121]+[.B122]" office:value-type="float" office:value="34119" calcext:value-type="float">
            <text:p>34,11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0/2008</text:p>
          </table:table-cell>
          <table:table-cell office:value-type="float" office:value="142" calcext:value-type="float">
            <text:p>142</text:p>
          </table:table-cell>
          <table:table-cell table:formula="of:=[.C122]+[.B123]" office:value-type="float" office:value="34261" calcext:value-type="float">
            <text:p>34,26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/2009</text:p>
          </table:table-cell>
          <table:table-cell office:value-type="float" office:value="101" calcext:value-type="float">
            <text:p>101</text:p>
          </table:table-cell>
          <table:table-cell table:formula="of:=[.C123]+[.B124]" office:value-type="float" office:value="34362" calcext:value-type="float">
            <text:p>34,3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9</text:p>
          </table:table-cell>
          <table:table-cell office:value-type="float" office:value="48" calcext:value-type="float">
            <text:p>48</text:p>
          </table:table-cell>
          <table:table-cell table:formula="of:=[.C124]+[.B125]" office:value-type="float" office:value="34410" calcext:value-type="float">
            <text:p>34,4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/2009</text:p>
          </table:table-cell>
          <table:table-cell office:value-type="float" office:value="128" calcext:value-type="float">
            <text:p>128</text:p>
          </table:table-cell>
          <table:table-cell table:formula="of:=[.C125]+[.B126]" office:value-type="float" office:value="34538" calcext:value-type="float">
            <text:p>34,53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/2010</text:p>
          </table:table-cell>
          <table:table-cell office:value-type="float" office:value="79" calcext:value-type="float">
            <text:p>79</text:p>
          </table:table-cell>
          <table:table-cell table:formula="of:=[.C126]+[.B127]" office:value-type="float" office:value="34617" calcext:value-type="float">
            <text:p>34,6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10</text:p>
          </table:table-cell>
          <table:table-cell office:value-type="float" office:value="48" calcext:value-type="float">
            <text:p>48</text:p>
          </table:table-cell>
          <table:table-cell table:formula="of:=[.C127]+[.B128]" office:value-type="float" office:value="34665" calcext:value-type="float">
            <text:p>34,6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/2010</text:p>
          </table:table-cell>
          <table:table-cell office:value-type="float" office:value="64" calcext:value-type="float">
            <text:p>64</text:p>
          </table:table-cell>
          <table:table-cell table:formula="of:=[.C128]+[.B129]" office:value-type="float" office:value="34729" calcext:value-type="float">
            <text:p>34,72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0/2010</text:p>
          </table:table-cell>
          <table:table-cell office:value-type="float" office:value="73" calcext:value-type="float">
            <text:p>73</text:p>
          </table:table-cell>
          <table:table-cell table:formula="of:=[.C129]+[.B130]" office:value-type="float" office:value="34802" calcext:value-type="float">
            <text:p>34,8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/2011</text:p>
          </table:table-cell>
          <table:table-cell office:value-type="float" office:value="102" calcext:value-type="float">
            <text:p>102</text:p>
          </table:table-cell>
          <table:table-cell table:formula="of:=[.C130]+[.B131]" office:value-type="float" office:value="34904" calcext:value-type="float">
            <text:p>34,90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2011</text:p>
          </table:table-cell>
          <table:table-cell office:value-type="float" office:value="61" calcext:value-type="float">
            <text:p>61</text:p>
          </table:table-cell>
          <table:table-cell table:formula="of:=[.C131]+[.B132]" office:value-type="float" office:value="34965" calcext:value-type="float">
            <text:p>34,9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/2012</text:p>
          </table:table-cell>
          <table:table-cell office:value-type="float" office:value="72" calcext:value-type="float">
            <text:p>72</text:p>
          </table:table-cell>
          <table:table-cell table:formula="of:=[.C132]+[.B133]" office:value-type="float" office:value="35037" calcext:value-type="float">
            <text:p>35,0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2012</text:p>
          </table:table-cell>
          <table:table-cell office:value-type="float" office:value="33" calcext:value-type="float">
            <text:p>33</text:p>
          </table:table-cell>
          <table:table-cell table:formula="of:=[.C133]+[.B134]" office:value-type="float" office:value="35070" calcext:value-type="float">
            <text:p>35,0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2012</text:p>
          </table:table-cell>
          <table:table-cell office:value-type="float" office:value="33" calcext:value-type="float">
            <text:p>33</text:p>
          </table:table-cell>
          <table:table-cell table:formula="of:=[.C134]+[.B135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[.C135]+[.B136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[.C136]+[.B137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2" table:number-rows-repeated="10484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ime ffn" table:style-name="ta2">
        <table:table-column table:style-name="co1" table:default-cell-style-name="ce154"/>
        <table:table-column table:style-name="co1" table:number-columns-repeated="11" table:default-cell-style-name="ce200"/>
        <table:table-column table:style-name="co1" table:number-columns-repeated="8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7" table:default-cell-style-name="Default"/>
        <table:table-row table:style-name="ro1">
          <table:table-cell table:style-name="ce195" office:value-type="string" calcext:value-type="string">
            <text:p>Animanga FFN</text:p>
          </table:table-cell>
          <table:table-cell table:style-name="ce53" office:value-type="string" calcext:value-type="string">
            <text:p>Sailor Moon</text:p>
          </table:table-cell>
          <table:table-cell table:style-name="ce53" office:value-type="string" calcext:value-type="string">
            <text:p>Inuyasha</text:p>
          </table:table-cell>
          <table:table-cell table:style-name="ce53" office:value-type="string" calcext:value-type="string">
            <text:p>CCS</text:p>
          </table:table-cell>
          <table:table-cell table:style-name="ce53" office:value-type="string" calcext:value-type="string">
            <text:p>Bleach</text:p>
          </table:table-cell>
          <table:table-cell table:style-name="ce53" office:value-type="string" calcext:value-type="string">
            <text:p>Tennis</text:p>
          </table:table-cell>
          <table:table-cell table:style-name="ce58" office:value-type="string" calcext:value-type="string">
            <text:p>Naruto</text:p>
          </table:table-cell>
          <table:table-cell table:style-name="ce58" office:value-type="string" calcext:value-type="string">
            <text:p>Fruba</text:p>
          </table:table-cell>
          <table:table-cell table:style-name="ce58" office:value-type="string" calcext:value-type="string">
            <text:p>FMA</text:p>
          </table:table-cell>
          <table:table-cell table:style-name="ce58" office:value-type="string" calcext:value-type="string">
            <text:p>Soul Eater</text:p>
          </table:table-cell>
          <table:table-cell table:style-name="ce58" office:value-type="string" calcext:value-type="string">
            <text:p>Fairy Tail</text:p>
          </table:table-cell>
          <table:table-cell table:style-name="ce58" office:value-type="string" calcext:value-type="string">
            <text:p>Hetalia</text:p>
          </table:table-cell>
          <table:table-cell table:style-name="ce58" office:value-type="string" calcext:value-type="string">
            <text:p>Exorcist</text:p>
          </table:table-cell>
          <table:table-cell table:style-name="ce58" office:value-type="string" calcext:value-type="string">
            <text:p>Madoka</text:p>
          </table:table-cell>
          <table:table-cell table:style-name="ce58" office:value-type="string" calcext:value-type="string">
            <text:p>JJBA</text:p>
          </table:table-cell>
          <table:table-cell table:style-name="ce58" office:value-type="string" calcext:value-type="string">
            <text:p>SnK</text:p>
          </table:table-cell>
          <table:table-cell table:style-name="ce58" office:value-type="string" calcext:value-type="string">
            <text:p>HQ</text:p>
          </table:table-cell>
          <table:table-cell table:style-name="ce58" office:value-type="string" calcext:value-type="string">
            <text:p>BnHA</text:p>
          </table:table-cell>
          <table:table-cell table:style-name="ce58" office:value-type="string" calcext:value-type="string">
            <text:p>YoI</text:p>
          </table:table-cell>
          <table:table-cell table:style-name="ce58" office:value-type="string" calcext:value-type="string">
            <text:p>SxF</text:p>
          </table:table-cell>
          <table:table-cell table:style-name="ce69"/>
          <table:table-cell table:style-name="ce58" office:value-type="string" calcext:value-type="string">
            <text:p>Total</text:p>
          </table:table-cell>
          <table:table-cell table:style-name="ce69" table:number-columns-repeated="1007"/>
        </table:table-row>
        <table:table-row table:style-name="ro2">
          <table:table-cell table:style-name="ce158" office:value-type="date" office:date-value="1999-04-29" calcext:value-type="date">
            <text:p>Apr 29, 99</text:p>
          </table:table-cell>
          <table:table-cell table:style-name="ce197" office:value-type="float" office:value="7" calcext:value-type="float">
            <text:p>7</text:p>
          </table:table-cell>
          <table:table-cell table:style-name="ce19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4"/>
          <table:table-cell/>
          <table:table-cell table:formula="of:=SUM([.B2:.S2])"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05-10" calcext:value-type="date">
            <text:p>May 10, 00</text:p>
          </table:table-cell>
          <table:table-cell table:style-name="ce197" office:value-type="float" office:value="727" calcext:value-type="float">
            <text:p>727</text:p>
          </table:table-cell>
          <table:table-cell table:style-name="ce19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4"/>
          <table:table-cell/>
          <table:table-cell table:formula="of:=SUM([.B3:.S3])" office:value-type="float" office:value="727" calcext:value-type="float">
            <text:p>72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10-29" calcext:value-type="date">
            <text:p>Oct 29, 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/>
          <table:table-cell office:value-type="float" office:value="534" calcext:value-type="float">
            <text:p>534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4"/>
          <table:table-cell/>
          <table:table-cell table:formula="of:=SUM([.B4:.S4])" office:value-type="float" office:value="3534" calcext:value-type="float">
            <text:p>3,53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4-11" calcext:value-type="date">
            <text:p>Apr 11, 01</text:p>
          </table:table-cell>
          <table:table-cell table:style-name="ce197" office:value-type="float" office:value="3469" calcext:value-type="float">
            <text:p>3,469</text:p>
          </table:table-cell>
          <table:table-cell table:style-name="ce197"/>
          <table:table-cell office:value-type="float" office:value="1298" calcext:value-type="float">
            <text:p>1,29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4"/>
          <table:table-cell/>
          <table:table-cell table:formula="of:=SUM([.B5:.S5])" office:value-type="float" office:value="4767" calcext:value-type="float">
            <text:p>4,767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7-03" calcext:value-type="date">
            <text:p>Jul 3, 01</text:p>
          </table:table-cell>
          <table:table-cell table:style-name="ce197" office:value-type="float" office:value="5378" calcext:value-type="float">
            <text:p>5,378</text:p>
          </table:table-cell>
          <table:table-cell table:style-name="ce197"/>
          <table:table-cell office:value-type="float" office:value="2168" calcext:value-type="float">
            <text:p>2,16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4"/>
          <table:table-cell/>
          <table:table-cell table:formula="of:=SUM([.B6:.S6])" office:value-type="float" office:value="7546" calcext:value-type="float">
            <text:p>7,54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9-08" calcext:value-type="date">
            <text:p>Sep 8, 01</text:p>
          </table:table-cell>
          <table:table-cell table:style-name="ce197" office:value-type="float" office:value="6578" calcext:value-type="float">
            <text:p>6,578</text:p>
          </table:table-cell>
          <table:table-cell table:style-name="ce197"/>
          <table:table-cell office:value-type="float" office:value="3075" calcext:value-type="float">
            <text:p>3,0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4"/>
          <table:table-cell/>
          <table:table-cell table:formula="of:=SUM([.B7:.S7])" office:value-type="float" office:value="9653" calcext:value-type="float">
            <text:p>9,65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1-12-12" calcext:value-type="date">
            <text:p>Dec 12, 01</text:p>
          </table:table-cell>
          <table:table-cell table:style-name="ce197" office:value-type="float" office:value="7916" calcext:value-type="float">
            <text:p>7,916</text:p>
          </table:table-cell>
          <table:table-cell table:style-name="ce197"/>
          <table:table-cell office:value-type="float" office:value="4277" calcext:value-type="float">
            <text:p>4,277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6"/>
          <table:table-cell office:value-type="float" office:value="12" calcext:value-type="float">
            <text:p>12</text:p>
          </table:table-cell>
          <table:table-cell table:style-name="ce74" office:value-type="float" office:value="0" calcext:value-type="float">
            <text:p>0</text:p>
          </table:table-cell>
          <table:table-cell table:style-name="ce74" table:number-columns-repeated="11"/>
          <table:table-cell/>
          <table:table-cell table:formula="of:=SUM([.B8:.S8])" office:value-type="float" office:value="12205" calcext:value-type="float">
            <text:p>12,205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2-01-25" calcext:value-type="date">
            <text:p>Jan 25, 02</text:p>
          </table:table-cell>
          <table:table-cell table:style-name="ce197" office:value-type="float" office:value="8741" calcext:value-type="float">
            <text:p>8,741</text:p>
          </table:table-cell>
          <table:table-cell table:style-name="ce197"/>
          <table:table-cell office:value-type="float" office:value="5235" calcext:value-type="float">
            <text:p>5,2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6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74" office:value-type="float" office:value="0" calcext:value-type="float">
            <text:p>0</text:p>
          </table:table-cell>
          <table:table-cell table:style-name="ce74" table:number-columns-repeated="11"/>
          <table:table-cell/>
          <table:table-cell table:formula="of:=SUM([.B9:.S9])" office:value-type="float" office:value="14015" calcext:value-type="float">
            <text:p>14,01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4-05" calcext:value-type="date">
            <text:p>Apr 5, 02</text:p>
          </table:table-cell>
          <table:table-cell table:style-name="ce198" office:value-type="float" office:value="10120" calcext:value-type="float">
            <text:p>10,120</text:p>
          </table:table-cell>
          <table:table-cell table:style-name="ce198"/>
          <table:table-cell office:value-type="float" office:value="6342" calcext:value-type="float">
            <text:p>6,3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style-name="ce74" table:number-columns-repeated="12"/>
          <table:table-cell/>
          <table:table-cell table:formula="of:=SUM([.B10:.S10])" office:value-type="float" office:value="16544" calcext:value-type="float">
            <text:p>16,5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6-02" calcext:value-type="date">
            <text:p>Jun 2, 02</text:p>
          </table:table-cell>
          <table:table-cell table:style-name="ce197" office:value-type="float" office:value="10965" calcext:value-type="float">
            <text:p>10,965</text:p>
          </table:table-cell>
          <table:table-cell table:style-name="ce197"/>
          <table:table-cell office:value-type="float" office:value="7124" calcext:value-type="float">
            <text:p>7,1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6" calcext:value-type="float">
            <text:p>126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table:number-columns-repeated="10"/>
          <table:table-cell/>
          <table:table-cell table:formula="of:=SUM([.B11:.S11])" office:value-type="float" office:value="18232" calcext:value-type="float">
            <text:p>18,232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2"/>
          <table:table-cell/>
          <table:table-cell table:formula="of:=SUM([.B23:.R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2"/>
          <table:table-cell/>
          <table:table-cell table:formula="of:=SUM([.B24:.R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12-07" calcext:value-type="date">
            <text:p>Dec 7, 02</text:p>
          </table:table-cell>
          <table:table-cell table:style-name="ce197" office:value-type="float" office:value="12981" calcext:value-type="float">
            <text:p>12,981</text:p>
          </table:table-cell>
          <table:table-cell table:style-name="ce197"/>
          <table:table-cell office:value-type="float" office:value="9122" calcext:value-type="float">
            <text:p>9,1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95" calcext:value-type="float">
            <text:p>295</text:p>
          </table:table-cell>
          <table:table-cell table:style-name="ce74" table:number-columns-repeated="12"/>
          <table:table-cell/>
          <table:table-cell table:formula="of:=SUM([.B14:.S14])" office:value-type="float" office:value="22450" calcext:value-type="float">
            <text:p>22,450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2"/>
          <table:table-cell/>
          <table:table-cell table:formula="of:=SUM([.B26:.R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2"/>
          <table:table-cell/>
          <table:table-cell table:formula="of:=SUM([.B28:.R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3-06-03" calcext:value-type="date">
            <text:p>Jun 3, 03</text:p>
          </table:table-cell>
          <table:table-cell table:style-name="ce197" office:value-type="float" office:value="14984" calcext:value-type="float">
            <text:p>14,984</text:p>
          </table:table-cell>
          <table:table-cell table:style-name="ce197"/>
          <table:table-cell office:value-type="float" office:value="11160" calcext:value-type="float">
            <text:p>11,16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45" calcext:value-type="float">
            <text:p>245</text:p>
          </table:table-cell>
          <table:table-cell office:value-type="float" office:value="781" calcext:value-type="float">
            <text:p>78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9"/>
          <table:table-cell/>
          <table:table-cell table:formula="of:=SUM([.B17:.S17])" office:value-type="float" office:value="27260" calcext:value-type="float">
            <text:p>27,26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04-04" calcext:value-type="date">
            <text:p>Apr 4, 04</text:p>
          </table:table-cell>
          <table:table-cell table:style-name="ce197" office:value-type="float" office:value="17586" calcext:value-type="float">
            <text:p>17,586</text:p>
          </table:table-cell>
          <table:table-cell table:style-name="ce197"/>
          <table:table-cell table:style-name="ce197" office:value-type="float" office:value="14079" calcext:value-type="float">
            <text:p>14,079</text:p>
          </table:table-cell>
          <table:table-cell table:style-name="ce197"/>
          <table:table-cell office:value-type="float" office:value="748" calcext:value-type="float">
            <text:p>748</text:p>
          </table:table-cell>
          <table:table-cell office:value-type="float" office:value="2847" calcext:value-type="float">
            <text:p>2,847</text:p>
          </table:table-cell>
          <table:table-cell office:value-type="float" office:value="1834" calcext:value-type="float">
            <text:p>1,834</text:p>
          </table:table-cell>
          <table:table-cell table:style-name="ce204" office:value-type="float" office:value="78" calcext:value-type="float">
            <text:p>78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9"/>
          <table:table-cell/>
          <table:table-cell table:formula="of:=SUM([.B18:.S18])" office:value-type="float" office:value="37172" calcext:value-type="float">
            <text:p>37,172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06-10" calcext:value-type="date">
            <text:p>Jun 10, 04</text:p>
          </table:table-cell>
          <table:table-cell table:style-name="ce197" office:value-type="float" office:value="18051" calcext:value-type="float">
            <text:p>18,051</text:p>
          </table:table-cell>
          <table:table-cell table:style-name="ce197"/>
          <table:table-cell table:style-name="ce197" office:value-type="float" office:value="14652" calcext:value-type="float">
            <text:p>14,652</text:p>
          </table:table-cell>
          <table:table-cell table:style-name="ce197"/>
          <table:table-cell office:value-type="float" office:value="1010" calcext:value-type="float">
            <text:p>1,010</text:p>
          </table:table-cell>
          <table:table-cell office:value-type="float" office:value="4030" calcext:value-type="float">
            <text:p>4,030</text:p>
          </table:table-cell>
          <table:table-cell office:value-type="float" office:value="2218" calcext:value-type="float">
            <text:p>2,218</text:p>
          </table:table-cell>
          <table:table-cell table:style-name="ce204" office:value-type="float" office:value="179" calcext:value-type="float">
            <text:p>179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9"/>
          <table:table-cell/>
          <table:table-cell table:formula="of:=SUM([.B19:.S19])" office:value-type="float" office:value="40140" calcext:value-type="float">
            <text:p>40,140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4"/>
          <table:table-cell table:number-columns-repeated="3"/>
          <table:table-cell table:style-name="ce204"/>
          <table:table-cell table:style-name="ce62" table:number-columns-repeated="2"/>
          <table:table-cell table:style-name="ce74" table:number-columns-repeated="9"/>
          <table:table-cell/>
          <table:table-cell table:formula="of:=SUM([.B35:.R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10-12" calcext:value-type="date">
            <text:p>Oct 12, 04</text:p>
          </table:table-cell>
          <table:table-cell table:style-name="ce197" office:value-type="float" office:value="18631" calcext:value-type="float">
            <text:p>18,631</text:p>
          </table:table-cell>
          <table:table-cell table:style-name="ce197"/>
          <table:table-cell table:style-name="ce197" office:value-type="float" office:value="15428" calcext:value-type="float">
            <text:p>15,428</text:p>
          </table:table-cell>
          <table:table-cell table:style-name="ce197"/>
          <table:table-cell office:value-type="float" office:value="1350" calcext:value-type="float">
            <text:p>1,350</text:p>
          </table:table-cell>
          <table:table-cell office:value-type="float" office:value="6479" calcext:value-type="float">
            <text:p>6,479</text:p>
          </table:table-cell>
          <table:table-cell office:value-type="float" office:value="2964" calcext:value-type="float">
            <text:p>2,964</text:p>
          </table:table-cell>
          <table:table-cell office:value-type="float" office:value="454" calcext:value-type="float">
            <text:p>454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9"/>
          <table:table-cell/>
          <table:table-cell table:formula="of:=SUM([.B21:.S21])" office:value-type="float" office:value="45306" calcext:value-type="float">
            <text:p>45,30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12-11" calcext:value-type="date">
            <text:p>Dec 11, 04</text:p>
          </table:table-cell>
          <table:table-cell table:style-name="ce197" office:value-type="float" office:value="18891" calcext:value-type="float">
            <text:p>18,891</text:p>
          </table:table-cell>
          <table:table-cell table:style-name="ce197"/>
          <table:table-cell table:style-name="ce197" office:value-type="float" office:value="15859" calcext:value-type="float">
            <text:p>15,859</text:p>
          </table:table-cell>
          <table:table-cell table:style-name="ce197"/>
          <table:table-cell office:value-type="float" office:value="1638" calcext:value-type="float">
            <text:p>1,638</text:p>
          </table:table-cell>
          <table:table-cell office:value-type="float" office:value="7777" calcext:value-type="float">
            <text:p>7,777</text:p>
          </table:table-cell>
          <table:table-cell office:value-type="float" office:value="3372" calcext:value-type="float">
            <text:p>3,372</text:p>
          </table:table-cell>
          <table:table-cell office:value-type="float" office:value="704" calcext:value-type="float">
            <text:p>704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9"/>
          <table:table-cell/>
          <table:table-cell table:formula="of:=SUM([.B22:.S22])" office:value-type="float" office:value="48241" calcext:value-type="float">
            <text:p>48,24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1-01" calcext:value-type="date">
            <text:p>Jan 1, 05</text:p>
          </table:table-cell>
          <table:table-cell table:style-name="ce197" office:value-type="float" office:value="18987" calcext:value-type="float">
            <text:p>18,987</text:p>
          </table:table-cell>
          <table:table-cell table:style-name="ce197"/>
          <table:table-cell table:style-name="ce197" office:value-type="float" office:value="15981" calcext:value-type="float">
            <text:p>15,981</text:p>
          </table:table-cell>
          <table:table-cell table:style-name="ce197"/>
          <table:table-cell office:value-type="float" office:value="1789" calcext:value-type="float">
            <text:p>1,789</text:p>
          </table:table-cell>
          <table:table-cell office:value-type="float" office:value="8344" calcext:value-type="float">
            <text:p>8,344</text:p>
          </table:table-cell>
          <table:table-cell office:value-type="float" office:value="3560" calcext:value-type="float">
            <text:p>3,560</text:p>
          </table:table-cell>
          <table:table-cell office:value-type="float" office:value="829" calcext:value-type="float">
            <text:p>829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9"/>
          <table:table-cell/>
          <table:table-cell table:formula="of:=SUM([.B23:.S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4-01" calcext:value-type="date">
            <text:p>Apr 1, 05</text:p>
          </table:table-cell>
          <table:table-cell table:style-name="ce197" office:value-type="float" office:value="19541" calcext:value-type="float">
            <text:p>19,541</text:p>
          </table:table-cell>
          <table:table-cell table:style-name="ce197"/>
          <table:table-cell table:style-name="ce197" office:value-type="float" office:value="15533" calcext:value-type="float">
            <text:p>15,533</text:p>
          </table:table-cell>
          <table:table-cell table:style-name="ce197"/>
          <table:table-cell office:value-type="float" office:value="2212" calcext:value-type="float">
            <text:p>2,212</text:p>
          </table:table-cell>
          <table:table-cell office:value-type="float" office:value="10769" calcext:value-type="float">
            <text:p>10,769</text:p>
          </table:table-cell>
          <table:table-cell office:value-type="float" office:value="4435" calcext:value-type="float">
            <text:p>4,435</text:p>
          </table:table-cell>
          <table:table-cell office:value-type="float" office:value="1702" calcext:value-type="float">
            <text:p>1,702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9"/>
          <table:table-cell/>
          <table:table-cell table:formula="of:=SUM([.B24:.S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6-10-13" calcext:value-type="date">
            <text:p>Oct 13, 06</text:p>
          </table:table-cell>
          <table:table-cell table:style-name="ce197" office:value-type="float" office:value="22728" calcext:value-type="float">
            <text:p>22,728</text:p>
          </table:table-cell>
          <table:table-cell table:style-name="ce197"/>
          <table:table-cell table:style-name="ce197" office:value-type="float" office:value="18873" calcext:value-type="float">
            <text:p>18,873</text:p>
          </table:table-cell>
          <table:table-cell table:style-name="ce197"/>
          <table:table-cell office:value-type="float" office:value="5143" calcext:value-type="float">
            <text:p>5,143</text:p>
          </table:table-cell>
          <table:table-cell table:style-name="ce202" office:value-type="float" office:value="48520" calcext:value-type="float">
            <text:p>48,520</text:p>
          </table:table-cell>
          <table:table-cell office:value-type="float" office:value="10514" calcext:value-type="float">
            <text:p>10,514</text:p>
          </table:table-cell>
          <table:table-cell office:value-type="float" office:value="13930" calcext:value-type="float">
            <text:p>13,930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8"/>
          <table:table-cell/>
          <table:table-cell table:formula="of:=SUM([.B25:.S25])" office:value-type="float" office:value="119708" calcext:value-type="float">
            <text:p>119,70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7-06-30" calcext:value-type="date">
            <text:p>Jun 30, 07</text:p>
          </table:table-cell>
          <table:table-cell table:style-name="ce197" office:value-type="float" office:value="24435" calcext:value-type="float">
            <text:p>24,435</text:p>
          </table:table-cell>
          <table:table-cell table:style-name="ce197"/>
          <table:table-cell table:style-name="ce197" office:value-type="float" office:value="20105" calcext:value-type="float">
            <text:p>20,105</text:p>
          </table:table-cell>
          <table:table-cell table:style-name="ce197"/>
          <table:table-cell office:value-type="float" office:value="7488" calcext:value-type="float">
            <text:p>7,488</text:p>
          </table:table-cell>
          <table:table-cell table:style-name="ce203" office:value-type="float" office:value="84824" calcext:value-type="float">
            <text:p>84,824</text:p>
          </table:table-cell>
          <table:table-cell office:value-type="float" office:value="12311" calcext:value-type="float">
            <text:p>12,311</text:p>
          </table:table-cell>
          <table:table-cell office:value-type="float" office:value="18476" calcext:value-type="float">
            <text:p>18,476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8"/>
          <table:table-cell/>
          <table:table-cell table:formula="of:=SUM([.B26:.S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7-10-11" calcext:value-type="date">
            <text:p>Oct 11, 07</text:p>
          </table:table-cell>
          <table:table-cell table:style-name="ce197" office:value-type="float" office:value="25175" calcext:value-type="float">
            <text:p>25,175</text:p>
          </table:table-cell>
          <table:table-cell table:style-name="ce197"/>
          <table:table-cell table:style-name="ce197" office:value-type="float" office:value="20490" calcext:value-type="float">
            <text:p>20,490</text:p>
          </table:table-cell>
          <table:table-cell table:style-name="ce197"/>
          <table:table-cell office:value-type="float" office:value="8938" calcext:value-type="float">
            <text:p>8,938</text:p>
          </table:table-cell>
          <table:table-cell table:style-name="ce203" office:value-type="float" office:value="102305" calcext:value-type="float">
            <text:p>102,305</text:p>
          </table:table-cell>
          <table:table-cell office:value-type="float" office:value="12889" calcext:value-type="float">
            <text:p>12,889</text:p>
          </table:table-cell>
          <table:table-cell office:value-type="float" office:value="20001" calcext:value-type="float">
            <text:p>20,001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8"/>
          <table:table-cell/>
          <table:table-cell table:formula="of:=SUM([.B27:.S27])" office:value-type="float" office:value="189798" calcext:value-type="float">
            <text:p>189,79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9-02-24" calcext:value-type="date">
            <text:p>Feb 24, 09</text:p>
          </table:table-cell>
          <table:table-cell table:style-name="ce197" office:value-type="float" office:value="28607" calcext:value-type="float">
            <text:p>28,607</text:p>
          </table:table-cell>
          <table:table-cell table:style-name="ce197"/>
          <table:table-cell table:style-name="ce197" office:value-type="float" office:value="22346" calcext:value-type="float">
            <text:p>22,346</text:p>
          </table:table-cell>
          <table:table-cell table:style-name="ce197"/>
          <table:table-cell office:value-type="float" office:value="14145" calcext:value-type="float">
            <text:p>14,145</text:p>
          </table:table-cell>
          <table:table-cell table:style-name="ce202" office:value-type="float" office:value="182199" calcext:value-type="float">
            <text:p>182,199</text:p>
          </table:table-cell>
          <table:table-cell office:value-type="float" office:value="14677" calcext:value-type="float">
            <text:p>14,677</text:p>
          </table:table-cell>
          <table:table-cell office:value-type="float" office:value="25695" calcext:value-type="float">
            <text:p>25,695</text:p>
          </table:table-cell>
          <table:table-cell table:style-name="ce204" office:value-type="float" office:value="649" calcext:value-type="float">
            <text:p>649</text:p>
          </table:table-cell>
          <table:table-cell table:style-name="ce197" office:value-type="float" office:value="151" calcext:value-type="float">
            <text:p>151</text:p>
          </table:table-cell>
          <table:table-cell office:value-type="float" office:value="211" calcext:value-type="float">
            <text:p>211</text:p>
          </table:table-cell>
          <table:table-cell table:style-name="ce74" table:number-columns-repeated="8"/>
          <table:table-cell/>
          <table:table-cell table:formula="of:=SUM([.B28:.S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61" office:value-type="date" office:date-value="2009-10-27" calcext:value-type="date">
            <text:p>Oct 27, 09</text:p>
          </table:table-cell>
          <table:table-cell table:style-name="ce197" office:value-type="float" office:value="30695" calcext:value-type="float">
            <text:p>30,695</text:p>
          </table:table-cell>
          <table:table-cell table:style-name="ce197"/>
          <table:table-cell table:style-name="ce197" office:value-type="float" office:value="23151" calcext:value-type="float">
            <text:p>23,151</text:p>
          </table:table-cell>
          <table:table-cell table:style-name="ce197"/>
          <table:table-cell office:value-type="float" office:value="16032" calcext:value-type="float">
            <text:p>16,032</text:p>
          </table:table-cell>
          <table:table-cell office:value-type="float" office:value="212682" calcext:value-type="float">
            <text:p>212,682</text:p>
          </table:table-cell>
          <table:table-cell office:value-type="float" office:value="15318" calcext:value-type="float">
            <text:p>15,318</text:p>
          </table:table-cell>
          <table:table-cell office:value-type="float" office:value="28703" calcext:value-type="float">
            <text:p>28,703</text:p>
          </table:table-cell>
          <table:table-cell office:value-type="float" office:value="1612" calcext:value-type="float">
            <text:p>1,612</text:p>
          </table:table-cell>
          <table:table-cell table:style-name="ce197" office:value-type="float" office:value="293" calcext:value-type="float">
            <text:p>293</text:p>
          </table:table-cell>
          <table:table-cell office:value-type="float" office:value="3903" calcext:value-type="float">
            <text:p>3,903</text:p>
          </table:table-cell>
          <table:table-cell table:style-name="ce74" table:number-columns-repeated="8"/>
          <table:table-cell/>
          <table:table-cell table:formula="of:=SUM([.B29:.S29])" office:value-type="float" office:value="332389" calcext:value-type="float">
            <text:p>332,389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8"/>
          <table:table-cell table:number-columns-repeated="1009"/>
        </table:table-row>
        <table:table-row table:style-name="ro2">
          <table:table-cell table:style-name="ce158" office:value-type="date" office:date-value="2010-03-29" calcext:value-type="date">
            <text:p>Mar 29, 10</text:p>
          </table:table-cell>
          <table:table-cell table:style-name="ce197" office:value-type="float" office:value="31734" calcext:value-type="float">
            <text:p>31,734</text:p>
          </table:table-cell>
          <table:table-cell table:style-name="ce197"/>
          <table:table-cell table:style-name="ce197" office:value-type="float" office:value="23536" calcext:value-type="float">
            <text:p>23,536</text:p>
          </table:table-cell>
          <table:table-cell table:style-name="ce197"/>
          <table:table-cell office:value-type="float" office:value="17229" calcext:value-type="float">
            <text:p>17,229</text:p>
          </table:table-cell>
          <table:table-cell office:value-type="float" office:value="230682" calcext:value-type="float">
            <text:p>230,682</text:p>
          </table:table-cell>
          <table:table-cell office:value-type="float" office:value="15675" calcext:value-type="float">
            <text:p>15,675</text:p>
          </table:table-cell>
          <table:table-cell office:value-type="float" office:value="30775" calcext:value-type="float">
            <text:p>30,775</text:p>
          </table:table-cell>
          <table:table-cell office:value-type="float" office:value="2323" calcext:value-type="float">
            <text:p>2,323</text:p>
          </table:table-cell>
          <table:table-cell table:style-name="ce197" office:value-type="float" office:value="447" calcext:value-type="float">
            <text:p>447</text:p>
          </table:table-cell>
          <table:table-cell office:value-type="float" office:value="8866" calcext:value-type="float">
            <text:p>8,866</text:p>
          </table:table-cell>
          <table:table-cell table:style-name="ce74" table:number-columns-repeated="8"/>
          <table:table-cell/>
          <table:table-cell table:formula="of:=SUM([.B31:.S31])" office:value-type="float" office:value="361267" calcext:value-type="float">
            <text:p>361,26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06-12" calcext:value-type="date">
            <text:p>Jun 12, 10</text:p>
          </table:table-cell>
          <table:table-cell table:style-name="ce197" office:value-type="float" office:value="32170" calcext:value-type="float">
            <text:p>32,170</text:p>
          </table:table-cell>
          <table:table-cell table:style-name="ce197"/>
          <table:table-cell table:style-name="ce197" office:value-type="float" office:value="23725" calcext:value-type="float">
            <text:p>23,725</text:p>
          </table:table-cell>
          <table:table-cell table:style-name="ce197"/>
          <table:table-cell office:value-type="float" office:value="17699" calcext:value-type="float">
            <text:p>17,699</text:p>
          </table:table-cell>
          <table:table-cell office:value-type="float" office:value="238886" calcext:value-type="float">
            <text:p>238,886</text:p>
          </table:table-cell>
          <table:table-cell office:value-type="float" office:value="15798" calcext:value-type="float">
            <text:p>15,798</text:p>
          </table:table-cell>
          <table:table-cell office:value-type="float" office:value="31912" calcext:value-type="float">
            <text:p>31,912</text:p>
          </table:table-cell>
          <table:table-cell office:value-type="float" office:value="2818" calcext:value-type="float">
            <text:p>2,818</text:p>
          </table:table-cell>
          <table:table-cell table:style-name="ce197" office:value-type="float" office:value="566" calcext:value-type="float">
            <text:p>566</text:p>
          </table:table-cell>
          <table:table-cell office:value-type="float" office:value="12058" calcext:value-type="float">
            <text:p>12,058</text:p>
          </table:table-cell>
          <table:table-cell table:style-name="ce74" table:number-columns-repeated="8"/>
          <table:table-cell/>
          <table:table-cell table:formula="of:=SUM([.B32:.S32])" office:value-type="float" office:value="375632" calcext:value-type="float">
            <text:p>375,632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8"/>
          <table:table-cell/>
          <table:table-cell table:formula="of:=SUM([.B48:.R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8"/>
          <table:table-cell/>
          <table:table-cell table:formula="of:=SUM([.B49:.R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12-22" calcext:value-type="date">
            <text:p>Dec 22, 10</text:p>
          </table:table-cell>
          <table:table-cell table:style-name="ce197" office:value-type="float" office:value="33245" calcext:value-type="float">
            <text:p>33,245</text:p>
          </table:table-cell>
          <table:table-cell table:style-name="ce197"/>
          <table:table-cell table:style-name="ce197" office:value-type="float" office:value="24128" calcext:value-type="float">
            <text:p>24,128</text:p>
          </table:table-cell>
          <table:table-cell table:style-name="ce197"/>
          <table:table-cell office:value-type="float" office:value="18733" calcext:value-type="float">
            <text:p>18,733</text:p>
          </table:table-cell>
          <table:table-cell office:value-type="float" office:value="258822" calcext:value-type="float">
            <text:p>258,822</text:p>
          </table:table-cell>
          <table:table-cell office:value-type="float" office:value="16134" calcext:value-type="float">
            <text:p>16,134</text:p>
          </table:table-cell>
          <table:table-cell office:value-type="float" office:value="34557" calcext:value-type="float">
            <text:p>34,557</text:p>
          </table:table-cell>
          <table:table-cell office:value-type="float" office:value="4488" calcext:value-type="float">
            <text:p>4,488</text:p>
          </table:table-cell>
          <table:table-cell table:style-name="ce197" office:value-type="float" office:value="1120" calcext:value-type="float">
            <text:p>1,120</text:p>
          </table:table-cell>
          <table:table-cell office:value-type="float" office:value="22217" calcext:value-type="float">
            <text:p>22,217</text:p>
          </table:table-cell>
          <table:table-cell table:style-name="ce74" table:number-columns-repeated="8"/>
          <table:table-cell/>
          <table:table-cell table:formula="of:=SUM([.B35:.S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1-06-23" calcext:value-type="date">
            <text:p>Jun 23, 11</text:p>
          </table:table-cell>
          <table:table-cell table:style-name="ce197" office:value-type="float" office:value="34236" calcext:value-type="float">
            <text:p>34,236</text:p>
          </table:table-cell>
          <table:table-cell table:style-name="ce197"/>
          <table:table-cell table:style-name="ce197" office:value-type="float" office:value="24433" calcext:value-type="float">
            <text:p>24,433</text:p>
          </table:table-cell>
          <table:table-cell table:style-name="ce197"/>
          <table:table-cell office:value-type="float" office:value="19738" calcext:value-type="float">
            <text:p>19,738</text:p>
          </table:table-cell>
          <table:table-cell office:value-type="float" office:value="276530" calcext:value-type="float">
            <text:p>276,530</text:p>
          </table:table-cell>
          <table:table-cell office:value-type="float" office:value="16495" calcext:value-type="float">
            <text:p>16,495</text:p>
          </table:table-cell>
          <table:table-cell office:value-type="float" office:value="36837" calcext:value-type="float">
            <text:p>36,837</text:p>
          </table:table-cell>
          <table:table-cell office:value-type="float" office:value="6431" calcext:value-type="float">
            <text:p>6,431</text:p>
          </table:table-cell>
          <table:table-cell table:style-name="ce197" office:value-type="float" office:value="2215" calcext:value-type="float">
            <text:p>2,215</text:p>
          </table:table-cell>
          <table:table-cell office:value-type="float" office:value="34826" calcext:value-type="float">
            <text:p>34,826</text:p>
          </table:table-cell>
          <table:table-cell office:value-type="float" office:value="138" calcext:value-type="float">
            <text:p>138</text:p>
          </table:table-cell>
          <table:table-cell office:value-type="float" office:value="187" calcext:value-type="float">
            <text:p>187</text:p>
          </table:table-cell>
          <table:table-cell table:style-name="ce74" table:number-columns-repeated="6"/>
          <table:table-cell/>
          <table:table-cell table:formula="of:=SUM([.B36:.S36])" office:value-type="float" office:value="452066" calcext:value-type="float">
            <text:p>452,06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8-12" calcext:value-type="date">
            <text:p>Aug 12, 11</text:p>
          </table:table-cell>
          <table:table-cell table:style-name="ce197" office:value-type="float" office:value="34488" calcext:value-type="float">
            <text:p>34,488</text:p>
          </table:table-cell>
          <table:table-cell table:style-name="ce197"/>
          <table:table-cell table:style-name="ce197" office:value-type="float" office:value="24521" calcext:value-type="float">
            <text:p>24,521</text:p>
          </table:table-cell>
          <table:table-cell table:style-name="ce197"/>
          <table:table-cell office:value-type="float" office:value="19971" calcext:value-type="float">
            <text:p>19,971</text:p>
          </table:table-cell>
          <table:table-cell office:value-type="float" office:value="281552" calcext:value-type="float">
            <text:p>281,552</text:p>
          </table:table-cell>
          <table:table-cell office:value-type="float" office:value="16629" calcext:value-type="float">
            <text:p>16,629</text:p>
          </table:table-cell>
          <table:table-cell office:value-type="float" office:value="37370" calcext:value-type="float">
            <text:p>37,370</text:p>
          </table:table-cell>
          <table:table-cell office:value-type="float" office:value="7134" calcext:value-type="float">
            <text:p>7,134</text:p>
          </table:table-cell>
          <table:table-cell table:style-name="ce197" office:value-type="float" office:value="2599" calcext:value-type="float">
            <text:p>2,599</text:p>
          </table:table-cell>
          <table:table-cell office:value-type="float" office:value="38994" calcext:value-type="float">
            <text:p>38,994</text:p>
          </table:table-cell>
          <table:table-cell table:style-name="ce197" office:value-type="float" office:value="316" calcext:value-type="float">
            <text:p>316</text:p>
          </table:table-cell>
          <table:table-cell table:style-name="ce197" office:value-type="float" office:value="228" calcext:value-type="float">
            <text:p>228</text:p>
          </table:table-cell>
          <table:table-cell table:style-name="ce62"/>
          <table:table-cell table:style-name="ce74" table:number-columns-repeated="5"/>
          <table:table-cell/>
          <table:table-cell table:formula="of:=SUM([.B37:.S37])" office:value-type="float" office:value="463802" calcext:value-type="float">
            <text:p>463,802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2"/>
          <table:table-cell table:style-name="ce62"/>
          <table:table-cell table:style-name="ce74" table:number-columns-repeated="5"/>
          <table:table-cell/>
          <table:table-cell table:formula="of:=SUM([.B54:.R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10-11" calcext:value-type="date">
            <text:p>Oct 11, 11</text:p>
          </table:table-cell>
          <table:table-cell table:style-name="ce197" office:value-type="float" office:value="34842" calcext:value-type="float">
            <text:p>34,842</text:p>
          </table:table-cell>
          <table:table-cell table:style-name="ce197"/>
          <table:table-cell table:style-name="ce197" office:value-type="float" office:value="24636" calcext:value-type="float">
            <text:p>24,636</text:p>
          </table:table-cell>
          <table:table-cell table:style-name="ce197"/>
          <table:table-cell office:value-type="float" office:value="20128" calcext:value-type="float">
            <text:p>20,128</text:p>
          </table:table-cell>
          <table:table-cell table:style-name="ce203" office:value-type="float" office:value="286898" calcext:value-type="float">
            <text:p>286,898</text:p>
          </table:table-cell>
          <table:table-cell office:value-type="float" office:value="16753" calcext:value-type="float">
            <text:p>16,753</text:p>
          </table:table-cell>
          <table:table-cell office:value-type="float" office:value="38028" calcext:value-type="float">
            <text:p>38,028</text:p>
          </table:table-cell>
          <table:table-cell office:value-type="float" office:value="7846" calcext:value-type="float">
            <text:p>7,846</text:p>
          </table:table-cell>
          <table:table-cell table:style-name="ce197" office:value-type="float" office:value="3105" calcext:value-type="float">
            <text:p>3,105</text:p>
          </table:table-cell>
          <table:table-cell office:value-type="float" office:value="43204" calcext:value-type="float">
            <text:p>43,204</text:p>
          </table:table-cell>
          <table:table-cell table:style-name="ce197" office:value-type="float" office:value="515" calcext:value-type="float">
            <text:p>515</text:p>
          </table:table-cell>
          <table:table-cell table:style-name="ce197" office:value-type="float" office:value="275" calcext:value-type="float">
            <text:p>275</text:p>
          </table:table-cell>
          <table:table-cell table:style-name="ce62"/>
          <table:table-cell table:style-name="ce74" table:number-columns-repeated="5"/>
          <table:table-cell/>
          <table:table-cell table:formula="of:=SUM([.B39:.S39])" office:value-type="float" office:value="476230" calcext:value-type="float">
            <text:p>476,2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1-18" calcext:value-type="date">
            <text:p>Jan 18, 12</text:p>
          </table:table-cell>
          <table:table-cell table:style-name="ce197" office:value-type="float" office:value="35343" calcext:value-type="float">
            <text:p>35,343</text:p>
          </table:table-cell>
          <table:table-cell table:style-name="ce197"/>
          <table:table-cell table:style-name="ce197" office:value-type="float" office:value="24831" calcext:value-type="float">
            <text:p>24,831</text:p>
          </table:table-cell>
          <table:table-cell table:style-name="ce197"/>
          <table:table-cell office:value-type="float" office:value="20437" calcext:value-type="float">
            <text:p>20,437</text:p>
          </table:table-cell>
          <table:table-cell office:value-type="float" office:value="294553" calcext:value-type="float">
            <text:p>294,553</text:p>
          </table:table-cell>
          <table:table-cell office:value-type="float" office:value="16941" calcext:value-type="float">
            <text:p>16,941</text:p>
          </table:table-cell>
          <table:table-cell office:value-type="float" office:value="38993" calcext:value-type="float">
            <text:p>38,993</text:p>
          </table:table-cell>
          <table:table-cell office:value-type="float" office:value="8792" calcext:value-type="float">
            <text:p>8,792</text:p>
          </table:table-cell>
          <table:table-cell table:style-name="ce197" office:value-type="float" office:value="4147" calcext:value-type="float">
            <text:p>4,147</text:p>
          </table:table-cell>
          <table:table-cell office:value-type="float" office:value="50864" calcext:value-type="float">
            <text:p>50,864</text:p>
          </table:table-cell>
          <table:table-cell table:style-name="ce197" office:value-type="float" office:value="708" calcext:value-type="float">
            <text:p>708</text:p>
          </table:table-cell>
          <table:table-cell table:style-name="ce197" office:value-type="float" office:value="376" calcext:value-type="float">
            <text:p>376</text:p>
          </table:table-cell>
          <table:table-cell table:style-name="ce62"/>
          <table:table-cell table:style-name="ce74" table:number-columns-repeated="5"/>
          <table:table-cell/>
          <table:table-cell table:formula="of:=SUM([.B40:.S40])" office:value-type="float" office:value="495985" calcext:value-type="float">
            <text:p>495,98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05" calcext:value-type="date">
            <text:p>May 5, 12</text:p>
          </table:table-cell>
          <table:table-cell table:style-name="ce197" office:value-type="float" office:value="35921" calcext:value-type="float">
            <text:p>35,921</text:p>
          </table:table-cell>
          <table:table-cell table:style-name="ce197"/>
          <table:table-cell table:style-name="ce197" office:value-type="float" office:value="25038" calcext:value-type="float">
            <text:p>25,038</text:p>
          </table:table-cell>
          <table:table-cell table:style-name="ce197"/>
          <table:table-cell office:value-type="float" office:value="20869" calcext:value-type="float">
            <text:p>20,869</text:p>
          </table:table-cell>
          <table:table-cell office:value-type="float" office:value="303258" calcext:value-type="float">
            <text:p>303,258</text:p>
          </table:table-cell>
          <table:table-cell office:value-type="float" office:value="17147" calcext:value-type="float">
            <text:p>17,147</text:p>
          </table:table-cell>
          <table:table-cell office:value-type="float" office:value="39924" calcext:value-type="float">
            <text:p>39,924</text:p>
          </table:table-cell>
          <table:table-cell office:value-type="float" office:value="10012" calcext:value-type="float">
            <text:p>10,012</text:p>
          </table:table-cell>
          <table:table-cell table:style-name="ce197" office:value-type="float" office:value="5789" calcext:value-type="float">
            <text:p>5,789</text:p>
          </table:table-cell>
          <table:table-cell office:value-type="float" office:value="59704" calcext:value-type="float">
            <text:p>59,704</text:p>
          </table:table-cell>
          <table:table-cell table:style-name="ce197" office:value-type="float" office:value="915" calcext:value-type="float">
            <text:p>915</text:p>
          </table:table-cell>
          <table:table-cell table:style-name="ce197" office:value-type="float" office:value="471" calcext:value-type="float">
            <text:p>471</text:p>
          </table:table-cell>
          <table:table-cell table:style-name="ce62"/>
          <table:table-cell table:style-name="ce74" table:number-columns-repeated="5"/>
          <table:table-cell/>
          <table:table-cell table:formula="of:=SUM([.B41:.S41])" office:value-type="float" office:value="519048" calcext:value-type="float">
            <text:p>519,04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23" calcext:value-type="date">
            <text:p>May 23, 12</text:p>
          </table:table-cell>
          <table:table-cell table:style-name="ce197" office:value-type="float" office:value="35995" calcext:value-type="float">
            <text:p>35,995</text:p>
          </table:table-cell>
          <table:table-cell table:style-name="ce197"/>
          <table:table-cell table:style-name="ce197" office:value-type="float" office:value="25079" calcext:value-type="float">
            <text:p>25,079</text:p>
          </table:table-cell>
          <table:table-cell table:style-name="ce197"/>
          <table:table-cell office:value-type="float" office:value="20870" calcext:value-type="float">
            <text:p>20,870</text:p>
          </table:table-cell>
          <table:table-cell office:value-type="float" office:value="304623" calcext:value-type="float">
            <text:p>304,623</text:p>
          </table:table-cell>
          <table:table-cell office:value-type="float" office:value="17171" calcext:value-type="float">
            <text:p>17,171</text:p>
          </table:table-cell>
          <table:table-cell office:value-type="float" office:value="40061" calcext:value-type="float">
            <text:p>40,061</text:p>
          </table:table-cell>
          <table:table-cell office:value-type="float" office:value="10202" calcext:value-type="float">
            <text:p>10,202</text:p>
          </table:table-cell>
          <table:table-cell table:style-name="ce197" office:value-type="float" office:value="6122" calcext:value-type="float">
            <text:p>6,122</text:p>
          </table:table-cell>
          <table:table-cell table:style-name="ce205" office:value-type="float" office:value="61222" calcext:value-type="float">
            <text:p>61,222</text:p>
          </table:table-cell>
          <table:table-cell table:style-name="ce197" office:value-type="float" office:value="944" calcext:value-type="float">
            <text:p>944</text:p>
          </table:table-cell>
          <table:table-cell table:style-name="ce197" office:value-type="float" office:value="494" calcext:value-type="float">
            <text:p>494</text:p>
          </table:table-cell>
          <table:table-cell table:style-name="ce62"/>
          <table:table-cell table:style-name="ce74" table:number-columns-repeated="5"/>
          <table:table-cell/>
          <table:table-cell table:formula="of:=SUM([.B42:.S42])" office:value-type="float" office:value="522783" calcext:value-type="float">
            <text:p>522,783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2"/>
          <table:table-cell table:style-name="ce62"/>
          <table:table-cell table:style-name="ce74" table:number-columns-repeated="5"/>
          <table:table-cell/>
          <table:table-cell table:formula="of:=SUM([.B60:.R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2"/>
          <table:table-cell table:style-name="ce62"/>
          <table:table-cell table:style-name="ce74" table:number-columns-repeated="5"/>
          <table:table-cell/>
          <table:table-cell table:formula="of:=SUM([.B61:.R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2"/>
          <table:table-cell table:style-name="ce62"/>
          <table:table-cell table:style-name="ce74" table:number-columns-repeated="5"/>
          <table:table-cell/>
          <table:table-cell table:formula="of:=SUM([.B62:.R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1-10" calcext:value-type="date">
            <text:p>Jan 10, 13</text:p>
          </table:table-cell>
          <table:table-cell table:style-name="ce197" office:value-type="float" office:value="37111" calcext:value-type="float">
            <text:p>37,111</text:p>
          </table:table-cell>
          <table:table-cell table:style-name="ce197"/>
          <table:table-cell table:style-name="ce197" office:value-type="float" office:value="25895" calcext:value-type="float">
            <text:p>25,895</text:p>
          </table:table-cell>
          <table:table-cell table:style-name="ce197"/>
          <table:table-cell office:value-type="float" office:value="21651" calcext:value-type="float">
            <text:p>21,651</text:p>
          </table:table-cell>
          <table:table-cell office:value-type="float" office:value="320472" calcext:value-type="float">
            <text:p>320,472</text:p>
          </table:table-cell>
          <table:table-cell office:value-type="float" office:value="17425" calcext:value-type="float">
            <text:p>17,425</text:p>
          </table:table-cell>
          <table:table-cell office:value-type="float" office:value="41831" calcext:value-type="float">
            <text:p>41,831</text:p>
          </table:table-cell>
          <table:table-cell office:value-type="float" office:value="13078" calcext:value-type="float">
            <text:p>13,078</text:p>
          </table:table-cell>
          <table:table-cell table:style-name="ce197" office:value-type="float" office:value="11981" calcext:value-type="float">
            <text:p>11,981</text:p>
          </table:table-cell>
          <table:table-cell office:value-type="float" office:value="77941" calcext:value-type="float">
            <text:p>77,941</text:p>
          </table:table-cell>
          <table:table-cell table:style-name="ce197" office:value-type="float" office:value="1383" calcext:value-type="float">
            <text:p>1,383</text:p>
          </table:table-cell>
          <table:table-cell table:style-name="ce197" office:value-type="float" office:value="700" calcext:value-type="float">
            <text:p>700</text:p>
          </table:table-cell>
          <table:table-cell table:style-name="ce62"/>
          <table:table-cell table:style-name="ce74" table:number-columns-repeated="5"/>
          <table:table-cell/>
          <table:table-cell table:formula="of:=SUM([.B46:.S46])" office:value-type="float" office:value="569468" calcext:value-type="float">
            <text:p>569,46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4-04" calcext:value-type="date">
            <text:p>Apr 4, 13</text:p>
          </table:table-cell>
          <table:table-cell table:style-name="ce197" office:value-type="float" office:value="37531" calcext:value-type="float">
            <text:p>37,531</text:p>
          </table:table-cell>
          <table:table-cell table:style-name="ce197"/>
          <table:table-cell table:style-name="ce197" office:value-type="float" office:value="25611" calcext:value-type="float">
            <text:p>25,611</text:p>
          </table:table-cell>
          <table:table-cell table:style-name="ce197"/>
          <table:table-cell office:value-type="float" office:value="21960" calcext:value-type="float">
            <text:p>21,960</text:p>
          </table:table-cell>
          <table:table-cell office:value-type="float" office:value="327981" calcext:value-type="float">
            <text:p>327,981</text:p>
          </table:table-cell>
          <table:table-cell office:value-type="float" office:value="17545" calcext:value-type="float">
            <text:p>17,545</text:p>
          </table:table-cell>
          <table:table-cell office:value-type="float" office:value="42496" calcext:value-type="float">
            <text:p>42,496</text:p>
          </table:table-cell>
          <table:table-cell office:value-type="float" office:value="14176" calcext:value-type="float">
            <text:p>14,176</text:p>
          </table:table-cell>
          <table:table-cell table:style-name="ce197" office:value-type="float" office:value="15157" calcext:value-type="float">
            <text:p>15,157</text:p>
          </table:table-cell>
          <table:table-cell office:value-type="float" office:value="83883" calcext:value-type="float">
            <text:p>83,883</text:p>
          </table:table-cell>
          <table:table-cell table:style-name="ce197" office:value-type="float" office:value="1542" calcext:value-type="float">
            <text:p>1,542</text:p>
          </table:table-cell>
          <table:table-cell table:style-name="ce197" office:value-type="float" office:value="820" calcext:value-type="float">
            <text:p>820</text:p>
          </table:table-cell>
          <table:table-cell table:style-name="ce197"/>
          <table:table-cell table:style-name="ce200" office:value-type="float" office:value="2" calcext:value-type="float">
            <text:p>2</text:p>
          </table:table-cell>
          <table:table-cell table:style-name="ce200" table:number-columns-repeated="3"/>
          <table:table-cell table:style-name="ce62"/>
          <table:table-cell/>
          <table:table-cell table:formula="of:=SUM([.B47:.S47])" office:value-type="float" office:value="588704" calcext:value-type="float">
            <text:p>588,7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7-03" calcext:value-type="date">
            <text:p>Jul 3, 13</text:p>
          </table:table-cell>
          <table:table-cell table:style-name="ce197" office:value-type="float" office:value="37930" calcext:value-type="float">
            <text:p>37,930</text:p>
          </table:table-cell>
          <table:table-cell table:style-name="ce197"/>
          <table:table-cell table:style-name="ce197" office:value-type="float" office:value="25786" calcext:value-type="float">
            <text:p>25,786</text:p>
          </table:table-cell>
          <table:table-cell table:style-name="ce197"/>
          <table:table-cell office:value-type="float" office:value="22276" calcext:value-type="float">
            <text:p>22,276</text:p>
          </table:table-cell>
          <table:table-cell office:value-type="float" office:value="336446" calcext:value-type="float">
            <text:p>336,446</text:p>
          </table:table-cell>
          <table:table-cell office:value-type="float" office:value="17683" calcext:value-type="float">
            <text:p>17,683</text:p>
          </table:table-cell>
          <table:table-cell office:value-type="float" office:value="43168" calcext:value-type="float">
            <text:p>43,168</text:p>
          </table:table-cell>
          <table:table-cell table:style-name="ce198" office:value-type="float" office:value="15526" calcext:value-type="float">
            <text:p>15,526</text:p>
          </table:table-cell>
          <table:table-cell table:style-name="ce197" office:value-type="float" office:value="18730" calcext:value-type="float">
            <text:p>18,730</text:p>
          </table:table-cell>
          <table:table-cell office:value-type="float" office:value="89546" calcext:value-type="float">
            <text:p>89,546</text:p>
          </table:table-cell>
          <table:table-cell table:style-name="ce197" office:value-type="float" office:value="1714" calcext:value-type="float">
            <text:p>1,714</text:p>
          </table:table-cell>
          <table:table-cell table:style-name="ce197" office:value-type="float" office:value="933" calcext:value-type="float">
            <text:p>933</text:p>
          </table:table-cell>
          <table:table-cell table:style-name="ce197"/>
          <table:table-cell table:style-name="ce206" office:value-type="float" office:value="360" calcext:value-type="float">
            <text:p>360</text:p>
          </table:table-cell>
          <table:table-cell table:style-name="ce200" office:value-type="float" office:value="7" calcext:value-type="float">
            <text:p>7</text:p>
          </table:table-cell>
          <table:table-cell table:style-name="ce200" table:number-columns-repeated="2"/>
          <table:table-cell table:style-name="ce62"/>
          <table:table-cell/>
          <table:table-cell table:formula="of:=SUM([.B48:.S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10-10" calcext:value-type="date">
            <text:p>Oct 10, 13</text:p>
          </table:table-cell>
          <table:table-cell table:style-name="ce197" office:value-type="float" office:value="38400" calcext:value-type="float">
            <text:p>38,400</text:p>
          </table:table-cell>
          <table:table-cell table:style-name="ce197"/>
          <table:table-cell table:style-name="ce197" office:value-type="float" office:value="25900" calcext:value-type="float">
            <text:p>25,900</text:p>
          </table:table-cell>
          <table:table-cell table:style-name="ce197"/>
          <table:table-cell office:value-type="float" office:value="22600" calcext:value-type="float">
            <text:p>22,600</text:p>
          </table:table-cell>
          <table:table-cell office:value-type="float" office:value="345000" calcext:value-type="float">
            <text:p>34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6700" calcext:value-type="float">
            <text:p>16,700</text:p>
          </table:table-cell>
          <table:table-cell table:style-name="ce197" office:value-type="float" office:value="22200" calcext:value-type="float">
            <text:p>22,200</text:p>
          </table:table-cell>
          <table:table-cell office:value-type="float" office:value="94100" calcext:value-type="float">
            <text:p>94,1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197"/>
          <table:table-cell table:style-name="ce206" office:value-type="float" office:value="3700" calcext:value-type="float">
            <text:p>3,7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49:.S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3-11-28" calcext:value-type="date">
            <text:p>Nov 28, 13</text:p>
          </table:table-cell>
          <table:table-cell table:style-name="ce197" office:value-type="float" office:value="38700" calcext:value-type="float">
            <text:p>38,7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2600" calcext:value-type="float">
            <text:p>22,600</text:p>
          </table:table-cell>
          <table:table-cell office:value-type="float" office:value="348000" calcext:value-type="float">
            <text:p>348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4000" calcext:value-type="float">
            <text:p>44,000</text:p>
          </table:table-cell>
          <table:table-cell office:value-type="float" office:value="17000" calcext:value-type="float">
            <text:p>17,000</text:p>
          </table:table-cell>
          <table:table-cell table:style-name="ce197" office:value-type="float" office:value="23700" calcext:value-type="float">
            <text:p>23,700</text:p>
          </table:table-cell>
          <table:table-cell office:value-type="float" office:value="95900" calcext:value-type="float">
            <text:p>95,9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197"/>
          <table:table-cell table:style-name="ce206" office:value-type="float" office:value="5500" calcext:value-type="float">
            <text:p>5,5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0:.S50])" office:value-type="float" office:value="642410" calcext:value-type="float">
            <text:p>642,4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1-22" calcext:value-type="date">
            <text:p>Jan 22, 14</text:p>
          </table:table-cell>
          <table:table-cell table:style-name="ce197" office:value-type="float" office:value="38900" calcext:value-type="float">
            <text:p>38,9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2800" calcext:value-type="float">
            <text:p>22,800</text:p>
          </table:table-cell>
          <table:table-cell office:value-type="float" office:value="352000" calcext:value-type="float">
            <text:p>35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400" calcext:value-type="float">
            <text:p>44,400</text:p>
          </table:table-cell>
          <table:table-cell office:value-type="float" office:value="17500" calcext:value-type="float">
            <text:p>17,500</text:p>
          </table:table-cell>
          <table:table-cell table:style-name="ce197" office:value-type="float" office:value="25600" calcext:value-type="float">
            <text:p>25,600</text:p>
          </table:table-cell>
          <table:table-cell office:value-type="float" office:value="98200" calcext:value-type="float">
            <text:p>98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200" calcext:value-type="float">
            <text:p>1,200</text:p>
          </table:table-cell>
          <table:table-cell table:style-name="ce197"/>
          <table:table-cell table:style-name="ce199" office:value-type="float" office:value="7100" calcext:value-type="float">
            <text:p>7,100</text:p>
          </table:table-cell>
          <table:table-cell table:style-name="ce197" office:value-type="float" office:value="17" calcext:value-type="float">
            <text:p>17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1:.S51])" office:value-type="float" office:value="653717" calcext:value-type="float">
            <text:p>653,71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4-07" calcext:value-type="date">
            <text:p>Apr 7, 14</text:p>
          </table:table-cell>
          <table:table-cell table:style-name="ce197" office:value-type="float" office:value="39400" calcext:value-type="float">
            <text:p>39,4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3000" calcext:value-type="float">
            <text:p>23,000</text:p>
          </table:table-cell>
          <table:table-cell office:value-type="float" office:value="357000" calcext:value-type="float">
            <text:p>357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800" calcext:value-type="float">
            <text:p>44,800</text:p>
          </table:table-cell>
          <table:table-cell office:value-type="float" office:value="18100" calcext:value-type="float">
            <text:p>18,100</text:p>
          </table:table-cell>
          <table:table-cell table:style-name="ce197" office:value-type="float" office:value="28300" calcext:value-type="float">
            <text:p>28,300</text:p>
          </table:table-cell>
          <table:table-cell office:value-type="float" office:value="101000" calcext:value-type="float">
            <text:p>101,0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office:value-type="float" office:value="1400" calcext:value-type="float">
            <text:p>1,400</text:p>
          </table:table-cell>
          <table:table-cell table:style-name="ce197"/>
          <table:table-cell table:style-name="ce200" office:value-type="float" office:value="9100" calcext:value-type="float">
            <text:p>9,100</text:p>
          </table:table-cell>
          <table:table-cell table:style-name="ce197" office:value-type="float" office:value="32" calcext:value-type="float">
            <text:p>32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2:.S52])" office:value-type="float" office:value="668332" calcext:value-type="float">
            <text:p>668,33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7-03" calcext:value-type="date">
            <text:p>Jul 3, 14</text:p>
          </table:table-cell>
          <table:table-cell table:style-name="ce197" office:value-type="float" office:value="39600" calcext:value-type="float">
            <text:p>39,600</text:p>
          </table:table-cell>
          <table:table-cell table:style-name="ce197"/>
          <table:table-cell table:style-name="ce197" office:value-type="float" office:value="26100" calcext:value-type="float">
            <text:p>26,1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363000" calcext:value-type="float">
            <text:p>363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5200" calcext:value-type="float">
            <text:p>45,200</text:p>
          </table:table-cell>
          <table:table-cell office:value-type="float" office:value="18700" calcext:value-type="float">
            <text:p>18,700</text:p>
          </table:table-cell>
          <table:table-cell table:style-name="ce197" office:value-type="float" office:value="31800" calcext:value-type="float">
            <text:p>31,800</text:p>
          </table:table-cell>
          <table:table-cell office:value-type="float" office:value="104000" calcext:value-type="float">
            <text:p>104,0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office:value-type="float" office:value="1500" calcext:value-type="float">
            <text:p>1,500</text:p>
          </table:table-cell>
          <table:table-cell table:style-name="ce197"/>
          <table:table-cell table:style-name="ce200" office:value-type="float" office:value="11200" calcext:value-type="float">
            <text:p>11,200</text:p>
          </table:table-cell>
          <table:table-cell table:style-name="ce197" office:value-type="float" office:value="274" calcext:value-type="float">
            <text:p>274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3:.S53])" office:value-type="float" office:value="685074" calcext:value-type="float">
            <text:p>685,07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10-04" calcext:value-type="date">
            <text:p>Oct 4, 14</text:p>
          </table:table-cell>
          <table:table-cell table:style-name="ce197" office:value-type="float" office:value="40100" calcext:value-type="float">
            <text:p>40,100</text:p>
          </table:table-cell>
          <table:table-cell table:style-name="ce197"/>
          <table:table-cell table:style-name="ce197" office:value-type="float" office:value="26100" calcext:value-type="float">
            <text:p>26,1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368000" calcext:value-type="float">
            <text:p>36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9100" calcext:value-type="float">
            <text:p>19,100</text:p>
          </table:table-cell>
          <table:table-cell table:style-name="ce197" office:value-type="float" office:value="35400" calcext:value-type="float">
            <text:p>35,400</text:p>
          </table:table-cell>
          <table:table-cell office:value-type="float" office:value="106000" calcext:value-type="float">
            <text:p>106,0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office:value-type="float" office:value="1600" calcext:value-type="float">
            <text:p>1,600</text:p>
          </table:table-cell>
          <table:table-cell table:style-name="ce197"/>
          <table:table-cell table:style-name="ce200" office:value-type="float" office:value="12900" calcext:value-type="float">
            <text:p>12,900</text:p>
          </table:table-cell>
          <table:table-cell table:style-name="ce197" office:value-type="float" office:value="733" calcext:value-type="float">
            <text:p>733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4:.S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1-09" calcext:value-type="date">
            <text:p>Jan 9, 15</text:p>
          </table:table-cell>
          <table:table-cell table:style-name="ce197" office:value-type="float" office:value="40600" calcext:value-type="float">
            <text:p>40,600</text:p>
          </table:table-cell>
          <table:table-cell table:style-name="ce197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300" calcext:value-type="float">
            <text:p>23,300</text:p>
          </table:table-cell>
          <table:table-cell table:style-name="ce202" office:value-type="float" office:value="375000" calcext:value-type="float">
            <text:p>37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9500" calcext:value-type="float">
            <text:p>19,500</text:p>
          </table:table-cell>
          <table:table-cell table:style-name="ce197" office:value-type="float" office:value="38900" calcext:value-type="float">
            <text:p>38,900</text:p>
          </table:table-cell>
          <table:table-cell office:value-type="float" office:value="109000" calcext:value-type="float">
            <text:p>109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197"/>
          <table:table-cell table:style-name="ce200" office:value-type="float" office:value="14700" calcext:value-type="float">
            <text:p>14,7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5:.S55])" office:value-type="float" office:value="716700" calcext:value-type="float">
            <text:p>716,7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5-05-26" calcext:value-type="date">
            <text:p>May 26, 15</text:p>
          </table:table-cell>
          <table:table-cell table:style-name="ce197" office:value-type="float" office:value="40900" calcext:value-type="float">
            <text:p>40,900</text:p>
          </table:table-cell>
          <table:table-cell table:style-name="ce197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table:style-name="ce202" office:value-type="float" office:value="383000" calcext:value-type="float">
            <text:p>38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300" calcext:value-type="float">
            <text:p>46,300</text:p>
          </table:table-cell>
          <table:table-cell office:value-type="float" office:value="19900" calcext:value-type="float">
            <text:p>19,900</text:p>
          </table:table-cell>
          <table:table-cell table:style-name="ce197" office:value-type="float" office:value="44000" calcext:value-type="float">
            <text:p>44,000</text:p>
          </table:table-cell>
          <table:table-cell office:value-type="float" office:value="112000" calcext:value-type="float">
            <text:p>112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/>
          <table:table-cell table:style-name="ce200" office:value-type="float" office:value="16400" calcext:value-type="float">
            <text:p>16,4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200" office:value-type="float" office:value="9" calcext:value-type="float">
            <text:p>9</text:p>
          </table:table-cell>
          <table:table-cell table:style-name="ce197"/>
          <table:table-cell table:style-name="ce62"/>
          <table:table-cell/>
          <table:table-cell table:formula="of:=SUM([.B56:.S56])" office:value-type="float" office:value="736709" calcext:value-type="float">
            <text:p>736,70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6-23" calcext:value-type="date">
            <text:p>Jun 23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9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385000" calcext:value-type="float">
            <text:p>38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400" calcext:value-type="float">
            <text:p>46,400</text:p>
          </table:table-cell>
          <table:table-cell office:value-type="float" office:value="20000" calcext:value-type="float">
            <text:p>20,000</text:p>
          </table:table-cell>
          <table:table-cell table:style-name="ce197" office:value-type="float" office:value="45000" calcext:value-type="float">
            <text:p>45,000</text:p>
          </table:table-cell>
          <table:table-cell office:value-type="float" office:value="113000" calcext:value-type="float">
            <text:p>113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/>
          <table:table-cell table:style-name="ce200" office:value-type="float" office:value="16600" calcext:value-type="float">
            <text:p>16,600</text:p>
          </table:table-cell>
          <table:table-cell table:style-name="ce197" office:value-type="float" office:value="1800" calcext:value-type="float">
            <text:p>1,800</text:p>
          </table:table-cell>
          <table:table-cell table:style-name="ce200" office:value-type="float" office:value="14" calcext:value-type="float">
            <text:p>14</text:p>
          </table:table-cell>
          <table:table-cell table:style-name="ce197"/>
          <table:table-cell table:style-name="ce62"/>
          <table:table-cell/>
          <table:table-cell table:formula="of:=SUM([.B57:.S57])" office:value-type="float" office:value="741414" calcext:value-type="float">
            <text:p>741,41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8-15" calcext:value-type="date">
            <text:p>Aug 15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9"/>
          <table:table-cell table:style-name="ce197" office:value-type="float" office:value="26300" calcext:value-type="float">
            <text:p>26,3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388000" calcext:value-type="float">
            <text:p>38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600" calcext:value-type="float">
            <text:p>46,600</text:p>
          </table:table-cell>
          <table:table-cell office:value-type="float" office:value="20200" calcext:value-type="float">
            <text:p>20,200</text:p>
          </table:table-cell>
          <table:table-cell table:style-name="ce197" office:value-type="float" office:value="46900" calcext:value-type="float">
            <text:p>46,900</text:p>
          </table:table-cell>
          <table:table-cell office:value-type="float" office:value="114000" calcext:value-type="float">
            <text:p>114,000</text:p>
          </table:table-cell>
          <table:table-cell table:style-name="ce197" office:value-type="float" office:value="3100" calcext:value-type="float">
            <text:p>3,1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/>
          <table:table-cell table:style-name="ce200" office:value-type="float" office:value="17200" calcext:value-type="float">
            <text:p>17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200" office:value-type="float" office:value="16" calcext:value-type="float">
            <text:p>16</text:p>
          </table:table-cell>
          <table:table-cell table:style-name="ce197"/>
          <table:table-cell table:style-name="ce62"/>
          <table:table-cell/>
          <table:table-cell table:formula="of:=SUM([.B58:.S58])" office:value-type="float" office:value="748816" calcext:value-type="float">
            <text:p>748,81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10-15" calcext:value-type="date">
            <text:p>Oct 15, 15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391000" calcext:value-type="float">
            <text:p>391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6700" calcext:value-type="float">
            <text:p>46,700</text:p>
          </table:table-cell>
          <table:table-cell office:value-type="float" office:value="20300" calcext:value-type="float">
            <text:p>20,300</text:p>
          </table:table-cell>
          <table:table-cell table:style-name="ce197" office:value-type="float" office:value="51000" calcext:value-type="float">
            <text:p>51,000</text:p>
          </table:table-cell>
          <table:table-cell office:value-type="float" office:value="115000" calcext:value-type="float">
            <text:p>115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197"/>
          <table:table-cell table:style-name="ce200" office:value-type="float" office:value="17700" calcext:value-type="float">
            <text:p>17,7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200" office:value-type="float" office:value="22" calcext:value-type="float">
            <text:p>22</text:p>
          </table:table-cell>
          <table:table-cell table:style-name="ce197"/>
          <table:table-cell table:style-name="ce62"/>
          <table:table-cell/>
          <table:table-cell table:formula="of:=SUM([.B59:.S59])" office:value-type="float" office:value="758822" calcext:value-type="float">
            <text:p>758,8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1-05" calcext:value-type="date">
            <text:p>Jan 5, 16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396000" calcext:value-type="float">
            <text:p>396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7000" calcext:value-type="float">
            <text:p>47,000</text:p>
          </table:table-cell>
          <table:table-cell table:style-name="ce199" office:value-type="float" office:value="20500" calcext:value-type="float">
            <text:p>20,500</text:p>
          </table:table-cell>
          <table:table-cell table:style-name="ce197" office:value-type="float" office:value="51800" calcext:value-type="float">
            <text:p>51,800</text:p>
          </table:table-cell>
          <table:table-cell table:style-name="ce199" office:value-type="float" office:value="116000" calcext:value-type="float">
            <text:p>116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197"/>
          <table:table-cell table:style-name="ce200" office:value-type="float" office:value="18400" calcext:value-type="float">
            <text:p>18,4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200" office:value-type="float" office:value="30" calcext:value-type="float">
            <text:p>30</text:p>
          </table:table-cell>
          <table:table-cell table:style-name="ce197"/>
          <table:table-cell table:style-name="ce62"/>
          <table:table-cell/>
          <table:table-cell table:formula="of:=SUM([.B60:.S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4-06" calcext:value-type="date">
            <text:p>Apr 6, 16</text:p>
          </table:table-cell>
          <table:table-cell table:style-name="ce197" office:value-type="float" office:value="41400" calcext:value-type="float">
            <text:p>41,400</text:p>
          </table:table-cell>
          <table:table-cell table:style-name="ce197"/>
          <table:table-cell table:style-name="ce197" office:value-type="float" office:value="26300" calcext:value-type="float">
            <text:p>26,3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00000" calcext:value-type="float">
            <text:p>40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300" calcext:value-type="float">
            <text:p>47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4400" calcext:value-type="float">
            <text:p>54,400</text:p>
          </table:table-cell>
          <table:table-cell office:value-type="float" office:value="117000" calcext:value-type="float">
            <text:p>117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/>
          <table:table-cell table:style-name="ce200" office:value-type="float" office:value="19000" calcext:value-type="float">
            <text:p>19,000</text:p>
          </table:table-cell>
          <table:table-cell table:style-name="ce198" office:value-type="float" office:value="3600" calcext:value-type="float">
            <text:p>3,600</text:p>
          </table:table-cell>
          <table:table-cell table:style-name="ce200" office:value-type="float" office:value="43" calcext:value-type="float">
            <text:p>43</text:p>
          </table:table-cell>
          <table:table-cell table:style-name="ce198"/>
          <table:table-cell table:style-name="ce62"/>
          <table:table-cell/>
          <table:table-cell table:formula="of:=SUM([.B61:.S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7-08" calcext:value-type="date">
            <text:p>Jul 8, 16</text:p>
          </table:table-cell>
          <table:table-cell table:style-name="ce197" office:value-type="float" office:value="41600" calcext:value-type="float">
            <text:p>41,6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03000" calcext:value-type="float">
            <text:p>40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6900" calcext:value-type="float">
            <text:p>56,900</text:p>
          </table:table-cell>
          <table:table-cell office:value-type="float" office:value="118000" calcext:value-type="float">
            <text:p>118,000</text:p>
          </table:table-cell>
          <table:table-cell table:style-name="ce199" office:value-type="float" office:value="3300" calcext:value-type="float">
            <text:p>3,3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/>
          <table:table-cell table:style-name="ce200" office:value-type="float" office:value="19500" calcext:value-type="float">
            <text:p>19,500</text:p>
          </table:table-cell>
          <table:table-cell table:style-name="ce197" office:value-type="float" office:value="4400" calcext:value-type="float">
            <text:p>4,400</text:p>
          </table:table-cell>
          <table:table-cell table:style-name="ce200" office:value-type="float" office:value="284" calcext:value-type="float">
            <text:p>284</text:p>
          </table:table-cell>
          <table:table-cell table:style-name="ce197"/>
          <table:table-cell table:style-name="ce62"/>
          <table:table-cell/>
          <table:table-cell table:formula="of:=SUM([.B62:.S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9-23" calcext:value-type="date">
            <text:p>Sep 23, 16</text:p>
          </table:table-cell>
          <table:table-cell table:style-name="ce197" office:value-type="float" office:value="41700" calcext:value-type="float">
            <text:p>41,7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table:style-name="ce202" office:value-type="float" office:value="406000" calcext:value-type="float">
            <text:p>406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8400" calcext:value-type="float">
            <text:p>5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3400" calcext:value-type="float">
            <text:p>3,4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197"/>
          <table:table-cell table:style-name="ce200" office:value-type="float" office:value="19900" calcext:value-type="float">
            <text:p>19,900</text:p>
          </table:table-cell>
          <table:table-cell table:style-name="ce197" office:value-type="float" office:value="5000" calcext:value-type="float">
            <text:p>5,000</text:p>
          </table:table-cell>
          <table:table-cell table:style-name="ce200" office:value-type="float" office:value="504" calcext:value-type="float">
            <text:p>504</text:p>
          </table:table-cell>
          <table:table-cell table:style-name="ce197"/>
          <table:table-cell table:style-name="ce62"/>
          <table:table-cell/>
          <table:table-cell table:formula="of:=SUM([.B63:.S63])" office:value-type="float" office:value="793004" calcext:value-type="float">
            <text:p>793,0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1-14" calcext:value-type="date">
            <text:p>Jan 14, 17</text:p>
          </table:table-cell>
          <table:table-cell table:style-name="ce197" office:value-type="float" office:value="42000" calcext:value-type="float">
            <text:p>42,0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office:value-type="float" office:value="409000" calcext:value-type="float">
            <text:p>40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0000" calcext:value-type="float">
            <text:p>60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500" calcext:value-type="float">
            <text:p>3,5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197"/>
          <table:table-cell table:style-name="ce200" office:value-type="float" office:value="20400" calcext:value-type="float">
            <text:p>20,4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200" office:value-type="float" office:value="697" calcext:value-type="float">
            <text:p>697</text:p>
          </table:table-cell>
          <table:table-cell table:style-name="ce197" office:value-type="float" office:value="1600" calcext:value-type="float">
            <text:p>1,600</text:p>
          </table:table-cell>
          <table:table-cell table:style-name="ce62"/>
          <table:table-cell/>
          <table:table-cell table:formula="of:=SUM([.B64:.S64])" office:value-type="float" office:value="802497" calcext:value-type="float">
            <text:p>802,49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4-03" calcext:value-type="date">
            <text:p>Apr 3, 17</text:p>
          </table:table-cell>
          <table:table-cell table:style-name="ce197" office:value-type="float" office:value="42100" calcext:value-type="float">
            <text:p>42,1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table:style-name="ce202" office:value-type="float" office:value="412000" calcext:value-type="float">
            <text:p>41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200" calcext:value-type="float">
            <text:p>48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0900" calcext:value-type="float">
            <text:p>60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600" calcext:value-type="float">
            <text:p>3,6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/>
          <table:table-cell table:style-name="ce207" office:value-type="float" office:value="20500" calcext:value-type="float">
            <text:p>20,5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200" office:value-type="float" office:value="806" calcext:value-type="float">
            <text:p>806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62"/>
          <table:table-cell/>
          <table:table-cell table:formula="of:=SUM([.B65:.S65])" office:value-type="float" office:value="808906" calcext:value-type="float">
            <text:p>808,90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7-03" calcext:value-type="date">
            <text:p>Jul 3, 17</text:p>
          </table:table-cell>
          <table:table-cell table:style-name="ce197" office:value-type="float" office:value="42400" calcext:value-type="float">
            <text:p>42,4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office:value-type="float" office:value="415000" calcext:value-type="float">
            <text:p>41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2100" calcext:value-type="float">
            <text:p>62,1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700" calcext:value-type="float">
            <text:p>3,7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/>
          <table:table-cell table:style-name="ce200" office:value-type="float" office:value="21100" calcext:value-type="float">
            <text:p>21,100</text:p>
          </table:table-cell>
          <table:table-cell table:style-name="ce197" office:value-type="float" office:value="6900" calcext:value-type="float">
            <text:p>6,900</text:p>
          </table:table-cell>
          <table:table-cell table:style-name="ce200" office:value-type="float" office:value="1300" calcext:value-type="float">
            <text:p>1,3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62"/>
          <table:table-cell/>
          <table:table-cell table:formula="of:=SUM([.B66:.S66])" office:value-type="float" office:value="816500" calcext:value-type="float">
            <text:p>816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10-03" calcext:value-type="date">
            <text:p>Oct 3, 17</text:p>
          </table:table-cell>
          <table:table-cell table:style-name="ce197" office:value-type="float" office:value="42500" calcext:value-type="float">
            <text:p>42,5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table:style-name="ce202" office:value-type="float" office:value="417500" calcext:value-type="float">
            <text:p>417,5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2900" calcext:value-type="float">
            <text:p>62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/>
          <table:table-cell table:style-name="ce200" office:value-type="float" office:value="21500" calcext:value-type="float">
            <text:p>21,500</text:p>
          </table:table-cell>
          <table:table-cell table:style-name="ce197" office:value-type="float" office:value="7300" calcext:value-type="float">
            <text:p>7,300</text:p>
          </table:table-cell>
          <table:table-cell table:style-name="ce200" office:value-type="float" office:value="2500" calcext:value-type="float">
            <text:p>2,500</text:p>
          </table:table-cell>
          <table:table-cell table:style-name="ce197" office:value-type="float" office:value="4600" calcext:value-type="float">
            <text:p>4,600</text:p>
          </table:table-cell>
          <table:table-cell table:style-name="ce62"/>
          <table:table-cell/>
          <table:table-cell table:formula="of:=SUM([.B67:.S67])" office:value-type="float" office:value="822600" calcext:value-type="float">
            <text:p>822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1-10" calcext:value-type="date">
            <text:p>Jan 10, 18</text:p>
          </table:table-cell>
          <table:table-cell table:style-name="ce197" office:value-type="float" office:value="42700" calcext:value-type="float">
            <text:p>42,7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table:style-name="ce199" office:value-type="float" office:value="419500" calcext:value-type="float">
            <text:p>419,5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3400" calcext:value-type="float">
            <text:p>63,4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/>
          <table:table-cell table:style-name="ce200" office:value-type="float" office:value="21800" calcext:value-type="float">
            <text:p>21,800</text:p>
          </table:table-cell>
          <table:table-cell table:style-name="ce197" office:value-type="float" office:value="7700" calcext:value-type="float">
            <text:p>7,700</text:p>
          </table:table-cell>
          <table:table-cell table:style-name="ce200" office:value-type="float" office:value="3600" calcext:value-type="float">
            <text:p>3,600</text:p>
          </table:table-cell>
          <table:table-cell table:style-name="ce197" office:value-type="float" office:value="5200" calcext:value-type="float">
            <text:p>5,200</text:p>
          </table:table-cell>
          <table:table-cell table:style-name="ce62"/>
          <table:table-cell/>
          <table:table-cell table:formula="of:=SUM([.B68:.S68])" office:value-type="float" office:value="828900" calcext:value-type="float">
            <text:p>828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4-05" calcext:value-type="date">
            <text:p>Apr 5, 18</text:p>
          </table:table-cell>
          <table:table-cell table:style-name="ce197" office:value-type="float" office:value="42800" calcext:value-type="float">
            <text:p>42,8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21000" calcext:value-type="float">
            <text:p>421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000" calcext:value-type="float">
            <text:p>64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/>
          <table:table-cell table:style-name="ce200" office:value-type="float" office:value="22000" calcext:value-type="float">
            <text:p>22,000</text:p>
          </table:table-cell>
          <table:table-cell table:style-name="ce197" office:value-type="float" office:value="8000" calcext:value-type="float">
            <text:p>8,000</text:p>
          </table:table-cell>
          <table:table-cell table:style-name="ce200" office:value-type="float" office:value="4500" calcext:value-type="float">
            <text:p>4,500</text:p>
          </table:table-cell>
          <table:table-cell table:style-name="ce197" office:value-type="float" office:value="5400" calcext:value-type="float">
            <text:p>5,400</text:p>
          </table:table-cell>
          <table:table-cell table:style-name="ce62"/>
          <table:table-cell/>
          <table:table-cell table:formula="of:=SUM([.B69:.S69])" office:value-type="float" office:value="832900" calcext:value-type="float">
            <text:p>832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7-17" calcext:value-type="date">
            <text:p>Jul 17, 18</text:p>
          </table:table-cell>
          <table:table-cell table:style-name="ce197" office:value-type="float" office:value="43000" calcext:value-type="float">
            <text:p>43,000</text:p>
          </table:table-cell>
          <table:table-cell table:style-name="ce197"/>
          <table:table-cell table:style-name="ce197" office:value-type="float" office:value="26600" calcext:value-type="float">
            <text:p>26,6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23000" calcext:value-type="float">
            <text:p>423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100" calcext:value-type="float">
            <text:p>49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700" calcext:value-type="float">
            <text:p>64,7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/>
          <table:table-cell table:style-name="ce200" table:formula="of:=26800-4600" office:value-type="float" office:value="22200" calcext:value-type="float">
            <text:p>22,200</text:p>
          </table:table-cell>
          <table:table-cell table:style-name="ce197" office:value-type="float" office:value="8200" calcext:value-type="float">
            <text:p>8,200</text:p>
          </table:table-cell>
          <table:table-cell table:style-name="ce200" office:value-type="float" office:value="6100" calcext:value-type="float">
            <text:p>6,100</text:p>
          </table:table-cell>
          <table:table-cell table:style-name="ce197" office:value-type="float" office:value="5700" calcext:value-type="float">
            <text:p>5,700</text:p>
          </table:table-cell>
          <table:table-cell table:style-name="ce62"/>
          <table:table-cell/>
          <table:table-cell table:formula="of:=SUM([.B70:.S70])" office:value-type="float" office:value="838500" calcext:value-type="float">
            <text:p>838,5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8-09-24" calcext:value-type="date">
            <text:p>Sep 24, 18</text:p>
          </table:table-cell>
          <table:table-cell table:style-name="ce197" office:value-type="float" office:value="43100" calcext:value-type="float">
            <text:p>43,100</text:p>
          </table:table-cell>
          <table:table-cell table:style-name="ce197"/>
          <table:table-cell table:style-name="ce197" office:value-type="float" office:value="26600" calcext:value-type="float">
            <text:p>26,6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5100" calcext:value-type="float">
            <text:p>65,1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/>
          <table:table-cell table:style-name="ce200" table:formula="of:=27000-4600" office:value-type="float" office:value="22400" calcext:value-type="float">
            <text:p>22,400</text:p>
          </table:table-cell>
          <table:table-cell table:style-name="ce197" office:value-type="float" office:value="8300" calcext:value-type="float">
            <text:p>8,300</text:p>
          </table:table-cell>
          <table:table-cell table:style-name="ce200" office:value-type="float" office:value="7600" calcext:value-type="float">
            <text:p>7,6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62"/>
          <table:table-cell/>
          <table:table-cell table:formula="of:=SUM([.B71:.S71])" office:value-type="float" office:value="843000" calcext:value-type="float">
            <text:p>843,0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11-02" calcext:value-type="date">
            <text:p>Nov 2, 18</text:p>
          </table:table-cell>
          <table:table-cell table:style-name="ce197" office:value-type="float" office:value="43200" calcext:value-type="float">
            <text:p>43,2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200" calcext:value-type="float">
            <text:p>65,2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/>
          <table:table-cell table:style-name="ce200" table:formula="of:=27200-4600" office:value-type="float" office:value="22600" calcext:value-type="float">
            <text:p>22,6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200" office:value-type="float" office:value="8400" calcext:value-type="float">
            <text:p>8,4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62"/>
          <table:table-cell/>
          <table:table-cell table:formula="of:=SUM([.B72:.S72])" office:value-type="float" office:value="844300" calcext:value-type="float">
            <text:p>84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1-03" calcext:value-type="date">
            <text:p>Jan 3, 19</text:p>
          </table:table-cell>
          <table:table-cell table:style-name="ce197" office:value-type="float" office:value="43300" calcext:value-type="float">
            <text:p>43,3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6000" calcext:value-type="float">
            <text:p>426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500" calcext:value-type="float">
            <text:p>65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/>
          <table:table-cell table:style-name="ce200" table:formula="of:=27300-4600" office:value-type="float" office:value="22700" calcext:value-type="float">
            <text:p>22,7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198" office:value-type="float" office:value="9500" calcext:value-type="float">
            <text:p>9,500</text:p>
          </table:table-cell>
          <table:table-cell table:style-name="ce197" office:value-type="float" office:value="5900" calcext:value-type="float">
            <text:p>5,900</text:p>
          </table:table-cell>
          <table:table-cell table:style-name="ce197"/>
          <table:table-cell/>
          <table:table-cell table:formula="of:=SUM([.B73:.S73])" office:value-type="float" office:value="847100" calcext:value-type="float">
            <text:p>847,1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3-30" calcext:value-type="date">
            <text:p>Mar 30, 19</text:p>
          </table:table-cell>
          <table:table-cell table:style-name="ce197" office:value-type="float" office:value="43400" calcext:value-type="float">
            <text:p>43,4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7000" calcext:value-type="float">
            <text:p>427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000" calcext:value-type="float">
            <text:p>66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/>
          <table:table-cell table:style-name="ce200" table:formula="of:=27400-4600" office:value-type="float" office:value="22800" calcext:value-type="float">
            <text:p>22,8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1000" calcext:value-type="float">
            <text:p>11,000</text:p>
          </table:table-cell>
          <table:table-cell table:style-name="ce197" office:value-type="float" office:value="6000" calcext:value-type="float">
            <text:p>6,000</text:p>
          </table:table-cell>
          <table:table-cell table:style-name="ce197"/>
          <table:table-cell/>
          <table:table-cell table:formula="of:=SUM([.B74:.S74])" office:value-type="float" office:value="850600" calcext:value-type="float">
            <text:p>850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7-01" calcext:value-type="date">
            <text:p>Jul 1, 19</text:p>
          </table:table-cell>
          <table:table-cell table:style-name="ce197" office:value-type="float" office:value="43600" calcext:value-type="float">
            <text:p>43,6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8000" calcext:value-type="float">
            <text:p>42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500" calcext:value-type="float">
            <text:p>66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/>
          <table:table-cell table:style-name="ce208" table:formula="of:=27700-4600" office:value-type="float" office:value="23100" calcext:value-type="float">
            <text:p>23,1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2400" calcext:value-type="float">
            <text:p>12,400</text:p>
          </table:table-cell>
          <table:table-cell table:style-name="ce197" office:value-type="float" office:value="6100" calcext:value-type="float">
            <text:p>6,100</text:p>
          </table:table-cell>
          <table:table-cell table:style-name="ce197"/>
          <table:table-cell/>
          <table:table-cell table:formula="of:=SUM([.B75:.S75])" office:value-type="float" office:value="854300" calcext:value-type="float">
            <text:p>85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10-03" calcext:value-type="date">
            <text:p>Oct 3, 19</text:p>
          </table:table-cell>
          <table:table-cell table:style-name="ce197" office:value-type="float" office:value="43700" calcext:value-type="float">
            <text:p>43,7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000" calcext:value-type="float">
            <text:p>67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/>
          <table:table-cell table:style-name="ce200" table:formula="of:=27900-4600" office:value-type="float" office:value="23300" calcext:value-type="float">
            <text:p>23,3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3600" calcext:value-type="float">
            <text:p>13,600</text:p>
          </table:table-cell>
          <table:table-cell table:style-name="ce197" office:value-type="float" office:value="6200" calcext:value-type="float">
            <text:p>6,200</text:p>
          </table:table-cell>
          <table:table-cell table:style-name="ce197"/>
          <table:table-cell/>
          <table:table-cell table:formula="of:=SUM([.B76:.S76])" office:value-type="float" office:value="857800" calcext:value-type="float">
            <text:p>85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1-01" calcext:value-type="date">
            <text:p>Jan 1, 20</text:p>
          </table:table-cell>
          <table:table-cell table:style-name="ce197" office:value-type="float" office:value="43800" calcext:value-type="float">
            <text:p>43,8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200" calcext:value-type="float">
            <text:p>67,2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/>
          <table:table-cell table:style-name="ce200" table:formula="of:=28100-4600" office:value-type="float" office:value="23500" calcext:value-type="float">
            <text:p>23,5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4600" calcext:value-type="float">
            <text:p>14,600</text:p>
          </table:table-cell>
          <table:table-cell table:style-name="ce197" office:value-type="float" office:value="6200" calcext:value-type="float">
            <text:p>6,200</text:p>
          </table:table-cell>
          <table:table-cell table:style-name="ce197"/>
          <table:table-cell/>
          <table:table-cell table:formula="of:=SUM([.B77:.S77])" office:value-type="float" office:value="858300" calcext:value-type="float">
            <text:p>858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4-01" calcext:value-type="date">
            <text:p>Apr 1, 20</text:p>
          </table:table-cell>
          <table:table-cell table:style-name="ce197" office:value-type="float" office:value="43900" calcext:value-type="float">
            <text:p>43,9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30000" calcext:value-type="float">
            <text:p>43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500" calcext:value-type="float">
            <text:p>67,5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/>
          <table:table-cell table:style-name="ce200" table:formula="of:=28200-4600" office:value-type="float" office:value="23600" calcext:value-type="float">
            <text:p>23,6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6300" calcext:value-type="float">
            <text:p>16,3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78:.S78])" office:value-type="float" office:value="861700" calcext:value-type="float">
            <text:p>861,7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7-01" calcext:value-type="date">
            <text:p>Jul 1, 20</text:p>
          </table:table-cell>
          <table:table-cell table:style-name="ce197" office:value-type="float" office:value="44000" calcext:value-type="float">
            <text:p>44,0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700" calcext:value-type="float">
            <text:p>67,7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/>
          <table:table-cell table:style-name="ce200" table:formula="of:=28300-4600" office:value-type="float" office:value="23700" calcext:value-type="float">
            <text:p>23,700</text:p>
          </table:table-cell>
          <table:table-cell table:style-name="ce197" office:value-type="float" office:value="9200" calcext:value-type="float">
            <text:p>9,200</text:p>
          </table:table-cell>
          <table:table-cell table:style-name="ce200" office:value-type="float" office:value="18000" calcext:value-type="float">
            <text:p>18,0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79:.S79])" office:value-type="float" office:value="866200" calcext:value-type="float">
            <text:p>866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10-01" calcext:value-type="date">
            <text:p>Oct 1, 20</text:p>
          </table:table-cell>
          <table:table-cell table:style-name="ce197" office:value-type="float" office:value="44100" calcext:value-type="float">
            <text:p>44,1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900" calcext:value-type="float">
            <text:p>67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/>
          <table:table-cell table:style-name="ce200" table:formula="of:=28400-4600" office:value-type="float" office:value="23800" calcext:value-type="float">
            <text:p>23,800</text:p>
          </table:table-cell>
          <table:table-cell table:style-name="ce197" office:value-type="float" office:value="9500" calcext:value-type="float">
            <text:p>9,500</text:p>
          </table:table-cell>
          <table:table-cell table:style-name="ce200" office:value-type="float" office:value="19400" calcext:value-type="float">
            <text:p>19,4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80:.S80])" office:value-type="float" office:value="868200" calcext:value-type="float">
            <text:p>868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1-01" calcext:value-type="date">
            <text:p>Jan 1, 21</text:p>
          </table:table-cell>
          <table:table-cell table:style-name="ce197" office:value-type="float" office:value="44300" calcext:value-type="float">
            <text:p>44,300</text:p>
          </table:table-cell>
          <table:table-cell table:style-name="ce197"/>
          <table:table-cell table:style-name="ce199" office:value-type="float" office:value="26900" calcext:value-type="float">
            <text:p>26,900</text:p>
          </table:table-cell>
          <table:table-cell table:style-name="ce199"/>
          <table:table-cell office:value-type="float" office:value="23300" calcext:value-type="float">
            <text:p>23,300</text:p>
          </table:table-cell>
          <table:table-cell office:value-type="float" office:value="433000" calcext:value-type="float">
            <text:p>43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8000" calcext:value-type="float">
            <text:p>68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/>
          <table:table-cell table:style-name="ce209" table:formula="of:=28500-4600" office:value-type="float" office:value="23900" calcext:value-type="float">
            <text:p>23,900</text:p>
          </table:table-cell>
          <table:table-cell table:style-name="ce197" office:value-type="float" office:value="9900" calcext:value-type="float">
            <text:p>9,900</text:p>
          </table:table-cell>
          <table:table-cell table:style-name="ce200" office:value-type="float" office:value="20600" calcext:value-type="float">
            <text:p>20,6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81:.S81])" office:value-type="float" office:value="871300" calcext:value-type="float">
            <text:p>871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4-01" calcext:value-type="date">
            <text:p>Apr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4000" calcext:value-type="float">
            <text:p>434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/>
          <table:table-cell table:style-name="ce209" table:formula="of:=29000-4600" office:value-type="float" office:value="24400" calcext:value-type="float">
            <text:p>24,400</text:p>
          </table:table-cell>
          <table:table-cell table:style-name="ce197" office:value-type="float" office:value="10100" calcext:value-type="float">
            <text:p>10,100</text:p>
          </table:table-cell>
          <table:table-cell table:style-name="ce200" office:value-type="float" office:value="21700" calcext:value-type="float">
            <text:p>21,7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2:.S82])" office:value-type="float" office:value="873200" calcext:value-type="float">
            <text:p>87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7-01" calcext:value-type="date">
            <text:p>Jul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5000" calcext:value-type="float">
            <text:p>435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/>
          <table:table-cell table:style-name="ce200" table:formula="of:=29400-4600" office:value-type="float" office:value="24800" calcext:value-type="float">
            <text:p>24,8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2700" calcext:value-type="float">
            <text:p>22,7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3:.S83])" office:value-type="float" office:value="875800" calcext:value-type="float">
            <text:p>875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10-01" calcext:value-type="date">
            <text:p>Oct 1, 21</text:p>
          </table:table-cell>
          <table:table-cell table:style-name="ce197" office:value-type="float" office:value="44600" calcext:value-type="float">
            <text:p>44,6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/>
          <table:table-cell table:style-name="ce200" table:formula="of:=29600-4600" office:value-type="float" office:value="25000" calcext:value-type="float">
            <text:p>25,0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3500" calcext:value-type="float">
            <text:p>23,5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4:.S84])" office:value-type="float" office:value="877800" calcext:value-type="float">
            <text:p>87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1-01" calcext:value-type="date">
            <text:p>Jan 1, 22</text:p>
          </table:table-cell>
          <table:table-cell table:style-name="ce197" office:value-type="float" office:value="44700" calcext:value-type="float">
            <text:p>44,7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/>
          <table:table-cell table:style-name="ce209" table:formula="of:=29700-4600" office:value-type="float" office:value="25100" calcext:value-type="float">
            <text:p>25,100</text:p>
          </table:table-cell>
          <table:table-cell table:style-name="ce197" office:value-type="float" office:value="10400" calcext:value-type="float">
            <text:p>10,400</text:p>
          </table:table-cell>
          <table:table-cell table:style-name="ce200" office:value-type="float" office:value="24400" calcext:value-type="float">
            <text:p>24,4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5:.S85])" office:value-type="float" office:value="879300" calcext:value-type="float">
            <text:p>879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4-08" calcext:value-type="date">
            <text:p>Apr 8, 22</text:p>
          </table:table-cell>
          <table:table-cell table:style-name="ce197" office:value-type="float" office:value="44900" calcext:value-type="float">
            <text:p>44,9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7000" calcext:value-type="float">
            <text:p>437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/>
          <table:table-cell table:style-name="ce200" table:formula="of:=29800-4600" office:value-type="float" office:value="25200" calcext:value-type="float">
            <text:p>25,2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100" calcext:value-type="float">
            <text:p>25,1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6:.S86])" office:value-type="float" office:value="881500" calcext:value-type="float">
            <text:p>881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7-04" calcext:value-type="date">
            <text:p>Jul 4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/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600" calcext:value-type="float">
            <text:p>25,6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7:.S87])" office:value-type="float" office:value="883200" calcext:value-type="float">
            <text:p>88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8-02" calcext:value-type="date">
            <text:p>Aug 2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71*25+4" office:value-type="float" office:value="116779" calcext:value-type="float">
            <text:p>116,779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/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800" calcext:value-type="float">
            <text:p>25,8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8:.S88])" office:value-type="float" office:value="881179" calcext:value-type="float">
            <text:p>881,17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9-20" calcext:value-type="date">
            <text:p>Sep 20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88]" office:value-type="float" office:value="23100" calcext:value-type="float">
            <text:p>23,100</text:p>
          </table:table-cell>
          <table:table-cell table:formula="of:=25*16495+19" office:value-type="float" office:value="412394" calcext:value-type="float">
            <text:p>412,394</text:p>
          </table:table-cell>
          <table:table-cell table:formula="of:=[.H88]" office:value-type="float" office:value="18200" calcext:value-type="float">
            <text:p>18,200</text:p>
          </table:table-cell>
          <table:table-cell table:formula="of:=25*1906+4" office:value-type="float" office:value="47654" calcext:value-type="float">
            <text:p>47,654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7*25+23" office:value-type="float" office:value="116698" calcext:value-type="float">
            <text:p>116,698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/>
          <table:table-cell table:style-name="ce200" table:formula="of:=1180*25+4-4600" office:value-type="float" office:value="24904" calcext:value-type="float">
            <text:p>24,90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85*25+9" office:value-type="float" office:value="24634" calcext:value-type="float">
            <text:p>24,634</text:p>
          </table:table-cell>
          <table:table-cell table:style-name="ce197" table:formula="of:=[.S88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9:.S89])" office:value-type="float" office:value="852284" calcext:value-type="float">
            <text:p>852,2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10-23" calcext:value-type="date">
            <text:p>Oct 23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89]" office:value-type="float" office:value="23100" calcext:value-type="float">
            <text:p>23,100</text:p>
          </table:table-cell>
          <table:table-cell table:formula="of:=25*16498+16" office:value-type="float" office:value="412466" calcext:value-type="float">
            <text:p>412,466</text:p>
          </table:table-cell>
          <table:table-cell table:formula="of:=[.H89]" office:value-type="float" office:value="18200" calcext:value-type="float">
            <text:p>18,200</text:p>
          </table:table-cell>
          <table:table-cell table:formula="of:=25*1907+12" office:value-type="float" office:value="47687" calcext:value-type="float">
            <text:p>47,687</text:p>
          </table:table-cell>
          <table:table-cell table:formula="of:=25*796+3" office:value-type="float" office:value="19903" calcext:value-type="float">
            <text:p>19,903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6*25+5" office:value-type="float" office:value="116655" calcext:value-type="float">
            <text:p>116,655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/>
          <table:table-cell table:style-name="ce200" table:formula="of:=25*1181+2-4600" office:value-type="float" office:value="24927" calcext:value-type="float">
            <text:p>24,927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92*25+4" office:value-type="float" office:value="24804" calcext:value-type="float">
            <text:p>24,804</text:p>
          </table:table-cell>
          <table:table-cell table:style-name="ce197" table:formula="of:=[.S89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0:.S90])" office:value-type="float" office:value="852042" calcext:value-type="float">
            <text:p>852,04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1-01" calcext:value-type="date">
            <text:p>Jan 1, 23</text:p>
          </table:table-cell>
          <table:table-cell table:style-name="ce197" office:value-type="float" office:value="45300" calcext:value-type="float">
            <text:p>45,3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90]" office:value-type="float" office:value="23100" calcext:value-type="float">
            <text:p>23,100</text:p>
          </table:table-cell>
          <table:table-cell table:formula="of:=16498*25+3" office:value-type="float" office:value="412453" calcext:value-type="float">
            <text:p>412,453</text:p>
          </table:table-cell>
          <table:table-cell table:formula="of:=[.H90]" office:value-type="float" office:value="18200" calcext:value-type="float">
            <text:p>18,200</text:p>
          </table:table-cell>
          <table:table-cell table:formula="of:=1906*25-2" office:value-type="float" office:value="47648" calcext:value-type="float">
            <text:p>47,648</text:p>
          </table:table-cell>
          <table:table-cell table:formula="of:=794*25+12" office:value-type="float" office:value="19862" calcext:value-type="float">
            <text:p>19,862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2*25+2" office:value-type="float" office:value="116552" calcext:value-type="float">
            <text:p>116,552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/>
          <table:table-cell table:style-name="ce200" table:formula="of:=1181*25+9-4600" office:value-type="float" office:value="24934" calcext:value-type="float">
            <text:p>24,93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1003*25-2" office:value-type="float" office:value="25073" calcext:value-type="float">
            <text:p>25,073</text:p>
          </table:table-cell>
          <table:table-cell table:style-name="ce197" table:formula="of:=[.S90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1:.S91])" office:value-type="float" office:value="852322" calcext:value-type="float">
            <text:p>852,3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3-03" calcext:value-type="date">
            <text:p>Mar 3, 23</text:p>
          </table:table-cell>
          <table:table-cell table:style-name="ce197" table:formula="of:=19+25*1657" office:value-type="float" office:value="41444" calcext:value-type="float">
            <text:p>41,444</text:p>
          </table:table-cell>
          <table:table-cell table:style-name="ce197"/>
          <table:table-cell table:style-name="ce197" table:formula="of:=2+25*1051" office:value-type="float" office:value="26277" calcext:value-type="float">
            <text:p>26,277</text:p>
          </table:table-cell>
          <table:table-cell table:style-name="ce197"/>
          <table:table-cell table:formula="of:=[.F91]" office:value-type="float" office:value="23100" calcext:value-type="float">
            <text:p>23,100</text:p>
          </table:table-cell>
          <table:table-cell table:formula="of:=25*16508+6" office:value-type="float" office:value="412706" calcext:value-type="float">
            <text:p>412,706</text:p>
          </table:table-cell>
          <table:table-cell table:formula="of:=[.H91]" office:value-type="float" office:value="18200" calcext:value-type="float">
            <text:p>18,200</text:p>
          </table:table-cell>
          <table:table-cell table:formula="of:=1905*25+6" office:value-type="float" office:value="47631" calcext:value-type="float">
            <text:p>47,631</text:p>
          </table:table-cell>
          <table:table-cell table:formula="of:=23+25*793" office:value-type="float" office:value="19848" calcext:value-type="float">
            <text:p>19,848</text:p>
          </table:table-cell>
          <table:table-cell table:style-name="ce197" table:formula="of:=20+25*2669" office:value-type="float" office:value="66745" calcext:value-type="float">
            <text:p>66,745</text:p>
          </table:table-cell>
          <table:table-cell table:formula="of:=7+25*4659" office:value-type="float" office:value="116482" calcext:value-type="float">
            <text:p>116,482</text:p>
          </table:table-cell>
          <table:table-cell table:style-name="ce197" table:formula="of:=21+154*25" office:value-type="float" office:value="3871" calcext:value-type="float">
            <text:p>3,871</text:p>
          </table:table-cell>
          <table:table-cell table:style-name="ce197" table:formula="of:=7+25*110" office:value-type="float" office:value="2757" calcext:value-type="float">
            <text:p>2,757</text:p>
          </table:table-cell>
          <table:table-cell table:style-name="ce197"/>
          <table:table-cell table:style-name="ce200" table:formula="of:=14+25*1182-4600" office:value-type="float" office:value="24964" calcext:value-type="float">
            <text:p>24,964</text:p>
          </table:table-cell>
          <table:table-cell table:style-name="ce197" table:formula="of:=9+25*416" office:value-type="float" office:value="10409" calcext:value-type="float">
            <text:p>10,409</text:p>
          </table:table-cell>
          <table:table-cell table:style-name="ce200" table:formula="of:=4+25*1013" office:value-type="float" office:value="25329" calcext:value-type="float">
            <text:p>25,329</text:p>
          </table:table-cell>
          <table:table-cell table:style-name="ce197" table:formula="of:=[.S91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2:.S92])" office:value-type="float" office:value="846063" calcext:value-type="float">
            <text:p>846,06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4-03" calcext:value-type="date">
            <text:p>Apr 3, 23</text:p>
          </table:table-cell>
          <table:table-cell table:style-name="ce197" table:formula="of:=25*1658+19" office:value-type="float" office:value="41469" calcext:value-type="float">
            <text:p>41,469</text:p>
          </table:table-cell>
          <table:table-cell table:style-name="ce197"/>
          <table:table-cell table:style-name="ce197" table:formula="of:=23+25*1050" office:value-type="float" office:value="26273" calcext:value-type="float">
            <text:p>26,273</text:p>
          </table:table-cell>
          <table:table-cell table:style-name="ce197"/>
          <table:table-cell office:value-type="float" office:value="22859" calcext:value-type="float">
            <text:p>22,859</text:p>
          </table:table-cell>
          <table:table-cell table:formula="of:=25*16506+17" office:value-type="float" office:value="412667" calcext:value-type="float">
            <text:p>412,667</text:p>
          </table:table-cell>
          <table:table-cell office:value-type="float" office:value="17618" calcext:value-type="float">
            <text:p>17,618</text:p>
          </table:table-cell>
          <table:table-cell table:formula="of:=25*1905+17" office:value-type="float" office:value="47642" calcext:value-type="float">
            <text:p>47,642</text:p>
          </table:table-cell>
          <table:table-cell table:formula="of:=25*793+17" office:value-type="float" office:value="19842" calcext:value-type="float">
            <text:p>19,842</text:p>
          </table:table-cell>
          <table:table-cell table:style-name="ce197" table:formula="of:=25*2670+23" office:value-type="float" office:value="66773" calcext:value-type="float">
            <text:p>66,773</text:p>
          </table:table-cell>
          <table:table-cell table:formula="of:=25*4656+24" office:value-type="float" office:value="116424" calcext:value-type="float">
            <text:p>116,424</text:p>
          </table:table-cell>
          <table:table-cell table:style-name="ce197" table:formula="of:=25*154+20" office:value-type="float" office:value="3870" calcext:value-type="float">
            <text:p>3,870</text:p>
          </table:table-cell>
          <table:table-cell table:style-name="ce197" table:formula="of:=110*25+9" office:value-type="float" office:value="2759" calcext:value-type="float">
            <text:p>2,759</text:p>
          </table:table-cell>
          <table:table-cell table:style-name="ce197"/>
          <table:table-cell table:style-name="ce200" table:formula="of:=25*1183+17-4600" office:value-type="float" office:value="24992" calcext:value-type="float">
            <text:p>24,992</text:p>
          </table:table-cell>
          <table:table-cell table:style-name="ce197" table:formula="of:=25*416+22" office:value-type="float" office:value="10422" calcext:value-type="float">
            <text:p>10,422</text:p>
          </table:table-cell>
          <table:table-cell table:style-name="ce200" table:formula="of:=25*1017+15" office:value-type="float" office:value="25440" calcext:value-type="float">
            <text:p>25,440</text:p>
          </table:table-cell>
          <table:table-cell table:style-name="ce197" table:formula="of:=[.S92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3:.S93])" office:value-type="float" office:value="845350" calcext:value-type="float">
            <text:p>845,350</text:p>
          </table:table-cell>
          <table:table-cell table:number-columns-repeated="1007"/>
        </table:table-row>
        <table:table-row table:style-name="ro2">
          <table:table-cell office:value-type="date" office:date-value="2023-06-30" calcext:value-type="date">
            <text:p>06/30/23</text:p>
          </table:table-cell>
          <table:table-cell table:formula="of:=25*1658+12" office:value-type="float" office:value="41462" calcext:value-type="float">
            <text:p>41,462</text:p>
          </table:table-cell>
          <table:table-cell table:formula="of:=25*4515+24" office:value-type="float" office:value="112899" calcext:value-type="float">
            <text:p>112,899</text:p>
          </table:table-cell>
          <table:table-cell table:formula="of:=25*1050+13" office:value-type="float" office:value="26263" calcext:value-type="float">
            <text:p>26,263</text:p>
          </table:table-cell>
          <table:table-cell table:formula="of:=25*3294+6" office:value-type="float" office:value="82356" calcext:value-type="float">
            <text:p>82,356</text:p>
          </table:table-cell>
          <table:table-cell table:formula="of:=25*914+11" office:value-type="float" office:value="22861" calcext:value-type="float">
            <text:p>22,861</text:p>
          </table:table-cell>
          <table:table-cell table:formula="of:=16521*25+3" office:value-type="float" office:value="413028" calcext:value-type="float">
            <text:p>413,028</text:p>
          </table:table-cell>
          <table:table-cell table:formula="of:=25*704+21" office:value-type="float" office:value="17621" calcext:value-type="float">
            <text:p>17,621</text:p>
          </table:table-cell>
          <table:table-cell table:formula="of:=25*1905+8" office:value-type="float" office:value="47633" calcext:value-type="float">
            <text:p>47,633</text:p>
          </table:table-cell>
          <table:table-cell table:formula="of:=793*25+10" office:value-type="float" office:value="19835" calcext:value-type="float">
            <text:p>19,835</text:p>
          </table:table-cell>
          <table:table-cell table:formula="of:=2670*25+5" office:value-type="float" office:value="66755" calcext:value-type="float">
            <text:p>66,755</text:p>
          </table:table-cell>
          <table:table-cell table:formula="of:=25*4655+8" office:value-type="float" office:value="116383" calcext:value-type="float">
            <text:p>116,383</text:p>
          </table:table-cell>
          <table:table-cell table:formula="of:=25*155-1" office:value-type="float" office:value="3874" calcext:value-type="float">
            <text:p>3,874</text:p>
          </table:table-cell>
          <table:table-cell table:formula="of:=25*110+10" office:value-type="float" office:value="2760" calcext:value-type="float">
            <text:p>2,760</text:p>
          </table:table-cell>
          <table:table-cell table:formula="of:=86*25+7" office:value-type="float" office:value="2157" calcext:value-type="float">
            <text:p>2,157</text:p>
          </table:table-cell>
          <table:table-cell table:formula="of:=25*1182+18-4600" office:value-type="float" office:value="24968" calcext:value-type="float">
            <text:p>24,968</text:p>
          </table:table-cell>
          <table:table-cell table:formula="of:=25*416+18" office:value-type="float" office:value="10418" calcext:value-type="float">
            <text:p>10,418</text:p>
          </table:table-cell>
          <table:table-cell table:formula="of:=25*1031+4" office:value-type="float" office:value="25779" calcext:value-type="float">
            <text:p>25,779</text:p>
          </table:table-cell>
          <table:table-cell table:formula="of:=25*251+20" office:value-type="float" office:value="6295" calcext:value-type="float">
            <text:p>6,295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SUM([.B94:.S94])" office:value-type="float" office:value="1043347" calcext:value-type="float">
            <text:p>1,043,347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95:.S95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96:.S96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97:.S97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98:.S98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99:.S99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00:.S100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number-rows-repeated="1048475">
          <table:table-cell table:number-columns-repeated="1029"/>
        </table:table-row>
        <table:table-row table:style-name="ro2">
          <table:table-cell table:number-columns-repeated="1029"/>
        </table:table-row>
        <calcext:conditional-formats>
          <calcext:conditional-format calcext:target-range-address="'anime ffn'.P47:'anime ffn'.T93 'anime ffn'.B1:'anime ffn'.F17 'anime ffn'.G10:'anime ffn'.G17 'anime ffn'.H8:'anime ffn'.H17 'anime ffn'.I17:'anime ffn'.J17 'anime ffn'.K17:'anime ffn'.K38 'anime ffn'.L25:'anime ffn'.L38 'anime ffn'.M42:'anime ffn'.O93 'anime ffn'.B18:'anime ffn'.J38 'anime ffn'.M37:'anime ffn'.O38 'anime ffn'.B39:'anime ffn'.O41 'anime ffn'.B42:'anime ffn'.L1048576">
            <calcext:condition calcext:apply-style-name="Accent 3" calcext:value="=0" calcext:base-cell-address="'anime ffn'.B1"/>
          </calcext:conditional-format>
        </calcext:conditional-formats>
      </table:table>
      <table:table table:name="anime ao3" table:style-name="ta2">
        <table:table-column table:style-name="co1" table:default-cell-style-name="ce154"/>
        <table:table-column table:style-name="co1" table:number-columns-repeated="9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number-columns-repeated="3" table:default-cell-style-name="ce192"/>
        <table:table-column table:style-name="co1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number-columns-repeated="2" table:default-cell-style-name="ce192"/>
        <table:table-column table:style-name="co1" table:number-columns-repeated="2" table:default-cell-style-name="ce186"/>
        <table:table-column table:style-name="co1" table:number-columns-repeated="1007" table:default-cell-style-name="Default"/>
        <table:table-row table:style-name="ro1">
          <table:table-cell table:style-name="ce195" office:value-type="string" calcext:value-type="string">
            <text:p>Animanga AO3</text:p>
          </table:table-cell>
          <table:table-cell table:style-name="ce58" office:value-type="string" calcext:value-type="string">
            <text:p>Sailor Moon</text:p>
          </table:table-cell>
          <table:table-cell table:style-name="ce58" office:value-type="string" calcext:value-type="string">
            <text:p>Inuyasha</text:p>
          </table:table-cell>
          <table:table-cell table:style-name="ce58" office:value-type="string" calcext:value-type="string">
            <text:p>CCS</text:p>
          </table:table-cell>
          <table:table-cell table:style-name="ce58" office:value-type="string" calcext:value-type="string">
            <text:p>Bleach</text:p>
          </table:table-cell>
          <table:table-cell table:style-name="ce58" office:value-type="string" calcext:value-type="string">
            <text:p>Tennis</text:p>
          </table:table-cell>
          <table:table-cell table:style-name="ce58" office:value-type="string" calcext:value-type="string">
            <text:p>Naruto</text:p>
          </table:table-cell>
          <table:table-cell table:style-name="ce58" office:value-type="string" calcext:value-type="string">
            <text:p>Fruba</text:p>
          </table:table-cell>
          <table:table-cell table:style-name="ce58" office:value-type="string" calcext:value-type="string">
            <text:p>FMA</text:p>
          </table:table-cell>
          <table:table-cell table:style-name="ce58" office:value-type="string" calcext:value-type="string">
            <text:p>Soul Eater</text:p>
          </table:table-cell>
          <table:table-cell table:style-name="ce82" office:value-type="string" calcext:value-type="string">
            <text:p>Fairy Tail</text:p>
          </table:table-cell>
          <table:table-cell table:style-name="ce58" office:value-type="string" calcext:value-type="string">
            <text:p>Hetalia</text:p>
          </table:table-cell>
          <table:table-cell table:style-name="ce82" office:value-type="string" calcext:value-type="string">
            <text:p>Exorcist</text:p>
          </table:table-cell>
          <table:table-cell table:style-name="ce82" office:value-type="string" calcext:value-type="string">
            <text:p>Madoka</text:p>
          </table:table-cell>
          <table:table-cell table:style-name="ce82" office:value-type="string" calcext:value-type="string">
            <text:p>JJBA</text:p>
          </table:table-cell>
          <table:table-cell table:style-name="ce58" office:value-type="string" calcext:value-type="string">
            <text:p>SnK</text:p>
          </table:table-cell>
          <table:table-cell table:style-name="ce82" office:value-type="string" calcext:value-type="string">
            <text:p>HQ</text:p>
          </table:table-cell>
          <table:table-cell table:style-name="ce58" office:value-type="string" calcext:value-type="string">
            <text:p>BnHA</text:p>
          </table:table-cell>
          <table:table-cell table:style-name="ce82" office:value-type="string" calcext:value-type="string">
            <text:p>YoI</text:p>
          </table:table-cell>
          <table:table-cell table:style-name="ce82" office:value-type="string" calcext:value-type="string">
            <text:p>SxF</text:p>
          </table:table-cell>
          <table:table-cell table:style-name="ce58"/>
          <table:table-cell table:style-name="ce58" office:value-type="string" calcext:value-type="string">
            <text:p>Totals</text:p>
          </table:table-cell>
          <table:table-cell table:style-name="ce69" table:number-columns-repeated="1007"/>
        </table:table-row>
        <table:table-row table:style-name="ro2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3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style-name="ce211" table:number-columns-repeated="2"/>
          <table:table-cell table:style-name="ce222" table:number-columns-repeated="1007"/>
        </table:table-row>
        <table:table-row table:style-name="ro2" table:visibility="collapse" table:number-rows-repeated="15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3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style-name="ce211" table:number-columns-repeated="2"/>
          <table:table-cell table:style-name="ce222" table:number-columns-repeated="1007"/>
        </table:table-row>
        <table:table-row table:style-name="ro2" table:visibility="collapse" table:number-rows-repeated="4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3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number-columns-repeated="1009"/>
        </table:table-row>
        <table:table-row table:style-name="ro2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3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2:.U22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3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number-columns-repeated="1009"/>
        </table:table-row>
        <table:table-row table:style-name="ro2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3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4:.U24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3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5:.U25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3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6:.U26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3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7:.U27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visibility="collapse">
          <table:table-cell table:style-name="ce151"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3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8:.U28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visibility="collapse">
          <table:table-cell table:style-name="ce155"/>
          <table:table-cell table:number-columns-repeated="20"/>
          <table:table-cell table:formula="of:=SUM([.B29:.U29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156" office:value-type="date" office:date-value="2009-12-19" calcext:value-type="date">
            <text:p>Dec 19, 0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09" calcext:value-type="float">
            <text:p>109</text:p>
          </table:table-cell>
          <table:table-cell office:value-type="float" office:value="26" calcext:value-type="float">
            <text:p>26</text:p>
          </table:table-cell>
          <table:table-cell office:value-type="float" office:value="119" calcext:value-type="float">
            <text:p>11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SUM([.B30:.U30])" office:value-type="float" office:value="527" calcext:value-type="float">
            <text:p>527</text:p>
          </table:table-cell>
          <table:table-cell table:number-columns-repeated="1007"/>
        </table:table-row>
        <table:table-row table:style-name="ro2">
          <table:table-cell table:style-name="ce156" office:value-type="date" office:date-value="2010-03-29" calcext:value-type="date">
            <text:p>Mar 29, 1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522" calcext:value-type="float">
            <text:p>522</text:p>
          </table:table-cell>
          <table:table-cell office:value-type="float" office:value="265" calcext:value-type="float">
            <text:p>265</text:p>
          </table:table-cell>
          <table:table-cell office:value-type="float" office:value="43" calcext:value-type="float">
            <text:p>43</text:p>
          </table:table-cell>
          <table:table-cell office:value-type="float" office:value="364" calcext:value-type="float">
            <text:p>36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SUM([.B31:.U31])" office:value-type="float" office:value="1459" calcext:value-type="float">
            <text:p>1,459</text:p>
          </table:table-cell>
          <table:table-cell table:number-columns-repeated="1007"/>
        </table:table-row>
        <table:table-row table:style-name="ro2">
          <table:table-cell table:style-name="ce156" office:value-type="date" office:date-value="2010-06-13" calcext:value-type="date">
            <text:p>Jun 13, 1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335" calcext:value-type="float">
            <text:p>335</text:p>
          </table:table-cell>
          <table:table-cell office:value-type="float" office:value="48" calcext:value-type="float">
            <text:p>48</text:p>
          </table:table-cell>
          <table:table-cell office:value-type="float" office:value="504" calcext:value-type="float">
            <text:p>504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table:number-columns-repeated="9"/>
          <table:table-cell table:formula="of:=SUM([.B32:.U32])" office:value-type="float" office:value="1736" calcext:value-type="float">
            <text:p>1,736</text:p>
          </table:table-cell>
          <table:table-cell table:number-columns-repeated="1007"/>
        </table:table-row>
        <table:table-row table:style-name="ro2">
          <table:table-cell table:style-name="ce156" office:value-type="date" office:date-value="2010-09-22" calcext:value-type="date">
            <text:p>Sep 22, 10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542" calcext:value-type="float">
            <text:p>542</text:p>
          </table:table-cell>
          <table:table-cell office:value-type="float" office:value="61" calcext:value-type="float">
            <text:p>61</text:p>
          </table:table-cell>
          <table:table-cell office:value-type="float" office:value="687" calcext:value-type="float">
            <text:p>687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SUM([.B33:.U33])" office:value-type="float" office:value="2325" calcext:value-type="float">
            <text:p>2,325</text:p>
          </table:table-cell>
          <table:table-cell table:number-columns-repeated="1007"/>
        </table:table-row>
        <table:table-row table:style-name="ro2">
          <table:table-cell table:style-name="ce157" office:value-type="date" office:date-value="2010-10-25" calcext:value-type="date">
            <text:p>Oct 25, 10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592" calcext:value-type="float">
            <text:p>592</text:p>
          </table:table-cell>
          <table:table-cell office:value-type="float" office:value="60" calcext:value-type="float">
            <text:p>60</text:p>
          </table:table-cell>
          <table:table-cell office:value-type="float" office:value="736" calcext:value-type="float">
            <text:p>736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SUM([.B34:.U34])" office:value-type="float" office:value="2450" calcext:value-type="float">
            <text:p>2,45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12-04" calcext:value-type="date">
            <text:p>Dec 4, 10</text:p>
          </table:table-cell>
          <table:table-cell table:style-name="ce94" office:value-type="float" office:value="138" calcext:value-type="float">
            <text:p>138</text:p>
          </table:table-cell>
          <table:table-cell table:style-name="ce94"/>
          <table:table-cell table:style-name="ce94" office:value-type="float" office:value="52" calcext:value-type="float">
            <text:p>52</text:p>
          </table:table-cell>
          <table:table-cell table:style-name="ce94"/>
          <table:table-cell table:style-name="ce95" office:value-type="float" office:value="654" calcext:value-type="float">
            <text:p>654</text:p>
          </table:table-cell>
          <table:table-cell table:style-name="ce95" office:value-type="float" office:value="629" calcext:value-type="float">
            <text:p>629</text:p>
          </table:table-cell>
          <table:table-cell table:style-name="ce95" office:value-type="float" office:value="62" calcext:value-type="float">
            <text:p>62</text:p>
          </table:table-cell>
          <table:table-cell table:style-name="ce95" office:value-type="float" office:value="827" calcext:value-type="float">
            <text:p>827</text:p>
          </table:table-cell>
          <table:table-cell table:style-name="ce95" office:value-type="float" office:value="45" calcext:value-type="float">
            <text:p>45</text:p>
          </table:table-cell>
          <table:table-cell table:style-name="ce94" office:value-type="float" office:value="7" calcext:value-type="float">
            <text:p>7</text:p>
          </table:table-cell>
          <table:table-cell table:style-name="ce95"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SUM([.B35:.U35])" office:value-type="float" office:value="2634" calcext:value-type="float">
            <text:p>2,634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94" table:number-columns-repeated="4"/>
          <table:table-cell table:style-name="ce95" table:number-columns-repeated="5"/>
          <table:table-cell table:style-name="ce94"/>
          <table:table-cell table:style-name="ce95"/>
          <table:table-cell table:number-columns-repeated="9"/>
          <table:table-cell table:formula="of:=SUM([.B36:.U36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8-14" calcext:value-type="date">
            <text:p>Aug 14, 11</text:p>
          </table:table-cell>
          <table:table-cell table:style-name="ce94" office:value-type="float" office:value="284" calcext:value-type="float">
            <text:p>284</text:p>
          </table:table-cell>
          <table:table-cell table:style-name="ce94"/>
          <table:table-cell table:style-name="ce94" office:value-type="float" office:value="85" calcext:value-type="float">
            <text:p>85</text:p>
          </table:table-cell>
          <table:table-cell table:style-name="ce94"/>
          <table:table-cell table:style-name="ce95" office:value-type="float" office:value="1070" calcext:value-type="float">
            <text:p>1,070</text:p>
          </table:table-cell>
          <table:table-cell table:style-name="ce95" office:value-type="float" office:value="1403" calcext:value-type="float">
            <text:p>1,403</text:p>
          </table:table-cell>
          <table:table-cell table:style-name="ce95" office:value-type="float" office:value="86" calcext:value-type="float">
            <text:p>86</text:p>
          </table:table-cell>
          <table:table-cell table:style-name="ce95" office:value-type="float" office:value="1420" calcext:value-type="float">
            <text:p>1,420</text:p>
          </table:table-cell>
          <table:table-cell table:style-name="ce95" office:value-type="float" office:value="122" calcext:value-type="float">
            <text:p>122</text:p>
          </table:table-cell>
          <table:table-cell table:style-name="ce94" office:value-type="float" office:value="8" calcext:value-type="float">
            <text:p>8</text:p>
          </table:table-cell>
          <table:table-cell table:style-name="ce95" office:value-type="float" office:value="615" calcext:value-type="float">
            <text:p>61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formula="of:=SUM([.B37:.U37])" office:value-type="float" office:value="5125" calcext:value-type="float">
            <text:p>5,12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9-24" calcext:value-type="date">
            <text:p>Sep 24, 11</text:p>
          </table:table-cell>
          <table:table-cell table:style-name="ce94" office:value-type="float" office:value="298" calcext:value-type="float">
            <text:p>298</text:p>
          </table:table-cell>
          <table:table-cell table:style-name="ce94"/>
          <table:table-cell table:style-name="ce94" office:value-type="float" office:value="97" calcext:value-type="float">
            <text:p>97</text:p>
          </table:table-cell>
          <table:table-cell table:style-name="ce94"/>
          <table:table-cell table:style-name="ce95" office:value-type="float" office:value="1196" calcext:value-type="float">
            <text:p>1,196</text:p>
          </table:table-cell>
          <table:table-cell table:style-name="ce95" office:value-type="float" office:value="1496" calcext:value-type="float">
            <text:p>1,496</text:p>
          </table:table-cell>
          <table:table-cell table:style-name="ce95" office:value-type="float" office:value="90" calcext:value-type="float">
            <text:p>90</text:p>
          </table:table-cell>
          <table:table-cell table:style-name="ce95" office:value-type="float" office:value="1497" calcext:value-type="float">
            <text:p>1,497</text:p>
          </table:table-cell>
          <table:table-cell table:style-name="ce95" office:value-type="float" office:value="125" calcext:value-type="float">
            <text:p>125</text:p>
          </table:table-cell>
          <table:table-cell table:style-name="ce94" office:value-type="float" office:value="8" calcext:value-type="float">
            <text:p>8</text:p>
          </table:table-cell>
          <table:table-cell table:style-name="ce95" office:value-type="float" office:value="688" calcext:value-type="float">
            <text:p>68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7"/>
          <table:table-cell table:formula="of:=SUM([.B38:.U38])" office:value-type="float" office:value="5544" calcext:value-type="float">
            <text:p>5,5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11-17" calcext:value-type="date">
            <text:p>Nov 17, 11</text:p>
          </table:table-cell>
          <table:table-cell table:style-name="ce94" office:value-type="float" office:value="299" calcext:value-type="float">
            <text:p>299</text:p>
          </table:table-cell>
          <table:table-cell table:style-name="ce94"/>
          <table:table-cell table:style-name="ce94" office:value-type="float" office:value="97" calcext:value-type="float">
            <text:p>97</text:p>
          </table:table-cell>
          <table:table-cell table:style-name="ce94"/>
          <table:table-cell table:style-name="ce95" office:value-type="float" office:value="1237" calcext:value-type="float">
            <text:p>1,237</text:p>
          </table:table-cell>
          <table:table-cell table:style-name="ce95" office:value-type="float" office:value="1574" calcext:value-type="float">
            <text:p>1,574</text:p>
          </table:table-cell>
          <table:table-cell table:style-name="ce95" office:value-type="float" office:value="91" calcext:value-type="float">
            <text:p>91</text:p>
          </table:table-cell>
          <table:table-cell table:style-name="ce95" office:value-type="float" office:value="1597" calcext:value-type="float">
            <text:p>1,597</text:p>
          </table:table-cell>
          <table:table-cell table:style-name="ce95" office:value-type="float" office:value="113" calcext:value-type="float">
            <text:p>113</text:p>
          </table:table-cell>
          <table:table-cell table:style-name="ce94" office:value-type="float" office:value="9" calcext:value-type="float">
            <text:p>9</text:p>
          </table:table-cell>
          <table:table-cell table:style-name="ce95" office:value-type="float" office:value="810" calcext:value-type="float">
            <text:p>810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formula="of:=SUM([.B39:.U39])" office:value-type="float" office:value="5921" calcext:value-type="float">
            <text:p>5,92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1-18" calcext:value-type="date">
            <text:p>Jan 18, 12</text:p>
          </table:table-cell>
          <table:table-cell table:style-name="ce94" office:value-type="float" office:value="345" calcext:value-type="float">
            <text:p>345</text:p>
          </table:table-cell>
          <table:table-cell table:style-name="ce94"/>
          <table:table-cell table:style-name="ce94" office:value-type="float" office:value="119" calcext:value-type="float">
            <text:p>119</text:p>
          </table:table-cell>
          <table:table-cell table:style-name="ce94"/>
          <table:table-cell table:style-name="ce95" office:value-type="float" office:value="1330" calcext:value-type="float">
            <text:p>1,330</text:p>
          </table:table-cell>
          <table:table-cell table:style-name="ce95" office:value-type="float" office:value="1767" calcext:value-type="float">
            <text:p>1,767</text:p>
          </table:table-cell>
          <table:table-cell table:style-name="ce95" office:value-type="float" office:value="102" calcext:value-type="float">
            <text:p>102</text:p>
          </table:table-cell>
          <table:table-cell table:style-name="ce95" office:value-type="float" office:value="1794" calcext:value-type="float">
            <text:p>1,794</text:p>
          </table:table-cell>
          <table:table-cell table:style-name="ce95" office:value-type="float" office:value="127" calcext:value-type="float">
            <text:p>127</text:p>
          </table:table-cell>
          <table:table-cell table:style-name="ce94" office:value-type="float" office:value="20" calcext:value-type="float">
            <text:p>20</text:p>
          </table:table-cell>
          <table:table-cell table:style-name="ce95" office:value-type="float" office:value="974" calcext:value-type="float">
            <text:p>974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table:number-columns-repeated="7"/>
          <table:table-cell table:formula="of:=SUM([.B40:.U40])" office:value-type="float" office:value="6696" calcext:value-type="float">
            <text:p>6,69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4-26" calcext:value-type="date">
            <text:p>Apr 26, 12</text:p>
          </table:table-cell>
          <table:table-cell table:style-name="ce94" office:value-type="float" office:value="488" calcext:value-type="float">
            <text:p>488</text:p>
          </table:table-cell>
          <table:table-cell table:style-name="ce94"/>
          <table:table-cell table:style-name="ce94" office:value-type="float" office:value="138" calcext:value-type="float">
            <text:p>138</text:p>
          </table:table-cell>
          <table:table-cell table:style-name="ce94"/>
          <table:table-cell table:style-name="ce95" office:value-type="float" office:value="1497" calcext:value-type="float">
            <text:p>1,497</text:p>
          </table:table-cell>
          <table:table-cell table:style-name="ce95" office:value-type="float" office:value="2105" calcext:value-type="float">
            <text:p>2,105</text:p>
          </table:table-cell>
          <table:table-cell table:style-name="ce95" office:value-type="float" office:value="112" calcext:value-type="float">
            <text:p>112</text:p>
          </table:table-cell>
          <table:table-cell table:style-name="ce95" office:value-type="float" office:value="2170" calcext:value-type="float">
            <text:p>2,170</text:p>
          </table:table-cell>
          <table:table-cell table:style-name="ce95" office:value-type="float" office:value="147" calcext:value-type="float">
            <text:p>147</text:p>
          </table:table-cell>
          <table:table-cell table:style-name="ce94" office:value-type="float" office:value="31" calcext:value-type="float">
            <text:p>31</text:p>
          </table:table-cell>
          <table:table-cell table:style-name="ce95" office:value-type="float" office:value="1276" calcext:value-type="float">
            <text:p>1,276</text:p>
          </table:table-cell>
          <table:table-cell office:value-type="float" office:value="49" calcext:value-type="float">
            <text:p>49</text:p>
          </table:table-cell>
          <table:table-cell office:value-type="float" office:value="107" calcext:value-type="float">
            <text:p>107</text:p>
          </table:table-cell>
          <table:table-cell table:number-columns-repeated="7"/>
          <table:table-cell table:formula="of:=SUM([.B41:.U41])" office:value-type="float" office:value="8120" calcext:value-type="float">
            <text:p>8,12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18" calcext:value-type="date">
            <text:p>May 18, 12</text:p>
          </table:table-cell>
          <table:table-cell table:style-name="ce94" office:value-type="float" office:value="503" calcext:value-type="float">
            <text:p>503</text:p>
          </table:table-cell>
          <table:table-cell table:style-name="ce94"/>
          <table:table-cell table:style-name="ce94" office:value-type="float" office:value="144" calcext:value-type="float">
            <text:p>144</text:p>
          </table:table-cell>
          <table:table-cell table:style-name="ce94"/>
          <table:table-cell table:style-name="ce95" office:value-type="float" office:value="1509" calcext:value-type="float">
            <text:p>1,509</text:p>
          </table:table-cell>
          <table:table-cell table:style-name="ce95" office:value-type="float" office:value="2150" calcext:value-type="float">
            <text:p>2,150</text:p>
          </table:table-cell>
          <table:table-cell table:style-name="ce95" office:value-type="float" office:value="120" calcext:value-type="float">
            <text:p>120</text:p>
          </table:table-cell>
          <table:table-cell table:style-name="ce95" office:value-type="float" office:value="2272" calcext:value-type="float">
            <text:p>2,272</text:p>
          </table:table-cell>
          <table:table-cell table:style-name="ce95" office:value-type="float" office:value="163" calcext:value-type="float">
            <text:p>163</text:p>
          </table:table-cell>
          <table:table-cell table:style-name="ce94" office:value-type="float" office:value="32" calcext:value-type="float">
            <text:p>32</text:p>
          </table:table-cell>
          <table:table-cell table:style-name="ce101" office:value-type="float" office:value="1383" calcext:value-type="float">
            <text:p>1,383</text:p>
          </table:table-cell>
          <table:table-cell office:value-type="float" office:value="50" calcext:value-type="float">
            <text:p>50</text:p>
          </table:table-cell>
          <table:table-cell office:value-type="float" office:value="111" calcext:value-type="float">
            <text:p>111</text:p>
          </table:table-cell>
          <table:table-cell table:number-columns-repeated="7"/>
          <table:table-cell table:formula="of:=SUM([.B42:.U42])" office:value-type="float" office:value="8437" calcext:value-type="float">
            <text:p>8,43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6-04" calcext:value-type="date">
            <text:p>Jun 4, 12</text:p>
          </table:table-cell>
          <table:table-cell table:style-name="ce94" office:value-type="float" office:value="522" calcext:value-type="float">
            <text:p>522</text:p>
          </table:table-cell>
          <table:table-cell table:style-name="ce94"/>
          <table:table-cell table:style-name="ce94" office:value-type="float" office:value="146" calcext:value-type="float">
            <text:p>146</text:p>
          </table:table-cell>
          <table:table-cell table:style-name="ce94"/>
          <table:table-cell table:style-name="ce95" office:value-type="float" office:value="1557" calcext:value-type="float">
            <text:p>1,557</text:p>
          </table:table-cell>
          <table:table-cell table:style-name="ce95" office:value-type="float" office:value="2208" calcext:value-type="float">
            <text:p>2,208</text:p>
          </table:table-cell>
          <table:table-cell table:style-name="ce95" office:value-type="float" office:value="126" calcext:value-type="float">
            <text:p>126</text:p>
          </table:table-cell>
          <table:table-cell table:style-name="ce95" office:value-type="float" office:value="2323" calcext:value-type="float">
            <text:p>2,323</text:p>
          </table:table-cell>
          <table:table-cell table:style-name="ce95" office:value-type="float" office:value="164" calcext:value-type="float">
            <text:p>164</text:p>
          </table:table-cell>
          <table:table-cell table:style-name="ce94" office:value-type="float" office:value="35" calcext:value-type="float">
            <text:p>35</text:p>
          </table:table-cell>
          <table:table-cell table:style-name="ce95" office:value-type="float" office:value="1567" calcext:value-type="float">
            <text:p>1,567</text:p>
          </table:table-cell>
          <table:table-cell office:value-type="float" office:value="53" calcext:value-type="float">
            <text:p>53</text:p>
          </table:table-cell>
          <table:table-cell office:value-type="float" office:value="118" calcext:value-type="float">
            <text:p>118</text:p>
          </table:table-cell>
          <table:table-cell table:number-columns-repeated="7"/>
          <table:table-cell table:formula="of:=SUM([.B43:.U43])" office:value-type="float" office:value="8819" calcext:value-type="float">
            <text:p>8,81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7-16" calcext:value-type="date">
            <text:p>Jul 16, 12</text:p>
          </table:table-cell>
          <table:table-cell table:style-name="ce94" office:value-type="float" office:value="552" calcext:value-type="float">
            <text:p>552</text:p>
          </table:table-cell>
          <table:table-cell table:style-name="ce94"/>
          <table:table-cell table:style-name="ce94" office:value-type="float" office:value="154" calcext:value-type="float">
            <text:p>154</text:p>
          </table:table-cell>
          <table:table-cell table:style-name="ce94"/>
          <table:table-cell table:style-name="ce95" office:value-type="float" office:value="1620" calcext:value-type="float">
            <text:p>1,620</text:p>
          </table:table-cell>
          <table:table-cell table:style-name="ce95" office:value-type="float" office:value="2598" calcext:value-type="float">
            <text:p>2,598</text:p>
          </table:table-cell>
          <table:table-cell table:style-name="ce95" office:value-type="float" office:value="147" calcext:value-type="float">
            <text:p>147</text:p>
          </table:table-cell>
          <table:table-cell table:style-name="ce95" office:value-type="float" office:value="2530" calcext:value-type="float">
            <text:p>2,530</text:p>
          </table:table-cell>
          <table:table-cell table:style-name="ce95" office:value-type="float" office:value="182" calcext:value-type="float">
            <text:p>182</text:p>
          </table:table-cell>
          <table:table-cell table:style-name="ce94" office:value-type="float" office:value="59" calcext:value-type="float">
            <text:p>59</text:p>
          </table:table-cell>
          <table:table-cell table:style-name="ce95" office:value-type="float" office:value="1915" calcext:value-type="float">
            <text:p>1,915</text:p>
          </table:table-cell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table:number-columns-repeated="7"/>
          <table:table-cell table:formula="of:=SUM([.B44:.U44])" office:value-type="float" office:value="9949" calcext:value-type="float">
            <text:p>9,94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10-22" calcext:value-type="date">
            <text:p>Oct 22, 12</text:p>
          </table:table-cell>
          <table:table-cell table:style-name="ce94" office:value-type="float" office:value="617" calcext:value-type="float">
            <text:p>617</text:p>
          </table:table-cell>
          <table:table-cell table:style-name="ce94"/>
          <table:table-cell table:style-name="ce94" office:value-type="float" office:value="170" calcext:value-type="float">
            <text:p>170</text:p>
          </table:table-cell>
          <table:table-cell table:style-name="ce94"/>
          <table:table-cell table:style-name="ce95" office:value-type="float" office:value="1816" calcext:value-type="float">
            <text:p>1,816</text:p>
          </table:table-cell>
          <table:table-cell table:style-name="ce95" office:value-type="float" office:value="3137" calcext:value-type="float">
            <text:p>3,137</text:p>
          </table:table-cell>
          <table:table-cell table:style-name="ce95" office:value-type="float" office:value="204" calcext:value-type="float">
            <text:p>204</text:p>
          </table:table-cell>
          <table:table-cell table:style-name="ce95" office:value-type="float" office:value="2847" calcext:value-type="float">
            <text:p>2,847</text:p>
          </table:table-cell>
          <table:table-cell table:style-name="ce95" office:value-type="float" office:value="231" calcext:value-type="float">
            <text:p>231</text:p>
          </table:table-cell>
          <table:table-cell table:style-name="ce94" office:value-type="float" office:value="127" calcext:value-type="float">
            <text:p>127</text:p>
          </table:table-cell>
          <table:table-cell table:style-name="ce95" office:value-type="float" office:value="2558" calcext:value-type="float">
            <text:p>2,558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table:number-columns-repeated="7"/>
          <table:table-cell table:formula="of:=SUM([.B45:.U45])" office:value-type="float" office:value="11934" calcext:value-type="float">
            <text:p>11,93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1-01" calcext:value-type="date">
            <text:p>Jan 1, 13</text:p>
          </table:table-cell>
          <table:table-cell table:style-name="ce94" office:value-type="float" office:value="676" calcext:value-type="float">
            <text:p>676</text:p>
          </table:table-cell>
          <table:table-cell table:style-name="ce94"/>
          <table:table-cell table:style-name="ce94" office:value-type="float" office:value="225" calcext:value-type="float">
            <text:p>225</text:p>
          </table:table-cell>
          <table:table-cell table:style-name="ce94"/>
          <table:table-cell table:style-name="ce95" office:value-type="float" office:value="1843" calcext:value-type="float">
            <text:p>1,843</text:p>
          </table:table-cell>
          <table:table-cell table:style-name="ce95" office:value-type="float" office:value="3561" calcext:value-type="float">
            <text:p>3,561</text:p>
          </table:table-cell>
          <table:table-cell table:style-name="ce95" office:value-type="float" office:value="227" calcext:value-type="float">
            <text:p>227</text:p>
          </table:table-cell>
          <table:table-cell table:style-name="ce95" office:value-type="float" office:value="3146" calcext:value-type="float">
            <text:p>3,146</text:p>
          </table:table-cell>
          <table:table-cell table:style-name="ce95" office:value-type="float" office:value="303" calcext:value-type="float">
            <text:p>303</text:p>
          </table:table-cell>
          <table:table-cell table:style-name="ce94" office:value-type="float" office:value="154" calcext:value-type="float">
            <text:p>154</text:p>
          </table:table-cell>
          <table:table-cell table:style-name="ce95" office:value-type="float" office:value="3132" calcext:value-type="float">
            <text:p>3,132</text:p>
          </table:table-cell>
          <table:table-cell office:value-type="float" office:value="81" calcext:value-type="float">
            <text:p>81</text:p>
          </table:table-cell>
          <table:table-cell office:value-type="float" office:value="188" calcext:value-type="float">
            <text:p>188</text:p>
          </table:table-cell>
          <table:table-cell table:number-columns-repeated="7"/>
          <table:table-cell table:formula="of:=SUM([.B46:.U46])" office:value-type="float" office:value="13536" calcext:value-type="float">
            <text:p>13,53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4-04" calcext:value-type="date">
            <text:p>Apr 4, 13</text:p>
          </table:table-cell>
          <table:table-cell table:style-name="ce94" office:value-type="float" office:value="797" calcext:value-type="float">
            <text:p>797</text:p>
          </table:table-cell>
          <table:table-cell table:style-name="ce94"/>
          <table:table-cell table:style-name="ce94" office:value-type="float" office:value="255" calcext:value-type="float">
            <text:p>255</text:p>
          </table:table-cell>
          <table:table-cell table:style-name="ce94"/>
          <table:table-cell table:style-name="ce95" office:value-type="float" office:value="1966" calcext:value-type="float">
            <text:p>1,966</text:p>
          </table:table-cell>
          <table:table-cell table:style-name="ce95" office:value-type="float" office:value="4587" calcext:value-type="float">
            <text:p>4,587</text:p>
          </table:table-cell>
          <table:table-cell table:style-name="ce95" office:value-type="float" office:value="240" calcext:value-type="float">
            <text:p>240</text:p>
          </table:table-cell>
          <table:table-cell table:style-name="ce95" office:value-type="float" office:value="3514" calcext:value-type="float">
            <text:p>3,514</text:p>
          </table:table-cell>
          <table:table-cell table:style-name="ce95" office:value-type="float" office:value="423" calcext:value-type="float">
            <text:p>423</text:p>
          </table:table-cell>
          <table:table-cell table:style-name="ce94" office:value-type="float" office:value="223" calcext:value-type="float">
            <text:p>223</text:p>
          </table:table-cell>
          <table:table-cell table:style-name="ce95" office:value-type="float" office:value="4228" calcext:value-type="float">
            <text:p>4,228</text:p>
          </table:table-cell>
          <table:table-cell office:value-type="float" office:value="93" calcext:value-type="float">
            <text:p>93</text:p>
          </table:table-cell>
          <table:table-cell office:value-type="float" office:value="497" calcext:value-type="float">
            <text:p>497</text:p>
          </table:table-cell>
          <table:table-cell/>
          <table:table-cell table:style-name="ce95" office:value-type="float" office:value="1" calcext:value-type="float">
            <text:p>1</text:p>
          </table:table-cell>
          <table:table-cell table:style-name="ce94" office:value-type="float" office:value="3" calcext:value-type="float">
            <text:p>3</text:p>
          </table:table-cell>
          <table:table-cell/>
          <table:table-cell table:style-name="ce94" table:number-columns-repeated="2"/>
          <table:table-cell/>
          <table:table-cell table:formula="of:=SUM([.B47:.U47])" office:value-type="float" office:value="16827" calcext:value-type="float">
            <text:p>16,82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6-23" calcext:value-type="date">
            <text:p>Jun 23, 13</text:p>
          </table:table-cell>
          <table:table-cell table:style-name="ce94" office:value-type="float" office:value="885" calcext:value-type="float">
            <text:p>885</text:p>
          </table:table-cell>
          <table:table-cell table:style-name="ce94"/>
          <table:table-cell table:style-name="ce94" office:value-type="float" office:value="304" calcext:value-type="float">
            <text:p>304</text:p>
          </table:table-cell>
          <table:table-cell table:style-name="ce94"/>
          <table:table-cell table:style-name="ce95" office:value-type="float" office:value="2056" calcext:value-type="float">
            <text:p>2,056</text:p>
          </table:table-cell>
          <table:table-cell table:style-name="ce95" office:value-type="float" office:value="5155" calcext:value-type="float">
            <text:p>5,155</text:p>
          </table:table-cell>
          <table:table-cell table:style-name="ce95" office:value-type="float" office:value="255" calcext:value-type="float">
            <text:p>255</text:p>
          </table:table-cell>
          <table:table-cell table:style-name="ce95" office:value-type="float" office:value="3788" calcext:value-type="float">
            <text:p>3,788</text:p>
          </table:table-cell>
          <table:table-cell table:style-name="ce95" office:value-type="float" office:value="496" calcext:value-type="float">
            <text:p>496</text:p>
          </table:table-cell>
          <table:table-cell table:style-name="ce94" office:value-type="float" office:value="286" calcext:value-type="float">
            <text:p>286</text:p>
          </table:table-cell>
          <table:table-cell table:style-name="ce95" office:value-type="float" office:value="4890" calcext:value-type="float">
            <text:p>4,890</text:p>
          </table:table-cell>
          <table:table-cell office:value-type="float" office:value="102" calcext:value-type="float">
            <text:p>102</text:p>
          </table:table-cell>
          <table:table-cell office:value-type="float" office:value="549" calcext:value-type="float">
            <text:p>549</text:p>
          </table:table-cell>
          <table:table-cell/>
          <table:table-cell table:style-name="ce95" office:value-type="float" office:value="91" calcext:value-type="float">
            <text:p>91</text:p>
          </table:table-cell>
          <table:table-cell table:style-name="ce94" office:value-type="float" office:value="14" calcext:value-type="float">
            <text:p>14</text:p>
          </table:table-cell>
          <table:table-cell/>
          <table:table-cell table:style-name="ce94" table:number-columns-repeated="2"/>
          <table:table-cell/>
          <table:table-cell table:formula="of:=SUM([.B48:.U48])" office:value-type="float" office:value="18871" calcext:value-type="float">
            <text:p>18,87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10-09" calcext:value-type="date">
            <text:p>Oct 9, 13</text:p>
          </table:table-cell>
          <table:table-cell table:style-name="ce94" office:value-type="float" office:value="968" calcext:value-type="float">
            <text:p>968</text:p>
          </table:table-cell>
          <table:table-cell table:style-name="ce94"/>
          <table:table-cell table:style-name="ce94" office:value-type="float" office:value="315" calcext:value-type="float">
            <text:p>315</text:p>
          </table:table-cell>
          <table:table-cell table:style-name="ce94"/>
          <table:table-cell table:style-name="ce95" office:value-type="float" office:value="2159" calcext:value-type="float">
            <text:p>2,159</text:p>
          </table:table-cell>
          <table:table-cell table:style-name="ce95" office:value-type="float" office:value="5994" calcext:value-type="float">
            <text:p>5,994</text:p>
          </table:table-cell>
          <table:table-cell table:style-name="ce95" office:value-type="float" office:value="273" calcext:value-type="float">
            <text:p>273</text:p>
          </table:table-cell>
          <table:table-cell table:style-name="ce95" office:value-type="float" office:value="4085" calcext:value-type="float">
            <text:p>4,085</text:p>
          </table:table-cell>
          <table:table-cell table:style-name="ce95" office:value-type="float" office:value="577" calcext:value-type="float">
            <text:p>577</text:p>
          </table:table-cell>
          <table:table-cell table:style-name="ce94" office:value-type="float" office:value="393" calcext:value-type="float">
            <text:p>393</text:p>
          </table:table-cell>
          <table:table-cell table:style-name="ce95" office:value-type="float" office:value="5655" calcext:value-type="float">
            <text:p>5,655</text:p>
          </table:table-cell>
          <table:table-cell office:value-type="float" office:value="118" calcext:value-type="float">
            <text:p>118</text:p>
          </table:table-cell>
          <table:table-cell office:value-type="float" office:value="612" calcext:value-type="float">
            <text:p>612</text:p>
          </table:table-cell>
          <table:table-cell/>
          <table:table-cell table:style-name="ce102" office:value-type="float" office:value="2208" calcext:value-type="float">
            <text:p>2,208</text:p>
          </table:table-cell>
          <table:table-cell table:style-name="ce94" office:value-type="float" office:value="19" calcext:value-type="float">
            <text:p>19</text:p>
          </table:table-cell>
          <table:table-cell/>
          <table:table-cell table:style-name="ce94" table:number-columns-repeated="2"/>
          <table:table-cell/>
          <table:table-cell table:formula="of:=SUM([.B49:.U49])" office:value-type="float" office:value="23376" calcext:value-type="float">
            <text:p>23,37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3-12-16" calcext:value-type="date">
            <text:p>Dec 16, 13</text:p>
          </table:table-cell>
          <table:table-cell table:style-name="ce94" office:value-type="float" office:value="1024" calcext:value-type="float">
            <text:p>1,024</text:p>
          </table:table-cell>
          <table:table-cell table:style-name="ce94"/>
          <table:table-cell table:style-name="ce94" office:value-type="float" office:value="338" calcext:value-type="float">
            <text:p>338</text:p>
          </table:table-cell>
          <table:table-cell table:style-name="ce94"/>
          <table:table-cell table:style-name="ce95" office:value-type="float" office:value="2211" calcext:value-type="float">
            <text:p>2,211</text:p>
          </table:table-cell>
          <table:table-cell table:style-name="ce95" office:value-type="float" office:value="6372" calcext:value-type="float">
            <text:p>6,372</text:p>
          </table:table-cell>
          <table:table-cell table:style-name="ce95" office:value-type="float" office:value="288" calcext:value-type="float">
            <text:p>288</text:p>
          </table:table-cell>
          <table:table-cell table:style-name="ce95" office:value-type="float" office:value="4281" calcext:value-type="float">
            <text:p>4,281</text:p>
          </table:table-cell>
          <table:table-cell table:style-name="ce95" office:value-type="float" office:value="634" calcext:value-type="float">
            <text:p>634</text:p>
          </table:table-cell>
          <table:table-cell table:style-name="ce94" office:value-type="float" office:value="455" calcext:value-type="float">
            <text:p>455</text:p>
          </table:table-cell>
          <table:table-cell table:style-name="ce95" office:value-type="float" office:value="6253" calcext:value-type="float">
            <text:p>6,253</text:p>
          </table:table-cell>
          <table:table-cell office:value-type="float" office:value="136" calcext:value-type="float">
            <text:p>136</text:p>
          </table:table-cell>
          <table:table-cell office:value-type="float" office:value="665" calcext:value-type="float">
            <text:p>665</text:p>
          </table:table-cell>
          <table:table-cell/>
          <table:table-cell table:style-name="ce102" office:value-type="float" office:value="4136" calcext:value-type="float">
            <text:p>4,136</text:p>
          </table:table-cell>
          <table:table-cell table:style-name="ce94" office:value-type="float" office:value="30" calcext:value-type="float">
            <text:p>30</text:p>
          </table:table-cell>
          <table:table-cell/>
          <table:table-cell table:style-name="ce94" table:number-columns-repeated="2"/>
          <table:table-cell/>
          <table:table-cell table:formula="of:=SUM([.B50:.U50])" office:value-type="float" office:value="26823" calcext:value-type="float">
            <text:p>26,82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1-22" calcext:value-type="date">
            <text:p>Jan 22, 14</text:p>
          </table:table-cell>
          <table:table-cell table:style-name="ce94" office:value-type="float" office:value="1078" calcext:value-type="float">
            <text:p>1,078</text:p>
          </table:table-cell>
          <table:table-cell table:style-name="ce94"/>
          <table:table-cell table:style-name="ce94" office:value-type="float" office:value="347" calcext:value-type="float">
            <text:p>347</text:p>
          </table:table-cell>
          <table:table-cell table:style-name="ce94"/>
          <table:table-cell table:style-name="ce95" office:value-type="float" office:value="2294" calcext:value-type="float">
            <text:p>2,294</text:p>
          </table:table-cell>
          <table:table-cell table:style-name="ce95" office:value-type="float" office:value="6683" calcext:value-type="float">
            <text:p>6,683</text:p>
          </table:table-cell>
          <table:table-cell table:style-name="ce95" office:value-type="float" office:value="297" calcext:value-type="float">
            <text:p>297</text:p>
          </table:table-cell>
          <table:table-cell table:style-name="ce95" office:value-type="float" office:value="4415" calcext:value-type="float">
            <text:p>4,415</text:p>
          </table:table-cell>
          <table:table-cell table:style-name="ce95" office:value-type="float" office:value="693" calcext:value-type="float">
            <text:p>693</text:p>
          </table:table-cell>
          <table:table-cell table:style-name="ce94" office:value-type="float" office:value="488" calcext:value-type="float">
            <text:p>488</text:p>
          </table:table-cell>
          <table:table-cell table:style-name="ce95" office:value-type="float" office:value="6629" calcext:value-type="float">
            <text:p>6,629</text:p>
          </table:table-cell>
          <table:table-cell office:value-type="float" office:value="160" calcext:value-type="float">
            <text:p>160</text:p>
          </table:table-cell>
          <table:table-cell office:value-type="float" office:value="703" calcext:value-type="float">
            <text:p>703</text:p>
          </table:table-cell>
          <table:table-cell/>
          <table:table-cell table:style-name="ce98" office:value-type="float" office:value="5362" calcext:value-type="float">
            <text:p>5,362</text:p>
          </table:table-cell>
          <table:table-cell table:style-name="ce94" office:value-type="float" office:value="36" calcext:value-type="float">
            <text:p>36</text:p>
          </table:table-cell>
          <table:table-cell/>
          <table:table-cell table:style-name="ce94" table:number-columns-repeated="2"/>
          <table:table-cell/>
          <table:table-cell table:formula="of:=SUM([.B51:.U51])" office:value-type="float" office:value="29185" calcext:value-type="float">
            <text:p>29,18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4-04" calcext:value-type="date">
            <text:p>Apr 4, 14</text:p>
          </table:table-cell>
          <table:table-cell table:style-name="ce94" office:value-type="float" office:value="1152" calcext:value-type="float">
            <text:p>1,152</text:p>
          </table:table-cell>
          <table:table-cell table:style-name="ce94"/>
          <table:table-cell table:style-name="ce94" office:value-type="float" office:value="357" calcext:value-type="float">
            <text:p>357</text:p>
          </table:table-cell>
          <table:table-cell table:style-name="ce94"/>
          <table:table-cell table:style-name="ce95" office:value-type="float" office:value="2407" calcext:value-type="float">
            <text:p>2,407</text:p>
          </table:table-cell>
          <table:table-cell table:style-name="ce95" office:value-type="float" office:value="7244" calcext:value-type="float">
            <text:p>7,244</text:p>
          </table:table-cell>
          <table:table-cell table:style-name="ce95" office:value-type="float" office:value="298" calcext:value-type="float">
            <text:p>298</text:p>
          </table:table-cell>
          <table:table-cell table:style-name="ce95" office:value-type="float" office:value="4807" calcext:value-type="float">
            <text:p>4,807</text:p>
          </table:table-cell>
          <table:table-cell table:style-name="ce95" office:value-type="float" office:value="810" calcext:value-type="float">
            <text:p>810</text:p>
          </table:table-cell>
          <table:table-cell table:style-name="ce94" office:value-type="float" office:value="572" calcext:value-type="float">
            <text:p>572</text:p>
          </table:table-cell>
          <table:table-cell table:style-name="ce95" office:value-type="float" office:value="7245" calcext:value-type="float">
            <text:p>7,245</text:p>
          </table:table-cell>
          <table:table-cell office:value-type="float" office:value="190" calcext:value-type="float">
            <text:p>190</text:p>
          </table:table-cell>
          <table:table-cell office:value-type="float" office:value="772" calcext:value-type="float">
            <text:p>772</text:p>
          </table:table-cell>
          <table:table-cell/>
          <table:table-cell table:style-name="ce95" office:value-type="float" office:value="8098" calcext:value-type="float">
            <text:p>8,098</text:p>
          </table:table-cell>
          <table:table-cell table:style-name="ce94" office:value-type="float" office:value="60" calcext:value-type="float">
            <text:p>60</text:p>
          </table:table-cell>
          <table:table-cell/>
          <table:table-cell table:style-name="ce94" table:number-columns-repeated="2"/>
          <table:table-cell/>
          <table:table-cell table:formula="of:=SUM([.B52:.U52])" office:value-type="float" office:value="34012" calcext:value-type="float">
            <text:p>34,01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7-05" calcext:value-type="date">
            <text:p>Jul 5, 14</text:p>
          </table:table-cell>
          <table:table-cell table:style-name="ce94" office:value-type="float" office:value="1241" calcext:value-type="float">
            <text:p>1,241</text:p>
          </table:table-cell>
          <table:table-cell table:style-name="ce94"/>
          <table:table-cell table:style-name="ce94" office:value-type="float" office:value="374" calcext:value-type="float">
            <text:p>374</text:p>
          </table:table-cell>
          <table:table-cell table:style-name="ce94"/>
          <table:table-cell table:style-name="ce95" office:value-type="float" office:value="2599" calcext:value-type="float">
            <text:p>2,599</text:p>
          </table:table-cell>
          <table:table-cell table:style-name="ce95" office:value-type="float" office:value="8001" calcext:value-type="float">
            <text:p>8,001</text:p>
          </table:table-cell>
          <table:table-cell table:style-name="ce95" office:value-type="float" office:value="317" calcext:value-type="float">
            <text:p>317</text:p>
          </table:table-cell>
          <table:table-cell table:style-name="ce95" office:value-type="float" office:value="5091" calcext:value-type="float">
            <text:p>5,091</text:p>
          </table:table-cell>
          <table:table-cell table:style-name="ce95" office:value-type="float" office:value="965" calcext:value-type="float">
            <text:p>965</text:p>
          </table:table-cell>
          <table:table-cell table:style-name="ce94" office:value-type="float" office:value="703" calcext:value-type="float">
            <text:p>703</text:p>
          </table:table-cell>
          <table:table-cell table:style-name="ce95" office:value-type="float" office:value="8341" calcext:value-type="float">
            <text:p>8,341</text:p>
          </table:table-cell>
          <table:table-cell office:value-type="float" office:value="265" calcext:value-type="float">
            <text:p>265</text:p>
          </table:table-cell>
          <table:table-cell office:value-type="float" office:value="840" calcext:value-type="float">
            <text:p>840</text:p>
          </table:table-cell>
          <table:table-cell/>
          <table:table-cell table:style-name="ce95" office:value-type="float" office:value="11633" calcext:value-type="float">
            <text:p>11,633</text:p>
          </table:table-cell>
          <table:table-cell table:style-name="ce94" office:value-type="float" office:value="611" calcext:value-type="float">
            <text:p>611</text:p>
          </table:table-cell>
          <table:table-cell/>
          <table:table-cell table:style-name="ce94" table:number-columns-repeated="2"/>
          <table:table-cell/>
          <table:table-cell table:formula="of:=SUM([.B53:.U53])" office:value-type="float" office:value="40981" calcext:value-type="float">
            <text:p>40,98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10-04" calcext:value-type="date">
            <text:p>Oct 4, 14</text:p>
          </table:table-cell>
          <table:table-cell table:style-name="ce94" office:value-type="float" office:value="1324" calcext:value-type="float">
            <text:p>1,324</text:p>
          </table:table-cell>
          <table:table-cell table:style-name="ce94"/>
          <table:table-cell table:style-name="ce94" office:value-type="float" office:value="400" calcext:value-type="float">
            <text:p>400</text:p>
          </table:table-cell>
          <table:table-cell table:style-name="ce94"/>
          <table:table-cell table:style-name="ce95" office:value-type="float" office:value="2753" calcext:value-type="float">
            <text:p>2,753</text:p>
          </table:table-cell>
          <table:table-cell table:style-name="ce95" office:value-type="float" office:value="8899" calcext:value-type="float">
            <text:p>8,899</text:p>
          </table:table-cell>
          <table:table-cell table:style-name="ce95" office:value-type="float" office:value="332" calcext:value-type="float">
            <text:p>332</text:p>
          </table:table-cell>
          <table:table-cell table:style-name="ce95" office:value-type="float" office:value="6361" calcext:value-type="float">
            <text:p>6,361</text:p>
          </table:table-cell>
          <table:table-cell table:style-name="ce95" office:value-type="float" office:value="1085" calcext:value-type="float">
            <text:p>1,085</text:p>
          </table:table-cell>
          <table:table-cell table:style-name="ce94" office:value-type="float" office:value="967" calcext:value-type="float">
            <text:p>967</text:p>
          </table:table-cell>
          <table:table-cell table:style-name="ce95" office:value-type="float" office:value="9572" calcext:value-type="float">
            <text:p>9,572</text:p>
          </table:table-cell>
          <table:table-cell office:value-type="float" office:value="346" calcext:value-type="float">
            <text:p>346</text:p>
          </table:table-cell>
          <table:table-cell office:value-type="float" office:value="925" calcext:value-type="float">
            <text:p>925</text:p>
          </table:table-cell>
          <table:table-cell/>
          <table:table-cell table:style-name="ce95" office:value-type="float" office:value="14760" calcext:value-type="float">
            <text:p>14,760</text:p>
          </table:table-cell>
          <table:table-cell table:style-name="ce94" office:value-type="float" office:value="1996" calcext:value-type="float">
            <text:p>1,996</text:p>
          </table:table-cell>
          <table:table-cell/>
          <table:table-cell table:style-name="ce94" table:number-columns-repeated="2"/>
          <table:table-cell/>
          <table:table-cell table:formula="of:=SUM([.B54:.U54])" office:value-type="float" office:value="49720" calcext:value-type="float">
            <text:p>49,72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1-07" calcext:value-type="date">
            <text:p>Jan 7, 15</text:p>
          </table:table-cell>
          <table:table-cell table:style-name="ce94" office:value-type="float" office:value="1521" calcext:value-type="float">
            <text:p>1,521</text:p>
          </table:table-cell>
          <table:table-cell table:style-name="ce94"/>
          <table:table-cell table:style-name="ce94" office:value-type="float" office:value="428" calcext:value-type="float">
            <text:p>428</text:p>
          </table:table-cell>
          <table:table-cell table:style-name="ce94"/>
          <table:table-cell table:style-name="ce95" office:value-type="float" office:value="2900" calcext:value-type="float">
            <text:p>2,900</text:p>
          </table:table-cell>
          <table:table-cell table:style-name="ce96" office:value-type="float" office:value="9960" calcext:value-type="float">
            <text:p>9,960</text:p>
          </table:table-cell>
          <table:table-cell table:style-name="ce95" office:value-type="float" office:value="356" calcext:value-type="float">
            <text:p>356</text:p>
          </table:table-cell>
          <table:table-cell table:style-name="ce95" office:value-type="float" office:value="6637" calcext:value-type="float">
            <text:p>6,637</text:p>
          </table:table-cell>
          <table:table-cell table:style-name="ce95" office:value-type="float" office:value="1203" calcext:value-type="float">
            <text:p>1,203</text:p>
          </table:table-cell>
          <table:table-cell table:style-name="ce94" office:value-type="float" office:value="1241" calcext:value-type="float">
            <text:p>1,241</text:p>
          </table:table-cell>
          <table:table-cell table:style-name="ce95" office:value-type="float" office:value="10932" calcext:value-type="float">
            <text:p>10,932</text:p>
          </table:table-cell>
          <table:table-cell office:value-type="float" office:value="421" calcext:value-type="float">
            <text:p>421</text:p>
          </table:table-cell>
          <table:table-cell office:value-type="float" office:value="1002" calcext:value-type="float">
            <text:p>1,002</text:p>
          </table:table-cell>
          <table:table-cell/>
          <table:table-cell table:style-name="ce95" office:value-type="float" office:value="17587" calcext:value-type="float">
            <text:p>17,587</text:p>
          </table:table-cell>
          <table:table-cell table:style-name="ce94" office:value-type="float" office:value="3623" calcext:value-type="float">
            <text:p>3,623</text:p>
          </table:table-cell>
          <table:table-cell office:value-type="float" office:value="2" calcext:value-type="float">
            <text:p>2</text:p>
          </table:table-cell>
          <table:table-cell table:style-name="ce94" table:number-columns-repeated="2"/>
          <table:table-cell/>
          <table:table-cell table:formula="of:=SUM([.B55:.U55])" office:value-type="float" office:value="57813" calcext:value-type="float">
            <text:p>57,813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5-05-13" calcext:value-type="date">
            <text:p>May 13, 15</text:p>
          </table:table-cell>
          <table:table-cell table:style-name="ce94" office:value-type="float" office:value="1786" calcext:value-type="float">
            <text:p>1,786</text:p>
          </table:table-cell>
          <table:table-cell table:style-name="ce94"/>
          <table:table-cell table:style-name="ce94" office:value-type="float" office:value="451" calcext:value-type="float">
            <text:p>451</text:p>
          </table:table-cell>
          <table:table-cell table:style-name="ce94"/>
          <table:table-cell table:style-name="ce95" office:value-type="float" office:value="2681" calcext:value-type="float">
            <text:p>2,681</text:p>
          </table:table-cell>
          <table:table-cell table:style-name="ce96" office:value-type="float" office:value="11376" calcext:value-type="float">
            <text:p>11,376</text:p>
          </table:table-cell>
          <table:table-cell table:style-name="ce95" office:value-type="float" office:value="369" calcext:value-type="float">
            <text:p>369</text:p>
          </table:table-cell>
          <table:table-cell table:style-name="ce95" office:value-type="float" office:value="7050" calcext:value-type="float">
            <text:p>7,050</text:p>
          </table:table-cell>
          <table:table-cell table:style-name="ce95" office:value-type="float" office:value="1355" calcext:value-type="float">
            <text:p>1,355</text:p>
          </table:table-cell>
          <table:table-cell table:style-name="ce94" office:value-type="float" office:value="1800" calcext:value-type="float">
            <text:p>1,800</text:p>
          </table:table-cell>
          <table:table-cell table:style-name="ce95" office:value-type="float" office:value="12849" calcext:value-type="float">
            <text:p>12,849</text:p>
          </table:table-cell>
          <table:table-cell office:value-type="float" office:value="514" calcext:value-type="float">
            <text:p>514</text:p>
          </table:table-cell>
          <table:table-cell office:value-type="float" office:value="1104" calcext:value-type="float">
            <text:p>1,104</text:p>
          </table:table-cell>
          <table:table-cell/>
          <table:table-cell table:style-name="ce95" office:value-type="float" office:value="20673" calcext:value-type="float">
            <text:p>20,673</text:p>
          </table:table-cell>
          <table:table-cell table:style-name="ce94" office:value-type="float" office:value="6452" calcext:value-type="float">
            <text:p>6,452</text:p>
          </table:table-cell>
          <table:table-cell office:value-type="float" office:value="19" calcext:value-type="float">
            <text:p>19</text:p>
          </table:table-cell>
          <table:table-cell table:style-name="ce94" table:number-columns-repeated="2"/>
          <table:table-cell/>
          <table:table-cell table:formula="of:=SUM([.B56:.U56])" office:value-type="float" office:value="68479" calcext:value-type="float">
            <text:p>68,47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6-23" calcext:value-type="date">
            <text:p>Jun 23, 15</text:p>
          </table:table-cell>
          <table:table-cell table:style-name="ce94" office:value-type="float" office:value="1865" calcext:value-type="float">
            <text:p>1,865</text:p>
          </table:table-cell>
          <table:table-cell table:style-name="ce94"/>
          <table:table-cell table:style-name="ce94" office:value-type="float" office:value="453" calcext:value-type="float">
            <text:p>453</text:p>
          </table:table-cell>
          <table:table-cell table:style-name="ce94"/>
          <table:table-cell table:style-name="ce95" office:value-type="float" office:value="2736" calcext:value-type="float">
            <text:p>2,736</text:p>
          </table:table-cell>
          <table:table-cell table:style-name="ce95" office:value-type="float" office:value="11898" calcext:value-type="float">
            <text:p>11,898</text:p>
          </table:table-cell>
          <table:table-cell table:style-name="ce95" office:value-type="float" office:value="371" calcext:value-type="float">
            <text:p>371</text:p>
          </table:table-cell>
          <table:table-cell table:style-name="ce95" office:value-type="float" office:value="7410" calcext:value-type="float">
            <text:p>7,410</text:p>
          </table:table-cell>
          <table:table-cell table:style-name="ce99" office:value-type="float" office:value="1421" calcext:value-type="float">
            <text:p>1,421</text:p>
          </table:table-cell>
          <table:table-cell table:style-name="ce94" office:value-type="float" office:value="1982" calcext:value-type="float">
            <text:p>1,982</text:p>
          </table:table-cell>
          <table:table-cell table:style-name="ce95" office:value-type="float" office:value="13563" calcext:value-type="float">
            <text:p>13,563</text:p>
          </table:table-cell>
          <table:table-cell office:value-type="float" office:value="538" calcext:value-type="float">
            <text:p>538</text:p>
          </table:table-cell>
          <table:table-cell office:value-type="float" office:value="1155" calcext:value-type="float">
            <text:p>1,155</text:p>
          </table:table-cell>
          <table:table-cell/>
          <table:table-cell table:style-name="ce95" office:value-type="float" office:value="21894" calcext:value-type="float">
            <text:p>21,894</text:p>
          </table:table-cell>
          <table:table-cell table:style-name="ce94" office:value-type="float" office:value="7490" calcext:value-type="float">
            <text:p>7,490</text:p>
          </table:table-cell>
          <table:table-cell table:style-name="ce95" office:value-type="float" office:value="31" calcext:value-type="float">
            <text:p>31</text:p>
          </table:table-cell>
          <table:table-cell table:style-name="ce94" table:number-columns-repeated="2"/>
          <table:table-cell/>
          <table:table-cell table:formula="of:=SUM([.B57:.U57])" office:value-type="float" office:value="72807" calcext:value-type="float">
            <text:p>72,80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8-13" calcext:value-type="date">
            <text:p>Aug 13, 15</text:p>
          </table:table-cell>
          <table:table-cell table:style-name="ce94" office:value-type="float" office:value="1980" calcext:value-type="float">
            <text:p>1,980</text:p>
          </table:table-cell>
          <table:table-cell table:style-name="ce94"/>
          <table:table-cell table:style-name="ce94" office:value-type="float" office:value="463" calcext:value-type="float">
            <text:p>463</text:p>
          </table:table-cell>
          <table:table-cell table:style-name="ce94"/>
          <table:table-cell table:style-name="ce95" office:value-type="float" office:value="2840" calcext:value-type="float">
            <text:p>2,840</text:p>
          </table:table-cell>
          <table:table-cell table:style-name="ce95" office:value-type="float" office:value="12626" calcext:value-type="float">
            <text:p>12,626</text:p>
          </table:table-cell>
          <table:table-cell table:style-name="ce95" office:value-type="float" office:value="398" calcext:value-type="float">
            <text:p>398</text:p>
          </table:table-cell>
          <table:table-cell table:style-name="ce95" office:value-type="float" office:value="7439" calcext:value-type="float">
            <text:p>7,439</text:p>
          </table:table-cell>
          <table:table-cell table:style-name="ce99" office:value-type="float" office:value="1509" calcext:value-type="float">
            <text:p>1,509</text:p>
          </table:table-cell>
          <table:table-cell table:style-name="ce94" office:value-type="float" office:value="2236" calcext:value-type="float">
            <text:p>2,236</text:p>
          </table:table-cell>
          <table:table-cell table:style-name="ce95" office:value-type="float" office:value="14483" calcext:value-type="float">
            <text:p>14,483</text:p>
          </table:table-cell>
          <table:table-cell office:value-type="float" office:value="585" calcext:value-type="float">
            <text:p>585</text:p>
          </table:table-cell>
          <table:table-cell office:value-type="float" office:value="1200" calcext:value-type="float">
            <text:p>1,200</text:p>
          </table:table-cell>
          <table:table-cell/>
          <table:table-cell table:style-name="ce95" office:value-type="float" office:value="23312" calcext:value-type="float">
            <text:p>23,312</text:p>
          </table:table-cell>
          <table:table-cell table:style-name="ce94" office:value-type="float" office:value="8906" calcext:value-type="float">
            <text:p>8,906</text:p>
          </table:table-cell>
          <table:table-cell table:style-name="ce95" office:value-type="float" office:value="46" calcext:value-type="float">
            <text:p>46</text:p>
          </table:table-cell>
          <table:table-cell table:style-name="ce94" table:number-columns-repeated="2"/>
          <table:table-cell/>
          <table:table-cell table:formula="of:=SUM([.B58:.U58])" office:value-type="float" office:value="78023" calcext:value-type="float">
            <text:p>78,02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10-03" calcext:value-type="date">
            <text:p>Oct 3, 15</text:p>
          </table:table-cell>
          <table:table-cell table:style-name="ce94" office:value-type="float" office:value="2087" calcext:value-type="float">
            <text:p>2,087</text:p>
          </table:table-cell>
          <table:table-cell table:style-name="ce94"/>
          <table:table-cell table:style-name="ce94" office:value-type="float" office:value="483" calcext:value-type="float">
            <text:p>483</text:p>
          </table:table-cell>
          <table:table-cell table:style-name="ce94"/>
          <table:table-cell table:style-name="ce95" office:value-type="float" office:value="2924" calcext:value-type="float">
            <text:p>2,924</text:p>
          </table:table-cell>
          <table:table-cell table:style-name="ce95" office:value-type="float" office:value="13354" calcext:value-type="float">
            <text:p>13,354</text:p>
          </table:table-cell>
          <table:table-cell table:style-name="ce95" office:value-type="float" office:value="420" calcext:value-type="float">
            <text:p>420</text:p>
          </table:table-cell>
          <table:table-cell table:style-name="ce215" office:value-type="float" office:value="7610" calcext:value-type="float">
            <text:p>7,610</text:p>
          </table:table-cell>
          <table:table-cell table:style-name="ce95" office:value-type="float" office:value="1570" calcext:value-type="float">
            <text:p>1,570</text:p>
          </table:table-cell>
          <table:table-cell table:style-name="ce94" office:value-type="float" office:value="2572" calcext:value-type="float">
            <text:p>2,572</text:p>
          </table:table-cell>
          <table:table-cell table:style-name="ce95" office:value-type="float" office:value="15266" calcext:value-type="float">
            <text:p>15,266</text:p>
          </table:table-cell>
          <table:table-cell office:value-type="float" office:value="639" calcext:value-type="float">
            <text:p>639</text:p>
          </table:table-cell>
          <table:table-cell office:value-type="float" office:value="1231" calcext:value-type="float">
            <text:p>1,231</text:p>
          </table:table-cell>
          <table:table-cell/>
          <table:table-cell table:style-name="ce95" office:value-type="float" office:value="24404" calcext:value-type="float">
            <text:p>24,404</text:p>
          </table:table-cell>
          <table:table-cell table:style-name="ce94" office:value-type="float" office:value="10165" calcext:value-type="float">
            <text:p>10,165</text:p>
          </table:table-cell>
          <table:table-cell table:style-name="ce95" office:value-type="float" office:value="57" calcext:value-type="float">
            <text:p>57</text:p>
          </table:table-cell>
          <table:table-cell table:style-name="ce94" table:number-columns-repeated="2"/>
          <table:table-cell/>
          <table:table-cell table:formula="of:=SUM([.B59:.U59])" office:value-type="float" office:value="82782" calcext:value-type="float">
            <text:p>82,78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1-07" calcext:value-type="date">
            <text:p>Jan 7, 16</text:p>
          </table:table-cell>
          <table:table-cell table:style-name="ce94" office:value-type="float" office:value="2228" calcext:value-type="float">
            <text:p>2,228</text:p>
          </table:table-cell>
          <table:table-cell table:style-name="ce94"/>
          <table:table-cell table:style-name="ce94" office:value-type="float" office:value="518" calcext:value-type="float">
            <text:p>518</text:p>
          </table:table-cell>
          <table:table-cell table:style-name="ce94"/>
          <table:table-cell table:style-name="ce95" office:value-type="float" office:value="3035" calcext:value-type="float">
            <text:p>3,035</text:p>
          </table:table-cell>
          <table:table-cell table:style-name="ce95" office:value-type="float" office:value="14581" calcext:value-type="float">
            <text:p>14,581</text:p>
          </table:table-cell>
          <table:table-cell table:style-name="ce95" office:value-type="float" office:value="458" calcext:value-type="float">
            <text:p>458</text:p>
          </table:table-cell>
          <table:table-cell table:style-name="ce98" office:value-type="float" office:value="8008" calcext:value-type="float">
            <text:p>8,008</text:p>
          </table:table-cell>
          <table:table-cell table:style-name="ce98" office:value-type="float" office:value="1755" calcext:value-type="float">
            <text:p>1,755</text:p>
          </table:table-cell>
          <table:table-cell table:style-name="ce94" office:value-type="float" office:value="3138" calcext:value-type="float">
            <text:p>3,138</text:p>
          </table:table-cell>
          <table:table-cell table:style-name="ce98" office:value-type="float" office:value="16673" calcext:value-type="float">
            <text:p>16,673</text:p>
          </table:table-cell>
          <table:table-cell office:value-type="float" office:value="732" calcext:value-type="float">
            <text:p>732</text:p>
          </table:table-cell>
          <table:table-cell office:value-type="float" office:value="1285" calcext:value-type="float">
            <text:p>1,285</text:p>
          </table:table-cell>
          <table:table-cell/>
          <table:table-cell table:style-name="ce95" office:value-type="float" office:value="26346" calcext:value-type="float">
            <text:p>26,346</text:p>
          </table:table-cell>
          <table:table-cell table:style-name="ce94" office:value-type="float" office:value="13804" calcext:value-type="float">
            <text:p>13,804</text:p>
          </table:table-cell>
          <table:table-cell table:style-name="ce95" office:value-type="float" office:value="87" calcext:value-type="float">
            <text:p>87</text:p>
          </table:table-cell>
          <table:table-cell table:style-name="ce94" table:number-columns-repeated="2"/>
          <table:table-cell/>
          <table:table-cell table:formula="of:=SUM([.B60:.U60])" office:value-type="float" office:value="92648" calcext:value-type="float">
            <text:p>92,64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4-06" calcext:value-type="date">
            <text:p>Apr 6, 16</text:p>
          </table:table-cell>
          <table:table-cell table:style-name="ce94" office:value-type="float" office:value="2430" calcext:value-type="float">
            <text:p>2,430</text:p>
          </table:table-cell>
          <table:table-cell table:style-name="ce94"/>
          <table:table-cell table:style-name="ce94" office:value-type="float" office:value="537" calcext:value-type="float">
            <text:p>537</text:p>
          </table:table-cell>
          <table:table-cell table:style-name="ce94"/>
          <table:table-cell table:style-name="ce95" office:value-type="float" office:value="3158" calcext:value-type="float">
            <text:p>3,158</text:p>
          </table:table-cell>
          <table:table-cell table:style-name="ce95" office:value-type="float" office:value="15960" calcext:value-type="float">
            <text:p>15,960</text:p>
          </table:table-cell>
          <table:table-cell table:style-name="ce95" office:value-type="float" office:value="481" calcext:value-type="float">
            <text:p>481</text:p>
          </table:table-cell>
          <table:table-cell table:style-name="ce95" office:value-type="float" office:value="8549" calcext:value-type="float">
            <text:p>8,549</text:p>
          </table:table-cell>
          <table:table-cell table:style-name="ce95" office:value-type="float" office:value="1907" calcext:value-type="float">
            <text:p>1,907</text:p>
          </table:table-cell>
          <table:table-cell table:style-name="ce94" office:value-type="float" office:value="3773" calcext:value-type="float">
            <text:p>3,773</text:p>
          </table:table-cell>
          <table:table-cell table:style-name="ce95" office:value-type="float" office:value="18008" calcext:value-type="float">
            <text:p>18,008</text:p>
          </table:table-cell>
          <table:table-cell office:value-type="float" office:value="796" calcext:value-type="float">
            <text:p>796</text:p>
          </table:table-cell>
          <table:table-cell office:value-type="float" office:value="1322" calcext:value-type="float">
            <text:p>1,322</text:p>
          </table:table-cell>
          <table:table-cell/>
          <table:table-cell table:style-name="ce95" office:value-type="float" office:value="28076" calcext:value-type="float">
            <text:p>28,076</text:p>
          </table:table-cell>
          <table:table-cell table:style-name="ce94" office:value-type="float" office:value="18613" calcext:value-type="float">
            <text:p>18,613</text:p>
          </table:table-cell>
          <table:table-cell table:style-name="ce95" office:value-type="float" office:value="127" calcext:value-type="float">
            <text:p>127</text:p>
          </table:table-cell>
          <table:table-cell table:style-name="ce94" table:number-columns-repeated="2"/>
          <table:table-cell/>
          <table:table-cell table:formula="of:=SUM([.B61:.U61])" office:value-type="float" office:value="103737" calcext:value-type="float">
            <text:p>103,73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7-04" calcext:value-type="date">
            <text:p>Jul 4, 16</text:p>
          </table:table-cell>
          <table:table-cell table:style-name="ce94" office:value-type="float" office:value="2570" calcext:value-type="float">
            <text:p>2,570</text:p>
          </table:table-cell>
          <table:table-cell table:style-name="ce94"/>
          <table:table-cell table:style-name="ce94" office:value-type="float" office:value="568" calcext:value-type="float">
            <text:p>568</text:p>
          </table:table-cell>
          <table:table-cell table:style-name="ce94"/>
          <table:table-cell table:style-name="ce95" office:value-type="float" office:value="3300" calcext:value-type="float">
            <text:p>3,300</text:p>
          </table:table-cell>
          <table:table-cell table:style-name="ce95" office:value-type="float" office:value="17174" calcext:value-type="float">
            <text:p>17,174</text:p>
          </table:table-cell>
          <table:table-cell table:style-name="ce95" office:value-type="float" office:value="505" calcext:value-type="float">
            <text:p>505</text:p>
          </table:table-cell>
          <table:table-cell table:style-name="ce95" office:value-type="float" office:value="9094" calcext:value-type="float">
            <text:p>9,094</text:p>
          </table:table-cell>
          <table:table-cell table:style-name="ce95" office:value-type="float" office:value="2071" calcext:value-type="float">
            <text:p>2,071</text:p>
          </table:table-cell>
          <table:table-cell table:style-name="ce94" office:value-type="float" office:value="4477" calcext:value-type="float">
            <text:p>4,477</text:p>
          </table:table-cell>
          <table:table-cell table:style-name="ce95" office:value-type="float" office:value="19204" calcext:value-type="float">
            <text:p>19,204</text:p>
          </table:table-cell>
          <table:table-cell office:value-type="float" office:value="888" calcext:value-type="float">
            <text:p>888</text:p>
          </table:table-cell>
          <table:table-cell office:value-type="float" office:value="1362" calcext:value-type="float">
            <text:p>1,362</text:p>
          </table:table-cell>
          <table:table-cell/>
          <table:table-cell table:style-name="ce95" office:value-type="float" office:value="29498" calcext:value-type="float">
            <text:p>29,498</text:p>
          </table:table-cell>
          <table:table-cell table:style-name="ce94" office:value-type="float" office:value="23303" calcext:value-type="float">
            <text:p>23,303</text:p>
          </table:table-cell>
          <table:table-cell table:style-name="ce95" office:value-type="float" office:value="654" calcext:value-type="float">
            <text:p>654</text:p>
          </table:table-cell>
          <table:table-cell table:style-name="ce94" table:number-columns-repeated="2"/>
          <table:table-cell/>
          <table:table-cell table:formula="of:=SUM([.B62:.U62])" office:value-type="float" office:value="114668" calcext:value-type="float">
            <text:p>114,66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10-01" calcext:value-type="date">
            <text:p>Oct 1, 16</text:p>
          </table:table-cell>
          <table:table-cell table:style-name="ce94" office:value-type="float" office:value="2706" calcext:value-type="float">
            <text:p>2,706</text:p>
          </table:table-cell>
          <table:table-cell table:style-name="ce94"/>
          <table:table-cell table:style-name="ce94" office:value-type="float" office:value="599" calcext:value-type="float">
            <text:p>599</text:p>
          </table:table-cell>
          <table:table-cell table:style-name="ce94"/>
          <table:table-cell table:style-name="ce95" office:value-type="float" office:value="3389" calcext:value-type="float">
            <text:p>3,389</text:p>
          </table:table-cell>
          <table:table-cell table:style-name="ce95" office:value-type="float" office:value="18735" calcext:value-type="float">
            <text:p>18,735</text:p>
          </table:table-cell>
          <table:table-cell table:style-name="ce95" office:value-type="float" office:value="519" calcext:value-type="float">
            <text:p>519</text:p>
          </table:table-cell>
          <table:table-cell table:style-name="ce95" office:value-type="float" office:value="9596" calcext:value-type="float">
            <text:p>9,596</text:p>
          </table:table-cell>
          <table:table-cell table:style-name="ce95" office:value-type="float" office:value="2209" calcext:value-type="float">
            <text:p>2,209</text:p>
          </table:table-cell>
          <table:table-cell table:style-name="ce94" office:value-type="float" office:value="5035" calcext:value-type="float">
            <text:p>5,035</text:p>
          </table:table-cell>
          <table:table-cell table:style-name="ce95" office:value-type="float" office:value="20329" calcext:value-type="float">
            <text:p>20,329</text:p>
          </table:table-cell>
          <table:table-cell office:value-type="float" office:value="969" calcext:value-type="float">
            <text:p>969</text:p>
          </table:table-cell>
          <table:table-cell office:value-type="float" office:value="1386" calcext:value-type="float">
            <text:p>1,386</text:p>
          </table:table-cell>
          <table:table-cell/>
          <table:table-cell table:style-name="ce95" office:value-type="float" office:value="30723" calcext:value-type="float">
            <text:p>30,723</text:p>
          </table:table-cell>
          <table:table-cell table:style-name="ce94" office:value-type="float" office:value="27096" calcext:value-type="float">
            <text:p>27,096</text:p>
          </table:table-cell>
          <table:table-cell table:style-name="ce95" office:value-type="float" office:value="1335" calcext:value-type="float">
            <text:p>1,335</text:p>
          </table:table-cell>
          <table:table-cell table:style-name="ce94" office:value-type="float" office:value="12" calcext:value-type="float">
            <text:p>12</text:p>
          </table:table-cell>
          <table:table-cell table:style-name="ce94"/>
          <table:table-cell/>
          <table:table-cell table:formula="of:=SUM([.B63:.U63])" office:value-type="float" office:value="124638" calcext:value-type="float">
            <text:p>124,63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1-02" calcext:value-type="date">
            <text:p>Jan 2, 17</text:p>
          </table:table-cell>
          <table:table-cell table:style-name="ce94" office:value-type="float" office:value="2951" calcext:value-type="float">
            <text:p>2,951</text:p>
          </table:table-cell>
          <table:table-cell table:style-name="ce94"/>
          <table:table-cell table:style-name="ce94" office:value-type="float" office:value="636" calcext:value-type="float">
            <text:p>636</text:p>
          </table:table-cell>
          <table:table-cell table:style-name="ce94"/>
          <table:table-cell table:style-name="ce95" office:value-type="float" office:value="3507" calcext:value-type="float">
            <text:p>3,507</text:p>
          </table:table-cell>
          <table:table-cell table:style-name="ce95" office:value-type="float" office:value="20276" calcext:value-type="float">
            <text:p>20,276</text:p>
          </table:table-cell>
          <table:table-cell table:style-name="ce95" office:value-type="float" office:value="557" calcext:value-type="float">
            <text:p>557</text:p>
          </table:table-cell>
          <table:table-cell table:style-name="ce95" office:value-type="float" office:value="10018" calcext:value-type="float">
            <text:p>10,018</text:p>
          </table:table-cell>
          <table:table-cell table:style-name="ce95" office:value-type="float" office:value="2357" calcext:value-type="float">
            <text:p>2,357</text:p>
          </table:table-cell>
          <table:table-cell table:style-name="ce94" office:value-type="float" office:value="5459" calcext:value-type="float">
            <text:p>5,459</text:p>
          </table:table-cell>
          <table:table-cell table:style-name="ce95" office:value-type="float" office:value="21365" calcext:value-type="float">
            <text:p>21,365</text:p>
          </table:table-cell>
          <table:table-cell office:value-type="float" office:value="1053" calcext:value-type="float">
            <text:p>1,053</text:p>
          </table:table-cell>
          <table:table-cell office:value-type="float" office:value="1451" calcext:value-type="float">
            <text:p>1,451</text:p>
          </table:table-cell>
          <table:table-cell/>
          <table:table-cell table:style-name="ce95" office:value-type="float" office:value="31909" calcext:value-type="float">
            <text:p>31,909</text:p>
          </table:table-cell>
          <table:table-cell table:style-name="ce94" office:value-type="float" office:value="31127" calcext:value-type="float">
            <text:p>31,127</text:p>
          </table:table-cell>
          <table:table-cell table:style-name="ce95" office:value-type="float" office:value="1812" calcext:value-type="float">
            <text:p>1,812</text:p>
          </table:table-cell>
          <table:table-cell table:style-name="ce94" office:value-type="float" office:value="6213" calcext:value-type="float">
            <text:p>6,213</text:p>
          </table:table-cell>
          <table:table-cell table:style-name="ce94"/>
          <table:table-cell/>
          <table:table-cell table:formula="of:=SUM([.B64:.U64])" office:value-type="float" office:value="140691" calcext:value-type="float">
            <text:p>140,69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4-02" calcext:value-type="date">
            <text:p>Apr 2, 17</text:p>
          </table:table-cell>
          <table:table-cell table:style-name="ce94" office:value-type="float" office:value="3097" calcext:value-type="float">
            <text:p>3,097</text:p>
          </table:table-cell>
          <table:table-cell table:style-name="ce94"/>
          <table:table-cell table:style-name="ce94" office:value-type="float" office:value="659" calcext:value-type="float">
            <text:p>659</text:p>
          </table:table-cell>
          <table:table-cell table:style-name="ce94"/>
          <table:table-cell table:style-name="ce95" office:value-type="float" office:value="3658" calcext:value-type="float">
            <text:p>3,658</text:p>
          </table:table-cell>
          <table:table-cell table:style-name="ce95" office:value-type="float" office:value="21861" calcext:value-type="float">
            <text:p>21,861</text:p>
          </table:table-cell>
          <table:table-cell table:style-name="ce95" office:value-type="float" office:value="575" calcext:value-type="float">
            <text:p>575</text:p>
          </table:table-cell>
          <table:table-cell table:style-name="ce95" office:value-type="float" office:value="10487" calcext:value-type="float">
            <text:p>10,487</text:p>
          </table:table-cell>
          <table:table-cell table:style-name="ce95" office:value-type="float" office:value="2482" calcext:value-type="float">
            <text:p>2,482</text:p>
          </table:table-cell>
          <table:table-cell table:style-name="ce94" office:value-type="float" office:value="5812" calcext:value-type="float">
            <text:p>5,812</text:p>
          </table:table-cell>
          <table:table-cell table:style-name="ce95" office:value-type="float" office:value="22351" calcext:value-type="float">
            <text:p>22,351</text:p>
          </table:table-cell>
          <table:table-cell office:value-type="float" office:value="1166" calcext:value-type="float">
            <text:p>1,166</text:p>
          </table:table-cell>
          <table:table-cell office:value-type="float" office:value="1552" calcext:value-type="float">
            <text:p>1,552</text:p>
          </table:table-cell>
          <table:table-cell/>
          <table:table-cell table:style-name="ce95" office:value-type="float" office:value="32697" calcext:value-type="float">
            <text:p>32,697</text:p>
          </table:table-cell>
          <table:table-cell table:style-name="ce94" office:value-type="float" office:value="34439" calcext:value-type="float">
            <text:p>34,439</text:p>
          </table:table-cell>
          <table:table-cell table:style-name="ce95" office:value-type="float" office:value="2165" calcext:value-type="float">
            <text:p>2,165</text:p>
          </table:table-cell>
          <table:table-cell table:style-name="ce94" office:value-type="float" office:value="13797" calcext:value-type="float">
            <text:p>13,797</text:p>
          </table:table-cell>
          <table:table-cell table:style-name="ce94"/>
          <table:table-cell/>
          <table:table-cell table:formula="of:=SUM([.B65:.U65])" office:value-type="float" office:value="156798" calcext:value-type="float">
            <text:p>156,79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7-03" calcext:value-type="date">
            <text:p>Jul 3, 17</text:p>
          </table:table-cell>
          <table:table-cell table:style-name="ce94" office:value-type="float" office:value="3307" calcext:value-type="float">
            <text:p>3,307</text:p>
          </table:table-cell>
          <table:table-cell table:style-name="ce94"/>
          <table:table-cell table:style-name="ce94" office:value-type="float" office:value="685" calcext:value-type="float">
            <text:p>685</text:p>
          </table:table-cell>
          <table:table-cell table:style-name="ce94"/>
          <table:table-cell table:style-name="ce95" office:value-type="float" office:value="3782" calcext:value-type="float">
            <text:p>3,782</text:p>
          </table:table-cell>
          <table:table-cell table:style-name="ce95" office:value-type="float" office:value="23481" calcext:value-type="float">
            <text:p>23,481</text:p>
          </table:table-cell>
          <table:table-cell table:style-name="ce95" office:value-type="float" office:value="605" calcext:value-type="float">
            <text:p>605</text:p>
          </table:table-cell>
          <table:table-cell table:style-name="ce95" office:value-type="float" office:value="10915" calcext:value-type="float">
            <text:p>10,915</text:p>
          </table:table-cell>
          <table:table-cell table:style-name="ce95" office:value-type="float" office:value="2544" calcext:value-type="float">
            <text:p>2,544</text:p>
          </table:table-cell>
          <table:table-cell table:style-name="ce94" office:value-type="float" office:value="6292" calcext:value-type="float">
            <text:p>6,292</text:p>
          </table:table-cell>
          <table:table-cell table:style-name="ce95" office:value-type="float" office:value="23364" calcext:value-type="float">
            <text:p>23,364</text:p>
          </table:table-cell>
          <table:table-cell office:value-type="float" office:value="1244" calcext:value-type="float">
            <text:p>1,244</text:p>
          </table:table-cell>
          <table:table-cell office:value-type="float" office:value="1621" calcext:value-type="float">
            <text:p>1,621</text:p>
          </table:table-cell>
          <table:table-cell/>
          <table:table-cell table:style-name="ce95" office:value-type="float" office:value="34030" calcext:value-type="float">
            <text:p>34,030</text:p>
          </table:table-cell>
          <table:table-cell table:style-name="ce94" office:value-type="float" office:value="37698" calcext:value-type="float">
            <text:p>37,698</text:p>
          </table:table-cell>
          <table:table-cell table:style-name="ce95" office:value-type="float" office:value="3497" calcext:value-type="float">
            <text:p>3,497</text:p>
          </table:table-cell>
          <table:table-cell table:style-name="ce94" office:value-type="float" office:value="18859" calcext:value-type="float">
            <text:p>18,859</text:p>
          </table:table-cell>
          <table:table-cell table:style-name="ce94"/>
          <table:table-cell/>
          <table:table-cell table:formula="of:=SUM([.B66:.U66])" office:value-type="float" office:value="171924" calcext:value-type="float">
            <text:p>171,92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10-03" calcext:value-type="date">
            <text:p>Oct 3, 17</text:p>
          </table:table-cell>
          <table:table-cell table:style-name="ce94" office:value-type="float" office:value="3473" calcext:value-type="float">
            <text:p>3,473</text:p>
          </table:table-cell>
          <table:table-cell table:style-name="ce94"/>
          <table:table-cell table:style-name="ce94" office:value-type="float" office:value="724" calcext:value-type="float">
            <text:p>724</text:p>
          </table:table-cell>
          <table:table-cell table:style-name="ce94"/>
          <table:table-cell table:style-name="ce95" office:value-type="float" office:value="3910" calcext:value-type="float">
            <text:p>3,910</text:p>
          </table:table-cell>
          <table:table-cell table:style-name="ce96" office:value-type="float" office:value="25247" calcext:value-type="float">
            <text:p>25,247</text:p>
          </table:table-cell>
          <table:table-cell table:style-name="ce95" office:value-type="float" office:value="629" calcext:value-type="float">
            <text:p>629</text:p>
          </table:table-cell>
          <table:table-cell table:style-name="ce95" office:value-type="float" office:value="11371" calcext:value-type="float">
            <text:p>11,371</text:p>
          </table:table-cell>
          <table:table-cell table:style-name="ce95" office:value-type="float" office:value="2644" calcext:value-type="float">
            <text:p>2,644</text:p>
          </table:table-cell>
          <table:table-cell table:style-name="ce94" office:value-type="float" office:value="6769" calcext:value-type="float">
            <text:p>6,769</text:p>
          </table:table-cell>
          <table:table-cell table:style-name="ce95" office:value-type="float" office:value="24555" calcext:value-type="float">
            <text:p>24,555</text:p>
          </table:table-cell>
          <table:table-cell office:value-type="float" office:value="1326" calcext:value-type="float">
            <text:p>1,326</text:p>
          </table:table-cell>
          <table:table-cell office:value-type="float" office:value="1675" calcext:value-type="float">
            <text:p>1,675</text:p>
          </table:table-cell>
          <table:table-cell/>
          <table:table-cell table:style-name="ce95" office:value-type="float" office:value="35088" calcext:value-type="float">
            <text:p>35,088</text:p>
          </table:table-cell>
          <table:table-cell table:style-name="ce94" office:value-type="float" office:value="40366" calcext:value-type="float">
            <text:p>40,366</text:p>
          </table:table-cell>
          <table:table-cell table:style-name="ce95" office:value-type="float" office:value="7353" calcext:value-type="float">
            <text:p>7,353</text:p>
          </table:table-cell>
          <table:table-cell table:style-name="ce94" office:value-type="float" office:value="22671" calcext:value-type="float">
            <text:p>22,671</text:p>
          </table:table-cell>
          <table:table-cell table:style-name="ce94"/>
          <table:table-cell/>
          <table:table-cell table:formula="of:=SUM([.B67:.U67])" office:value-type="float" office:value="187801" calcext:value-type="float">
            <text:p>187,80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1-01" calcext:value-type="date">
            <text:p>Jan 1, 18</text:p>
          </table:table-cell>
          <table:table-cell table:style-name="ce94" office:value-type="float" office:value="3620" calcext:value-type="float">
            <text:p>3,620</text:p>
          </table:table-cell>
          <table:table-cell table:style-name="ce94"/>
          <table:table-cell table:style-name="ce94" office:value-type="float" office:value="753" calcext:value-type="float">
            <text:p>753</text:p>
          </table:table-cell>
          <table:table-cell table:style-name="ce94"/>
          <table:table-cell table:style-name="ce95" office:value-type="float" office:value="3992" calcext:value-type="float">
            <text:p>3,992</text:p>
          </table:table-cell>
          <table:table-cell table:style-name="ce95" office:value-type="float" office:value="26951" calcext:value-type="float">
            <text:p>26,951</text:p>
          </table:table-cell>
          <table:table-cell table:style-name="ce95" office:value-type="float" office:value="651" calcext:value-type="float">
            <text:p>651</text:p>
          </table:table-cell>
          <table:table-cell table:style-name="ce95" office:value-type="float" office:value="11720" calcext:value-type="float">
            <text:p>11,720</text:p>
          </table:table-cell>
          <table:table-cell table:style-name="ce95" office:value-type="float" office:value="2708" calcext:value-type="float">
            <text:p>2,708</text:p>
          </table:table-cell>
          <table:table-cell table:style-name="ce94" office:value-type="float" office:value="6972" calcext:value-type="float">
            <text:p>6,972</text:p>
          </table:table-cell>
          <table:table-cell table:style-name="ce95" office:value-type="float" office:value="25578" calcext:value-type="float">
            <text:p>25,578</text:p>
          </table:table-cell>
          <table:table-cell office:value-type="float" office:value="1395" calcext:value-type="float">
            <text:p>1,395</text:p>
          </table:table-cell>
          <table:table-cell office:value-type="float" office:value="1727" calcext:value-type="float">
            <text:p>1,727</text:p>
          </table:table-cell>
          <table:table-cell/>
          <table:table-cell table:style-name="ce95" office:value-type="float" office:value="35894" calcext:value-type="float">
            <text:p>35,894</text:p>
          </table:table-cell>
          <table:table-cell table:style-name="ce94" office:value-type="float" office:value="42503" calcext:value-type="float">
            <text:p>42,503</text:p>
          </table:table-cell>
          <table:table-cell table:style-name="ce95" office:value-type="float" office:value="11149" calcext:value-type="float">
            <text:p>11,149</text:p>
          </table:table-cell>
          <table:table-cell table:style-name="ce94" office:value-type="float" office:value="25316" calcext:value-type="float">
            <text:p>25,316</text:p>
          </table:table-cell>
          <table:table-cell table:style-name="ce94"/>
          <table:table-cell/>
          <table:table-cell table:formula="of:=SUM([.B68:.U68])" office:value-type="float" office:value="200929" calcext:value-type="float">
            <text:p>200,92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4-02" calcext:value-type="date">
            <text:p>Apr 2, 18</text:p>
          </table:table-cell>
          <table:table-cell table:style-name="ce94" office:value-type="float" office:value="3737" calcext:value-type="float">
            <text:p>3,737</text:p>
          </table:table-cell>
          <table:table-cell table:style-name="ce94"/>
          <table:table-cell table:style-name="ce94" office:value-type="float" office:value="806" calcext:value-type="float">
            <text:p>806</text:p>
          </table:table-cell>
          <table:table-cell table:style-name="ce94"/>
          <table:table-cell table:style-name="ce95" office:value-type="float" office:value="4150" calcext:value-type="float">
            <text:p>4,150</text:p>
          </table:table-cell>
          <table:table-cell table:style-name="ce95" office:value-type="float" office:value="29199" calcext:value-type="float">
            <text:p>29,199</text:p>
          </table:table-cell>
          <table:table-cell table:style-name="ce95" office:value-type="float" office:value="730" calcext:value-type="float">
            <text:p>730</text:p>
          </table:table-cell>
          <table:table-cell table:style-name="ce95" office:value-type="float" office:value="12340" calcext:value-type="float">
            <text:p>12,340</text:p>
          </table:table-cell>
          <table:table-cell table:style-name="ce95" office:value-type="float" office:value="2842" calcext:value-type="float">
            <text:p>2,842</text:p>
          </table:table-cell>
          <table:table-cell table:style-name="ce94" office:value-type="float" office:value="7423" calcext:value-type="float">
            <text:p>7,423</text:p>
          </table:table-cell>
          <table:table-cell table:style-name="ce95" office:value-type="float" office:value="26591" calcext:value-type="float">
            <text:p>26,591</text:p>
          </table:table-cell>
          <table:table-cell office:value-type="float" office:value="1448" calcext:value-type="float">
            <text:p>1,448</text:p>
          </table:table-cell>
          <table:table-cell office:value-type="float" office:value="1788" calcext:value-type="float">
            <text:p>1,788</text:p>
          </table:table-cell>
          <table:table-cell/>
          <table:table-cell table:style-name="ce95" office:value-type="float" office:value="36695" calcext:value-type="float">
            <text:p>36,695</text:p>
          </table:table-cell>
          <table:table-cell table:style-name="ce94" office:value-type="float" office:value="44378" calcext:value-type="float">
            <text:p>44,378</text:p>
          </table:table-cell>
          <table:table-cell table:style-name="ce95" office:value-type="float" office:value="15515" calcext:value-type="float">
            <text:p>15,515</text:p>
          </table:table-cell>
          <table:table-cell table:style-name="ce94" office:value-type="float" office:value="27638" calcext:value-type="float">
            <text:p>27,638</text:p>
          </table:table-cell>
          <table:table-cell table:style-name="ce94"/>
          <table:table-cell/>
          <table:table-cell table:formula="of:=SUM([.B69:.U69])" office:value-type="float" office:value="215280" calcext:value-type="float">
            <text:p>215,28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7-17" calcext:value-type="date">
            <text:p>Jul 17, 18</text:p>
          </table:table-cell>
          <table:table-cell table:style-name="ce94" office:value-type="float" office:value="3909" calcext:value-type="float">
            <text:p>3,909</text:p>
          </table:table-cell>
          <table:table-cell table:style-name="ce94"/>
          <table:table-cell table:style-name="ce94" office:value-type="float" office:value="860" calcext:value-type="float">
            <text:p>860</text:p>
          </table:table-cell>
          <table:table-cell table:style-name="ce94"/>
          <table:table-cell table:style-name="ce95" office:value-type="float" office:value="4257" calcext:value-type="float">
            <text:p>4,257</text:p>
          </table:table-cell>
          <table:table-cell table:style-name="ce95" office:value-type="float" office:value="31532" calcext:value-type="float">
            <text:p>31,532</text:p>
          </table:table-cell>
          <table:table-cell table:style-name="ce95" office:value-type="float" office:value="756" calcext:value-type="float">
            <text:p>756</text:p>
          </table:table-cell>
          <table:table-cell table:style-name="ce95" office:value-type="float" office:value="13091" calcext:value-type="float">
            <text:p>13,091</text:p>
          </table:table-cell>
          <table:table-cell table:style-name="ce95" office:value-type="float" office:value="2940" calcext:value-type="float">
            <text:p>2,940</text:p>
          </table:table-cell>
          <table:table-cell table:style-name="ce94" office:value-type="float" office:value="7946" calcext:value-type="float">
            <text:p>7,946</text:p>
          </table:table-cell>
          <table:table-cell table:style-name="ce95" office:value-type="float" office:value="27872" calcext:value-type="float">
            <text:p>27,872</text:p>
          </table:table-cell>
          <table:table-cell office:value-type="float" office:value="1504" calcext:value-type="float">
            <text:p>1,504</text:p>
          </table:table-cell>
          <table:table-cell office:value-type="float" office:value="1877" calcext:value-type="float">
            <text:p>1,877</text:p>
          </table:table-cell>
          <table:table-cell/>
          <table:table-cell table:style-name="ce95" office:value-type="float" office:value="37480" calcext:value-type="float">
            <text:p>37,480</text:p>
          </table:table-cell>
          <table:table-cell table:style-name="ce94" office:value-type="float" office:value="46394" calcext:value-type="float">
            <text:p>46,394</text:p>
          </table:table-cell>
          <table:table-cell table:style-name="ce95" office:value-type="float" office:value="23020" calcext:value-type="float">
            <text:p>23,020</text:p>
          </table:table-cell>
          <table:table-cell table:style-name="ce94" office:value-type="float" office:value="29357" calcext:value-type="float">
            <text:p>29,357</text:p>
          </table:table-cell>
          <table:table-cell table:style-name="ce94"/>
          <table:table-cell/>
          <table:table-cell table:formula="of:=SUM([.B70:.U70])" office:value-type="float" office:value="232795" calcext:value-type="float">
            <text:p>232,795</text:p>
          </table:table-cell>
          <table:table-cell table:number-columns-repeated="1007"/>
        </table:table-row>
        <table:table-row table:style-name="ro2" table:visibility="collapse">
          <table:table-cell table:style-name="ce159"/>
          <table:table-cell table:style-name="ce94" table:number-columns-repeated="4"/>
          <table:table-cell table:style-name="ce95" table:number-columns-repeated="5"/>
          <table:table-cell table:style-name="ce94"/>
          <table:table-cell table:style-name="ce95"/>
          <table:table-cell table:number-columns-repeated="3"/>
          <table:table-cell table:style-name="ce95"/>
          <table:table-cell table:style-name="ce94"/>
          <table:table-cell table:style-name="ce95"/>
          <table:table-cell table:style-name="ce94" table:number-columns-repeated="2"/>
          <table:table-cell/>
          <table:table-cell table:formula="of:=SUM([.B71:.U71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10-30" calcext:value-type="date">
            <text:p>Oct 30, 18</text:p>
          </table:table-cell>
          <table:table-cell table:style-name="ce94" office:value-type="float" office:value="4097" calcext:value-type="float">
            <text:p>4,097</text:p>
          </table:table-cell>
          <table:table-cell table:style-name="ce94"/>
          <table:table-cell table:style-name="ce94" office:value-type="float" office:value="915" calcext:value-type="float">
            <text:p>915</text:p>
          </table:table-cell>
          <table:table-cell table:style-name="ce94"/>
          <table:table-cell table:style-name="ce95" office:value-type="float" office:value="4413" calcext:value-type="float">
            <text:p>4,413</text:p>
          </table:table-cell>
          <table:table-cell table:style-name="ce95" office:value-type="float" office:value="34466" calcext:value-type="float">
            <text:p>34,466</text:p>
          </table:table-cell>
          <table:table-cell table:style-name="ce95" office:value-type="float" office:value="768" calcext:value-type="float">
            <text:p>768</text:p>
          </table:table-cell>
          <table:table-cell table:style-name="ce95" office:value-type="float" office:value="13733" calcext:value-type="float">
            <text:p>13,733</text:p>
          </table:table-cell>
          <table:table-cell table:style-name="ce95" office:value-type="float" office:value="2995" calcext:value-type="float">
            <text:p>2,995</text:p>
          </table:table-cell>
          <table:table-cell table:style-name="ce94" office:value-type="float" office:value="8609" calcext:value-type="float">
            <text:p>8,609</text:p>
          </table:table-cell>
          <table:table-cell table:style-name="ce95" office:value-type="float" office:value="29122" calcext:value-type="float">
            <text:p>29,122</text:p>
          </table:table-cell>
          <table:table-cell office:value-type="float" office:value="1589" calcext:value-type="float">
            <text:p>1,589</text:p>
          </table:table-cell>
          <table:table-cell office:value-type="float" office:value="1975" calcext:value-type="float">
            <text:p>1,975</text:p>
          </table:table-cell>
          <table:table-cell/>
          <table:table-cell table:style-name="ce95" office:value-type="float" office:value="38418" calcext:value-type="float">
            <text:p>38,418</text:p>
          </table:table-cell>
          <table:table-cell table:style-name="ce94" office:value-type="float" office:value="48279" calcext:value-type="float">
            <text:p>48,279</text:p>
          </table:table-cell>
          <table:table-cell table:style-name="ce95" office:value-type="float" office:value="34116" calcext:value-type="float">
            <text:p>34,116</text:p>
          </table:table-cell>
          <table:table-cell table:style-name="ce94" office:value-type="float" office:value="30816" calcext:value-type="float">
            <text:p>30,816</text:p>
          </table:table-cell>
          <table:table-cell table:style-name="ce94"/>
          <table:table-cell/>
          <table:table-cell table:formula="of:=SUM([.B72:.U72])" office:value-type="float" office:value="254311" calcext:value-type="float">
            <text:p>254,31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1-05" calcext:value-type="date">
            <text:p>Jan 5, 19</text:p>
          </table:table-cell>
          <table:table-cell table:style-name="ce94" office:value-type="float" office:value="4277" calcext:value-type="float">
            <text:p>4,277</text:p>
          </table:table-cell>
          <table:table-cell table:style-name="ce94"/>
          <table:table-cell table:style-name="ce94" office:value-type="float" office:value="931" calcext:value-type="float">
            <text:p>931</text:p>
          </table:table-cell>
          <table:table-cell table:style-name="ce94"/>
          <table:table-cell table:style-name="ce95" office:value-type="float" office:value="4488" calcext:value-type="float">
            <text:p>4,488</text:p>
          </table:table-cell>
          <table:table-cell table:style-name="ce95" office:value-type="float" office:value="36443" calcext:value-type="float">
            <text:p>36,443</text:p>
          </table:table-cell>
          <table:table-cell table:style-name="ce95" office:value-type="float" office:value="812" calcext:value-type="float">
            <text:p>812</text:p>
          </table:table-cell>
          <table:table-cell table:style-name="ce95" office:value-type="float" office:value="14145" calcext:value-type="float">
            <text:p>14,145</text:p>
          </table:table-cell>
          <table:table-cell table:style-name="ce95" office:value-type="float" office:value="3070" calcext:value-type="float">
            <text:p>3,070</text:p>
          </table:table-cell>
          <table:table-cell table:style-name="ce94" office:value-type="float" office:value="9298" calcext:value-type="float">
            <text:p>9,298</text:p>
          </table:table-cell>
          <table:table-cell table:style-name="ce98" office:value-type="float" office:value="29975" calcext:value-type="float">
            <text:p>29,975</text:p>
          </table:table-cell>
          <table:table-cell office:value-type="float" office:value="1654" calcext:value-type="float">
            <text:p>1,654</text:p>
          </table:table-cell>
          <table:table-cell office:value-type="float" office:value="2026" calcext:value-type="float">
            <text:p>2,026</text:p>
          </table:table-cell>
          <table:table-cell/>
          <table:table-cell table:style-name="ce95" office:value-type="float" office:value="38946" calcext:value-type="float">
            <text:p>38,946</text:p>
          </table:table-cell>
          <table:table-cell table:style-name="ce94" office:value-type="float" office:value="49682" calcext:value-type="float">
            <text:p>49,682</text:p>
          </table:table-cell>
          <table:table-cell table:style-name="ce95" office:value-type="float" office:value="42072" calcext:value-type="float">
            <text:p>42,072</text:p>
          </table:table-cell>
          <table:table-cell table:style-name="ce94" office:value-type="float" office:value="31876" calcext:value-type="float">
            <text:p>31,876</text:p>
          </table:table-cell>
          <table:table-cell table:style-name="ce94"/>
          <table:table-cell/>
          <table:table-cell table:formula="of:=SUM([.B73:.U73])" office:value-type="float" office:value="269695" calcext:value-type="float">
            <text:p>269,69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4-01" calcext:value-type="date">
            <text:p>Apr 1, 19</text:p>
          </table:table-cell>
          <table:table-cell table:style-name="ce94" office:value-type="float" office:value="4520" calcext:value-type="float">
            <text:p>4,520</text:p>
          </table:table-cell>
          <table:table-cell table:style-name="ce94"/>
          <table:table-cell table:style-name="ce94" office:value-type="float" office:value="956" calcext:value-type="float">
            <text:p>956</text:p>
          </table:table-cell>
          <table:table-cell table:style-name="ce94"/>
          <table:table-cell table:style-name="ce95" office:value-type="float" office:value="4620" calcext:value-type="float">
            <text:p>4,620</text:p>
          </table:table-cell>
          <table:table-cell table:style-name="ce95" office:value-type="float" office:value="39089" calcext:value-type="float">
            <text:p>39,089</text:p>
          </table:table-cell>
          <table:table-cell table:style-name="ce95" office:value-type="float" office:value="856" calcext:value-type="float">
            <text:p>856</text:p>
          </table:table-cell>
          <table:table-cell table:style-name="ce95" office:value-type="float" office:value="14664" calcext:value-type="float">
            <text:p>14,664</text:p>
          </table:table-cell>
          <table:table-cell table:style-name="ce95" office:value-type="float" office:value="3136" calcext:value-type="float">
            <text:p>3,136</text:p>
          </table:table-cell>
          <table:table-cell table:style-name="ce94" office:value-type="float" office:value="10098" calcext:value-type="float">
            <text:p>10,098</text:p>
          </table:table-cell>
          <table:table-cell table:style-name="ce95" office:value-type="float" office:value="30893" calcext:value-type="float">
            <text:p>30,893</text:p>
          </table:table-cell>
          <table:table-cell office:value-type="float" office:value="1730" calcext:value-type="float">
            <text:p>1,730</text:p>
          </table:table-cell>
          <table:table-cell office:value-type="float" office:value="2094" calcext:value-type="float">
            <text:p>2,094</text:p>
          </table:table-cell>
          <table:table-cell/>
          <table:table-cell table:style-name="ce95" office:value-type="float" office:value="39477" calcext:value-type="float">
            <text:p>39,477</text:p>
          </table:table-cell>
          <table:table-cell table:style-name="ce94" office:value-type="float" office:value="50973" calcext:value-type="float">
            <text:p>50,973</text:p>
          </table:table-cell>
          <table:table-cell table:style-name="ce95" office:value-type="float" office:value="51569" calcext:value-type="float">
            <text:p>51,569</text:p>
          </table:table-cell>
          <table:table-cell table:style-name="ce94" office:value-type="float" office:value="32770" calcext:value-type="float">
            <text:p>32,770</text:p>
          </table:table-cell>
          <table:table-cell table:style-name="ce94"/>
          <table:table-cell/>
          <table:table-cell table:formula="of:=SUM([.B74:.U74])" office:value-type="float" office:value="287445" calcext:value-type="float">
            <text:p>287,44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7-01" calcext:value-type="date">
            <text:p>Jul 1, 19</text:p>
          </table:table-cell>
          <table:table-cell table:style-name="ce94" office:value-type="float" office:value="4707" calcext:value-type="float">
            <text:p>4,707</text:p>
          </table:table-cell>
          <table:table-cell table:style-name="ce94"/>
          <table:table-cell table:style-name="ce94" office:value-type="float" office:value="974" calcext:value-type="float">
            <text:p>974</text:p>
          </table:table-cell>
          <table:table-cell table:style-name="ce94"/>
          <table:table-cell table:style-name="ce95" office:value-type="float" office:value="4798" calcext:value-type="float">
            <text:p>4,798</text:p>
          </table:table-cell>
          <table:table-cell table:style-name="ce95" office:value-type="float" office:value="42243" calcext:value-type="float">
            <text:p>42,243</text:p>
          </table:table-cell>
          <table:table-cell table:style-name="ce95" office:value-type="float" office:value="964" calcext:value-type="float">
            <text:p>964</text:p>
          </table:table-cell>
          <table:table-cell table:style-name="ce95" office:value-type="float" office:value="15130" calcext:value-type="float">
            <text:p>15,130</text:p>
          </table:table-cell>
          <table:table-cell table:style-name="ce95" office:value-type="float" office:value="3238" calcext:value-type="float">
            <text:p>3,238</text:p>
          </table:table-cell>
          <table:table-cell table:style-name="ce94" office:value-type="float" office:value="10665" calcext:value-type="float">
            <text:p>10,665</text:p>
          </table:table-cell>
          <table:table-cell table:style-name="ce95" office:value-type="float" office:value="32057" calcext:value-type="float">
            <text:p>32,057</text:p>
          </table:table-cell>
          <table:table-cell office:value-type="float" office:value="1815" calcext:value-type="float">
            <text:p>1,815</text:p>
          </table:table-cell>
          <table:table-cell office:value-type="float" office:value="2173" calcext:value-type="float">
            <text:p>2,173</text:p>
          </table:table-cell>
          <table:table-cell/>
          <table:table-cell table:style-name="ce103" office:value-type="float" office:value="40173" calcext:value-type="float">
            <text:p>40,173</text:p>
          </table:table-cell>
          <table:table-cell table:style-name="ce94" office:value-type="float" office:value="52042" calcext:value-type="float">
            <text:p>52,042</text:p>
          </table:table-cell>
          <table:table-cell table:style-name="ce95" office:value-type="float" office:value="60710" calcext:value-type="float">
            <text:p>60,710</text:p>
          </table:table-cell>
          <table:table-cell table:style-name="ce94" office:value-type="float" office:value="33508" calcext:value-type="float">
            <text:p>33,508</text:p>
          </table:table-cell>
          <table:table-cell table:style-name="ce94"/>
          <table:table-cell/>
          <table:table-cell table:formula="of:=SUM([.B75:.U75])" office:value-type="float" office:value="305197" calcext:value-type="float">
            <text:p>305,19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10-02" calcext:value-type="date">
            <text:p>Oct 2, 19</text:p>
          </table:table-cell>
          <table:table-cell table:style-name="ce94" office:value-type="float" office:value="4918" calcext:value-type="float">
            <text:p>4,918</text:p>
          </table:table-cell>
          <table:table-cell table:style-name="ce94"/>
          <table:table-cell table:style-name="ce94" office:value-type="float" office:value="997" calcext:value-type="float">
            <text:p>997</text:p>
          </table:table-cell>
          <table:table-cell table:style-name="ce94"/>
          <table:table-cell table:style-name="ce95" office:value-type="float" office:value="4998" calcext:value-type="float">
            <text:p>4,998</text:p>
          </table:table-cell>
          <table:table-cell table:style-name="ce95" office:value-type="float" office:value="45422" calcext:value-type="float">
            <text:p>45,422</text:p>
          </table:table-cell>
          <table:table-cell table:style-name="ce95" office:value-type="float" office:value="1137" calcext:value-type="float">
            <text:p>1,137</text:p>
          </table:table-cell>
          <table:table-cell table:style-name="ce95" office:value-type="float" office:value="15685" calcext:value-type="float">
            <text:p>15,685</text:p>
          </table:table-cell>
          <table:table-cell table:style-name="ce95" office:value-type="float" office:value="3355" calcext:value-type="float">
            <text:p>3,355</text:p>
          </table:table-cell>
          <table:table-cell table:style-name="ce94" office:value-type="float" office:value="11258" calcext:value-type="float">
            <text:p>11,258</text:p>
          </table:table-cell>
          <table:table-cell table:style-name="ce95" office:value-type="float" office:value="33304" calcext:value-type="float">
            <text:p>33,304</text:p>
          </table:table-cell>
          <table:table-cell office:value-type="float" office:value="1905" calcext:value-type="float">
            <text:p>1,905</text:p>
          </table:table-cell>
          <table:table-cell office:value-type="float" office:value="2263" calcext:value-type="float">
            <text:p>2,263</text:p>
          </table:table-cell>
          <table:table-cell/>
          <table:table-cell table:style-name="ce95" office:value-type="float" office:value="41126" calcext:value-type="float">
            <text:p>41,126</text:p>
          </table:table-cell>
          <table:table-cell table:style-name="ce94" office:value-type="float" office:value="53344" calcext:value-type="float">
            <text:p>53,344</text:p>
          </table:table-cell>
          <table:table-cell table:style-name="ce95" office:value-type="float" office:value="70449" calcext:value-type="float">
            <text:p>70,449</text:p>
          </table:table-cell>
          <table:table-cell table:style-name="ce94" office:value-type="float" office:value="34214" calcext:value-type="float">
            <text:p>34,214</text:p>
          </table:table-cell>
          <table:table-cell table:style-name="ce94"/>
          <table:table-cell/>
          <table:table-cell table:formula="of:=SUM([.B76:.U76])" office:value-type="float" office:value="324375" calcext:value-type="float">
            <text:p>324,37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1-01" calcext:value-type="date">
            <text:p>Jan 1, 20</text:p>
          </table:table-cell>
          <table:table-cell table:style-name="ce94" office:value-type="float" office:value="5114" calcext:value-type="float">
            <text:p>5,114</text:p>
          </table:table-cell>
          <table:table-cell table:style-name="ce94"/>
          <table:table-cell table:style-name="ce94" office:value-type="float" office:value="1029" calcext:value-type="float">
            <text:p>1,029</text:p>
          </table:table-cell>
          <table:table-cell table:style-name="ce94"/>
          <table:table-cell table:style-name="ce95" office:value-type="float" office:value="5129" calcext:value-type="float">
            <text:p>5,129</text:p>
          </table:table-cell>
          <table:table-cell table:style-name="ce95" office:value-type="float" office:value="48531" calcext:value-type="float">
            <text:p>48,531</text:p>
          </table:table-cell>
          <table:table-cell table:style-name="ce95" office:value-type="float" office:value="1224" calcext:value-type="float">
            <text:p>1,224</text:p>
          </table:table-cell>
          <table:table-cell table:style-name="ce95" office:value-type="float" office:value="16143" calcext:value-type="float">
            <text:p>16,143</text:p>
          </table:table-cell>
          <table:table-cell table:style-name="ce95" office:value-type="float" office:value="3483" calcext:value-type="float">
            <text:p>3,483</text:p>
          </table:table-cell>
          <table:table-cell table:style-name="ce94" office:value-type="float" office:value="11720" calcext:value-type="float">
            <text:p>11,720</text:p>
          </table:table-cell>
          <table:table-cell table:style-name="ce95" office:value-type="float" office:value="34228" calcext:value-type="float">
            <text:p>34,228</text:p>
          </table:table-cell>
          <table:table-cell office:value-type="float" office:value="1949" calcext:value-type="float">
            <text:p>1,949</text:p>
          </table:table-cell>
          <table:table-cell office:value-type="float" office:value="2336" calcext:value-type="float">
            <text:p>2,336</text:p>
          </table:table-cell>
          <table:table-cell/>
          <table:table-cell table:style-name="ce95" office:value-type="float" office:value="41908" calcext:value-type="float">
            <text:p>41,908</text:p>
          </table:table-cell>
          <table:table-cell table:style-name="ce94" office:value-type="float" office:value="55397" calcext:value-type="float">
            <text:p>55,397</text:p>
          </table:table-cell>
          <table:table-cell table:style-name="ce95" office:value-type="float" office:value="80512" calcext:value-type="float">
            <text:p>80,512</text:p>
          </table:table-cell>
          <table:table-cell table:style-name="ce94" office:value-type="float" office:value="35001" calcext:value-type="float">
            <text:p>35,001</text:p>
          </table:table-cell>
          <table:table-cell table:style-name="ce94"/>
          <table:table-cell/>
          <table:table-cell table:formula="of:=SUM([.B77:.U77])" office:value-type="float" office:value="343704" calcext:value-type="float">
            <text:p>343,7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4-01" calcext:value-type="date">
            <text:p>Apr 1, 20</text:p>
          </table:table-cell>
          <table:table-cell table:style-name="ce94" office:value-type="float" office:value="5248" calcext:value-type="float">
            <text:p>5,248</text:p>
          </table:table-cell>
          <table:table-cell table:style-name="ce94"/>
          <table:table-cell table:style-name="ce94" office:value-type="float" office:value="1078" calcext:value-type="float">
            <text:p>1,078</text:p>
          </table:table-cell>
          <table:table-cell table:style-name="ce94"/>
          <table:table-cell table:style-name="ce95" office:value-type="float" office:value="5474" calcext:value-type="float">
            <text:p>5,474</text:p>
          </table:table-cell>
          <table:table-cell table:style-name="ce95" office:value-type="float" office:value="51423" calcext:value-type="float">
            <text:p>51,423</text:p>
          </table:table-cell>
          <table:table-cell table:style-name="ce95" office:value-type="float" office:value="1296" calcext:value-type="float">
            <text:p>1,296</text:p>
          </table:table-cell>
          <table:table-cell table:style-name="ce95" office:value-type="float" office:value="16600" calcext:value-type="float">
            <text:p>16,600</text:p>
          </table:table-cell>
          <table:table-cell table:style-name="ce95" office:value-type="float" office:value="3572" calcext:value-type="float">
            <text:p>3,572</text:p>
          </table:table-cell>
          <table:table-cell table:style-name="ce94" office:value-type="float" office:value="12172" calcext:value-type="float">
            <text:p>12,172</text:p>
          </table:table-cell>
          <table:table-cell table:style-name="ce95" office:value-type="float" office:value="35295" calcext:value-type="float">
            <text:p>35,295</text:p>
          </table:table-cell>
          <table:table-cell office:value-type="float" office:value="2010" calcext:value-type="float">
            <text:p>2,010</text:p>
          </table:table-cell>
          <table:table-cell office:value-type="float" office:value="2432" calcext:value-type="float">
            <text:p>2,432</text:p>
          </table:table-cell>
          <table:table-cell/>
          <table:table-cell table:style-name="ce95" office:value-type="float" office:value="42217" calcext:value-type="float">
            <text:p>42,217</text:p>
          </table:table-cell>
          <table:table-cell table:style-name="ce94" office:value-type="float" office:value="58335" calcext:value-type="float">
            <text:p>58,335</text:p>
          </table:table-cell>
          <table:table-cell table:style-name="ce95" office:value-type="float" office:value="91328" calcext:value-type="float">
            <text:p>91,328</text:p>
          </table:table-cell>
          <table:table-cell table:style-name="ce94" office:value-type="float" office:value="35607" calcext:value-type="float">
            <text:p>35,607</text:p>
          </table:table-cell>
          <table:table-cell table:style-name="ce94"/>
          <table:table-cell/>
          <table:table-cell table:formula="of:=SUM([.B78:.U78])" office:value-type="float" office:value="364087" calcext:value-type="float">
            <text:p>364,08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7-01" calcext:value-type="date">
            <text:p>Jul 1, 20</text:p>
          </table:table-cell>
          <table:table-cell table:style-name="ce94" office:value-type="float" office:value="5487" calcext:value-type="float">
            <text:p>5,487</text:p>
          </table:table-cell>
          <table:table-cell table:style-name="ce94"/>
          <table:table-cell table:style-name="ce94" office:value-type="float" office:value="1126" calcext:value-type="float">
            <text:p>1,126</text:p>
          </table:table-cell>
          <table:table-cell table:style-name="ce94"/>
          <table:table-cell table:style-name="ce95" office:value-type="float" office:value="5778" calcext:value-type="float">
            <text:p>5,778</text:p>
          </table:table-cell>
          <table:table-cell table:style-name="ce95" office:value-type="float" office:value="55343" calcext:value-type="float">
            <text:p>55,343</text:p>
          </table:table-cell>
          <table:table-cell table:style-name="ce95" office:value-type="float" office:value="1462" calcext:value-type="float">
            <text:p>1,462</text:p>
          </table:table-cell>
          <table:table-cell table:style-name="ce95" office:value-type="float" office:value="16468" calcext:value-type="float">
            <text:p>16,468</text:p>
          </table:table-cell>
          <table:table-cell table:style-name="ce95" office:value-type="float" office:value="3716" calcext:value-type="float">
            <text:p>3,716</text:p>
          </table:table-cell>
          <table:table-cell table:style-name="ce94" office:value-type="float" office:value="12915" calcext:value-type="float">
            <text:p>12,915</text:p>
          </table:table-cell>
          <table:table-cell table:style-name="ce95" office:value-type="float" office:value="36539" calcext:value-type="float">
            <text:p>36,539</text:p>
          </table:table-cell>
          <table:table-cell office:value-type="float" office:value="2128" calcext:value-type="float">
            <text:p>2,128</text:p>
          </table:table-cell>
          <table:table-cell office:value-type="float" office:value="2399" calcext:value-type="float">
            <text:p>2,399</text:p>
          </table:table-cell>
          <table:table-cell/>
          <table:table-cell table:style-name="ce95" office:value-type="float" office:value="43076" calcext:value-type="float">
            <text:p>43,076</text:p>
          </table:table-cell>
          <table:table-cell table:style-name="ce94" office:value-type="float" office:value="66522" calcext:value-type="float">
            <text:p>66,522</text:p>
          </table:table-cell>
          <table:table-cell table:style-name="ce95" office:value-type="float" office:value="107055" calcext:value-type="float">
            <text:p>107,055</text:p>
          </table:table-cell>
          <table:table-cell table:style-name="ce94" office:value-type="float" office:value="36176" calcext:value-type="float">
            <text:p>36,176</text:p>
          </table:table-cell>
          <table:table-cell table:style-name="ce94"/>
          <table:table-cell/>
          <table:table-cell table:formula="of:=SUM([.B79:.U79])" office:value-type="float" office:value="396190" calcext:value-type="float">
            <text:p>396,19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10-01" calcext:value-type="date">
            <text:p>Oct 1, 20</text:p>
          </table:table-cell>
          <table:table-cell table:style-name="ce94" office:value-type="float" office:value="5759" calcext:value-type="float">
            <text:p>5,759</text:p>
          </table:table-cell>
          <table:table-cell table:style-name="ce94"/>
          <table:table-cell table:style-name="ce94" office:value-type="float" office:value="1205" calcext:value-type="float">
            <text:p>1,205</text:p>
          </table:table-cell>
          <table:table-cell table:style-name="ce94"/>
          <table:table-cell table:style-name="ce95" office:value-type="float" office:value="6093" calcext:value-type="float">
            <text:p>6,093</text:p>
          </table:table-cell>
          <table:table-cell table:style-name="ce95" office:value-type="float" office:value="60258" calcext:value-type="float">
            <text:p>60,258</text:p>
          </table:table-cell>
          <table:table-cell table:style-name="ce95" office:value-type="float" office:value="1731" calcext:value-type="float">
            <text:p>1,731</text:p>
          </table:table-cell>
          <table:table-cell table:style-name="ce95" office:value-type="float" office:value="17280" calcext:value-type="float">
            <text:p>17,280</text:p>
          </table:table-cell>
          <table:table-cell table:style-name="ce95" office:value-type="float" office:value="3827" calcext:value-type="float">
            <text:p>3,827</text:p>
          </table:table-cell>
          <table:table-cell table:style-name="ce94" office:value-type="float" office:value="13579" calcext:value-type="float">
            <text:p>13,579</text:p>
          </table:table-cell>
          <table:table-cell table:style-name="ce95" office:value-type="float" office:value="37835" calcext:value-type="float">
            <text:p>37,835</text:p>
          </table:table-cell>
          <table:table-cell office:value-type="float" office:value="2291" calcext:value-type="float">
            <text:p>2,291</text:p>
          </table:table-cell>
          <table:table-cell office:value-type="float" office:value="2607" calcext:value-type="float">
            <text:p>2,607</text:p>
          </table:table-cell>
          <table:table-cell/>
          <table:table-cell table:style-name="ce95" office:value-type="float" office:value="44235" calcext:value-type="float">
            <text:p>44,235</text:p>
          </table:table-cell>
          <table:table-cell table:style-name="ce94" office:value-type="float" office:value="78834" calcext:value-type="float">
            <text:p>78,834</text:p>
          </table:table-cell>
          <table:table-cell table:style-name="ce95" office:value-type="float" office:value="124683" calcext:value-type="float">
            <text:p>124,683</text:p>
          </table:table-cell>
          <table:table-cell table:style-name="ce94" office:value-type="float" office:value="36843" calcext:value-type="float">
            <text:p>36,843</text:p>
          </table:table-cell>
          <table:table-cell table:style-name="ce94"/>
          <table:table-cell/>
          <table:table-cell table:formula="of:=SUM([.B80:.U80])" office:value-type="float" office:value="437060" calcext:value-type="float">
            <text:p>437,06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1-01" calcext:value-type="date">
            <text:p>Jan 1, 21</text:p>
          </table:table-cell>
          <table:table-cell table:style-name="ce94" office:value-type="float" office:value="6009" calcext:value-type="float">
            <text:p>6,009</text:p>
          </table:table-cell>
          <table:table-cell table:style-name="ce94"/>
          <table:table-cell table:style-name="ce94" office:value-type="float" office:value="1283" calcext:value-type="float">
            <text:p>1,283</text:p>
          </table:table-cell>
          <table:table-cell table:style-name="ce94"/>
          <table:table-cell table:style-name="ce95" office:value-type="float" office:value="6262" calcext:value-type="float">
            <text:p>6,262</text:p>
          </table:table-cell>
          <table:table-cell table:style-name="ce95" office:value-type="float" office:value="64772" calcext:value-type="float">
            <text:p>64,772</text:p>
          </table:table-cell>
          <table:table-cell table:style-name="ce95" office:value-type="float" office:value="2002" calcext:value-type="float">
            <text:p>2,002</text:p>
          </table:table-cell>
          <table:table-cell table:style-name="ce95" office:value-type="float" office:value="17974" calcext:value-type="float">
            <text:p>17,974</text:p>
          </table:table-cell>
          <table:table-cell table:style-name="ce95" office:value-type="float" office:value="3996" calcext:value-type="float">
            <text:p>3,996</text:p>
          </table:table-cell>
          <table:table-cell table:style-name="ce94" office:value-type="float" office:value="14067" calcext:value-type="float">
            <text:p>14,067</text:p>
          </table:table-cell>
          <table:table-cell table:style-name="ce95" office:value-type="float" office:value="38883" calcext:value-type="float">
            <text:p>38,883</text:p>
          </table:table-cell>
          <table:table-cell office:value-type="float" office:value="2483" calcext:value-type="float">
            <text:p>2,483</text:p>
          </table:table-cell>
          <table:table-cell office:value-type="float" office:value="2838" calcext:value-type="float">
            <text:p>2,838</text:p>
          </table:table-cell>
          <table:table-cell/>
          <table:table-cell table:style-name="ce104" office:value-type="float" office:value="45874" calcext:value-type="float">
            <text:p>45,874</text:p>
          </table:table-cell>
          <table:table-cell table:style-name="ce94" office:value-type="float" office:value="91959" calcext:value-type="float">
            <text:p>91,959</text:p>
          </table:table-cell>
          <table:table-cell table:style-name="ce99" office:value-type="float" office:value="143756" calcext:value-type="float">
            <text:p>143,756</text:p>
          </table:table-cell>
          <table:table-cell table:style-name="ce94" office:value-type="float" office:value="37625" calcext:value-type="float">
            <text:p>37,625</text:p>
          </table:table-cell>
          <table:table-cell table:style-name="ce94"/>
          <table:table-cell/>
          <table:table-cell table:formula="of:=SUM([.B81:.U81])" office:value-type="float" office:value="479783" calcext:value-type="float">
            <text:p>479,78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4-01" calcext:value-type="date">
            <text:p>Apr 1, 21</text:p>
          </table:table-cell>
          <table:table-cell table:style-name="ce94" office:value-type="float" office:value="6358" calcext:value-type="float">
            <text:p>6,358</text:p>
          </table:table-cell>
          <table:table-cell table:style-name="ce94"/>
          <table:table-cell table:style-name="ce94" office:value-type="float" office:value="1339" calcext:value-type="float">
            <text:p>1,339</text:p>
          </table:table-cell>
          <table:table-cell table:style-name="ce94"/>
          <table:table-cell table:style-name="ce95" office:value-type="float" office:value="6379" calcext:value-type="float">
            <text:p>6,379</text:p>
          </table:table-cell>
          <table:table-cell table:style-name="ce95" office:value-type="float" office:value="69792" calcext:value-type="float">
            <text:p>69,792</text:p>
          </table:table-cell>
          <table:table-cell table:style-name="ce95" office:value-type="float" office:value="2189" calcext:value-type="float">
            <text:p>2,189</text:p>
          </table:table-cell>
          <table:table-cell table:style-name="ce95" office:value-type="float" office:value="18587" calcext:value-type="float">
            <text:p>18,587</text:p>
          </table:table-cell>
          <table:table-cell table:style-name="ce95" office:value-type="float" office:value="4134" calcext:value-type="float">
            <text:p>4,134</text:p>
          </table:table-cell>
          <table:table-cell table:style-name="ce94" office:value-type="float" office:value="14511" calcext:value-type="float">
            <text:p>14,511</text:p>
          </table:table-cell>
          <table:table-cell table:style-name="ce95" office:value-type="float" office:value="40051" calcext:value-type="float">
            <text:p>40,051</text:p>
          </table:table-cell>
          <table:table-cell office:value-type="float" office:value="2600" calcext:value-type="float">
            <text:p>2,600</text:p>
          </table:table-cell>
          <table:table-cell office:value-type="float" office:value="3022" calcext:value-type="float">
            <text:p>3,022</text:p>
          </table:table-cell>
          <table:table-cell/>
          <table:table-cell table:style-name="ce104" office:value-type="float" office:value="52225" calcext:value-type="float">
            <text:p>52,225</text:p>
          </table:table-cell>
          <table:table-cell table:style-name="ce94" office:value-type="float" office:value="104568" calcext:value-type="float">
            <text:p>104,568</text:p>
          </table:table-cell>
          <table:table-cell table:style-name="ce95" office:value-type="float" office:value="161764" calcext:value-type="float">
            <text:p>161,764</text:p>
          </table:table-cell>
          <table:table-cell table:style-name="ce94" office:value-type="float" office:value="38094" calcext:value-type="float">
            <text:p>38,094</text:p>
          </table:table-cell>
          <table:table-cell table:style-name="ce94"/>
          <table:table-cell/>
          <table:table-cell table:formula="of:=SUM([.B82:.U82])" office:value-type="float" office:value="525613" calcext:value-type="float">
            <text:p>525,61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7-01" calcext:value-type="date">
            <text:p>Jul 1, 21</text:p>
          </table:table-cell>
          <table:table-cell table:style-name="ce94" office:value-type="float" office:value="6609" calcext:value-type="float">
            <text:p>6,609</text:p>
          </table:table-cell>
          <table:table-cell table:style-name="ce94"/>
          <table:table-cell table:style-name="ce94" office:value-type="float" office:value="1394" calcext:value-type="float">
            <text:p>1,394</text:p>
          </table:table-cell>
          <table:table-cell table:style-name="ce94"/>
          <table:table-cell table:style-name="ce95" office:value-type="float" office:value="6478" calcext:value-type="float">
            <text:p>6,478</text:p>
          </table:table-cell>
          <table:table-cell table:style-name="ce95" office:value-type="float" office:value="74524" calcext:value-type="float">
            <text:p>74,524</text:p>
          </table:table-cell>
          <table:table-cell table:style-name="ce95" office:value-type="float" office:value="2538" calcext:value-type="float">
            <text:p>2,538</text:p>
          </table:table-cell>
          <table:table-cell table:style-name="ce95" office:value-type="float" office:value="19327" calcext:value-type="float">
            <text:p>19,327</text:p>
          </table:table-cell>
          <table:table-cell table:style-name="ce95" office:value-type="float" office:value="4257" calcext:value-type="float">
            <text:p>4,257</text:p>
          </table:table-cell>
          <table:table-cell table:style-name="ce94" office:value-type="float" office:value="14958" calcext:value-type="float">
            <text:p>14,958</text:p>
          </table:table-cell>
          <table:table-cell table:style-name="ce95" office:value-type="float" office:value="41319" calcext:value-type="float">
            <text:p>41,319</text:p>
          </table:table-cell>
          <table:table-cell office:value-type="float" office:value="2700" calcext:value-type="float">
            <text:p>2,700</text:p>
          </table:table-cell>
          <table:table-cell office:value-type="float" office:value="3201" calcext:value-type="float">
            <text:p>3,201</text:p>
          </table:table-cell>
          <table:table-cell/>
          <table:table-cell table:style-name="ce95" office:value-type="float" office:value="58246" calcext:value-type="float">
            <text:p>58,246</text:p>
          </table:table-cell>
          <table:table-cell table:style-name="ce94" office:value-type="float" office:value="113584" calcext:value-type="float">
            <text:p>113,584</text:p>
          </table:table-cell>
          <table:table-cell table:style-name="ce95" office:value-type="float" office:value="179370" calcext:value-type="float">
            <text:p>179,370</text:p>
          </table:table-cell>
          <table:table-cell table:style-name="ce94" office:value-type="float" office:value="38494" calcext:value-type="float">
            <text:p>38,494</text:p>
          </table:table-cell>
          <table:table-cell table:style-name="ce94"/>
          <table:table-cell/>
          <table:table-cell table:formula="of:=SUM([.B83:.U83])" office:value-type="float" office:value="566999" calcext:value-type="float">
            <text:p>566,99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10-01" calcext:value-type="date">
            <text:p>Oct 1, 21</text:p>
          </table:table-cell>
          <table:table-cell table:style-name="ce94" office:value-type="float" office:value="6774" calcext:value-type="float">
            <text:p>6,774</text:p>
          </table:table-cell>
          <table:table-cell table:style-name="ce94"/>
          <table:table-cell table:style-name="ce94" office:value-type="float" office:value="1421" calcext:value-type="float">
            <text:p>1,421</text:p>
          </table:table-cell>
          <table:table-cell table:style-name="ce94"/>
          <table:table-cell table:style-name="ce95" office:value-type="float" office:value="6581" calcext:value-type="float">
            <text:p>6,581</text:p>
          </table:table-cell>
          <table:table-cell table:style-name="ce95" office:value-type="float" office:value="79069" calcext:value-type="float">
            <text:p>79,069</text:p>
          </table:table-cell>
          <table:table-cell table:style-name="ce95" office:value-type="float" office:value="2874" calcext:value-type="float">
            <text:p>2,874</text:p>
          </table:table-cell>
          <table:table-cell table:style-name="ce95" office:value-type="float" office:value="19819" calcext:value-type="float">
            <text:p>19,819</text:p>
          </table:table-cell>
          <table:table-cell table:style-name="ce95" office:value-type="float" office:value="4341" calcext:value-type="float">
            <text:p>4,341</text:p>
          </table:table-cell>
          <table:table-cell table:style-name="ce94" office:value-type="float" office:value="15444" calcext:value-type="float">
            <text:p>15,444</text:p>
          </table:table-cell>
          <table:table-cell table:style-name="ce95" office:value-type="float" office:value="42555" calcext:value-type="float">
            <text:p>42,555</text:p>
          </table:table-cell>
          <table:table-cell office:value-type="float" office:value="2760" calcext:value-type="float">
            <text:p>2,760</text:p>
          </table:table-cell>
          <table:table-cell office:value-type="float" office:value="3393" calcext:value-type="float">
            <text:p>3,393</text:p>
          </table:table-cell>
          <table:table-cell/>
          <table:table-cell table:style-name="ce95" office:value-type="float" office:value="62197" calcext:value-type="float">
            <text:p>62,197</text:p>
          </table:table-cell>
          <table:table-cell table:style-name="ce94" office:value-type="float" office:value="122470" calcext:value-type="float">
            <text:p>122,470</text:p>
          </table:table-cell>
          <table:table-cell table:style-name="ce95" office:value-type="float" office:value="196227" calcext:value-type="float">
            <text:p>196,227</text:p>
          </table:table-cell>
          <table:table-cell table:style-name="ce94" office:value-type="float" office:value="38918" calcext:value-type="float">
            <text:p>38,918</text:p>
          </table:table-cell>
          <table:table-cell table:style-name="ce94"/>
          <table:table-cell/>
          <table:table-cell table:formula="of:=SUM([.B84:.U84])" office:value-type="float" office:value="604843" calcext:value-type="float">
            <text:p>604,84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1-01" calcext:value-type="date">
            <text:p>Jan 1, 22</text:p>
          </table:table-cell>
          <table:table-cell table:style-name="ce94" office:value-type="float" office:value="7036" calcext:value-type="float">
            <text:p>7,036</text:p>
          </table:table-cell>
          <table:table-cell table:style-name="ce94"/>
          <table:table-cell table:style-name="ce94" office:value-type="float" office:value="1474" calcext:value-type="float">
            <text:p>1,474</text:p>
          </table:table-cell>
          <table:table-cell table:style-name="ce94"/>
          <table:table-cell table:style-name="ce95" office:value-type="float" office:value="6703" calcext:value-type="float">
            <text:p>6,703</text:p>
          </table:table-cell>
          <table:table-cell table:style-name="ce95" office:value-type="float" office:value="83504" calcext:value-type="float">
            <text:p>83,504</text:p>
          </table:table-cell>
          <table:table-cell table:style-name="ce95" office:value-type="float" office:value="3114" calcext:value-type="float">
            <text:p>3,114</text:p>
          </table:table-cell>
          <table:table-cell table:style-name="ce95" office:value-type="float" office:value="20474" calcext:value-type="float">
            <text:p>20,474</text:p>
          </table:table-cell>
          <table:table-cell table:style-name="ce95" office:value-type="float" office:value="4447" calcext:value-type="float">
            <text:p>4,447</text:p>
          </table:table-cell>
          <table:table-cell table:style-name="ce94" office:value-type="float" office:value="15947" calcext:value-type="float">
            <text:p>15,947</text:p>
          </table:table-cell>
          <table:table-cell table:style-name="ce95" office:value-type="float" office:value="43532" calcext:value-type="float">
            <text:p>43,532</text:p>
          </table:table-cell>
          <table:table-cell office:value-type="float" office:value="2921" calcext:value-type="float">
            <text:p>2,921</text:p>
          </table:table-cell>
          <table:table-cell office:value-type="float" office:value="3570" calcext:value-type="float">
            <text:p>3,570</text:p>
          </table:table-cell>
          <table:table-cell/>
          <table:table-cell table:style-name="ce104" office:value-type="float" office:value="64788" calcext:value-type="float">
            <text:p>64,788</text:p>
          </table:table-cell>
          <table:table-cell table:style-name="ce94" office:value-type="float" office:value="129216" calcext:value-type="float">
            <text:p>129,216</text:p>
          </table:table-cell>
          <table:table-cell table:style-name="ce95" office:value-type="float" office:value="211546" calcext:value-type="float">
            <text:p>211,546</text:p>
          </table:table-cell>
          <table:table-cell table:style-name="ce94" office:value-type="float" office:value="39386" calcext:value-type="float">
            <text:p>39,386</text:p>
          </table:table-cell>
          <table:table-cell table:style-name="ce94"/>
          <table:table-cell/>
          <table:table-cell table:formula="of:=SUM([.B85:.U85])" office:value-type="float" office:value="637658" calcext:value-type="float">
            <text:p>637,65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4-01" calcext:value-type="date">
            <text:p>Apr 1, 22</text:p>
          </table:table-cell>
          <table:table-cell table:style-name="ce94" office:value-type="float" office:value="7303" calcext:value-type="float">
            <text:p>7,303</text:p>
          </table:table-cell>
          <table:table-cell table:style-name="ce94"/>
          <table:table-cell table:style-name="ce94" office:value-type="float" office:value="1523" calcext:value-type="float">
            <text:p>1,523</text:p>
          </table:table-cell>
          <table:table-cell table:style-name="ce94"/>
          <table:table-cell table:style-name="ce95" office:value-type="float" office:value="6797" calcext:value-type="float">
            <text:p>6,797</text:p>
          </table:table-cell>
          <table:table-cell table:style-name="ce95" office:value-type="float" office:value="87877" calcext:value-type="float">
            <text:p>87,877</text:p>
          </table:table-cell>
          <table:table-cell table:style-name="ce95" office:value-type="float" office:value="3313" calcext:value-type="float">
            <text:p>3,313</text:p>
          </table:table-cell>
          <table:table-cell table:style-name="ce95" office:value-type="float" office:value="20955" calcext:value-type="float">
            <text:p>20,955</text:p>
          </table:table-cell>
          <table:table-cell table:style-name="ce95" office:value-type="float" office:value="4586" calcext:value-type="float">
            <text:p>4,586</text:p>
          </table:table-cell>
          <table:table-cell table:style-name="ce94" office:value-type="float" office:value="16493" calcext:value-type="float">
            <text:p>16,493</text:p>
          </table:table-cell>
          <table:table-cell table:style-name="ce95" office:value-type="float" office:value="44725" calcext:value-type="float">
            <text:p>44,725</text:p>
          </table:table-cell>
          <table:table-cell office:value-type="float" office:value="3022" calcext:value-type="float">
            <text:p>3,022</text:p>
          </table:table-cell>
          <table:table-cell office:value-type="float" office:value="3703" calcext:value-type="float">
            <text:p>3,703</text:p>
          </table:table-cell>
          <table:table-cell/>
          <table:table-cell table:style-name="ce95" office:value-type="float" office:value="69133" calcext:value-type="float">
            <text:p>69,133</text:p>
          </table:table-cell>
          <table:table-cell table:style-name="ce94" office:value-type="float" office:value="134430" calcext:value-type="float">
            <text:p>134,430</text:p>
          </table:table-cell>
          <table:table-cell table:style-name="ce95" office:value-type="float" office:value="225032" calcext:value-type="float">
            <text:p>225,032</text:p>
          </table:table-cell>
          <table:table-cell table:style-name="ce94" office:value-type="float" office:value="39785" calcext:value-type="float">
            <text:p>39,785</text:p>
          </table:table-cell>
          <table:table-cell table:style-name="ce94"/>
          <table:table-cell/>
          <table:table-cell table:formula="of:=SUM([.B86:.U86])" office:value-type="float" office:value="668677" calcext:value-type="float">
            <text:p>668,67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7-01" calcext:value-type="date">
            <text:p>Jul 1, 22</text:p>
          </table:table-cell>
          <table:table-cell table:style-name="ce94" office:value-type="float" office:value="7695" calcext:value-type="float">
            <text:p>7,695</text:p>
          </table:table-cell>
          <table:table-cell table:style-name="ce94"/>
          <table:table-cell table:style-name="ce94" office:value-type="float" office:value="1561" calcext:value-type="float">
            <text:p>1,561</text:p>
          </table:table-cell>
          <table:table-cell table:style-name="ce94"/>
          <table:table-cell table:style-name="ce95" office:value-type="float" office:value="6927" calcext:value-type="float">
            <text:p>6,927</text:p>
          </table:table-cell>
          <table:table-cell table:style-name="ce95" office:value-type="float" office:value="91589" calcext:value-type="float">
            <text:p>91,589</text:p>
          </table:table-cell>
          <table:table-cell table:style-name="ce95" office:value-type="float" office:value="3419" calcext:value-type="float">
            <text:p>3,419</text:p>
          </table:table-cell>
          <table:table-cell table:style-name="ce95" office:value-type="float" office:value="21543" calcext:value-type="float">
            <text:p>21,543</text:p>
          </table:table-cell>
          <table:table-cell table:style-name="ce95" office:value-type="float" office:value="4713" calcext:value-type="float">
            <text:p>4,713</text:p>
          </table:table-cell>
          <table:table-cell table:style-name="ce94" office:value-type="float" office:value="17067" calcext:value-type="float">
            <text:p>17,067</text:p>
          </table:table-cell>
          <table:table-cell table:style-name="ce95" office:value-type="float" office:value="45730" calcext:value-type="float">
            <text:p>45,730</text:p>
          </table:table-cell>
          <table:table-cell office:value-type="float" office:value="3118" calcext:value-type="float">
            <text:p>3,118</text:p>
          </table:table-cell>
          <table:table-cell office:value-type="float" office:value="3855" calcext:value-type="float">
            <text:p>3,855</text:p>
          </table:table-cell>
          <table:table-cell/>
          <table:table-cell table:style-name="ce95" office:value-type="float" office:value="72557" calcext:value-type="float">
            <text:p>72,557</text:p>
          </table:table-cell>
          <table:table-cell table:style-name="ce94" office:value-type="float" office:value="139520" calcext:value-type="float">
            <text:p>139,520</text:p>
          </table:table-cell>
          <table:table-cell table:style-name="ce95" office:value-type="float" office:value="236803" calcext:value-type="float">
            <text:p>236,803</text:p>
          </table:table-cell>
          <table:table-cell table:style-name="ce94" office:value-type="float" office:value="39945" calcext:value-type="float">
            <text:p>39,945</text:p>
          </table:table-cell>
          <table:table-cell table:style-name="ce94"/>
          <table:table-cell/>
          <table:table-cell table:formula="of:=SUM([.B87:.U87])" office:value-type="float" office:value="696042" calcext:value-type="float">
            <text:p>696,04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8-02" calcext:value-type="date">
            <text:p>Aug 2, 22</text:p>
          </table:table-cell>
          <table:table-cell table:style-name="ce94" office:value-type="float" office:value="7825" calcext:value-type="float">
            <text:p>7,825</text:p>
          </table:table-cell>
          <table:table-cell table:style-name="ce94"/>
          <table:table-cell table:style-name="ce94" office:value-type="float" office:value="1579" calcext:value-type="float">
            <text:p>1,579</text:p>
          </table:table-cell>
          <table:table-cell table:style-name="ce94"/>
          <table:table-cell table:style-name="ce95" office:value-type="float" office:value="6954" calcext:value-type="float">
            <text:p>6,954</text:p>
          </table:table-cell>
          <table:table-cell table:style-name="ce95" office:value-type="float" office:value="93174" calcext:value-type="float">
            <text:p>93,174</text:p>
          </table:table-cell>
          <table:table-cell table:style-name="ce95" office:value-type="float" office:value="3446" calcext:value-type="float">
            <text:p>3,446</text:p>
          </table:table-cell>
          <table:table-cell table:style-name="ce95" office:value-type="float" office:value="21709" calcext:value-type="float">
            <text:p>21,709</text:p>
          </table:table-cell>
          <table:table-cell table:style-name="ce95" office:value-type="float" office:value="4741" calcext:value-type="float">
            <text:p>4,741</text:p>
          </table:table-cell>
          <table:table-cell table:style-name="ce94" office:value-type="float" office:value="17230" calcext:value-type="float">
            <text:p>17,230</text:p>
          </table:table-cell>
          <table:table-cell table:style-name="ce95" office:value-type="float" office:value="47395" calcext:value-type="float">
            <text:p>47,395</text:p>
          </table:table-cell>
          <table:table-cell office:value-type="float" office:value="3157" calcext:value-type="float">
            <text:p>3,157</text:p>
          </table:table-cell>
          <table:table-cell office:value-type="float" office:value="3906" calcext:value-type="float">
            <text:p>3,906</text:p>
          </table:table-cell>
          <table:table-cell/>
          <table:table-cell table:style-name="ce95" office:value-type="float" office:value="73435" calcext:value-type="float">
            <text:p>73,435</text:p>
          </table:table-cell>
          <table:table-cell table:style-name="ce94" office:value-type="float" office:value="141145" calcext:value-type="float">
            <text:p>141,145</text:p>
          </table:table-cell>
          <table:table-cell table:style-name="ce95" office:value-type="float" office:value="240137" calcext:value-type="float">
            <text:p>240,137</text:p>
          </table:table-cell>
          <table:table-cell table:style-name="ce94" office:value-type="float" office:value="40045" calcext:value-type="float">
            <text:p>40,045</text:p>
          </table:table-cell>
          <table:table-cell table:style-name="ce94"/>
          <table:table-cell/>
          <table:table-cell table:formula="of:=SUM([.B88:.U88])" office:value-type="float" office:value="705878" calcext:value-type="float">
            <text:p>705,87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9-20" calcext:value-type="date">
            <text:p>Sep 20, 22</text:p>
          </table:table-cell>
          <table:table-cell table:style-name="ce94" office:value-type="float" office:value="8018" calcext:value-type="float">
            <text:p>8,018</text:p>
          </table:table-cell>
          <table:table-cell table:style-name="ce94"/>
          <table:table-cell table:style-name="ce94" office:value-type="float" office:value="1615" calcext:value-type="float">
            <text:p>1,615</text:p>
          </table:table-cell>
          <table:table-cell table:style-name="ce94"/>
          <table:table-cell table:style-name="ce95" office:value-type="float" office:value="7028" calcext:value-type="float">
            <text:p>7,028</text:p>
          </table:table-cell>
          <table:table-cell table:style-name="ce95" office:value-type="float" office:value="97209" calcext:value-type="float">
            <text:p>97,209</text:p>
          </table:table-cell>
          <table:table-cell table:style-name="ce95" office:value-type="float" office:value="3531" calcext:value-type="float">
            <text:p>3,531</text:p>
          </table:table-cell>
          <table:table-cell table:style-name="ce95" office:value-type="float" office:value="22346" calcext:value-type="float">
            <text:p>22,346</text:p>
          </table:table-cell>
          <table:table-cell table:style-name="ce95" office:value-type="float" office:value="4816" calcext:value-type="float">
            <text:p>4,816</text:p>
          </table:table-cell>
          <table:table-cell table:style-name="ce94" office:value-type="float" office:value="17483" calcext:value-type="float">
            <text:p>17,483</text:p>
          </table:table-cell>
          <table:table-cell table:style-name="ce95" office:value-type="float" office:value="47883" calcext:value-type="float">
            <text:p>47,883</text:p>
          </table:table-cell>
          <table:table-cell office:value-type="float" office:value="3247" calcext:value-type="float">
            <text:p>3,247</text:p>
          </table:table-cell>
          <table:table-cell office:value-type="float" office:value="3988" calcext:value-type="float">
            <text:p>3,988</text:p>
          </table:table-cell>
          <table:table-cell/>
          <table:table-cell table:style-name="ce95" office:value-type="float" office:value="76211" calcext:value-type="float">
            <text:p>76,211</text:p>
          </table:table-cell>
          <table:table-cell table:style-name="ce94" office:value-type="float" office:value="143419" calcext:value-type="float">
            <text:p>143,419</text:p>
          </table:table-cell>
          <table:table-cell table:style-name="ce99" office:value-type="float" office:value="249674" calcext:value-type="float">
            <text:p>249,674</text:p>
          </table:table-cell>
          <table:table-cell table:style-name="ce94" office:value-type="float" office:value="40237" calcext:value-type="float">
            <text:p>40,237</text:p>
          </table:table-cell>
          <table:table-cell table:style-name="ce94"/>
          <table:table-cell/>
          <table:table-cell table:formula="of:=SUM([.B89:.U89])" office:value-type="float" office:value="726705" calcext:value-type="float">
            <text:p>726,70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10-23" calcext:value-type="date">
            <text:p>Oct 23, 22</text:p>
          </table:table-cell>
          <table:table-cell table:style-name="ce94" office:value-type="float" office:value="8196" calcext:value-type="float">
            <text:p>8,196</text:p>
          </table:table-cell>
          <table:table-cell table:style-name="ce94"/>
          <table:table-cell table:style-name="ce94" office:value-type="float" office:value="1643" calcext:value-type="float">
            <text:p>1,643</text:p>
          </table:table-cell>
          <table:table-cell table:style-name="ce94"/>
          <table:table-cell table:style-name="ce95" office:value-type="float" office:value="7082" calcext:value-type="float">
            <text:p>7,082</text:p>
          </table:table-cell>
          <table:table-cell table:style-name="ce95" office:value-type="float" office:value="99223" calcext:value-type="float">
            <text:p>99,223</text:p>
          </table:table-cell>
          <table:table-cell table:style-name="ce95" office:value-type="float" office:value="3585" calcext:value-type="float">
            <text:p>3,585</text:p>
          </table:table-cell>
          <table:table-cell table:style-name="ce95" office:value-type="float" office:value="22680" calcext:value-type="float">
            <text:p>22,680</text:p>
          </table:table-cell>
          <table:table-cell table:style-name="ce95" office:value-type="float" office:value="4864" calcext:value-type="float">
            <text:p>4,864</text:p>
          </table:table-cell>
          <table:table-cell table:style-name="ce94" office:value-type="float" office:value="17717" calcext:value-type="float">
            <text:p>17,717</text:p>
          </table:table-cell>
          <table:table-cell table:style-name="ce95" office:value-type="float" office:value="48363" calcext:value-type="float">
            <text:p>48,363</text:p>
          </table:table-cell>
          <table:table-cell office:value-type="float" office:value="3305" calcext:value-type="float">
            <text:p>3,305</text:p>
          </table:table-cell>
          <table:table-cell office:value-type="float" office:value="4052" calcext:value-type="float">
            <text:p>4,052</text:p>
          </table:table-cell>
          <table:table-cell/>
          <table:table-cell table:style-name="ce95" office:value-type="float" office:value="77041" calcext:value-type="float">
            <text:p>77,041</text:p>
          </table:table-cell>
          <table:table-cell table:style-name="ce94" office:value-type="float" office:value="144979" calcext:value-type="float">
            <text:p>144,979</text:p>
          </table:table-cell>
          <table:table-cell table:style-name="ce95" office:value-type="float" office:value="254349" calcext:value-type="float">
            <text:p>254,349</text:p>
          </table:table-cell>
          <table:table-cell table:style-name="ce94" office:value-type="float" office:value="40308" calcext:value-type="float">
            <text:p>40,308</text:p>
          </table:table-cell>
          <table:table-cell table:style-name="ce94"/>
          <table:table-cell/>
          <table:table-cell table:formula="of:=SUM([.B90:.U90])" office:value-type="float" office:value="737387" calcext:value-type="float">
            <text:p>737,38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1-01" calcext:value-type="date">
            <text:p>Jan 1, 23</text:p>
          </table:table-cell>
          <table:table-cell table:style-name="ce94" office:value-type="float" office:value="8245" calcext:value-type="float">
            <text:p>8,245</text:p>
          </table:table-cell>
          <table:table-cell table:style-name="ce94"/>
          <table:table-cell table:style-name="ce94" office:value-type="float" office:value="1629" calcext:value-type="float">
            <text:p>1,629</text:p>
          </table:table-cell>
          <table:table-cell table:style-name="ce94"/>
          <table:table-cell table:style-name="ce95" office:value-type="float" office:value="7049" calcext:value-type="float">
            <text:p>7,049</text:p>
          </table:table-cell>
          <table:table-cell table:style-name="ce95" office:value-type="float" office:value="102800" calcext:value-type="float">
            <text:p>102,800</text:p>
          </table:table-cell>
          <table:table-cell table:style-name="ce95" office:value-type="float" office:value="3600" calcext:value-type="float">
            <text:p>3,600</text:p>
          </table:table-cell>
          <table:table-cell table:style-name="ce95" office:value-type="float" office:value="23117" calcext:value-type="float">
            <text:p>23,117</text:p>
          </table:table-cell>
          <table:table-cell table:style-name="ce95" office:value-type="float" office:value="4934" calcext:value-type="float">
            <text:p>4,934</text:p>
          </table:table-cell>
          <table:table-cell table:style-name="ce94" office:value-type="float" office:value="17844" calcext:value-type="float">
            <text:p>17,844</text:p>
          </table:table-cell>
          <table:table-cell table:style-name="ce95" office:value-type="float" office:value="49507" calcext:value-type="float">
            <text:p>49,507</text:p>
          </table:table-cell>
          <table:table-cell office:value-type="float" office:value="3238" calcext:value-type="float">
            <text:p>3,238</text:p>
          </table:table-cell>
          <table:table-cell office:value-type="float" office:value="4025" calcext:value-type="float">
            <text:p>4,025</text:p>
          </table:table-cell>
          <table:table-cell/>
          <table:table-cell table:style-name="ce95" office:value-type="float" office:value="78921" calcext:value-type="float">
            <text:p>78,921</text:p>
          </table:table-cell>
          <table:table-cell table:style-name="ce94" office:value-type="float" office:value="143216" calcext:value-type="float">
            <text:p>143,216</text:p>
          </table:table-cell>
          <table:table-cell table:style-name="ce95" office:value-type="float" office:value="264053" calcext:value-type="float">
            <text:p>264,053</text:p>
          </table:table-cell>
          <table:table-cell table:style-name="ce94" office:value-type="float" office:value="39098" calcext:value-type="float">
            <text:p>39,098</text:p>
          </table:table-cell>
          <table:table-cell table:style-name="ce94"/>
          <table:table-cell/>
          <table:table-cell table:formula="of:=SUM([.B91:.U91])" office:value-type="float" office:value="751276" calcext:value-type="float">
            <text:p>751,27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3-03" calcext:value-type="date">
            <text:p>Mar 3, 23</text:p>
          </table:table-cell>
          <table:table-cell table:style-name="ce94" office:value-type="float" office:value="8953" calcext:value-type="float">
            <text:p>8,953</text:p>
          </table:table-cell>
          <table:table-cell table:style-name="ce94"/>
          <table:table-cell table:style-name="ce94" office:value-type="float" office:value="1741" calcext:value-type="float">
            <text:p>1,741</text:p>
          </table:table-cell>
          <table:table-cell table:style-name="ce94"/>
          <table:table-cell table:style-name="ce95" office:value-type="float" office:value="7845" calcext:value-type="float">
            <text:p>7,845</text:p>
          </table:table-cell>
          <table:table-cell table:style-name="ce95" office:value-type="float" office:value="105684" calcext:value-type="float">
            <text:p>105,684</text:p>
          </table:table-cell>
          <table:table-cell table:style-name="ce95" office:value-type="float" office:value="3686" calcext:value-type="float">
            <text:p>3,686</text:p>
          </table:table-cell>
          <table:table-cell table:style-name="ce95" office:value-type="float" office:value="23547" calcext:value-type="float">
            <text:p>23,547</text:p>
          </table:table-cell>
          <table:table-cell table:style-name="ce95" office:value-type="float" office:value="5026" calcext:value-type="float">
            <text:p>5,026</text:p>
          </table:table-cell>
          <table:table-cell table:style-name="ce94" office:value-type="float" office:value="18722" calcext:value-type="float">
            <text:p>18,722</text:p>
          </table:table-cell>
          <table:table-cell table:style-name="ce95" office:value-type="float" office:value="50330" calcext:value-type="float">
            <text:p>50,330</text:p>
          </table:table-cell>
          <table:table-cell office:value-type="float" office:value="3493" calcext:value-type="float">
            <text:p>3,493</text:p>
          </table:table-cell>
          <table:table-cell office:value-type="float" office:value="4336" calcext:value-type="float">
            <text:p>4,336</text:p>
          </table:table-cell>
          <table:table-cell/>
          <table:table-cell table:style-name="ce95" office:value-type="float" office:value="80204" calcext:value-type="float">
            <text:p>80,204</text:p>
          </table:table-cell>
          <table:table-cell table:style-name="ce94" office:value-type="float" office:value="153137" calcext:value-type="float">
            <text:p>153,137</text:p>
          </table:table-cell>
          <table:table-cell table:style-name="ce95" office:value-type="float" office:value="272588" calcext:value-type="float">
            <text:p>272,588</text:p>
          </table:table-cell>
          <table:table-cell table:style-name="ce94" office:value-type="float" office:value="39354" calcext:value-type="float">
            <text:p>39,354</text:p>
          </table:table-cell>
          <table:table-cell table:style-name="ce94"/>
          <table:table-cell/>
          <table:table-cell table:formula="of:=SUM([.B92:.U92])" office:value-type="float" office:value="778646" calcext:value-type="float">
            <text:p>778,64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4-03" calcext:value-type="date">
            <text:p>Apr 3, 23</text:p>
          </table:table-cell>
          <table:table-cell table:style-name="ce94" office:value-type="float" office:value="9074" calcext:value-type="float">
            <text:p>9,074</text:p>
          </table:table-cell>
          <table:table-cell table:style-name="ce94"/>
          <table:table-cell table:style-name="ce94" office:value-type="float" office:value="1755" calcext:value-type="float">
            <text:p>1,755</text:p>
          </table:table-cell>
          <table:table-cell table:style-name="ce94"/>
          <table:table-cell table:style-name="ce95" office:value-type="float" office:value="7892" calcext:value-type="float">
            <text:p>7,892</text:p>
          </table:table-cell>
          <table:table-cell table:style-name="ce95"/>
          <table:table-cell table:style-name="ce95" office:value-type="float" office:value="3717" calcext:value-type="float">
            <text:p>3,717</text:p>
          </table:table-cell>
          <table:table-cell table:style-name="ce95" table:number-columns-repeated="2"/>
          <table:table-cell table:style-name="ce94" office:value-type="float" office:value="18913" calcext:value-type="float">
            <text:p>18,913</text:p>
          </table:table-cell>
          <table:table-cell table:style-name="ce95"/>
          <table:table-cell office:value-type="float" office:value="3533" calcext:value-type="float">
            <text:p>3,533</text:p>
          </table:table-cell>
          <table:table-cell office:value-type="float" office:value="4380" calcext:value-type="float">
            <text:p>4,380</text:p>
          </table:table-cell>
          <table:table-cell/>
          <table:table-cell table:style-name="ce95"/>
          <table:table-cell table:style-name="ce94" office:value-type="float" office:value="154346" calcext:value-type="float">
            <text:p>154,346</text:p>
          </table:table-cell>
          <table:table-cell table:style-name="ce95"/>
          <table:table-cell table:style-name="ce94" office:value-type="float" office:value="39456" calcext:value-type="float">
            <text:p>39,456</text:p>
          </table:table-cell>
          <table:table-cell table:style-name="ce94"/>
          <table:table-cell/>
          <table:table-cell table:formula="of:=SUM([.B93:.U93])" office:value-type="float" office:value="243066" calcext:value-type="float">
            <text:p>243,066</text:p>
          </table:table-cell>
          <table:table-cell table:number-columns-repeated="1007"/>
        </table:table-row>
        <table:table-row table:style-name="ro2">
          <table:table-cell office:value-type="date" office:date-value="2023-06-30" calcext:value-type="date">
            <text:p>06/30/23</text:p>
          </table:table-cell>
          <table:table-cell office:value-type="float" office:value="9427" calcext:value-type="float">
            <text:p>9,427</text:p>
          </table:table-cell>
          <table:table-cell office:value-type="float" office:value="14238" calcext:value-type="float">
            <text:p>14,238</text:p>
          </table:table-cell>
          <table:table-cell office:value-type="float" office:value="1809" calcext:value-type="float">
            <text:p>1,809</text:p>
          </table:table-cell>
          <table:table-cell office:value-type="float" office:value="26286" calcext:value-type="float">
            <text:p>26,286</text:p>
          </table:table-cell>
          <table:table-cell office:value-type="float" office:value="8793" calcext:value-type="float">
            <text:p>8,793</text:p>
          </table:table-cell>
          <table:table-cell office:value-type="float" office:value="111086" calcext:value-type="float">
            <text:p>111,086</text:p>
          </table:table-cell>
          <table:table-cell office:value-type="float" office:value="3861" calcext:value-type="float">
            <text:p>3,861</text:p>
          </table:table-cell>
          <table:table-cell office:value-type="float" office:value="24225" calcext:value-type="float">
            <text:p>24,225</text:p>
          </table:table-cell>
          <table:table-cell office:value-type="float" office:value="5191" calcext:value-type="float">
            <text:p>5,191</text:p>
          </table:table-cell>
          <table:table-cell office:value-type="float" office:value="19332" calcext:value-type="float">
            <text:p>19,332</text:p>
          </table:table-cell>
          <table:table-cell office:value-type="float" office:value="52194" calcext:value-type="float">
            <text:p>52,194</text:p>
          </table:table-cell>
          <table:table-cell office:value-type="float" office:value="3617" calcext:value-type="float">
            <text:p>3,617</text:p>
          </table:table-cell>
          <table:table-cell office:value-type="float" office:value="4547" calcext:value-type="float">
            <text:p>4,547</text:p>
          </table:table-cell>
          <table:table-cell office:value-type="float" office:value="59354" calcext:value-type="float">
            <text:p>59,354</text:p>
          </table:table-cell>
          <table:table-cell office:value-type="float" office:value="82795" calcext:value-type="float">
            <text:p>82,795</text:p>
          </table:table-cell>
          <table:table-cell office:value-type="float" office:value="157537" calcext:value-type="float">
            <text:p>157,537</text:p>
          </table:table-cell>
          <table:table-cell office:value-type="float" office:value="288130" calcext:value-type="float">
            <text:p>288,130</text:p>
          </table:table-cell>
          <table:table-cell office:value-type="float" office:value="42029" calcext:value-type="float">
            <text:p>42,029</text:p>
          </table:table-cell>
          <table:table-cell office:value-type="float" office:value="3357" calcext:value-type="float">
            <text:p>3,357</text:p>
          </table:table-cell>
          <table:table-cell/>
          <table:table-cell table:formula="of:=SUM([.B94:.U94])" office:value-type="float" office:value="917808" calcext:value-type="float">
            <text:p>917,808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95:.U95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96:.U96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97:.U97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98:.U98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99:.U99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00:.U100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01:.U101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02:.U102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03:.U103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04:.U104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05:.U105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06:.U106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07:.U107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08:.U108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09:.U109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10:.U110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11:.U111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12:.U112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13:.U113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14:.U114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15:.U115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16:.U116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21"/>
          <table:table-cell table:formula="of:=SUM([.B117:.U117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number-rows-repeated="1048458">
          <table:table-cell table:number-columns-repeated="1029"/>
        </table:table-row>
        <table:table-row table:style-name="ro2">
          <table:table-cell table:number-columns-repeated="1029"/>
        </table:table-row>
        <calcext:conditional-formats>
          <calcext:conditional-format calcext:target-range-address="'anime ao3'.B35:'anime ao3'.L93 'anime ao3'.P57:'anime ao3'.R93 'anime ao3'.P47:'anime ao3'.Q56 'anime ao3'.S47:'anime ao3'.T93">
            <calcext:condition calcext:apply-style-name="Accent 3" calcext:value="=0" calcext:base-cell-address="'anime ao3'.B35"/>
          </calcext:conditional-format>
        </calcext:conditional-formats>
      </table:table>
      <table:table table:name="anime wp" table:style-name="ta2">
        <table:table-column table:style-name="co1" table:default-cell-style-name="ce14"/>
        <table:table-column table:style-name="co1" table:number-columns-repeated="19" table:default-cell-style-name="ce186"/>
        <table:table-row table:style-name="ro2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ailor Moon</text:p>
          </table:table-cell>
          <table:table-cell table:style-name="ce76" office:value-type="string" calcext:value-type="string">
            <text:p>Inuyasha</text:p>
          </table:table-cell>
          <table:table-cell table:style-name="ce76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cardcaptorsakura</text:span></text:p>
            </office:annotation>
            <text:p>CCS</text:p>
          </table:table-cell>
          <table:table-cell table:style-name="ce76" office:value-type="string" calcext:value-type="string">
            <text:p>Bleach</text:p>
          </table:table-cell>
          <table:table-cell table:style-name="ce76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princeoftennis</text:span></text:p>
            </office:annotation>
            <text:p>Tennis</text:p>
          </table:table-cell>
          <table:table-cell table:style-name="ce76" office:value-type="string" calcext:value-type="string">
            <text:p>Naruto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fruitsbasket</text:span></text:p>
            </office:annotation>
            <text:p>Fruba</text:p>
          </table:table-cell>
          <table:table-cell table:style-name="ce76" office:value-type="string" calcext:value-type="string">
            <office:annotation draw:style-name="gr2" draw:text-style-name="P2" svg:width="1.1413in" svg:height="0.7083in" svg:x="8.2362in" svg:y="0in" draw:caption-point-x="-0.2402in" draw:caption-point-y="0.0039in">
              <dc:date>2023-06-30T00:00:00</dc:date>
              <text:p text:style-name="P1"><text:span text:style-name="T1">#fullmetalalchemist</text:span></text:p>
            </office:annotation>
            <text:p>FMA</text:p>
          </table:table-cell>
          <table:table-cell table:style-name="ce76" office:value-type="string" calcext:value-type="string">
            <text:p>Soul Eater</text:p>
          </table:table-cell>
          <table:table-cell table:style-name="ce73" office:value-type="string" calcext:value-type="string">
            <text:p>Fairy Tail</text:p>
          </table:table-cell>
          <table:table-cell table:style-name="ce76" office:value-type="string" calcext:value-type="string">
            <text:p>Hetalia</text:p>
          </table:table-cell>
          <table:table-cell table:style-name="ce73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blueexorcist</text:span></text:p>
            </office:annotation>
            <text:p>Exorcist</text:p>
          </table:table-cell>
          <table:table-cell table:style-name="ce73" office:value-type="string" calcext:value-type="string">
            <office:annotation draw:style-name="gr2" draw:text-style-name="P2" svg:width="1.1413in" svg:height="0.7083in" svg:x="12.6807in" svg:y="0in" draw:caption-point-x="-0.2402in" draw:caption-point-y="0.0039in">
              <dc:date>2023-06-30T00:00:00</dc:date>
              <text:p text:style-name="P1"><text:span text:style-name="T1">#madokamagica</text:span></text:p>
            </office:annotation>
            <text:p>Madoka</text:p>
          </table:table-cell>
          <table:table-cell table:style-name="ce73" office:value-type="string" calcext:value-type="string">
            <text:p>JJBA</text:p>
          </table:table-cell>
          <table:table-cell table:style-name="ce76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attackontitan</text:span></text:p>
            </office:annotation>
            <text:p>SnK</text:p>
          </table:table-cell>
          <table:table-cell table:style-name="ce73" office:value-type="string" calcext:value-type="string">
            <text:p>HQ</text:p>
          </table:table-cell>
          <table:table-cell table:style-name="ce76" office:value-type="string" calcext:value-type="string">
            <office:annotation draw:style-name="gr2" draw:text-style-name="P2" svg:width="1.1413in" svg:height="0.7083in" svg:x="16.2362in" svg:y="0in" draw:caption-point-x="-0.2402in" draw:caption-point-y="0.0039in">
              <dc:date>2023-06-30T00:00:00</dc:date>
              <text:p text:style-name="P1"><text:span text:style-name="T1">#mha</text:span></text:p>
            </office:annotation>
            <text:p>BnHA</text:p>
          </table:table-cell>
          <table:table-cell table:style-name="ce73" office:value-type="string" calcext:value-type="string">
            <office:annotation draw:style-name="gr2" draw:text-style-name="P2" svg:width="1.1413in" svg:height="0.7083in" svg:x="17.1252in" svg:y="0in" draw:caption-point-x="-0.2402in" draw:caption-point-y="0.0039in">
              <dc:date>2023-06-30T00:00:00</dc:date>
              <text:p text:style-name="P1"><text:span text:style-name="T1">#yurionice</text:span></text:p>
            </office:annotation>
            <text:p>YoI</text:p>
          </table:table-cell>
          <table:table-cell table:style-name="ce73" office:value-type="string" calcext:value-type="string">
            <office:annotation draw:style-name="gr2" draw:text-style-name="P2" svg:width="1.1413in" svg:height="0.7083in" svg:x="18.0142in" svg:y="0in" draw:caption-point-x="-0.2402in" draw:caption-point-y="0.0039in">
              <dc:date>2023-06-30T00:00:00</dc:date>
              <text:p text:style-name="P1"><text:span text:style-name="T1">#spyxfamily</text:span></text:p>
            </office:annotation>
            <text:p>SxF</text:p>
          </table:table-cell>
        </table:table-row>
        <table:table-row table:style-name="ro2" table:visibility="collapse" table:number-rows-repeated="88">
          <table:table-cell table:number-columns-repeated="20"/>
        </table:table-row>
        <table:table-row table:style-name="ro2">
          <table:table-cell table:formula="of:=[$'Dates Ref'.A90]" office:value-type="date" office:date-value="2022-10-23" calcext:value-type="date">
            <text:p>Oct 23, 22</text:p>
          </table:table-cell>
          <table:table-cell table:number-columns-repeated="19"/>
        </table:table-row>
        <table:table-row table:style-name="ro2">
          <table:table-cell table:formula="of:=[$'Dates Ref'.A91]" office:value-type="date" office:date-value="2023-01-01" calcext:value-type="date">
            <text:p>Jan 1, 23</text:p>
          </table:table-cell>
          <table:table-cell table:number-columns-repeated="5"/>
          <table:table-cell office:value-type="float" office:value="74800" calcext:value-type="float">
            <text:p>74,800</text:p>
          </table:table-cell>
          <table:table-cell table:number-columns-repeated="2"/>
          <table:table-cell office:value-type="float" office:value="7500" calcext:value-type="float">
            <text:p>7,500</text:p>
          </table:table-cell>
          <table:table-cell/>
          <table:table-cell office:value-type="float" office:value="37400" calcext:value-type="float">
            <text:p>37,400</text:p>
          </table:table-cell>
          <table:table-cell table:number-columns-repeated="3"/>
          <table:table-cell office:value-type="float" office:value="43300" calcext:value-type="float">
            <text:p>43,300</text:p>
          </table:table-cell>
          <table:table-cell table:number-columns-repeated="4"/>
        </table:table-row>
        <table:table-row table:style-name="ro2">
          <table:table-cell table:formula="of:=[$'Dates Ref'.A92]" office:value-type="date" office:date-value="2023-03-03" calcext:value-type="date">
            <text:p>Mar 3, 23</text:p>
          </table:table-cell>
          <table:table-cell table:number-columns-repeated="5"/>
          <table:table-cell table:style-name="Default" table:number-columns-repeated="10"/>
          <table:table-cell table:number-columns-repeated="4"/>
        </table:table-row>
        <table:table-row table:style-name="ro2">
          <table:table-cell table:formula="of:=[$'Dates Ref'.A93]" office:value-type="date" office:date-value="2023-04-03" calcext:value-type="date">
            <text:p>Apr 3, 23</text:p>
          </table:table-cell>
          <table:table-cell table:number-columns-repeated="5"/>
          <table:table-cell office:value-type="float" office:value="75200" calcext:value-type="float">
            <text:p>75,200</text:p>
          </table:table-cell>
          <table:table-cell table:number-columns-repeated="2"/>
          <table:table-cell office:value-type="float" office:value="7500" calcext:value-type="float">
            <text:p>7,500</text:p>
          </table:table-cell>
          <table:table-cell/>
          <table:table-cell office:value-type="float" office:value="37300" calcext:value-type="float">
            <text:p>37,300</text:p>
          </table:table-cell>
          <table:table-cell table:number-columns-repeated="3"/>
          <table:table-cell office:value-type="float" office:value="43500" calcext:value-type="float">
            <text:p>43,500</text:p>
          </table:table-cell>
          <table:table-cell table:number-columns-repeated="4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office:value-type="float" office:value="2500" calcext:value-type="float">
            <text:p>2,500</text:p>
          </table:table-cell>
          <table:table-cell office:value-type="float" office:value="4800" calcext:value-type="float">
            <text:p>4,800</text:p>
          </table:table-cell>
          <table:table-cell office:value-type="float" office:value="230" calcext:value-type="float">
            <text:p>230</text:p>
          </table:table-cell>
          <table:table-cell office:value-type="float" office:value="8200" calcext:value-type="float">
            <text:p>8,200</text:p>
          </table:table-cell>
          <table:table-cell office:value-type="float" office:value="556" calcext:value-type="float">
            <text:p>556</text:p>
          </table:table-cell>
          <table:table-cell office:value-type="float" office:value="75900" calcext:value-type="float">
            <text:p>75,9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700" calcext:value-type="float">
            <text:p>59,7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800" calcext:value-type="float">
            <text:p>3,800</text:p>
          </table:table-cell>
          <table:table-cell office:value-type="float" office:value="778" calcext:value-type="float">
            <text:p>778</text:p>
          </table:table-cell>
          <table:table-cell office:value-type="float" office:value="11100" calcext:value-type="float">
            <text:p>11,100</text:p>
          </table:table-cell>
          <table:table-cell office:value-type="float" office:value="43700" calcext:value-type="float">
            <text:p>43,700</text:p>
          </table:table-cell>
          <table:table-cell office:value-type="float" office:value="69500" calcext:value-type="float">
            <text:p>69,500</text:p>
          </table:table-cell>
          <table:table-cell office:value-type="float" office:value="136000" calcext:value-type="float">
            <text:p>136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000" calcext:value-type="float">
            <text:p>1,000</text:p>
          </table:table-cell>
        </table:table-row>
        <table:table-row table:style-name="ro2" table:number-rows-repeated="1048481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vg ffn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5" table:default-cell-style-name="ce192"/>
        <table:table-column table:style-name="co1" table:number-columns-repeated="13" table:default-cell-style-name="ce186"/>
        <table:table-column table:style-name="co1" table:number-columns-repeated="16365" table:default-cell-style-name="Default"/>
        <table:table-row table:style-name="ro1">
          <table:table-cell table:style-name="ce224" office:value-type="string" calcext:value-type="string">
            <text:p>Games FFN</text:p>
          </table:table-cell>
          <table:table-cell table:style-name="ce73" office:value-type="string" calcext:value-type="string">
            <text:p>LoZ</text:p>
          </table:table-cell>
          <table:table-cell table:style-name="ce73" office:value-type="string" calcext:value-type="string">
            <text:p>Sonic</text:p>
          </table:table-cell>
          <table:table-cell table:style-name="ce73" office:value-type="string" calcext:value-type="string">
            <text:p>Pokemon</text:p>
          </table:table-cell>
          <table:table-cell table:style-name="ce73" office:value-type="string" calcext:value-type="string">
            <text:p>Final Fantasy</text:p>
          </table:table-cell>
          <table:table-cell table:style-name="ce73" office:value-type="string" calcext:value-type="string">
            <text:p>Persona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HSR</text:p>
          </table:table-cell>
          <table:table-cell table:style-name="ce77" office:value-type="string" calcext:value-type="string">
            <text:p>Honkai (Total)</text:p>
          </table:table-cell>
          <table:table-cell table:style-name="ce77" table:number-columns-repeated="16364"/>
        </table:table-row>
        <table:table-row table:style-name="ro2">
          <table:table-cell office:value-type="date" office:date-value="1999-04-29" calcext:value-type="date">
            <text:p>Apr 29, 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14"/>
          <table:table-cell table:number-columns-repeated="16365"/>
        </table:table-row>
        <table:table-row table:style-name="ro2">
          <table:table-cell office:value-type="date" office:date-value="2000-05-10" calcext:value-type="date">
            <text:p>May 10, 00</text:p>
          </table:table-cell>
          <table:table-cell office:value-type="float" office:value="188" calcext:value-type="float">
            <text:p>188</text:p>
          </table:table-cell>
          <table:table-cell office:value-type="float" office:value="62" calcext:value-type="float">
            <text:p>62</text:p>
          </table:table-cell>
          <table:table-cell office:value-type="float" office:value="1490" calcext:value-type="float">
            <text:p>1,490</text:p>
          </table:table-cell>
          <table:table-cell office:value-type="float" office:value="578" calcext:value-type="float">
            <text:p>578</text:p>
          </table:table-cell>
          <table:table-cell table:style-name="ce74" table:number-columns-repeated="14"/>
          <table:table-cell table:number-columns-repeated="16365"/>
        </table:table-row>
        <table:table-row table:style-name="ro2">
          <table:table-cell office:value-type="date" office:date-value="2000-10-27" calcext:value-type="date">
            <text:p>Oct 27, 00</text:p>
          </table:table-cell>
          <table:table-cell office:value-type="float" office:value="706" calcext:value-type="float">
            <text:p>706</text:p>
          </table:table-cell>
          <table:table-cell office:value-type="float" office:value="160" calcext:value-type="float">
            <text:p>160</text:p>
          </table:table-cell>
          <table:table-cell office:value-type="float" office:value="4070" calcext:value-type="float">
            <text:p>4,070</text:p>
          </table:table-cell>
          <table:table-cell office:value-type="float" office:value="2484" calcext:value-type="float">
            <text:p>2,484</text:p>
          </table:table-cell>
          <table:table-cell table:style-name="ce74" table:number-columns-repeated="14"/>
          <table:table-cell table:number-columns-repeated="16365"/>
        </table:table-row>
        <table:table-row table:style-name="ro2">
          <table:table-cell office:value-type="date" office:date-value="2001-04-13" calcext:value-type="date">
            <text:p>Apr 13, 01</text:p>
          </table:table-cell>
          <table:table-cell office:value-type="float" office:value="1470" calcext:value-type="float">
            <text:p>1,470</text:p>
          </table:table-cell>
          <table:table-cell office:value-type="float" office:value="328" calcext:value-type="float">
            <text:p>328</text:p>
          </table:table-cell>
          <table:table-cell office:value-type="float" office:value="4280" calcext:value-type="float">
            <text:p>4,280</text:p>
          </table:table-cell>
          <table:table-cell office:value-type="float" office:value="4492" calcext:value-type="float">
            <text:p>4,492</text:p>
          </table:table-cell>
          <table:table-cell table:style-name="ce74" table:number-columns-repeated="14"/>
          <table:table-cell table:number-columns-repeated="16365"/>
        </table:table-row>
        <table:table-row table:style-name="ro2">
          <table:table-cell office:value-type="date" office:date-value="2001-07-03" calcext:value-type="date">
            <text:p>Jul 3, 01</text:p>
          </table:table-cell>
          <table:table-cell office:value-type="float" office:value="2070" calcext:value-type="float">
            <text:p>2,070</text:p>
          </table:table-cell>
          <table:table-cell office:value-type="float" office:value="532" calcext:value-type="float">
            <text:p>532</text:p>
          </table:table-cell>
          <table:table-cell office:value-type="float" office:value="5313" calcext:value-type="float">
            <text:p>5,313</text:p>
          </table:table-cell>
          <table:table-cell office:value-type="float" office:value="6547" calcext:value-type="float">
            <text:p>6,547</text:p>
          </table:table-cell>
          <table:table-cell office:value-type="float" office:value="9" calcext:value-type="float">
            <text:p>9</text:p>
          </table:table-cell>
          <table:table-cell table:style-name="ce74" table:number-columns-repeated="13"/>
          <table:table-cell table:number-columns-repeated="16365"/>
        </table:table-row>
        <table:table-row table:style-name="ro2" table:visibility="collapse">
          <table:table-cell table:style-name="ce170" office:value-type="date" office:date-value="2001-09-10" calcext:value-type="date">
            <text:p>Sep 10, 01</text:p>
          </table:table-cell>
          <table:table-cell table:number-columns-repeated="5"/>
          <table:table-cell table:style-name="ce74" table:number-columns-repeated="13"/>
          <table:table-cell table:number-columns-repeated="16365"/>
        </table:table-row>
        <table:table-row table:style-name="ro2">
          <table:table-cell office:value-type="date" office:date-value="2001-11-23" calcext:value-type="date">
            <text:p>Nov 23, 01</text:p>
          </table:table-cell>
          <table:table-cell office:value-type="float" office:value="2398" calcext:value-type="float">
            <text:p>2,398</text:p>
          </table:table-cell>
          <table:table-cell office:value-type="float" office:value="933" calcext:value-type="float">
            <text:p>933</text:p>
          </table:table-cell>
          <table:table-cell office:value-type="float" office:value="6663" calcext:value-type="float">
            <text:p>6,663</text:p>
          </table:table-cell>
          <table:table-cell office:value-type="float" office:value="9043" calcext:value-type="float">
            <text:p>9,043</text:p>
          </table:table-cell>
          <table:table-cell office:value-type="float" office:value="14" calcext:value-type="float">
            <text:p>14</text:p>
          </table:table-cell>
          <table:table-cell table:style-name="ce74" table:number-columns-repeated="13"/>
          <table:table-cell table:number-columns-repeated="16365"/>
        </table:table-row>
        <table:table-row table:style-name="ro2">
          <table:table-cell office:value-type="date" office:date-value="2002-01-23" calcext:value-type="date">
            <text:p>Jan 23, 02</text:p>
          </table:table-cell>
          <table:table-cell office:value-type="float" office:value="2561" calcext:value-type="float">
            <text:p>2,561</text:p>
          </table:table-cell>
          <table:table-cell office:value-type="float" office:value="1122" calcext:value-type="float">
            <text:p>1,122</text:p>
          </table:table-cell>
          <table:table-cell office:value-type="float" office:value="7291" calcext:value-type="float">
            <text:p>7,291</text:p>
          </table:table-cell>
          <table:table-cell office:value-type="float" office:value="10441" calcext:value-type="float">
            <text:p>10,44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12"/>
          <table:table-cell table:number-columns-repeated="16365"/>
        </table:table-row>
        <table:table-row table:style-name="ro2" table:visibility="collapse">
          <table:table-cell table:style-name="ce170"/>
          <table:table-cell table:number-columns-repeated="6"/>
          <table:table-cell table:style-name="ce74" table:number-columns-repeated="12"/>
          <table:table-cell table:number-columns-repeated="16365"/>
        </table:table-row>
        <table:table-row table:style-name="ro2">
          <table:table-cell office:value-type="date" office:date-value="2002-06-02" calcext:value-type="date">
            <text:p>Jun 2, 02</text:p>
          </table:table-cell>
          <table:table-cell office:value-type="float" office:value="3050" calcext:value-type="float">
            <text:p>3,050</text:p>
          </table:table-cell>
          <table:table-cell office:value-type="float" office:value="1684" calcext:value-type="float">
            <text:p>1,684</text:p>
          </table:table-cell>
          <table:table-cell office:value-type="float" office:value="8176" calcext:value-type="float">
            <text:p>8,176</text:p>
          </table:table-cell>
          <table:table-cell table:formula="of:=1106+842+4812+5700+1430" office:value-type="float" office:value="13890" calcext:value-type="float">
            <text:p>13,89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12"/>
          <table:table-cell table:number-columns-repeated="16365"/>
        </table:table-row>
        <table:table-row table:style-name="ro2" table:visibility="collapse">
          <table:table-cell table:style-name="ce170"/>
          <table:table-cell table:number-columns-repeated="6"/>
          <table:table-cell table:style-name="ce74" table:number-columns-repeated="12"/>
          <table:table-cell table:number-columns-repeated="16365"/>
        </table:table-row>
        <table:table-row table:style-name="ro2">
          <table:table-cell office:value-type="date" office:date-value="2002-10-03" calcext:value-type="date">
            <text:p>Oct 3, 02</text:p>
          </table:table-cell>
          <table:table-cell office:value-type="float" office:value="3485" calcext:value-type="float">
            <text:p>3,485</text:p>
          </table:table-cell>
          <table:table-cell office:value-type="float" office:value="2252" calcext:value-type="float">
            <text:p>2,252</text:p>
          </table:table-cell>
          <table:table-cell office:value-type="float" office:value="8744" calcext:value-type="float">
            <text:p>8,744</text:p>
          </table:table-cell>
          <table:table-cell office:value-type="float" office:value="16115" calcext:value-type="float">
            <text:p>16,115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style-name="ce74" table:number-columns-repeated="12"/>
          <table:table-cell table:number-columns-repeated="16365"/>
        </table:table-row>
        <table:table-row table:style-name="ro2">
          <table:table-cell office:value-type="date" office:date-value="2002-12-07" calcext:value-type="date">
            <text:p>Dec 7, 02</text:p>
          </table:table-cell>
          <table:table-cell office:value-type="float" office:value="3605" calcext:value-type="float">
            <text:p>3,605</text:p>
          </table:table-cell>
          <table:table-cell office:value-type="float" office:value="2445" calcext:value-type="float">
            <text:p>2,445</text:p>
          </table:table-cell>
          <table:table-cell office:value-type="float" office:value="8856" calcext:value-type="float">
            <text:p>8,856</text:p>
          </table:table-cell>
          <table:table-cell office:value-type="float" office:value="16255" calcext:value-type="float">
            <text:p>16,255</text:p>
          </table:table-cell>
          <table:table-cell office:value-type="float" office:value="29" calcext:value-type="float">
            <text:p>29</text:p>
          </table:table-cell>
          <table:table-cell office:value-type="float" office:value="295" calcext:value-type="float">
            <text:p>295</text:p>
          </table:table-cell>
          <table:table-cell table:style-name="ce74" table:number-columns-repeated="12"/>
          <table:table-cell table:number-columns-repeated="16365"/>
        </table:table-row>
        <table:table-row table:style-name="ro2">
          <table:table-cell office:value-type="date" office:date-value="2003-02-07" calcext:value-type="date">
            <text:p>Feb 7, 03</text:p>
          </table:table-cell>
          <table:table-cell office:value-type="float" office:value="3766" calcext:value-type="float">
            <text:p>3,766</text:p>
          </table:table-cell>
          <table:table-cell office:value-type="float" office:value="2665" calcext:value-type="float">
            <text:p>2,665</text:p>
          </table:table-cell>
          <table:table-cell office:value-type="float" office:value="9109" calcext:value-type="float">
            <text:p>9,109</text:p>
          </table:table-cell>
          <table:table-cell office:value-type="float" office:value="17130" calcext:value-type="float">
            <text:p>17,130</text:p>
          </table:table-cell>
          <table:table-cell office:value-type="float" office:value="30" calcext:value-type="float">
            <text:p>30</text:p>
          </table:table-cell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table:style-name="ce74" table:number-columns-repeated="11"/>
          <table:table-cell table:number-columns-repeated="16365"/>
        </table:table-row>
        <table:table-row table:style-name="ro2">
          <table:table-cell office:value-type="date" office:date-value="2003-04-01" calcext:value-type="date">
            <text:p>Apr 1, 03</text:p>
          </table:table-cell>
          <table:table-cell office:value-type="float" office:value="4003" calcext:value-type="float">
            <text:p>4,003</text:p>
          </table:table-cell>
          <table:table-cell office:value-type="float" office:value="2819" calcext:value-type="float">
            <text:p>2,819</text:p>
          </table:table-cell>
          <table:table-cell office:value-type="float" office:value="9360" calcext:value-type="float">
            <text:p>9,360</text:p>
          </table:table-cell>
          <table:table-cell table:formula="of:=1319+1496+6341+7014+1751+95" office:value-type="float" office:value="18016" calcext:value-type="float">
            <text:p>18,016</text:p>
          </table:table-cell>
          <table:table-cell office:value-type="float" office:value="35" calcext:value-type="float">
            <text:p>35</text:p>
          </table:table-cell>
          <table:table-cell office:value-type="float" office:value="1062" calcext:value-type="float">
            <text:p>1,062</text:p>
          </table:table-cell>
          <table:table-cell office:value-type="float" office:value="13" calcext:value-type="float">
            <text:p>13</text:p>
          </table:table-cell>
          <table:table-cell table:style-name="ce74" table:number-columns-repeated="11"/>
          <table:table-cell table:number-columns-repeated="16365"/>
        </table:table-row>
        <table:table-row table:style-name="ro2">
          <table:table-cell office:value-type="date" office:date-value="2003-06-02" calcext:value-type="date">
            <text:p>Jun 2, 03</text:p>
          </table:table-cell>
          <table:table-cell office:value-type="float" office:value="4212" calcext:value-type="float">
            <text:p>4,212</text:p>
          </table:table-cell>
          <table:table-cell office:value-type="float" office:value="3142" calcext:value-type="float">
            <text:p>3,142</text:p>
          </table:table-cell>
          <table:table-cell office:value-type="float" office:value="9704" calcext:value-type="float">
            <text:p>9,704</text:p>
          </table:table-cell>
          <table:table-cell table:formula="of:=1409+1639+6691+7274+1818+117" office:value-type="float" office:value="18948" calcext:value-type="float">
            <text:p>18,948</text:p>
          </table:table-cell>
          <table:table-cell office:value-type="float" office:value="38" calcext:value-type="float">
            <text:p>38</text:p>
          </table:table-cell>
          <table:table-cell office:value-type="float" office:value="1347" calcext:value-type="float">
            <text:p>1,347</text:p>
          </table:table-cell>
          <table:table-cell office:value-type="float" office:value="13" calcext:value-type="float">
            <text:p>13</text:p>
          </table:table-cell>
          <table:table-cell table:style-name="ce74" table:number-columns-repeated="11"/>
          <table:table-cell table:number-columns-repeated="16365"/>
        </table:table-row>
        <table:table-row table:style-name="ro2">
          <table:table-cell office:value-type="date" office:date-value="2004-04-04" calcext:value-type="date">
            <text:p>Apr 4, 04</text:p>
          </table:table-cell>
          <table:table-cell office:value-type="float" office:value="5749" calcext:value-type="float">
            <text:p>5,749</text:p>
          </table:table-cell>
          <table:table-cell office:value-type="float" office:value="4978" calcext:value-type="float">
            <text:p>4,978</text:p>
          </table:table-cell>
          <table:table-cell office:value-type="float" office:value="10854" calcext:value-type="float">
            <text:p>10,854</text:p>
          </table:table-cell>
          <table:table-cell table:formula="of:=1697+2453+24+8342+8686+2088+18+261" office:value-type="float" office:value="23569" calcext:value-type="float">
            <text:p>23,569</text:p>
          </table:table-cell>
          <table:table-cell office:value-type="float" office:value="37" calcext:value-type="float">
            <text:p>37</text:p>
          </table:table-cell>
          <table:table-cell office:value-type="float" office:value="3021" calcext:value-type="float">
            <text:p>3,021</text:p>
          </table:table-cell>
          <table:table-cell office:value-type="float" office:value="251" calcext:value-type="float">
            <text:p>251</text:p>
          </table:table-cell>
          <table:table-cell table:style-name="ce74" table:number-columns-repeated="11"/>
          <table:table-cell table:number-columns-repeated="16365"/>
        </table:table-row>
        <table:table-row table:style-name="ro2">
          <table:table-cell office:value-type="date" office:date-value="2004-06-19" calcext:value-type="date">
            <text:p>Jun 19, 04</text:p>
          </table:table-cell>
          <table:table-cell office:value-type="float" office:value="6162" calcext:value-type="float">
            <text:p>6,162</text:p>
          </table:table-cell>
          <table:table-cell office:value-type="float" office:value="5308" calcext:value-type="float">
            <text:p>5,308</text:p>
          </table:table-cell>
          <table:table-cell office:value-type="float" office:value="11132" calcext:value-type="float">
            <text:p>11,132</text:p>
          </table:table-cell>
          <table:table-cell office:value-type="float" office:value="25276" calcext:value-type="float">
            <text:p>25,276</text:p>
          </table:table-cell>
          <table:table-cell office:value-type="float" office:value="36" calcext:value-type="float">
            <text:p>36</text:p>
          </table:table-cell>
          <table:table-cell office:value-type="float" office:value="3408" calcext:value-type="float">
            <text:p>3,408</text:p>
          </table:table-cell>
          <table:table-cell office:value-type="float" office:value="502" calcext:value-type="float">
            <text:p>502</text:p>
          </table:table-cell>
          <table:table-cell table:style-name="ce74" table:number-columns-repeated="11"/>
          <table:table-cell table:number-columns-repeated="16365"/>
        </table:table-row>
        <table:table-row table:style-name="ro2" table:visibility="collapse">
          <table:table-cell table:style-name="ce170"/>
          <table:table-cell table:number-columns-repeated="7"/>
          <table:table-cell table:style-name="ce74" table:number-columns-repeated="11"/>
          <table:table-cell table:number-columns-repeated="16365"/>
        </table:table-row>
        <table:table-row table:style-name="ro2">
          <table:table-cell office:value-type="date" office:date-value="2004-10-12" calcext:value-type="date">
            <text:p>Oct 12, 04</text:p>
          </table:table-cell>
          <table:table-cell office:value-type="float" office:value="6461" calcext:value-type="float">
            <text:p>6,461</text:p>
          </table:table-cell>
          <table:table-cell office:value-type="float" office:value="4481" calcext:value-type="float">
            <text:p>4,481</text:p>
          </table:table-cell>
          <table:table-cell office:value-type="float" office:value="11340" calcext:value-type="float">
            <text:p>11,340</text:p>
          </table:table-cell>
          <table:table-cell table:formula="of:=1721+2893+89+9085+9094+2052+77+278+44+1070" office:value-type="float" office:value="26403" calcext:value-type="float">
            <text:p>26,403</text:p>
          </table:table-cell>
          <table:table-cell office:value-type="float" office:value="35" calcext:value-type="float">
            <text:p>35</text:p>
          </table:table-cell>
          <table:table-cell office:value-type="float" office:value="3942" calcext:value-type="float">
            <text:p>3,942</text:p>
          </table:table-cell>
          <table:table-cell office:value-type="float" office:value="618" calcext:value-type="float">
            <text:p>618</text:p>
          </table:table-cell>
          <table:table-cell table:style-name="ce74" table:number-columns-repeated="11"/>
          <table:table-cell table:number-columns-repeated="16365"/>
        </table:table-row>
        <table:table-row table:style-name="ro2">
          <table:table-cell office:value-type="date" office:date-value="2004-12-09" calcext:value-type="date">
            <text:p>Dec 9, 04</text:p>
          </table:table-cell>
          <table:table-cell office:value-type="float" office:value="6607" calcext:value-type="float">
            <text:p>6,607</text:p>
          </table:table-cell>
          <table:table-cell office:value-type="float" office:value="4574" calcext:value-type="float">
            <text:p>4,574</text:p>
          </table:table-cell>
          <table:table-cell table:style-name="ce186" office:value-type="float" office:value="11504" calcext:value-type="float">
            <text:p>11,504</text:p>
          </table:table-cell>
          <table:table-cell table:style-name="ce186" office:value-type="float" office:value="26986" calcext:value-type="float">
            <text:p>26,986</text:p>
          </table:table-cell>
          <table:table-cell office:value-type="float" office:value="35" calcext:value-type="float">
            <text:p>35</text:p>
          </table:table-cell>
          <table:table-cell office:value-type="float" office:value="4206" calcext:value-type="float">
            <text:p>4,206</text:p>
          </table:table-cell>
          <table:table-cell office:value-type="float" office:value="688" calcext:value-type="float">
            <text:p>688</text:p>
          </table:table-cell>
          <table:table-cell table:style-name="ce74" table:number-columns-repeated="11"/>
          <table:table-cell table:number-columns-repeated="16365"/>
        </table:table-row>
        <table:table-row table:style-name="ro2">
          <table:table-cell office:value-type="date" office:date-value="2005-01-02" calcext:value-type="date">
            <text:p>Jan 2, 05</text:p>
          </table:table-cell>
          <table:table-cell office:value-type="float" office:value="6649" calcext:value-type="float">
            <text:p>6,649</text:p>
          </table:table-cell>
          <table:table-cell office:value-type="float" office:value="4648" calcext:value-type="float">
            <text:p>4,648</text:p>
          </table:table-cell>
          <table:table-cell office:value-type="float" office:value="11569" calcext:value-type="float">
            <text:p>11,569</text:p>
          </table:table-cell>
          <table:table-cell table:formula="of:=1750+3004+112+9443+9223+2062+84+283+71+1288" office:value-type="float" office:value="27320" calcext:value-type="float">
            <text:p>27,320</text:p>
          </table:table-cell>
          <table:table-cell office:value-type="float" office:value="35" calcext:value-type="float">
            <text:p>35</text:p>
          </table:table-cell>
          <table:table-cell office:value-type="float" office:value="4410" calcext:value-type="float">
            <text:p>4,410</text:p>
          </table:table-cell>
          <table:table-cell office:value-type="float" office:value="747" calcext:value-type="float">
            <text:p>747</text:p>
          </table:table-cell>
          <table:table-cell table:style-name="ce74" table:number-columns-repeated="11"/>
          <table:table-cell table:number-columns-repeated="16365"/>
        </table:table-row>
        <table:table-row table:style-name="ro2">
          <table:table-cell office:value-type="date" office:date-value="2005-04-01" calcext:value-type="date">
            <text:p>Apr 1, 05</text:p>
          </table:table-cell>
          <table:table-cell office:value-type="float" office:value="6927" calcext:value-type="float">
            <text:p>6,927</text:p>
          </table:table-cell>
          <table:table-cell office:value-type="float" office:value="4979" calcext:value-type="float">
            <text:p>4,979</text:p>
          </table:table-cell>
          <table:table-cell office:value-type="float" office:value="11696" calcext:value-type="float">
            <text:p>11,696</text:p>
          </table:table-cell>
          <table:table-cell table:formula="of:=1745+3158+149+9900+9404+2119+100+289+80+1472" office:value-type="float" office:value="28416" calcext:value-type="float">
            <text:p>28,416</text:p>
          </table:table-cell>
          <table:table-cell office:value-type="float" office:value="34" calcext:value-type="float">
            <text:p>34</text:p>
          </table:table-cell>
          <table:table-cell office:value-type="float" office:value="5167" calcext:value-type="float">
            <text:p>5,167</text:p>
          </table:table-cell>
          <table:table-cell office:value-type="float" office:value="878" calcext:value-type="float">
            <text:p>878</text:p>
          </table:table-cell>
          <table:table-cell table:style-name="ce74" table:number-columns-repeated="11"/>
          <table:table-cell table:number-columns-repeated="16365"/>
        </table:table-row>
        <table:table-row table:style-name="ro2">
          <table:table-cell office:value-type="date" office:date-value="2006-10-13" calcext:value-type="date">
            <text:p>Oct 13, 06</text:p>
          </table:table-cell>
          <table:table-cell office:value-type="float" office:value="8835" calcext:value-type="float">
            <text:p>8,835</text:p>
          </table:table-cell>
          <table:table-cell office:value-type="float" office:value="7776" calcext:value-type="float">
            <text:p>7,776</text:p>
          </table:table-cell>
          <table:table-cell office:value-type="float" office:value="13907" calcext:value-type="float">
            <text:p>13,907</text:p>
          </table:table-cell>
          <table:table-cell table:formula="of:=1821+2467+15038+10664+4048+2398+309+7+191+349+188+92" office:value-type="float" office:value="37572" calcext:value-type="float">
            <text:p>37,572</text:p>
          </table:table-cell>
          <table:table-cell office:value-type="float" office:value="44" calcext:value-type="float">
            <text:p>44</text:p>
          </table:table-cell>
          <table:table-cell office:value-type="float" office:value="15708" calcext:value-type="float">
            <text:p>15,708</text:p>
          </table:table-cell>
          <table:table-cell office:value-type="float" office:value="2321" calcext:value-type="float">
            <text:p>2,321</text:p>
          </table:table-cell>
          <table:table-cell table:style-name="ce74" table:number-columns-repeated="11"/>
          <table:table-cell table:number-columns-repeated="16365"/>
        </table:table-row>
        <table:table-row table:style-name="ro2">
          <table:table-cell table:style-name="ce156" office:value-type="date" office:date-value="2007-06-30" calcext:value-type="date">
            <text:p>Jun 30, 07</text:p>
          </table:table-cell>
          <table:table-cell office:value-type="float" office:value="10102" calcext:value-type="float">
            <text:p>10,102</text:p>
          </table:table-cell>
          <table:table-cell office:value-type="float" office:value="8911" calcext:value-type="float">
            <text:p>8,911</text:p>
          </table:table-cell>
          <table:table-cell office:value-type="float" office:value="15862" calcext:value-type="float">
            <text:p>15,862</text:p>
          </table:table-cell>
          <table:table-cell table:formula="of:=113+1922+2531+18081+11035+4389+2707+356+732+212+373+224" office:value-type="float" office:value="42675" calcext:value-type="float">
            <text:p>42,675</text:p>
          </table:table-cell>
          <table:table-cell office:value-type="float" office:value="66" calcext:value-type="float">
            <text:p>66</text:p>
          </table:table-cell>
          <table:table-cell office:value-type="float" office:value="23679" calcext:value-type="float">
            <text:p>23,679</text:p>
          </table:table-cell>
          <table:table-cell office:value-type="float" office:value="2744" calcext:value-type="float">
            <text:p>2,744</text:p>
          </table:table-cell>
          <table:table-cell table:style-name="ce74" table:number-columns-repeated="11"/>
          <table:table-cell table:number-columns-repeated="16365"/>
        </table:table-row>
        <table:table-row table:style-name="ro2" table:visibility="collapse">
          <table:table-cell table:style-name="ce170"/>
          <table:table-cell table:number-columns-repeated="2"/>
          <table:table-cell table:style-name="Default" table:number-columns-repeated="2"/>
          <table:table-cell table:number-columns-repeated="3"/>
          <table:table-cell table:style-name="ce74" table:number-columns-repeated="11"/>
          <table:table-cell table:number-columns-repeated="16365"/>
        </table:table-row>
        <table:table-row table:style-name="ro2">
          <table:table-cell table:style-name="ce156" office:value-type="date" office:date-value="2009-02-24" calcext:value-type="date">
            <text:p>Feb 24, 09</text:p>
          </table:table-cell>
          <table:table-cell office:value-type="float" office:value="13329" calcext:value-type="float">
            <text:p>13,329</text:p>
          </table:table-cell>
          <table:table-cell office:value-type="float" office:value="13806" calcext:value-type="float">
            <text:p>13,806</text:p>
          </table:table-cell>
          <table:table-cell office:value-type="float" office:value="23553" calcext:value-type="float">
            <text:p>23,553</text:p>
          </table:table-cell>
          <table:table-cell table:formula="of:=173+2149+2715+8+21+25642+11509+4962+3268+404+1947+11+284+418+284" office:value-type="float" office:value="53795" calcext:value-type="float">
            <text:p>53,795</text:p>
          </table:table-cell>
          <table:table-cell office:value-type="float" office:value="105" calcext:value-type="float">
            <text:p>105</text:p>
          </table:table-cell>
          <table:table-cell office:value-type="float" office:value="40879" calcext:value-type="float">
            <text:p>40,879</text:p>
          </table:table-cell>
          <table:table-cell office:value-type="float" office:value="4315" calcext:value-type="float">
            <text:p>4,315</text:p>
          </table:table-cell>
          <table:table-cell table:style-name="ce74" table:number-columns-repeated="11"/>
          <table:table-cell table:number-columns-repeated="16365"/>
        </table:table-row>
        <table:table-row table:style-name="ro2">
          <table:table-cell table:style-name="ce169" office:value-type="date" office:date-value="2009-10-27" calcext:value-type="date">
            <text:p>Oct 27, 09</text:p>
          </table:table-cell>
          <table:table-cell office:value-type="float" office:value="14726" calcext:value-type="float">
            <text:p>14,726</text:p>
          </table:table-cell>
          <table:table-cell office:value-type="float" office:value="16094" calcext:value-type="float">
            <text:p>16,094</text:p>
          </table:table-cell>
          <table:table-cell table:style-name="ce186" office:value-type="float" office:value="27818" calcext:value-type="float">
            <text:p>27,818</text:p>
          </table:table-cell>
          <table:table-cell table:formula="of:=190+1+2280+2808+21+123+28811+11750+5150+387+409+2198+86+310++439+286" office:value-type="float" office:value="55249" calcext:value-type="float">
            <text:p>55,249</text:p>
          </table:table-cell>
          <table:table-cell office:value-type="float" office:value="454" calcext:value-type="float">
            <text:p>454</text:p>
          </table:table-cell>
          <table:table-cell office:value-type="float" office:value="46811" calcext:value-type="float">
            <text:p>46,811</text:p>
          </table:table-cell>
          <table:table-cell office:value-type="float" office:value="5011" calcext:value-type="float">
            <text:p>5,0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5"/>
        </table:table-row>
        <table:table-row table:style-name="ro2" table:visibility="collapse">
          <table:table-cell table:style-name="ce170"/>
          <table:table-cell table:number-columns-repeated="2"/>
          <table:table-cell table:style-name="ce186" office:value-type="float" office:value="30401" calcext:value-type="float">
            <text:p>30,401</text:p>
          </table:table-cell>
          <table:table-cell table:formula="of:=1+2364+2866+29+247+30580+11886+5211+3434+414+2278+265+327+446+285" office:value-type="float" office:value="60633" calcext:value-type="float">
            <text:p>60,633</text:p>
          </table:table-cell>
          <table:table-cell table:number-columns-repeated="16379"/>
        </table:table-row>
        <table:table-row table:style-name="ro2">
          <table:table-cell table:style-name="ce156" office:value-type="date" office:date-value="2010-03-29" calcext:value-type="date">
            <text:p>Mar 29, 10</text:p>
          </table:table-cell>
          <table:table-cell office:value-type="float" office:value="15520" calcext:value-type="float">
            <text:p>15,520</text:p>
          </table:table-cell>
          <table:table-cell office:value-type="float" office:value="17550" calcext:value-type="float">
            <text:p>17,550</text:p>
          </table:table-cell>
          <table:table-cell table:style-name="ce186" office:value-type="float" office:value="30401" calcext:value-type="float">
            <text:p>30,401</text:p>
          </table:table-cell>
          <table:table-cell table:style-name="ce186" table:formula="of:=1+2364+2866+29+247+30580+11886+5211+3434+414+2278+265+327+446+285" office:value-type="float" office:value="60633" calcext:value-type="float">
            <text:p>60,633</text:p>
          </table:table-cell>
          <table:table-cell table:style-name="ce186" office:value-type="float" office:value="720" calcext:value-type="float">
            <text:p>720</text:p>
          </table:table-cell>
          <table:table-cell office:value-type="float" office:value="51106" calcext:value-type="float">
            <text:p>51,106</text:p>
          </table:table-cell>
          <table:table-cell office:value-type="float" office:value="5342" calcext:value-type="float">
            <text:p>5,342</text:p>
          </table:table-cell>
          <table:table-cell office:value-type="float" office:value="0" calcext:value-type="float">
            <text:p>0</text:p>
          </table:table-cell>
          <table:table-cell office:value-type="float" office:value="1462" calcext:value-type="float">
            <text:p>1,46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5"/>
        </table:table-row>
        <table:table-row table:style-name="ro2">
          <table:table-cell table:style-name="ce156" office:value-type="date" office:date-value="2010-06-11" calcext:value-type="date">
            <text:p>Jun 11, 10</text:p>
          </table:table-cell>
          <table:table-cell office:value-type="float" office:value="15883" calcext:value-type="float">
            <text:p>15,883</text:p>
          </table:table-cell>
          <table:table-cell office:value-type="float" office:value="18209" calcext:value-type="float">
            <text:p>18,209</text:p>
          </table:table-cell>
          <table:table-cell office:value-type="float" office:value="32141" calcext:value-type="float">
            <text:p>32,141</text:p>
          </table:table-cell>
          <table:table-cell office:value-type="float" office:value="62034" calcext:value-type="float">
            <text:p>62,034</text:p>
          </table:table-cell>
          <table:table-cell office:value-type="float" office:value="838" calcext:value-type="float">
            <text:p>838</text:p>
          </table:table-cell>
          <table:table-cell office:value-type="float" office:value="53001" calcext:value-type="float">
            <text:p>53,001</text:p>
          </table:table-cell>
          <table:table-cell office:value-type="float" office:value="5470" calcext:value-type="float">
            <text:p>5,470</text:p>
          </table:table-cell>
          <table:table-cell office:value-type="float" office:value="1" calcext:value-type="float">
            <text:p>1</text:p>
          </table:table-cell>
          <table:table-cell office:value-type="float" office:value="2084" calcext:value-type="float">
            <text:p>2,084</text:p>
          </table:table-cell>
          <table:table-cell office:value-type="float" office:value="0" calcext:value-type="float">
            <text:p>0</text:p>
          </table:table-cell>
          <table:table-cell/>
          <table:table-cell table:style-name="ce74" table:number-columns-repeated="7"/>
          <table:table-cell table:number-columns-repeated="16365"/>
        </table:table-row>
        <table:table-row table:style-name="ro2" table:visibility="collapse" table:number-rows-repeated="2">
          <table:table-cell table:style-name="ce173"/>
          <table:table-cell table:number-columns-repeated="11"/>
          <table:table-cell table:style-name="ce74" table:number-columns-repeated="7"/>
          <table:table-cell table:number-columns-repeated="16365"/>
        </table:table-row>
        <table:table-row table:style-name="ro2">
          <table:table-cell table:style-name="ce156" office:value-type="date" office:date-value="2010-12-22" calcext:value-type="date">
            <text:p>Dec 22, 10</text:p>
          </table:table-cell>
          <table:table-cell office:value-type="float" office:value="16890" calcext:value-type="float">
            <text:p>16,890</text:p>
          </table:table-cell>
          <table:table-cell office:value-type="float" office:value="20101" calcext:value-type="float">
            <text:p>20,101</text:p>
          </table:table-cell>
          <table:table-cell office:value-type="float" office:value="37027" calcext:value-type="float">
            <text:p>37,027</text:p>
          </table:table-cell>
          <table:table-cell office:value-type="float" office:value="65123" calcext:value-type="float">
            <text:p>65,123</text:p>
          </table:table-cell>
          <table:table-cell office:value-type="float" office:value="1395" calcext:value-type="float">
            <text:p>1,395</text:p>
          </table:table-cell>
          <table:table-cell office:value-type="float" office:value="57826" calcext:value-type="float">
            <text:p>57,826</text:p>
          </table:table-cell>
          <table:table-cell office:value-type="float" office:value="5873" calcext:value-type="float">
            <text:p>5,873</text:p>
          </table:table-cell>
          <table:table-cell office:value-type="float" office:value="11" calcext:value-type="float">
            <text:p>11</text:p>
          </table:table-cell>
          <table:table-cell office:value-type="float" office:value="3420" calcext:value-type="float">
            <text:p>3,4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5"/>
        </table:table-row>
        <table:table-row table:style-name="ro2">
          <table:table-cell table:style-name="ce156" office:value-type="date" office:date-value="2011-06-23" calcext:value-type="date">
            <text:p>Jun 23, 11</text:p>
          </table:table-cell>
          <table:table-cell office:value-type="float" office:value="17944" calcext:value-type="float">
            <text:p>17,944</text:p>
          </table:table-cell>
          <table:table-cell office:value-type="float" office:value="21724" calcext:value-type="float">
            <text:p>21,724</text:p>
          </table:table-cell>
          <table:table-cell office:value-type="float" office:value="42101" calcext:value-type="float">
            <text:p>42,101</text:p>
          </table:table-cell>
          <table:table-cell office:value-type="float" office:value="67883" calcext:value-type="float">
            <text:p>67,883</text:p>
          </table:table-cell>
          <table:table-cell office:value-type="float" office:value="1884" calcext:value-type="float">
            <text:p>1,884</text:p>
          </table:table-cell>
          <table:table-cell office:value-type="float" office:value="61714" calcext:value-type="float">
            <text:p>61,714</text:p>
          </table:table-cell>
          <table:table-cell office:value-type="float" office:value="6335" calcext:value-type="float">
            <text:p>6,335</text:p>
          </table:table-cell>
          <table:table-cell office:value-type="float" office:value="42" calcext:value-type="float">
            <text:p>42</text:p>
          </table:table-cell>
          <table:table-cell office:value-type="float" office:value="5761" calcext:value-type="float">
            <text:p>5,76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5"/>
        </table:table-row>
        <table:table-row table:style-name="ro2">
          <table:table-cell office:value-type="date" office:date-value="2011-08-09" calcext:value-type="date">
            <text:p>Aug 9, 11</text:p>
          </table:table-cell>
          <table:table-cell office:value-type="float" office:value="18225" calcext:value-type="float">
            <text:p>18,225</text:p>
          </table:table-cell>
          <table:table-cell office:value-type="float" office:value="22134" calcext:value-type="float">
            <text:p>22,134</text:p>
          </table:table-cell>
          <table:table-cell office:value-type="float" office:value="43442" calcext:value-type="float">
            <text:p>43,442</text:p>
          </table:table-cell>
          <table:table-cell table:formula="of:=15+2560+3018+41+541+35225+12246+5400+3543+430+2543+1818+6+6+382+466+287+2" office:value-type="float" office:value="68529" calcext:value-type="float">
            <text:p>68,529</text:p>
          </table:table-cell>
          <table:table-cell office:value-type="float" office:value="2014" calcext:value-type="float">
            <text:p>2,014</text:p>
          </table:table-cell>
          <table:table-cell office:value-type="float" office:value="62699" calcext:value-type="float">
            <text:p>62,699</text:p>
          </table:table-cell>
          <table:table-cell office:value-type="float" office:value="6422" calcext:value-type="float">
            <text:p>6,422</text:p>
          </table:table-cell>
          <table:table-cell office:value-type="float" office:value="48" calcext:value-type="float">
            <text:p>48</text:p>
          </table:table-cell>
          <table:table-cell office:value-type="float" office:value="6395" calcext:value-type="float">
            <text:p>6,395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5"/>
        </table:table-row>
        <table:table-row table:style-name="ro2" table:visibility="collapse">
          <table:table-cell table:style-name="ce170"/>
          <table:table-cell table:number-columns-repeated="11"/>
          <table:table-cell table:style-name="ce74" table:number-columns-repeated="7"/>
          <table:table-cell table:number-columns-repeated="16365"/>
        </table:table-row>
        <table:table-row table:style-name="ro2">
          <table:table-cell office:value-type="date" office:date-value="2011-10-11" calcext:value-type="date">
            <text:p>Oct 11, 11</text:p>
          </table:table-cell>
          <table:table-cell office:value-type="float" office:value="18615" calcext:value-type="float">
            <text:p>18,615</text:p>
          </table:table-cell>
          <table:table-cell office:value-type="float" office:value="22780" calcext:value-type="float">
            <text:p>22,780</text:p>
          </table:table-cell>
          <table:table-cell office:value-type="float" office:value="45090" calcext:value-type="float">
            <text:p>45,090</text:p>
          </table:table-cell>
          <table:table-cell table:formula="of:=49+2612+3016+41+547+36684+12265+5418+3562+431+2571+1914+19+6+392+469+294+4" office:value-type="float" office:value="70294" calcext:value-type="float">
            <text:p>70,294</text:p>
          </table:table-cell>
          <table:table-cell office:value-type="float" office:value="2193" calcext:value-type="float">
            <text:p>2,193</text:p>
          </table:table-cell>
          <table:table-cell office:value-type="float" office:value="63839" calcext:value-type="float">
            <text:p>63,839</text:p>
          </table:table-cell>
          <table:table-cell office:value-type="float" office:value="6524" calcext:value-type="float">
            <text:p>6,524</text:p>
          </table:table-cell>
          <table:table-cell office:value-type="float" office:value="79" calcext:value-type="float">
            <text:p>79</text:p>
          </table:table-cell>
          <table:table-cell office:value-type="float" office:value="7142" calcext:value-type="float">
            <text:p>7,14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5"/>
        </table:table-row>
        <table:table-row table:style-name="ro2">
          <table:table-cell office:value-type="date" office:date-value="2012-01-11" calcext:value-type="date">
            <text:p>Jan 11, 12</text:p>
          </table:table-cell>
          <table:table-cell office:value-type="float" office:value="19356" calcext:value-type="float">
            <text:p>19,356</text:p>
          </table:table-cell>
          <table:table-cell office:value-type="float" office:value="23886" calcext:value-type="float">
            <text:p>23,886</text:p>
          </table:table-cell>
          <table:table-cell office:value-type="float" office:value="47230" calcext:value-type="float">
            <text:p>47,230</text:p>
          </table:table-cell>
          <table:table-cell table:formula="of:=87+2658+3028+44+551+36198+12295+5450+3570+431+2607+2094+46+6+394+473+297+4" office:value-type="float" office:value="70233" calcext:value-type="float">
            <text:p>70,233</text:p>
          </table:table-cell>
          <table:table-cell office:value-type="float" office:value="2370" calcext:value-type="float">
            <text:p>2,370</text:p>
          </table:table-cell>
          <table:table-cell office:value-type="float" office:value="64825" calcext:value-type="float">
            <text:p>64,825</text:p>
          </table:table-cell>
          <table:table-cell office:value-type="float" office:value="6651" calcext:value-type="float">
            <text:p>6,651</text:p>
          </table:table-cell>
          <table:table-cell office:value-type="float" office:value="134" calcext:value-type="float">
            <text:p>134</text:p>
          </table:table-cell>
          <table:table-cell office:value-type="float" office:value="8160" calcext:value-type="float">
            <text:p>8,160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5"/>
        </table:table-row>
        <table:table-row table:style-name="ro2">
          <table:table-cell office:value-type="date" office:date-value="2012-05-05" calcext:value-type="date">
            <text:p>May 5, 12</text:p>
          </table:table-cell>
          <table:table-cell office:value-type="float" office:value="20444" calcext:value-type="float">
            <text:p>20,444</text:p>
          </table:table-cell>
          <table:table-cell office:value-type="float" office:value="25306" calcext:value-type="float">
            <text:p>25,306</text:p>
          </table:table-cell>
          <table:table-cell office:value-type="float" office:value="50053" calcext:value-type="float">
            <text:p>50,053</text:p>
          </table:table-cell>
          <table:table-cell table:formula="of:=108+2730+3051+48+556+36747+12342+5463+3555+429+2657+2364+266+8+412+478+292+3" office:value-type="float" office:value="71509" calcext:value-type="float">
            <text:p>71,509</text:p>
          </table:table-cell>
          <table:table-cell office:value-type="float" office:value="2652" calcext:value-type="float">
            <text:p>2,652</text:p>
          </table:table-cell>
          <table:table-cell office:value-type="float" office:value="66052" calcext:value-type="float">
            <text:p>66,052</text:p>
          </table:table-cell>
          <table:table-cell office:value-type="float" office:value="6868" calcext:value-type="float">
            <text:p>6,868</text:p>
          </table:table-cell>
          <table:table-cell office:value-type="float" office:value="218" calcext:value-type="float">
            <text:p>218</text:p>
          </table:table-cell>
          <table:table-cell office:value-type="float" office:value="9219" calcext:value-type="float">
            <text:p>9,219</text:p>
          </table:table-cell>
          <table:table-cell office:value-type="float" office:value="476" calcext:value-type="float">
            <text:p>476</text:p>
          </table:table-cell>
          <table:table-cell/>
          <table:table-cell table:style-name="ce74" table:number-columns-repeated="7"/>
          <table:table-cell table:number-columns-repeated="16365"/>
        </table:table-row>
        <table:table-row table:style-name="ro2">
          <table:table-cell office:value-type="date" office:date-value="2012-05-16" calcext:value-type="date">
            <text:p>May 16, 12</text:p>
          </table:table-cell>
          <table:table-cell office:value-type="float" office:value="20518" calcext:value-type="float">
            <text:p>20,518</text:p>
          </table:table-cell>
          <table:table-cell office:value-type="float" office:value="25471" calcext:value-type="float">
            <text:p>25,471</text:p>
          </table:table-cell>
          <table:table-cell office:value-type="float" office:value="50346" calcext:value-type="float">
            <text:p>50,346</text:p>
          </table:table-cell>
          <table:table-cell table:formula="of:=110+2736+3050+48+557+36784+12338+5464+3558+427+2657+2379+285+9+415+479+292+3" office:value-type="float" office:value="71591" calcext:value-type="float">
            <text:p>71,591</text:p>
          </table:table-cell>
          <table:table-cell office:value-type="float" office:value="2667" calcext:value-type="float">
            <text:p>2,667</text:p>
          </table:table-cell>
          <table:table-cell office:value-type="float" office:value="66146" calcext:value-type="float">
            <text:p>66,146</text:p>
          </table:table-cell>
          <table:table-cell office:value-type="float" office:value="6879" calcext:value-type="float">
            <text:p>6,879</text:p>
          </table:table-cell>
          <table:table-cell office:value-type="float" office:value="226" calcext:value-type="float">
            <text:p>226</text:p>
          </table:table-cell>
          <table:table-cell office:value-type="float" office:value="9293" calcext:value-type="float">
            <text:p>9,293</text:p>
          </table:table-cell>
          <table:table-cell office:value-type="float" office:value="489" calcext:value-type="float">
            <text:p>489</text:p>
          </table:table-cell>
          <table:table-cell/>
          <table:table-cell table:style-name="ce74" table:number-columns-repeated="7"/>
          <table:table-cell table:number-columns-repeated="16365"/>
        </table:table-row>
        <table:table-row table:style-name="ro2" table:visibility="collapse" table:number-rows-repeated="3">
          <table:table-cell table:style-name="ce170"/>
          <table:table-cell table:number-columns-repeated="11"/>
          <table:table-cell table:style-name="ce74" table:number-columns-repeated="7"/>
          <table:table-cell table:number-columns-repeated="16365"/>
        </table:table-row>
        <table:table-row table:style-name="ro2">
          <table:table-cell office:value-type="date" office:date-value="2013-01-13" calcext:value-type="date">
            <text:p>Jan 13, 13</text:p>
          </table:table-cell>
          <table:table-cell office:value-type="float" office:value="22418" calcext:value-type="float">
            <text:p>22,418</text:p>
          </table:table-cell>
          <table:table-cell office:value-type="float" office:value="27841" calcext:value-type="float">
            <text:p>27,841</text:p>
          </table:table-cell>
          <table:table-cell office:value-type="float" office:value="57345" calcext:value-type="float">
            <text:p>57,345</text:p>
          </table:table-cell>
          <table:table-cell office:value-type="float" office:value="73434" calcext:value-type="float">
            <text:p>73,434</text:p>
          </table:table-cell>
          <table:table-cell office:value-type="float" office:value="3374" calcext:value-type="float">
            <text:p>3,374</text:p>
          </table:table-cell>
          <table:table-cell office:value-type="float" office:value="68233" calcext:value-type="float">
            <text:p>68,233</text:p>
          </table:table-cell>
          <table:table-cell office:value-type="float" office:value="7232" calcext:value-type="float">
            <text:p>7,232</text:p>
          </table:table-cell>
          <table:table-cell office:value-type="float" office:value="581" calcext:value-type="float">
            <text:p>581</text:p>
          </table:table-cell>
          <table:table-cell office:value-type="float" office:value="10557" calcext:value-type="float">
            <text:p>10,557</text:p>
          </table:table-cell>
          <table:table-cell office:value-type="float" office:value="1227" calcext:value-type="float">
            <text:p>1,227</text:p>
          </table:table-cell>
          <table:table-cell office:value-type="float" office:value="7" calcext:value-type="float">
            <text:p>7</text:p>
          </table:table-cell>
          <table:table-cell table:style-name="ce74" table:number-columns-repeated="7"/>
          <table:table-cell table:number-columns-repeated="16365"/>
        </table:table-row>
        <table:table-row table:style-name="ro2">
          <table:table-cell office:value-type="date" office:date-value="2013-04-04" calcext:value-type="date">
            <text:p>Apr 4, 13</text:p>
          </table:table-cell>
          <table:table-cell office:value-type="float" office:value="23062" calcext:value-type="float">
            <text:p>23,062</text:p>
          </table:table-cell>
          <table:table-cell office:value-type="float" office:value="28673" calcext:value-type="float">
            <text:p>28,673</text:p>
          </table:table-cell>
          <table:table-cell office:value-type="float" office:value="59947" calcext:value-type="float">
            <text:p>59,947</text:p>
          </table:table-cell>
          <table:table-cell office:value-type="float" office:value="73978" calcext:value-type="float">
            <text:p>73,978</text:p>
          </table:table-cell>
          <table:table-cell office:value-type="float" office:value="3704" calcext:value-type="float">
            <text:p>3,704</text:p>
          </table:table-cell>
          <table:table-cell office:value-type="float" office:value="68813" calcext:value-type="float">
            <text:p>68,813</text:p>
          </table:table-cell>
          <table:table-cell office:value-type="float" office:value="7464" calcext:value-type="float">
            <text:p>7,464</text:p>
          </table:table-cell>
          <table:table-cell office:value-type="float" office:value="744" calcext:value-type="float">
            <text:p>744</text:p>
          </table:table-cell>
          <table:table-cell office:value-type="float" office:value="11096" calcext:value-type="float">
            <text:p>11,096</text:p>
          </table:table-cell>
          <table:table-cell office:value-type="float" office:value="1713" calcext:value-type="float">
            <text:p>1,713</text:p>
          </table:table-cell>
          <table:table-cell office:value-type="float" office:value="29" calcext:value-type="float">
            <text:p>29</text:p>
          </table:table-cell>
          <table:table-cell table:style-name="ce74" table:number-columns-repeated="7"/>
          <table:table-cell table:number-columns-repeated="16365"/>
        </table:table-row>
        <table:table-row table:style-name="ro2">
          <table:table-cell office:value-type="date" office:date-value="2013-06-12" calcext:value-type="date">
            <text:p>Jun 12, 13</text:p>
          </table:table-cell>
          <table:table-cell office:value-type="float" office:value="23561" calcext:value-type="float">
            <text:p>23,561</text:p>
          </table:table-cell>
          <table:table-cell office:value-type="float" office:value="29557" calcext:value-type="float">
            <text:p>29,557</text:p>
          </table:table-cell>
          <table:table-cell office:value-type="float" office:value="62017" calcext:value-type="float">
            <text:p>62,017</text:p>
          </table:table-cell>
          <table:table-cell office:value-type="float" office:value="75442" calcext:value-type="float">
            <text:p>75,442</text:p>
          </table:table-cell>
          <table:table-cell office:value-type="float" office:value="3866" calcext:value-type="float">
            <text:p>3,866</text:p>
          </table:table-cell>
          <table:table-cell office:value-type="float" office:value="69253" calcext:value-type="float">
            <text:p>69,253</text:p>
          </table:table-cell>
          <table:table-cell office:value-type="float" office:value="7849" calcext:value-type="float">
            <text:p>7,849</text:p>
          </table:table-cell>
          <table:table-cell office:value-type="float" office:value="962" calcext:value-type="float">
            <text:p>962</text:p>
          </table:table-cell>
          <table:table-cell office:value-type="float" office:value="11451" calcext:value-type="float">
            <text:p>11,451</text:p>
          </table:table-cell>
          <table:table-cell office:value-type="float" office:value="2212" calcext:value-type="float">
            <text:p>2,212</text:p>
          </table:table-cell>
          <table:table-cell office:value-type="float" office:value="86" calcext:value-type="float">
            <text:p>86</text:p>
          </table:table-cell>
          <table:table-cell table:style-name="ce74" table:number-columns-repeated="7"/>
          <table:table-cell table:number-columns-repeated="16365"/>
        </table:table-row>
        <table:table-row table:style-name="ro2">
          <table:table-cell office:value-type="date" office:date-value="2013-10-10" calcext:value-type="date">
            <text:p>Oct 10, 13</text:p>
          </table:table-cell>
          <table:table-cell office:value-type="float" office:value="24400" calcext:value-type="float">
            <text:p>24,400</text:p>
          </table:table-cell>
          <table:table-cell office:value-type="float" office:value="30700" calcext:value-type="float">
            <text:p>30,700</text:p>
          </table:table-cell>
          <table:table-cell office:value-type="float" office:value="65400" calcext:value-type="float">
            <text:p>65,400</text:p>
          </table:table-cell>
          <table:table-cell office:value-type="float" office:value="75927" calcext:value-type="float">
            <text:p>75,927</text:p>
          </table:table-cell>
          <table:table-cell office:value-type="float" office:value="4200" calcext:value-type="float">
            <text:p>4,200</text:p>
          </table:table-cell>
          <table:table-cell office:value-type="float" office:value="70200" calcext:value-type="float">
            <text:p>70,200</text:p>
          </table:table-cell>
          <table:table-cell office:value-type="float" office:value="8500" calcext:value-type="float">
            <text:p>8,500</text:p>
          </table:table-cell>
          <table:table-cell office:value-type="float" office:value="1400" calcext:value-type="float">
            <text:p>1,400</text:p>
          </table:table-cell>
          <table:table-cell office:value-type="float" office:value="12100" calcext:value-type="float">
            <text:p>12,100</text:p>
          </table:table-cell>
          <table:table-cell office:value-type="float" office:value="3200" calcext:value-type="float">
            <text:p>3,200</text:p>
          </table:table-cell>
          <table:table-cell office:value-type="float" office:value="509" calcext:value-type="float">
            <text:p>509</text:p>
          </table:table-cell>
          <table:table-cell table:style-name="ce74" table:number-columns-repeated="7"/>
          <table:table-cell table:number-columns-repeated="16365"/>
        </table:table-row>
        <table:table-row table:style-name="ro2">
          <table:table-cell office:value-type="date" office:date-value="2013-11-28" calcext:value-type="date">
            <text:p>Nov 28, 13</text:p>
          </table:table-cell>
          <table:table-cell office:value-type="float" office:value="24500" calcext:value-type="float">
            <text:p>24,500</text:p>
          </table:table-cell>
          <table:table-cell office:value-type="float" office:value="31200" calcext:value-type="float">
            <text:p>31,200</text:p>
          </table:table-cell>
          <table:table-cell office:value-type="float" office:value="67100" calcext:value-type="float">
            <text:p>67,100</text:p>
          </table:table-cell>
          <table:table-cell office:value-type="float" office:value="76055" calcext:value-type="float">
            <text:p>76,055</text:p>
          </table:table-cell>
          <table:table-cell office:value-type="float" office:value="4300" calcext:value-type="float">
            <text:p>4,300</text:p>
          </table:table-cell>
          <table:table-cell office:value-type="float" office:value="70400" calcext:value-type="float">
            <text:p>7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1600" calcext:value-type="float">
            <text:p>1,600</text:p>
          </table:table-cell>
          <table:table-cell office:value-type="float" office:value="12200" calcext:value-type="float">
            <text:p>12,200</text:p>
          </table:table-cell>
          <table:table-cell office:value-type="float" office:value="3600" calcext:value-type="float">
            <text:p>3,600</text:p>
          </table:table-cell>
          <table:table-cell office:value-type="float" office:value="645" calcext:value-type="float">
            <text:p>645</text:p>
          </table:table-cell>
          <table:table-cell table:style-name="ce74" table:number-columns-repeated="7"/>
          <table:table-cell table:number-columns-repeated="16365"/>
        </table:table-row>
        <table:table-row table:style-name="ro2">
          <table:table-cell office:value-type="date" office:date-value="2014-01-22" calcext:value-type="date">
            <text:p>Jan 22, 14</text:p>
          </table:table-cell>
          <table:table-cell office:value-type="float" office:value="25000" calcext:value-type="float">
            <text:p>25,000</text:p>
          </table:table-cell>
          <table:table-cell office:value-type="float" office:value="31700" calcext:value-type="float">
            <text:p>31,700</text:p>
          </table:table-cell>
          <table:table-cell office:value-type="float" office:value="68800" calcext:value-type="float">
            <text:p>68,800</text:p>
          </table:table-cell>
          <table:table-cell office:value-type="float" office:value="76401" calcext:value-type="float">
            <text:p>76,401</text:p>
          </table:table-cell>
          <table:table-cell office:value-type="float" office:value="4400" calcext:value-type="float">
            <text:p>4,400</text:p>
          </table:table-cell>
          <table:table-cell office:value-type="float" office:value="70800" calcext:value-type="float">
            <text:p>70,800</text:p>
          </table:table-cell>
          <table:table-cell office:value-type="float" office:value="8800" calcext:value-type="float">
            <text:p>8,800</text:p>
          </table:table-cell>
          <table:table-cell office:value-type="float" office:value="1800" calcext:value-type="float">
            <text:p>1,8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100" calcext:value-type="float">
            <text:p>4,100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6"/>
          <table:table-cell table:number-columns-repeated="16365"/>
        </table:table-row>
        <table:table-row table:style-name="ro2">
          <table:table-cell office:value-type="date" office:date-value="2014-04-07" calcext:value-type="date">
            <text:p>Apr 7, 14</text:p>
          </table:table-cell>
          <table:table-cell office:value-type="float" office:value="25400" calcext:value-type="float">
            <text:p>25,400</text:p>
          </table:table-cell>
          <table:table-cell office:value-type="float" office:value="32400" calcext:value-type="float">
            <text:p>32,400</text:p>
          </table:table-cell>
          <table:table-cell office:value-type="float" office:value="71100" calcext:value-type="float">
            <text:p>71,100</text:p>
          </table:table-cell>
          <table:table-cell office:value-type="float" office:value="76906" calcext:value-type="float">
            <text:p>76,906</text:p>
          </table:table-cell>
          <table:table-cell office:value-type="float" office:value="4500" calcext:value-type="float">
            <text:p>4,500</text:p>
          </table:table-cell>
          <table:table-cell office:value-type="float" office:value="71000" calcext:value-type="float">
            <text:p>71,000</text:p>
          </table:table-cell>
          <table:table-cell office:value-type="float" office:value="9100" calcext:value-type="float">
            <text:p>9,100</text:p>
          </table:table-cell>
          <table:table-cell office:value-type="float" office:value="2100" calcext:value-type="float">
            <text:p>2,100</text:p>
          </table:table-cell>
          <table:table-cell office:value-type="float" office:value="12800" calcext:value-type="float">
            <text:p>12,800</text:p>
          </table:table-cell>
          <table:table-cell office:value-type="float" office:value="4600" calcext:value-type="float">
            <text:p>4,600</text:p>
          </table:table-cell>
          <table:table-cell office:value-type="float" office:value="1100" calcext:value-type="float">
            <text:p>1,1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6"/>
          <table:table-cell table:number-columns-repeated="16365"/>
        </table:table-row>
        <table:table-row table:style-name="ro2">
          <table:table-cell office:value-type="date" office:date-value="2014-07-03" calcext:value-type="date">
            <text:p>Jul 3, 14</text:p>
          </table:table-cell>
          <table:table-cell office:value-type="float" office:value="25800" calcext:value-type="float">
            <text:p>25,800</text:p>
          </table:table-cell>
          <table:table-cell office:value-type="float" office:value="33000" calcext:value-type="float">
            <text:p>33,000</text:p>
          </table:table-cell>
          <table:table-cell office:value-type="float" office:value="73000" calcext:value-type="float">
            <text:p>73,000</text:p>
          </table:table-cell>
          <table:table-cell office:value-type="float" office:value="77068" calcext:value-type="float">
            <text:p>77,068</text:p>
          </table:table-cell>
          <table:table-cell office:value-type="float" office:value="4700" calcext:value-type="float">
            <text:p>4,700</text:p>
          </table:table-cell>
          <table:table-cell office:value-type="float" office:value="71400" calcext:value-type="float">
            <text:p>71,400</text:p>
          </table:table-cell>
          <table:table-cell office:value-type="float" office:value="9400" calcext:value-type="float">
            <text:p>9,400</text:p>
          </table:table-cell>
          <table:table-cell office:value-type="float" office:value="2400" calcext:value-type="float">
            <text:p>2,400</text:p>
          </table:table-cell>
          <table:table-cell office:value-type="float" office:value="13100" calcext:value-type="float">
            <text:p>13,100</text:p>
          </table:table-cell>
          <table:table-cell office:value-type="float" office:value="5100" calcext:value-type="float">
            <text:p>5,100</text:p>
          </table:table-cell>
          <table:table-cell office:value-type="float" office:value="1200" calcext:value-type="float">
            <text:p>1,2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6"/>
          <table:table-cell table:number-columns-repeated="16365"/>
        </table:table-row>
        <table:table-row table:style-name="ro2">
          <table:table-cell office:value-type="date" office:date-value="2014-10-04" calcext:value-type="date">
            <text:p>Oct 4, 14</text:p>
          </table:table-cell>
          <table:table-cell office:value-type="float" office:value="26300" calcext:value-type="float">
            <text:p>26,300</text:p>
          </table:table-cell>
          <table:table-cell office:value-type="float" office:value="33700" calcext:value-type="float">
            <text:p>33,700</text:p>
          </table:table-cell>
          <table:table-cell office:value-type="float" office:value="75300" calcext:value-type="float">
            <text:p>75,300</text:p>
          </table:table-cell>
          <table:table-cell office:value-type="float" office:value="77231" calcext:value-type="float">
            <text:p>77,231</text:p>
          </table:table-cell>
          <table:table-cell office:value-type="float" office:value="4900" calcext:value-type="float">
            <text:p>4,900</text:p>
          </table:table-cell>
          <table:table-cell office:value-type="float" office:value="71700" calcext:value-type="float">
            <text:p>71,700</text:p>
          </table:table-cell>
          <table:table-cell office:value-type="float" office:value="9900" calcext:value-type="float">
            <text:p>9,900</text:p>
          </table:table-cell>
          <table:table-cell office:value-type="float" office:value="2800" calcext:value-type="float">
            <text:p>2,800</text:p>
          </table:table-cell>
          <table:table-cell office:value-type="float" office:value="13500" calcext:value-type="float">
            <text:p>13,500</text:p>
          </table:table-cell>
          <table:table-cell office:value-type="float" office:value="5500" calcext:value-type="float">
            <text:p>5,500</text:p>
          </table:table-cell>
          <table:table-cell office:value-type="float" office:value="1400" calcext:value-type="float">
            <text:p>1,400</text:p>
          </table:table-cell>
          <table:table-cell office:value-type="float" office:value="235" calcext:value-type="float">
            <text:p>235</text:p>
          </table:table-cell>
          <table:table-cell table:style-name="ce74" table:number-columns-repeated="6"/>
          <table:table-cell table:number-columns-repeated="16365"/>
        </table:table-row>
        <table:table-row table:style-name="ro2">
          <table:table-cell office:value-type="date" office:date-value="2015-01-16" calcext:value-type="date">
            <text:p>Jan 16, 15</text:p>
          </table:table-cell>
          <table:table-cell office:value-type="float" office:value="26900" calcext:value-type="float">
            <text:p>26,900</text:p>
          </table:table-cell>
          <table:table-cell office:value-type="float" office:value="34400" calcext:value-type="float">
            <text:p>34,400</text:p>
          </table:table-cell>
          <table:table-cell office:value-type="float" office:value="77900" calcext:value-type="float">
            <text:p>77,900</text:p>
          </table:table-cell>
          <table:table-cell office:value-type="float" office:value="77475" calcext:value-type="float">
            <text:p>77,475</text:p>
          </table:table-cell>
          <table:table-cell office:value-type="float" office:value="5000" calcext:value-type="float">
            <text:p>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10200" calcext:value-type="float">
            <text:p>10,200</text:p>
          </table:table-cell>
          <table:table-cell office:value-type="float" office:value="3100" calcext:value-type="float">
            <text:p>3,100</text:p>
          </table:table-cell>
          <table:table-cell office:value-type="float" office:value="14700" calcext:value-type="float">
            <text:p>14,700</text:p>
          </table:table-cell>
          <table:table-cell office:value-type="float" office:value="5900" calcext:value-type="float">
            <text:p>5,900</text:p>
          </table:table-cell>
          <table:table-cell office:value-type="float" office:value="1600" calcext:value-type="float">
            <text:p>1,600</text:p>
          </table:table-cell>
          <table:table-cell office:value-type="float" office:value="1900" calcext:value-type="float">
            <text:p>1,900</text:p>
          </table:table-cell>
          <table:table-cell table:style-name="ce74" table:number-columns-repeated="6"/>
          <table:table-cell table:number-columns-repeated="16365"/>
        </table:table-row>
        <table:table-row table:style-name="ro2">
          <table:table-cell office:value-type="date" office:date-value="2015-05-26" calcext:value-type="date">
            <text:p>May 26, 15</text:p>
          </table:table-cell>
          <table:table-cell office:value-type="float" office:value="27600" calcext:value-type="float">
            <text:p>27,600</text:p>
          </table:table-cell>
          <table:table-cell office:value-type="float" office:value="35200" calcext:value-type="float">
            <text:p>35,200</text:p>
          </table:table-cell>
          <table:table-cell office:value-type="float" office:value="80500" calcext:value-type="float">
            <text:p>80,500</text:p>
          </table:table-cell>
          <table:table-cell office:value-type="float" office:value="77952" calcext:value-type="float">
            <office:annotation draw:style-name="gr3" draw:text-style-name="P2" svg:width="1.1413in" svg:height="1.4787in" svg:x="4.6807in" svg:y="7.2102in" draw:caption-point-x="-0.2402in" draw:caption-point-y="0.5945in">
              <dc:date>2023-07-20T00:00:00</dc:date>
              <text:p text:style-name="P1"><text:span text:style-name="T1">Has already started bleeding in the older, smaller fandoms by this point. ffviii has been at 12.5k for quite some time by this point.</text:span></text:p>
            </office:annotation>
            <text:p>77,952</text:p>
          </table:table-cell>
          <table:table-cell office:value-type="float" office:value="5300" calcext:value-type="float">
            <text:p>5,300</text:p>
          </table:table-cell>
          <table:table-cell office:value-type="float" office:value="72400" calcext:value-type="float">
            <text:p>72,400</text:p>
          </table:table-cell>
          <table:table-cell office:value-type="float" office:value="10900" calcext:value-type="float">
            <text:p>10,900</text:p>
          </table:table-cell>
          <table:table-cell office:value-type="float" office:value="3700" calcext:value-type="float">
            <text:p>3,700</text:p>
          </table:table-cell>
          <table:table-cell office:value-type="float" office:value="16500" calcext:value-type="float">
            <text:p>16,500</text:p>
          </table:table-cell>
          <table:table-cell office:value-type="float" office:value="6400" calcext:value-type="float">
            <text:p>6,400</text:p>
          </table:table-cell>
          <table:table-cell office:value-type="float" office:value="1700" calcext:value-type="float">
            <text:p>1,700</text:p>
          </table:table-cell>
          <table:table-cell office:value-type="float" office:value="4500" calcext:value-type="float">
            <text:p>4,5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4"/>
          <table:table-cell table:number-columns-repeated="16365"/>
        </table:table-row>
        <table:table-row table:style-name="ro2">
          <table:table-cell office:value-type="date" office:date-value="2015-06-23" calcext:value-type="date">
            <text:p>Jun 23, 15</text:p>
          </table:table-cell>
          <table:table-cell office:value-type="float" office:value="27700" calcext:value-type="float">
            <text:p>27,700</text:p>
          </table:table-cell>
          <table:table-cell office:value-type="float" office:value="35300" calcext:value-type="float">
            <text:p>35,300</text:p>
          </table:table-cell>
          <table:table-cell office:value-type="float" office:value="81000" calcext:value-type="float">
            <text:p>81,000</text:p>
          </table:table-cell>
          <table:table-cell office:value-type="float" office:value="77975" calcext:value-type="float">
            <text:p>77,975</text:p>
          </table:table-cell>
          <table:table-cell office:value-type="float" office:value="5300" calcext:value-type="float">
            <text:p>5,300</text:p>
          </table:table-cell>
          <table:table-cell office:value-type="float" office:value="72500" calcext:value-type="float">
            <text:p>72,500</text:p>
          </table:table-cell>
          <table:table-cell office:value-type="float" office:value="11000" calcext:value-type="float">
            <text:p>11,000</text:p>
          </table:table-cell>
          <table:table-cell office:value-type="float" office:value="3800" calcext:value-type="float">
            <text:p>3,800</text:p>
          </table:table-cell>
          <table:table-cell office:value-type="float" office:value="16800" calcext:value-type="float">
            <text:p>16,800</text:p>
          </table:table-cell>
          <table:table-cell office:value-type="float" office:value="6400" calcext:value-type="float">
            <text:p>6,400</text:p>
          </table:table-cell>
          <table:table-cell office:value-type="float" office:value="1800" calcext:value-type="float">
            <text:p>1,800</text:p>
          </table:table-cell>
          <table:table-cell office:value-type="float" office:value="4900" calcext:value-type="float">
            <text:p>4,9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4"/>
          <table:table-cell table:number-columns-repeated="16365"/>
        </table:table-row>
        <table:table-row table:style-name="ro2">
          <table:table-cell office:value-type="date" office:date-value="2015-08-13" calcext:value-type="date">
            <text:p>Aug 13, 15</text:p>
          </table:table-cell>
          <table:table-cell office:value-type="float" office:value="27900" calcext:value-type="float">
            <text:p>27,900</text:p>
          </table:table-cell>
          <table:table-cell office:value-type="float" office:value="35500" calcext:value-type="float">
            <text:p>35,500</text:p>
          </table:table-cell>
          <table:table-cell office:value-type="float" office:value="82000" calcext:value-type="float">
            <text:p>82,000</text:p>
          </table:table-cell>
          <table:table-cell office:value-type="float" office:value="78119" calcext:value-type="float">
            <text:p>78,119</text:p>
          </table:table-cell>
          <table:table-cell office:value-type="float" office:value="5400" calcext:value-type="float">
            <text:p>5,400</text:p>
          </table:table-cell>
          <table:table-cell office:value-type="float" office:value="72600" calcext:value-type="float">
            <text:p>72,600</text:p>
          </table:table-cell>
          <table:table-cell office:value-type="float" office:value="11200" calcext:value-type="float">
            <text:p>11,200</text:p>
          </table:table-cell>
          <table:table-cell office:value-type="float" office:value="3900" calcext:value-type="float">
            <text:p>3,900</text:p>
          </table:table-cell>
          <table:table-cell office:value-type="float" office:value="17300" calcext:value-type="float">
            <text:p>17,300</text:p>
          </table:table-cell>
          <table:table-cell office:value-type="float" office:value="6500" calcext:value-type="float">
            <text:p>6,500</text:p>
          </table:table-cell>
          <table:table-cell office:value-type="float" office:value="1800" calcext:value-type="float">
            <text:p>1,800</text:p>
          </table:table-cell>
          <table:table-cell office:value-type="float" office:value="5600" calcext:value-type="float">
            <text:p>5,6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4"/>
          <table:table-cell table:number-columns-repeated="16365"/>
        </table:table-row>
        <table:table-row table:style-name="ro2">
          <table:table-cell office:value-type="date" office:date-value="2015-10-15" calcext:value-type="date">
            <text:p>Oct 15, 15</text:p>
          </table:table-cell>
          <table:table-cell office:value-type="float" office:value="28100" calcext:value-type="float">
            <text:p>28,100</text:p>
          </table:table-cell>
          <table:table-cell office:value-type="float" office:value="35800" calcext:value-type="float">
            <text:p>35,800</text:p>
          </table:table-cell>
          <table:table-cell office:value-type="float" office:value="82900" calcext:value-type="float">
            <text:p>82,900</text:p>
          </table:table-cell>
          <table:table-cell office:value-type="float" office:value="78474" calcext:value-type="float">
            <text:p>78,474</text:p>
          </table:table-cell>
          <table:table-cell office:value-type="float" office:value="5500" calcext:value-type="float">
            <text:p>5,500</text:p>
          </table:table-cell>
          <table:table-cell office:value-type="float" office:value="72700" calcext:value-type="float">
            <text:p>72,700</text:p>
          </table:table-cell>
          <table:table-cell office:value-type="float" office:value="11500" calcext:value-type="float">
            <text:p>11,500</text:p>
          </table:table-cell>
          <table:table-cell office:value-type="float" office:value="4200" calcext:value-type="float">
            <text:p>4,200</text:p>
          </table:table-cell>
          <table:table-cell office:value-type="float" office:value="18000" calcext:value-type="float">
            <text:p>18,000</text:p>
          </table:table-cell>
          <table:table-cell office:value-type="float" office:value="6600" calcext:value-type="float">
            <text:p>6,600</text:p>
          </table:table-cell>
          <table:table-cell office:value-type="float" office:value="1900" calcext:value-type="float">
            <text:p>1,900</text:p>
          </table:table-cell>
          <table:table-cell office:value-type="float" office:value="6200" calcext:value-type="float">
            <text:p>6,20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4"/>
          <table:table-cell table:number-columns-repeated="16365"/>
        </table:table-row>
        <table:table-row table:style-name="ro2">
          <table:table-cell office:value-type="date" office:date-value="2016-01-05" calcext:value-type="date">
            <text:p>Jan 5, 16</text:p>
          </table:table-cell>
          <table:table-cell office:value-type="float" office:value="28300" calcext:value-type="float">
            <text:p>28,300</text:p>
          </table:table-cell>
          <table:table-cell office:value-type="float" office:value="36200" calcext:value-type="float">
            <text:p>36,200</text:p>
          </table:table-cell>
          <table:table-cell office:value-type="float" office:value="84500" calcext:value-type="float">
            <text:p>84,500</text:p>
          </table:table-cell>
          <table:table-cell office:value-type="float" office:value="78526" calcext:value-type="float">
            <text:p>78,526</text:p>
          </table:table-cell>
          <table:table-cell office:value-type="float" office:value="5600" calcext:value-type="float">
            <text:p>5,600</text:p>
          </table:table-cell>
          <table:table-cell office:value-type="float" office:value="72900" calcext:value-type="float">
            <text:p>72,900</text:p>
          </table:table-cell>
          <table:table-cell office:value-type="float" office:value="11900" calcext:value-type="float">
            <text:p>11,900</text:p>
          </table:table-cell>
          <table:table-cell office:value-type="float" office:value="4400" calcext:value-type="float">
            <text:p>4,400</text:p>
          </table:table-cell>
          <table:table-cell office:value-type="float" office:value="18600" calcext:value-type="float">
            <text:p>18,600</text:p>
          </table:table-cell>
          <table:table-cell office:value-type="float" office:value="6700" calcext:value-type="float">
            <text:p>6,700</text:p>
          </table:table-cell>
          <table:table-cell office:value-type="float" office:value="1900" calcext:value-type="float">
            <text:p>1,900</text:p>
          </table:table-cell>
          <table:table-cell office:value-type="float" office:value="6700" calcext:value-type="float">
            <text:p>6,700</text:p>
          </table:table-cell>
          <table:table-cell office:value-type="float" office:value="1200" calcext:value-type="float">
            <text:p>1,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6-04-06" calcext:value-type="date">
            <text:p>Apr 6, 16</text:p>
          </table:table-cell>
          <table:table-cell office:value-type="float" office:value="28500" calcext:value-type="float">
            <text:p>28,500</text:p>
          </table:table-cell>
          <table:table-cell office:value-type="float" office:value="36600" calcext:value-type="float">
            <text:p>36,600</text:p>
          </table:table-cell>
          <table:table-cell office:value-type="float" office:value="86000" calcext:value-type="float">
            <text:p>86,000</text:p>
          </table:table-cell>
          <table:table-cell office:value-type="float" office:value="78791" calcext:value-type="float">
            <text:p>78,791</text:p>
          </table:table-cell>
          <table:table-cell office:value-type="float" office:value="5700" calcext:value-type="float">
            <text:p>5,700</text:p>
          </table:table-cell>
          <table:table-cell office:value-type="float" office:value="73000" calcext:value-type="float">
            <text:p>73,000</text:p>
          </table:table-cell>
          <table:table-cell office:value-type="float" office:value="12300" calcext:value-type="float">
            <text:p>12,300</text:p>
          </table:table-cell>
          <table:table-cell office:value-type="float" office:value="4700" calcext:value-type="float">
            <text:p>4,700</text:p>
          </table:table-cell>
          <table:table-cell office:value-type="float" office:value="18900" calcext:value-type="float">
            <text:p>18,900</text:p>
          </table:table-cell>
          <table:table-cell office:value-type="float" office:value="6900" calcext:value-type="float">
            <text:p>6,900</text:p>
          </table:table-cell>
          <table:table-cell office:value-type="float" office:value="2000" calcext:value-type="float">
            <text:p>2,000</text:p>
          </table:table-cell>
          <table:table-cell office:value-type="float" office:value="6900" calcext:value-type="float">
            <text:p>6,900</text:p>
          </table:table-cell>
          <table:table-cell office:value-type="float" office:value="3000" calcext:value-type="float">
            <text:p>3,0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6-07-08" calcext:value-type="date">
            <text:p>Jul 8, 16</text:p>
          </table:table-cell>
          <table:table-cell office:value-type="float" office:value="28900" calcext:value-type="float">
            <text:p>28,900</text:p>
          </table:table-cell>
          <table:table-cell office:value-type="float" office:value="37000" calcext:value-type="float">
            <text:p>37,000</text:p>
          </table:table-cell>
          <table:table-cell office:value-type="float" office:value="87200" calcext:value-type="float">
            <text:p>87,200</text:p>
          </table:table-cell>
          <table:table-cell office:value-type="float" office:value="78948" calcext:value-type="float">
            <text:p>78,948</text:p>
          </table:table-cell>
          <table:table-cell office:value-type="float" office:value="5800" calcext:value-type="float">
            <text:p>5,800</text:p>
          </table:table-cell>
          <table:table-cell office:value-type="float" office:value="73000" calcext:value-type="float">
            <text:p>73,000</text:p>
          </table:table-cell>
          <table:table-cell office:value-type="float" office:value="12900" calcext:value-type="float">
            <text:p>12,900</text:p>
          </table:table-cell>
          <table:table-cell office:value-type="float" office:value="4900" calcext:value-type="float">
            <text:p>4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7000" calcext:value-type="float">
            <text:p>7,000</text:p>
          </table:table-cell>
          <table:table-cell office:value-type="float" office:value="2100" calcext:value-type="float">
            <text:p>2,100</text:p>
          </table:table-cell>
          <table:table-cell office:value-type="float" office:value="7200" calcext:value-type="float">
            <text:p>7,200</text:p>
          </table:table-cell>
          <table:table-cell office:value-type="float" office:value="4600" calcext:value-type="float">
            <text:p>4,600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6-09-23" calcext:value-type="date">
            <text:p>Sep 23, 16</text:p>
          </table:table-cell>
          <table:table-cell office:value-type="float" office:value="29100" calcext:value-type="float">
            <text:p>29,100</text:p>
          </table:table-cell>
          <table:table-cell office:value-type="float" office:value="37200" calcext:value-type="float">
            <text:p>37,200</text:p>
          </table:table-cell>
          <table:table-cell office:value-type="float" office:value="88400" calcext:value-type="float">
            <text:p>88,400</text:p>
          </table:table-cell>
          <table:table-cell office:value-type="float" office:value="79109" calcext:value-type="float">
            <text:p>79,109</text:p>
          </table:table-cell>
          <table:table-cell office:value-type="float" office:value="5900" calcext:value-type="float">
            <text:p>5,900</text:p>
          </table:table-cell>
          <table:table-cell office:value-type="float" office:value="73100" calcext:value-type="float">
            <text:p>73,100</text:p>
          </table:table-cell>
          <table:table-cell office:value-type="float" office:value="13200" calcext:value-type="float">
            <text:p>13,200</text:p>
          </table:table-cell>
          <table:table-cell office:value-type="float" office:value="5100" calcext:value-type="float">
            <text:p>5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7100" calcext:value-type="float">
            <text:p>7,100</text:p>
          </table:table-cell>
          <table:table-cell office:value-type="float" office:value="2400" calcext:value-type="float">
            <text:p>2,400</text:p>
          </table:table-cell>
          <table:table-cell office:value-type="float" office:value="7200" calcext:value-type="float">
            <text:p>7,200</text:p>
          </table:table-cell>
          <table:table-cell office:value-type="float" office:value="5500" calcext:value-type="float">
            <text:p>5,500</text:p>
          </table:table-cell>
          <table:table-cell office:value-type="float" office:value="59" calcext:value-type="float">
            <text:p>59</text:p>
          </table:table-cell>
          <table:table-cell office:value-type="float" office:value="975" calcext:value-type="float">
            <text:p>975</text:p>
          </table:table-cell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7-01-14" calcext:value-type="date">
            <text:p>Jan 14, 17</text:p>
          </table:table-cell>
          <table:table-cell office:value-type="float" office:value="29300" calcext:value-type="float">
            <text:p>29,300</text:p>
          </table:table-cell>
          <table:table-cell office:value-type="float" office:value="37500" calcext:value-type="float">
            <text:p>37,500</text:p>
          </table:table-cell>
          <table:table-cell office:value-type="float" office:value="90300" calcext:value-type="float">
            <text:p>90,300</text:p>
          </table:table-cell>
          <table:table-cell office:value-type="float" office:value="79548" calcext:value-type="float">
            <text:p>79,548</text:p>
          </table:table-cell>
          <table:table-cell office:value-type="float" office:value="6000" calcext:value-type="float">
            <text:p>6,0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3600" calcext:value-type="float">
            <text:p>13,600</text:p>
          </table:table-cell>
          <table:table-cell office:value-type="float" office:value="5400" calcext:value-type="float">
            <text:p>5,400</text:p>
          </table:table-cell>
          <table:table-cell office:value-type="float" office:value="19700" calcext:value-type="float">
            <text:p>19,700</text:p>
          </table:table-cell>
          <table:table-cell office:value-type="float" office:value="7000" calcext:value-type="float">
            <text:p>7,000</text:p>
          </table:table-cell>
          <table:table-cell office:value-type="float" office:value="2700" calcext:value-type="float">
            <text:p>2,700</text:p>
          </table:table-cell>
          <table:table-cell office:value-type="float" office:value="7600" calcext:value-type="float">
            <text:p>7,600</text:p>
          </table:table-cell>
          <table:table-cell office:value-type="float" office:value="6300" calcext:value-type="float">
            <text:p>6,300</text:p>
          </table:table-cell>
          <table:table-cell office:value-type="float" office:value="551" calcext:value-type="float">
            <text:p>551</text:p>
          </table:table-cell>
          <table:table-cell office:value-type="float" office:value="1600" calcext:value-type="float">
            <text:p>1,600</text:p>
          </table:table-cell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7-04-03" calcext:value-type="date">
            <text:p>Apr 3, 17</text:p>
          </table:table-cell>
          <table:table-cell office:value-type="float" office:value="29500" calcext:value-type="float">
            <text:p>29,500</text:p>
          </table:table-cell>
          <table:table-cell office:value-type="float" office:value="37600" calcext:value-type="float">
            <text:p>37,600</text:p>
          </table:table-cell>
          <table:table-cell office:value-type="float" office:value="91300" calcext:value-type="float">
            <text:p>91,300</text:p>
          </table:table-cell>
          <table:table-cell office:value-type="float" office:value="80072" calcext:value-type="float">
            <office:annotation draw:style-name="gr4" draw:text-style-name="P2" svg:width="1.1413in" svg:height="1.0122in" svg:x="4.6807in" svg:y="8.8102in" draw:caption-point-x="-0.2402in" draw:caption-point-y="0.5945in">
              <dc:date>2023-07-20T00:00:00</dc:date>
              <text:p text:style-name="P1"><text:span text:style-name="T1">A number of smaller ff fandoms are dropping by double digits here</text:span></text:p>
            </office:annotation>
            <text:p>80,072</text:p>
          </table:table-cell>
          <table:table-cell office:value-type="float" office:value="6000" calcext:value-type="float">
            <text:p>6,0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3900" calcext:value-type="float">
            <text:p>13,900</text:p>
          </table:table-cell>
          <table:table-cell office:value-type="float" office:value="5500" calcext:value-type="float">
            <text:p>5,500</text:p>
          </table:table-cell>
          <table:table-cell office:value-type="float" office:value="19900" calcext:value-type="float">
            <text:p>19,900</text:p>
          </table:table-cell>
          <table:table-cell office:value-type="float" office:value="7000" calcext:value-type="float">
            <text:p>7,0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6800" calcext:value-type="float">
            <text:p>6,800</text:p>
          </table:table-cell>
          <table:table-cell office:value-type="float" office:value="711" calcext:value-type="float">
            <text:p>711</text:p>
          </table:table-cell>
          <table:table-cell office:value-type="float" office:value="2000" calcext:value-type="float">
            <text:p>2,000</text:p>
          </table:table-cell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7-07-03" calcext:value-type="date">
            <text:p>Jul 3, 17</text:p>
          </table:table-cell>
          <table:table-cell office:value-type="float" office:value="29900" calcext:value-type="float">
            <text:p>29,900</text:p>
          </table:table-cell>
          <table:table-cell office:value-type="float" office:value="37800" calcext:value-type="float">
            <text:p>37,800</text:p>
          </table:table-cell>
          <table:table-cell office:value-type="float" office:value="92300" calcext:value-type="float">
            <text:p>92,300</text:p>
          </table:table-cell>
          <table:table-cell office:value-type="float" office:value="80555" calcext:value-type="float">
            <text:p>80,555</text:p>
          </table:table-cell>
          <table:table-cell office:value-type="float" office:value="6300" calcext:value-type="float">
            <text:p>6,3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4300" calcext:value-type="float">
            <text:p>14,300</text:p>
          </table:table-cell>
          <table:table-cell office:value-type="float" office:value="5700" calcext:value-type="float">
            <text:p>5,700</text:p>
          </table:table-cell>
          <table:table-cell office:value-type="float" office:value="20100" calcext:value-type="float">
            <text:p>20,100</text:p>
          </table:table-cell>
          <table:table-cell office:value-type="float" office:value="7000" calcext:value-type="float">
            <text:p>7,000</text:p>
          </table:table-cell>
          <table:table-cell office:value-type="float" office:value="3000" calcext:value-type="float">
            <text:p>3,000</text:p>
          </table:table-cell>
          <table:table-cell office:value-type="float" office:value="7700" calcext:value-type="float">
            <text:p>7,700</text:p>
          </table:table-cell>
          <table:table-cell office:value-type="float" office:value="7300" calcext:value-type="float">
            <text:p>7,300</text:p>
          </table:table-cell>
          <table:table-cell office:value-type="float" office:value="820" calcext:value-type="float">
            <text:p>820</text:p>
          </table:table-cell>
          <table:table-cell office:value-type="float" office:value="2400" calcext:value-type="float">
            <text:p>2,400</text:p>
          </table:table-cell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7-10-10" calcext:value-type="date">
            <text:p>Oct 10, 17</text:p>
          </table:table-cell>
          <table:table-cell office:value-type="float" office:value="30100" calcext:value-type="float">
            <text:p>30,100</text:p>
          </table:table-cell>
          <table:table-cell office:value-type="float" office:value="38100" calcext:value-type="float">
            <text:p>38,100</text:p>
          </table:table-cell>
          <table:table-cell office:value-type="float" office:value="93100" calcext:value-type="float">
            <text:p>93,100</text:p>
          </table:table-cell>
          <table:table-cell office:value-type="float" office:value="80748" calcext:value-type="float">
            <text:p>80,748</text:p>
          </table:table-cell>
          <table:table-cell office:value-type="float" office:value="6600" calcext:value-type="float">
            <text:p>6,600</text:p>
          </table:table-cell>
          <table:table-cell office:value-type="float" office:value="73300" calcext:value-type="float">
            <text:p>73,300</text:p>
          </table:table-cell>
          <table:table-cell office:value-type="float" office:value="14700" calcext:value-type="float">
            <text:p>14,700</text:p>
          </table:table-cell>
          <table:table-cell office:value-type="float" office:value="5800" calcext:value-type="float">
            <text:p>5,800</text:p>
          </table:table-cell>
          <table:table-cell office:value-type="float" office:value="20300" calcext:value-type="float">
            <text:p>20,300</text:p>
          </table:table-cell>
          <table:table-cell office:value-type="float" office:value="7000" calcext:value-type="float">
            <text:p>7,000</text:p>
          </table:table-cell>
          <table:table-cell office:value-type="float" office:value="3100" calcext:value-type="float">
            <text:p>3,100</text:p>
          </table:table-cell>
          <table:table-cell table:number-columns-repeated="2" office:value-type="float" office:value="7800" calcext:value-type="float">
            <text:p>7,800</text:p>
          </table:table-cell>
          <table:table-cell office:value-type="float" office:value="953" calcext:value-type="float">
            <text:p>953</text:p>
          </table:table-cell>
          <table:table-cell office:value-type="float" office:value="2800" calcext:value-type="float">
            <text:p>2,800</text:p>
          </table:table-cell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8-01-10" calcext:value-type="date">
            <text:p>Jan 10, 18</text:p>
          </table:table-cell>
          <table:table-cell office:value-type="float" office:value="30300" calcext:value-type="float">
            <text:p>30,300</text:p>
          </table:table-cell>
          <table:table-cell office:value-type="float" office:value="38400" calcext:value-type="float">
            <text:p>38,400</text:p>
          </table:table-cell>
          <table:table-cell office:value-type="float" office:value="94000" calcext:value-type="float">
            <text:p>94,000</text:p>
          </table:table-cell>
          <table:table-cell office:value-type="float" office:value="80963" calcext:value-type="float">
            <text:p>80,963</text:p>
          </table:table-cell>
          <table:table-cell office:value-type="float" office:value="6700" calcext:value-type="float">
            <text:p>6,700</text:p>
          </table:table-cell>
          <table:table-cell office:value-type="float" office:value="73300" calcext:value-type="float">
            <text:p>73,300</text:p>
          </table:table-cell>
          <table:table-cell office:value-type="float" office:value="14900" calcext:value-type="float">
            <text:p>14,900</text:p>
          </table:table-cell>
          <table:table-cell office:value-type="float" office:value="5900" calcext:value-type="float">
            <text:p>5,900</text:p>
          </table:table-cell>
          <table:table-cell office:value-type="float" office:value="20500" calcext:value-type="float">
            <text:p>20,500</text:p>
          </table:table-cell>
          <table:table-cell office:value-type="float" office:value="7000" calcext:value-type="float">
            <text:p>7,000</text:p>
          </table:table-cell>
          <table:table-cell office:value-type="float" office:value="3300" calcext:value-type="float">
            <text:p>3,300</text:p>
          </table:table-cell>
          <table:table-cell office:value-type="float" office:value="7800" calcext:value-type="float">
            <text:p>7,800</text:p>
          </table:table-cell>
          <table:table-cell office:value-type="float" office:value="8100" calcext:value-type="float">
            <text:p>8,100</text:p>
          </table:table-cell>
          <table:table-cell office:value-type="float" office:value="1000" calcext:value-type="float">
            <text:p>1,000</text:p>
          </table:table-cell>
          <table:table-cell office:value-type="float" office:value="3000" calcext:value-type="float">
            <text:p>3,000</text:p>
          </table:table-cell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8-04-05" calcext:value-type="date">
            <text:p>Apr 5, 18</text:p>
          </table:table-cell>
          <table:table-cell office:value-type="float" office:value="30500" calcext:value-type="float">
            <text:p>30,500</text:p>
          </table:table-cell>
          <table:table-cell office:value-type="float" office:value="38700" calcext:value-type="float">
            <text:p>38,700</text:p>
          </table:table-cell>
          <table:table-cell office:value-type="float" office:value="94700" calcext:value-type="float">
            <text:p>94,700</text:p>
          </table:table-cell>
          <table:table-cell office:value-type="float" office:value="81262" calcext:value-type="float">
            <text:p>81,262</text:p>
          </table:table-cell>
          <table:table-cell office:value-type="float" office:value="7000" calcext:value-type="float">
            <text:p>7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15200" calcext:value-type="float">
            <text:p>15,200</text:p>
          </table:table-cell>
          <table:table-cell office:value-type="float" office:value="6100" calcext:value-type="float">
            <text:p>6,100</text:p>
          </table:table-cell>
          <table:table-cell office:value-type="float" office:value="20600" calcext:value-type="float">
            <text:p>20,600</text:p>
          </table:table-cell>
          <table:table-cell office:value-type="float" office:value="7000" calcext:value-type="float">
            <text:p>7,000</text:p>
          </table:table-cell>
          <table:table-cell office:value-type="float" office:value="3500" calcext:value-type="float">
            <text:p>3,500</text:p>
          </table:table-cell>
          <table:table-cell office:value-type="float" office:value="7800" calcext:value-type="float">
            <text:p>7,800</text:p>
          </table:table-cell>
          <table:table-cell office:value-type="float" office:value="8300" calcext:value-type="float">
            <text:p>8,300</text:p>
          </table:table-cell>
          <table:table-cell office:value-type="float" office:value="1100" calcext:value-type="float">
            <text:p>1,100</text:p>
          </table:table-cell>
          <table:table-cell office:value-type="float" office:value="3200" calcext:value-type="float">
            <text:p>3,200</text:p>
          </table:table-cell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8-07-17" calcext:value-type="date">
            <text:p>Jul 17, 18</text:p>
          </table:table-cell>
          <table:table-cell office:value-type="float" office:value="30700" calcext:value-type="float">
            <text:p>30,700</text:p>
          </table:table-cell>
          <table:table-cell office:value-type="float" office:value="38900" calcext:value-type="float">
            <text:p>38,900</text:p>
          </table:table-cell>
          <table:table-cell office:value-type="float" office:value="95300" calcext:value-type="float">
            <text:p>95,300</text:p>
          </table:table-cell>
          <table:table-cell office:value-type="float" office:value="81372" calcext:value-type="float">
            <text:p>81,372</text:p>
          </table:table-cell>
          <table:table-cell office:value-type="float" office:value="7200" calcext:value-type="float">
            <text:p>7,200</text:p>
          </table:table-cell>
          <table:table-cell office:value-type="float" office:value="73500" calcext:value-type="float">
            <text:p>73,500</text:p>
          </table:table-cell>
          <table:table-cell office:value-type="float" office:value="15400" calcext:value-type="float">
            <text:p>15,400</text:p>
          </table:table-cell>
          <table:table-cell office:value-type="float" office:value="6200" calcext:value-type="float">
            <text:p>6,200</text:p>
          </table:table-cell>
          <table:table-cell office:value-type="float" office:value="20700" calcext:value-type="float">
            <text:p>20,700</text:p>
          </table:table-cell>
          <table:table-cell office:value-type="float" office:value="6900" calcext:value-type="float">
            <text:p>6,900</text:p>
          </table:table-cell>
          <table:table-cell office:value-type="float" office:value="3600" calcext:value-type="float">
            <text:p>3,600</text:p>
          </table:table-cell>
          <table:table-cell office:value-type="float" office:value="7900" calcext:value-type="float">
            <text:p>7,900</text:p>
          </table:table-cell>
          <table:table-cell office:value-type="float" office:value="8500" calcext:value-type="float">
            <text:p>8,500</text:p>
          </table:table-cell>
          <table:table-cell office:value-type="float" office:value="1100" calcext:value-type="float">
            <text:p>1,100</text:p>
          </table:table-cell>
          <table:table-cell office:value-type="float" office:value="3500" calcext:value-type="float">
            <text:p>3,500</text:p>
          </table:table-cell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8-10-04" calcext:value-type="date">
            <text:p>Oct 4, 18</text:p>
          </table:table-cell>
          <table:table-cell office:value-type="float" office:value="30900" calcext:value-type="float">
            <text:p>30,900</text:p>
          </table:table-cell>
          <table:table-cell office:value-type="float" office:value="39100" calcext:value-type="float">
            <text:p>39,100</text:p>
          </table:table-cell>
          <table:table-cell office:value-type="float" office:value="95800" calcext:value-type="float">
            <text:p>95,800</text:p>
          </table:table-cell>
          <table:table-cell office:value-type="float" office:value="81559" calcext:value-type="float">
            <text:p>81,559</text:p>
          </table:table-cell>
          <table:table-cell office:value-type="float" office:value="7300" calcext:value-type="float">
            <text:p>7,300</text:p>
          </table:table-cell>
          <table:table-cell office:value-type="float" office:value="73600" calcext:value-type="float">
            <text:p>73,600</text:p>
          </table:table-cell>
          <table:table-cell office:value-type="float" office:value="15600" calcext:value-type="float">
            <text:p>15,600</text:p>
          </table:table-cell>
          <table:table-cell office:value-type="float" office:value="6300" calcext:value-type="float">
            <text:p>6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6900" calcext:value-type="float">
            <text:p>6,900</text:p>
          </table:table-cell>
          <table:table-cell office:value-type="float" office:value="3700" calcext:value-type="float">
            <text:p>3,700</text:p>
          </table:table-cell>
          <table:table-cell office:value-type="float" office:value="7900" calcext:value-type="float">
            <text:p>7,900</text:p>
          </table:table-cell>
          <table:table-cell office:value-type="float" office:value="8600" calcext:value-type="float">
            <text:p>8,600</text:p>
          </table:table-cell>
          <table:table-cell office:value-type="float" office:value="1200" calcext:value-type="float">
            <text:p>1,200</text:p>
          </table:table-cell>
          <table:table-cell office:value-type="float" office:value="3600" calcext:value-type="float">
            <text:p>3,600</text:p>
          </table:table-cell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8-11-02" calcext:value-type="date">
            <text:p>Nov 2, 18</text:p>
          </table:table-cell>
          <table:table-cell office:value-type="float" office:value="30900" calcext:value-type="float">
            <text:p>30,900</text:p>
          </table:table-cell>
          <table:table-cell office:value-type="float" office:value="39200" calcext:value-type="float">
            <text:p>39,200</text:p>
          </table:table-cell>
          <table:table-cell office:value-type="float" office:value="96000" calcext:value-type="float">
            <text:p>96,000</text:p>
          </table:table-cell>
          <table:table-cell office:value-type="float" office:value="81667" calcext:value-type="float">
            <text:p>81,667</text:p>
          </table:table-cell>
          <table:table-cell office:value-type="float" office:value="7300" calcext:value-type="float">
            <text:p>7,300</text:p>
          </table:table-cell>
          <table:table-cell office:value-type="float" office:value="73600" calcext:value-type="float">
            <text:p>73,600</text:p>
          </table:table-cell>
          <table:table-cell office:value-type="float" office:value="15600" calcext:value-type="float">
            <text:p>15,600</text:p>
          </table:table-cell>
          <table:table-cell office:value-type="float" office:value="6300" calcext:value-type="float">
            <text:p>6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6900" calcext:value-type="float">
            <text:p>6,900</text:p>
          </table:table-cell>
          <table:table-cell office:value-type="float" office:value="3800" calcext:value-type="float">
            <text:p>3,800</text:p>
          </table:table-cell>
          <table:table-cell office:value-type="float" office:value="7900" calcext:value-type="float">
            <text:p>7,900</text:p>
          </table:table-cell>
          <table:table-cell office:value-type="float" office:value="8700" calcext:value-type="float">
            <text:p>8,700</text:p>
          </table:table-cell>
          <table:table-cell office:value-type="float" office:value="1200" calcext:value-type="float">
            <text:p>1,200</text:p>
          </table:table-cell>
          <table:table-cell office:value-type="float" office:value="3600" calcext:value-type="float">
            <text:p>3,600</text:p>
          </table:table-cell>
          <table:table-cell table:style-name="ce74" table:number-columns-repeated="3"/>
          <table:table-cell table:number-columns-repeated="16365"/>
        </table:table-row>
        <table:table-row table:style-name="ro2">
          <table:table-cell office:value-type="date" office:date-value="2019-01-04" calcext:value-type="date">
            <text:p>Jan 4, 19</text:p>
          </table:table-cell>
          <table:table-cell office:value-type="float" office:value="31000" calcext:value-type="float">
            <text:p>31,000</text:p>
          </table:table-cell>
          <table:table-cell office:value-type="float" office:value="39300" calcext:value-type="float">
            <text:p>39,300</text:p>
          </table:table-cell>
          <table:table-cell office:value-type="float" office:value="96300" calcext:value-type="float">
            <text:p>96,300</text:p>
          </table:table-cell>
          <table:table-cell office:value-type="float" office:value="81662" calcext:value-type="float">
            <text:p>81,662</text:p>
          </table:table-cell>
          <table:table-cell office:value-type="float" office:value="7400" calcext:value-type="float">
            <text:p>7,400</text:p>
          </table:table-cell>
          <table:table-cell office:value-type="float" office:value="73700" calcext:value-type="float">
            <text:p>73,700</text:p>
          </table:table-cell>
          <table:table-cell office:value-type="float" office:value="15800" calcext:value-type="float">
            <text:p>15,800</text:p>
          </table:table-cell>
          <table:table-cell office:value-type="float" office:value="6400" calcext:value-type="float">
            <text:p>6,400</text:p>
          </table:table-cell>
          <table:table-cell office:value-type="float" office:value="21000" calcext:value-type="float">
            <text:p>21,000</text:p>
          </table:table-cell>
          <table:table-cell office:value-type="float" office:value="6900" calcext:value-type="float">
            <text:p>6,900</text:p>
          </table:table-cell>
          <table:table-cell office:value-type="float" office:value="3800" calcext:value-type="float">
            <text:p>3,800</text:p>
          </table:table-cell>
          <table:table-cell office:value-type="float" office:value="7900" calcext:value-type="float">
            <text:p>7,900</text:p>
          </table:table-cell>
          <table:table-cell office:value-type="float" office:value="8900" calcext:value-type="float">
            <text:p>8,900</text:p>
          </table:table-cell>
          <table:table-cell office:value-type="float" office:value="1200" calcext:value-type="float">
            <text:p>1,200</text:p>
          </table:table-cell>
          <table:table-cell office:value-type="float" office:value="3700" calcext:value-type="float">
            <text:p>3,700</text:p>
          </table:table-cell>
          <table:table-cell table:style-name="ce74"/>
          <table:table-cell table:style-name="ce74" office:value-type="float" office:value="3" calcext:value-type="float">
            <text:p>3</text:p>
          </table:table-cell>
          <table:table-cell table:style-name="ce74"/>
          <table:table-cell table:formula="of:=[.R:.R]+[.S:.S]" office:value-type="float" office:value="3" calcext:value-type="float">
            <text:p>3</text:p>
          </table:table-cell>
          <table:table-cell table:number-columns-repeated="16364"/>
        </table:table-row>
        <table:table-row table:style-name="ro2">
          <table:table-cell office:value-type="date" office:date-value="2019-04-05" calcext:value-type="date">
            <text:p>Apr 5, 19</text:p>
          </table:table-cell>
          <table:table-cell office:value-type="float" office:value="31200" calcext:value-type="float">
            <text:p>31,200</text:p>
          </table:table-cell>
          <table:table-cell office:value-type="float" office:value="39500" calcext:value-type="float">
            <text:p>39,500</text:p>
          </table:table-cell>
          <table:table-cell office:value-type="float" office:value="96700" calcext:value-type="float">
            <text:p>96,700</text:p>
          </table:table-cell>
          <table:table-cell office:value-type="float" office:value="81765" calcext:value-type="float">
            <text:p>81,765</text:p>
          </table:table-cell>
          <table:table-cell office:value-type="float" office:value="7500" calcext:value-type="float">
            <text:p>7,500</text:p>
          </table:table-cell>
          <table:table-cell office:value-type="float" office:value="74200" calcext:value-type="float">
            <text:p>74,200</text:p>
          </table:table-cell>
          <table:table-cell office:value-type="float" office:value="16000" calcext:value-type="float">
            <text:p>16,000</text:p>
          </table:table-cell>
          <table:table-cell office:value-type="float" office:value="6400" calcext:value-type="float">
            <text:p>6,400</text:p>
          </table:table-cell>
          <table:table-cell office:value-type="float" office:value="21000" calcext:value-type="float">
            <text:p>21,000</text:p>
          </table:table-cell>
          <table:table-cell office:value-type="float" office:value="6800" calcext:value-type="float">
            <text:p>6,800</text:p>
          </table:table-cell>
          <table:table-cell office:value-type="float" office:value="4000" calcext:value-type="float">
            <text:p>4,000</text:p>
          </table:table-cell>
          <table:table-cell office:value-type="float" office:value="7900" calcext:value-type="float">
            <text:p>7,900</text:p>
          </table:table-cell>
          <table:table-cell office:value-type="float" office:value="9000" calcext:value-type="float">
            <text:p>9,000</text:p>
          </table:table-cell>
          <table:table-cell office:value-type="float" office:value="1300" calcext:value-type="float">
            <text:p>1,300</text:p>
          </table:table-cell>
          <table:table-cell office:value-type="float" office:value="3800" calcext:value-type="float">
            <text:p>3,800</text:p>
          </table:table-cell>
          <table:table-cell table:style-name="ce74"/>
          <table:table-cell table:style-name="ce74" office:value-type="float" office:value="7" calcext:value-type="float">
            <text:p>7</text:p>
          </table:table-cell>
          <table:table-cell table:style-name="ce74"/>
          <table:table-cell table:formula="of:=[.R:.R]+[.S:.S]" office:value-type="float" office:value="7" calcext:value-type="float">
            <text:p>7</text:p>
          </table:table-cell>
          <table:table-cell table:number-columns-repeated="16364"/>
        </table:table-row>
        <table:table-row table:style-name="ro2">
          <table:table-cell office:value-type="date" office:date-value="2019-07-01" calcext:value-type="date">
            <text:p>Jul 1, 19</text:p>
          </table:table-cell>
          <table:table-cell office:value-type="float" office:value="31400" calcext:value-type="float">
            <text:p>31,400</text:p>
          </table:table-cell>
          <table:table-cell office:value-type="float" office:value="39500" calcext:value-type="float">
            <text:p>39,500</text:p>
          </table:table-cell>
          <table:table-cell office:value-type="float" office:value="97100" calcext:value-type="float">
            <text:p>97,100</text:p>
          </table:table-cell>
          <table:table-cell office:value-type="float" office:value="81868" calcext:value-type="float">
            <text:p>81,868</text:p>
          </table:table-cell>
          <table:table-cell office:value-type="float" office:value="7700" calcext:value-type="float">
            <text:p>7,700</text:p>
          </table:table-cell>
          <table:table-cell office:value-type="float" office:value="74200" calcext:value-type="float">
            <text:p>74,200</text:p>
          </table:table-cell>
          <table:table-cell office:value-type="float" office:value="16100" calcext:value-type="float">
            <text:p>16,100</text:p>
          </table:table-cell>
          <table:table-cell office:value-type="float" office:value="6500" calcext:value-type="float">
            <text:p>6,500</text:p>
          </table:table-cell>
          <table:table-cell office:value-type="float" office:value="21100" calcext:value-type="float">
            <text:p>21,100</text:p>
          </table:table-cell>
          <table:table-cell office:value-type="float" office:value="6800" calcext:value-type="float">
            <text:p>6,800</text:p>
          </table:table-cell>
          <table:table-cell office:value-type="float" office:value="4100" calcext:value-type="float">
            <text:p>4,100</text:p>
          </table:table-cell>
          <table:table-cell office:value-type="float" office:value="7900" calcext:value-type="float">
            <text:p>7,900</text:p>
          </table:table-cell>
          <table:table-cell office:value-type="float" office:value="9200" calcext:value-type="float">
            <text:p>9,200</text:p>
          </table:table-cell>
          <table:table-cell office:value-type="float" office:value="1300" calcext:value-type="float">
            <text:p>1,300</text:p>
          </table:table-cell>
          <table:table-cell office:value-type="float" office:value="3800" calcext:value-type="float">
            <text:p>3,800</text:p>
          </table:table-cell>
          <table:table-cell table:style-name="ce74"/>
          <table:table-cell table:style-name="ce74" office:value-type="float" office:value="12" calcext:value-type="float">
            <text:p>12</text:p>
          </table:table-cell>
          <table:table-cell table:style-name="ce74"/>
          <table:table-cell table:formula="of:=[.R:.R]+[.S:.S]" office:value-type="float" office:value="12" calcext:value-type="float">
            <text:p>12</text:p>
          </table:table-cell>
          <table:table-cell table:number-columns-repeated="16364"/>
        </table:table-row>
        <table:table-row table:style-name="ro2">
          <table:table-cell office:value-type="date" office:date-value="2019-10-03" calcext:value-type="date">
            <text:p>Oct 3, 19</text:p>
          </table:table-cell>
          <table:table-cell office:value-type="float" office:value="31500" calcext:value-type="float">
            <text:p>31,500</text:p>
          </table:table-cell>
          <table:table-cell office:value-type="float" office:value="39700" calcext:value-type="float">
            <text:p>39,700</text:p>
          </table:table-cell>
          <table:table-cell office:value-type="float" office:value="97600" calcext:value-type="float">
            <text:p>97,600</text:p>
          </table:table-cell>
          <table:table-cell office:value-type="float" office:value="82188" calcext:value-type="float">
            <text:p>82,188</text:p>
          </table:table-cell>
          <table:table-cell office:value-type="float" office:value="7800" calcext:value-type="float">
            <text:p>7,8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6700" calcext:value-type="float">
            <text:p>16,700</text:p>
          </table:table-cell>
          <table:table-cell office:value-type="float" office:value="6600" calcext:value-type="float">
            <text:p>6,600</text:p>
          </table:table-cell>
          <table:table-cell office:value-type="float" office:value="21200" calcext:value-type="float">
            <text:p>2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4200" calcext:value-type="float">
            <text:p>4,200</text:p>
          </table:table-cell>
          <table:table-cell office:value-type="float" office:value="7900" calcext:value-type="float">
            <text:p>7,900</text:p>
          </table:table-cell>
          <table:table-cell office:value-type="float" office:value="9300" calcext:value-type="float">
            <text:p>9,3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19" calcext:value-type="float">
            <text:p>19</text:p>
          </table:table-cell>
          <table:table-cell table:style-name="ce74"/>
          <table:table-cell table:formula="of:=[.R:.R]+[.S:.S]" office:value-type="float" office:value="19" calcext:value-type="float">
            <text:p>19</text:p>
          </table:table-cell>
          <table:table-cell table:number-columns-repeated="16364"/>
        </table:table-row>
        <table:table-row table:style-name="ro2">
          <table:table-cell office:value-type="date" office:date-value="2020-01-01" calcext:value-type="date">
            <text:p>Jan 1, 20</text:p>
          </table:table-cell>
          <table:table-cell office:value-type="float" office:value="31700" calcext:value-type="float">
            <text:p>31,700</text:p>
          </table:table-cell>
          <table:table-cell office:value-type="float" office:value="39800" calcext:value-type="float">
            <text:p>39,800</text:p>
          </table:table-cell>
          <table:table-cell office:value-type="float" office:value="98200" calcext:value-type="float">
            <text:p>98,200</text:p>
          </table:table-cell>
          <table:table-cell office:value-type="float" office:value="82218" calcext:value-type="float">
            <text:p>82,218</text:p>
          </table:table-cell>
          <table:table-cell office:value-type="float" office:value="7900" calcext:value-type="float">
            <text:p>7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7100" calcext:value-type="float">
            <text:p>17,100</text:p>
          </table:table-cell>
          <table:table-cell office:value-type="float" office:value="6600" calcext:value-type="float">
            <text:p>6,600</text:p>
          </table:table-cell>
          <table:table-cell office:value-type="float" office:value="21200" calcext:value-type="float">
            <text:p>2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4200" calcext:value-type="float">
            <text:p>4,200</text:p>
          </table:table-cell>
          <table:table-cell office:value-type="float" office:value="7900" calcext:value-type="float">
            <text:p>7,900</text:p>
          </table:table-cell>
          <table:table-cell office:value-type="float" office:value="9400" calcext:value-type="float">
            <text:p>9,4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24" calcext:value-type="float">
            <text:p>24</text:p>
          </table:table-cell>
          <table:table-cell table:style-name="ce74"/>
          <table:table-cell table:formula="of:=[.R:.R]+[.S:.S]" office:value-type="float" office:value="24" calcext:value-type="float">
            <text:p>24</text:p>
          </table:table-cell>
          <table:table-cell table:number-columns-repeated="16364"/>
        </table:table-row>
        <table:table-row table:style-name="ro2">
          <table:table-cell office:value-type="date" office:date-value="2020-04-01" calcext:value-type="date">
            <text:p>Apr 1, 20</text:p>
          </table:table-cell>
          <table:table-cell office:value-type="float" office:value="31900" calcext:value-type="float">
            <text:p>31,900</text:p>
          </table:table-cell>
          <table:table-cell office:value-type="float" office:value="40100" calcext:value-type="float">
            <text:p>40,100</text:p>
          </table:table-cell>
          <table:table-cell office:value-type="float" office:value="98700" calcext:value-type="float">
            <text:p>98,700</text:p>
          </table:table-cell>
          <table:table-cell office:value-type="float" office:value="82370" calcext:value-type="float">
            <text:p>82,370</text:p>
          </table:table-cell>
          <table:table-cell office:value-type="float" office:value="8000" calcext:value-type="float">
            <text:p>8,0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7500" calcext:value-type="float">
            <text:p>17,500</text:p>
          </table:table-cell>
          <table:table-cell office:value-type="float" office:value="6700" calcext:value-type="float">
            <text:p>6,700</text:p>
          </table:table-cell>
          <table:table-cell office:value-type="float" office:value="21300" calcext:value-type="float">
            <text:p>21,300</text:p>
          </table:table-cell>
          <table:table-cell office:value-type="float" office:value="6800" calcext:value-type="float">
            <text:p>6,800</text:p>
          </table:table-cell>
          <table:table-cell office:value-type="float" office:value="4300" calcext:value-type="float">
            <text:p>4,300</text:p>
          </table:table-cell>
          <table:table-cell office:value-type="float" office:value="7900" calcext:value-type="float">
            <text:p>7,900</text:p>
          </table:table-cell>
          <table:table-cell office:value-type="float" office:value="9500" calcext:value-type="float">
            <text:p>9,5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34" calcext:value-type="float">
            <text:p>34</text:p>
          </table:table-cell>
          <table:table-cell table:style-name="ce74"/>
          <table:table-cell table:formula="of:=[.R:.R]+[.S:.S]" office:value-type="float" office:value="34" calcext:value-type="float">
            <text:p>34</text:p>
          </table:table-cell>
          <table:table-cell table:number-columns-repeated="16364"/>
        </table:table-row>
        <table:table-row table:style-name="ro2">
          <table:table-cell office:value-type="date" office:date-value="2020-06-30" calcext:value-type="date">
            <text:p>Jun 30, 20</text:p>
          </table:table-cell>
          <table:table-cell office:value-type="float" office:value="32000" calcext:value-type="float">
            <text:p>32,000</text:p>
          </table:table-cell>
          <table:table-cell office:value-type="float" office:value="40400" calcext:value-type="float">
            <text:p>40,400</text:p>
          </table:table-cell>
          <table:table-cell office:value-type="float" office:value="99100" calcext:value-type="float">
            <text:p>99,100</text:p>
          </table:table-cell>
          <table:table-cell office:value-type="float" office:value="82802" calcext:value-type="float">
            <text:p>82,802</text:p>
          </table:table-cell>
          <table:table-cell office:value-type="float" office:value="8300" calcext:value-type="float">
            <text:p>8,3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7900" calcext:value-type="float">
            <text:p>17,900</text:p>
          </table:table-cell>
          <table:table-cell office:value-type="float" office:value="6800" calcext:value-type="float">
            <text:p>6,800</text:p>
          </table:table-cell>
          <table:table-cell office:value-type="float" office:value="21400" calcext:value-type="float">
            <text:p>21,400</text:p>
          </table:table-cell>
          <table:table-cell office:value-type="float" office:value="6800" calcext:value-type="float">
            <text:p>6,800</text:p>
          </table:table-cell>
          <table:table-cell office:value-type="float" office:value="4500" calcext:value-type="float">
            <text:p>4,500</text:p>
          </table:table-cell>
          <table:table-cell office:value-type="float" office:value="7900" calcext:value-type="float">
            <text:p>7,900</text:p>
          </table:table-cell>
          <table:table-cell office:value-type="float" office:value="9600" calcext:value-type="float">
            <text:p>9,6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44" calcext:value-type="float">
            <text:p>44</text:p>
          </table:table-cell>
          <table:table-cell table:style-name="ce74"/>
          <table:table-cell table:formula="of:=[.R:.R]+[.S:.S]" office:value-type="float" office:value="44" calcext:value-type="float">
            <text:p>44</text:p>
          </table:table-cell>
          <table:table-cell table:number-columns-repeated="16364"/>
        </table:table-row>
        <table:table-row table:style-name="ro2">
          <table:table-cell office:value-type="date" office:date-value="2020-10-01" calcext:value-type="date">
            <text:p>Oct 1, 20</text:p>
          </table:table-cell>
          <table:table-cell office:value-type="float" office:value="32100" calcext:value-type="float">
            <text:p>32,100</text:p>
          </table:table-cell>
          <table:table-cell office:value-type="float" office:value="40700" calcext:value-type="float">
            <text:p>40,700</text:p>
          </table:table-cell>
          <table:table-cell office:value-type="float" office:value="99500" calcext:value-type="float">
            <text:p>99,500</text:p>
          </table:table-cell>
          <table:table-cell office:value-type="float" office:value="83006" calcext:value-type="float">
            <text:p>83,006</text:p>
          </table:table-cell>
          <table:table-cell office:value-type="float" office:value="8500" calcext:value-type="float">
            <text:p>8,5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8100" calcext:value-type="float">
            <text:p>18,100</text:p>
          </table:table-cell>
          <table:table-cell office:value-type="float" office:value="6800" calcext:value-type="float">
            <text:p>6,8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600" calcext:value-type="float">
            <text:p>4,600</text:p>
          </table:table-cell>
          <table:table-cell office:value-type="float" office:value="7900" calcext:value-type="float">
            <text:p>7,900</text:p>
          </table:table-cell>
          <table:table-cell office:value-type="float" office:value="9700" calcext:value-type="float">
            <text:p>9,7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style-name="ce74"/>
          <table:table-cell table:formula="of:=[.R:.R]+[.S:.S]" office:value-type="float" office:value="58" calcext:value-type="float">
            <text:p>58</text:p>
          </table:table-cell>
          <table:table-cell table:number-columns-repeated="16364"/>
        </table:table-row>
        <table:table-row table:style-name="ro2">
          <table:table-cell office:value-type="date" office:date-value="2021-01-01" calcext:value-type="date">
            <text:p>Jan 1, 21</text:p>
          </table:table-cell>
          <table:table-cell office:value-type="float" office:value="32300" calcext:value-type="float">
            <text:p>32,300</text:p>
          </table:table-cell>
          <table:table-cell office:value-type="float" office:value="40700" calcext:value-type="float">
            <text:p>40,700</text:p>
          </table:table-cell>
          <table:table-cell office:value-type="float" office:value="100000" calcext:value-type="float">
            <text:p>100,000</text:p>
          </table:table-cell>
          <table:table-cell office:value-type="float" office:value="83242" calcext:value-type="float">
            <text:p>83,242</text:p>
          </table:table-cell>
          <table:table-cell office:value-type="float" office:value="8600" calcext:value-type="float">
            <text:p>8,600</text:p>
          </table:table-cell>
          <table:table-cell office:value-type="float" office:value="74600" calcext:value-type="float">
            <text:p>74,600</text:p>
          </table:table-cell>
          <table:table-cell office:value-type="float" office:value="18300" calcext:value-type="float">
            <text:p>18,3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600" calcext:value-type="float">
            <text:p>4,6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table:style-name="ce74"/>
          <table:table-cell table:formula="of:=[.R:.R]+[.S:.S]" office:value-type="float" office:value="66" calcext:value-type="float">
            <text:p>66</text:p>
          </table:table-cell>
          <table:table-cell table:number-columns-repeated="16364"/>
        </table:table-row>
        <table:table-row table:style-name="ro2">
          <table:table-cell office:value-type="date" office:date-value="2021-04-01" calcext:value-type="date">
            <text:p>Apr 1, 21</text:p>
          </table:table-cell>
          <table:table-cell office:value-type="float" office:value="32500" calcext:value-type="float">
            <text:p>32,500</text:p>
          </table:table-cell>
          <table:table-cell office:value-type="float" office:value="41000" calcext:value-type="float">
            <text:p>41,0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358" calcext:value-type="float">
            <text:p>83,358</text:p>
          </table:table-cell>
          <table:table-cell office:value-type="float" office:value="8700" calcext:value-type="float">
            <text:p>8,7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8600" calcext:value-type="float">
            <text:p>18,6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700" calcext:value-type="float">
            <text:p>4,7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307" calcext:value-type="float">
            <text:p>307</text:p>
          </table:table-cell>
          <table:table-cell office:value-type="float" office:value="75" calcext:value-type="float">
            <text:p>75</text:p>
          </table:table-cell>
          <table:table-cell table:style-name="ce74"/>
          <table:table-cell table:formula="of:=[.R:.R]+[.S:.S]" office:value-type="float" office:value="75" calcext:value-type="float">
            <text:p>75</text:p>
          </table:table-cell>
          <table:table-cell table:number-columns-repeated="16364"/>
        </table:table-row>
        <table:table-row table:style-name="ro2">
          <table:table-cell office:value-type="date" office:date-value="2021-07-01" calcext:value-type="date">
            <text:p>Jul 1, 21</text:p>
          </table:table-cell>
          <table:table-cell office:value-type="float" office:value="32500" calcext:value-type="float">
            <text:p>32,500</text:p>
          </table:table-cell>
          <table:table-cell office:value-type="float" office:value="41100" calcext:value-type="float">
            <text:p>41,1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377" calcext:value-type="float">
            <text:p>83,377</text:p>
          </table:table-cell>
          <table:table-cell office:value-type="float" office:value="8800" calcext:value-type="float">
            <text:p>8,8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8700" calcext:value-type="float">
            <text:p>18,7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000" calcext:value-type="float">
            <text:p>7,000</text:p>
          </table:table-cell>
          <table:table-cell office:value-type="float" office:value="4800" calcext:value-type="float">
            <text:p>4,8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table:formula="of:=[.O82]" office:value-type="float" office:value="1300" calcext:value-type="float">
            <text:p>1,300</text:p>
          </table:table-cell>
          <table:table-cell table:formula="of:=[.P82]" office:value-type="float" office:value="3900" calcext:value-type="float">
            <text:p>3,900</text:p>
          </table:table-cell>
          <table:table-cell office:value-type="float" office:value="550" calcext:value-type="float">
            <text:p>550</text:p>
          </table:table-cell>
          <table:table-cell office:value-type="float" office:value="89" calcext:value-type="float">
            <text:p>89</text:p>
          </table:table-cell>
          <table:table-cell table:style-name="ce74"/>
          <table:table-cell table:formula="of:=[.R:.R]+[.S:.S]" office:value-type="float" office:value="89" calcext:value-type="float">
            <text:p>89</text:p>
          </table:table-cell>
          <table:table-cell table:number-columns-repeated="16364"/>
        </table:table-row>
        <table:table-row table:style-name="ro2">
          <table:table-cell office:value-type="date" office:date-value="2021-10-01" calcext:value-type="date">
            <text:p>Oct 1, 21</text:p>
          </table:table-cell>
          <table:table-cell office:value-type="float" office:value="32600" calcext:value-type="float">
            <text:p>32,600</text:p>
          </table:table-cell>
          <table:table-cell office:value-type="float" office:value="41200" calcext:value-type="float">
            <text:p>41,2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504" calcext:value-type="float">
            <text:p>83,504</text:p>
          </table:table-cell>
          <table:table-cell office:value-type="float" office:value="8900" calcext:value-type="float">
            <text:p>8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8900" calcext:value-type="float">
            <text:p>18,9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000" calcext:value-type="float">
            <text:p>7,000</text:p>
          </table:table-cell>
          <table:table-cell office:value-type="float" office:value="4900" calcext:value-type="float">
            <text:p>4,9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table:formula="of:=[.O83]" office:value-type="float" office:value="1300" calcext:value-type="float">
            <text:p>1,300</text:p>
          </table:table-cell>
          <table:table-cell table:formula="of:=[.P83]" office:value-type="float" office:value="3900" calcext:value-type="float">
            <text:p>3,900</text:p>
          </table:table-cell>
          <table:table-cell office:value-type="float" office:value="780" calcext:value-type="float">
            <text:p>780</text:p>
          </table:table-cell>
          <table:table-cell office:value-type="float" office:value="106" calcext:value-type="float">
            <text:p>106</text:p>
          </table:table-cell>
          <table:table-cell table:style-name="ce74"/>
          <table:table-cell table:formula="of:=[.R:.R]+[.S:.S]" office:value-type="float" office:value="106" calcext:value-type="float">
            <text:p>106</text:p>
          </table:table-cell>
          <table:table-cell table:number-columns-repeated="16364"/>
        </table:table-row>
        <table:table-row table:style-name="ro2">
          <table:table-cell office:value-type="date" office:date-value="2021-12-31" calcext:value-type="date">
            <text:p>Dec 31, 21</text:p>
          </table:table-cell>
          <table:table-cell office:value-type="float" office:value="32700" calcext:value-type="float">
            <text:p>32,700</text:p>
          </table:table-cell>
          <table:table-cell office:value-type="float" office:value="41300" calcext:value-type="float">
            <text:p>41,3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83546" calcext:value-type="float">
            <text:p>83,546</text:p>
          </table:table-cell>
          <table:table-cell office:value-type="float" office:value="8900" calcext:value-type="float">
            <text:p>8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9100" calcext:value-type="float">
            <text:p>19,100</text:p>
          </table:table-cell>
          <table:table-cell office:value-type="float" office:value="7100" calcext:value-type="float">
            <text:p>7,1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100" calcext:value-type="float">
            <text:p>7,100</text:p>
          </table:table-cell>
          <table:table-cell office:value-type="float" office:value="5000" calcext:value-type="float">
            <text:p>5,000</text:p>
          </table:table-cell>
          <table:table-cell office:value-type="float" office:value="8000" calcext:value-type="float">
            <text:p>8,000</text:p>
          </table:table-cell>
          <table:table-cell office:value-type="float" office:value="9800" calcext:value-type="float">
            <text:p>9,800</text:p>
          </table:table-cell>
          <table:table-cell table:formula="of:=[.O84]" office:value-type="float" office:value="1300" calcext:value-type="float">
            <text:p>1,300</text:p>
          </table:table-cell>
          <table:table-cell table:formula="of:=[.P84]" office:value-type="float" office:value="3900" calcext:value-type="float">
            <text:p>3,900</text:p>
          </table:table-cell>
          <table:table-cell office:value-type="float" office:value="1100" calcext:value-type="float">
            <text:p>1,100</text:p>
          </table:table-cell>
          <table:table-cell office:value-type="float" office:value="122" calcext:value-type="float">
            <text:p>122</text:p>
          </table:table-cell>
          <table:table-cell table:style-name="ce74"/>
          <table:table-cell table:formula="of:=[.R:.R]+[.S:.S]" office:value-type="float" office:value="122" calcext:value-type="float">
            <text:p>122</text:p>
          </table:table-cell>
          <table:table-cell table:number-columns-repeated="16364"/>
        </table:table-row>
        <table:table-row table:style-name="ro2">
          <table:table-cell office:value-type="date" office:date-value="2022-03-31" calcext:value-type="date">
            <text:p>Mar 31, 22</text:p>
          </table:table-cell>
          <table:table-cell office:value-type="float" office:value="32700" calcext:value-type="float">
            <text:p>32,700</text:p>
          </table:table-cell>
          <table:table-cell office:value-type="float" office:value="41500" calcext:value-type="float">
            <text:p>41,5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83585" calcext:value-type="float">
            <text:p>83,585</text:p>
          </table:table-cell>
          <table:table-cell office:value-type="float" office:value="9000" calcext:value-type="float">
            <text:p>9,0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9200" calcext:value-type="float">
            <text:p>19,2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000" calcext:value-type="float">
            <text:p>5,000</text:p>
          </table:table-cell>
          <table:table-cell office:value-type="float" office:value="8200" calcext:value-type="float">
            <text:p>8,200</text:p>
          </table:table-cell>
          <table:table-cell office:value-type="float" office:value="9900" calcext:value-type="float">
            <text:p>9,900</text:p>
          </table:table-cell>
          <table:table-cell table:formula="of:=[.O85]" office:value-type="float" office:value="1300" calcext:value-type="float">
            <text:p>1,300</text:p>
          </table:table-cell>
          <table:table-cell table:formula="of:=[.P85]" office:value-type="float" office:value="3900" calcext:value-type="float">
            <text:p>3,900</text:p>
          </table:table-cell>
          <table:table-cell office:value-type="float" office:value="1400" calcext:value-type="float">
            <text:p>1,400</text:p>
          </table:table-cell>
          <table:table-cell office:value-type="float" office:value="140" calcext:value-type="float">
            <text:p>140</text:p>
          </table:table-cell>
          <table:table-cell table:style-name="ce74"/>
          <table:table-cell table:formula="of:=[.R:.R]+[.S:.S]" office:value-type="float" office:value="140" calcext:value-type="float">
            <text:p>140</text:p>
          </table:table-cell>
          <table:table-cell table:number-columns-repeated="16364"/>
        </table:table-row>
        <table:table-row table:style-name="ro2">
          <table:table-cell office:value-type="date" office:date-value="2022-07-04" calcext:value-type="date">
            <text:p>Jul 4, 22</text:p>
          </table:table-cell>
          <table:table-cell office:value-type="float" office:value="32800" calcext:value-type="float">
            <text:p>32,800</text:p>
          </table:table-cell>
          <table:table-cell office:value-type="float" office:value="41700" calcext:value-type="float">
            <text:p>41,7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39" calcext:value-type="float">
            <text:p>83,639</text:p>
          </table:table-cell>
          <table:table-cell office:value-type="float" office:value="9100" calcext:value-type="float">
            <text:p>9,1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9300" calcext:value-type="float">
            <text:p>19,3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000" calcext:value-type="float">
            <text:p>5,000</text:p>
          </table:table-cell>
          <table:table-cell office:value-type="float" office:value="8200" calcext:value-type="float">
            <text:p>8,200</text:p>
          </table:table-cell>
          <table:table-cell table:formula="of:=[.N86]" office:value-type="float" office:value="9900" calcext:value-type="float">
            <text:p>9,900</text:p>
          </table:table-cell>
          <table:table-cell table:formula="of:=[.O86]" office:value-type="float" office:value="1300" calcext:value-type="float">
            <text:p>1,300</text:p>
          </table:table-cell>
          <table:table-cell table:formula="of:=[.P86]" office:value-type="float" office:value="3900" calcext:value-type="float">
            <text:p>3,900</text:p>
          </table:table-cell>
          <table:table-cell office:value-type="float" office:value="1600" calcext:value-type="float">
            <text:p>1,600</text:p>
          </table:table-cell>
          <table:table-cell office:value-type="float" office:value="152" calcext:value-type="float">
            <text:p>152</text:p>
          </table:table-cell>
          <table:table-cell table:style-name="ce74"/>
          <table:table-cell table:formula="of:=[.R:.R]+[.S:.S]" office:value-type="float" office:value="152" calcext:value-type="float">
            <text:p>152</text:p>
          </table:table-cell>
          <table:table-cell table:number-columns-repeated="16364"/>
        </table:table-row>
        <table:table-row table:style-name="ro2">
          <table:table-cell office:value-type="date" office:date-value="2022-08-02" calcext:value-type="date">
            <text:p>Aug 2, 22</text:p>
          </table:table-cell>
          <table:table-cell office:value-type="float" office:value="32800" calcext:value-type="float">
            <text:p>32,800</text:p>
          </table:table-cell>
          <table:table-cell office:value-type="float" office:value="41800" calcext:value-type="float">
            <text:p>41,8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745" calcext:value-type="float">
            <text:p>83,745</text:p>
          </table:table-cell>
          <table:table-cell office:value-type="float" office:value="9100" calcext:value-type="float">
            <text:p>9,100</text:p>
          </table:table-cell>
          <table:table-cell table:formula="of:=[.G87]" office:value-type="float" office:value="74400" calcext:value-type="float">
            <text:p>74,400</text:p>
          </table:table-cell>
          <table:table-cell office:value-type="float" office:value="19300" calcext:value-type="float">
            <text:p>19,3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100" calcext:value-type="float">
            <text:p>5,100</text:p>
          </table:table-cell>
          <table:table-cell office:value-type="float" office:value="8200" calcext:value-type="float">
            <text:p>8,200</text:p>
          </table:table-cell>
          <table:table-cell table:formula="of:=[.N87]" office:value-type="float" office:value="9900" calcext:value-type="float">
            <text:p>9,900</text:p>
          </table:table-cell>
          <table:table-cell office:value-type="float" office:value="1400" calcext:value-type="float">
            <text:p>1,400</text:p>
          </table:table-cell>
          <table:table-cell table:formula="of:=[.P87]" office:value-type="float" office:value="3900" calcext:value-type="float">
            <text:p>3,900</text:p>
          </table:table-cell>
          <table:table-cell table:formula="of:=68*25+13" office:value-type="float" office:value="1713" calcext:value-type="float">
            <text:p>1,713</text:p>
          </table:table-cell>
          <table:table-cell office:value-type="float" office:value="156" calcext:value-type="float">
            <text:p>156</text:p>
          </table:table-cell>
          <table:table-cell table:style-name="ce74"/>
          <table:table-cell table:formula="of:=[.R:.R]+[.S:.S]" office:value-type="float" office:value="156" calcext:value-type="float">
            <text:p>156</text:p>
          </table:table-cell>
          <table:table-cell table:number-columns-repeated="16364"/>
        </table:table-row>
        <table:table-row table:style-name="ro2">
          <table:table-cell office:value-type="date" office:date-value="2022-09-21" calcext:value-type="date">
            <text:p>Sep 21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1900" calcext:value-type="float">
            <text:p>41,9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766" calcext:value-type="float">
            <text:p>83,766</text:p>
          </table:table-cell>
          <table:table-cell office:value-type="float" office:value="9100" calcext:value-type="float">
            <text:p>9,100</text:p>
          </table:table-cell>
          <table:table-cell table:formula="of:=[.G88]" office:value-type="float" office:value="74400" calcext:value-type="float">
            <text:p>74,400</text:p>
          </table:table-cell>
          <table:table-cell office:value-type="float" office:value="19500" calcext:value-type="float">
            <text:p>19,500</text:p>
          </table:table-cell>
          <table:table-cell table:formula="of:=[.I88]" office:value-type="float" office:value="7200" calcext:value-type="float">
            <text:p>7,200</text:p>
          </table:table-cell>
          <table:table-cell table:formula="of:=[.J88]"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table:formula="of:=[.L88]" office:value-type="float" office:value="5100" calcext:value-type="float">
            <text:p>5,100</text:p>
          </table:table-cell>
          <table:table-cell office:value-type="float" office:value="8200" calcext:value-type="float">
            <text:p>8,200</text:p>
          </table:table-cell>
          <table:table-cell table:formula="of:=[.N88]" office:value-type="float" office:value="9900" calcext:value-type="float">
            <text:p>9,900</text:p>
          </table:table-cell>
          <table:table-cell table:formula="of:=[.O88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71*25+12" office:value-type="float" office:value="1787" calcext:value-type="float">
            <text:p>1,787</text:p>
          </table:table-cell>
          <table:table-cell office:value-type="float" office:value="163" calcext:value-type="float">
            <text:p>163</text:p>
          </table:table-cell>
          <table:table-cell table:style-name="ce74" office:value-type="float" office:value="1" calcext:value-type="float">
            <text:p>1</text:p>
          </table:table-cell>
          <table:table-cell table:formula="of:=[.R:.R]+[.S:.S]" office:value-type="float" office:value="164" calcext:value-type="float">
            <text:p>164</text:p>
          </table:table-cell>
          <table:table-cell table:number-columns-repeated="16364"/>
        </table:table-row>
        <table:table-row table:style-name="ro2">
          <table:table-cell office:value-type="date" office:date-value="2022-10-21" calcext:value-type="date">
            <text:p>Oct 21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2000" calcext:value-type="float">
            <text:p>42,0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75" calcext:value-type="float">
            <text:p>83,675</text:p>
          </table:table-cell>
          <table:table-cell office:value-type="float" office:value="9100" calcext:value-type="float">
            <text:p>9,100</text:p>
          </table:table-cell>
          <table:table-cell table:formula="of:=[.G89]" office:value-type="float" office:value="74400" calcext:value-type="float">
            <text:p>74,400</text:p>
          </table:table-cell>
          <table:table-cell table:formula="of:=[.H89]" office:value-type="float" office:value="19500" calcext:value-type="float">
            <text:p>19,500</text:p>
          </table:table-cell>
          <table:table-cell table:formula="of:=[.I89]" office:value-type="float" office:value="7200" calcext:value-type="float">
            <text:p>7,200</text:p>
          </table:table-cell>
          <table:table-cell table:formula="of:=[.J89]"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table:formula="of:=[.L89]"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table:formula="of:=[.N89]" office:value-type="float" office:value="9900" calcext:value-type="float">
            <text:p>9,900</text:p>
          </table:table-cell>
          <table:table-cell table:formula="of:=[.O89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78*25" office:value-type="float" office:value="1950" calcext:value-type="float">
            <text:p>1,950</text:p>
          </table:table-cell>
          <table:table-cell office:value-type="float" office:value="171" calcext:value-type="float">
            <text:p>171</text:p>
          </table:table-cell>
          <table:table-cell table:style-name="ce74" office:value-type="float" office:value="1" calcext:value-type="float">
            <text:p>1</text:p>
          </table:table-cell>
          <table:table-cell table:formula="of:=[.R:.R]+[.S:.S]" office:value-type="float" office:value="172" calcext:value-type="float">
            <text:p>172</text:p>
          </table:table-cell>
          <table:table-cell table:number-columns-repeated="16364"/>
        </table:table-row>
        <table:table-row table:style-name="ro2">
          <table:table-cell office:value-type="date" office:date-value="2022-12-30" calcext:value-type="date">
            <text:p>Dec 30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81" calcext:value-type="float">
            <text:p>83,681</text:p>
          </table:table-cell>
          <table:table-cell office:value-type="float" office:value="9200" calcext:value-type="float">
            <text:p>9,200</text:p>
          </table:table-cell>
          <table:table-cell table:formula="of:=[.G90]" office:value-type="float" office:value="74400" calcext:value-type="float">
            <text:p>74,400</text:p>
          </table:table-cell>
          <table:table-cell table:formula="of:=[.H90]" office:value-type="float" office:value="19500" calcext:value-type="float">
            <text:p>19,500</text:p>
          </table:table-cell>
          <table:table-cell table:formula="of:=[.I90]" office:value-type="float" office:value="7200" calcext:value-type="float">
            <text:p>7,200</text:p>
          </table:table-cell>
          <table:table-cell table:formula="of:=[.J90]" office:value-type="float" office:value="21600" calcext:value-type="float">
            <text:p>21,600</text:p>
          </table:table-cell>
          <table:table-cell office:value-type="float" office:value="7300" calcext:value-type="float">
            <text:p>7,300</text:p>
          </table:table-cell>
          <table:table-cell table:formula="of:=[.L90]"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table:formula="of:=[.N90]" office:value-type="float" office:value="9900" calcext:value-type="float">
            <text:p>9,900</text:p>
          </table:table-cell>
          <table:table-cell table:formula="of:=[.O90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21+25*83" office:value-type="float" office:value="2096" calcext:value-type="float">
            <text:p>2,096</text:p>
          </table:table-cell>
          <table:table-cell office:value-type="float" office:value="181" calcext:value-type="float">
            <text:p>181</text:p>
          </table:table-cell>
          <table:table-cell table:style-name="ce74" office:value-type="float" office:value="1" calcext:value-type="float">
            <text:p>1</text:p>
          </table:table-cell>
          <table:table-cell table:formula="of:=[.R:.R]+[.S:.S]" office:value-type="float" office:value="182" calcext:value-type="float">
            <text:p>182</text:p>
          </table:table-cell>
          <table:table-cell table:number-columns-repeated="16364"/>
        </table:table-row>
        <table:table-row table:style-name="ro2">
          <table:table-cell office:value-type="date" office:date-value="2023-03-06" calcext:value-type="date">
            <text:p>Mar 6, 23</text:p>
          </table:table-cell>
          <table:table-cell office:value-type="float" office:value="33000" calcext:value-type="float">
            <text:p>33,0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04000" calcext:value-type="float">
            <text:p>104,000</text:p>
          </table:table-cell>
          <table:table-cell office:value-type="float" office:value="83700" calcext:value-type="float">
            <text:p>83,700</text:p>
          </table:table-cell>
          <table:table-cell office:value-type="float" office:value="9200" calcext:value-type="float">
            <text:p>9,2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9500" calcext:value-type="float">
            <text:p>19,5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300" calcext:value-type="float">
            <text:p>7,300</text:p>
          </table:table-cell>
          <table:table-cell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office:value-type="float" office:value="9900" calcext:value-type="float">
            <text:p>9,900</text:p>
          </table:table-cell>
          <table:table-cell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86*25+18" office:value-type="float" office:value="2168" calcext:value-type="float">
            <text:p>2,168</text:p>
          </table:table-cell>
          <table:table-cell office:value-type="float" office:value="191" calcext:value-type="float">
            <text:p>191</text:p>
          </table:table-cell>
          <table:table-cell table:style-name="ce74" office:value-type="float" office:value="1" calcext:value-type="float">
            <text:p>1</text:p>
          </table:table-cell>
          <table:table-cell table:formula="of:=[.R:.R]+[.S:.S]" office:value-type="float" office:value="192" calcext:value-type="float">
            <text:p>192</text:p>
          </table:table-cell>
          <table:table-cell table:number-columns-repeated="16364"/>
        </table:table-row>
        <table:table-row table:style-name="ro2">
          <table:table-cell table:style-name="ce92" office:value-type="date" office:date-value="2023-04-03" calcext:value-type="date">
            <text:p>Apr 3, 23</text:p>
          </table:table-cell>
          <table:table-cell table:formula="of:=25*1224+17" office:value-type="float" office:value="30617" calcext:value-type="float">
            <text:p>30,617</text:p>
          </table:table-cell>
          <table:table-cell table:number-columns-repeated="4"/>
          <table:table-cell table:formula="of:=25*2864+16" office:value-type="float" office:value="71616" calcext:value-type="float">
            <text:p>71,616</text:p>
          </table:table-cell>
          <table:table-cell/>
          <table:table-cell table:formula="of:=25*282+18" office:value-type="float" office:value="7068" calcext:value-type="float">
            <text:p>7,068</text:p>
          </table:table-cell>
          <table:table-cell table:number-columns-repeated="3"/>
          <table:table-cell table:formula="of:=25*322+23" office:value-type="float" office:value="8073" calcext:value-type="float">
            <text:p>8,073</text:p>
          </table:table-cell>
          <table:table-cell table:formula="of:=25*388+12" office:value-type="float" office:value="9712" calcext:value-type="float">
            <text:p>9,712</text:p>
          </table:table-cell>
          <table:table-cell/>
          <table:table-cell office:value-type="float" office:value="3900" calcext:value-type="float">
            <text:p>3,900</text:p>
          </table:table-cell>
          <table:table-cell table:number-columns-repeated="3"/>
          <table:table-cell table:formula="of:=[.R:.R]+[.S:.S]" office:value-type="float" office:value="0" calcext:value-type="float">
            <text:p>0</text:p>
          </table:table-cell>
          <table:table-cell table:number-columns-repeated="16364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table:formula="of:=25*1229+20" office:value-type="float" office:value="30745" calcext:value-type="float">
            <text:p>30,745</text:p>
          </table:table-cell>
          <table:table-cell table:formula="of:=25*1514" office:value-type="float" office:value="37850" calcext:value-type="float">
            <text:p>37,850</text:p>
          </table:table-cell>
          <table:table-cell table:formula="of:=25*3819+14" office:value-type="float" office:value="95489" calcext:value-type="float">
            <text:p>95,489</text:p>
          </table:table-cell>
          <table:table-cell table:formula="of:=25*(1567+496+215+128+132+138+123+102+96+44)+10+20+24+22+14+21+16+15+754+716+602+506+424+413+286+258+208+68+25+11+5+11" office:value-type="float" office:value="80454" calcext:value-type="float">
            <text:p>80,454</text:p>
          </table:table-cell>
          <table:table-cell table:formula="of:=25*344+15" office:value-type="float" office:value="8615" calcext:value-type="float">
            <text:p>8,615</text:p>
          </table:table-cell>
          <table:table-cell table:formula="of:=25*2863+20" office:value-type="float" office:value="71595" calcext:value-type="float">
            <text:p>71,595</text:p>
          </table:table-cell>
          <table:table-cell table:formula="of:=25*759+5" office:value-type="float" office:value="18980" calcext:value-type="float">
            <text:p>18,980</text:p>
          </table:table-cell>
          <table:table-cell table:formula="of:=25*282+24" office:value-type="float" office:value="7074" calcext:value-type="float">
            <text:p>7,074</text:p>
          </table:table-cell>
          <table:table-cell table:formula="of:=25*855+19" office:value-type="float" office:value="21394" calcext:value-type="float">
            <text:p>21,394</text:p>
          </table:table-cell>
          <table:table-cell table:formula="of:=25*284+9" office:value-type="float" office:value="7109" calcext:value-type="float">
            <text:p>7,109</text:p>
          </table:table-cell>
          <table:table-cell table:formula="of:=25*199+6" office:value-type="float" office:value="4981" calcext:value-type="float">
            <text:p>4,981</text:p>
          </table:table-cell>
          <table:table-cell table:formula="of:=25*322+14" office:value-type="float" office:value="8064" calcext:value-type="float">
            <text:p>8,064</text:p>
          </table:table-cell>
          <table:table-cell table:formula="of:=25*388+21" office:value-type="float" office:value="9721" calcext:value-type="float">
            <text:p>9,721</text:p>
          </table:table-cell>
          <table:table-cell table:formula="of:=25*58+24" office:value-type="float" office:value="1474" calcext:value-type="float">
            <text:p>1,474</text:p>
          </table:table-cell>
          <table:table-cell table:formula="of:=25*153+14" office:value-type="float" office:value="3839" calcext:value-type="float">
            <text:p>3,839</text:p>
          </table:table-cell>
          <table:table-cell table:formula="of:=25*93+1" office:value-type="float" office:value="2326" calcext:value-type="float">
            <text:p>2,326</text:p>
          </table:table-cell>
          <table:table-cell office:value-type="float" office:value="196" calcext:value-type="float">
            <text:p>196</text:p>
          </table:table-cell>
          <table:table-cell office:value-type="float" office:value="33" calcext:value-type="float">
            <text:p>33</text:p>
          </table:table-cell>
          <table:table-cell table:formula="of:=[.R:.R]+[.S:.S]" office:value-type="float" office:value="229" calcext:value-type="float">
            <text:p>229</text:p>
          </table:table-cell>
          <table:table-cell table:number-columns-repeated="16364"/>
        </table:table-row>
        <table:table-row table:style-name="ro2" table:number-rows-repeated="104848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vg ao3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19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text:p>LoZ</text:p>
          </table:table-cell>
          <table:table-cell table:style-name="ce76" office:value-type="string" calcext:value-type="string"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2" table:visibility="collapse" table:number-rows-repeated="7">
          <table:table-cell table:number-columns-repeated="5"/>
          <table:table-cell table:style-name="ce74" table:number-columns-repeated="14"/>
          <table:table-cell/>
        </table:table-row>
        <table:table-row table:style-name="ro2" table:visibility="collapse" table:number-rows-repeated="20">
          <table:table-cell table:number-columns-repeated="8"/>
          <table:table-cell table:style-name="ce74" table:number-columns-repeated="11"/>
          <table:table-cell/>
        </table:table-row>
        <table:table-row table:style-name="ro2" table:visibility="collapse">
          <table:table-cell table:style-name="ce155"/>
          <table:table-cell table:number-columns-repeated="10"/>
          <table:table-cell table:style-name="ce74" table:number-columns-repeated="8"/>
          <table:table-cell/>
        </table:table-row>
        <table:table-row table:style-name="ro2">
          <table:table-cell office:value-type="date" office:date-value="2009-12-21" calcext:value-type="date">
            <text:p>Dec 21, 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office:annotation draw:style-name="gr2" draw:text-style-name="P2" svg:width="1.1413in" svg:height="0.7083in" svg:x="3.7917in" svg:y="0in" draw:caption-point-x="-0.2402in" draw:caption-point-y="0.3378in">
              <dc:date>2023-07-20T00:00:00</dc:date>
              <text:p text:style-name="P1"><text:span text:style-name="T1">Fell under “anime” at this point in time</text:span></text:p>
            </office:annotation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date" office:date-value="2010-03-29" calcext:value-type="date">
            <text:p>Mar 29, 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12" calcext:value-type="float">
            <text:p>1,012</text:p>
          </table:table-cell>
          <table:table-cell office:value-type="float" office:value="206" calcext:value-type="float">
            <text:p>206</text:p>
          </table:table-cell>
          <table:table-cell table:formula="of:=1+21+35"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0-06-13" calcext:value-type="date">
            <text:p>Jun 13, 1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1327" calcext:value-type="float">
            <text:p>1,327</text:p>
          </table:table-cell>
          <table:table-cell office:value-type="float" office:value="255" calcext:value-type="float">
            <text:p>255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0-09-22" calcext:value-type="date">
            <text:p>Sep 22, 1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16" calcext:value-type="float">
            <text:p>1,716</text:p>
          </table:table-cell>
          <table:table-cell office:value-type="float" office:value="339" calcext:value-type="float">
            <text:p>339</text:p>
          </table:table-cell>
          <table:table-cell office:value-type="float" office:value="106" calcext:value-type="float">
            <text:p>10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0-10-25" calcext:value-type="date">
            <text:p>Oct 25, 1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912" calcext:value-type="float">
            <text:p>1,912</text:p>
          </table:table-cell>
          <table:table-cell office:value-type="float" office:value="361" calcext:value-type="float">
            <text:p>361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2" table:visibility="collapse" table:number-rows-repeated="3">
          <table:table-cell table:style-name="ce170"/>
          <table:table-cell table:number-columns-repeated="11"/>
          <table:table-cell table:style-name="ce74" table:number-columns-repeated="7"/>
          <table:table-cell/>
        </table:table-row>
        <table:table-row table:style-name="ro2">
          <table:table-cell office:value-type="date" office:date-value="2011-09-24" calcext:value-type="date">
            <text:p>Sep 24, 11</text:p>
          </table:table-cell>
          <table:table-cell table:formula="of:=24+1+3+27+2+9"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230" calcext:value-type="float">
            <text:p>230</text:p>
          </table:table-cell>
          <table:table-cell office:value-type="float" office:value="3237" calcext:value-type="float">
            <text:p>3,237</text:p>
          </table:table-cell>
          <table:table-cell office:value-type="float" office:value="710" calcext:value-type="float">
            <text:p>710</text:p>
          </table:table-cell>
          <table:table-cell office:value-type="float" office:value="527" calcext:value-type="float">
            <text:p>527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418" calcext:value-type="float">
            <text:p>1,4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1-10-28" calcext:value-type="date">
            <text:p>Oct 28, 11</text:p>
          </table:table-cell>
          <table:table-cell table:formula="of:=24+1+3+28+2+9"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241" calcext:value-type="float">
            <text:p>241</text:p>
          </table:table-cell>
          <table:table-cell office:value-type="float" office:value="3343" calcext:value-type="float">
            <text:p>3,343</text:p>
          </table:table-cell>
          <table:table-cell office:value-type="float" office:value="724" calcext:value-type="float">
            <text:p>724</text:p>
          </table:table-cell>
          <table:table-cell office:value-type="float" office:value="531" calcext:value-type="float">
            <text:p>53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,6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2-01-28" calcext:value-type="date">
            <text:p>Jan 28, 12</text:p>
          </table:table-cell>
          <table:table-cell table:formula="of:=91"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339" calcext:value-type="float">
            <text:p>339</text:p>
          </table:table-cell>
          <table:table-cell office:value-type="float" office:value="3720" calcext:value-type="float">
            <text:p>3,720</text:p>
          </table:table-cell>
          <table:table-cell office:value-type="float" office:value="857" calcext:value-type="float">
            <text:p>857</text:p>
          </table:table-cell>
          <table:table-cell office:value-type="float" office:value="578" calcext:value-type="float">
            <text:p>578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391" calcext:value-type="float">
            <text:p>2,391</text:p>
          </table:table-cell>
          <table:table-cell office:value-type="float" office:value="5" calcext:value-type="float">
            <text:p>5</text:p>
          </table:table-cell>
          <table:table-cell/>
          <table:table-cell table:style-name="ce74" table:number-columns-repeated="7"/>
          <table:table-cell/>
        </table:table-row>
        <table:table-row table:style-name="ro2" table:visibility="collapse">
          <table:table-cell table:style-name="ce172"/>
          <table:table-cell table:number-columns-repeated="11"/>
          <table:table-cell table:style-name="ce74" table:number-columns-repeated="7"/>
          <table:table-cell/>
        </table:table-row>
        <table:table-row table:style-name="ro2">
          <table:table-cell office:value-type="date" office:date-value="2012-05-21" calcext:value-type="date">
            <text:p>May 21, 12</text:p>
          </table:table-cell>
          <table:table-cell office:value-type="float" office:value="159" calcext:value-type="float">
            <text:p>159</text:p>
          </table:table-cell>
          <table:table-cell office:value-type="float" office:value="37" calcext:value-type="float">
            <text:p>37</text:p>
          </table:table-cell>
          <table:table-cell office:value-type="float" office:value="438" calcext:value-type="float">
            <text:p>438</text:p>
          </table:table-cell>
          <table:table-cell office:value-type="float" office:value="4043" calcext:value-type="float">
            <text:p>4,043</text:p>
          </table:table-cell>
          <table:table-cell office:value-type="float" office:value="1059" calcext:value-type="float">
            <text:p>1,059</text:p>
          </table:table-cell>
          <table:table-cell office:value-type="float" office:value="712" calcext:value-type="float">
            <text:p>712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3284" calcext:value-type="float">
            <text:p>3,2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2-06-01" calcext:value-type="date">
            <text:p>Jun 1, 12</text:p>
          </table:table-cell>
          <table:table-cell office:value-type="float" office:value="171" calcext:value-type="float">
            <text:p>171</text:p>
          </table:table-cell>
          <table:table-cell office:value-type="float" office:value="40" calcext:value-type="float">
            <text:p>40</text:p>
          </table:table-cell>
          <table:table-cell office:value-type="float" office:value="456" calcext:value-type="float">
            <text:p>456</text:p>
          </table:table-cell>
          <table:table-cell office:value-type="float" office:value="4110" calcext:value-type="float">
            <text:p>4,110</text:p>
          </table:table-cell>
          <table:table-cell office:value-type="float" office:value="1078" calcext:value-type="float">
            <text:p>1,078</text:p>
          </table:table-cell>
          <table:table-cell office:value-type="float" office:value="714" calcext:value-type="float">
            <text:p>714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3358" calcext:value-type="float">
            <text:p>3,35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2-07-30" calcext:value-type="date">
            <text:p>Jul 30, 12</text:p>
          </table:table-cell>
          <table:table-cell office:value-type="float" office:value="189" calcext:value-type="float">
            <text:p>189</text:p>
          </table:table-cell>
          <table:table-cell office:value-type="float" office:value="54" calcext:value-type="float">
            <text:p>54</text:p>
          </table:table-cell>
          <table:table-cell office:value-type="float" office:value="459" calcext:value-type="float">
            <text:p>459</text:p>
          </table:table-cell>
          <table:table-cell office:value-type="float" office:value="4346" calcext:value-type="float">
            <text:p>4,346</text:p>
          </table:table-cell>
          <table:table-cell office:value-type="float" office:value="1203" calcext:value-type="float">
            <text:p>1,203</text:p>
          </table:table-cell>
          <table:table-cell office:value-type="float" office:value="741" calcext:value-type="float">
            <text:p>741</text:p>
          </table:table-cell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float" office:value="3888" calcext:value-type="float">
            <text:p>3,88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2-10-23" calcext:value-type="date">
            <text:p>Oct 23, 12</text:p>
          </table:table-cell>
          <table:table-cell office:value-type="float" office:value="219" calcext:value-type="float">
            <text:p>219</text:p>
          </table:table-cell>
          <table:table-cell office:value-type="float" office:value="61" calcext:value-type="float">
            <text:p>61</text:p>
          </table:table-cell>
          <table:table-cell office:value-type="float" office:value="668" calcext:value-type="float">
            <text:p>668</text:p>
          </table:table-cell>
          <table:table-cell office:value-type="float" office:value="4645" calcext:value-type="float">
            <text:p>4,645</text:p>
          </table:table-cell>
          <table:table-cell office:value-type="float" office:value="1387" calcext:value-type="float">
            <text:p>1,387</text:p>
          </table:table-cell>
          <table:table-cell office:value-type="float" office:value="820" calcext:value-type="float">
            <text:p>820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 office:value-type="float" office:value="4369" calcext:value-type="float">
            <text:p>4,36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3-01-06" calcext:value-type="date">
            <text:p>Jan 6, 13</text:p>
          </table:table-cell>
          <table:table-cell office:value-type="float" office:value="302" calcext:value-type="float">
            <text:p>302</text:p>
          </table:table-cell>
          <table:table-cell office:value-type="float" office:value="66" calcext:value-type="float">
            <text:p>66</text:p>
          </table:table-cell>
          <table:table-cell office:value-type="float" office:value="799" calcext:value-type="float">
            <text:p>799</text:p>
          </table:table-cell>
          <table:table-cell office:value-type="float" office:value="5060" calcext:value-type="float">
            <text:p>5,060</text:p>
          </table:table-cell>
          <table:table-cell office:value-type="float" office:value="1546" calcext:value-type="float">
            <text:p>1,546</text:p>
          </table:table-cell>
          <table:table-cell office:value-type="float" office:value="942" calcext:value-type="float">
            <text:p>942</text:p>
          </table:table-cell>
          <table:table-cell office:value-type="float" office:value="249" calcext:value-type="float">
            <text:p>249</text:p>
          </table:table-cell>
          <table:table-cell office:value-type="float" office:value="15" calcext:value-type="float">
            <text:p>15</text:p>
          </table:table-cell>
          <table:table-cell office:value-type="float" office:value="4625" calcext:value-type="float">
            <text:p>4,6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style-name="ce74" table:number-columns-repeated="7"/>
          <table:table-cell/>
        </table:table-row>
        <table:table-row table:style-name="ro2" table:visibility="collapse">
          <table:table-cell table:style-name="ce170"/>
          <table:table-cell table:number-columns-repeated="11"/>
          <table:table-cell table:style-name="ce74" table:number-columns-repeated="7"/>
          <table:table-cell/>
        </table:table-row>
        <table:table-row table:style-name="ro2">
          <table:table-cell office:value-type="date" office:date-value="2013-06-23" calcext:value-type="date">
            <text:p>Jun 23, 13</text:p>
          </table:table-cell>
          <table:table-cell office:value-type="float" office:value="452" calcext:value-type="float">
            <text:p>452</text:p>
          </table:table-cell>
          <table:table-cell office:value-type="float" office:value="113" calcext:value-type="float">
            <text:p>113</text:p>
          </table:table-cell>
          <table:table-cell table:style-name="ce192" office:value-type="float" office:value="1110" calcext:value-type="float">
            <text:p>1,110</text:p>
          </table:table-cell>
          <table:table-cell office:value-type="float" office:value="5785" calcext:value-type="float">
            <text:p>5,785</text:p>
          </table:table-cell>
          <table:table-cell office:value-type="float" office:value="2008" calcext:value-type="float">
            <text:p>2,008</text:p>
          </table:table-cell>
          <table:table-cell office:value-type="float" office:value="1188" calcext:value-type="float">
            <text:p>1,188</text:p>
          </table:table-cell>
          <table:table-cell office:value-type="float" office:value="359" calcext:value-type="float">
            <text:p>359</text:p>
          </table:table-cell>
          <table:table-cell office:value-type="float" office:value="34" calcext:value-type="float">
            <text:p>34</text:p>
          </table:table-cell>
          <table:table-cell office:value-type="float" office:value="7164" calcext:value-type="float">
            <text:p>7,164</text:p>
          </table:table-cell>
          <table:table-cell office:value-type="float" office:value="53" calcext:value-type="float">
            <text:p>53</text:p>
          </table:table-cell>
          <table:table-cell office:value-type="float" office:value="315" calcext:value-type="float">
            <text:p>315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3-10-09" calcext:value-type="date">
            <text:p>Oct 9, 13</text:p>
          </table:table-cell>
          <table:table-cell office:value-type="float" office:value="545" calcext:value-type="float">
            <text:p>545</text:p>
          </table:table-cell>
          <table:table-cell office:value-type="float" office:value="139" calcext:value-type="float">
            <text:p>139</text:p>
          </table:table-cell>
          <table:table-cell table:style-name="ce192" office:value-type="float" office:value="1333" calcext:value-type="float">
            <text:p>1,333</text:p>
          </table:table-cell>
          <table:table-cell office:value-type="float" office:value="6179" calcext:value-type="float">
            <text:p>6,179</text:p>
          </table:table-cell>
          <table:table-cell office:value-type="float" office:value="2298" calcext:value-type="float">
            <text:p>2,298</text:p>
          </table:table-cell>
          <table:table-cell office:value-type="float" office:value="1303" calcext:value-type="float">
            <text:p>1,303</text:p>
          </table:table-cell>
          <table:table-cell office:value-type="float" office:value="432" calcext:value-type="float">
            <text:p>432</text:p>
          </table:table-cell>
          <table:table-cell office:value-type="float" office:value="44" calcext:value-type="float">
            <text:p>44</text:p>
          </table:table-cell>
          <table:table-cell office:value-type="float" office:value="7814" calcext:value-type="float">
            <text:p>7,814</text:p>
          </table:table-cell>
          <table:table-cell office:value-type="float" office:value="113" calcext:value-type="float">
            <text:p>113</text:p>
          </table:table-cell>
          <table:table-cell table:formula="of:=108+801" office:value-type="float" office:value="909" calcext:value-type="float">
            <text:p>909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3-12-16" calcext:value-type="date">
            <text:p>Dec 16, 13</text:p>
          </table:table-cell>
          <table:table-cell office:value-type="float" office:value="578" calcext:value-type="float">
            <text:p>578</text:p>
          </table:table-cell>
          <table:table-cell office:value-type="float" office:value="170" calcext:value-type="float">
            <text:p>170</text:p>
          </table:table-cell>
          <table:table-cell office:value-type="float" office:value="1526" calcext:value-type="float">
            <text:p>1,526</text:p>
          </table:table-cell>
          <table:table-cell office:value-type="float" office:value="6340" calcext:value-type="float">
            <text:p>6,340</text:p>
          </table:table-cell>
          <table:table-cell office:value-type="float" office:value="2428" calcext:value-type="float">
            <text:p>2,428</text:p>
          </table:table-cell>
          <table:table-cell office:value-type="float" office:value="1371" calcext:value-type="float">
            <text:p>1,371</text:p>
          </table:table-cell>
          <table:table-cell office:value-type="float" office:value="535" calcext:value-type="float">
            <text:p>535</text:p>
          </table:table-cell>
          <table:table-cell office:value-type="float" office:value="55" calcext:value-type="float">
            <text:p>55</text:p>
          </table:table-cell>
          <table:table-cell office:value-type="float" office:value="8105" calcext:value-type="float">
            <text:p>8,105</text:p>
          </table:table-cell>
          <table:table-cell office:value-type="float" office:value="159" calcext:value-type="float">
            <text:p>159</text:p>
          </table:table-cell>
          <table:table-cell table:formula="of:=218+1019" office:value-type="float" office:value="1237" calcext:value-type="float">
            <text:p>1,237</text:p>
          </table:table-cell>
          <table:table-cell table:style-name="ce74" table:number-columns-repeated="7"/>
          <table:table-cell/>
        </table:table-row>
        <table:table-row table:style-name="ro2">
          <table:table-cell office:value-type="date" office:date-value="2014-01-22" calcext:value-type="date">
            <text:p>Jan 22, 14</text:p>
          </table:table-cell>
          <table:table-cell office:value-type="float" office:value="634" calcext:value-type="float">
            <text:p>634</text:p>
          </table:table-cell>
          <table:table-cell office:value-type="float" office:value="188" calcext:value-type="float">
            <text:p>188</text:p>
          </table:table-cell>
          <table:table-cell table:style-name="ce192" office:value-type="float" office:value="1748" calcext:value-type="float">
            <text:p>1,748</text:p>
          </table:table-cell>
          <table:table-cell office:value-type="float" office:value="6483" calcext:value-type="float">
            <text:p>6,483</text:p>
          </table:table-cell>
          <table:table-cell office:value-type="float" office:value="2530" calcext:value-type="float">
            <text:p>2,530</text:p>
          </table:table-cell>
          <table:table-cell office:value-type="float" office:value="1405" calcext:value-type="float">
            <text:p>1,405</text:p>
          </table:table-cell>
          <table:table-cell office:value-type="float" office:value="598" calcext:value-type="float">
            <text:p>598</text:p>
          </table:table-cell>
          <table:table-cell office:value-type="float" office:value="60" calcext:value-type="float">
            <text:p>60</text:p>
          </table:table-cell>
          <table:table-cell office:value-type="float" office:value="8319" calcext:value-type="float">
            <text:p>8,319</text:p>
          </table:table-cell>
          <table:table-cell office:value-type="float" office:value="177" calcext:value-type="float">
            <text:p>177</text:p>
          </table:table-cell>
          <table:table-cell table:formula="of:=316+1159" office:value-type="float" office:value="1475" calcext:value-type="float">
            <text:p>1,475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6"/>
          <table:table-cell/>
        </table:table-row>
        <table:table-row table:style-name="ro2">
          <table:table-cell office:value-type="date" office:date-value="2014-04-04" calcext:value-type="date">
            <text:p>Apr 4, 14</text:p>
          </table:table-cell>
          <table:table-cell office:value-type="float" office:value="722" calcext:value-type="float">
            <text:p>722</text:p>
          </table:table-cell>
          <table:table-cell office:value-type="float" office:value="217" calcext:value-type="float">
            <text:p>217</text:p>
          </table:table-cell>
          <table:table-cell table:style-name="ce192" office:value-type="float" office:value="1999" calcext:value-type="float">
            <text:p>1,999</text:p>
          </table:table-cell>
          <table:table-cell office:value-type="float" office:value="6800" calcext:value-type="float">
            <text:p>6,800</text:p>
          </table:table-cell>
          <table:table-cell office:value-type="float" office:value="2720" calcext:value-type="float">
            <text:p>2,720</text:p>
          </table:table-cell>
          <table:table-cell office:value-type="float" office:value="1505" calcext:value-type="float">
            <text:p>1,505</text:p>
          </table:table-cell>
          <table:table-cell office:value-type="float" office:value="714" calcext:value-type="float">
            <text:p>714</text:p>
          </table:table-cell>
          <table:table-cell office:value-type="float" office:value="88" calcext:value-type="float">
            <text:p>88</text:p>
          </table:table-cell>
          <table:table-cell office:value-type="float" office:value="8816" calcext:value-type="float">
            <text:p>8,816</text:p>
          </table:table-cell>
          <table:table-cell office:value-type="float" office:value="200" calcext:value-type="float">
            <text:p>200</text:p>
          </table:table-cell>
          <table:table-cell office:value-type="float" office:value="1529" calcext:value-type="float">
            <text:p>1,52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6"/>
          <table:table-cell/>
        </table:table-row>
        <table:table-row table:style-name="ro2">
          <table:table-cell office:value-type="date" office:date-value="2014-07-05" calcext:value-type="date">
            <text:p>Jul 5, 14</text:p>
          </table:table-cell>
          <table:table-cell office:value-type="float" office:value="811" calcext:value-type="float">
            <text:p>811</text:p>
          </table:table-cell>
          <table:table-cell office:value-type="float" office:value="263" calcext:value-type="float">
            <text:p>263</text:p>
          </table:table-cell>
          <table:table-cell table:style-name="ce192" office:value-type="float" office:value="2245" calcext:value-type="float">
            <text:p>2,245</text:p>
          </table:table-cell>
          <table:table-cell office:value-type="float" office:value="7239" calcext:value-type="float">
            <text:p>7,239</text:p>
          </table:table-cell>
          <table:table-cell office:value-type="float" office:value="2962" calcext:value-type="float">
            <text:p>2,962</text:p>
          </table:table-cell>
          <table:table-cell office:value-type="float" office:value="1678" calcext:value-type="float">
            <text:p>1,678</text:p>
          </table:table-cell>
          <table:table-cell office:value-type="float" office:value="900" calcext:value-type="float">
            <text:p>900</text:p>
          </table:table-cell>
          <table:table-cell office:value-type="float" office:value="141" calcext:value-type="float">
            <text:p>141</text:p>
          </table:table-cell>
          <table:table-cell office:value-type="float" office:value="9480" calcext:value-type="float">
            <text:p>9,480</text:p>
          </table:table-cell>
          <table:table-cell office:value-type="float" office:value="270" calcext:value-type="float">
            <text:p>270</text:p>
          </table:table-cell>
          <table:table-cell office:value-type="float" office:value="1822" calcext:value-type="float">
            <text:p>1,82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6"/>
          <table:table-cell/>
        </table:table-row>
        <table:table-row table:style-name="ro2">
          <table:table-cell office:value-type="date" office:date-value="2014-10-04" calcext:value-type="date">
            <text:p>Oct 4, 14</text:p>
          </table:table-cell>
          <table:table-cell office:value-type="float" office:value="913" calcext:value-type="float">
            <text:p>913</text:p>
          </table:table-cell>
          <table:table-cell office:value-type="float" office:value="296" calcext:value-type="float">
            <text:p>296</text:p>
          </table:table-cell>
          <table:table-cell table:style-name="ce192" office:value-type="float" office:value="2517" calcext:value-type="float">
            <text:p>2,517</text:p>
          </table:table-cell>
          <table:table-cell office:value-type="float" office:value="7605" calcext:value-type="float">
            <text:p>7,605</text:p>
          </table:table-cell>
          <table:table-cell office:value-type="float" office:value="3228" calcext:value-type="float">
            <text:p>3,228</text:p>
          </table:table-cell>
          <table:table-cell office:value-type="float" office:value="1852" calcext:value-type="float">
            <text:p>1,852</text:p>
          </table:table-cell>
          <table:table-cell office:value-type="float" office:value="1124" calcext:value-type="float">
            <text:p>1,124</text:p>
          </table:table-cell>
          <table:table-cell office:value-type="float" office:value="202" calcext:value-type="float">
            <text:p>202</text:p>
          </table:table-cell>
          <table:table-cell office:value-type="float" office:value="10320" calcext:value-type="float">
            <text:p>10,320</text:p>
          </table:table-cell>
          <table:table-cell office:value-type="float" office:value="248" calcext:value-type="float">
            <text:p>248</text:p>
          </table:table-cell>
          <table:table-cell office:value-type="float" office:value="2138" calcext:value-type="float">
            <text:p>2,138</text:p>
          </table:table-cell>
          <table:table-cell office:value-type="float" office:value="62" calcext:value-type="float">
            <text:p>62</text:p>
          </table:table-cell>
          <table:table-cell table:style-name="ce74" table:number-columns-repeated="6"/>
          <table:table-cell/>
        </table:table-row>
        <table:table-row table:style-name="ro2">
          <table:table-cell office:value-type="date" office:date-value="2015-01-21" calcext:value-type="date">
            <text:p>Jan 21, 15</text:p>
          </table:table-cell>
          <table:table-cell office:value-type="float" office:value="1107" calcext:value-type="float">
            <text:p>1,107</text:p>
          </table:table-cell>
          <table:table-cell office:value-type="float" office:value="347" calcext:value-type="float">
            <text:p>347</text:p>
          </table:table-cell>
          <table:table-cell office:value-type="float" office:value="2975" calcext:value-type="float">
            <text:p>2,975</text:p>
          </table:table-cell>
          <table:table-cell office:value-type="float" office:value="8007" calcext:value-type="float">
            <text:p>8,007</text:p>
          </table:table-cell>
          <table:table-cell office:value-type="float" office:value="3602" calcext:value-type="float">
            <text:p>3,602</text:p>
          </table:table-cell>
          <table:table-cell office:value-type="float" office:value="2066" calcext:value-type="float">
            <text:p>2,066</text:p>
          </table:table-cell>
          <table:table-cell office:value-type="float" office:value="1401" calcext:value-type="float">
            <text:p>1,401</text:p>
          </table:table-cell>
          <table:table-cell office:value-type="float" office:value="295" calcext:value-type="float">
            <text:p>295</text:p>
          </table:table-cell>
          <table:table-cell office:value-type="float" office:value="13673" calcext:value-type="float">
            <text:p>13,673</text:p>
          </table:table-cell>
          <table:table-cell office:value-type="float" office:value="304" calcext:value-type="float">
            <text:p>304</text:p>
          </table:table-cell>
          <table:table-cell office:value-type="float" office:value="2473" calcext:value-type="float">
            <text:p>2,473</text:p>
          </table:table-cell>
          <table:table-cell office:value-type="float" office:value="274" calcext:value-type="float">
            <text:p>274</text:p>
          </table:table-cell>
          <table:table-cell table:style-name="ce74" table:number-columns-repeated="6"/>
          <table:table-cell/>
        </table:table-row>
        <table:table-row table:style-name="ro2">
          <table:table-cell office:value-type="date" office:date-value="2015-05-13" calcext:value-type="date">
            <text:p>May 13, 15</text:p>
          </table:table-cell>
          <table:table-cell office:value-type="float" office:value="1352" calcext:value-type="float">
            <text:p>1,352</text:p>
          </table:table-cell>
          <table:table-cell office:value-type="float" office:value="440" calcext:value-type="float">
            <text:p>440</text:p>
          </table:table-cell>
          <table:table-cell office:value-type="float" office:value="3544" calcext:value-type="float">
            <text:p>3,544</text:p>
          </table:table-cell>
          <table:table-cell office:value-type="float" office:value="8596" calcext:value-type="float">
            <text:p>8,596</text:p>
          </table:table-cell>
          <table:table-cell office:value-type="float" office:value="4060" calcext:value-type="float">
            <text:p>4,060</text:p>
          </table:table-cell>
          <table:table-cell office:value-type="float" office:value="2362" calcext:value-type="float">
            <text:p>2,362</text:p>
          </table:table-cell>
          <table:table-cell office:value-type="float" office:value="1887" calcext:value-type="float">
            <text:p>1,887</text:p>
          </table:table-cell>
          <table:table-cell office:value-type="float" office:value="393" calcext:value-type="float">
            <text:p>393</text:p>
          </table:table-cell>
          <table:table-cell office:value-type="float" office:value="20052" calcext:value-type="float">
            <text:p>20,052</text:p>
          </table:table-cell>
          <table:table-cell office:value-type="float" office:value="344" calcext:value-type="float">
            <text:p>344</text:p>
          </table:table-cell>
          <table:table-cell office:value-type="float" office:value="2887" calcext:value-type="float">
            <text:p>2,887</text:p>
          </table:table-cell>
          <table:table-cell office:value-type="float" office:value="534" calcext:value-type="float">
            <text:p>53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5-06-23" calcext:value-type="date">
            <text:p>Jun 23, 15</text:p>
          </table:table-cell>
          <table:table-cell office:value-type="float" office:value="1436" calcext:value-type="float">
            <text:p>1,436</text:p>
          </table:table-cell>
          <table:table-cell office:value-type="float" office:value="482" calcext:value-type="float">
            <text:p>482</text:p>
          </table:table-cell>
          <table:table-cell table:style-name="ce192" office:value-type="float" office:value="3715" calcext:value-type="float">
            <text:p>3,715</text:p>
          </table:table-cell>
          <table:table-cell office:value-type="float" office:value="8852" calcext:value-type="float">
            <text:p>8,852</text:p>
          </table:table-cell>
          <table:table-cell office:value-type="float" office:value="4202" calcext:value-type="float">
            <text:p>4,202</text:p>
          </table:table-cell>
          <table:table-cell office:value-type="float" office:value="2479" calcext:value-type="float">
            <text:p>2,479</text:p>
          </table:table-cell>
          <table:table-cell office:value-type="float" office:value="2072" calcext:value-type="float">
            <text:p>2,072</text:p>
          </table:table-cell>
          <table:table-cell office:value-type="float" office:value="420" calcext:value-type="float">
            <text:p>420</text:p>
          </table:table-cell>
          <table:table-cell office:value-type="float" office:value="22190" calcext:value-type="float">
            <text:p>22,190</text:p>
          </table:table-cell>
          <table:table-cell office:value-type="float" office:value="377" calcext:value-type="float">
            <text:p>377</text:p>
          </table:table-cell>
          <table:table-cell office:value-type="float" office:value="2969" calcext:value-type="float">
            <text:p>2,969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style-name="ce74" table:number-columns-repeated="4"/>
          <table:table-cell/>
        </table:table-row>
        <table:table-row table:style-name="ro2">
          <table:table-cell office:value-type="date" office:date-value="2015-08-13" calcext:value-type="date">
            <text:p>Aug 13, 15</text:p>
          </table:table-cell>
          <table:table-cell office:value-type="float" office:value="1575" calcext:value-type="float">
            <text:p>1,575</text:p>
          </table:table-cell>
          <table:table-cell office:value-type="float" office:value="530" calcext:value-type="float">
            <text:p>530</text:p>
          </table:table-cell>
          <table:table-cell office:value-type="float" office:value="3917" calcext:value-type="float">
            <text:p>3,917</text:p>
          </table:table-cell>
          <table:table-cell office:value-type="float" office:value="9201" calcext:value-type="float">
            <text:p>9,201</text:p>
          </table:table-cell>
          <table:table-cell office:value-type="float" office:value="4405" calcext:value-type="float">
            <text:p>4,405</text:p>
          </table:table-cell>
          <table:table-cell office:value-type="float" office:value="2625" calcext:value-type="float">
            <text:p>2,625</text:p>
          </table:table-cell>
          <table:table-cell office:value-type="float" office:value="2418" calcext:value-type="float">
            <text:p>2,418</text:p>
          </table:table-cell>
          <table:table-cell office:value-type="float" office:value="477" calcext:value-type="float">
            <text:p>477</text:p>
          </table:table-cell>
          <table:table-cell office:value-type="float" office:value="25019" calcext:value-type="float">
            <text:p>25,019</text:p>
          </table:table-cell>
          <table:table-cell office:value-type="float" office:value="404" calcext:value-type="float">
            <text:p>404</text:p>
          </table:table-cell>
          <table:table-cell office:value-type="float" office:value="3133" calcext:value-type="float">
            <text:p>3,133</text:p>
          </table:table-cell>
          <table:table-cell office:value-type="float" office:value="737" calcext:value-type="float">
            <text:p>737</text:p>
          </table:table-cell>
          <table:table-cell table:number-columns-repeated="2"/>
          <table:table-cell table:style-name="ce74" table:number-columns-repeated="4"/>
          <table:table-cell/>
        </table:table-row>
        <table:table-row table:style-name="ro2">
          <table:table-cell office:value-type="date" office:date-value="2015-10-09" calcext:value-type="date">
            <text:p>Oct 9, 15</text:p>
          </table:table-cell>
          <table:table-cell office:value-type="float" office:value="1697" calcext:value-type="float">
            <text:p>1,697</text:p>
          </table:table-cell>
          <table:table-cell office:value-type="float" office:value="567" calcext:value-type="float">
            <text:p>567</text:p>
          </table:table-cell>
          <table:table-cell office:value-type="float" office:value="4171" calcext:value-type="float">
            <text:p>4,171</text:p>
          </table:table-cell>
          <table:table-cell office:value-type="float" office:value="8684" calcext:value-type="float">
            <text:p>8,684</text:p>
          </table:table-cell>
          <table:table-cell office:value-type="float" office:value="4610" calcext:value-type="float">
            <text:p>4,610</text:p>
          </table:table-cell>
          <table:table-cell office:value-type="float" office:value="2794" calcext:value-type="float">
            <text:p>2,794</text:p>
          </table:table-cell>
          <table:table-cell office:value-type="float" office:value="2718" calcext:value-type="float">
            <text:p>2,718</text:p>
          </table:table-cell>
          <table:table-cell office:value-type="float" office:value="529" calcext:value-type="float">
            <text:p>529</text:p>
          </table:table-cell>
          <table:table-cell office:value-type="float" office:value="28353" calcext:value-type="float">
            <text:p>28,353</text:p>
          </table:table-cell>
          <table:table-cell office:value-type="float" office:value="436" calcext:value-type="float">
            <text:p>436</text:p>
          </table:table-cell>
          <table:table-cell office:value-type="float" office:value="3294" calcext:value-type="float">
            <text:p>3,294</text:p>
          </table:table-cell>
          <table:table-cell office:value-type="float" office:value="844" calcext:value-type="float">
            <text:p>844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4"/>
          <table:table-cell/>
        </table:table-row>
        <table:table-row table:style-name="ro2">
          <table:table-cell office:value-type="date" office:date-value="2016-01-07" calcext:value-type="date">
            <text:p>Jan 7, 16</text:p>
          </table:table-cell>
          <table:table-cell office:value-type="float" office:value="1905" calcext:value-type="float">
            <text:p>1,905</text:p>
          </table:table-cell>
          <table:table-cell office:value-type="float" office:value="649" calcext:value-type="float">
            <text:p>649</text:p>
          </table:table-cell>
          <table:table-cell table:style-name="ce192" office:value-type="float" office:value="4593" calcext:value-type="float">
            <text:p>4,593</text:p>
          </table:table-cell>
          <table:table-cell office:value-type="float" office:value="9306" calcext:value-type="float">
            <text:p>9,306</text:p>
          </table:table-cell>
          <table:table-cell office:value-type="float" office:value="4922" calcext:value-type="float">
            <text:p>4,922</text:p>
          </table:table-cell>
          <table:table-cell office:value-type="float" office:value="3053" calcext:value-type="float">
            <text:p>3,053</text:p>
          </table:table-cell>
          <table:table-cell office:value-type="float" office:value="3282" calcext:value-type="float">
            <text:p>3,282</text:p>
          </table:table-cell>
          <table:table-cell office:value-type="float" office:value="618" calcext:value-type="float">
            <text:p>618</text:p>
          </table:table-cell>
          <table:table-cell office:value-type="float" office:value="33010" calcext:value-type="float">
            <text:p>33,010</text:p>
          </table:table-cell>
          <table:table-cell office:value-type="float" office:value="472" calcext:value-type="float">
            <text:p>472</text:p>
          </table:table-cell>
          <table:table-cell office:value-type="float" office:value="3483" calcext:value-type="float">
            <text:p>3,483</text:p>
          </table:table-cell>
          <table:table-cell office:value-type="float" office:value="925" calcext:value-type="float">
            <text:p>925</text:p>
          </table:table-cell>
          <table:table-cell office:value-type="float" office:value="3418" calcext:value-type="float">
            <text:p>3,4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74" table:number-columns-repeated="3"/>
          <table:table-cell/>
        </table:table-row>
        <table:table-row table:style-name="ro2">
          <table:table-cell office:value-type="date" office:date-value="2016-04-06" calcext:value-type="date">
            <text:p>Apr 6, 16</text:p>
          </table:table-cell>
          <table:table-cell office:value-type="float" office:value="2126" calcext:value-type="float">
            <text:p>2,126</text:p>
          </table:table-cell>
          <table:table-cell office:value-type="float" office:value="657" calcext:value-type="float">
            <text:p>657</text:p>
          </table:table-cell>
          <table:table-cell table:style-name="ce192" office:value-type="float" office:value="5001" calcext:value-type="float">
            <text:p>5,001</text:p>
          </table:table-cell>
          <table:table-cell office:value-type="float" office:value="10018" calcext:value-type="float">
            <text:p>10,018</text:p>
          </table:table-cell>
          <table:table-cell office:value-type="float" office:value="5133" calcext:value-type="float">
            <text:p>5,133</text:p>
          </table:table-cell>
          <table:table-cell office:value-type="float" office:value="3274" calcext:value-type="float">
            <text:p>3,274</text:p>
          </table:table-cell>
          <table:table-cell office:value-type="float" office:value="4253" calcext:value-type="float">
            <text:p>4,253</text:p>
          </table:table-cell>
          <table:table-cell office:value-type="float" office:value="744" calcext:value-type="float">
            <text:p>744</text:p>
          </table:table-cell>
          <table:table-cell office:value-type="float" office:value="36578" calcext:value-type="float">
            <text:p>36,578</text:p>
          </table:table-cell>
          <table:table-cell office:value-type="float" office:value="518" calcext:value-type="float">
            <text:p>518</text:p>
          </table:table-cell>
          <table:table-cell office:value-type="float" office:value="3711" calcext:value-type="float">
            <text:p>3,711</text:p>
          </table:table-cell>
          <table:table-cell office:value-type="float" office:value="988" calcext:value-type="float">
            <text:p>988</text:p>
          </table:table-cell>
          <table:table-cell office:value-type="float" office:value="6707" calcext:value-type="float">
            <text:p>6,70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74" table:number-columns-repeated="3"/>
          <table:table-cell/>
        </table:table-row>
        <table:table-row table:style-name="ro2">
          <table:table-cell office:value-type="date" office:date-value="2016-07-05" calcext:value-type="date">
            <text:p>Jul 5, 16</text:p>
          </table:table-cell>
          <table:table-cell office:value-type="float" office:value="2334" calcext:value-type="float">
            <text:p>2,334</text:p>
          </table:table-cell>
          <table:table-cell office:value-type="float" office:value="731" calcext:value-type="float">
            <text:p>731</text:p>
          </table:table-cell>
          <table:table-cell office:value-type="float" office:value="5412" calcext:value-type="float">
            <text:p>5,412</text:p>
          </table:table-cell>
          <table:table-cell office:value-type="float" office:value="10599" calcext:value-type="float">
            <text:p>10,599</text:p>
          </table:table-cell>
          <table:table-cell office:value-type="float" office:value="5379" calcext:value-type="float">
            <text:p>5,379</text:p>
          </table:table-cell>
          <table:table-cell office:value-type="float" office:value="3485" calcext:value-type="float">
            <text:p>3,485</text:p>
          </table:table-cell>
          <table:table-cell office:value-type="float" office:value="5790" calcext:value-type="float">
            <text:p>5,790</text:p>
          </table:table-cell>
          <table:table-cell office:value-type="float" office:value="847" calcext:value-type="float">
            <text:p>847</text:p>
          </table:table-cell>
          <table:table-cell office:value-type="float" office:value="39177" calcext:value-type="float">
            <text:p>39,177</text:p>
          </table:table-cell>
          <table:table-cell office:value-type="float" office:value="595" calcext:value-type="float">
            <text:p>595</text:p>
          </table:table-cell>
          <table:table-cell office:value-type="float" office:value="4044" calcext:value-type="float">
            <text:p>4,044</text:p>
          </table:table-cell>
          <table:table-cell office:value-type="float" office:value="1109" calcext:value-type="float">
            <text:p>1,109</text:p>
          </table:table-cell>
          <table:table-cell office:value-type="float" office:value="9697" calcext:value-type="float">
            <text:p>9,697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,347</text:p>
          </table:table-cell>
          <table:table-cell table:style-name="ce74" table:number-columns-repeated="3"/>
          <table:table-cell/>
        </table:table-row>
        <table:table-row table:style-name="ro2">
          <table:table-cell office:value-type="date" office:date-value="2016-09-27" calcext:value-type="date">
            <text:p>Sep 27, 16</text:p>
          </table:table-cell>
          <table:table-cell office:value-type="float" office:value="2518" calcext:value-type="float">
            <text:p>2,518</text:p>
          </table:table-cell>
          <table:table-cell office:value-type="float" office:value="814" calcext:value-type="float">
            <text:p>814</text:p>
          </table:table-cell>
          <table:table-cell office:value-type="float" office:value="6089" calcext:value-type="float">
            <text:p>6,089</text:p>
          </table:table-cell>
          <table:table-cell office:value-type="float" office:value="11309" calcext:value-type="float">
            <text:p>11,309</text:p>
          </table:table-cell>
          <table:table-cell office:value-type="float" office:value="5722" calcext:value-type="float">
            <text:p>5,722</text:p>
          </table:table-cell>
          <table:table-cell office:value-type="float" office:value="3664" calcext:value-type="float">
            <text:p>3,664</text:p>
          </table:table-cell>
          <table:table-cell office:value-type="float" office:value="6835" calcext:value-type="float">
            <text:p>6,835</text:p>
          </table:table-cell>
          <table:table-cell office:value-type="float" office:value="937" calcext:value-type="float">
            <text:p>937</text:p>
          </table:table-cell>
          <table:table-cell office:value-type="float" office:value="41458" calcext:value-type="float">
            <text:p>41,458</text:p>
          </table:table-cell>
          <table:table-cell office:value-type="float" office:value="633" calcext:value-type="float">
            <text:p>633</text:p>
          </table:table-cell>
          <table:table-cell office:value-type="float" office:value="4861" calcext:value-type="float">
            <text:p>4,861</text:p>
          </table:table-cell>
          <table:table-cell office:value-type="float" office:value="1176" calcext:value-type="float">
            <text:p>1,176</text:p>
          </table:table-cell>
          <table:table-cell office:value-type="float" office:value="11925" calcext:value-type="float">
            <text:p>11,925</text:p>
          </table:table-cell>
          <table:table-cell office:value-type="float" office:value="480" calcext:value-type="float">
            <text:p>480</text:p>
          </table:table-cell>
          <table:table-cell office:value-type="float" office:value="4746" calcext:value-type="float">
            <text:p>4,746</text:p>
          </table:table-cell>
          <table:table-cell table:style-name="ce74" table:number-columns-repeated="3"/>
          <table:table-cell/>
        </table:table-row>
        <table:table-row table:style-name="ro2">
          <table:table-cell office:value-type="date" office:date-value="2017-01-09" calcext:value-type="date">
            <text:p>Jan 9, 17</text:p>
          </table:table-cell>
          <table:table-cell office:value-type="float" office:value="2720" calcext:value-type="float">
            <text:p>2,720</text:p>
          </table:table-cell>
          <table:table-cell office:value-type="float" office:value="971" calcext:value-type="float">
            <text:p>971</text:p>
          </table:table-cell>
          <table:table-cell office:value-type="float" office:value="7491" calcext:value-type="float">
            <text:p>7,491</text:p>
          </table:table-cell>
          <table:table-cell office:value-type="float" office:value="12573" calcext:value-type="float">
            <text:p>12,573</text:p>
          </table:table-cell>
          <table:table-cell office:value-type="float" office:value="6048" calcext:value-type="float">
            <text:p>6,048</text:p>
          </table:table-cell>
          <table:table-cell office:value-type="float" office:value="3864" calcext:value-type="float">
            <text:p>3,864</text:p>
          </table:table-cell>
          <table:table-cell office:value-type="float" office:value="7774" calcext:value-type="float">
            <text:p>7,774</text:p>
          </table:table-cell>
          <table:table-cell office:value-type="float" office:value="1069" calcext:value-type="float">
            <text:p>1,069</text:p>
          </table:table-cell>
          <table:table-cell office:value-type="float" office:value="43940" calcext:value-type="float">
            <text:p>43,940</text:p>
          </table:table-cell>
          <table:table-cell office:value-type="float" office:value="681" calcext:value-type="float">
            <text:p>681</text:p>
          </table:table-cell>
          <table:table-cell office:value-type="float" office:value="5811" calcext:value-type="float">
            <text:p>5,811</text:p>
          </table:table-cell>
          <table:table-cell office:value-type="float" office:value="1323" calcext:value-type="float">
            <text:p>1,323</text:p>
          </table:table-cell>
          <table:table-cell office:value-type="float" office:value="14122" calcext:value-type="float">
            <text:p>14,122</text:p>
          </table:table-cell>
          <table:table-cell office:value-type="float" office:value="2133" calcext:value-type="float">
            <text:p>2,133</text:p>
          </table:table-cell>
          <table:table-cell office:value-type="float" office:value="9165" calcext:value-type="float">
            <text:p>9,165</text:p>
          </table:table-cell>
          <table:table-cell table:style-name="ce74" table:number-columns-repeated="3"/>
          <table:table-cell/>
        </table:table-row>
        <table:table-row table:style-name="ro2">
          <table:table-cell office:value-type="date" office:date-value="2017-04-03" calcext:value-type="date">
            <text:p>Apr 3, 17</text:p>
          </table:table-cell>
          <table:table-cell office:value-type="float" office:value="3101" calcext:value-type="float">
            <text:p>3,101</text:p>
          </table:table-cell>
          <table:table-cell office:value-type="float" office:value="1061" calcext:value-type="float">
            <text:p>1,061</text:p>
          </table:table-cell>
          <table:table-cell office:value-type="float" office:value="8316" calcext:value-type="float">
            <text:p>8,316</text:p>
          </table:table-cell>
          <table:table-cell office:value-type="float" office:value="15458" calcext:value-type="float">
            <text:p>15,458</text:p>
          </table:table-cell>
          <table:table-cell office:value-type="float" office:value="6264" calcext:value-type="float">
            <text:p>6,264</text:p>
          </table:table-cell>
          <table:table-cell office:value-type="float" office:value="4012" calcext:value-type="float">
            <text:p>4,012</text:p>
          </table:table-cell>
          <table:table-cell office:value-type="float" office:value="8766" calcext:value-type="float">
            <text:p>8,766</text:p>
          </table:table-cell>
          <table:table-cell office:value-type="float" office:value="1152" calcext:value-type="float">
            <text:p>1,152</text:p>
          </table:table-cell>
          <table:table-cell office:value-type="float" office:value="45738" calcext:value-type="float">
            <text:p>45,738</text:p>
          </table:table-cell>
          <table:table-cell office:value-type="float" office:value="716" calcext:value-type="float">
            <text:p>716</text:p>
          </table:table-cell>
          <table:table-cell office:value-type="float" office:value="6679" calcext:value-type="float">
            <text:p>6,679</text:p>
          </table:table-cell>
          <table:table-cell office:value-type="float" office:value="1387" calcext:value-type="float">
            <text:p>1,387</text:p>
          </table:table-cell>
          <table:table-cell office:value-type="float" office:value="15775" calcext:value-type="float">
            <text:p>15,775</text:p>
          </table:table-cell>
          <table:table-cell office:value-type="float" office:value="2870" calcext:value-type="float">
            <text:p>2,870</text:p>
          </table:table-cell>
          <table:table-cell office:value-type="float" office:value="12273" calcext:value-type="float">
            <text:p>12,273</text:p>
          </table:table-cell>
          <table:table-cell table:style-name="ce74" table:number-columns-repeated="3"/>
          <table:table-cell/>
        </table:table-row>
        <table:table-row table:style-name="ro2">
          <table:table-cell office:value-type="date" office:date-value="2017-07-07" calcext:value-type="date">
            <text:p>Jul 7, 17</text:p>
          </table:table-cell>
          <table:table-cell office:value-type="float" office:value="3889" calcext:value-type="float">
            <text:p>3,889</text:p>
          </table:table-cell>
          <table:table-cell office:value-type="float" office:value="1237" calcext:value-type="float">
            <text:p>1,237</text:p>
          </table:table-cell>
          <table:table-cell office:value-type="float" office:value="9034" calcext:value-type="float">
            <text:p>9,034</text:p>
          </table:table-cell>
          <table:table-cell office:value-type="float" office:value="18476" calcext:value-type="float">
            <text:p>18,476</text:p>
          </table:table-cell>
          <table:table-cell office:value-type="float" office:value="6602" calcext:value-type="float">
            <text:p>6,602</text:p>
          </table:table-cell>
          <table:table-cell office:value-type="float" office:value="5459" calcext:value-type="float">
            <text:p>5,459</text:p>
          </table:table-cell>
          <table:table-cell office:value-type="float" office:value="9964" calcext:value-type="float">
            <text:p>9,964</text:p>
          </table:table-cell>
          <table:table-cell office:value-type="float" office:value="1265" calcext:value-type="float">
            <text:p>1,265</text:p>
          </table:table-cell>
          <table:table-cell office:value-type="float" office:value="47611" calcext:value-type="float">
            <text:p>47,611</text:p>
          </table:table-cell>
          <table:table-cell office:value-type="float" office:value="748" calcext:value-type="float">
            <text:p>748</text:p>
          </table:table-cell>
          <table:table-cell office:value-type="float" office:value="7654" calcext:value-type="float">
            <text:p>7,654</text:p>
          </table:table-cell>
          <table:table-cell office:value-type="float" office:value="1429" calcext:value-type="float">
            <text:p>1,429</text:p>
          </table:table-cell>
          <table:table-cell office:value-type="float" office:value="17451" calcext:value-type="float">
            <text:p>17,451</text:p>
          </table:table-cell>
          <table:table-cell office:value-type="float" office:value="3412" calcext:value-type="float">
            <text:p>3,412</text:p>
          </table:table-cell>
          <table:table-cell office:value-type="float" office:value="15654" calcext:value-type="float">
            <text:p>15,654</text:p>
          </table:table-cell>
          <table:table-cell table:style-name="ce74" table:number-columns-repeated="3"/>
          <table:table-cell/>
        </table:table-row>
        <table:table-row table:style-name="ro2">
          <table:table-cell office:value-type="date" office:date-value="2017-10-10" calcext:value-type="date">
            <text:p>Oct 10, 17</text:p>
          </table:table-cell>
          <table:table-cell office:value-type="float" office:value="4309" calcext:value-type="float">
            <text:p>4,309</text:p>
          </table:table-cell>
          <table:table-cell office:value-type="float" office:value="1405" calcext:value-type="float">
            <text:p>1,405</text:p>
          </table:table-cell>
          <table:table-cell office:value-type="float" office:value="9622" calcext:value-type="float">
            <text:p>9,622</text:p>
          </table:table-cell>
          <table:table-cell office:value-type="float" office:value="21421" calcext:value-type="float">
            <text:p>21,421</text:p>
          </table:table-cell>
          <table:table-cell office:value-type="float" office:value="6969" calcext:value-type="float">
            <text:p>6,969</text:p>
          </table:table-cell>
          <table:table-cell office:value-type="float" office:value="6707" calcext:value-type="float">
            <text:p>6,707</text:p>
          </table:table-cell>
          <table:table-cell office:value-type="float" office:value="10922" calcext:value-type="float">
            <text:p>10,922</text:p>
          </table:table-cell>
          <table:table-cell office:value-type="float" office:value="1369" calcext:value-type="float">
            <text:p>1,369</text:p>
          </table:table-cell>
          <table:table-cell office:value-type="float" office:value="49333" calcext:value-type="float">
            <text:p>49,333</text:p>
          </table:table-cell>
          <table:table-cell office:value-type="float" office:value="795" calcext:value-type="float">
            <text:p>795</text:p>
          </table:table-cell>
          <table:table-cell office:value-type="float" office:value="8455" calcext:value-type="float">
            <text:p>8,455</text:p>
          </table:table-cell>
          <table:table-cell office:value-type="float" office:value="1509" calcext:value-type="float">
            <text:p>1,509</text:p>
          </table:table-cell>
          <table:table-cell office:value-type="float" office:value="18847" calcext:value-type="float">
            <text:p>18,847</text:p>
          </table:table-cell>
          <table:table-cell office:value-type="float" office:value="3946" calcext:value-type="float">
            <text:p>3,946</text:p>
          </table:table-cell>
          <table:table-cell office:value-type="float" office:value="18198" calcext:value-type="float">
            <text:p>18,198</text:p>
          </table:table-cell>
          <table:table-cell table:style-name="ce74" table:number-columns-repeated="3"/>
          <table:table-cell/>
        </table:table-row>
        <table:table-row table:style-name="ro2">
          <table:table-cell office:value-type="date" office:date-value="2018-01-10" calcext:value-type="date">
            <text:p>Jan 10, 18</text:p>
          </table:table-cell>
          <table:table-cell office:value-type="float" office:value="4759" calcext:value-type="float">
            <text:p>4,759</text:p>
          </table:table-cell>
          <table:table-cell office:value-type="float" office:value="1570" calcext:value-type="float">
            <text:p>1,570</text:p>
          </table:table-cell>
          <table:table-cell office:value-type="float" office:value="10392" calcext:value-type="float">
            <text:p>10,392</text:p>
          </table:table-cell>
          <table:table-cell office:value-type="float" office:value="24847" calcext:value-type="float">
            <text:p>24,847</text:p>
          </table:table-cell>
          <table:table-cell office:value-type="float" office:value="7281" calcext:value-type="float">
            <text:p>7,281</text:p>
          </table:table-cell>
          <table:table-cell office:value-type="float" office:value="7712" calcext:value-type="float">
            <text:p>7,712</text:p>
          </table:table-cell>
          <table:table-cell office:value-type="float" office:value="12035" calcext:value-type="float">
            <text:p>12,035</text:p>
          </table:table-cell>
          <table:table-cell office:value-type="float" office:value="1539" calcext:value-type="float">
            <text:p>1,539</text:p>
          </table:table-cell>
          <table:table-cell office:value-type="float" office:value="51500" calcext:value-type="float">
            <text:p>51,500</text:p>
          </table:table-cell>
          <table:table-cell office:value-type="float" office:value="901" calcext:value-type="float">
            <text:p>901</text:p>
          </table:table-cell>
          <table:table-cell office:value-type="float" office:value="10003" calcext:value-type="float">
            <text:p>10,003</text:p>
          </table:table-cell>
          <table:table-cell office:value-type="float" office:value="1609" calcext:value-type="float">
            <text:p>1,609</text:p>
          </table:table-cell>
          <table:table-cell office:value-type="float" office:value="20277" calcext:value-type="float">
            <text:p>20,277</text:p>
          </table:table-cell>
          <table:table-cell office:value-type="float" office:value="4459" calcext:value-type="float">
            <text:p>4,459</text:p>
          </table:table-cell>
          <table:table-cell office:value-type="float" office:value="21201" calcext:value-type="float">
            <text:p>21,201</text:p>
          </table:table-cell>
          <table:table-cell table:style-name="ce74" table:number-columns-repeated="3"/>
          <table:table-cell/>
        </table:table-row>
        <table:table-row table:style-name="ro2">
          <table:table-cell office:value-type="date" office:date-value="2018-04-02" calcext:value-type="date">
            <text:p>Apr 2, 18</text:p>
          </table:table-cell>
          <table:table-cell office:value-type="float" office:value="5266" calcext:value-type="float">
            <text:p>5,266</text:p>
          </table:table-cell>
          <table:table-cell office:value-type="float" office:value="1736" calcext:value-type="float">
            <text:p>1,736</text:p>
          </table:table-cell>
          <table:table-cell table:style-name="ce192" office:value-type="float" office:value="11092" calcext:value-type="float">
            <text:p>11,092</text:p>
          </table:table-cell>
          <table:table-cell office:value-type="float" office:value="28068" calcext:value-type="float">
            <text:p>28,068</text:p>
          </table:table-cell>
          <table:table-cell office:value-type="float" office:value="7658" calcext:value-type="float">
            <text:p>7,658</text:p>
          </table:table-cell>
          <table:table-cell office:value-type="float" office:value="8535" calcext:value-type="float">
            <text:p>8,535</text:p>
          </table:table-cell>
          <table:table-cell office:value-type="float" office:value="13266" calcext:value-type="float">
            <text:p>13,266</text:p>
          </table:table-cell>
          <table:table-cell office:value-type="float" office:value="1679" calcext:value-type="float">
            <text:p>1,679</text:p>
          </table:table-cell>
          <table:table-cell office:value-type="float" office:value="52865" calcext:value-type="float">
            <text:p>52,865</text:p>
          </table:table-cell>
          <table:table-cell office:value-type="float" office:value="959" calcext:value-type="float">
            <text:p>959</text:p>
          </table:table-cell>
          <table:table-cell office:value-type="float" office:value="11224" calcext:value-type="float">
            <text:p>11,224</text:p>
          </table:table-cell>
          <table:table-cell office:value-type="float" office:value="1669" calcext:value-type="float">
            <text:p>1,669</text:p>
          </table:table-cell>
          <table:table-cell office:value-type="float" office:value="21432" calcext:value-type="float">
            <text:p>21,432</text:p>
          </table:table-cell>
          <table:table-cell office:value-type="float" office:value="4795" calcext:value-type="float">
            <text:p>4,795</text:p>
          </table:table-cell>
          <table:table-cell office:value-type="float" office:value="23370" calcext:value-type="float">
            <text:p>23,370</text:p>
          </table:table-cell>
          <table:table-cell table:style-name="ce74" table:number-columns-repeated="3"/>
          <table:table-cell/>
        </table:table-row>
        <table:table-row table:style-name="ro2">
          <table:table-cell office:value-type="date" office:date-value="2018-07-17" calcext:value-type="date">
            <text:p>Jul 17, 18</text:p>
          </table:table-cell>
          <table:table-cell office:value-type="float" office:value="5799" calcext:value-type="float">
            <text:p>5,799</text:p>
          </table:table-cell>
          <table:table-cell office:value-type="float" office:value="1919" calcext:value-type="float">
            <text:p>1,919</text:p>
          </table:table-cell>
          <table:table-cell table:style-name="ce192" office:value-type="float" office:value="11830" calcext:value-type="float">
            <text:p>11,830</text:p>
          </table:table-cell>
          <table:table-cell office:value-type="float" office:value="30601" calcext:value-type="float">
            <text:p>30,601</text:p>
          </table:table-cell>
          <table:table-cell office:value-type="float" office:value="8092" calcext:value-type="float">
            <text:p>8,092</text:p>
          </table:table-cell>
          <table:table-cell office:value-type="float" office:value="9799" calcext:value-type="float">
            <text:p>9,799</text:p>
          </table:table-cell>
          <table:table-cell office:value-type="float" office:value="14597" calcext:value-type="float">
            <text:p>14,597</text:p>
          </table:table-cell>
          <table:table-cell office:value-type="float" office:value="1887" calcext:value-type="float">
            <text:p>1,887</text:p>
          </table:table-cell>
          <table:table-cell office:value-type="float" office:value="54554" calcext:value-type="float">
            <text:p>54,554</text:p>
          </table:table-cell>
          <table:table-cell office:value-type="float" office:value="1027" calcext:value-type="float">
            <text:p>1,027</text:p>
          </table:table-cell>
          <table:table-cell office:value-type="float" office:value="12753" calcext:value-type="float">
            <text:p>12,753</text:p>
          </table:table-cell>
          <table:table-cell office:value-type="float" office:value="1810" calcext:value-type="float">
            <text:p>1,810</text:p>
          </table:table-cell>
          <table:table-cell office:value-type="float" office:value="22684" calcext:value-type="float">
            <text:p>22,684</text:p>
          </table:table-cell>
          <table:table-cell office:value-type="float" office:value="5214" calcext:value-type="float">
            <text:p>5,214</text:p>
          </table:table-cell>
          <table:table-cell office:value-type="float" office:value="25816" calcext:value-type="float">
            <text:p>25,816</text:p>
          </table:table-cell>
          <table:table-cell table:style-name="ce74"/>
          <table:table-cell table:style-name="ce192" office:value-type="float" office:value="1" calcext:value-type="float">
            <text:p>1</text:p>
          </table:table-cell>
          <table:table-cell table:style-name="ce74"/>
          <table:table-cell table:formula="of:=[.R:.R]+[.S:.S]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8-10-10" calcext:value-type="date">
            <text:p>Oct 10, 18</text:p>
          </table:table-cell>
          <table:table-cell office:value-type="float" office:value="6260" calcext:value-type="float">
            <text:p>6,260</text:p>
          </table:table-cell>
          <table:table-cell office:value-type="float" office:value="2132" calcext:value-type="float">
            <text:p>2,132</text:p>
          </table:table-cell>
          <table:table-cell office:value-type="float" office:value="12397" calcext:value-type="float">
            <text:p>12,397</text:p>
          </table:table-cell>
          <table:table-cell office:value-type="float" office:value="32552" calcext:value-type="float">
            <text:p>32,552</text:p>
          </table:table-cell>
          <table:table-cell office:value-type="float" office:value="8617" calcext:value-type="float">
            <text:p>8,617</text:p>
          </table:table-cell>
          <table:table-cell office:value-type="float" office:value="10741" calcext:value-type="float">
            <text:p>10,741</text:p>
          </table:table-cell>
          <table:table-cell office:value-type="float" office:value="15469" calcext:value-type="float">
            <text:p>15,469</text:p>
          </table:table-cell>
          <table:table-cell office:value-type="float" office:value="2048" calcext:value-type="float">
            <text:p>2,048</text:p>
          </table:table-cell>
          <table:table-cell office:value-type="float" office:value="56055" calcext:value-type="float">
            <text:p>56,055</text:p>
          </table:table-cell>
          <table:table-cell office:value-type="float" office:value="1105" calcext:value-type="float">
            <text:p>1,105</text:p>
          </table:table-cell>
          <table:table-cell office:value-type="float" office:value="14045" calcext:value-type="float">
            <text:p>14,045</text:p>
          </table:table-cell>
          <table:table-cell office:value-type="float" office:value="1896" calcext:value-type="float">
            <text:p>1,896</text:p>
          </table:table-cell>
          <table:table-cell office:value-type="float" office:value="23721" calcext:value-type="float">
            <text:p>23,721</text:p>
          </table:table-cell>
          <table:table-cell office:value-type="float" office:value="5542" calcext:value-type="float">
            <text:p>5,542</text:p>
          </table:table-cell>
          <table:table-cell office:value-type="float" office:value="27207" calcext:value-type="float">
            <text:p>27,207</text:p>
          </table:table-cell>
          <table:table-cell table:style-name="ce74"/>
          <table:table-cell table:style-name="ce192" office:value-type="float" office:value="1" calcext:value-type="float">
            <text:p>1</text:p>
          </table:table-cell>
          <table:table-cell table:style-name="ce74"/>
          <table:table-cell table:formula="of:=[.R:.R]+[.S:.S]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8-11-02" calcext:value-type="date">
            <text:p>Nov 2, 18</text:p>
          </table:table-cell>
          <table:table-cell office:value-type="float" office:value="6335" calcext:value-type="float">
            <text:p>6,335</text:p>
          </table:table-cell>
          <table:table-cell office:value-type="float" office:value="2171" calcext:value-type="float">
            <text:p>2,171</text:p>
          </table:table-cell>
          <table:table-cell office:value-type="float" office:value="12543" calcext:value-type="float">
            <text:p>12,543</text:p>
          </table:table-cell>
          <table:table-cell office:value-type="float" office:value="33097" calcext:value-type="float">
            <text:p>33,097</text:p>
          </table:table-cell>
          <table:table-cell office:value-type="float" office:value="8769" calcext:value-type="float">
            <text:p>8,769</text:p>
          </table:table-cell>
          <table:table-cell office:value-type="float" office:value="11023" calcext:value-type="float">
            <text:p>11,023</text:p>
          </table:table-cell>
          <table:table-cell office:value-type="float" office:value="15582" calcext:value-type="float">
            <text:p>15,582</text:p>
          </table:table-cell>
          <table:table-cell office:value-type="float" office:value="2075" calcext:value-type="float">
            <text:p>2,075</text:p>
          </table:table-cell>
          <table:table-cell office:value-type="float" office:value="56397" calcext:value-type="float">
            <text:p>56,397</text:p>
          </table:table-cell>
          <table:table-cell office:value-type="float" office:value="1130" calcext:value-type="float">
            <text:p>1,130</text:p>
          </table:table-cell>
          <table:table-cell office:value-type="float" office:value="14375" calcext:value-type="float">
            <text:p>14,375</text:p>
          </table:table-cell>
          <table:table-cell office:value-type="float" office:value="1914" calcext:value-type="float">
            <text:p>1,914</text:p>
          </table:table-cell>
          <table:table-cell office:value-type="float" office:value="23975" calcext:value-type="float">
            <text:p>23,975</text:p>
          </table:table-cell>
          <table:table-cell office:value-type="float" office:value="5641" calcext:value-type="float">
            <text:p>5,641</text:p>
          </table:table-cell>
          <table:table-cell office:value-type="float" office:value="27663" calcext:value-type="float">
            <text:p>27,663</text:p>
          </table:table-cell>
          <table:table-cell table:style-name="ce74"/>
          <table:table-cell table:style-name="ce192" office:value-type="float" office:value="3" calcext:value-type="float">
            <text:p>3</text:p>
          </table:table-cell>
          <table:table-cell table:style-name="ce74"/>
          <table:table-cell table:formula="of:=[.R:.R]+[.S:.S]" office:value-type="float" office:value="3" calcext:value-type="float">
            <text:p>3</text:p>
          </table:table-cell>
        </table:table-row>
        <table:table-row table:style-name="ro2">
          <table:table-cell office:value-type="date" office:date-value="2019-01-05" calcext:value-type="date">
            <text:p>Jan 5, 19</text:p>
          </table:table-cell>
          <table:table-cell office:value-type="float" office:value="6706" calcext:value-type="float">
            <text:p>6,706</text:p>
          </table:table-cell>
          <table:table-cell office:value-type="float" office:value="2287" calcext:value-type="float">
            <text:p>2,287</text:p>
          </table:table-cell>
          <table:table-cell table:style-name="ce192" office:value-type="float" office:value="13164" calcext:value-type="float">
            <text:p>13,164</text:p>
          </table:table-cell>
          <table:table-cell office:value-type="float" office:value="35080" calcext:value-type="float">
            <text:p>35,080</text:p>
          </table:table-cell>
          <table:table-cell office:value-type="float" office:value="9317" calcext:value-type="float">
            <text:p>9,317</text:p>
          </table:table-cell>
          <table:table-cell office:value-type="float" office:value="11811" calcext:value-type="float">
            <text:p>11,811</text:p>
          </table:table-cell>
          <table:table-cell office:value-type="float" office:value="16348" calcext:value-type="float">
            <text:p>16,348</text:p>
          </table:table-cell>
          <table:table-cell office:value-type="float" office:value="2334" calcext:value-type="float">
            <text:p>2,334</text:p>
          </table:table-cell>
          <table:table-cell office:value-type="float" office:value="57894" calcext:value-type="float">
            <text:p>57,894</text:p>
          </table:table-cell>
          <table:table-cell office:value-type="float" office:value="1190" calcext:value-type="float">
            <text:p>1,190</text:p>
          </table:table-cell>
          <table:table-cell office:value-type="float" office:value="15408" calcext:value-type="float">
            <text:p>15,408</text:p>
          </table:table-cell>
          <table:table-cell office:value-type="float" office:value="1976" calcext:value-type="float">
            <text:p>1,976</text:p>
          </table:table-cell>
          <table:table-cell office:value-type="float" office:value="25374" calcext:value-type="float">
            <text:p>25,374</text:p>
          </table:table-cell>
          <table:table-cell office:value-type="float" office:value="5971" calcext:value-type="float">
            <text:p>5,971</text:p>
          </table:table-cell>
          <table:table-cell office:value-type="float" office:value="29103" calcext:value-type="float">
            <text:p>29,103</text:p>
          </table:table-cell>
          <table:table-cell table:style-name="ce74"/>
          <table:table-cell table:style-name="ce192" office:value-type="float" office:value="11" calcext:value-type="float">
            <text:p>11</text:p>
          </table:table-cell>
          <table:table-cell table:style-name="ce74"/>
          <table:table-cell table:formula="of:=[.R:.R]+[.S:.S]"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19-04-01" calcext:value-type="date">
            <text:p>Apr 1, 19</text:p>
          </table:table-cell>
          <table:table-cell office:value-type="float" office:value="7403" calcext:value-type="float">
            <text:p>7,403</text:p>
          </table:table-cell>
          <table:table-cell office:value-type="float" office:value="2464" calcext:value-type="float">
            <text:p>2,464</text:p>
          </table:table-cell>
          <table:table-cell table:style-name="ce192" office:value-type="float" office:value="14039" calcext:value-type="float">
            <text:p>14,039</text:p>
          </table:table-cell>
          <table:table-cell office:value-type="float" office:value="37135" calcext:value-type="float">
            <text:p>37,135</text:p>
          </table:table-cell>
          <table:table-cell office:value-type="float" office:value="11183" calcext:value-type="float">
            <text:p>11,183</text:p>
          </table:table-cell>
          <table:table-cell office:value-type="float" office:value="12813" calcext:value-type="float">
            <text:p>12,813</text:p>
          </table:table-cell>
          <table:table-cell office:value-type="float" office:value="17389" calcext:value-type="float">
            <text:p>17,389</text:p>
          </table:table-cell>
          <table:table-cell office:value-type="float" office:value="2588" calcext:value-type="float">
            <text:p>2,588</text:p>
          </table:table-cell>
          <table:table-cell office:value-type="float" office:value="59375" calcext:value-type="float">
            <text:p>59,375</text:p>
          </table:table-cell>
          <table:table-cell office:value-type="float" office:value="1302" calcext:value-type="float">
            <text:p>1,302</text:p>
          </table:table-cell>
          <table:table-cell office:value-type="float" office:value="16584" calcext:value-type="float">
            <text:p>16,584</text:p>
          </table:table-cell>
          <table:table-cell office:value-type="float" office:value="2075" calcext:value-type="float">
            <text:p>2,075</text:p>
          </table:table-cell>
          <table:table-cell office:value-type="float" office:value="26620" calcext:value-type="float">
            <text:p>26,620</text:p>
          </table:table-cell>
          <table:table-cell office:value-type="float" office:value="6242" calcext:value-type="float">
            <text:p>6,242</text:p>
          </table:table-cell>
          <table:table-cell office:value-type="float" office:value="30371" calcext:value-type="float">
            <text:p>30,371</text:p>
          </table:table-cell>
          <table:table-cell table:style-name="ce74"/>
          <table:table-cell table:style-name="ce192" office:value-type="float" office:value="17" calcext:value-type="float">
            <text:p>17</text:p>
          </table:table-cell>
          <table:table-cell table:style-name="ce74"/>
          <table:table-cell table:formula="of:=[.R:.R]+[.S:.S]" office:value-type="float" office:value="17" calcext:value-type="float">
            <text:p>17</text:p>
          </table:table-cell>
        </table:table-row>
        <table:table-row table:style-name="ro2">
          <table:table-cell office:value-type="date" office:date-value="2019-07-01" calcext:value-type="date">
            <text:p>Jul 1, 19</text:p>
          </table:table-cell>
          <table:table-cell office:value-type="float" office:value="8372" calcext:value-type="float">
            <text:p>8,372</text:p>
          </table:table-cell>
          <table:table-cell office:value-type="float" office:value="2749" calcext:value-type="float">
            <text:p>2,749</text:p>
          </table:table-cell>
          <table:table-cell table:style-name="ce192" office:value-type="float" office:value="14982" calcext:value-type="float">
            <text:p>14,982</text:p>
          </table:table-cell>
          <table:table-cell office:value-type="float" office:value="39192" calcext:value-type="float">
            <text:p>39,192</text:p>
          </table:table-cell>
          <table:table-cell office:value-type="float" office:value="12582" calcext:value-type="float">
            <text:p>12,582</text:p>
          </table:table-cell>
          <table:table-cell office:value-type="float" office:value="13939" calcext:value-type="float">
            <text:p>13,939</text:p>
          </table:table-cell>
          <table:table-cell office:value-type="float" office:value="18444" calcext:value-type="float">
            <text:p>18,444</text:p>
          </table:table-cell>
          <table:table-cell office:value-type="float" office:value="2849" calcext:value-type="float">
            <text:p>2,849</text:p>
          </table:table-cell>
          <table:table-cell office:value-type="float" office:value="60444" calcext:value-type="float">
            <text:p>60,444</text:p>
          </table:table-cell>
          <table:table-cell office:value-type="float" office:value="1463" calcext:value-type="float">
            <text:p>1,463</text:p>
          </table:table-cell>
          <table:table-cell office:value-type="float" office:value="17888" calcext:value-type="float">
            <text:p>17,888</text:p>
          </table:table-cell>
          <table:table-cell office:value-type="float" office:value="2192" calcext:value-type="float">
            <text:p>2,192</text:p>
          </table:table-cell>
          <table:table-cell office:value-type="float" office:value="27724" calcext:value-type="float">
            <text:p>27,724</text:p>
          </table:table-cell>
          <table:table-cell office:value-type="float" office:value="6494" calcext:value-type="float">
            <text:p>6,494</text:p>
          </table:table-cell>
          <table:table-cell office:value-type="float" office:value="31345" calcext:value-type="float">
            <text:p>31,345</text:p>
          </table:table-cell>
          <table:table-cell table:style-name="ce74"/>
          <table:table-cell table:style-name="ce192" office:value-type="float" office:value="29" calcext:value-type="float">
            <text:p>29</text:p>
          </table:table-cell>
          <table:table-cell table:style-name="ce74"/>
          <table:table-cell table:formula="of:=[.R:.R]+[.S:.S]" office:value-type="float" office:value="29" calcext:value-type="float">
            <text:p>29</text:p>
          </table:table-cell>
        </table:table-row>
        <table:table-row table:style-name="ro2">
          <table:table-cell office:value-type="date" office:date-value="2019-10-03" calcext:value-type="date">
            <text:p>Oct 3, 19</text:p>
          </table:table-cell>
          <table:table-cell office:value-type="float" office:value="9326" calcext:value-type="float">
            <text:p>9,326</text:p>
          </table:table-cell>
          <table:table-cell office:value-type="float" office:value="3047" calcext:value-type="float">
            <text:p>3,047</text:p>
          </table:table-cell>
          <table:table-cell table:style-name="ce192" office:value-type="float" office:value="16051" calcext:value-type="float">
            <text:p>16,051</text:p>
          </table:table-cell>
          <table:table-cell office:value-type="float" office:value="42596" calcext:value-type="float">
            <text:p>42,596</text:p>
          </table:table-cell>
          <table:table-cell office:value-type="float" office:value="13734" calcext:value-type="float">
            <text:p>13,734</text:p>
          </table:table-cell>
          <table:table-cell office:value-type="float" office:value="15268" calcext:value-type="float">
            <text:p>15,268</text:p>
          </table:table-cell>
          <table:table-cell office:value-type="float" office:value="23702" calcext:value-type="float">
            <text:p>23,702</text:p>
          </table:table-cell>
          <table:table-cell office:value-type="float" office:value="3117" calcext:value-type="float">
            <text:p>3,117</text:p>
          </table:table-cell>
          <table:table-cell office:value-type="float" office:value="61880" calcext:value-type="float">
            <text:p>61,880</text:p>
          </table:table-cell>
          <table:table-cell office:value-type="float" office:value="1836" calcext:value-type="float">
            <text:p>1,836</text:p>
          </table:table-cell>
          <table:table-cell office:value-type="float" office:value="19308" calcext:value-type="float">
            <text:p>19,308</text:p>
          </table:table-cell>
          <table:table-cell office:value-type="float" office:value="2332" calcext:value-type="float">
            <text:p>2,332</text:p>
          </table:table-cell>
          <table:table-cell office:value-type="float" office:value="28988" calcext:value-type="float">
            <text:p>28,988</text:p>
          </table:table-cell>
          <table:table-cell office:value-type="float" office:value="6727" calcext:value-type="float">
            <text:p>6,727</text:p>
          </table:table-cell>
          <table:table-cell office:value-type="float" office:value="32362" calcext:value-type="float">
            <text:p>32,362</text:p>
          </table:table-cell>
          <table:table-cell table:style-name="ce74"/>
          <table:table-cell table:style-name="ce192" office:value-type="float" office:value="42" calcext:value-type="float">
            <text:p>42</text:p>
          </table:table-cell>
          <table:table-cell table:style-name="ce74"/>
          <table:table-cell table:formula="of:=[.R:.R]+[.S:.S]" office:value-type="float" office:value="42" calcext:value-type="float">
            <text:p>42</text:p>
          </table:table-cell>
        </table:table-row>
        <table:table-row table:style-name="ro2">
          <table:table-cell office:value-type="date" office:date-value="2020-01-01" calcext:value-type="date">
            <text:p>Jan 1, 20</text:p>
          </table:table-cell>
          <table:table-cell office:value-type="float" office:value="10193" calcext:value-type="float">
            <text:p>10,193</text:p>
          </table:table-cell>
          <table:table-cell office:value-type="float" office:value="3310" calcext:value-type="float">
            <text:p>3,310</text:p>
          </table:table-cell>
          <table:table-cell table:style-name="ce192" office:value-type="float" office:value="18021" calcext:value-type="float">
            <text:p>18,021</text:p>
          </table:table-cell>
          <table:table-cell office:value-type="float" office:value="45998" calcext:value-type="float">
            <text:p>45,998</text:p>
          </table:table-cell>
          <table:table-cell office:value-type="float" office:value="14976" calcext:value-type="float">
            <text:p>14,976</text:p>
          </table:table-cell>
          <table:table-cell office:value-type="float" office:value="16409" calcext:value-type="float">
            <text:p>16,409</text:p>
          </table:table-cell>
          <table:table-cell office:value-type="float" office:value="29287" calcext:value-type="float">
            <text:p>29,287</text:p>
          </table:table-cell>
          <table:table-cell office:value-type="float" office:value="3371" calcext:value-type="float">
            <text:p>3,371</text:p>
          </table:table-cell>
          <table:table-cell office:value-type="float" office:value="63224" calcext:value-type="float">
            <text:p>63,224</text:p>
          </table:table-cell>
          <table:table-cell office:value-type="float" office:value="1911" calcext:value-type="float">
            <text:p>1,911</text:p>
          </table:table-cell>
          <table:table-cell office:value-type="float" office:value="20630" calcext:value-type="float">
            <text:p>20,630</text:p>
          </table:table-cell>
          <table:table-cell office:value-type="float" office:value="2453" calcext:value-type="float">
            <text:p>2,453</text:p>
          </table:table-cell>
          <table:table-cell office:value-type="float" office:value="30178" calcext:value-type="float">
            <text:p>30,178</text:p>
          </table:table-cell>
          <table:table-cell office:value-type="float" office:value="6890" calcext:value-type="float">
            <text:p>6,890</text:p>
          </table:table-cell>
          <table:table-cell office:value-type="float" office:value="33105" calcext:value-type="float">
            <text:p>33,105</text:p>
          </table:table-cell>
          <table:table-cell table:style-name="ce74"/>
          <table:table-cell table:style-name="ce192" office:value-type="float" office:value="65" calcext:value-type="float">
            <text:p>65</text:p>
          </table:table-cell>
          <table:table-cell table:style-name="ce74"/>
          <table:table-cell table:formula="of:=[.R:.R]+[.S:.S]" office:value-type="float" office:value="65" calcext:value-type="float">
            <text:p>65</text:p>
          </table:table-cell>
        </table:table-row>
        <table:table-row table:style-name="ro2">
          <table:table-cell office:value-type="date" office:date-value="2020-04-01" calcext:value-type="date">
            <text:p>Apr 1, 20</text:p>
          </table:table-cell>
          <table:table-cell office:value-type="float" office:value="11202" calcext:value-type="float">
            <text:p>11,202</text:p>
          </table:table-cell>
          <table:table-cell office:value-type="float" office:value="4085" calcext:value-type="float">
            <text:p>4,085</text:p>
          </table:table-cell>
          <table:table-cell table:style-name="ce192" office:value-type="float" office:value="20547" calcext:value-type="float">
            <text:p>20,547</text:p>
          </table:table-cell>
          <table:table-cell office:value-type="float" office:value="48329" calcext:value-type="float">
            <text:p>48,329</text:p>
          </table:table-cell>
          <table:table-cell office:value-type="float" office:value="16089" calcext:value-type="float">
            <text:p>16,089</text:p>
          </table:table-cell>
          <table:table-cell office:value-type="float" office:value="17372" calcext:value-type="float">
            <text:p>17,372</text:p>
          </table:table-cell>
          <table:table-cell office:value-type="float" office:value="34519" calcext:value-type="float">
            <text:p>34,519</text:p>
          </table:table-cell>
          <table:table-cell office:value-type="float" office:value="3728" calcext:value-type="float">
            <text:p>3,728</text:p>
          </table:table-cell>
          <table:table-cell office:value-type="float" office:value="64263" calcext:value-type="float">
            <text:p>64,263</text:p>
          </table:table-cell>
          <table:table-cell office:value-type="float" office:value="2099" calcext:value-type="float">
            <text:p>2,099</text:p>
          </table:table-cell>
          <table:table-cell office:value-type="float" office:value="22368" calcext:value-type="float">
            <text:p>22,368</text:p>
          </table:table-cell>
          <table:table-cell office:value-type="float" office:value="2656" calcext:value-type="float">
            <text:p>2,656</text:p>
          </table:table-cell>
          <table:table-cell office:value-type="float" office:value="31194" calcext:value-type="float">
            <text:p>31,194</text:p>
          </table:table-cell>
          <table:table-cell office:value-type="float" office:value="7022" calcext:value-type="float">
            <text:p>7,022</text:p>
          </table:table-cell>
          <table:table-cell office:value-type="float" office:value="33750" calcext:value-type="float">
            <text:p>33,750</text:p>
          </table:table-cell>
          <table:table-cell table:style-name="ce74"/>
          <table:table-cell table:style-name="ce192" office:value-type="float" office:value="77" calcext:value-type="float">
            <text:p>77</text:p>
          </table:table-cell>
          <table:table-cell table:style-name="ce74"/>
          <table:table-cell table:formula="of:=[.R:.R]+[.S:.S]" office:value-type="float" office:value="77" calcext:value-type="float">
            <text:p>77</text:p>
          </table:table-cell>
        </table:table-row>
        <table:table-row table:style-name="ro2">
          <table:table-cell office:value-type="date" office:date-value="2020-07-01" calcext:value-type="date">
            <text:p>Jul 1, 20</text:p>
          </table:table-cell>
          <table:table-cell office:value-type="float" office:value="12557" calcext:value-type="float">
            <text:p>12,557</text:p>
          </table:table-cell>
          <table:table-cell office:value-type="float" office:value="4847" calcext:value-type="float">
            <text:p>4,847</text:p>
          </table:table-cell>
          <table:table-cell table:style-name="ce192" office:value-type="float" office:value="23269" calcext:value-type="float">
            <text:p>23,269</text:p>
          </table:table-cell>
          <table:table-cell office:value-type="float" office:value="55015" calcext:value-type="float">
            <text:p>55,015</text:p>
          </table:table-cell>
          <table:table-cell office:value-type="float" office:value="16851" calcext:value-type="float">
            <text:p>16,851</text:p>
          </table:table-cell>
          <table:table-cell office:value-type="float" office:value="19483" calcext:value-type="float">
            <text:p>19,483</text:p>
          </table:table-cell>
          <table:table-cell office:value-type="float" office:value="39711" calcext:value-type="float">
            <text:p>39,711</text:p>
          </table:table-cell>
          <table:table-cell office:value-type="float" office:value="4080" calcext:value-type="float">
            <text:p>4,080</text:p>
          </table:table-cell>
          <table:table-cell office:value-type="float" office:value="64455" calcext:value-type="float">
            <text:p>64,455</text:p>
          </table:table-cell>
          <table:table-cell office:value-type="float" office:value="2534" calcext:value-type="float">
            <text:p>2,534</text:p>
          </table:table-cell>
          <table:table-cell office:value-type="float" office:value="24818" calcext:value-type="float">
            <text:p>24,818</text:p>
          </table:table-cell>
          <table:table-cell office:value-type="float" office:value="3011" calcext:value-type="float">
            <text:p>3,011</text:p>
          </table:table-cell>
          <table:table-cell office:value-type="float" office:value="33137" calcext:value-type="float">
            <text:p>33,137</text:p>
          </table:table-cell>
          <table:table-cell office:value-type="float" office:value="7449" calcext:value-type="float">
            <text:p>7,449</text:p>
          </table:table-cell>
          <table:table-cell office:value-type="float" office:value="34421" calcext:value-type="float">
            <text:p>34,421</text:p>
          </table:table-cell>
          <table:table-cell table:style-name="ce74"/>
          <table:table-cell table:style-name="ce192" office:value-type="float" office:value="102" calcext:value-type="float">
            <text:p>102</text:p>
          </table:table-cell>
          <table:table-cell table:style-name="ce74"/>
          <table:table-cell table:formula="of:=[.R:.R]+[.S:.S]" office:value-type="float" office:value="102" calcext:value-type="float">
            <text:p>102</text:p>
          </table:table-cell>
        </table:table-row>
        <table:table-row table:style-name="ro2">
          <table:table-cell office:value-type="date" office:date-value="2020-10-01" calcext:value-type="date">
            <text:p>Oct 1, 20</text:p>
          </table:table-cell>
          <table:table-cell office:value-type="float" office:value="13892" calcext:value-type="float">
            <text:p>13,892</text:p>
          </table:table-cell>
          <table:table-cell office:value-type="float" office:value="5547" calcext:value-type="float">
            <text:p>5,547</text:p>
          </table:table-cell>
          <table:table-cell table:style-name="ce192" office:value-type="float" office:value="25130" calcext:value-type="float">
            <text:p>25,130</text:p>
          </table:table-cell>
          <table:table-cell office:value-type="float" office:value="59925" calcext:value-type="float">
            <text:p>59,925</text:p>
          </table:table-cell>
          <table:table-cell office:value-type="float" office:value="17784" calcext:value-type="float">
            <text:p>17,784</text:p>
          </table:table-cell>
          <table:table-cell office:value-type="float" office:value="21767" calcext:value-type="float">
            <text:p>21,767</text:p>
          </table:table-cell>
          <table:table-cell office:value-type="float" office:value="45071" calcext:value-type="float">
            <text:p>45,071</text:p>
          </table:table-cell>
          <table:table-cell office:value-type="float" office:value="4502" calcext:value-type="float">
            <text:p>4,502</text:p>
          </table:table-cell>
          <table:table-cell office:value-type="float" office:value="66162" calcext:value-type="float">
            <text:p>66,162</text:p>
          </table:table-cell>
          <table:table-cell office:value-type="float" office:value="4175" calcext:value-type="float">
            <text:p>4,175</text:p>
          </table:table-cell>
          <table:table-cell office:value-type="float" office:value="27774" calcext:value-type="float">
            <text:p>27,774</text:p>
          </table:table-cell>
          <table:table-cell office:value-type="float" office:value="3445" calcext:value-type="float">
            <text:p>3,445</text:p>
          </table:table-cell>
          <table:table-cell office:value-type="float" office:value="34475" calcext:value-type="float">
            <text:p>34,475</text:p>
          </table:table-cell>
          <table:table-cell office:value-type="float" office:value="7864" calcext:value-type="float">
            <text:p>7,864</text:p>
          </table:table-cell>
          <table:table-cell office:value-type="float" office:value="35053" calcext:value-type="float">
            <text:p>35,05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style-name="ce74"/>
          <table:table-cell table:formula="of:=[.R:.R]+[.S:.S]" office:value-type="float" office:value="128" calcext:value-type="float">
            <text:p>128</text:p>
          </table:table-cell>
        </table:table-row>
        <table:table-row table:style-name="ro2">
          <table:table-cell office:value-type="date" office:date-value="2021-01-01" calcext:value-type="date">
            <text:p>Jan 1, 21</text:p>
          </table:table-cell>
          <table:table-cell office:value-type="float" office:value="15637" calcext:value-type="float">
            <text:p>15,637</text:p>
          </table:table-cell>
          <table:table-cell office:value-type="float" office:value="6141" calcext:value-type="float">
            <text:p>6,141</text:p>
          </table:table-cell>
          <table:table-cell table:style-name="ce192" office:value-type="float" office:value="27211" calcext:value-type="float">
            <text:p>27,211</text:p>
          </table:table-cell>
          <table:table-cell office:value-type="float" office:value="63852" calcext:value-type="float">
            <text:p>63,852</text:p>
          </table:table-cell>
          <table:table-cell office:value-type="float" office:value="18615" calcext:value-type="float">
            <text:p>18,615</text:p>
          </table:table-cell>
          <table:table-cell office:value-type="float" office:value="23853" calcext:value-type="float">
            <text:p>23,853</text:p>
          </table:table-cell>
          <table:table-cell office:value-type="float" office:value="49101" calcext:value-type="float">
            <text:p>49,101</text:p>
          </table:table-cell>
          <table:table-cell office:value-type="float" office:value="5004" calcext:value-type="float">
            <text:p>5,004</text:p>
          </table:table-cell>
          <table:table-cell office:value-type="float" office:value="67959" calcext:value-type="float">
            <text:p>67,959</text:p>
          </table:table-cell>
          <table:table-cell office:value-type="float" office:value="14334" calcext:value-type="float">
            <text:p>14,334</text:p>
          </table:table-cell>
          <table:table-cell office:value-type="float" office:value="31221" calcext:value-type="float">
            <text:p>31,221</text:p>
          </table:table-cell>
          <table:table-cell office:value-type="float" office:value="3825" calcext:value-type="float">
            <text:p>3,825</text:p>
          </table:table-cell>
          <table:table-cell office:value-type="float" office:value="35999" calcext:value-type="float">
            <text:p>35,999</text:p>
          </table:table-cell>
          <table:table-cell office:value-type="float" office:value="8186" calcext:value-type="float">
            <text:p>8,186</text:p>
          </table:table-cell>
          <table:table-cell office:value-type="float" office:value="35651" calcext:value-type="float">
            <text:p>35,651</text:p>
          </table:table-cell>
          <table:table-cell office:value-type="float" office:value="4092" calcext:value-type="float">
            <text:p>4,092</text:p>
          </table:table-cell>
          <table:table-cell office:value-type="float" office:value="163" calcext:value-type="float">
            <text:p>163</text:p>
          </table:table-cell>
          <table:table-cell table:style-name="ce74"/>
          <table:table-cell table:formula="of:=[.R:.R]+[.S:.S]" office:value-type="float" office:value="163" calcext:value-type="float">
            <text:p>163</text:p>
          </table:table-cell>
        </table:table-row>
        <table:table-row table:style-name="ro2">
          <table:table-cell office:value-type="date" office:date-value="2021-04-01" calcext:value-type="date">
            <text:p>Apr 1, 21</text:p>
          </table:table-cell>
          <table:table-cell office:value-type="float" office:value="17141" calcext:value-type="float">
            <text:p>17,141</text:p>
          </table:table-cell>
          <table:table-cell office:value-type="float" office:value="6610" calcext:value-type="float">
            <text:p>6,610</text:p>
          </table:table-cell>
          <table:table-cell table:style-name="ce192" office:value-type="float" office:value="28894" calcext:value-type="float">
            <text:p>28,894</text:p>
          </table:table-cell>
          <table:table-cell office:value-type="float" office:value="67376" calcext:value-type="float">
            <text:p>67,376</text:p>
          </table:table-cell>
          <table:table-cell office:value-type="float" office:value="19290" calcext:value-type="float">
            <text:p>19,290</text:p>
          </table:table-cell>
          <table:table-cell office:value-type="float" office:value="25562" calcext:value-type="float">
            <text:p>25,562</text:p>
          </table:table-cell>
          <table:table-cell office:value-type="float" office:value="52377" calcext:value-type="float">
            <text:p>52,377</text:p>
          </table:table-cell>
          <table:table-cell office:value-type="float" office:value="5490" calcext:value-type="float">
            <text:p>5,490</text:p>
          </table:table-cell>
          <table:table-cell office:value-type="float" office:value="69651" calcext:value-type="float">
            <text:p>69,651</text:p>
          </table:table-cell>
          <table:table-cell office:value-type="float" office:value="33130" calcext:value-type="float">
            <text:p>33,130</text:p>
          </table:table-cell>
          <table:table-cell office:value-type="float" office:value="35053" calcext:value-type="float">
            <text:p>35,053</text:p>
          </table:table-cell>
          <table:table-cell office:value-type="float" office:value="4200" calcext:value-type="float">
            <text:p>4,200</text:p>
          </table:table-cell>
          <table:table-cell office:value-type="float" office:value="37751" calcext:value-type="float">
            <text:p>37,751</text:p>
          </table:table-cell>
          <table:table-cell office:value-type="float" office:value="8368" calcext:value-type="float">
            <text:p>8,368</text:p>
          </table:table-cell>
          <table:table-cell office:value-type="float" office:value="36010" calcext:value-type="float">
            <text:p>36,010</text:p>
          </table:table-cell>
          <table:table-cell office:value-type="float" office:value="12867" calcext:value-type="float">
            <text:p>12,867</text:p>
          </table:table-cell>
          <table:table-cell office:value-type="float" office:value="213" calcext:value-type="float">
            <text:p>213</text:p>
          </table:table-cell>
          <table:table-cell table:style-name="ce74"/>
          <table:table-cell table:formula="of:=[.R:.R]+[.S:.S]" office:value-type="float" office:value="213" calcext:value-type="float">
            <text:p>213</text:p>
          </table:table-cell>
        </table:table-row>
        <table:table-row table:style-name="ro2">
          <table:table-cell office:value-type="date" office:date-value="2021-07-01" calcext:value-type="date">
            <text:p>Jul 1, 21</text:p>
          </table:table-cell>
          <table:table-cell office:value-type="float" office:value="18745" calcext:value-type="float">
            <text:p>18,745</text:p>
          </table:table-cell>
          <table:table-cell office:value-type="float" office:value="7165" calcext:value-type="float">
            <text:p>7,165</text:p>
          </table:table-cell>
          <table:table-cell table:style-name="ce192" office:value-type="float" office:value="30496" calcext:value-type="float">
            <text:p>30,496</text:p>
          </table:table-cell>
          <table:table-cell office:value-type="float" office:value="70882" calcext:value-type="float">
            <text:p>70,882</text:p>
          </table:table-cell>
          <table:table-cell office:value-type="float" office:value="20165" calcext:value-type="float">
            <text:p>20,165</text:p>
          </table:table-cell>
          <table:table-cell office:value-type="float" office:value="27521" calcext:value-type="float">
            <text:p>27,521</text:p>
          </table:table-cell>
          <table:table-cell office:value-type="float" office:value="55174" calcext:value-type="float">
            <text:p>55,174</text:p>
          </table:table-cell>
          <table:table-cell office:value-type="float" office:value="5992" calcext:value-type="float">
            <text:p>5,992</text:p>
          </table:table-cell>
          <table:table-cell office:value-type="float" office:value="70809" calcext:value-type="float">
            <text:p>70,809</text:p>
          </table:table-cell>
          <table:table-cell office:value-type="float" office:value="53754" calcext:value-type="float">
            <text:p>53,754</text:p>
          </table:table-cell>
          <table:table-cell office:value-type="float" office:value="38644" calcext:value-type="float">
            <text:p>38,644</text:p>
          </table:table-cell>
          <table:table-cell office:value-type="float" office:value="4520" calcext:value-type="float">
            <text:p>4,520</text:p>
          </table:table-cell>
          <table:table-cell office:value-type="float" office:value="39273" calcext:value-type="float">
            <text:p>39,273</text:p>
          </table:table-cell>
          <table:table-cell office:value-type="float" office:value="8622" calcext:value-type="float">
            <text:p>8,622</text:p>
          </table:table-cell>
          <table:table-cell office:value-type="float" office:value="36272" calcext:value-type="float">
            <text:p>36,272</text:p>
          </table:table-cell>
          <table:table-cell office:value-type="float" office:value="25141" calcext:value-type="float">
            <text:p>25,141</text:p>
          </table:table-cell>
          <table:table-cell office:value-type="float" office:value="319" calcext:value-type="float">
            <text:p>319</text:p>
          </table:table-cell>
          <table:table-cell table:style-name="ce74"/>
          <table:table-cell table:formula="of:=[.R:.R]+[.S:.S]" office:value-type="float" office:value="319" calcext:value-type="float">
            <text:p>319</text:p>
          </table:table-cell>
        </table:table-row>
        <table:table-row table:style-name="ro2">
          <table:table-cell office:value-type="date" office:date-value="2021-10-01" calcext:value-type="date">
            <text:p>Oct 1, 21</text:p>
          </table:table-cell>
          <table:table-cell office:value-type="float" office:value="20253" calcext:value-type="float">
            <text:p>20,253</text:p>
          </table:table-cell>
          <table:table-cell office:value-type="float" office:value="7775" calcext:value-type="float">
            <text:p>7,775</text:p>
          </table:table-cell>
          <table:table-cell table:style-name="ce192" office:value-type="float" office:value="32028" calcext:value-type="float">
            <text:p>32,028</text:p>
          </table:table-cell>
          <table:table-cell office:value-type="float" office:value="75248" calcext:value-type="float">
            <text:p>75,248</text:p>
          </table:table-cell>
          <table:table-cell office:value-type="float" office:value="20757" calcext:value-type="float">
            <text:p>20,757</text:p>
          </table:table-cell>
          <table:table-cell office:value-type="float" office:value="28964" calcext:value-type="float">
            <text:p>28,964</text:p>
          </table:table-cell>
          <table:table-cell office:value-type="float" office:value="57771" calcext:value-type="float">
            <text:p>57,771</text:p>
          </table:table-cell>
          <table:table-cell office:value-type="float" office:value="6474" calcext:value-type="float">
            <text:p>6,474</text:p>
          </table:table-cell>
          <table:table-cell office:value-type="float" office:value="72546" calcext:value-type="float">
            <text:p>72,546</text:p>
          </table:table-cell>
          <table:table-cell office:value-type="float" office:value="69348" calcext:value-type="float">
            <text:p>69,348</text:p>
          </table:table-cell>
          <table:table-cell office:value-type="float" office:value="41003" calcext:value-type="float">
            <text:p>41,003</text:p>
          </table:table-cell>
          <table:table-cell office:value-type="float" office:value="4796" calcext:value-type="float">
            <text:p>4,796</text:p>
          </table:table-cell>
          <table:table-cell office:value-type="float" office:value="40872" calcext:value-type="float">
            <text:p>40,872</text:p>
          </table:table-cell>
          <table:table-cell office:value-type="float" office:value="8791" calcext:value-type="float">
            <text:p>8,791</text:p>
          </table:table-cell>
          <table:table-cell office:value-type="float" office:value="36274" calcext:value-type="float">
            <text:p>36,274</text:p>
          </table:table-cell>
          <table:table-cell office:value-type="float" office:value="37799" calcext:value-type="float">
            <text:p>37,799</text:p>
          </table:table-cell>
          <table:table-cell office:value-type="float" office:value="474" calcext:value-type="float">
            <text:p>474</text:p>
          </table:table-cell>
          <table:table-cell table:style-name="ce74" office:value-type="float" office:value="0" calcext:value-type="float">
            <text:p>0</text:p>
          </table:table-cell>
          <table:table-cell table:formula="of:=[.R:.R]+[.S:.S]" office:value-type="float" office:value="474" calcext:value-type="float">
            <text:p>474</text:p>
          </table:table-cell>
        </table:table-row>
        <table:table-row table:style-name="ro2">
          <table:table-cell office:value-type="date" office:date-value="2022-01-01" calcext:value-type="date">
            <text:p>Jan 1, 22</text:p>
          </table:table-cell>
          <table:table-cell office:value-type="float" office:value="21851" calcext:value-type="float">
            <text:p>21,851</text:p>
          </table:table-cell>
          <table:table-cell office:value-type="float" office:value="8424" calcext:value-type="float">
            <text:p>8,424</text:p>
          </table:table-cell>
          <table:table-cell table:style-name="ce192" office:value-type="float" office:value="33761" calcext:value-type="float">
            <text:p>33,761</text:p>
          </table:table-cell>
          <table:table-cell office:value-type="float" office:value="79119" calcext:value-type="float">
            <text:p>79,119</text:p>
          </table:table-cell>
          <table:table-cell office:value-type="float" office:value="21381" calcext:value-type="float">
            <text:p>21,381</text:p>
          </table:table-cell>
          <table:table-cell office:value-type="float" office:value="30279" calcext:value-type="float">
            <text:p>30,279</text:p>
          </table:table-cell>
          <table:table-cell office:value-type="float" office:value="60475" calcext:value-type="float">
            <text:p>60,475</text:p>
          </table:table-cell>
          <table:table-cell office:value-type="float" office:value="8255" calcext:value-type="float">
            <text:p>8,255</text:p>
          </table:table-cell>
          <table:table-cell office:value-type="float" office:value="73757" calcext:value-type="float">
            <text:p>73,757</text:p>
          </table:table-cell>
          <table:table-cell office:value-type="float" office:value="83747" calcext:value-type="float">
            <text:p>83,747</text:p>
          </table:table-cell>
          <table:table-cell office:value-type="float" office:value="43075" calcext:value-type="float">
            <text:p>43,075</text:p>
          </table:table-cell>
          <table:table-cell office:value-type="float" office:value="6155" calcext:value-type="float">
            <text:p>6,155</text:p>
          </table:table-cell>
          <table:table-cell office:value-type="float" office:value="42924" calcext:value-type="float">
            <text:p>42,924</text:p>
          </table:table-cell>
          <table:table-cell office:value-type="float" office:value="8948" calcext:value-type="float">
            <text:p>8,948</text:p>
          </table:table-cell>
          <table:table-cell office:value-type="float" office:value="36514" calcext:value-type="float">
            <text:p>36,514</text:p>
          </table:table-cell>
          <table:table-cell office:value-type="float" office:value="51626" calcext:value-type="float">
            <text:p>51,626</text:p>
          </table:table-cell>
          <table:table-cell office:value-type="float" office:value="749" calcext:value-type="float">
            <text:p>749</text:p>
          </table:table-cell>
          <table:table-cell table:style-name="ce74" office:value-type="float" office:value="14" calcext:value-type="float">
            <text:p>14</text:p>
          </table:table-cell>
          <table:table-cell table:formula="of:=[.R:.R]+[.S:.S]" office:value-type="float" office:value="763" calcext:value-type="float">
            <text:p>763</text:p>
          </table:table-cell>
        </table:table-row>
        <table:table-row table:style-name="ro2">
          <table:table-cell office:value-type="date" office:date-value="2022-04-01" calcext:value-type="date">
            <text:p>Apr 1, 22</text:p>
          </table:table-cell>
          <table:table-cell office:value-type="float" office:value="23319" calcext:value-type="float">
            <text:p>23,319</text:p>
          </table:table-cell>
          <table:table-cell office:value-type="float" office:value="9401" calcext:value-type="float">
            <text:p>9,401</text:p>
          </table:table-cell>
          <table:table-cell table:style-name="ce192" office:value-type="float" office:value="36708" calcext:value-type="float">
            <text:p>36,708</text:p>
          </table:table-cell>
          <table:table-cell office:value-type="float" office:value="83653" calcext:value-type="float">
            <text:p>83,653</text:p>
          </table:table-cell>
          <table:table-cell office:value-type="float" office:value="21989" calcext:value-type="float">
            <text:p>21,989</text:p>
          </table:table-cell>
          <table:table-cell office:value-type="float" office:value="31401" calcext:value-type="float">
            <text:p>31,401</text:p>
          </table:table-cell>
          <table:table-cell office:value-type="float" office:value="62779" calcext:value-type="float">
            <text:p>62,779</text:p>
          </table:table-cell>
          <table:table-cell office:value-type="float" office:value="9981" calcext:value-type="float">
            <text:p>9,981</text:p>
          </table:table-cell>
          <table:table-cell office:value-type="float" office:value="75130" calcext:value-type="float">
            <text:p>75,130</text:p>
          </table:table-cell>
          <table:table-cell office:value-type="float" office:value="96311" calcext:value-type="float">
            <text:p>96,311</text:p>
          </table:table-cell>
          <table:table-cell office:value-type="float" office:value="45113" calcext:value-type="float">
            <text:p>45,113</text:p>
          </table:table-cell>
          <table:table-cell office:value-type="float" office:value="12535" calcext:value-type="float">
            <text:p>12,535</text:p>
          </table:table-cell>
          <table:table-cell office:value-type="float" office:value="44480" calcext:value-type="float">
            <text:p>44,480</text:p>
          </table:table-cell>
          <table:table-cell office:value-type="float" office:value="9059" calcext:value-type="float">
            <text:p>9,059</text:p>
          </table:table-cell>
          <table:table-cell office:value-type="float" office:value="36756" calcext:value-type="float">
            <text:p>36,756</text:p>
          </table:table-cell>
          <table:table-cell office:value-type="float" office:value="66481" calcext:value-type="float">
            <text:p>66,481</text:p>
          </table:table-cell>
          <table:table-cell office:value-type="float" office:value="1067" calcext:value-type="float">
            <text:p>1,067</text:p>
          </table:table-cell>
          <table:table-cell table:style-name="ce74" office:value-type="float" office:value="14" calcext:value-type="float">
            <text:p>14</text:p>
          </table:table-cell>
          <table:table-cell table:formula="of:=[.R:.R]+[.S:.S]" office:value-type="float" office:value="1081" calcext:value-type="float">
            <text:p>1,081</text:p>
          </table:table-cell>
        </table:table-row>
        <table:table-row table:style-name="ro2">
          <table:table-cell office:value-type="date" office:date-value="2022-07-01" calcext:value-type="date">
            <text:p>Jul 1, 22</text:p>
          </table:table-cell>
          <table:table-cell office:value-type="float" office:value="24433" calcext:value-type="float">
            <text:p>24,433</text:p>
          </table:table-cell>
          <table:table-cell office:value-type="float" office:value="11232" calcext:value-type="float">
            <text:p>11,232</text:p>
          </table:table-cell>
          <table:table-cell table:style-name="ce192" office:value-type="float" office:value="40052" calcext:value-type="float">
            <text:p>40,052</text:p>
          </table:table-cell>
          <table:table-cell office:value-type="float" office:value="87644" calcext:value-type="float">
            <text:p>87,644</text:p>
          </table:table-cell>
          <table:table-cell office:value-type="float" office:value="22568" calcext:value-type="float">
            <text:p>22,568</text:p>
          </table:table-cell>
          <table:table-cell office:value-type="float" office:value="32559" calcext:value-type="float">
            <text:p>32,559</text:p>
          </table:table-cell>
          <table:table-cell office:value-type="float" office:value="64974" calcext:value-type="float">
            <text:p>64,974</text:p>
          </table:table-cell>
          <table:table-cell office:value-type="float" office:value="11251" calcext:value-type="float">
            <text:p>11,251</text:p>
          </table:table-cell>
          <table:table-cell office:value-type="float" office:value="76293" calcext:value-type="float">
            <text:p>76,293</text:p>
          </table:table-cell>
          <table:table-cell office:value-type="float" office:value="93830" calcext:value-type="float">
            <office:annotation draw:style-name="gr5" draw:text-style-name="P2" svg:width="1.1413in" svg:height="1.3232in" svg:x="10.0142in" svg:y="8.9878in" draw:caption-point-x="-0.2402in" draw:caption-point-y="0.5945in">
              <dc:date>2023-08-08T00:00:00</dc:date>
              <text:p text:style-name="P1"><text:span text:style-name="T1">https://ao3org.tumblr.com/post/683197831305183232/its-finally-happening-changes-to-dream-smp-3rd</text:span></text:p>
            </office:annotation>
            <text:p>93,830</text:p>
          </table:table-cell>
          <table:table-cell office:value-type="float" office:value="47185" calcext:value-type="float">
            <text:p>47,185</text:p>
          </table:table-cell>
          <table:table-cell office:value-type="float" office:value="14915" calcext:value-type="float">
            <text:p>14,915</text:p>
          </table:table-cell>
          <table:table-cell office:value-type="float" office:value="45914" calcext:value-type="float">
            <text:p>45,914</text:p>
          </table:table-cell>
          <table:table-cell office:value-type="float" office:value="9176" calcext:value-type="float">
            <text:p>9,176</text:p>
          </table:table-cell>
          <table:table-cell office:value-type="float" office:value="37003" calcext:value-type="float">
            <text:p>37,003</text:p>
          </table:table-cell>
          <table:table-cell office:value-type="float" office:value="84080" calcext:value-type="float">
            <text:p>84,080</text:p>
          </table:table-cell>
          <table:table-cell office:value-type="float" office:value="1567" calcext:value-type="float">
            <text:p>1,567</text:p>
          </table:table-cell>
          <table:table-cell table:style-name="ce74" office:value-type="float" office:value="52" calcext:value-type="float">
            <text:p>52</text:p>
          </table:table-cell>
          <table:table-cell table:formula="of:=[.R:.R]+[.S:.S]" office:value-type="float" office:value="1619" calcext:value-type="float">
            <text:p>1,619</text:p>
          </table:table-cell>
        </table:table-row>
        <table:table-row table:style-name="ro2">
          <table:table-cell office:value-type="date" office:date-value="2022-08-02" calcext:value-type="date">
            <text:p>Aug 2, 22</text:p>
          </table:table-cell>
          <table:table-cell office:value-type="float" office:value="24972" calcext:value-type="float">
            <text:p>24,972</text:p>
          </table:table-cell>
          <table:table-cell office:value-type="float" office:value="11833" calcext:value-type="float">
            <text:p>11,833</text:p>
          </table:table-cell>
          <table:table-cell table:style-name="ce192" office:value-type="float" office:value="41062" calcext:value-type="float">
            <text:p>41,062</text:p>
          </table:table-cell>
          <table:table-cell office:value-type="float" office:value="89188" calcext:value-type="float">
            <text:p>89,188</text:p>
          </table:table-cell>
          <table:table-cell office:value-type="float" office:value="22713" calcext:value-type="float">
            <text:p>22,713</text:p>
          </table:table-cell>
          <table:table-cell office:value-type="float" office:value="33003" calcext:value-type="float">
            <text:p>33,003</text:p>
          </table:table-cell>
          <table:table-cell office:value-type="float" office:value="66044" calcext:value-type="float">
            <text:p>66,044</text:p>
          </table:table-cell>
          <table:table-cell office:value-type="float" office:value="11688" calcext:value-type="float">
            <text:p>11,688</text:p>
          </table:table-cell>
          <table:table-cell office:value-type="float" office:value="76783" calcext:value-type="float">
            <text:p>76,783</text:p>
          </table:table-cell>
          <table:table-cell office:value-type="float" office:value="95121" calcext:value-type="float">
            <text:p>95,121</text:p>
          </table:table-cell>
          <table:table-cell office:value-type="float" office:value="47776" calcext:value-type="float">
            <text:p>47,776</text:p>
          </table:table-cell>
          <table:table-cell office:value-type="float" office:value="15496" calcext:value-type="float">
            <text:p>15,496</text:p>
          </table:table-cell>
          <table:table-cell office:value-type="float" office:value="46556" calcext:value-type="float">
            <text:p>46,556</text:p>
          </table:table-cell>
          <table:table-cell office:value-type="float" office:value="9198" calcext:value-type="float">
            <text:p>9,198</text:p>
          </table:table-cell>
          <table:table-cell office:value-type="float" office:value="37040" calcext:value-type="float">
            <text:p>37,040</text:p>
          </table:table-cell>
          <table:table-cell office:value-type="float" office:value="92022" calcext:value-type="float">
            <text:p>92,022</text:p>
          </table:table-cell>
          <table:table-cell office:value-type="float" office:value="1694" calcext:value-type="float">
            <text:p>1,694</text:p>
          </table:table-cell>
          <table:table-cell table:style-name="ce74" office:value-type="float" office:value="62" calcext:value-type="float">
            <text:p>62</text:p>
          </table:table-cell>
          <table:table-cell table:formula="of:=[.R:.R]+[.S:.S]" office:value-type="float" office:value="1756" calcext:value-type="float">
            <text:p>1,756</text:p>
          </table:table-cell>
        </table:table-row>
        <table:table-row table:style-name="ro2">
          <table:table-cell office:value-type="date" office:date-value="2022-09-20" calcext:value-type="date">
            <text:p>Sep 20, 22</text:p>
          </table:table-cell>
          <table:table-cell office:value-type="float" office:value="25666" calcext:value-type="float">
            <text:p>25,666</text:p>
          </table:table-cell>
          <table:table-cell office:value-type="float" office:value="12620" calcext:value-type="float">
            <text:p>12,620</text:p>
          </table:table-cell>
          <table:table-cell table:style-name="ce192" office:value-type="float" office:value="42765" calcext:value-type="float">
            <text:p>42,765</text:p>
          </table:table-cell>
          <table:table-cell office:value-type="float" office:value="92302" calcext:value-type="float">
            <text:p>92,302</text:p>
          </table:table-cell>
          <table:table-cell office:value-type="float" office:value="23020" calcext:value-type="float">
            <text:p>23,020</text:p>
          </table:table-cell>
          <table:table-cell office:value-type="float" office:value="33433" calcext:value-type="float">
            <text:p>33,433</text:p>
          </table:table-cell>
          <table:table-cell office:value-type="float" office:value="68057" calcext:value-type="float">
            <text:p>68,057</text:p>
          </table:table-cell>
          <table:table-cell office:value-type="float" office:value="12207" calcext:value-type="float">
            <text:p>12,207</text:p>
          </table:table-cell>
          <table:table-cell office:value-type="float" office:value="77602" calcext:value-type="float">
            <text:p>77,602</text:p>
          </table:table-cell>
          <table:table-cell office:value-type="float" office:value="97421" calcext:value-type="float">
            <text:p>97,421</text:p>
          </table:table-cell>
          <table:table-cell office:value-type="float" office:value="48724" calcext:value-type="float">
            <text:p>48,724</text:p>
          </table:table-cell>
          <table:table-cell office:value-type="float" office:value="16428" calcext:value-type="float">
            <text:p>16,428</text:p>
          </table:table-cell>
          <table:table-cell office:value-type="float" office:value="47475" calcext:value-type="float">
            <text:p>47,475</text:p>
          </table:table-cell>
          <table:table-cell office:value-type="float" office:value="9248" calcext:value-type="float">
            <text:p>9,248</text:p>
          </table:table-cell>
          <table:table-cell office:value-type="float" office:value="37090" calcext:value-type="float">
            <text:p>37,090</text:p>
          </table:table-cell>
          <table:table-cell office:value-type="float" office:value="96654" calcext:value-type="float">
            <text:p>96,654</text:p>
          </table:table-cell>
          <table:table-cell office:value-type="float" office:value="1982" calcext:value-type="float">
            <text:p>1,982</text:p>
          </table:table-cell>
          <table:table-cell table:style-name="ce74" office:value-type="float" office:value="75" calcext:value-type="float">
            <text:p>75</text:p>
          </table:table-cell>
          <table:table-cell table:formula="of:=[.R:.R]+[.S:.S]" office:value-type="float" office:value="2057" calcext:value-type="float">
            <text:p>2,057</text:p>
          </table:table-cell>
        </table:table-row>
        <table:table-row table:style-name="ro2">
          <table:table-cell office:value-type="date" office:date-value="2022-10-23" calcext:value-type="date">
            <text:p>Oct 23, 22</text:p>
          </table:table-cell>
          <table:table-cell office:value-type="float" office:value="26412" calcext:value-type="float">
            <text:p>26,412</text:p>
          </table:table-cell>
          <table:table-cell office:value-type="float" office:value="13098" calcext:value-type="float">
            <text:p>13,098</text:p>
          </table:table-cell>
          <table:table-cell table:style-name="ce192" office:value-type="float" office:value="44068" calcext:value-type="float">
            <text:p>44,068</text:p>
          </table:table-cell>
          <table:table-cell office:value-type="float" office:value="94100" calcext:value-type="float">
            <text:p>94,100</text:p>
          </table:table-cell>
          <table:table-cell office:value-type="float" office:value="23259" calcext:value-type="float">
            <text:p>23,259</text:p>
          </table:table-cell>
          <table:table-cell office:value-type="float" office:value="33839" calcext:value-type="float">
            <text:p>33,839</text:p>
          </table:table-cell>
          <table:table-cell office:value-type="float" office:value="69257" calcext:value-type="float">
            <text:p>69,257</text:p>
          </table:table-cell>
          <table:table-cell office:value-type="float" office:value="12552" calcext:value-type="float">
            <text:p>12,552</text:p>
          </table:table-cell>
          <table:table-cell office:value-type="float" office:value="78009" calcext:value-type="float">
            <text:p>78,009</text:p>
          </table:table-cell>
          <table:table-cell office:value-type="float" office:value="99038" calcext:value-type="float">
            <text:p>99,038</text:p>
          </table:table-cell>
          <table:table-cell office:value-type="float" office:value="49317" calcext:value-type="float">
            <text:p>49,317</text:p>
          </table:table-cell>
          <table:table-cell office:value-type="float" office:value="17060" calcext:value-type="float">
            <text:p>17,060</text:p>
          </table:table-cell>
          <table:table-cell office:value-type="float" office:value="48217" calcext:value-type="float">
            <text:p>48,217</text:p>
          </table:table-cell>
          <table:table-cell office:value-type="float" office:value="9313" calcext:value-type="float">
            <text:p>9,313</text:p>
          </table:table-cell>
          <table:table-cell office:value-type="float" office:value="37217" calcext:value-type="float">
            <text:p>37,217</text:p>
          </table:table-cell>
          <table:table-cell office:value-type="float" office:value="110565" calcext:value-type="float">
            <text:p>110,565</text:p>
          </table:table-cell>
          <table:table-cell office:value-type="float" office:value="2182" calcext:value-type="float">
            <text:p>2,182</text:p>
          </table:table-cell>
          <table:table-cell table:style-name="ce74" office:value-type="float" office:value="81" calcext:value-type="float">
            <text:p>81</text:p>
          </table:table-cell>
          <table:table-cell table:formula="of:=[.R:.R]+[.S:.S]" office:value-type="float" office:value="2263" calcext:value-type="float">
            <text:p>2,263</text:p>
          </table:table-cell>
        </table:table-row>
        <table:table-row table:style-name="ro2">
          <table:table-cell office:value-type="date" office:date-value="2023-01-01" calcext:value-type="date">
            <text:p>Jan 1, 23</text:p>
          </table:table-cell>
          <table:table-cell office:value-type="float" office:value="26148" calcext:value-type="float">
            <text:p>26,148</text:p>
          </table:table-cell>
          <table:table-cell office:value-type="float" office:value="14218" calcext:value-type="float">
            <text:p>14,218</text:p>
          </table:table-cell>
          <table:table-cell table:style-name="ce192" office:value-type="float" office:value="45957" calcext:value-type="float">
            <text:p>45,957</text:p>
          </table:table-cell>
          <table:table-cell office:value-type="float" office:value="92283" calcext:value-type="float">
            <text:p>92,283</text:p>
          </table:table-cell>
          <table:table-cell office:value-type="float" office:value="22036" calcext:value-type="float">
            <text:p>22,036</text:p>
          </table:table-cell>
          <table:table-cell office:value-type="float" office:value="33739" calcext:value-type="float">
            <text:p>33,739</text:p>
          </table:table-cell>
          <table:table-cell office:value-type="float" office:value="68189" calcext:value-type="float">
            <text:p>68,189</text:p>
          </table:table-cell>
          <table:table-cell office:value-type="float" office:value="13020" calcext:value-type="float">
            <text:p>13,020</text:p>
          </table:table-cell>
          <table:table-cell office:value-type="float" office:value="75375" calcext:value-type="float">
            <text:p>75,375</text:p>
          </table:table-cell>
          <table:table-cell office:value-type="float" office:value="100264" calcext:value-type="float">
            <text:p>100,264</text:p>
          </table:table-cell>
          <table:table-cell office:value-type="float" office:value="49629" calcext:value-type="float">
            <text:p>49,629</text:p>
          </table:table-cell>
          <table:table-cell office:value-type="float" office:value="17969" calcext:value-type="float">
            <text:p>17,969</text:p>
          </table:table-cell>
          <table:table-cell office:value-type="float" office:value="48204" calcext:value-type="float">
            <text:p>48,204</text:p>
          </table:table-cell>
          <table:table-cell office:value-type="float" office:value="9119" calcext:value-type="float">
            <text:p>9,119</text:p>
          </table:table-cell>
          <table:table-cell office:value-type="float" office:value="36225" calcext:value-type="float">
            <text:p>36,225</text:p>
          </table:table-cell>
          <table:table-cell office:value-type="float" office:value="122046" calcext:value-type="float">
            <text:p>122,046</text:p>
          </table:table-cell>
          <table:table-cell office:value-type="float" office:value="2533" calcext:value-type="float">
            <text:p>2,533</text:p>
          </table:table-cell>
          <table:table-cell table:style-name="ce74" office:value-type="float" office:value="101" calcext:value-type="float">
            <text:p>101</text:p>
          </table:table-cell>
          <table:table-cell table:formula="of:=[.R:.R]+[.S:.S]" office:value-type="float" office:value="2634" calcext:value-type="float">
            <text:p>2,634</text:p>
          </table:table-cell>
        </table:table-row>
        <table:table-row table:style-name="ro2">
          <table:table-cell office:value-type="date" office:date-value="2023-03-03" calcext:value-type="date">
            <text:p>Mar 3, 23</text:p>
          </table:table-cell>
          <table:table-cell office:value-type="float" office:value="27435" calcext:value-type="float">
            <text:p>27,435</text:p>
          </table:table-cell>
          <table:table-cell office:value-type="float" office:value="15470" calcext:value-type="float">
            <text:p>15,470</text:p>
          </table:table-cell>
          <table:table-cell office:value-type="float" office:value="50763" calcext:value-type="float">
            <text:p>50,763</text:p>
          </table:table-cell>
          <table:table-cell office:value-type="float" office:value="94914" calcext:value-type="float">
            <text:p>94,914</text:p>
          </table:table-cell>
          <table:table-cell office:value-type="float" office:value="22642" calcext:value-type="float">
            <text:p>22,642</text:p>
          </table:table-cell>
          <table:table-cell office:value-type="float" office:value="34985" calcext:value-type="float">
            <text:p>34,985</text:p>
          </table:table-cell>
          <table:table-cell office:value-type="float" office:value="71387" calcext:value-type="float">
            <text:p>71,387</text:p>
          </table:table-cell>
          <table:table-cell office:value-type="float" office:value="13533" calcext:value-type="float">
            <text:p>13,533</text:p>
          </table:table-cell>
          <table:table-cell office:value-type="float" office:value="76426" calcext:value-type="float">
            <text:p>76,426</text:p>
          </table:table-cell>
          <table:table-cell office:value-type="float" office:value="102021" calcext:value-type="float">
            <text:p>102,021</text:p>
          </table:table-cell>
          <table:table-cell office:value-type="float" office:value="51325" calcext:value-type="float">
            <text:p>51,325</text:p>
          </table:table-cell>
          <table:table-cell office:value-type="float" office:value="19220" calcext:value-type="float">
            <text:p>19,220</text:p>
          </table:table-cell>
          <table:table-cell office:value-type="float" office:value="49842" calcext:value-type="float">
            <text:p>49,842</text:p>
          </table:table-cell>
          <table:table-cell office:value-type="float" office:value="9206" calcext:value-type="float">
            <text:p>9,206</text:p>
          </table:table-cell>
          <table:table-cell office:value-type="float" office:value="36896" calcext:value-type="float">
            <text:p>36,896</text:p>
          </table:table-cell>
          <table:table-cell office:value-type="float" office:value="127124" calcext:value-type="float">
            <text:p>127,124</text:p>
          </table:table-cell>
          <table:table-cell office:value-type="float" office:value="2927" calcext:value-type="float">
            <text:p>2,927</text:p>
          </table:table-cell>
          <table:table-cell table:style-name="ce74" office:value-type="float" office:value="172" calcext:value-type="float">
            <text:p>172</text:p>
          </table:table-cell>
          <table:table-cell table:formula="of:=[.R:.R]+[.S:.S]" office:value-type="float" office:value="3099" calcext:value-type="float">
            <text:p>3,099</text:p>
          </table:table-cell>
        </table:table-row>
        <table:table-row table:style-name="ro2">
          <table:table-cell office:value-type="date" office:date-value="2023-04-03" calcext:value-type="date">
            <text:p>Apr 3, 23</text:p>
          </table:table-cell>
          <table:table-cell office:value-type="float" office:value="29312" calcext:value-type="float">
            <text:p>29,312</text:p>
          </table:table-cell>
          <table:table-cell office:value-type="float" office:value="15991" calcext:value-type="float">
            <text:p>15,991</text:p>
          </table:table-cell>
          <table:table-cell office:value-type="float" office:value="51952" calcext:value-type="float">
            <text:p>51,952</text:p>
          </table:table-cell>
          <table:table-cell office:value-type="float" office:value="101349" calcext:value-type="float">
            <text:p>101,349</text:p>
          </table:table-cell>
          <table:table-cell office:value-type="float" office:value="24501" calcext:value-type="float">
            <text:p>24,501</text:p>
          </table:table-cell>
          <table:table-cell office:value-type="float" office:value="35496" calcext:value-type="float">
            <text:p>35,496</text:p>
          </table:table-cell>
          <table:table-cell office:value-type="float" office:value="72586" calcext:value-type="float">
            <text:p>72,586</text:p>
          </table:table-cell>
          <table:table-cell office:value-type="float" office:value="14037" calcext:value-type="float">
            <text:p>14,037</text:p>
          </table:table-cell>
          <table:table-cell office:value-type="float" office:value="76801" calcext:value-type="float">
            <text:p>76,801</text:p>
          </table:table-cell>
          <table:table-cell office:value-type="float" office:value="102728" calcext:value-type="float">
            <text:p>102,728</text:p>
          </table:table-cell>
          <table:table-cell office:value-type="float" office:value="52023" calcext:value-type="float">
            <text:p>52,023</text:p>
          </table:table-cell>
          <table:table-cell office:value-type="float" office:value="20281" calcext:value-type="float">
            <text:p>20,281</text:p>
          </table:table-cell>
          <table:table-cell office:value-type="float" office:value="52345" calcext:value-type="float">
            <text:p>52,345</text:p>
          </table:table-cell>
          <table:table-cell office:value-type="float" office:value="9243" calcext:value-type="float">
            <text:p>9,243</text:p>
          </table:table-cell>
          <table:table-cell office:value-type="float" office:value="37083" calcext:value-type="float">
            <text:p>37,083</text:p>
          </table:table-cell>
          <table:table-cell/>
          <table:table-cell office:value-type="float" office:value="3119" calcext:value-type="float">
            <text:p>3,119</text:p>
          </table:table-cell>
          <table:table-cell office:value-type="float" office:value="213" calcext:value-type="float">
            <text:p>213</text:p>
          </table:table-cell>
          <table:table-cell table:formula="of:=[.R:.R]+[.S:.S]" office:value-type="float" office:value="3332" calcext:value-type="float">
            <text:p>3,332</text:p>
          </table:table-cell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office:value-type="float" office:value="32161" calcext:value-type="float">
            <text:p>32,161</text:p>
          </table:table-cell>
          <table:table-cell office:value-type="float" office:value="17731" calcext:value-type="float">
            <text:p>17,731</text:p>
          </table:table-cell>
          <table:table-cell office:value-type="float" office:value="54741" calcext:value-type="float">
            <text:p>54,741</text:p>
          </table:table-cell>
          <table:table-cell office:value-type="float" office:value="104479" calcext:value-type="float">
            <text:p>104,479</text:p>
          </table:table-cell>
          <table:table-cell office:value-type="float" office:value="24964" calcext:value-type="float">
            <text:p>24,964</text:p>
          </table:table-cell>
          <table:table-cell office:value-type="float" office:value="38535" calcext:value-type="float">
            <text:p>38,535</text:p>
          </table:table-cell>
          <table:table-cell office:value-type="float" office:value="78190" calcext:value-type="float">
            <text:p>78,190</text:p>
          </table:table-cell>
          <table:table-cell office:value-type="float" office:value="14622" calcext:value-type="float">
            <text:p>14,622</text:p>
          </table:table-cell>
          <table:table-cell office:value-type="float" office:value="82708" calcext:value-type="float">
            <text:p>82,708</text:p>
          </table:table-cell>
          <table:table-cell office:value-type="float" office:value="107440" calcext:value-type="float">
            <text:p>107,440</text:p>
          </table:table-cell>
          <table:table-cell office:value-type="float" office:value="55175" calcext:value-type="float">
            <text:p>55,175</text:p>
          </table:table-cell>
          <table:table-cell office:value-type="float" office:value="21770" calcext:value-type="float">
            <text:p>21,770</text:p>
          </table:table-cell>
          <table:table-cell office:value-type="float" office:value="53964" calcext:value-type="float">
            <text:p>53,964</text:p>
          </table:table-cell>
          <table:table-cell office:value-type="float" office:value="9767" calcext:value-type="float">
            <text:p>9,767</text:p>
          </table:table-cell>
          <table:table-cell office:value-type="float" office:value="39545" calcext:value-type="float">
            <text:p>39,545</text:p>
          </table:table-cell>
          <table:table-cell office:value-type="float" office:value="139428" calcext:value-type="float">
            <text:p>139,428</text:p>
          </table:table-cell>
          <table:table-cell office:value-type="float" office:value="3466" calcext:value-type="float">
            <text:p>3,466</text:p>
          </table:table-cell>
          <table:table-cell office:value-type="float" office:value="3818" calcext:value-type="float">
            <text:p>3,818</text:p>
          </table:table-cell>
          <table:table-cell table:formula="of:=[.R:.R]+[.S:.S]" office:value-type="float" office:value="7284" calcext:value-type="float">
            <text:p>7,284</text:p>
          </table:table-cell>
        </table:table-row>
        <table:table-row table:style-name="ro2" table:number-rows-repeated="1048481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vg wp" table:style-name="ta2">
        <table:table-column table:style-name="co1" table:default-cell-style-name="ce151"/>
        <table:table-column table:style-name="co1" table:number-columns-repeated="19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legendofzelda</text:span><text:span text:style-name="T1"><text:tab/></text:span></text:p>
            </office:annotation>
            <text:p>LoZ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sonic</text:span></text:p>
            </office:annotation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#finalfantasy</text:span></text:p>
            </office:annotation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06-30T00:00:00</dc:date>
              <text:p text:style-name="P1"><text:span text:style-name="T1">#persona</text:span></text:p>
            </office:annotation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fnaf</text:span></text:p>
            </office:annotation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office:annotation draw:style-name="gr2" draw:text-style-name="P2" svg:width="1.1413in" svg:height="0.7083in" svg:x="16.2362in" svg:y="0in" draw:caption-point-x="-0.2402in" draw:caption-point-y="0.0039in">
              <dc:date>2023-06-30T00:00:00</dc:date>
              <text:p text:style-name="P1"><text:span text:style-name="T1">#honkaiimpact3rd</text:span></text:p>
            </office:annotation>
            <text:p>HI3</text:p>
          </table:table-cell>
          <table:table-cell table:style-name="ce76" office:value-type="string" calcext:value-type="string">
            <office:annotation draw:style-name="gr2" draw:text-style-name="P2" svg:width="1.1413in" svg:height="0.7083in" svg:x="17.1252in" svg:y="0in" draw:caption-point-x="-0.2402in" draw:caption-point-y="0.0039in">
              <dc:date>2023-06-30T00:00:00</dc:date>
              <text:p text:style-name="P1"><text:span text:style-name="T1">#honkaistarrail</text:span></text:p>
            </office:annotation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2" table:visibility="collapse" table:number-rows-repeated="27">
          <table:table-cell table:number-columns-repeated="20"/>
        </table:table-row>
        <table:table-row table:style-name="ro2" table:visibility="collapse">
          <table:table-cell table:style-name="ce155"/>
          <table:table-cell table:number-columns-repeated="19"/>
        </table:table-row>
        <table:table-row table:style-name="ro2" table:visibility="collapse">
          <table:table-cell office:value-type="date" office:date-value="2009-12-21" calcext:value-type="date">
            <text:p>Dec 21, 09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0-03-29" calcext:value-type="date">
            <text:p>Mar 29, 10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0-06-13" calcext:value-type="date">
            <text:p>Jun 13, 10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0-09-22" calcext:value-type="date">
            <text:p>Sep 22, 10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0-10-25" calcext:value-type="date">
            <text:p>Oct 25, 10</text:p>
          </table:table-cell>
          <table:table-cell table:number-columns-repeated="19"/>
        </table:table-row>
        <table:table-row table:style-name="ro2" table:visibility="collapse" table:number-rows-repeated="3">
          <table:table-cell table:style-name="ce170"/>
          <table:table-cell table:number-columns-repeated="19"/>
        </table:table-row>
        <table:table-row table:style-name="ro2" table:visibility="collapse">
          <table:table-cell office:value-type="date" office:date-value="2011-09-24" calcext:value-type="date">
            <text:p>Sep 24, 11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1-10-28" calcext:value-type="date">
            <text:p>Oct 28, 11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2-01-28" calcext:value-type="date">
            <text:p>Jan 28, 12</text:p>
          </table:table-cell>
          <table:table-cell table:number-columns-repeated="19"/>
        </table:table-row>
        <table:table-row table:style-name="ro2" table:visibility="collapse">
          <table:table-cell table:style-name="ce172"/>
          <table:table-cell table:number-columns-repeated="19"/>
        </table:table-row>
        <table:table-row table:style-name="ro2" table:visibility="collapse">
          <table:table-cell office:value-type="date" office:date-value="2012-05-21" calcext:value-type="date">
            <text:p>May 21, 12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2-06-01" calcext:value-type="date">
            <text:p>Jun 1, 12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2-07-30" calcext:value-type="date">
            <text:p>Jul 30, 12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2-10-23" calcext:value-type="date">
            <text:p>Oct 23, 12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3-01-06" calcext:value-type="date">
            <text:p>Jan 6, 13</text:p>
          </table:table-cell>
          <table:table-cell table:number-columns-repeated="19"/>
        </table:table-row>
        <table:table-row table:style-name="ro2" table:visibility="collapse">
          <table:table-cell table:style-name="ce170"/>
          <table:table-cell table:number-columns-repeated="19"/>
        </table:table-row>
        <table:table-row table:style-name="ro2" table:visibility="collapse">
          <table:table-cell office:value-type="date" office:date-value="2013-06-23" calcext:value-type="date">
            <text:p>Jun 23, 13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3-10-09" calcext:value-type="date">
            <text:p>Oct 9, 13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3-12-16" calcext:value-type="date">
            <text:p>Dec 16, 13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4-01-22" calcext:value-type="date">
            <text:p>Jan 22, 14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4-04-04" calcext:value-type="date">
            <text:p>Apr 4, 14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4-07-05" calcext:value-type="date">
            <text:p>Jul 5, 14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4-10-04" calcext:value-type="date">
            <text:p>Oct 4, 14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5-01-21" calcext:value-type="date">
            <text:p>Jan 21, 15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5-05-13" calcext:value-type="date">
            <text:p>May 13, 15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5-06-23" calcext:value-type="date">
            <text:p>Jun 23, 15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5-08-13" calcext:value-type="date">
            <text:p>Aug 13, 15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5-10-09" calcext:value-type="date">
            <text:p>Oct 9, 15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6-01-07" calcext:value-type="date">
            <text:p>Jan 7, 16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6-04-06" calcext:value-type="date">
            <text:p>Apr 6, 16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6-07-05" calcext:value-type="date">
            <text:p>Jul 5, 16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6-09-27" calcext:value-type="date">
            <text:p>Sep 27, 16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7-01-09" calcext:value-type="date">
            <text:p>Jan 9, 17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7-04-03" calcext:value-type="date">
            <text:p>Apr 3, 17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7-07-07" calcext:value-type="date">
            <text:p>Jul 7, 17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7-10-10" calcext:value-type="date">
            <text:p>Oct 10, 17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8-01-10" calcext:value-type="date">
            <text:p>Jan 10, 18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8-04-02" calcext:value-type="date">
            <text:p>Apr 2, 18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8-07-17" calcext:value-type="date">
            <text:p>Jul 17, 18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8-10-10" calcext:value-type="date">
            <text:p>Oct 10, 18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8-11-02" calcext:value-type="date">
            <text:p>Nov 2, 18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9-01-05" calcext:value-type="date">
            <text:p>Jan 5, 19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9-04-01" calcext:value-type="date">
            <text:p>Apr 1, 19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9-07-01" calcext:value-type="date">
            <text:p>Jul 1, 19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19-10-03" calcext:value-type="date">
            <text:p>Oct 3, 19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20-01-01" calcext:value-type="date">
            <text:p>Jan 1, 20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20-04-01" calcext:value-type="date">
            <text:p>Apr 1, 20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20-07-01" calcext:value-type="date">
            <text:p>Jul 1, 20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20-10-01" calcext:value-type="date">
            <text:p>Oct 1, 20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21-01-01" calcext:value-type="date">
            <text:p>Jan 1, 21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21-04-01" calcext:value-type="date">
            <text:p>Apr 1, 21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21-07-01" calcext:value-type="date">
            <text:p>Jul 1, 21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21-10-01" calcext:value-type="date">
            <text:p>Oct 1, 21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22-01-01" calcext:value-type="date">
            <text:p>Jan 1, 22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22-04-01" calcext:value-type="date">
            <text:p>Apr 1, 22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22-07-01" calcext:value-type="date">
            <text:p>Jul 1, 22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22-08-02" calcext:value-type="date">
            <text:p>Aug 2, 22</text:p>
          </table:table-cell>
          <table:table-cell table:number-columns-repeated="19"/>
        </table:table-row>
        <table:table-row table:style-name="ro2" table:visibility="collapse">
          <table:table-cell office:value-type="date" office:date-value="2022-09-20" calcext:value-type="date">
            <text:p>Sep 20, 22</text:p>
          </table:table-cell>
          <table:table-cell table:number-columns-repeated="19"/>
        </table:table-row>
        <table:table-row table:style-name="ro2">
          <table:table-cell office:value-type="date" office:date-value="2022-10-23" calcext:value-type="date">
            <text:p>Oct 23, 22</text:p>
          </table:table-cell>
          <table:table-cell table:number-columns-repeated="19"/>
        </table:table-row>
        <table:table-row table:style-name="ro2">
          <table:table-cell office:value-type="date" office:date-value="2023-01-01" calcext:value-type="date">
            <text:p>Jan 1, 23</text:p>
          </table:table-cell>
          <table:table-cell table:number-columns-repeated="15"/>
          <table:table-cell office:value-type="float" office:value="26400" calcext:value-type="float">
            <text:p>26,400</text:p>
          </table:table-cell>
          <table:table-cell table:number-columns-repeated="3"/>
        </table:table-row>
        <table:table-row table:style-name="ro2">
          <table:table-cell office:value-type="date" office:date-value="2023-03-03" calcext:value-type="date">
            <text:p>Mar 3, 23</text:p>
          </table:table-cell>
          <table:table-cell table:number-columns-repeated="15"/>
          <table:table-cell table:style-name="Default"/>
          <table:table-cell table:number-columns-repeated="3"/>
        </table:table-row>
        <table:table-row table:style-name="ro2">
          <table:table-cell office:value-type="date" office:date-value="2023-04-03" calcext:value-type="date">
            <text:p>Apr 3, 23</text:p>
          </table:table-cell>
          <table:table-cell table:number-columns-repeated="15"/>
          <table:table-cell office:value-type="float" office:value="28600" calcext:value-type="float">
            <text:p>28,600</text:p>
          </table:table-cell>
          <table:table-cell table:number-columns-repeated="3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office:value-type="float" office:value="4700" calcext:value-type="float">
            <text:p>4,700</text:p>
          </table:table-cell>
          <table:table-cell office:value-type="float" office:value="19200" calcext:value-type="float">
            <text:p>19,200</text:p>
          </table:table-cell>
          <table:table-cell office:value-type="float" office:value="45300" calcext:value-type="float">
            <text:p>45,300</text:p>
          </table:table-cell>
          <table:table-cell office:value-type="float" office:value="2900" calcext:value-type="float">
            <text:p>2,900</text:p>
          </table:table-cell>
          <table:table-cell office:value-type="float" office:value="4100" calcext:value-type="float">
            <text:p>4,1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100" calcext:value-type="float">
            <text:p>4,100</text:p>
          </table:table-cell>
          <table:table-cell office:value-type="float" office:value="1600" calcext:value-type="float">
            <text:p>1,600</text:p>
          </table:table-cell>
          <table:table-cell office:value-type="float" office:value="51000" calcext:value-type="float">
            <text:p>51,000</text:p>
          </table:table-cell>
          <table:table-cell office:value-type="float" office:value="45500" calcext:value-type="float">
            <text:p>45,500</text:p>
          </table:table-cell>
          <table:table-cell office:value-type="float" office:value="65500" calcext:value-type="float">
            <text:p>65,500</text:p>
          </table:table-cell>
          <table:table-cell office:value-type="float" office:value="63100" calcext:value-type="float">
            <text:p>63,100</text:p>
          </table:table-cell>
          <table:table-cell office:value-type="float" office:value="5800" calcext:value-type="float">
            <text:p>5,800</text:p>
          </table:table-cell>
          <table:table-cell office:value-type="float" office:value="8600" calcext:value-type="float">
            <text:p>8,600</text:p>
          </table:table-cell>
          <table:table-cell office:value-type="float" office:value="30000" calcext:value-type="float">
            <text:p>30,000</text:p>
          </table:table-cell>
          <table:table-cell office:value-type="float" office:value="850" calcext:value-type="float">
            <text:p>850</text:p>
          </table:table-cell>
          <table:table-cell office:value-type="float" office:value="582" calcext:value-type="float">
            <text:p>582</text:p>
          </table:table-cell>
          <table:table-cell/>
        </table:table-row>
        <table:table-row table:style-name="ro2" table:number-rows-repeated="1048481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cartoon ffn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16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number-columns-repeated="1012" table:default-cell-style-name="ce186"/>
        <table:table-column table:style-name="co1" table:number-columns-repeated="15352" table:default-cell-style-name="Default"/>
        <table:table-row table:style-name="ro1">
          <table:table-cell table:style-name="ce224" office:value-type="string" calcext:value-type="string">
            <text:p>Cartoon FFN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6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6"/>
          <table:table-cell table:style-name="ce225" table:number-columns-repeated="1012"/>
          <table:table-cell table:style-name="ce226" table:number-columns-repeated="15352"/>
        </table:table-row>
        <table:table-row table:style-name="ro2">
          <table:table-cell table:style-name="ce25" table:formula="of:=[$'Dates Ref'.M2]" office:value-type="date" office:date-value="1999-04-29" calcext:value-type="date">
            <text:p>Apr 29, 9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16379"/>
        </table:table-row>
        <table:table-row table:style-name="ro2" table:visibility="collapse">
          <table:table-cell table:style-name="ce25" table:formula="of:=[$'Dates Ref'.M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visibility="collapse">
          <table:table-cell table:style-name="ce25" table:formula="of:=[$'Dates Ref'.M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5]" office:value-type="date" office:date-value="2001-04-17" calcext:value-type="date">
            <text:p>Apr 17, 01</text:p>
          </table:table-cell>
          <table:table-cell table:style-name="ce112" office:value-type="float" office:value="33" calcext:value-type="float">
            <text:p>33</text:p>
          </table:table-cell>
          <table:table-cell table:style-name="ce112" office:value-type="float" office:value="32" calcext:value-type="float">
            <text:p>32</text:p>
          </table:table-cell>
          <table:table-cell table:style-name="ce112"/>
          <table:table-cell table:style-name="ce112" office:value-type="float" office:value="478" calcext:value-type="float">
            <text:p>478</text:p>
          </table:table-cell>
          <table:table-cell table:style-name="ce112" office:value-type="float" office:value="205" calcext:value-type="float">
            <text:p>205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table:style-name="ce25" table:formula="of:=[$'Dates Ref'.M6]" office:value-type="date" office:date-value="2001-06-20" calcext:value-type="date">
            <text:p>Jun 20, 01</text:p>
          </table:table-cell>
          <table:table-cell table:style-name="ce112" office:value-type="float" office:value="33" calcext:value-type="float">
            <text:p>33</text:p>
          </table:table-cell>
          <table:table-cell table:style-name="ce112" office:value-type="float" office:value="40" calcext:value-type="float">
            <text:p>40</text:p>
          </table:table-cell>
          <table:table-cell table:style-name="ce112"/>
          <table:table-cell table:style-name="ce112" office:value-type="float" office:value="527" calcext:value-type="float">
            <text:p>527</text:p>
          </table:table-cell>
          <table:table-cell table:style-name="ce112" office:value-type="float" office:value="337" calcext:value-type="float">
            <text:p>337</text:p>
          </table:table-cell>
          <table:table-cell table:style-name="ce112" office:value-type="float" office:value="155" calcext:value-type="float">
            <text:p>155</text:p>
          </table:table-cell>
          <table:table-cell table:number-columns-repeated="16377"/>
        </table:table-row>
        <table:table-row table:style-name="ro2">
          <table:table-cell table:style-name="ce25" table:formula="of:=[$'Dates Ref'.M7]" office:value-type="date" office:date-value="2001-09-08" calcext:value-type="date">
            <text:p>Sep 8, 01</text:p>
          </table:table-cell>
          <table:table-cell table:style-name="ce112" office:value-type="float" office:value="40" calcext:value-type="float">
            <text:p>40</text:p>
          </table:table-cell>
          <table:table-cell table:style-name="ce112" office:value-type="float" office:value="54" calcext:value-type="float">
            <text:p>54</text:p>
          </table:table-cell>
          <table:table-cell table:style-name="ce112"/>
          <table:table-cell table:style-name="ce112" office:value-type="float" office:value="588" calcext:value-type="float">
            <text:p>588</text:p>
          </table:table-cell>
          <table:table-cell table:style-name="ce112" office:value-type="float" office:value="432" calcext:value-type="float">
            <text:p>432</text:p>
          </table:table-cell>
          <table:table-cell table:style-name="ce112" office:value-type="float" office:value="454" calcext:value-type="float">
            <text:p>454</text:p>
          </table:table-cell>
          <table:table-cell table:number-columns-repeated="16377"/>
        </table:table-row>
        <table:table-row table:style-name="ro2">
          <table:table-cell table:style-name="ce25" table:formula="of:=[$'Dates Ref'.M8]" office:value-type="date" office:date-value="2001-11-23" calcext:value-type="date">
            <text:p>Nov 23, 01</text:p>
          </table:table-cell>
          <table:table-cell table:style-name="ce112" office:value-type="float" office:value="48" calcext:value-type="float">
            <text:p>48</text:p>
          </table:table-cell>
          <table:table-cell table:style-name="ce112" office:value-type="float" office:value="57" calcext:value-type="float">
            <text:p>57</text:p>
          </table:table-cell>
          <table:table-cell table:style-name="ce112"/>
          <table:table-cell table:style-name="ce112" office:value-type="float" office:value="601" calcext:value-type="float">
            <text:p>601</text:p>
          </table:table-cell>
          <table:table-cell table:style-name="ce112" office:value-type="float" office:value="504" calcext:value-type="float">
            <text:p>504</text:p>
          </table:table-cell>
          <table:table-cell table:style-name="ce112" office:value-type="float" office:value="957" calcext:value-type="float">
            <text:p>957</text:p>
          </table:table-cell>
          <table:table-cell table:number-columns-repeated="16377"/>
        </table:table-row>
        <table:table-row table:style-name="ro2">
          <table:table-cell table:style-name="ce25" table:formula="of:=[$'Dates Ref'.M9]" office:value-type="date" office:date-value="2002-02-06" calcext:value-type="date">
            <text:p>Feb 6, 02</text:p>
          </table:table-cell>
          <table:table-cell table:style-name="ce112" office:value-type="float" office:value="52" calcext:value-type="float">
            <text:p>52</text:p>
          </table:table-cell>
          <table:table-cell table:style-name="ce112" office:value-type="float" office:value="76" calcext:value-type="float">
            <text:p>76</text:p>
          </table:table-cell>
          <table:table-cell table:style-name="ce112"/>
          <table:table-cell table:style-name="ce112" office:value-type="float" office:value="645" calcext:value-type="float">
            <text:p>645</text:p>
          </table:table-cell>
          <table:table-cell table:style-name="ce112" office:value-type="float" office:value="506" calcext:value-type="float">
            <text:p>506</text:p>
          </table:table-cell>
          <table:table-cell table:style-name="ce112" office:value-type="float" office:value="1491" calcext:value-type="float">
            <text:p>1,491</text:p>
          </table:table-cell>
          <table:table-cell table:number-columns-repeated="16377"/>
        </table:table-row>
        <table:table-row table:style-name="ro2" table:visibility="collapse">
          <table:table-cell table:style-name="ce25" table:formula="of:=[$'Dates Ref'.M10]" office:value-type="date" office:date-value="1899-12-30" calcext:value-type="date">
            <text:p>Dec 30, 99</text:p>
          </table:table-cell>
          <table:table-cell table:style-name="ce112" table:number-columns-repeated="6"/>
          <table:table-cell table:number-columns-repeated="16377"/>
        </table:table-row>
        <table:table-row table:style-name="ro2">
          <table:table-cell table:style-name="ce25" table:formula="of:=[$'Dates Ref'.M11]" office:value-type="date" office:date-value="2002-06-01" calcext:value-type="date">
            <text:p>Jun 1, 02</text:p>
          </table:table-cell>
          <table:table-cell table:style-name="ce112" office:value-type="float" office:value="62" calcext:value-type="float">
            <text:p>62</text:p>
          </table:table-cell>
          <table:table-cell table:style-name="ce112" office:value-type="float" office:value="119" calcext:value-type="float">
            <text:p>119</text:p>
          </table:table-cell>
          <table:table-cell table:style-name="ce112"/>
          <table:table-cell table:style-name="ce112" office:value-type="float" office:value="686" calcext:value-type="float">
            <text:p>686</text:p>
          </table:table-cell>
          <table:table-cell table:style-name="ce112" office:value-type="float" office:value="629" calcext:value-type="float">
            <text:p>629</text:p>
          </table:table-cell>
          <table:table-cell table:style-name="ce112" office:value-type="float" office:value="2141" calcext:value-type="float">
            <text:p>2,141</text:p>
          </table:table-cell>
          <table:table-cell table:number-columns-repeated="16377"/>
        </table:table-row>
        <table:table-row table:style-name="ro2">
          <table:table-cell table:style-name="ce25" table:formula="of:=[$'Dates Ref'.M12]" office:value-type="date" office:date-value="2002-08-10" calcext:value-type="date">
            <text:p>Aug 10, 02</text:p>
          </table:table-cell>
          <table:table-cell table:style-name="ce112" office:value-type="float" office:value="67" calcext:value-type="float">
            <text:p>67</text:p>
          </table:table-cell>
          <table:table-cell table:style-name="ce112" office:value-type="float" office:value="125" calcext:value-type="float">
            <text:p>125</text:p>
          </table:table-cell>
          <table:table-cell table:style-name="ce112"/>
          <table:table-cell table:style-name="ce112" office:value-type="float" office:value="708" calcext:value-type="float">
            <text:p>708</text:p>
          </table:table-cell>
          <table:table-cell table:style-name="ce112" office:value-type="float" office:value="701" calcext:value-type="float">
            <text:p>701</text:p>
          </table:table-cell>
          <table:table-cell table:style-name="ce112" office:value-type="float" office:value="2365" calcext:value-type="float">
            <text:p>2,365</text:p>
          </table:table-cell>
          <table:table-cell table:number-columns-repeated="16377"/>
        </table:table-row>
        <table:table-row table:style-name="ro2">
          <table:table-cell table:style-name="ce25" table:formula="of:=[$'Dates Ref'.M13]" office:value-type="date" office:date-value="2002-10-17" calcext:value-type="date">
            <text:p>Oct 17, 02</text:p>
          </table:table-cell>
          <table:table-cell table:style-name="ce112" office:value-type="float" office:value="82" calcext:value-type="float">
            <text:p>82</text:p>
          </table:table-cell>
          <table:table-cell table:style-name="ce112" office:value-type="float" office:value="144" calcext:value-type="float">
            <text:p>144</text:p>
          </table:table-cell>
          <table:table-cell table:style-name="ce112"/>
          <table:table-cell table:style-name="ce112" office:value-type="float" office:value="719" calcext:value-type="float">
            <text:p>719</text:p>
          </table:table-cell>
          <table:table-cell table:style-name="ce112" office:value-type="float" office:value="815" calcext:value-type="float">
            <text:p>815</text:p>
          </table:table-cell>
          <table:table-cell table:style-name="ce112" office:value-type="float" office:value="2510" calcext:value-type="float">
            <text:p>2,510</text:p>
          </table:table-cell>
          <table:table-cell table:style-name="ce112" office:value-type="float" office:value="81" calcext:value-type="float">
            <text:p>81</text:p>
          </table:table-cell>
          <table:table-cell table:number-columns-repeated="16376"/>
        </table:table-row>
        <table:table-row table:style-name="ro2">
          <table:table-cell table:style-name="ce25" table:formula="of:=[$'Dates Ref'.M14]" office:value-type="date" office:date-value="2002-12-07" calcext:value-type="date">
            <text:p>Dec 7, 02</text:p>
          </table:table-cell>
          <table:table-cell table:style-name="ce112" office:value-type="float" office:value="85" calcext:value-type="float">
            <text:p>85</text:p>
          </table:table-cell>
          <table:table-cell table:style-name="ce112" office:value-type="float" office:value="140" calcext:value-type="float">
            <text:p>140</text:p>
          </table:table-cell>
          <table:table-cell table:style-name="ce112"/>
          <table:table-cell table:style-name="ce112" office:value-type="float" office:value="746" calcext:value-type="float">
            <text:p>746</text:p>
          </table:table-cell>
          <table:table-cell table:style-name="ce112" office:value-type="float" office:value="863" calcext:value-type="float">
            <text:p>863</text:p>
          </table:table-cell>
          <table:table-cell table:style-name="ce112" office:value-type="float" office:value="2622" calcext:value-type="float">
            <text:p>2,622</text:p>
          </table:table-cell>
          <table:table-cell table:style-name="ce112" office:value-type="float" office:value="122" calcext:value-type="float">
            <text:p>122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5]" office:value-type="date" office:date-value="2003-02-02" calcext:value-type="date">
            <text:p>Feb 2, 03</text:p>
          </table:table-cell>
          <table:table-cell table:style-name="ce112" office:value-type="float" office:value="92" calcext:value-type="float">
            <text:p>92</text:p>
          </table:table-cell>
          <table:table-cell table:style-name="ce112" office:value-type="float" office:value="151" calcext:value-type="float">
            <text:p>151</text:p>
          </table:table-cell>
          <table:table-cell table:style-name="ce112"/>
          <table:table-cell table:style-name="ce112" office:value-type="float" office:value="777" calcext:value-type="float">
            <text:p>777</text:p>
          </table:table-cell>
          <table:table-cell table:style-name="ce112" office:value-type="float" office:value="936" calcext:value-type="float">
            <text:p>936</text:p>
          </table:table-cell>
          <table:table-cell table:style-name="ce112" office:value-type="float" office:value="2688" calcext:value-type="float">
            <text:p>2,688</text:p>
          </table:table-cell>
          <table:table-cell table:style-name="ce112" office:value-type="float" office:value="150" calcext:value-type="float">
            <text:p>150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16375"/>
        </table:table-row>
        <table:table-row table:style-name="ro2" table:visibility="collapse">
          <table:table-cell table:style-name="ce25" table:formula="of:=[$'Dates Ref'.M16]" office:value-type="date" office:date-value="1899-12-30" calcext:value-type="date">
            <text:p>Dec 30, 99</text:p>
          </table:table-cell>
          <table:table-cell table:style-name="ce112" table:number-columns-repeated="8"/>
          <table:table-cell table:number-columns-repeated="16375"/>
        </table:table-row>
        <table:table-row table:style-name="ro2">
          <table:table-cell table:style-name="ce25" table:formula="of:=[$'Dates Ref'.M17]" office:value-type="date" office:date-value="2003-06-02" calcext:value-type="date">
            <text:p>Jun 2, 03</text:p>
          </table:table-cell>
          <table:table-cell table:style-name="ce112" office:value-type="float" office:value="105" calcext:value-type="float">
            <text:p>105</text:p>
          </table:table-cell>
          <table:table-cell table:style-name="ce112" office:value-type="float" office:value="163" calcext:value-type="float">
            <text:p>163</text:p>
          </table:table-cell>
          <table:table-cell table:style-name="ce112"/>
          <table:table-cell table:style-name="ce112" office:value-type="float" office:value="828" calcext:value-type="float">
            <text:p>828</text:p>
          </table:table-cell>
          <table:table-cell table:style-name="ce112" office:value-type="float" office:value="1067" calcext:value-type="float">
            <text:p>1,067</text:p>
          </table:table-cell>
          <table:table-cell table:style-name="ce112" office:value-type="float" office:value="2838" calcext:value-type="float">
            <text:p>2,838</text:p>
          </table:table-cell>
          <table:table-cell table:style-name="ce112" office:value-type="float" office:value="214" calcext:value-type="float">
            <text:p>214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8]" office:value-type="date" office:date-value="2004-04-04" calcext:value-type="date">
            <text:p>Apr 4, 04</text:p>
          </table:table-cell>
          <table:table-cell table:style-name="ce112" office:value-type="float" office:value="159" calcext:value-type="float">
            <text:p>159</text:p>
          </table:table-cell>
          <table:table-cell table:style-name="ce112" office:value-type="float" office:value="199" calcext:value-type="float">
            <text:p>199</text:p>
          </table:table-cell>
          <table:table-cell table:style-name="ce112"/>
          <table:table-cell table:style-name="ce112" office:value-type="float" office:value="981" calcext:value-type="float">
            <text:p>981</text:p>
          </table:table-cell>
          <table:table-cell table:style-name="ce112" office:value-type="float" office:value="1210" calcext:value-type="float">
            <text:p>1,210</text:p>
          </table:table-cell>
          <table:table-cell table:style-name="ce112" office:value-type="float" office:value="3054" calcext:value-type="float">
            <text:p>3,054</text:p>
          </table:table-cell>
          <table:table-cell table:style-name="ce112" office:value-type="float" office:value="632" calcext:value-type="float">
            <text:p>632</text:p>
          </table:table-cell>
          <table:table-cell table:style-name="ce112" office:value-type="float" office:value="1390" calcext:value-type="float">
            <text:p>1,390</text:p>
          </table:table-cell>
          <table:table-cell table:number-columns-repeated="16375"/>
        </table:table-row>
        <table:table-row table:style-name="ro2">
          <table:table-cell table:style-name="ce25" table:formula="of:=[$'Dates Ref'.M19]" office:value-type="date" office:date-value="2004-06-10" calcext:value-type="date">
            <text:p>Jun 10, 04</text:p>
          </table:table-cell>
          <table:table-cell table:style-name="ce112" office:value-type="float" office:value="163" calcext:value-type="float">
            <text:p>163</text:p>
          </table:table-cell>
          <table:table-cell table:style-name="ce112" office:value-type="float" office:value="214" calcext:value-type="float">
            <text:p>214</text:p>
          </table:table-cell>
          <table:table-cell table:style-name="ce112"/>
          <table:table-cell table:style-name="ce112" office:value-type="float" office:value="985" calcext:value-type="float">
            <text:p>985</text:p>
          </table:table-cell>
          <table:table-cell table:style-name="ce112" office:value-type="float" office:value="1225" calcext:value-type="float">
            <text:p>1,225</text:p>
          </table:table-cell>
          <table:table-cell table:style-name="ce112" office:value-type="float" office:value="3153" calcext:value-type="float">
            <text:p>3,153</text:p>
          </table:table-cell>
          <table:table-cell table:style-name="ce112" office:value-type="float" office:value="773" calcext:value-type="float">
            <text:p>773</text:p>
          </table:table-cell>
          <table:table-cell table:style-name="ce112" office:value-type="float" office:value="2138" calcext:value-type="float">
            <text:p>2,138</text:p>
          </table:table-cell>
          <table:table-cell office:value-type="float" office:value="128" calcext:value-type="float">
            <text:p>128</text:p>
          </table:table-cell>
          <table:table-cell table:number-columns-repeated="16374"/>
        </table:table-row>
        <table:table-row table:style-name="ro2" table:visibility="collapse">
          <table:table-cell table:style-name="ce25" table:formula="of:=[$'Dates Ref'.M20]" office:value-type="date" office:date-value="1899-12-30" calcext:value-type="date">
            <text:p>Dec 30, 99</text:p>
          </table:table-cell>
          <table:table-cell table:style-name="ce112" table:number-columns-repeated="8"/>
          <table:table-cell table:number-columns-repeated="16375"/>
        </table:table-row>
        <table:table-row table:style-name="ro2">
          <table:table-cell table:style-name="ce25" table:formula="of:=[$'Dates Ref'.M21]" office:value-type="date" office:date-value="2004-10-01" calcext:value-type="date">
            <text:p>Oct 1, 04</text:p>
          </table:table-cell>
          <table:table-cell table:style-name="ce112" office:value-type="float" office:value="174" calcext:value-type="float">
            <text:p>174</text:p>
          </table:table-cell>
          <table:table-cell table:style-name="ce112" office:value-type="float" office:value="214" calcext:value-type="float">
            <text:p>214</text:p>
          </table:table-cell>
          <table:table-cell table:style-name="ce112"/>
          <table:table-cell table:style-name="ce112" office:value-type="float" office:value="930" calcext:value-type="float">
            <text:p>930</text:p>
          </table:table-cell>
          <table:table-cell table:style-name="ce112" office:value-type="float" office:value="831" calcext:value-type="float">
            <text:p>831</text:p>
          </table:table-cell>
          <table:table-cell table:style-name="ce112" office:value-type="float" office:value="3136" calcext:value-type="float">
            <text:p>3,136</text:p>
          </table:table-cell>
          <table:table-cell table:style-name="ce112" office:value-type="float" office:value="898" calcext:value-type="float">
            <text:p>898</text:p>
          </table:table-cell>
          <table:table-cell table:style-name="ce112" office:value-type="float" office:value="4162" calcext:value-type="float">
            <text:p>4,162</text:p>
          </table:table-cell>
          <table:table-cell office:value-type="float" office:value="375" calcext:value-type="float">
            <text:p>375</text:p>
          </table:table-cell>
          <table:table-cell table:number-columns-repeated="16374"/>
        </table:table-row>
        <table:table-row table:style-name="ro2">
          <table:table-cell table:style-name="ce25" table:formula="of:=[$'Dates Ref'.M22]" office:value-type="date" office:date-value="2004-12-10" calcext:value-type="date">
            <text:p>Dec 10, 04</text:p>
          </table:table-cell>
          <table:table-cell table:style-name="ce112" office:value-type="float" office:value="195" calcext:value-type="float">
            <text:p>195</text:p>
          </table:table-cell>
          <table:table-cell table:style-name="ce112" office:value-type="float" office:value="233" calcext:value-type="float">
            <text:p>233</text:p>
          </table:table-cell>
          <table:table-cell table:style-name="ce112"/>
          <table:table-cell table:style-name="ce112" office:value-type="float" office:value="916" calcext:value-type="float">
            <text:p>916</text:p>
          </table:table-cell>
          <table:table-cell table:style-name="ce112" office:value-type="float" office:value="824" calcext:value-type="float">
            <text:p>824</text:p>
          </table:table-cell>
          <table:table-cell table:style-name="ce112" office:value-type="float" office:value="3165" calcext:value-type="float">
            <text:p>3,165</text:p>
          </table:table-cell>
          <table:table-cell table:style-name="ce112" office:value-type="float" office:value="1010" calcext:value-type="float">
            <text:p>1,010</text:p>
          </table:table-cell>
          <table:table-cell table:style-name="ce112" office:value-type="float" office:value="5762" calcext:value-type="float">
            <text:p>5,762</text:p>
          </table:table-cell>
          <table:table-cell office:value-type="float" office:value="577" calcext:value-type="float">
            <text:p>577</text:p>
          </table:table-cell>
          <table:table-cell table:number-columns-repeated="16374"/>
        </table:table-row>
        <table:table-row table:style-name="ro2">
          <table:table-cell table:style-name="ce25" table:formula="of:=[$'Dates Ref'.M23]" office:value-type="date" office:date-value="2005-01-04" calcext:value-type="date">
            <text:p>Jan 4, 05</text:p>
          </table:table-cell>
          <table:table-cell table:style-name="ce112" office:value-type="float" office:value="212" calcext:value-type="float">
            <text:p>212</text:p>
          </table:table-cell>
          <table:table-cell table:style-name="ce112" office:value-type="float" office:value="235" calcext:value-type="float">
            <text:p>235</text:p>
          </table:table-cell>
          <table:table-cell table:style-name="ce112"/>
          <table:table-cell table:style-name="ce112" office:value-type="float" office:value="919" calcext:value-type="float">
            <text:p>919</text:p>
          </table:table-cell>
          <table:table-cell table:style-name="ce112" office:value-type="float" office:value="838" calcext:value-type="float">
            <text:p>838</text:p>
          </table:table-cell>
          <table:table-cell table:style-name="ce112" office:value-type="float" office:value="3220" calcext:value-type="float">
            <text:p>3,220</text:p>
          </table:table-cell>
          <table:table-cell table:style-name="ce112" office:value-type="float" office:value="1049" calcext:value-type="float">
            <text:p>1,049</text:p>
          </table:table-cell>
          <table:table-cell table:style-name="ce112" office:value-type="float" office:value="6357" calcext:value-type="float">
            <text:p>6,357</text:p>
          </table:table-cell>
          <table:table-cell office:value-type="float" office:value="653" calcext:value-type="float">
            <text:p>653</text:p>
          </table:table-cell>
          <table:table-cell table:number-columns-repeated="16374"/>
        </table:table-row>
        <table:table-row table:style-name="ro2">
          <table:table-cell table:style-name="ce25" table:formula="of:=[$'Dates Ref'.M24]" office:value-type="date" office:date-value="2005-04-01" calcext:value-type="date">
            <text:p>Apr 1, 05</text:p>
          </table:table-cell>
          <table:table-cell table:style-name="ce112" office:value-type="float" office:value="227" calcext:value-type="float">
            <text:p>227</text:p>
          </table:table-cell>
          <table:table-cell table:style-name="ce112" office:value-type="float" office:value="248" calcext:value-type="float">
            <text:p>248</text:p>
          </table:table-cell>
          <table:table-cell table:style-name="ce112"/>
          <table:table-cell table:style-name="ce112" office:value-type="float" office:value="924" calcext:value-type="float">
            <text:p>924</text:p>
          </table:table-cell>
          <table:table-cell table:style-name="ce112" office:value-type="float" office:value="835" calcext:value-type="float">
            <text:p>835</text:p>
          </table:table-cell>
          <table:table-cell table:style-name="ce112" office:value-type="float" office:value="3331" calcext:value-type="float">
            <text:p>3,331</text:p>
          </table:table-cell>
          <table:table-cell table:style-name="ce112" office:value-type="float" office:value="1230" calcext:value-type="float">
            <text:p>1,230</text:p>
          </table:table-cell>
          <table:table-cell table:style-name="ce112" office:value-type="float" office:value="8590" calcext:value-type="float">
            <text:p>8,590</text:p>
          </table:table-cell>
          <table:table-cell office:value-type="float" office:value="867" calcext:value-type="float">
            <text:p>867</text:p>
          </table:table-cell>
          <table:table-cell office:value-type="float" office:value="124" calcext:value-type="float">
            <text:p>12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16371"/>
        </table:table-row>
        <table:table-row table:style-name="ro2">
          <table:table-cell table:style-name="ce25" table:formula="of:=[$'Dates Ref'.M25]" office:value-type="date" office:date-value="2006-10-13" calcext:value-type="date">
            <text:p>Oct 13, 06</text:p>
          </table:table-cell>
          <table:table-cell table:style-name="ce112" office:value-type="float" office:value="225" calcext:value-type="float">
            <text:p>225</text:p>
          </table:table-cell>
          <table:table-cell table:style-name="ce112" office:value-type="float" office:value="282" calcext:value-type="float">
            <text:p>282</text:p>
          </table:table-cell>
          <table:table-cell table:style-name="ce112"/>
          <table:table-cell table:style-name="ce112" office:value-type="float" office:value="958" calcext:value-type="float">
            <text:p>958</text:p>
          </table:table-cell>
          <table:table-cell table:style-name="ce112" office:value-type="float" office:value="982" calcext:value-type="float">
            <text:p>982</text:p>
          </table:table-cell>
          <table:table-cell table:style-name="ce112" office:value-type="float" office:value="4255" calcext:value-type="float">
            <text:p>4,255</text:p>
          </table:table-cell>
          <table:table-cell table:style-name="ce112" office:value-type="float" office:value="3207" calcext:value-type="float">
            <text:p>3,207</text:p>
          </table:table-cell>
          <table:table-cell table:style-name="ce112" office:value-type="float" office:value="18540" calcext:value-type="float">
            <text:p>18,540</text:p>
          </table:table-cell>
          <table:table-cell office:value-type="float" office:value="4985" calcext:value-type="float">
            <text:p>4,985</text:p>
          </table:table-cell>
          <table:table-cell office:value-type="float" office:value="5014" calcext:value-type="float">
            <text:p>5,01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5014" calcext:value-type="float">
            <text:p>5,014</text:p>
          </table:table-cell>
          <table:table-cell table:number-columns-repeated="16371"/>
        </table:table-row>
        <table:table-row table:style-name="ro2">
          <table:table-cell table:style-name="ce25" table:formula="of:=[$'Dates Ref'.M26]" office:value-type="date" office:date-value="2007-06-30" calcext:value-type="date">
            <text:p>Jun 30, 07</text:p>
          </table:table-cell>
          <table:table-cell table:style-name="ce112" office:value-type="float" office:value="215" calcext:value-type="float">
            <text:p>215</text:p>
          </table:table-cell>
          <table:table-cell table:style-name="ce112" office:value-type="float" office:value="298" calcext:value-type="float">
            <text:p>298</text:p>
          </table:table-cell>
          <table:table-cell table:style-name="ce112"/>
          <table:table-cell table:style-name="ce112" office:value-type="float" office:value="987" calcext:value-type="float">
            <text:p>987</text:p>
          </table:table-cell>
          <table:table-cell table:style-name="ce112" office:value-type="float" office:value="1125" calcext:value-type="float">
            <text:p>1,125</text:p>
          </table:table-cell>
          <table:table-cell table:style-name="ce112" office:value-type="float" office:value="4747" calcext:value-type="float">
            <text:p>4,747</text:p>
          </table:table-cell>
          <table:table-cell table:style-name="ce112" office:value-type="float" office:value="4117" calcext:value-type="float">
            <text:p>4,117</text:p>
          </table:table-cell>
          <table:table-cell table:style-name="ce112" office:value-type="float" office:value="20576" calcext:value-type="float">
            <text:p>20,576</text:p>
          </table:table-cell>
          <table:table-cell office:value-type="float" office:value="6628" calcext:value-type="float">
            <text:p>6,628</text:p>
          </table:table-cell>
          <table:table-cell office:value-type="float" office:value="9083" calcext:value-type="float">
            <text:p>9,083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9083" calcext:value-type="float">
            <text:p>9,083</text:p>
          </table:table-cell>
          <table:table-cell table:number-columns-repeated="16371"/>
        </table:table-row>
        <table:table-row table:style-name="ro2">
          <table:table-cell table:style-name="ce25" table:formula="of:=[$'Dates Ref'.M27]" office:value-type="date" office:date-value="2007-10-11" calcext:value-type="date">
            <text:p>Oct 11, 07</text:p>
          </table:table-cell>
          <table:table-cell table:style-name="ce112" office:value-type="float" office:value="218" calcext:value-type="float">
            <text:p>218</text:p>
          </table:table-cell>
          <table:table-cell table:style-name="ce112" office:value-type="float" office:value="302" calcext:value-type="float">
            <text:p>302</text:p>
          </table:table-cell>
          <table:table-cell table:style-name="ce112"/>
          <table:table-cell table:style-name="ce112" office:value-type="float" office:value="1013" calcext:value-type="float">
            <text:p>1,013</text:p>
          </table:table-cell>
          <table:table-cell table:style-name="ce112" office:value-type="float" office:value="1222" calcext:value-type="float">
            <text:p>1,222</text:p>
          </table:table-cell>
          <table:table-cell table:style-name="ce112" office:value-type="float" office:value="4940" calcext:value-type="float">
            <text:p>4,940</text:p>
          </table:table-cell>
          <table:table-cell table:style-name="ce112" office:value-type="float" office:value="4547" calcext:value-type="float">
            <text:p>4,547</text:p>
          </table:table-cell>
          <table:table-cell table:style-name="ce112" office:value-type="float" office:value="21038" calcext:value-type="float">
            <text:p>21,038</text:p>
          </table:table-cell>
          <table:table-cell office:value-type="float" office:value="7258" calcext:value-type="float">
            <text:p>7,258</text:p>
          </table:table-cell>
          <table:table-cell office:value-type="float" office:value="10358" calcext:value-type="float">
            <text:p>10,358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0358" calcext:value-type="float">
            <text:p>10,358</text:p>
          </table:table-cell>
          <table:table-cell table:number-columns-repeated="16371"/>
        </table:table-row>
        <table:table-row table:style-name="ro2">
          <table:table-cell table:style-name="ce25" table:formula="of:=[$'Dates Ref'.M28]" office:value-type="date" office:date-value="2009-02-24" calcext:value-type="date">
            <text:p>Feb 24, 09</text:p>
          </table:table-cell>
          <table:table-cell table:style-name="ce112" office:value-type="float" office:value="246" calcext:value-type="float">
            <text:p>246</text:p>
          </table:table-cell>
          <table:table-cell table:style-name="ce112" office:value-type="float" office:value="356" calcext:value-type="float">
            <text:p>356</text:p>
          </table:table-cell>
          <table:table-cell table:style-name="ce112"/>
          <table:table-cell table:style-name="ce112" office:value-type="float" office:value="1141" calcext:value-type="float">
            <text:p>1,141</text:p>
          </table:table-cell>
          <table:table-cell table:style-name="ce112" office:value-type="float" office:value="1649" calcext:value-type="float">
            <text:p>1,649</text:p>
          </table:table-cell>
          <table:table-cell table:style-name="ce112" office:value-type="float" office:value="5635" calcext:value-type="float">
            <text:p>5,635</text:p>
          </table:table-cell>
          <table:table-cell table:style-name="ce112" office:value-type="float" office:value="6001" calcext:value-type="float">
            <text:p>6,001</text:p>
          </table:table-cell>
          <table:table-cell table:style-name="ce112" office:value-type="float" office:value="22830" calcext:value-type="float">
            <text:p>22,830</text:p>
          </table:table-cell>
          <table:table-cell office:value-type="float" office:value="8927" calcext:value-type="float">
            <text:p>8,927</text:p>
          </table:table-cell>
          <table:table-cell office:value-type="float" office:value="19027" calcext:value-type="float">
            <text:p>19,02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9027" calcext:value-type="float">
            <text:p>19,027</text:p>
          </table:table-cell>
          <table:table-cell office:value-type="float" office:value="1742" calcext:value-type="float">
            <text:p>1,742</text:p>
          </table:table-cell>
          <table:table-cell table:number-columns-repeated="16370"/>
        </table:table-row>
        <table:table-row table:style-name="ro2">
          <table:table-cell table:style-name="ce25" table:formula="of:=[$'Dates Ref'.M29]" office:value-type="date" office:date-value="2009-10-27" calcext:value-type="date">
            <text:p>Oct 27, 09</text:p>
          </table:table-cell>
          <table:table-cell office:value-type="float" office:value="248" calcext:value-type="float">
            <text:p>248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215" calcext:value-type="float">
            <text:p>1,215</text:p>
          </table:table-cell>
          <table:table-cell office:value-type="float" office:value="2012" calcext:value-type="float">
            <text:p>2,012</text:p>
          </table:table-cell>
          <table:table-cell office:value-type="float" office:value="6038" calcext:value-type="float">
            <text:p>6,038</text:p>
          </table:table-cell>
          <table:table-cell office:value-type="float" office:value="6522" calcext:value-type="float">
            <text:p>6,522</text:p>
          </table:table-cell>
          <table:table-cell office:value-type="float" office:value="24396" calcext:value-type="float">
            <text:p>24,396</text:p>
          </table:table-cell>
          <table:table-cell office:value-type="float" office:value="9528" calcext:value-type="float">
            <text:p>9,528</text:p>
          </table:table-cell>
          <table:table-cell office:value-type="float" office:value="21370" calcext:value-type="float">
            <text:p>21,370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1370" calcext:value-type="float">
            <text:p>21,370</text:p>
          </table:table-cell>
          <table:table-cell office:value-type="float" office:value="3109" calcext:value-type="float">
            <text:p>3,109</text:p>
          </table:table-cell>
          <table:table-cell table:number-columns-repeated="16370"/>
        </table:table-row>
        <table:table-row table:style-name="ro2" table:visibility="collapse">
          <table:table-cell table:style-name="ce25" table:formula="of:=[$'Dates Ref'.M3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31]" office:value-type="date" office:date-value="2010-03-26" calcext:value-type="date">
            <text:p>Mar 26, 10</text:p>
          </table:table-cell>
          <table:table-cell office:value-type="float" office:value="258" calcext:value-type="float">
            <text:p>2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1271" calcext:value-type="float">
            <text:p>1,271</text:p>
          </table:table-cell>
          <table:table-cell office:value-type="float" office:value="2338" calcext:value-type="float">
            <text:p>2,338</text:p>
          </table:table-cell>
          <table:table-cell office:value-type="float" office:value="6289" calcext:value-type="float">
            <text:p>6,289</text:p>
          </table:table-cell>
          <table:table-cell office:value-type="float" office:value="6784" calcext:value-type="float">
            <text:p>6,784</text:p>
          </table:table-cell>
          <table:table-cell office:value-type="float" office:value="25608" calcext:value-type="float">
            <text:p>25,608</text:p>
          </table:table-cell>
          <table:table-cell office:value-type="float" office:value="9884" calcext:value-type="float">
            <text:p>9,884</text:p>
          </table:table-cell>
          <table:table-cell office:value-type="float" office:value="22557" calcext:value-type="float">
            <text:p>22,55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2557" calcext:value-type="float">
            <text:p>22,557</text:p>
          </table:table-cell>
          <table:table-cell office:value-type="float" office:value="3874" calcext:value-type="float">
            <text:p>3,874</text:p>
          </table:table-cell>
          <table:table-cell table:number-columns-repeated="16370"/>
        </table:table-row>
        <table:table-row table:style-name="ro2">
          <table:table-cell table:style-name="ce25" table:formula="of:=[$'Dates Ref'.M32]" office:value-type="date" office:date-value="2010-06-12" calcext:value-type="date">
            <text:p>Jun 12, 10</text:p>
          </table:table-cell>
          <table:table-cell office:value-type="float" office:value="258" calcext:value-type="float">
            <text:p>25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89" calcext:value-type="float">
            <text:p>1,289</text:p>
          </table:table-cell>
          <table:table-cell office:value-type="float" office:value="2478" calcext:value-type="float">
            <text:p>2,478</text:p>
          </table:table-cell>
          <table:table-cell office:value-type="float" office:value="6588" calcext:value-type="float">
            <text:p>6,588</text:p>
          </table:table-cell>
          <table:table-cell office:value-type="float" office:value="6893" calcext:value-type="float">
            <text:p>6,893</text:p>
          </table:table-cell>
          <table:table-cell office:value-type="float" office:value="26233" calcext:value-type="float">
            <text:p>26,233</text:p>
          </table:table-cell>
          <table:table-cell office:value-type="float" office:value="10237" calcext:value-type="float">
            <text:p>10,237</text:p>
          </table:table-cell>
          <table:table-cell office:value-type="float" office:value="23283" calcext:value-type="float">
            <text:p>23,283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3283" calcext:value-type="float">
            <text:p>23,283</text:p>
          </table:table-cell>
          <table:table-cell office:value-type="float" office:value="4262" calcext:value-type="float">
            <text:p>4,262</text:p>
          </table:table-cell>
          <table:table-cell table:number-columns-repeated="16370"/>
        </table:table-row>
        <table:table-row table:style-name="ro2" table:visibility="collapse">
          <table:table-cell table:style-name="ce25" table:formula="of:=[$'Dates Ref'.M3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visibility="collapse">
          <table:table-cell table:style-name="ce25" table:formula="of:=[$'Dates Ref'.M3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35]" office:value-type="date" office:date-value="2010-12-22" calcext:value-type="date">
            <text:p>Dec 22, 10</text:p>
          </table:table-cell>
          <table:table-cell office:value-type="float" office:value="285" calcext:value-type="float">
            <text:p>285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float" office:value="1393" calcext:value-type="float">
            <text:p>1,393</text:p>
          </table:table-cell>
          <table:table-cell office:value-type="float" office:value="2834" calcext:value-type="float">
            <text:p>2,834</text:p>
          </table:table-cell>
          <table:table-cell office:value-type="float" office:value="7622" calcext:value-type="float">
            <text:p>7,622</text:p>
          </table:table-cell>
          <table:table-cell office:value-type="float" office:value="7212" calcext:value-type="float">
            <text:p>7,212</text:p>
          </table:table-cell>
          <table:table-cell office:value-type="float" office:value="27518" calcext:value-type="float">
            <text:p>27,518</text:p>
          </table:table-cell>
          <table:table-cell office:value-type="float" office:value="11008" calcext:value-type="float">
            <text:p>11,008</text:p>
          </table:table-cell>
          <table:table-cell office:value-type="float" office:value="27196" calcext:value-type="float">
            <text:p>27,196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7196" calcext:value-type="float">
            <text:p>27,196</text:p>
          </table:table-cell>
          <table:table-cell office:value-type="float" office:value="6377" calcext:value-type="float">
            <text:p>6,377</text:p>
          </table:table-cell>
          <table:table-cell table:number-columns-repeated="16370"/>
        </table:table-row>
        <table:table-row table:style-name="ro2">
          <table:table-cell table:style-name="ce25" table:formula="of:=[$'Dates Ref'.M36]" office:value-type="date" office:date-value="2011-06-23" calcext:value-type="date">
            <text:p>Jun 23, 11</text:p>
          </table:table-cell>
          <table:table-cell office:value-type="float" office:value="730" calcext:value-type="float">
            <text:p>730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1474" calcext:value-type="float">
            <text:p>1,474</text:p>
          </table:table-cell>
          <table:table-cell office:value-type="float" office:value="3202" calcext:value-type="float">
            <text:p>3,202</text:p>
          </table:table-cell>
          <table:table-cell office:value-type="float" office:value="8364" calcext:value-type="float">
            <text:p>8,364</text:p>
          </table:table-cell>
          <table:table-cell office:value-type="float" office:value="7503" calcext:value-type="float">
            <text:p>7,503</text:p>
          </table:table-cell>
          <table:table-cell office:value-type="float" office:value="28584" calcext:value-type="float">
            <text:p>28,584</text:p>
          </table:table-cell>
          <table:table-cell office:value-type="float" office:value="11879" calcext:value-type="float">
            <text:p>11,879</text:p>
          </table:table-cell>
          <table:table-cell office:value-type="float" office:value="29184" calcext:value-type="float">
            <text:p>29,18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9184" calcext:value-type="float">
            <text:p>29,184</text:p>
          </table:table-cell>
          <table:table-cell office:value-type="float" office:value="7421" calcext:value-type="float">
            <text:p>7,421</text:p>
          </table:table-cell>
          <table:table-cell table:number-columns-repeated="16370"/>
        </table:table-row>
        <table:table-row table:style-name="ro2">
          <table:table-cell table:style-name="ce25" table:formula="of:=[$'Dates Ref'.M37]" office:value-type="date" office:date-value="2011-08-12" calcext:value-type="date">
            <text:p>Aug 12, 11</text:p>
          </table:table-cell>
          <table:table-cell office:value-type="float" office:value="1162" calcext:value-type="float">
            <text:p>1,162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float" office:value="1494" calcext:value-type="float">
            <text:p>1,494</text:p>
          </table:table-cell>
          <table:table-cell office:value-type="float" office:value="3376" calcext:value-type="float">
            <text:p>3,376</text:p>
          </table:table-cell>
          <table:table-cell office:value-type="float" office:value="8607" calcext:value-type="float">
            <text:p>8,607</text:p>
          </table:table-cell>
          <table:table-cell office:value-type="float" office:value="7564" calcext:value-type="float">
            <text:p>7,564</text:p>
          </table:table-cell>
          <table:table-cell office:value-type="float" office:value="28873" calcext:value-type="float">
            <text:p>28,873</text:p>
          </table:table-cell>
          <table:table-cell office:value-type="float" office:value="12219" calcext:value-type="float">
            <text:p>12,219</text:p>
          </table:table-cell>
          <table:table-cell office:value-type="float" office:value="29887" calcext:value-type="float">
            <text:p>29,88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9887" calcext:value-type="float">
            <text:p>29,887</text:p>
          </table:table-cell>
          <table:table-cell office:value-type="float" office:value="7657" calcext:value-type="float">
            <text:p>7,657</text:p>
          </table:table-cell>
          <table:table-cell table:number-columns-repeated="16370"/>
        </table:table-row>
        <table:table-row table:style-name="ro2" table:visibility="collapse">
          <table:table-cell table:style-name="ce25" table:formula="of:=[$'Dates Ref'.M3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39]" office:value-type="date" office:date-value="2011-10-11" calcext:value-type="date">
            <text:p>Oct 11, 11</text:p>
          </table:table-cell>
          <table:table-cell office:value-type="float" office:value="1959" calcext:value-type="float">
            <text:p>1,959</text:p>
          </table:table-cell>
          <table:table-cell office:value-type="float" office:value="548" calcext:value-type="float">
            <text:p>548</text:p>
          </table:table-cell>
          <table:table-cell/>
          <table:table-cell table:style-name="ce75" office:value-type="float" office:value="1524" calcext:value-type="float">
            <text:p>1,524</text:p>
          </table:table-cell>
          <table:table-cell office:value-type="float" office:value="3517" calcext:value-type="float">
            <text:p>3,517</text:p>
          </table:table-cell>
          <table:table-cell office:value-type="float" office:value="8788" calcext:value-type="float">
            <text:p>8,788</text:p>
          </table:table-cell>
          <table:table-cell office:value-type="float" office:value="7878" calcext:value-type="float">
            <text:p>7,878</text:p>
          </table:table-cell>
          <table:table-cell office:value-type="float" office:value="29267" calcext:value-type="float">
            <text:p>29,267</text:p>
          </table:table-cell>
          <table:table-cell office:value-type="float" office:value="12620" calcext:value-type="float">
            <text:p>12,620</text:p>
          </table:table-cell>
          <table:table-cell office:value-type="float" office:value="30410" calcext:value-type="float">
            <text:p>30,410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30410" calcext:value-type="float">
            <text:p>30,410</text:p>
          </table:table-cell>
          <table:table-cell office:value-type="float" office:value="7791" calcext:value-type="float">
            <text:p>7,791</text:p>
          </table:table-cell>
          <table:table-cell table:number-columns-repeated="16370"/>
        </table:table-row>
        <table:table-row table:style-name="ro2">
          <table:table-cell table:style-name="ce25" table:formula="of:=[$'Dates Ref'.M40]" office:value-type="date" office:date-value="2012-01-11" calcext:value-type="date">
            <text:p>Jan 11, 12</text:p>
          </table:table-cell>
          <table:table-cell office:value-type="float" office:value="3635" calcext:value-type="float">
            <text:p>3,635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1536" calcext:value-type="float">
            <text:p>1,536</text:p>
          </table:table-cell>
          <table:table-cell office:value-type="float" office:value="3782" calcext:value-type="float">
            <text:p>3,782</text:p>
          </table:table-cell>
          <table:table-cell office:value-type="float" office:value="9110" calcext:value-type="float">
            <text:p>9,110</text:p>
          </table:table-cell>
          <table:table-cell office:value-type="float" office:value="7811" calcext:value-type="float">
            <text:p>7,811</text:p>
          </table:table-cell>
          <table:table-cell office:value-type="float" office:value="29863" calcext:value-type="float">
            <text:p>29,863</text:p>
          </table:table-cell>
          <table:table-cell office:value-type="float" office:value="13070" calcext:value-type="float">
            <text:p>13,070</text:p>
          </table:table-cell>
          <table:table-cell office:value-type="float" office:value="30907" calcext:value-type="float">
            <text:p>30,90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30907" calcext:value-type="float">
            <text:p>30,907</text:p>
          </table:table-cell>
          <table:table-cell office:value-type="float" office:value="7994" calcext:value-type="float">
            <text:p>7,994</text:p>
          </table:table-cell>
          <table:table-cell table:number-columns-repeated="16370"/>
        </table:table-row>
        <table:table-row table:style-name="ro2">
          <table:table-cell table:style-name="ce25" table:formula="of:=[$'Dates Ref'.M41]" office:value-type="date" office:date-value="2012-05-08" calcext:value-type="date">
            <text:p>May 8, 12</text:p>
          </table:table-cell>
          <table:table-cell office:value-type="float" office:value="6077" calcext:value-type="float">
            <text:p>6,077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1573" calcext:value-type="float">
            <text:p>1,573</text:p>
          </table:table-cell>
          <table:table-cell office:value-type="float" office:value="4134" calcext:value-type="float">
            <text:p>4,134</text:p>
          </table:table-cell>
          <table:table-cell office:value-type="float" office:value="9505" calcext:value-type="float">
            <text:p>9,505</text:p>
          </table:table-cell>
          <table:table-cell office:value-type="float" office:value="7857" calcext:value-type="float">
            <text:p>7,857</text:p>
          </table:table-cell>
          <table:table-cell office:value-type="float" office:value="30622" calcext:value-type="float">
            <text:p>30,622</text:p>
          </table:table-cell>
          <table:table-cell office:value-type="float" office:value="13777" calcext:value-type="float">
            <text:p>13,777</text:p>
          </table:table-cell>
          <table:table-cell office:value-type="float" office:value="31974" calcext:value-type="float">
            <text:p>31,974</text:p>
          </table:table-cell>
          <table:table-cell table:formula="of:=[.M:.M]-[.K:.K]" office:value-type="float" office:value="797" calcext:value-type="float">
            <text:p>797</text:p>
          </table:table-cell>
          <table:table-cell table:style-name="ce211" office:value-type="float" office:value="32771" calcext:value-type="float">
            <text:p>32,771</text:p>
          </table:table-cell>
          <table:table-cell office:value-type="float" office:value="8479" calcext:value-type="float">
            <text:p>8,479</text:p>
          </table:table-cell>
          <table:table-cell table:number-columns-repeated="16370"/>
        </table:table-row>
        <table:table-row table:style-name="ro2">
          <table:table-cell table:style-name="ce25" table:formula="of:=[$'Dates Ref'.M42]" office:value-type="date" office:date-value="2012-05-23" calcext:value-type="date">
            <text:p>May 23, 12</text:p>
          </table:table-cell>
          <table:table-cell office:value-type="float" office:value="6387" calcext:value-type="float">
            <text:p>6,387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1578" calcext:value-type="float">
            <text:p>1,578</text:p>
          </table:table-cell>
          <table:table-cell office:value-type="float" office:value="4168" calcext:value-type="float">
            <text:p>4,168</text:p>
          </table:table-cell>
          <table:table-cell office:value-type="float" office:value="9568" calcext:value-type="float">
            <text:p>9,568</text:p>
          </table:table-cell>
          <table:table-cell office:value-type="float" office:value="7875" calcext:value-type="float">
            <text:p>7,875</text:p>
          </table:table-cell>
          <table:table-cell office:value-type="float" office:value="30728" calcext:value-type="float">
            <text:p>30,728</text:p>
          </table:table-cell>
          <table:table-cell office:value-type="float" office:value="13827" calcext:value-type="float">
            <text:p>13,827</text:p>
          </table:table-cell>
          <table:table-cell office:value-type="float" office:value="32135" calcext:value-type="float">
            <text:p>32,135</text:p>
          </table:table-cell>
          <table:table-cell table:formula="of:=[.M:.M]-[.K:.K]" office:value-type="float" office:value="1413" calcext:value-type="float">
            <text:p>1,413</text:p>
          </table:table-cell>
          <table:table-cell office:value-type="float" office:value="33548" calcext:value-type="float">
            <text:p>33,548</text:p>
          </table:table-cell>
          <table:table-cell office:value-type="float" office:value="8489" calcext:value-type="float">
            <text:p>8,489</text:p>
          </table:table-cell>
          <table:table-cell table:number-columns-repeated="16370"/>
        </table:table-row>
        <table:table-row table:style-name="ro2" table:visibility="collapse">
          <table:table-cell table:style-name="ce25" table:formula="of:=[$'Dates Ref'.M4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visibility="collapse">
          <table:table-cell table:style-name="ce25" table:formula="of:=[$'Dates Ref'.M4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visibility="collapse">
          <table:table-cell table:style-name="ce25" table:formula="of:=[$'Dates Ref'.M4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46]" office:value-type="date" office:date-value="2013-01-16" calcext:value-type="date">
            <text:p>Jan 16, 13</text:p>
          </table:table-cell>
          <table:table-cell office:value-type="float" office:value="11233" calcext:value-type="float">
            <text:p>11,233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653" calcext:value-type="float">
            <text:p>1,653</text:p>
          </table:table-cell>
          <table:table-cell office:value-type="float" office:value="5043" calcext:value-type="float">
            <text:p>5,043</text:p>
          </table:table-cell>
          <table:table-cell office:value-type="float" office:value="10128" calcext:value-type="float">
            <text:p>10,128</text:p>
          </table:table-cell>
          <table:table-cell office:value-type="float" office:value="8206" calcext:value-type="float">
            <text:p>8,206</text:p>
          </table:table-cell>
          <table:table-cell office:value-type="float" office:value="32833" calcext:value-type="float">
            <text:p>32,833</text:p>
          </table:table-cell>
          <table:table-cell office:value-type="float" office:value="15083" calcext:value-type="float">
            <text:p>15,083</text:p>
          </table:table-cell>
          <table:table-cell office:value-type="float" office:value="35012" calcext:value-type="float">
            <text:p>35,012</text:p>
          </table:table-cell>
          <table:table-cell table:formula="of:=[.M:.M]-[.K:.K]" office:value-type="float" office:value="6632" calcext:value-type="float">
            <text:p>6,632</text:p>
          </table:table-cell>
          <table:table-cell office:value-type="float" office:value="41644" calcext:value-type="float">
            <text:p>41,644</text:p>
          </table:table-cell>
          <table:table-cell office:value-type="float" office:value="9103" calcext:value-type="float">
            <text:p>9,103</text:p>
          </table:table-cell>
          <table:table-cell office:value-type="float" office:value="493" calcext:value-type="float">
            <text:p>493</text:p>
          </table:table-cell>
          <table:table-cell table:number-columns-repeated="16369"/>
        </table:table-row>
        <table:table-row table:style-name="ro2">
          <table:table-cell table:style-name="ce25" table:formula="of:=[$'Dates Ref'.M47]" office:value-type="date" office:date-value="2013-04-04" calcext:value-type="date">
            <text:p>Apr 4, 13</text:p>
          </table:table-cell>
          <table:table-cell office:value-type="float" office:value="12862" calcext:value-type="float">
            <text:p>12,862</text:p>
          </table:table-cell>
          <table:table-cell office:value-type="float" office:value="767" calcext:value-type="float">
            <text:p>767</text:p>
          </table:table-cell>
          <table:table-cell/>
          <table:table-cell office:value-type="float" office:value="1696" calcext:value-type="float">
            <text:p>1,696</text:p>
          </table:table-cell>
          <table:table-cell office:value-type="float" office:value="5340" calcext:value-type="float">
            <text:p>5,340</text:p>
          </table:table-cell>
          <table:table-cell office:value-type="float" office:value="10211" calcext:value-type="float">
            <text:p>10,211</text:p>
          </table:table-cell>
          <table:table-cell office:value-type="float" office:value="8309" calcext:value-type="float">
            <text:p>8,309</text:p>
          </table:table-cell>
          <table:table-cell office:value-type="float" office:value="33396" calcext:value-type="float">
            <text:p>33,396</text:p>
          </table:table-cell>
          <table:table-cell office:value-type="float" office:value="15556" calcext:value-type="float">
            <text:p>15,556</text:p>
          </table:table-cell>
          <table:table-cell office:value-type="float" office:value="35828" calcext:value-type="float">
            <text:p>35,828</text:p>
          </table:table-cell>
          <table:table-cell table:formula="of:=[.M:.M]-[.K:.K]" office:value-type="float" office:value="7078" calcext:value-type="float">
            <text:p>7,078</text:p>
          </table:table-cell>
          <table:table-cell office:value-type="float" office:value="42906" calcext:value-type="float">
            <text:p>42,906</text:p>
          </table:table-cell>
          <table:table-cell office:value-type="float" office:value="9386" calcext:value-type="float">
            <text:p>9,386</text:p>
          </table:table-cell>
          <table:table-cell office:value-type="float" office:value="655" calcext:value-type="float">
            <text:p>655</text:p>
          </table:table-cell>
          <table:table-cell table:number-columns-repeated="16369"/>
        </table:table-row>
        <table:table-row table:style-name="ro2">
          <table:table-cell table:style-name="ce25" table:formula="of:=[$'Dates Ref'.M48]" office:value-type="date" office:date-value="2013-06-21" calcext:value-type="date">
            <text:p>Jun 21, 13</text:p>
          </table:table-cell>
          <table:table-cell office:value-type="float" office:value="14230" calcext:value-type="float">
            <text:p>14,230</text:p>
          </table:table-cell>
          <table:table-cell office:value-type="float" office:value="771" calcext:value-type="float">
            <text:p>771</text:p>
          </table:table-cell>
          <table:table-cell/>
          <table:table-cell office:value-type="float" office:value="1772" calcext:value-type="float">
            <text:p>1,772</text:p>
          </table:table-cell>
          <table:table-cell office:value-type="float" office:value="5613" calcext:value-type="float">
            <text:p>5,613</text:p>
          </table:table-cell>
          <table:table-cell office:value-type="float" office:value="10319" calcext:value-type="float">
            <text:p>10,319</text:p>
          </table:table-cell>
          <table:table-cell office:value-type="float" office:value="8434" calcext:value-type="float">
            <text:p>8,434</text:p>
          </table:table-cell>
          <table:table-cell office:value-type="float" office:value="34113" calcext:value-type="float">
            <text:p>34,113</text:p>
          </table:table-cell>
          <table:table-cell office:value-type="float" office:value="16024" calcext:value-type="float">
            <text:p>16,024</text:p>
          </table:table-cell>
          <table:table-cell office:value-type="float" office:value="36344" calcext:value-type="float">
            <text:p>36,344</text:p>
          </table:table-cell>
          <table:table-cell table:formula="of:=[.M:.M]-[.K:.K]" office:value-type="float" office:value="7382" calcext:value-type="float">
            <text:p>7,382</text:p>
          </table:table-cell>
          <table:table-cell office:value-type="float" office:value="43726" calcext:value-type="float">
            <text:p>43,726</text:p>
          </table:table-cell>
          <table:table-cell office:value-type="float" office:value="9593" calcext:value-type="float">
            <text:p>9,593</text:p>
          </table:table-cell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5" table:formula="of:=[$'Dates Ref'.M49]" office:value-type="date" office:date-value="2013-10-09" calcext:value-type="date">
            <text:p>Oct 9, 13</text:p>
          </table:table-cell>
          <table:table-cell office:value-type="float" office:value="16100" calcext:value-type="float">
            <text:p>16,100</text:p>
          </table:table-cell>
          <table:table-cell office:value-type="float" office:value="784" calcext:value-type="float">
            <text:p>784</text:p>
          </table:table-cell>
          <table:table-cell/>
          <table:table-cell office:value-type="float" office:value="1800" calcext:value-type="float">
            <text:p>1,800</text:p>
          </table:table-cell>
          <table:table-cell office:value-type="float" office:value="6000" calcext:value-type="float">
            <text:p>6,0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100" calcext:value-type="float">
            <text:p>35,100</text:p>
          </table:table-cell>
          <table:table-cell office:value-type="float" office:value="16600" calcext:value-type="float">
            <text:p>16,600</text:p>
          </table:table-cell>
          <table:table-cell office:value-type="float" office:value="37100" calcext:value-type="float">
            <text:p>37,100</text:p>
          </table:table-cell>
          <table:table-cell table:formula="of:=[.M:.M]-[.K:.K]" office:value-type="float" office:value="7900" calcext:value-type="float">
            <text:p>7,900</text:p>
          </table:table-cell>
          <table:table-cell office:value-type="float" office:value="45000" calcext:value-type="float">
            <text:p>45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300" calcext:value-type="float">
            <text:p>1,30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25" table:formula="of:=[$'Dates Ref'.M50]" office:value-type="date" office:date-value="2013-11-28" calcext:value-type="date">
            <text:p>Nov 28, 13</text:p>
          </table:table-cell>
          <table:table-cell office:value-type="float" office:value="16800" calcext:value-type="float">
            <text:p>16,800</text:p>
          </table:table-cell>
          <table:table-cell office:value-type="float" office:value="801" calcext:value-type="float">
            <text:p>801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100" calcext:value-type="float">
            <text:p>6,1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400" calcext:value-type="float">
            <text:p>35,400</text:p>
          </table:table-cell>
          <table:table-cell office:value-type="float" office:value="16800" calcext:value-type="float">
            <text:p>16,800</text:p>
          </table:table-cell>
          <table:table-cell office:value-type="float" office:value="37200" calcext:value-type="float">
            <text:p>37,200</text:p>
          </table:table-cell>
          <table:table-cell table:formula="of:=[.M:.M]-[.K:.K]" office:value-type="float" office:value="8200" calcext:value-type="float">
            <text:p>8,2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0300" calcext:value-type="float">
            <text:p>10,300</text:p>
          </table:table-cell>
          <table:table-cell office:value-type="float" office:value="1600" calcext:value-type="float">
            <text:p>1,600</text:p>
          </table:table-cell>
          <table:table-cell office:value-type="float" office:value="13" calcext:value-type="float">
            <text:p>13</text:p>
          </table:table-cell>
          <table:table-cell table:number-columns-repeated="16368"/>
        </table:table-row>
        <table:table-row table:style-name="ro2">
          <table:table-cell table:style-name="ce25" table:formula="of:=[$'Dates Ref'.M51]" office:value-type="date" office:date-value="2014-01-22" calcext:value-type="date">
            <text:p>Jan 22, 14</text:p>
          </table:table-cell>
          <table:table-cell office:value-type="float" office:value="17800" calcext:value-type="float">
            <text:p>17,800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300" calcext:value-type="float">
            <text:p>6,3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700" calcext:value-type="float">
            <text:p>8,700</text:p>
          </table:table-cell>
          <table:table-cell office:value-type="float" office:value="35800" calcext:value-type="float">
            <text:p>35,800</text:p>
          </table:table-cell>
          <table:table-cell office:value-type="float" office:value="17100" calcext:value-type="float">
            <text:p>17,100</text:p>
          </table:table-cell>
          <table:table-cell office:value-type="float" office:value="37500" calcext:value-type="float">
            <text:p>37,500</text:p>
          </table:table-cell>
          <table:table-cell table:formula="of:=[.M:.M]-[.K:.K]" office:value-type="float" office:value="8400" calcext:value-type="float">
            <text:p>8,4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0700" calcext:value-type="float">
            <text:p>10,700</text:p>
          </table:table-cell>
          <table:table-cell office:value-type="float" office:value="1800" calcext:value-type="float">
            <text:p>1,800</text:p>
          </table:table-cell>
          <table:table-cell office:value-type="float" office:value="43" calcext:value-type="float">
            <text:p>43</text:p>
          </table:table-cell>
          <table:table-cell table:number-columns-repeated="16368"/>
        </table:table-row>
        <table:table-row table:style-name="ro2">
          <table:table-cell table:style-name="ce25" table:formula="of:=[$'Dates Ref'.M52]" office:value-type="date" office:date-value="2014-04-07" calcext:value-type="date">
            <text:p>Apr 7, 14</text:p>
          </table:table-cell>
          <table:table-cell office:value-type="float" office:value="19200" calcext:value-type="float">
            <text:p>19,200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600" calcext:value-type="float">
            <text:p>6,6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800" calcext:value-type="float">
            <text:p>8,800</text:p>
          </table:table-cell>
          <table:table-cell office:value-type="float" office:value="36200" calcext:value-type="float">
            <text:p>36,200</text:p>
          </table:table-cell>
          <table:table-cell office:value-type="float" office:value="17500" calcext:value-type="float">
            <text:p>17,500</text:p>
          </table:table-cell>
          <table:table-cell office:value-type="float" office:value="37800" calcext:value-type="float">
            <text:p>37,800</text:p>
          </table:table-cell>
          <table:table-cell table:formula="of:=[.M:.M]-[.K:.K]" office:value-type="float" office:value="8600" calcext:value-type="float">
            <text:p>8,600</text:p>
          </table:table-cell>
          <table:table-cell office:value-type="float" office:value="46400" calcext:value-type="float">
            <text:p>46,400</text:p>
          </table:table-cell>
          <table:table-cell office:value-type="float" office:value="11000" calcext:value-type="float">
            <text:p>11,000</text:p>
          </table:table-cell>
          <table:table-cell office:value-type="float" office:value="2000" calcext:value-type="float">
            <text:p>2,000</text:p>
          </table:table-cell>
          <table:table-cell office:value-type="float" office:value="112" calcext:value-type="float">
            <text:p>112</text:p>
          </table:table-cell>
          <table:table-cell table:number-columns-repeated="16368"/>
        </table:table-row>
        <table:table-row table:style-name="ro2">
          <table:table-cell table:style-name="ce25" table:formula="of:=[$'Dates Ref'.M53]" office:value-type="date" office:date-value="2014-07-03" calcext:value-type="date">
            <text:p>Jul 3, 14</text:p>
          </table:table-cell>
          <table:table-cell office:value-type="float" office:value="20500" calcext:value-type="float">
            <text:p>20,500</text:p>
          </table:table-cell>
          <table:table-cell office:value-type="float" office:value="884" calcext:value-type="float">
            <text:p>88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800" calcext:value-type="float">
            <text:p>6,8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6700" calcext:value-type="float">
            <text:p>36,700</text:p>
          </table:table-cell>
          <table:table-cell office:value-type="float" office:value="17800" calcext:value-type="float">
            <text:p>17,800</text:p>
          </table:table-cell>
          <table:table-cell office:value-type="float" office:value="38200" calcext:value-type="float">
            <text:p>38,200</text:p>
          </table:table-cell>
          <table:table-cell table:formula="of:=[.M:.M]-[.K:.K]" office:value-type="float" office:value="8800" calcext:value-type="float">
            <text:p>8,800</text:p>
          </table:table-cell>
          <table:table-cell office:value-type="float" office:value="47000" calcext:value-type="float">
            <text:p>47,000</text:p>
          </table:table-cell>
          <table:table-cell office:value-type="float" office:value="11300" calcext:value-type="float">
            <text:p>11,300</text:p>
          </table:table-cell>
          <table:table-cell office:value-type="float" office:value="2100" calcext:value-type="float">
            <text:p>2,100</text:p>
          </table:table-cell>
          <table:table-cell office:value-type="float" office:value="192" calcext:value-type="float">
            <text:p>192</text:p>
          </table:table-cell>
          <table:table-cell table:number-columns-repeated="16368"/>
        </table:table-row>
        <table:table-row table:style-name="ro2">
          <table:table-cell table:style-name="ce25" table:formula="of:=[$'Dates Ref'.M54]" office:value-type="date" office:date-value="2014-10-04" calcext:value-type="date">
            <text:p>Oct 4, 14</text:p>
          </table:table-cell>
          <table:table-cell office:value-type="float" office:value="21700" calcext:value-type="float">
            <text:p>21,700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900" calcext:value-type="float">
            <text:p>6,9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7100" calcext:value-type="float">
            <text:p>37,1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8600" calcext:value-type="float">
            <text:p>38,600</text:p>
          </table:table-cell>
          <table:table-cell table:formula="of:=[.M:.M]-[.K:.K]" office:value-type="float" office:value="9700" calcext:value-type="float">
            <text:p>9,700</text:p>
          </table:table-cell>
          <table:table-cell office:value-type="float" office:value="48300" calcext:value-type="float">
            <text:p>48,300</text:p>
          </table:table-cell>
          <table:table-cell office:value-type="float" office:value="11800" calcext:value-type="float">
            <text:p>11,800</text:p>
          </table:table-cell>
          <table:table-cell office:value-type="float" office:value="2600" calcext:value-type="float">
            <text:p>2,600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66"/>
        </table:table-row>
        <table:table-row table:style-name="ro2">
          <table:table-cell table:style-name="ce25" table:formula="of:=[$'Dates Ref'.M55]" office:value-type="date" office:date-value="2015-01-28" calcext:value-type="date">
            <text:p>Jan 28, 15</text:p>
          </table:table-cell>
          <table:table-cell office:value-type="float" office:value="23200" calcext:value-type="float">
            <text:p>23,200</text:p>
          </table:table-cell>
          <table:table-cell office:value-type="float" office:value="959" calcext:value-type="float">
            <text:p>959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000" calcext:value-type="float">
            <text:p>7,0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000" calcext:value-type="float">
            <text:p>9,000</text:p>
          </table:table-cell>
          <table:table-cell office:value-type="float" office:value="37600" calcext:value-type="float">
            <text:p>37,600</text:p>
          </table:table-cell>
          <table:table-cell office:value-type="float" office:value="18500" calcext:value-type="float">
            <text:p>18,500</text:p>
          </table:table-cell>
          <table:table-cell office:value-type="float" office:value="39200" calcext:value-type="float">
            <text:p>39,200</text:p>
          </table:table-cell>
          <table:table-cell table:formula="of:=[.M:.M]-[.K:.K]" office:value-type="float" office:value="11700" calcext:value-type="float">
            <text:p>11,700</text:p>
          </table:table-cell>
          <table:table-cell office:value-type="float" office:value="50900" calcext:value-type="float">
            <text:p>50,900</text:p>
          </table:table-cell>
          <table:table-cell office:value-type="float" office:value="12200" calcext:value-type="float">
            <text:p>12,200</text:p>
          </table:table-cell>
          <table:table-cell office:value-type="float" office:value="3300" calcext:value-type="float">
            <text:p>3,300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366"/>
        </table:table-row>
        <table:table-row table:style-name="ro2">
          <table:table-cell table:style-name="ce25" table:formula="of:=[$'Dates Ref'.M56]" office:value-type="date" office:date-value="2015-05-26" calcext:value-type="date">
            <text:p>May 26, 15</text:p>
          </table:table-cell>
          <table:table-cell office:value-type="float" office:value="24500" calcext:value-type="float">
            <text:p>24,500</text:p>
          </table:table-cell>
          <table:table-cell office:value-type="float" office:value="981" calcext:value-type="float">
            <text:p>981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100" calcext:value-type="float">
            <text:p>9,100</text:p>
          </table:table-cell>
          <table:table-cell office:value-type="float" office:value="38100" calcext:value-type="float">
            <text:p>38,100</text:p>
          </table:table-cell>
          <table:table-cell office:value-type="float" office:value="19000" calcext:value-type="float">
            <text:p>19,000</text:p>
          </table:table-cell>
          <table:table-cell office:value-type="float" office:value="39600" calcext:value-type="float">
            <text:p>39,600</text:p>
          </table:table-cell>
          <table:table-cell table:formula="of:=[.M:.M]-[.K:.K]" office:value-type="float" office:value="12800" calcext:value-type="float">
            <text:p>12,800</text:p>
          </table:table-cell>
          <table:table-cell office:value-type="float" office:value="52400" calcext:value-type="float">
            <text:p>52,4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400" calcext:value-type="float">
            <text:p>4,400</text:p>
          </table:table-cell>
          <table:table-cell office:value-type="float" office:value="1100" calcext:value-type="float">
            <text:p>1,100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16366"/>
        </table:table-row>
        <table:table-row table:style-name="ro2">
          <table:table-cell table:style-name="ce25" table:formula="of:=[$'Dates Ref'.M57]" office:value-type="date" office:date-value="2015-06-27" calcext:value-type="date">
            <text:p>Jun 27, 15</text:p>
          </table:table-cell>
          <table:table-cell office:value-type="float" office:value="24900" calcext:value-type="float">
            <text:p>24,900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200" calcext:value-type="float">
            <text:p>38,200</text:p>
          </table:table-cell>
          <table:table-cell office:value-type="float" office:value="19000" calcext:value-type="float">
            <text:p>19,000</text:p>
          </table:table-cell>
          <table:table-cell office:value-type="float" office:value="39700" calcext:value-type="float">
            <text:p>39,700</text:p>
          </table:table-cell>
          <table:table-cell table:formula="of:=[.M:.M]-[.K:.K]" office:value-type="float" office:value="13000" calcext:value-type="float">
            <text:p>13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600" calcext:value-type="float">
            <text:p>4,600</text:p>
          </table:table-cell>
          <table:table-cell office:value-type="float" office:value="1400" calcext:value-type="float">
            <text:p>1,40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number-columns-repeated="16366"/>
        </table:table-row>
        <table:table-row table:style-name="ro2">
          <table:table-cell table:style-name="ce25" table:formula="of:=[$'Dates Ref'.M58]" office:value-type="date" office:date-value="2015-08-13" calcext:value-type="date">
            <text:p>Aug 13, 15</text:p>
          </table:table-cell>
          <table:table-cell office:value-type="float" office:value="25300" calcext:value-type="float">
            <text:p>25,3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400" calcext:value-type="float">
            <text:p>38,400</text:p>
          </table:table-cell>
          <table:table-cell office:value-type="float" office:value="19200" calcext:value-type="float">
            <text:p>19,200</text:p>
          </table:table-cell>
          <table:table-cell office:value-type="float" office:value="39900" calcext:value-type="float">
            <text:p>39,900</text:p>
          </table:table-cell>
          <table:table-cell table:formula="of:=[.M:.M]-[.K:.K]" office:value-type="float" office:value="13200" calcext:value-type="float">
            <text:p>13,200</text:p>
          </table:table-cell>
          <table:table-cell office:value-type="float" office:value="53100" calcext:value-type="float">
            <text:p>53,100</text:p>
          </table:table-cell>
          <table:table-cell office:value-type="float" office:value="12700" calcext:value-type="float">
            <text:p>12,700</text:p>
          </table:table-cell>
          <table:table-cell office:value-type="float" office:value="5000" calcext:value-type="float">
            <text:p>5,000</text:p>
          </table:table-cell>
          <table:table-cell office:value-type="float" office:value="2100" calcext:value-type="float">
            <text:p>2,100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table:number-columns-repeated="16366"/>
        </table:table-row>
        <table:table-row table:style-name="ro2">
          <table:table-cell table:style-name="ce25" table:formula="of:=[$'Dates Ref'.M59]" office:value-type="date" office:date-value="2015-10-15" calcext:value-type="date">
            <text:p>Oct 15, 15</text:p>
          </table:table-cell>
          <table:table-cell office:value-type="float" office:value="25800" calcext:value-type="float">
            <text:p>25,8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700" calcext:value-type="float">
            <text:p>38,700</text:p>
          </table:table-cell>
          <table:table-cell office:value-type="float" office:value="19300" calcext:value-type="float">
            <text:p>19,300</text:p>
          </table:table-cell>
          <table:table-cell office:value-type="float" office:value="40100" calcext:value-type="float">
            <text:p>40,100</text:p>
          </table:table-cell>
          <table:table-cell table:formula="of:=[.M:.M]-[.K:.K]" office:value-type="float" office:value="13500" calcext:value-type="float">
            <text:p>13,500</text:p>
          </table:table-cell>
          <table:table-cell office:value-type="float" office:value="53600" calcext:value-type="float">
            <text:p>53,600</text:p>
          </table:table-cell>
          <table:table-cell office:value-type="float" office:value="12800" calcext:value-type="float">
            <text:p>12,800</text:p>
          </table:table-cell>
          <table:table-cell office:value-type="float" office:value="5500" calcext:value-type="float">
            <text:p>5,500</text:p>
          </table:table-cell>
          <table:table-cell office:value-type="float" office:value="2800" calcext:value-type="float">
            <text:p>2,800</text:p>
          </table:table-cell>
          <table:table-cell office:value-type="float" office:value="65" calcext:value-type="float">
            <text:p>65</text:p>
          </table:table-cell>
          <table:table-cell office:value-type="float" office:value="423" calcext:value-type="float">
            <text:p>423</text:p>
          </table:table-cell>
          <table:table-cell table:number-columns-repeated="16366"/>
        </table:table-row>
        <table:table-row table:style-name="ro2">
          <table:table-cell table:style-name="ce25" table:formula="of:=[$'Dates Ref'.M60]" office:value-type="date" office:date-value="2016-01-05" calcext:value-type="date">
            <text:p>Jan 5, 16</text:p>
          </table:table-cell>
          <table:table-cell office:value-type="float" office:value="26400" calcext:value-type="float">
            <text:p>26,4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100" calcext:value-type="float">
            <text:p>2,1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900" calcext:value-type="float">
            <text:p>38,900</text:p>
          </table:table-cell>
          <table:table-cell office:value-type="float" office:value="19600" calcext:value-type="float">
            <text:p>19,600</text:p>
          </table:table-cell>
          <table:table-cell office:value-type="float" office:value="40300" calcext:value-type="float">
            <text:p>40,300</text:p>
          </table:table-cell>
          <table:table-cell table:formula="of:=[.M:.M]-[.K:.K]" office:value-type="float" office:value="13700" calcext:value-type="float">
            <text:p>13,700</text:p>
          </table:table-cell>
          <table:table-cell office:value-type="float" office:value="54000" calcext:value-type="float">
            <text:p>54,0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400" calcext:value-type="float">
            <text:p>6,400</text:p>
          </table:table-cell>
          <table:table-cell office:value-type="float" office:value="3300" calcext:value-type="float">
            <text:p>3,300</text:p>
          </table:table-cell>
          <table:table-cell office:value-type="float" office:value="703" calcext:value-type="float">
            <text:p>703</text:p>
          </table:table-cell>
          <table:table-cell office:value-type="float" office:value="609" calcext:value-type="float">
            <text:p>609</text:p>
          </table:table-cell>
          <table:table-cell table:number-columns-repeated="16366"/>
        </table:table-row>
        <table:table-row table:style-name="ro2">
          <table:table-cell table:style-name="ce25" table:formula="of:=[$'Dates Ref'.M61]" office:value-type="date" office:date-value="2016-04-06" calcext:value-type="date">
            <text:p>Apr 6, 16</text:p>
          </table:table-cell>
          <table:table-cell office:value-type="float" office:value="26900" calcext:value-type="float">
            <text:p>26,900</text:p>
          </table:table-cell>
          <table:table-cell office:value-type="float" office:value="1000" calcext:value-type="float">
            <text:p>1,000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,100</text:p>
          </table:table-cell>
          <table:table-cell office:value-type="float" office:value="7400" calcext:value-type="float">
            <text:p>7,4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200" calcext:value-type="float">
            <text:p>39,200</text:p>
          </table:table-cell>
          <table:table-cell office:value-type="float" office:value="19900" calcext:value-type="float">
            <text:p>19,900</text:p>
          </table:table-cell>
          <table:table-cell office:value-type="float" office:value="40500" calcext:value-type="float">
            <text:p>40,500</text:p>
          </table:table-cell>
          <table:table-cell table:formula="of:=[.M:.M]-[.K:.K]" office:value-type="float" office:value="13800" calcext:value-type="float">
            <text:p>13,800</text:p>
          </table:table-cell>
          <table:table-cell office:value-type="float" office:value="54300" calcext:value-type="float">
            <text:p>54,300</text:p>
          </table:table-cell>
          <table:table-cell office:value-type="float" office:value="13100" calcext:value-type="float">
            <text:p>13,100</text:p>
          </table:table-cell>
          <table:table-cell office:value-type="float" office:value="7400" calcext:value-type="float">
            <text:p>7,400</text:p>
          </table:table-cell>
          <table:table-cell office:value-type="float" office:value="3900" calcext:value-type="float">
            <text:p>3,900</text:p>
          </table:table-cell>
          <table:table-cell office:value-type="float" office:value="2500" calcext:value-type="float">
            <text:p>2,500</text:p>
          </table:table-cell>
          <table:table-cell office:value-type="float" office:value="755" calcext:value-type="float">
            <text:p>755</text:p>
          </table:table-cell>
          <table:table-cell table:number-columns-repeated="16366"/>
        </table:table-row>
        <table:table-row table:style-name="ro2">
          <table:table-cell table:style-name="ce25" table:formula="of:=[$'Dates Ref'.M62]" office:value-type="date" office:date-value="2016-07-08" calcext:value-type="date">
            <text:p>Jul 8, 16</text:p>
          </table:table-cell>
          <table:table-cell office:value-type="float" office:value="27400" calcext:value-type="float">
            <text:p>27,400</text:p>
          </table:table-cell>
          <table:table-cell office:value-type="float" office:value="1000" calcext:value-type="float">
            <text:p>1,000</text:p>
          </table:table-cell>
          <table:table-cell office:value-type="float" office:value="59" calcext:value-type="float">
            <text:p>59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500" calcext:value-type="float">
            <text:p>39,500</text:p>
          </table:table-cell>
          <table:table-cell office:value-type="float" office:value="20100" calcext:value-type="float">
            <text:p>20,100</text:p>
          </table:table-cell>
          <table:table-cell office:value-type="float" office:value="40700" calcext:value-type="float">
            <text:p>40,700</text:p>
          </table:table-cell>
          <table:table-cell table:formula="of:=[.M:.M]-[.K:.K]" office:value-type="float" office:value="13900" calcext:value-type="float">
            <text:p>13,900</text:p>
          </table:table-cell>
          <table:table-cell office:value-type="float" office:value="54600" calcext:value-type="float">
            <text:p>54,600</text:p>
          </table:table-cell>
          <table:table-cell office:value-type="float" office:value="13200" calcext:value-type="float">
            <text:p>13,200</text:p>
          </table:table-cell>
          <table:table-cell office:value-type="float" office:value="7900" calcext:value-type="float">
            <text:p>7,900</text:p>
          </table:table-cell>
          <table:table-cell office:value-type="float" office:value="4400" calcext:value-type="float">
            <text:p>4,400</text:p>
          </table:table-cell>
          <table:table-cell office:value-type="float" office:value="4000" calcext:value-type="float">
            <text:p>4,000</text:p>
          </table:table-cell>
          <table:table-cell office:value-type="float" office:value="872" calcext:value-type="float">
            <text:p>872</text:p>
          </table:table-cell>
          <table:table-cell table:number-columns-repeated="16366"/>
        </table:table-row>
        <table:table-row table:style-name="ro2">
          <table:table-cell table:style-name="ce25" table:formula="of:=[$'Dates Ref'.M63]" office:value-type="date" office:date-value="2016-09-23" calcext:value-type="date">
            <text:p>Sep 23, 16</text:p>
          </table:table-cell>
          <table:table-cell office:value-type="float" office:value="27700" calcext:value-type="float">
            <text:p>27,700</text:p>
          </table:table-cell>
          <table:table-cell office:value-type="float" office:value="1100" calcext:value-type="float">
            <text:p>1,100</text:p>
          </table:table-cell>
          <table:table-cell office:value-type="float" office:value="480" calcext:value-type="float">
            <text:p>480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700" calcext:value-type="float">
            <text:p>39,700</text:p>
          </table:table-cell>
          <table:table-cell office:value-type="float" office:value="20400" calcext:value-type="float">
            <text:p>20,400</text:p>
          </table:table-cell>
          <table:table-cell office:value-type="float" office:value="40800" calcext:value-type="float">
            <text:p>40,800</text:p>
          </table:table-cell>
          <table:table-cell table:formula="of:=[.M:.M]-[.K:.K]" office:value-type="float" office:value="13900" calcext:value-type="float">
            <text:p>13,900</text:p>
          </table:table-cell>
          <table:table-cell office:value-type="float" office:value="54700" calcext:value-type="float">
            <text:p>54,700</text:p>
          </table:table-cell>
          <table:table-cell office:value-type="float" office:value="13200" calcext:value-type="float">
            <text:p>13,200</text:p>
          </table:table-cell>
          <table:table-cell office:value-type="float" office:value="8400" calcext:value-type="float">
            <text:p>8,400</text:p>
          </table:table-cell>
          <table:table-cell office:value-type="float" office:value="5200" calcext:value-type="float">
            <text:p>5,200</text:p>
          </table:table-cell>
          <table:table-cell office:value-type="float" office:value="5000" calcext:value-type="float">
            <text:p>5,000</text:p>
          </table:table-cell>
          <table:table-cell office:value-type="float" office:value="1000" calcext:value-type="float">
            <text:p>1000</text:p>
          </table:table-cell>
          <table:table-cell table:number-columns-repeated="16366"/>
        </table:table-row>
        <table:table-row table:style-name="ro2">
          <table:table-cell table:style-name="ce25" table:formula="of:=[$'Dates Ref'.M64]" office:value-type="date" office:date-value="2017-01-14" calcext:value-type="date">
            <text:p>Jan 14, 17</text:p>
          </table:table-cell>
          <table:table-cell office:value-type="float" office:value="28200" calcext:value-type="float">
            <text:p>28,200</text:p>
          </table:table-cell>
          <table:table-cell office:value-type="float" office:value="1100" calcext:value-type="float">
            <text:p>1,100</text:p>
          </table:table-cell>
          <table:table-cell office:value-type="float" office:value="843" calcext:value-type="float">
            <text:p>843</text:p>
          </table:table-cell>
          <table:table-cell office:value-type="float" office:value="2200" calcext:value-type="float">
            <text:p>2,200</text:p>
          </table:table-cell>
          <table:table-cell office:value-type="float" office:value="7700" calcext:value-type="float">
            <text:p>7,7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39900" calcext:value-type="float">
            <text:p>39,900</text:p>
          </table:table-cell>
          <table:table-cell office:value-type="float" office:value="20600" calcext:value-type="float">
            <text:p>20,600</text:p>
          </table:table-cell>
          <table:table-cell office:value-type="float" office:value="41000" calcext:value-type="float">
            <text:p>41,000</text:p>
          </table:table-cell>
          <table:table-cell table:formula="of:=[.M:.M]-[.K:.K]" office:value-type="float" office:value="14100" calcext:value-type="float">
            <text:p>14,100</text:p>
          </table:table-cell>
          <table:table-cell office:value-type="float" office:value="55100" calcext:value-type="float">
            <text:p>55,1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000" calcext:value-type="float">
            <text:p>9,000</text:p>
          </table:table-cell>
          <table:table-cell office:value-type="float" office:value="5800" calcext:value-type="float">
            <text:p>5,800</text:p>
          </table:table-cell>
          <table:table-cell office:value-type="float" office:value="6400" calcext:value-type="float">
            <text:p>6,400</text:p>
          </table:table-cell>
          <table:table-cell office:value-type="float" office:value="1300" calcext:value-type="float">
            <text:p>1300</text:p>
          </table:table-cell>
          <table:table-cell table:number-columns-repeated="16366"/>
        </table:table-row>
        <table:table-row table:style-name="ro2">
          <table:table-cell table:style-name="ce25" table:formula="of:=[$'Dates Ref'.M65]" office:value-type="date" office:date-value="2017-04-03" calcext:value-type="date">
            <text:p>Apr 3, 17</text:p>
          </table:table-cell>
          <table:table-cell office:value-type="float" office:value="28400" calcext:value-type="float">
            <text:p>28,400</text:p>
          </table:table-cell>
          <table:table-cell office:value-type="float" office:value="1100" calcext:value-type="float">
            <text:p>1,100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7800" calcext:value-type="float">
            <text:p>7,8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40100" calcext:value-type="float">
            <text:p>40,100</text:p>
          </table:table-cell>
          <table:table-cell office:value-type="float" office:value="20800" calcext:value-type="float">
            <text:p>20,800</text:p>
          </table:table-cell>
          <table:table-cell office:value-type="float" office:value="41200" calcext:value-type="float">
            <text:p>41,200</text:p>
          </table:table-cell>
          <table:table-cell table:formula="of:=[.M:.M]-[.K:.K]" office:value-type="float" office:value="14100" calcext:value-type="float">
            <text:p>14,100</text:p>
          </table:table-cell>
          <table:table-cell office:value-type="float" office:value="55300" calcext:value-type="float">
            <text:p>55,3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200" calcext:value-type="float">
            <text:p>9,200</text:p>
          </table:table-cell>
          <table:table-cell office:value-type="float" office:value="6200" calcext:value-type="float">
            <text:p>6,200</text:p>
          </table:table-cell>
          <table:table-cell office:value-type="float" office:value="7400" calcext:value-type="float">
            <text:p>7,400</text:p>
          </table:table-cell>
          <table:table-cell office:value-type="float" office:value="1500" calcext:value-type="float">
            <text:p>1500</text:p>
          </table:table-cell>
          <table:table-cell table:number-columns-repeated="16366"/>
        </table:table-row>
        <table:table-row table:style-name="ro2">
          <table:table-cell table:style-name="ce25" table:formula="of:=[$'Dates Ref'.M66]" office:value-type="date" office:date-value="2017-07-03" calcext:value-type="date">
            <text:p>Jul 3, 17</text:p>
          </table:table-cell>
          <table:table-cell office:value-type="float" office:value="28700" calcext:value-type="float">
            <text:p>28,700</text:p>
          </table:table-cell>
          <table:table-cell office:value-type="float" office:value="1100" calcext:value-type="float">
            <text:p>1,100</text:p>
          </table:table-cell>
          <table:table-cell office:value-type="float" office:value="2000" calcext:value-type="float">
            <text:p>2,000</text:p>
          </table:table-cell>
          <table:table-cell office:value-type="float" office:value="2200" calcext:value-type="float">
            <text:p>2,200</text:p>
          </table:table-cell>
          <table:table-cell office:value-type="float" office:value="7900" calcext:value-type="float">
            <text:p>7,9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40300" calcext:value-type="float">
            <text:p>40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41400" calcext:value-type="float">
            <text:p>41,400</text:p>
          </table:table-cell>
          <table:table-cell table:formula="of:=[.M:.M]-[.K:.K]" office:value-type="float" office:value="14200" calcext:value-type="float">
            <text:p>14,200</text:p>
          </table:table-cell>
          <table:table-cell office:value-type="float" office:value="55600" calcext:value-type="float">
            <text:p>55,6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400" calcext:value-type="float">
            <text:p>9,400</text:p>
          </table:table-cell>
          <table:table-cell office:value-type="float" office:value="6600" calcext:value-type="float">
            <text:p>6,600</text:p>
          </table:table-cell>
          <table:table-cell office:value-type="float" office:value="8400" calcext:value-type="float">
            <text:p>8,400</text:p>
          </table:table-cell>
          <table:table-cell office:value-type="float" office:value="1800" calcext:value-type="float">
            <text:p>1800</text:p>
          </table:table-cell>
          <table:table-cell table:number-columns-repeated="16366"/>
        </table:table-row>
        <table:table-row table:style-name="ro2">
          <table:table-cell table:style-name="ce25" table:formula="of:=[$'Dates Ref'.M67]" office:value-type="date" office:date-value="2017-10-10" calcext:value-type="date">
            <text:p>Oct 10, 17</text:p>
          </table:table-cell>
          <table:table-cell office:value-type="float" office:value="29100" calcext:value-type="float">
            <text:p>29,100</text:p>
          </table:table-cell>
          <table:table-cell office:value-type="float" office:value="1100" calcext:value-type="float">
            <text:p>1,100</text:p>
          </table:table-cell>
          <table:table-cell office:value-type="float" office:value="2700" calcext:value-type="float">
            <text:p>2,700</text:p>
          </table:table-cell>
          <table:table-cell office:value-type="float" office:value="2200" calcext:value-type="float">
            <text:p>2,200</text:p>
          </table:table-cell>
          <table:table-cell office:value-type="float" office:value="7900" calcext:value-type="float">
            <text:p>7,9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600" calcext:value-type="float">
            <text:p>9,600</text:p>
          </table:table-cell>
          <table:table-cell office:value-type="float" office:value="40400" calcext:value-type="float">
            <text:p>40,400</text:p>
          </table:table-cell>
          <table:table-cell office:value-type="float" office:value="21100" calcext:value-type="float">
            <text:p>21,100</text:p>
          </table:table-cell>
          <table:table-cell office:value-type="float" office:value="41600" calcext:value-type="float">
            <text:p>41,600</text:p>
          </table:table-cell>
          <table:table-cell table:formula="of:=[.M:.M]-[.K:.K]" office:value-type="float" office:value="14300" calcext:value-type="float">
            <text:p>14,300</text:p>
          </table:table-cell>
          <table:table-cell office:value-type="float" office:value="55900" calcext:value-type="float">
            <text:p>55,900</text:p>
          </table:table-cell>
          <table:table-cell office:value-type="float" office:value="13400" calcext:value-type="float">
            <text:p>13,400</text:p>
          </table:table-cell>
          <table:table-cell office:value-type="float" office:value="9700" calcext:value-type="float">
            <text:p>9,700</text:p>
          </table:table-cell>
          <table:table-cell office:value-type="float" office:value="6900" calcext:value-type="float">
            <text:p>6,900</text:p>
          </table:table-cell>
          <table:table-cell office:value-type="float" office:value="9400" calcext:value-type="float">
            <text:p>9,400</text:p>
          </table:table-cell>
          <table:table-cell office:value-type="float" office:value="2000" calcext:value-type="float">
            <text:p>2000</text:p>
          </table:table-cell>
          <table:table-cell table:number-columns-repeated="16366"/>
        </table:table-row>
        <table:table-row table:style-name="ro2">
          <table:table-cell table:style-name="ce25" table:formula="of:=[$'Dates Ref'.M68]" office:value-type="date" office:date-value="2018-01-10" calcext:value-type="date">
            <text:p>Jan 10, 18</text:p>
          </table:table-cell>
          <table:table-cell office:value-type="float" office:value="29400" calcext:value-type="float">
            <text:p>29,400</text:p>
          </table:table-cell>
          <table:table-cell office:value-type="float" office:value="1100" calcext:value-type="float">
            <text:p>1,100</text:p>
          </table:table-cell>
          <table:table-cell office:value-type="float" office:value="3300" calcext:value-type="float">
            <text:p>3,300</text:p>
          </table:table-cell>
          <table:table-cell office:value-type="float" office:value="2200" calcext:value-type="float">
            <text:p>2,200</text:p>
          </table:table-cell>
          <table:table-cell office:value-type="float" office:value="8000" calcext:value-type="float">
            <text:p>8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600" calcext:value-type="float">
            <text:p>9,600</text:p>
          </table:table-cell>
          <table:table-cell office:value-type="float" office:value="40600" calcext:value-type="float">
            <text:p>40,600</text:p>
          </table:table-cell>
          <table:table-cell office:value-type="float" office:value="21300" calcext:value-type="float">
            <text:p>21,300</text:p>
          </table:table-cell>
          <table:table-cell office:value-type="float" office:value="41800" calcext:value-type="float">
            <text:p>41,800</text:p>
          </table:table-cell>
          <table:table-cell table:formula="of:=[.M:.M]-[.K:.K]" office:value-type="float" office:value="14400" calcext:value-type="float">
            <text:p>14,400</text:p>
          </table:table-cell>
          <table:table-cell office:value-type="float" office:value="56200" calcext:value-type="float">
            <text:p>56,200</text:p>
          </table:table-cell>
          <table:table-cell office:value-type="float" office:value="13500" calcext:value-type="float">
            <text:p>13,500</text:p>
          </table:table-cell>
          <table:table-cell office:value-type="float" office:value="9900" calcext:value-type="float">
            <text:p>9,900</text:p>
          </table:table-cell>
          <table:table-cell office:value-type="float" office:value="7100" calcext:value-type="float">
            <text:p>7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2200" calcext:value-type="float">
            <text:p>2200</text:p>
          </table:table-cell>
          <table:table-cell table:number-columns-repeated="16366"/>
        </table:table-row>
        <table:table-row table:style-name="ro2">
          <table:table-cell table:style-name="ce25" table:formula="of:=[$'Dates Ref'.M69]" office:value-type="date" office:date-value="2018-04-05" calcext:value-type="date">
            <text:p>Apr 5, 18</text:p>
          </table:table-cell>
          <table:table-cell office:value-type="float" office:value="29700" calcext:value-type="float">
            <text:p>29,700</text:p>
          </table:table-cell>
          <table:table-cell office:value-type="float" office:value="1100" calcext:value-type="float">
            <text:p>1,100</text:p>
          </table:table-cell>
          <table:table-cell office:value-type="float" office:value="3900" calcext:value-type="float">
            <text:p>3,900</text:p>
          </table:table-cell>
          <table:table-cell office:value-type="float" office:value="2200" calcext:value-type="float">
            <text:p>2,200</text:p>
          </table:table-cell>
          <table:table-cell office:value-type="float" office:value="8000" calcext:value-type="float">
            <text:p>8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700" calcext:value-type="float">
            <text:p>9,700</text:p>
          </table:table-cell>
          <table:table-cell office:value-type="float" office:value="40700" calcext:value-type="float">
            <text:p>40,700</text:p>
          </table:table-cell>
          <table:table-cell office:value-type="float" office:value="21500" calcext:value-type="float">
            <text:p>21,500</text:p>
          </table:table-cell>
          <table:table-cell office:value-type="float" office:value="42000" calcext:value-type="float">
            <text:p>42,000</text:p>
          </table:table-cell>
          <table:table-cell table:formula="of:=[.M:.M]-[.K:.K]" office:value-type="float" office:value="14500" calcext:value-type="float">
            <text:p>14,500</text:p>
          </table:table-cell>
          <table:table-cell office:value-type="float" office:value="56500" calcext:value-type="float">
            <text:p>56,500</text:p>
          </table:table-cell>
          <table:table-cell office:value-type="float" office:value="13500" calcext:value-type="float">
            <text:p>13,500</text:p>
          </table:table-cell>
          <table:table-cell office:value-type="float" office:value="10000" calcext:value-type="float">
            <text:p>10,000</text:p>
          </table:table-cell>
          <table:table-cell office:value-type="float" office:value="7300" calcext:value-type="float">
            <text:p>7,300</text:p>
          </table:table-cell>
          <table:table-cell office:value-type="float" office:value="12000" calcext:value-type="float">
            <text:p>12,000</text:p>
          </table:table-cell>
          <table:table-cell office:value-type="float" office:value="2300" calcext:value-type="float">
            <text:p>2300</text:p>
          </table:table-cell>
          <table:table-cell table:number-columns-repeated="16366"/>
        </table:table-row>
        <table:table-row table:style-name="ro2">
          <table:table-cell table:style-name="ce25" table:formula="of:=[$'Dates Ref'.M70]" office:value-type="date" office:date-value="2018-07-17" calcext:value-type="date">
            <text:p>Jul 17, 18</text:p>
          </table:table-cell>
          <table:table-cell office:value-type="float" office:value="29900" calcext:value-type="float">
            <text:p>29,900</text:p>
          </table:table-cell>
          <table:table-cell office:value-type="float" office:value="1200" calcext:value-type="float">
            <text:p>1,200</text:p>
          </table:table-cell>
          <table:table-cell office:value-type="float" office:value="4600" calcext:value-type="float">
            <text:p>4,600</text:p>
          </table:table-cell>
          <table:table-cell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700" calcext:value-type="float">
            <text:p>9,700</text:p>
          </table:table-cell>
          <table:table-cell office:value-type="float" office:value="40700" calcext:value-type="float">
            <text:p>40,700</text:p>
          </table:table-cell>
          <table:table-cell office:value-type="float" office:value="21600" calcext:value-type="float">
            <text:p>21,600</text:p>
          </table:table-cell>
          <table:table-cell office:value-type="float" office:value="42200" calcext:value-type="float">
            <text:p>42,2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6800" calcext:value-type="float">
            <text:p>56,8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200" calcext:value-type="float">
            <text:p>10,200</text:p>
          </table:table-cell>
          <table:table-cell office:value-type="float" office:value="7500" calcext:value-type="float">
            <text:p>7,500</text:p>
          </table:table-cell>
          <table:table-cell office:value-type="float" office:value="13200" calcext:value-type="float">
            <text:p>13,2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5" table:formula="of:=[$'Dates Ref'.M71]" office:value-type="date" office:date-value="2018-09-24" calcext:value-type="date">
            <text:p>Sep 24, 18</text:p>
          </table:table-cell>
          <table:table-cell office:value-type="float" office:value="30100" calcext:value-type="float">
            <text:p>30,100</text:p>
          </table:table-cell>
          <table:table-cell office:value-type="float" office:value="1200" calcext:value-type="float">
            <text:p>1,200</text:p>
          </table:table-cell>
          <table:table-cell office:value-type="float" office:value="5200" calcext:value-type="float">
            <text:p>5,200</text:p>
          </table:table-cell>
          <table:table-cell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9800" calcext:value-type="float">
            <text:p>9,800</text:p>
          </table:table-cell>
          <table:table-cell office:value-type="float" office:value="40800" calcext:value-type="float">
            <text:p>40,800</text:p>
          </table:table-cell>
          <table:table-cell office:value-type="float" office:value="21700" calcext:value-type="float">
            <text:p>21,700</text:p>
          </table:table-cell>
          <table:table-cell office:value-type="float" office:value="42400" calcext:value-type="float">
            <text:p>42,4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000" calcext:value-type="float">
            <text:p>57,0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300" calcext:value-type="float">
            <text:p>10,300</text:p>
          </table:table-cell>
          <table:table-cell office:value-type="float" office:value="7700" calcext:value-type="float">
            <text:p>7,700</text:p>
          </table:table-cell>
          <table:table-cell office:value-type="float" office:value="13800" calcext:value-type="float">
            <text:p>13,800</text:p>
          </table:table-cell>
          <table:table-cell office:value-type="float" office:value="2500" calcext:value-type="float">
            <text:p>2500</text:p>
          </table:table-cell>
          <table:table-cell table:number-columns-repeated="16366"/>
        </table:table-row>
        <table:table-row table:style-name="ro2">
          <table:table-cell table:style-name="ce25" table:formula="of:=[$'Dates Ref'.M72]" office:value-type="date" office:date-value="2018-11-02" calcext:value-type="date">
            <text:p>Nov 2, 18</text:p>
          </table:table-cell>
          <table:table-cell office:value-type="float" office:value="30200" calcext:value-type="float">
            <text:p>30,200</text:p>
          </table:table-cell>
          <table:table-cell table:formula="of:=[.C71]" office:value-type="float" office:value="1200" calcext:value-type="float">
            <text:p>1,200</text:p>
          </table:table-cell>
          <table:table-cell office:value-type="float" office:value="5400" calcext:value-type="float">
            <text:p>5,400</text:p>
          </table:table-cell>
          <table:table-cell table:formula="of:=[.E71]"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table:formula="of:=[.G71]" office:value-type="float" office:value="10900" calcext:value-type="float">
            <text:p>10,900</text:p>
          </table:table-cell>
          <table:table-cell table:formula="of:=[.H71]" office:value-type="float" office:value="9800" calcext:value-type="float">
            <text:p>9,800</text:p>
          </table:table-cell>
          <table:table-cell table:formula="of:=[.I71]" office:value-type="float" office:value="40800" calcext:value-type="float">
            <text:p>40,800</text:p>
          </table:table-cell>
          <table:table-cell office:value-type="float" office:value="21800" calcext:value-type="float">
            <text:p>21,800</text:p>
          </table:table-cell>
          <table:table-cell office:value-type="float" office:value="42400" calcext:value-type="float">
            <text:p>42,4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000" calcext:value-type="float">
            <text:p>57,0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400" calcext:value-type="float">
            <text:p>10,400</text:p>
          </table:table-cell>
          <table:table-cell office:value-type="float" office:value="7700" calcext:value-type="float">
            <text:p>7,700</text:p>
          </table:table-cell>
          <table:table-cell office:value-type="float" office:value="14200" calcext:value-type="float">
            <text:p>14,200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25" table:formula="of:=[$'Dates Ref'.M73]" office:value-type="date" office:date-value="2019-01-04" calcext:value-type="date">
            <text:p>Jan 4, 19</text:p>
          </table:table-cell>
          <table:table-cell office:value-type="float" office:value="30300" calcext:value-type="float">
            <text:p>30,300</text:p>
          </table:table-cell>
          <table:table-cell table:formula="of:=[.C72]" office:value-type="float" office:value="1200" calcext:value-type="float">
            <text:p>1,200</text:p>
          </table:table-cell>
          <table:table-cell office:value-type="float" office:value="5800" calcext:value-type="float">
            <text:p>5,800</text:p>
          </table:table-cell>
          <table:table-cell table:formula="of:=[.E72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2]" office:value-type="float" office:value="10900" calcext:value-type="float">
            <text:p>10,900</text:p>
          </table:table-cell>
          <table:table-cell table:formula="of:=[.H72]" office:value-type="float" office:value="9800" calcext:value-type="float">
            <text:p>9,800</text:p>
          </table:table-cell>
          <table:table-cell table:formula="of:=[.I72]" office:value-type="float" office:value="40800" calcext:value-type="float">
            <text:p>40,800</text:p>
          </table:table-cell>
          <table:table-cell office:value-type="float" office:value="21900" calcext:value-type="float">
            <text:p>21,900</text:p>
          </table:table-cell>
          <table:table-cell office:value-type="float" office:value="42500" calcext:value-type="float">
            <text:p>42,5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100" calcext:value-type="float">
            <text:p>57,100</text:p>
          </table:table-cell>
          <table:table-cell office:value-type="float" office:value="13700" calcext:value-type="float">
            <text:p>13,700</text:p>
          </table:table-cell>
          <table:table-cell office:value-type="float" office:value="10500" calcext:value-type="float">
            <text:p>10,500</text:p>
          </table:table-cell>
          <table:table-cell office:value-type="float" office:value="7800" calcext:value-type="float">
            <text:p>7,800</text:p>
          </table:table-cell>
          <table:table-cell office:value-type="float" office:value="14900" calcext:value-type="float">
            <text:p>14,900</text:p>
          </table:table-cell>
          <table:table-cell office:value-type="float" office:value="2600" calcext:value-type="float">
            <text:p>2600</text:p>
          </table:table-cell>
          <table:table-cell office:value-type="float" office:value="84" calcext:value-type="float">
            <text:p>84</text:p>
          </table:table-cell>
          <table:table-cell table:number-columns-repeated="16365"/>
        </table:table-row>
        <table:table-row table:style-name="ro2">
          <table:table-cell table:style-name="ce25" table:formula="of:=[$'Dates Ref'.M74]" office:value-type="date" office:date-value="2019-04-05" calcext:value-type="date">
            <text:p>Apr 5, 19</text:p>
          </table:table-cell>
          <table:table-cell office:value-type="float" office:value="30500" calcext:value-type="float">
            <text:p>30,500</text:p>
          </table:table-cell>
          <table:table-cell table:formula="of:=[.C73]" office:value-type="float" office:value="1200" calcext:value-type="float">
            <text:p>1,200</text:p>
          </table:table-cell>
          <table:table-cell office:value-type="float" office:value="6100" calcext:value-type="float">
            <text:p>6,100</text:p>
          </table:table-cell>
          <table:table-cell table:formula="of:=[.E73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3]" office:value-type="float" office:value="10900" calcext:value-type="float">
            <text:p>10,9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1900" calcext:value-type="float">
            <text:p>21,900</text:p>
          </table:table-cell>
          <table:table-cell office:value-type="float" office:value="42700" calcext:value-type="float">
            <text:p>42,7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400" calcext:value-type="float">
            <text:p>57,400</text:p>
          </table:table-cell>
          <table:table-cell office:value-type="float" office:value="13700" calcext:value-type="float">
            <text:p>13,700</text:p>
          </table:table-cell>
          <table:table-cell office:value-type="float" office:value="10600" calcext:value-type="float">
            <text:p>10,600</text:p>
          </table:table-cell>
          <table:table-cell office:value-type="float" office:value="8000" calcext:value-type="float">
            <text:p>8,000</text:p>
          </table:table-cell>
          <table:table-cell office:value-type="float" office:value="15800" calcext:value-type="float">
            <text:p>15,800</text:p>
          </table:table-cell>
          <table:table-cell office:value-type="float" office:value="2700" calcext:value-type="float">
            <text:p>2700</text:p>
          </table:table-cell>
          <table:table-cell office:value-type="float" office:value="178" calcext:value-type="float">
            <text:p>178</text:p>
          </table:table-cell>
          <table:table-cell table:number-columns-repeated="16365"/>
        </table:table-row>
        <table:table-row table:style-name="ro2">
          <table:table-cell table:style-name="ce25" table:formula="of:=[$'Dates Ref'.M75]" office:value-type="date" office:date-value="2019-07-01" calcext:value-type="date">
            <text:p>Jul 1, 19</text:p>
          </table:table-cell>
          <table:table-cell office:value-type="float" office:value="30600" calcext:value-type="float">
            <text:p>30,600</text:p>
          </table:table-cell>
          <table:table-cell table:formula="of:=[.C74]" office:value-type="float" office:value="1200" calcext:value-type="float">
            <text:p>1,200</text:p>
          </table:table-cell>
          <table:table-cell office:value-type="float" office:value="6300" calcext:value-type="float">
            <text:p>6,300</text:p>
          </table:table-cell>
          <table:table-cell table:formula="of:=[.E74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4]" office:value-type="float" office:value="10900" calcext:value-type="float">
            <text:p>10,9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2100" calcext:value-type="float">
            <text:p>22,100</text:p>
          </table:table-cell>
          <table:table-cell office:value-type="float" office:value="42800" calcext:value-type="float">
            <text:p>42,8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500" calcext:value-type="float">
            <text:p>57,5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600" calcext:value-type="float">
            <text:p>10,600</text:p>
          </table:table-cell>
          <table:table-cell office:value-type="float" office:value="8100" calcext:value-type="float">
            <text:p>8,100</text:p>
          </table:table-cell>
          <table:table-cell office:value-type="float" office:value="16600" calcext:value-type="float">
            <text:p>16,600</text:p>
          </table:table-cell>
          <table:table-cell office:value-type="float" office:value="2900" calcext:value-type="float">
            <text:p>2900</text:p>
          </table:table-cell>
          <table:table-cell office:value-type="float" office:value="263" calcext:value-type="float">
            <text:p>263</text:p>
          </table:table-cell>
          <table:table-cell table:number-columns-repeated="16365"/>
        </table:table-row>
        <table:table-row table:style-name="ro2">
          <table:table-cell table:style-name="ce25" table:formula="of:=[$'Dates Ref'.M76]" office:value-type="date" office:date-value="2019-10-03" calcext:value-type="date">
            <text:p>Oct 3, 19</text:p>
          </table:table-cell>
          <table:table-cell office:value-type="float" office:value="30800" calcext:value-type="float">
            <text:p>30,800</text:p>
          </table:table-cell>
          <table:table-cell table:formula="of:=[.C75]" office:value-type="float" office:value="1200" calcext:value-type="float">
            <text:p>1,200</text:p>
          </table:table-cell>
          <table:table-cell office:value-type="float" office:value="6500" calcext:value-type="float">
            <text:p>6,500</text:p>
          </table:table-cell>
          <table:table-cell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office:value-type="float" office:value="11000" calcext:value-type="float">
            <text:p>11,0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2200" calcext:value-type="float">
            <text:p>22,200</text:p>
          </table:table-cell>
          <table:table-cell office:value-type="float" office:value="42900" calcext:value-type="float">
            <text:p>42,9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600" calcext:value-type="float">
            <text:p>57,600</text:p>
          </table:table-cell>
          <table:table-cell office:value-type="float" office:value="13900" calcext:value-type="float">
            <text:p>13,900</text:p>
          </table:table-cell>
          <table:table-cell office:value-type="float" office:value="10700" calcext:value-type="float">
            <text:p>10,700</text:p>
          </table:table-cell>
          <table:table-cell office:value-type="float" office:value="8300" calcext:value-type="float">
            <text:p>8,300</text:p>
          </table:table-cell>
          <table:table-cell office:value-type="float" office:value="17500" calcext:value-type="float">
            <text:p>17,500</text:p>
          </table:table-cell>
          <table:table-cell office:value-type="float" office:value="3000" calcext:value-type="float">
            <text:p>3000</text:p>
          </table:table-cell>
          <table:table-cell office:value-type="float" office:value="355" calcext:value-type="float">
            <text:p>355</text:p>
          </table:table-cell>
          <table:table-cell table:number-columns-repeated="16365"/>
        </table:table-row>
        <table:table-row table:style-name="ro2">
          <table:table-cell table:style-name="ce25" table:formula="of:=[$'Dates Ref'.M77]" office:value-type="date" office:date-value="2020-01-01" calcext:value-type="date">
            <text:p>Jan 1, 20</text:p>
          </table:table-cell>
          <table:table-cell office:value-type="float" office:value="30900" calcext:value-type="float">
            <text:p>30,900</text:p>
          </table:table-cell>
          <table:table-cell table:formula="of:=[.C76]" office:value-type="float" office:value="1200" calcext:value-type="float">
            <text:p>1,200</text:p>
          </table:table-cell>
          <table:table-cell office:value-type="float" office:value="6600" calcext:value-type="float">
            <text:p>6,600</text:p>
          </table:table-cell>
          <table:table-cell office:value-type="float" office:value="2300" calcext:value-type="float">
            <text:p>2,300</text:p>
          </table:table-cell>
          <table:table-cell office:value-type="float" office:value="8300" calcext:value-type="float">
            <text:p>8,300</text:p>
          </table:table-cell>
          <table:table-cell office:value-type="float" office:value="11000" calcext:value-type="float">
            <text:p>11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41000" calcext:value-type="float">
            <text:p>41,000</text:p>
          </table:table-cell>
          <table:table-cell office:value-type="float" office:value="22300" calcext:value-type="float">
            <text:p>22,300</text:p>
          </table:table-cell>
          <table:table-cell office:value-type="float" office:value="43100" calcext:value-type="float">
            <text:p>43,100</text:p>
          </table:table-cell>
          <table:table-cell table:formula="of:=[.M:.M]-[.K:.K]" office:value-type="float" office:value="14800" calcext:value-type="float">
            <text:p>14,800</text:p>
          </table:table-cell>
          <table:table-cell office:value-type="float" office:value="57900" calcext:value-type="float">
            <text:p>57,900</text:p>
          </table:table-cell>
          <table:table-cell office:value-type="float" office:value="14000" calcext:value-type="float">
            <text:p>14,000</text:p>
          </table:table-cell>
          <table:table-cell office:value-type="float" office:value="10700" calcext:value-type="float">
            <text:p>10,700</text:p>
          </table:table-cell>
          <table:table-cell office:value-type="float" office:value="8500" calcext:value-type="float">
            <text:p>8,500</text:p>
          </table:table-cell>
          <table:table-cell office:value-type="float" office:value="18400" calcext:value-type="float">
            <text:p>18,400</text:p>
          </table:table-cell>
          <table:table-cell office:value-type="float" office:value="3100" calcext:value-type="float">
            <text:p>3100</text:p>
          </table:table-cell>
          <table:table-cell office:value-type="float" office:value="467" calcext:value-type="float">
            <text:p>467</text:p>
          </table:table-cell>
          <table:table-cell table:number-columns-repeated="16365"/>
        </table:table-row>
        <table:table-row table:style-name="ro2">
          <table:table-cell table:style-name="ce25" table:formula="of:=[$'Dates Ref'.M78]" office:value-type="date" office:date-value="2020-04-01" calcext:value-type="date">
            <text:p>Apr 1, 20</text:p>
          </table:table-cell>
          <table:table-cell office:value-type="float" office:value="31000" calcext:value-type="float">
            <text:p>31,000</text:p>
          </table:table-cell>
          <table:table-cell table:formula="of:=[.C77]" office:value-type="float" office:value="1200" calcext:value-type="float">
            <text:p>1,200</text:p>
          </table:table-cell>
          <table:table-cell office:value-type="float" office:value="6600" calcext:value-type="float">
            <text:p>6,600</text:p>
          </table:table-cell>
          <table:table-cell office:value-type="float" office:value="2300" calcext:value-type="float">
            <text:p>2,300</text:p>
          </table:table-cell>
          <table:table-cell office:value-type="float" office:value="8300" calcext:value-type="float">
            <text:p>8,300</text:p>
          </table:table-cell>
          <table:table-cell office:value-type="float" office:value="11100" calcext:value-type="float">
            <text:p>11,100</text:p>
          </table:table-cell>
          <table:table-cell office:value-type="float" office:value="10000" calcext:value-type="float">
            <text:p>10,000</text:p>
          </table:table-cell>
          <table:table-cell office:value-type="float" office:value="41000" calcext:value-type="float">
            <text:p>41,000</text:p>
          </table:table-cell>
          <table:table-cell office:value-type="float" office:value="22300" calcext:value-type="float">
            <text:p>22,300</text:p>
          </table:table-cell>
          <table:table-cell office:value-type="float" office:value="43100" calcext:value-type="float">
            <text:p>43,100</text:p>
          </table:table-cell>
          <table:table-cell table:formula="of:=[.M:.M]-[.K:.K]" office:value-type="float" office:value="14800" calcext:value-type="float">
            <text:p>14,800</text:p>
          </table:table-cell>
          <table:table-cell office:value-type="float" office:value="57900" calcext:value-type="float">
            <text:p>57,900</text:p>
          </table:table-cell>
          <table:table-cell office:value-type="float" office:value="14000" calcext:value-type="float">
            <text:p>14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8700" calcext:value-type="float">
            <text:p>8,700</text:p>
          </table:table-cell>
          <table:table-cell office:value-type="float" office:value="19100" calcext:value-type="float">
            <text:p>19,100</text:p>
          </table:table-cell>
          <table:table-cell office:value-type="float" office:value="3100" calcext:value-type="float">
            <text:p>3100</text:p>
          </table:table-cell>
          <table:table-cell office:value-type="float" office:value="508" calcext:value-type="float">
            <text:p>508</text:p>
          </table:table-cell>
          <table:table-cell table:number-columns-repeated="16365"/>
        </table:table-row>
        <table:table-row table:style-name="ro2">
          <table:table-cell table:style-name="ce25" table:formula="of:=[$'Dates Ref'.M79]" office:value-type="date" office:date-value="2020-07-01" calcext:value-type="date">
            <text:p>Jul 1, 20</text:p>
          </table:table-cell>
          <table:table-cell office:value-type="float" office:value="31200" calcext:value-type="float">
            <text:p>31,200</text:p>
          </table:table-cell>
          <table:table-cell table:formula="of:=[.C78]" office:value-type="float" office:value="1200" calcext:value-type="float">
            <text:p>1,200</text:p>
          </table:table-cell>
          <table:table-cell office:value-type="float" office:value="6700" calcext:value-type="float">
            <text:p>6,700</text:p>
          </table:table-cell>
          <table:table-cell table:formula="of:=[.E78]" office:value-type="float" office:value="2300" calcext:value-type="float">
            <text:p>2,300</text:p>
          </table:table-cell>
          <table:table-cell office:value-type="float" office:value="8400" calcext:value-type="float">
            <text:p>8,400</text:p>
          </table:table-cell>
          <table:table-cell table:formula="of:=[.G78]" office:value-type="float" office:value="11100" calcext:value-type="float">
            <text:p>11,100</text:p>
          </table:table-cell>
          <table:table-cell office:value-type="float" office:value="10100" calcext:value-type="float">
            <text:p>10,100</text:p>
          </table:table-cell>
          <table:table-cell office:value-type="float" office:value="41100" calcext:value-type="float">
            <text:p>41,100</text:p>
          </table:table-cell>
          <table:table-cell office:value-type="float" office:value="22600" calcext:value-type="float">
            <text:p>22,600</text:p>
          </table:table-cell>
          <table:table-cell office:value-type="float" office:value="43600" calcext:value-type="float">
            <text:p>43,600</text:p>
          </table:table-cell>
          <table:table-cell table:formula="of:=[.M:.M]-[.K:.K]" office:value-type="float" office:value="14900" calcext:value-type="float">
            <text:p>14,900</text:p>
          </table:table-cell>
          <table:table-cell office:value-type="float" office:value="58500" calcext:value-type="float">
            <text:p>58,500</text:p>
          </table:table-cell>
          <table:table-cell office:value-type="float" office:value="14100" calcext:value-type="float">
            <text:p>14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8800" calcext:value-type="float">
            <text:p>8,800</text:p>
          </table:table-cell>
          <table:table-cell office:value-type="float" office:value="19800" calcext:value-type="float">
            <text:p>19,800</text:p>
          </table:table-cell>
          <table:table-cell office:value-type="float" office:value="3200" calcext:value-type="float">
            <text:p>3200</text:p>
          </table:table-cell>
          <table:table-cell office:value-type="float" office:value="792" calcext:value-type="float">
            <text:p>792</text:p>
          </table:table-cell>
          <table:table-cell table:number-columns-repeated="16365"/>
        </table:table-row>
        <table:table-row table:style-name="ro2">
          <table:table-cell table:style-name="ce25" table:formula="of:=[$'Dates Ref'.M80]" office:value-type="date" office:date-value="2020-10-01" calcext:value-type="date">
            <text:p>Oct 1, 20</text:p>
          </table:table-cell>
          <table:table-cell office:value-type="float" office:value="31300" calcext:value-type="float">
            <text:p>31,300</text:p>
          </table:table-cell>
          <table:table-cell table:formula="of:=[.C79]" office:value-type="float" office:value="1200" calcext:value-type="float">
            <text:p>1,200</text:p>
          </table:table-cell>
          <table:table-cell office:value-type="float" office:value="6800" calcext:value-type="float">
            <text:p>6,800</text:p>
          </table:table-cell>
          <table:table-cell table:formula="of:=[.E79]" office:value-type="float" office:value="2300" calcext:value-type="float">
            <text:p>2,300</text:p>
          </table:table-cell>
          <table:table-cell office:value-type="float" office:value="8500" calcext:value-type="float">
            <text:p>8,500</text:p>
          </table:table-cell>
          <table:table-cell table:formula="of:=[.G79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table:formula="of:=[.I79]" office:value-type="float" office:value="41100" calcext:value-type="float">
            <text:p>41,100</text:p>
          </table:table-cell>
          <table:table-cell office:value-type="float" office:value="22600" calcext:value-type="float">
            <text:p>22,600</text:p>
          </table:table-cell>
          <table:table-cell office:value-type="float" office:value="44200" calcext:value-type="float">
            <text:p>44,200</text:p>
          </table:table-cell>
          <table:table-cell table:formula="of:=[.M:.M]-[.K:.K]" office:value-type="float" office:value="15000" calcext:value-type="float">
            <text:p>15,000</text:p>
          </table:table-cell>
          <table:table-cell office:value-type="float" office:value="59200" calcext:value-type="float">
            <text:p>59,200</text:p>
          </table:table-cell>
          <table:table-cell office:value-type="float" office:value="14100" calcext:value-type="float">
            <text:p>14,1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0300" calcext:value-type="float">
            <text:p>20,300</text:p>
          </table:table-cell>
          <table:table-cell office:value-type="float" office:value="3200" calcext:value-type="float">
            <text:p>3200</text:p>
          </table:table-cell>
          <table:table-cell office:value-type="float" office:value="980" calcext:value-type="float">
            <text:p>980</text:p>
          </table:table-cell>
          <table:table-cell table:number-columns-repeated="16365"/>
        </table:table-row>
        <table:table-row table:style-name="ro2">
          <table:table-cell table:style-name="ce25" table:formula="of:=[$'Dates Ref'.M81]" office:value-type="date" office:date-value="2021-01-01" calcext:value-type="date">
            <text:p>Jan 1, 21</text:p>
          </table:table-cell>
          <table:table-cell office:value-type="float" office:value="31400" calcext:value-type="float">
            <text:p>31,400</text:p>
          </table:table-cell>
          <table:table-cell office:value-type="float" office:value="1200" calcext:value-type="float">
            <text:p>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2300" calcext:value-type="float">
            <text:p>2,300</text:p>
          </table:table-cell>
          <table:table-cell office:value-type="float" office:value="8500" calcext:value-type="float">
            <text:p>8,500</text:p>
          </table:table-cell>
          <table:table-cell table:formula="of:=[.G80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table:formula="of:=[.I80]" office:value-type="float" office:value="41100" calcext:value-type="float">
            <text:p>41,1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4600" calcext:value-type="float">
            <text:p>44,600</text:p>
          </table:table-cell>
          <table:table-cell table:formula="of:=[.M:.M]-[.K:.K]" office:value-type="float" office:value="15100" calcext:value-type="float">
            <text:p>15,100</text:p>
          </table:table-cell>
          <table:table-cell office:value-type="float" office:value="59700" calcext:value-type="float">
            <text:p>59,700</text:p>
          </table:table-cell>
          <table:table-cell office:value-type="float" office:value="14200" calcext:value-type="float">
            <text:p>14,2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0800" calcext:value-type="float">
            <text:p>20,800</text:p>
          </table:table-cell>
          <table:table-cell office:value-type="float" office:value="3300" calcext:value-type="float">
            <text:p>3300</text:p>
          </table:table-cell>
          <table:table-cell office:value-type="float" office:value="1100" calcext:value-type="float">
            <text:p>1,100</text:p>
          </table:table-cell>
          <table:table-cell table:number-columns-repeated="16365"/>
        </table:table-row>
        <table:table-row table:style-name="ro2">
          <table:table-cell table:style-name="ce25" table:formula="of:=[$'Dates Ref'.M82]" office:value-type="date" office:date-value="2021-04-01" calcext:value-type="date">
            <text:p>Apr 1, 21</text:p>
          </table:table-cell>
          <table:table-cell office:value-type="float" office:value="31500" calcext:value-type="float">
            <text:p>31,500</text:p>
          </table:table-cell>
          <table:table-cell table:formula="of:=[.C81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1]" office:value-type="float" office:value="2300" calcext:value-type="float">
            <text:p>2,300</text:p>
          </table:table-cell>
          <table:table-cell table:formula="of:=[.F81]" office:value-type="float" office:value="8500" calcext:value-type="float">
            <text:p>8,500</text:p>
          </table:table-cell>
          <table:table-cell table:formula="of:=[.G81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office:value-type="float" office:value="41200" calcext:value-type="float">
            <text:p>41,2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5000" calcext:value-type="float">
            <text:p>45,0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14300" calcext:value-type="float">
            <text:p>14,3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1300" calcext:value-type="float">
            <text:p>21,300</text:p>
          </table:table-cell>
          <table:table-cell office:value-type="float" office:value="3300" calcext:value-type="float">
            <text:p>3300</text:p>
          </table:table-cell>
          <table:table-cell office:value-type="float" office:value="1200" calcext:value-type="float">
            <text:p>1,200</text:p>
          </table:table-cell>
          <table:table-cell table:number-columns-repeated="16365"/>
        </table:table-row>
        <table:table-row table:style-name="ro2">
          <table:table-cell table:style-name="ce25" table:formula="of:=[$'Dates Ref'.M83]" office:value-type="date" office:date-value="2021-07-01" calcext:value-type="date">
            <text:p>Jul 1, 21</text:p>
          </table:table-cell>
          <table:table-cell office:value-type="float" office:value="31600" calcext:value-type="float">
            <text:p>31,600</text:p>
          </table:table-cell>
          <table:table-cell table:formula="of:=[.C82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2]" office:value-type="float" office:value="2300" calcext:value-type="float">
            <text:p>2,300</text:p>
          </table:table-cell>
          <table:table-cell table:formula="of:=[.F82]" office:value-type="float" office:value="8500" calcext:value-type="float">
            <text:p>8,500</text:p>
          </table:table-cell>
          <table:table-cell table:formula="of:=[.G82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table:formula="of:=[.I82]" office:value-type="float" office:value="41200" calcext:value-type="float">
            <text:p>41,200</text:p>
          </table:table-cell>
          <table:table-cell office:value-type="float" office:value="23000" calcext:value-type="float">
            <text:p>23,000</text:p>
          </table:table-cell>
          <table:table-cell office:value-type="float" office:value="45200" calcext:value-type="float">
            <text:p>45,2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400" calcext:value-type="float">
            <text:p>60,4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1100" calcext:value-type="float">
            <text:p>11,100</text:p>
          </table:table-cell>
          <table:table-cell office:value-type="float" office:value="8900" calcext:value-type="float">
            <text:p>8,900</text:p>
          </table:table-cell>
          <table:table-cell office:value-type="float" office:value="21900" calcext:value-type="float">
            <text:p>21,900</text:p>
          </table:table-cell>
          <table:table-cell office:value-type="float" office:value="3300" calcext:value-type="float">
            <text:p>3300</text:p>
          </table:table-cell>
          <table:table-cell office:value-type="float" office:value="1200" calcext:value-type="float">
            <text:p>1,200</text:p>
          </table:table-cell>
          <table:table-cell table:number-columns-repeated="16365"/>
        </table:table-row>
        <table:table-row table:style-name="ro2">
          <table:table-cell table:style-name="ce25" table:formula="of:=[$'Dates Ref'.M84]" office:value-type="date" office:date-value="2021-10-01" calcext:value-type="date">
            <text:p>Oct 1, 21</text:p>
          </table:table-cell>
          <table:table-cell office:value-type="float" office:value="31600" calcext:value-type="float">
            <text:p>31,600</text:p>
          </table:table-cell>
          <table:table-cell table:formula="of:=[.C83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3]"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table:formula="of:=[.G83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table:formula="of:=[.I83]" office:value-type="float" office:value="41200" calcext:value-type="float">
            <text:p>41,200</text:p>
          </table:table-cell>
          <table:table-cell office:value-type="float" office:value="23100" calcext:value-type="float">
            <text:p>23,100</text:p>
          </table:table-cell>
          <table:table-cell office:value-type="float" office:value="45400" calcext:value-type="float">
            <text:p>45,4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600" calcext:value-type="float">
            <text:p>60,600</text:p>
          </table:table-cell>
          <table:table-cell office:value-type="float" office:value="14500" calcext:value-type="float">
            <text:p>14,5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2300" calcext:value-type="float">
            <text:p>22,300</text:p>
          </table:table-cell>
          <table:table-cell office:value-type="float" office:value="3200" calcext:value-type="float">
            <text:p>32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85]" office:value-type="date" office:date-value="2022-01-01" calcext:value-type="date">
            <text:p>Jan 1, 22</text:p>
          </table:table-cell>
          <table:table-cell office:value-type="float" office:value="31700" calcext:value-type="float">
            <text:p>31,700</text:p>
          </table:table-cell>
          <table:table-cell table:formula="of:=[.C84]" office:value-type="float" office:value="1200" calcext:value-type="float">
            <text:p>1,200</text:p>
          </table:table-cell>
          <table:table-cell table:formula="of:=[.D84]" office:value-type="float" office:value="6900" calcext:value-type="float">
            <text:p>6,900</text:p>
          </table:table-cell>
          <table:table-cell table:formula="of:=[.E84]" office:value-type="float" office:value="2300" calcext:value-type="float">
            <text:p>2,300</text:p>
          </table:table-cell>
          <table:table-cell table:formula="of:=[.F84]" office:value-type="float" office:value="8600" calcext:value-type="float">
            <text:p>8,600</text:p>
          </table:table-cell>
          <table:table-cell table:formula="of:=[.G84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office:value-type="float" office:value="41300" calcext:value-type="float">
            <text:p>41,3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5500" calcext:value-type="float">
            <text:p>45,500</text:p>
          </table:table-cell>
          <table:table-cell table:formula="of:=[.M:.M]-[.K:.K]" office:value-type="float" office:value="15300" calcext:value-type="float">
            <text:p>15,300</text:p>
          </table:table-cell>
          <table:table-cell office:value-type="float" office:value="60800" calcext:value-type="float">
            <text:p>60,800</text:p>
          </table:table-cell>
          <table:table-cell office:value-type="float" office:value="14600" calcext:value-type="float">
            <text:p>14,600</text:p>
          </table:table-cell>
          <table:table-cell office:value-type="float" office:value="11100" calcext:value-type="float">
            <text:p>11,100</text:p>
          </table:table-cell>
          <table:table-cell table:formula="of:=[.P84]" office:value-type="float" office:value="8900" calcext:value-type="float">
            <text:p>8,900</text:p>
          </table:table-cell>
          <table:table-cell office:value-type="float" office:value="22700" calcext:value-type="float">
            <text:p>22,700</text:p>
          </table:table-cell>
          <table:table-cell office:value-type="float" office:value="3200" calcext:value-type="float">
            <text:p>32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86]" office:value-type="date" office:date-value="2022-03-31" calcext:value-type="date">
            <text:p>Mar 31, 22</text:p>
          </table:table-cell>
          <table:table-cell office:value-type="float" office:value="31700" calcext:value-type="float">
            <text:p>31,700</text:p>
          </table:table-cell>
          <table:table-cell table:formula="of:=[.C85]" office:value-type="float" office:value="1200" calcext:value-type="float">
            <text:p>1,200</text:p>
          </table:table-cell>
          <table:table-cell table:formula="of:=[.D85]" office:value-type="float" office:value="6900" calcext:value-type="float">
            <text:p>6,900</text:p>
          </table:table-cell>
          <table:table-cell table:formula="of:=[.E85]" office:value-type="float" office:value="2300" calcext:value-type="float">
            <text:p>2,300</text:p>
          </table:table-cell>
          <table:table-cell table:formula="of:=[.F85]" office:value-type="float" office:value="8600" calcext:value-type="float">
            <text:p>8,600</text:p>
          </table:table-cell>
          <table:table-cell table:formula="of:=[.G85]" office:value-type="float" office:value="11100" calcext:value-type="float">
            <text:p>11,100</text:p>
          </table:table-cell>
          <table:table-cell office:value-type="float" office:value="10500" calcext:value-type="float">
            <text:p>10,500</text:p>
          </table:table-cell>
          <table:table-cell table:formula="of:=[.I85]" office:value-type="float" office:value="41300" calcext:value-type="float">
            <text:p>41,3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300" calcext:value-type="float">
            <text:p>15,300</text:p>
          </table:table-cell>
          <table:table-cell office:value-type="float" office:value="60900" calcext:value-type="float">
            <text:p>60,900</text:p>
          </table:table-cell>
          <table:table-cell office:value-type="float" office:value="14700" calcext:value-type="float">
            <text:p>14,700</text:p>
          </table:table-cell>
          <table:table-cell table:formula="of:=[.O85]" office:value-type="float" office:value="11100" calcext:value-type="float">
            <text:p>11,100</text:p>
          </table:table-cell>
          <table:table-cell table:formula="of:=[.P85]" office:value-type="float" office:value="8900" calcext:value-type="float">
            <text:p>8,900</text:p>
          </table:table-cell>
          <table:table-cell office:value-type="float" office:value="23000" calcext:value-type="float">
            <text:p>23,000</text:p>
          </table:table-cell>
          <table:table-cell office:value-type="float" office:value="3300" calcext:value-type="float">
            <text:p>33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87]" office:value-type="date" office:date-value="2022-07-04" calcext:value-type="date">
            <text:p>Jul 4, 22</text:p>
          </table:table-cell>
          <table:table-cell office:value-type="float" office:value="31900" calcext:value-type="float">
            <text:p>31,900</text:p>
          </table:table-cell>
          <table:table-cell table:formula="of:=[.C86]" office:value-type="float" office:value="1200" calcext:value-type="float">
            <text:p>1,200</text:p>
          </table:table-cell>
          <table:table-cell table:formula="of:=[.D86]" office:value-type="float" office:value="6900" calcext:value-type="float">
            <text:p>6,900</text:p>
          </table:table-cell>
          <table:table-cell table:formula="of:=[.E86]" office:value-type="float" office:value="2300" calcext:value-type="float">
            <text:p>2,300</text:p>
          </table:table-cell>
          <table:table-cell table:formula="of:=[.F86]" office:value-type="float" office:value="8600" calcext:value-type="float">
            <text:p>8,600</text:p>
          </table:table-cell>
          <table:table-cell table:formula="of:=[.G86]" office:value-type="float" office:value="11100" calcext:value-type="float">
            <text:p>11,100</text:p>
          </table:table-cell>
          <table:table-cell office:value-type="float" office:value="10500" calcext:value-type="float">
            <text:p>10,500</text:p>
          </table:table-cell>
          <table:table-cell table:formula="of:=[.I86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000" calcext:value-type="float">
            <text:p>61,000</text:p>
          </table:table-cell>
          <table:table-cell office:value-type="float" office:value="14700" calcext:value-type="float">
            <text:p>14,700</text:p>
          </table:table-cell>
          <table:table-cell table:formula="of:=[.O86]" office:value-type="float" office:value="11100" calcext:value-type="float">
            <text:p>11,100</text:p>
          </table:table-cell>
          <table:table-cell table:formula="of:=[.P86]" office:value-type="float" office:value="8900" calcext:value-type="float">
            <text:p>8,900</text:p>
          </table:table-cell>
          <table:table-cell office:value-type="float" office:value="23300" calcext:value-type="float">
            <text:p>23,300</text:p>
          </table:table-cell>
          <table:table-cell table:formula="of:=[.R86]" office:value-type="float" office:value="3300" calcext:value-type="float">
            <text:p>33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88]" office:value-type="date" office:date-value="2022-08-02" calcext:value-type="date">
            <text:p>Aug 2, 22</text:p>
          </table:table-cell>
          <table:table-cell table:formula="of:=[.B87]" office:value-type="float" office:value="31900" calcext:value-type="float">
            <text:p>31,900</text:p>
          </table:table-cell>
          <table:table-cell table:formula="of:=[.C87]" office:value-type="float" office:value="1200" calcext:value-type="float">
            <text:p>1,200</text:p>
          </table:table-cell>
          <table:table-cell table:formula="of:=[.D87]" office:value-type="float" office:value="6900" calcext:value-type="float">
            <text:p>6,900</text:p>
          </table:table-cell>
          <table:table-cell table:formula="of:=[.E87]" office:value-type="float" office:value="2300" calcext:value-type="float">
            <text:p>2,300</text:p>
          </table:table-cell>
          <table:table-cell table:formula="of:=[.F87]" office:value-type="float" office:value="8600" calcext:value-type="float">
            <text:p>8,600</text:p>
          </table:table-cell>
          <table:table-cell table:formula="of:=[.G87]"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table:formula="of:=[.I87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000" calcext:value-type="float">
            <text:p>61,000</text:p>
          </table:table-cell>
          <table:table-cell office:value-type="float" office:value="14700" calcext:value-type="float">
            <text:p>14,700</text:p>
          </table:table-cell>
          <table:table-cell table:formula="of:=[.O87]" office:value-type="float" office:value="11100" calcext:value-type="float">
            <text:p>11,100</text:p>
          </table:table-cell>
          <table:table-cell table:formula="of:=[.P87]" office:value-type="float" office:value="8900" calcext:value-type="float">
            <text:p>8,900</text:p>
          </table:table-cell>
          <table:table-cell office:value-type="float" office:value="23400" calcext:value-type="float">
            <text:p>23,400</text:p>
          </table:table-cell>
          <table:table-cell table:formula="of:=[.R87]" office:value-type="float" office:value="3300" calcext:value-type="float">
            <text:p>3300</text:p>
          </table:table-cell>
          <table:table-cell table:formula="of:=[.S87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89]" office:value-type="date" office:date-value="2022-09-21" calcext:value-type="date">
            <text:p>Sep 21, 22</text:p>
          </table:table-cell>
          <table:table-cell table:formula="of:=[.B88]" office:value-type="float" office:value="31900" calcext:value-type="float">
            <text:p>31,900</text:p>
          </table:table-cell>
          <table:table-cell table:formula="of:=[.C88]" office:value-type="float" office:value="1200" calcext:value-type="float">
            <text:p>1,200</text:p>
          </table:table-cell>
          <table:table-cell table:formula="of:=[.D88]" office:value-type="float" office:value="6900" calcext:value-type="float">
            <text:p>6,900</text:p>
          </table:table-cell>
          <table:table-cell table:formula="of:=[.E88]" office:value-type="float" office:value="2300" calcext:value-type="float">
            <text:p>2,300</text:p>
          </table:table-cell>
          <table:table-cell table:formula="of:=[.F88]" office:value-type="float" office:value="8600" calcext:value-type="float">
            <text:p>8,600</text:p>
          </table:table-cell>
          <table:table-cell table:formula="of:=[.G88]" office:value-type="float" office:value="11100" calcext:value-type="float">
            <text:p>11,100</text:p>
          </table:table-cell>
          <table:table-cell table:formula="of:=[.H88]" office:value-type="float" office:value="10600" calcext:value-type="float">
            <text:p>10,600</text:p>
          </table:table-cell>
          <table:table-cell table:formula="of:=[.I88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700" calcext:value-type="float">
            <text:p>45,7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100" calcext:value-type="float">
            <text:p>61,100</text:p>
          </table:table-cell>
          <table:table-cell office:value-type="float" office:value="14800" calcext:value-type="float">
            <text:p>14,800</text:p>
          </table:table-cell>
          <table:table-cell table:formula="of:=[.O88]" office:value-type="float" office:value="11100" calcext:value-type="float">
            <text:p>11,100</text:p>
          </table:table-cell>
          <table:table-cell table:formula="of:=[.P88]" office:value-type="float" office:value="8900" calcext:value-type="float">
            <text:p>8,900</text:p>
          </table:table-cell>
          <table:table-cell office:value-type="float" office:value="23600" calcext:value-type="float">
            <text:p>23,600</text:p>
          </table:table-cell>
          <table:table-cell table:formula="of:=[.R88]" office:value-type="float" office:value="3300" calcext:value-type="float">
            <text:p>3300</text:p>
          </table:table-cell>
          <table:table-cell table:formula="of:=[.S88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90]" office:value-type="date" office:date-value="2022-10-21" calcext:value-type="date">
            <text:p>Oct 21, 22</text:p>
          </table:table-cell>
          <table:table-cell table:formula="of:=[.B89]" office:value-type="float" office:value="31900" calcext:value-type="float">
            <text:p>31,900</text:p>
          </table:table-cell>
          <table:table-cell table:formula="of:=[.C89]" office:value-type="float" office:value="1200" calcext:value-type="float">
            <text:p>1,200</text:p>
          </table:table-cell>
          <table:table-cell table:formula="of:=[.D89]" office:value-type="float" office:value="6900" calcext:value-type="float">
            <text:p>6,900</text:p>
          </table:table-cell>
          <table:table-cell table:formula="of:=[.E89]" office:value-type="float" office:value="2300" calcext:value-type="float">
            <text:p>2,300</text:p>
          </table:table-cell>
          <table:table-cell table:formula="of:=[.F89]" office:value-type="float" office:value="8600" calcext:value-type="float">
            <text:p>8,600</text:p>
          </table:table-cell>
          <table:table-cell table:formula="of:=[.G89]" office:value-type="float" office:value="11100" calcext:value-type="float">
            <text:p>11,100</text:p>
          </table:table-cell>
          <table:table-cell table:formula="of:=[.H89]" office:value-type="float" office:value="10600" calcext:value-type="float">
            <text:p>10,600</text:p>
          </table:table-cell>
          <table:table-cell table:formula="of:=[.I89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700" calcext:value-type="float">
            <text:p>45,7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100" calcext:value-type="float">
            <text:p>61,100</text:p>
          </table:table-cell>
          <table:table-cell office:value-type="float" office:value="14800" calcext:value-type="float">
            <text:p>14,800</text:p>
          </table:table-cell>
          <table:table-cell table:formula="of:=[.O89]" office:value-type="float" office:value="11100" calcext:value-type="float">
            <text:p>11,100</text:p>
          </table:table-cell>
          <table:table-cell office:value-type="float" office:value="8800" calcext:value-type="float">
            <text:p>8,800</text:p>
          </table:table-cell>
          <table:table-cell office:value-type="float" office:value="23600" calcext:value-type="float">
            <text:p>23,600</text:p>
          </table:table-cell>
          <table:table-cell table:formula="of:=[.R89]" office:value-type="float" office:value="3300" calcext:value-type="float">
            <text:p>3300</text:p>
          </table:table-cell>
          <table:table-cell table:formula="of:=[.S89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2">
          <table:table-cell table:style-name="ce25" table:formula="of:=[$'Dates Ref'.M91]" office:value-type="date" office:date-value="2022-12-30" calcext:value-type="date">
            <text:p>Dec 30, 22</text:p>
          </table:table-cell>
          <table:table-cell office:value-type="float" office:value="32000" calcext:value-type="float">
            <text:p>32,000</text:p>
          </table:table-cell>
          <table:table-cell table:formula="of:=[.C90]" office:value-type="float" office:value="1200" calcext:value-type="float">
            <text:p>1,200</text:p>
          </table:table-cell>
          <table:table-cell table:formula="of:=[.D90]" office:value-type="float" office:value="6900" calcext:value-type="float">
            <text:p>6,900</text:p>
          </table:table-cell>
          <table:table-cell table:formula="of:=[.E90]" office:value-type="float" office:value="2300" calcext:value-type="float">
            <text:p>2,300</text:p>
          </table:table-cell>
          <table:table-cell table:formula="of:=[.F90]" office:value-type="float" office:value="8600" calcext:value-type="float">
            <text:p>8,600</text:p>
          </table:table-cell>
          <table:table-cell table:formula="of:=[.G90]" office:value-type="float" office:value="11100" calcext:value-type="float">
            <text:p>11,100</text:p>
          </table:table-cell>
          <table:table-cell table:formula="of:=[.H90]" office:value-type="float" office:value="10600" calcext:value-type="float">
            <text:p>10,600</text:p>
          </table:table-cell>
          <table:table-cell table:formula="of:=[.I90]" office:value-type="float" office:value="41300" calcext:value-type="float">
            <text:p>41,300</text:p>
          </table:table-cell>
          <table:table-cell office:value-type="float" office:value="23400" calcext:value-type="float">
            <text:p>23,400</text:p>
          </table:table-cell>
          <table:table-cell office:value-type="float" office:value="45800" calcext:value-type="float">
            <text:p>45,8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table:formula="of:=[.O90]" office:value-type="float" office:value="11100" calcext:value-type="float">
            <text:p>11,100</text:p>
          </table:table-cell>
          <table:table-cell table:formula="of:=[.P90]" office:value-type="float" office:value="8800" calcext:value-type="float">
            <text:p>8,800</text:p>
          </table:table-cell>
          <table:table-cell office:value-type="float" office:value="23900" calcext:value-type="float">
            <text:p>23,900</text:p>
          </table:table-cell>
          <table:table-cell table:formula="of:=[.R90]"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2">
          <table:table-cell table:style-name="ce25" table:formula="of:=[$'Dates Ref'.M92]" office:value-type="date" office:date-value="2023-03-06" calcext:value-type="date">
            <text:p>Mar 6, 23</text:p>
          </table:table-cell>
          <table:table-cell office:value-type="float" office:value="32000" calcext:value-type="float">
            <text:p>32,000</text:p>
          </table:table-cell>
          <table:table-cell table:formula="of:=[.C91]" office:value-type="float" office:value="1200" calcext:value-type="float">
            <text:p>1,200</text:p>
          </table:table-cell>
          <table:table-cell table:formula="of:=[.D91]" office:value-type="float" office:value="6900" calcext:value-type="float">
            <text:p>6,900</text:p>
          </table:table-cell>
          <table:table-cell table:formula="of:=[.E91]"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table:formula="of:=[.G91]"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table:formula="of:=[.I91]" office:value-type="float" office:value="41300" calcext:value-type="float">
            <text:p>41,300</text:p>
          </table:table-cell>
          <table:table-cell office:value-type="float" office:value="23400" calcext:value-type="float">
            <text:p>23,400</text:p>
          </table:table-cell>
          <table:table-cell office:value-type="float" office:value="45800" calcext:value-type="float">
            <text:p>45,8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table:formula="of:=[.O91]" office:value-type="float" office:value="11100" calcext:value-type="float">
            <text:p>11,100</text:p>
          </table:table-cell>
          <table:table-cell table:formula="of:=[.P91]" office:value-type="float" office:value="8800" calcext:value-type="float">
            <text:p>8,800</text:p>
          </table:table-cell>
          <table:table-cell office:value-type="float" office:value="24100" calcext:value-type="float">
            <text:p>24,100</text:p>
          </table:table-cell>
          <table:table-cell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2">
          <table:table-cell table:style-name="ce25" office:value-type="date" office:date-value="2023-04-03" calcext:value-type="date">
            <text:p>Apr 3, 23</text:p>
          </table:table-cell>
          <table:table-cell table:formula="of:=25*1100+22" office:value-type="float" office:value="27522" calcext:value-type="float">
            <text:p>27,522</text:p>
          </table:table-cell>
          <table:table-cell office:value-type="float" office:value="1200" calcext:value-type="float">
            <text:p>1,200</text:p>
          </table:table-cell>
          <table:table-cell table:formula="of:=25*276" office:value-type="float" office:value="6900" calcext:value-type="float">
            <text:p>6,900</text:p>
          </table:table-cell>
          <table:table-cell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office:value-type="float" office:value="41300" calcext:value-type="float">
            <text:p>41,300</text:p>
          </table:table-cell>
          <table:table-cell table:formula="of:=25*834+22" office:value-type="float" office:value="20872" calcext:value-type="float">
            <text:p>20,872</text:p>
          </table:table-cell>
          <table:table-cell table:formula="of:=25*1778+4" office:value-type="float" office:value="44454" calcext:value-type="float">
            <text:p>44,454</text:p>
          </table:table-cell>
          <table:table-cell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1000" calcext:value-type="float">
            <text:p>11,000</text:p>
          </table:table-cell>
          <table:table-cell table:formula="of:=25*339+14" office:value-type="float" office:value="8489" calcext:value-type="float">
            <text:p>8,489</text:p>
          </table:table-cell>
          <table:table-cell table:formula="of:=25*957+18" office:value-type="float" office:value="23943" calcext:value-type="float">
            <text:p>23,943</text:p>
          </table:table-cell>
          <table:table-cell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2">
          <table:table-cell table:style-name="ce25" table:formula="of:=[$'Dates Ref'.M94]" office:value-type="date" office:date-value="2023-06-30" calcext:value-type="date">
            <text:p>Jun 30, 23</text:p>
          </table:table-cell>
          <table:table-cell table:formula="of:=1102*25+7" office:value-type="float" office:value="27557" calcext:value-type="float">
            <text:p>27,557</text:p>
          </table:table-cell>
          <table:table-cell table:formula="of:=25*48+17" office:value-type="float" office:value="1217" calcext:value-type="float">
            <text:p>1,217</text:p>
          </table:table-cell>
          <table:table-cell table:formula="of:=25*276+13" office:value-type="float" office:value="6913" calcext:value-type="float">
            <text:p>6,913</text:p>
          </table:table-cell>
          <table:table-cell table:formula="of:=25*86+22" office:value-type="float" office:value="2172" calcext:value-type="float">
            <text:p>2,172</text:p>
          </table:table-cell>
          <table:table-cell table:formula="of:=25*324+22" office:value-type="float" office:value="8122" calcext:value-type="float">
            <text:p>8,122</text:p>
          </table:table-cell>
          <table:table-cell table:formula="of:=25*425+5" office:value-type="float" office:value="10630" calcext:value-type="float">
            <text:p>10,630</text:p>
          </table:table-cell>
          <table:table-cell table:formula="of:=25*406+2" office:value-type="float" office:value="10152" calcext:value-type="float">
            <text:p>10,152</text:p>
          </table:table-cell>
          <table:table-cell table:formula="of:=1581*25+8" office:value-type="float" office:value="39533" calcext:value-type="float">
            <text:p>39,533</text:p>
          </table:table-cell>
          <table:table-cell table:formula="of:=839*25+2" office:value-type="float" office:value="20977" calcext:value-type="float">
            <text:p>20,977</text:p>
          </table:table-cell>
          <table:table-cell table:formula="of:=25*1779+10" office:value-type="float" office:value="44485" calcext:value-type="float">
            <text:p>44,485</text:p>
          </table:table-cell>
          <table:table-cell table:formula="of:=611*25+1" office:value-type="float" office:value="15276" calcext:value-type="float">
            <text:p>15,276</text:p>
          </table:table-cell>
          <table:table-cell table:formula="of:=[.K:.K]+[.L:.L]" office:value-type="float" office:value="59761" calcext:value-type="float">
            <text:p>59,761</text:p>
          </table:table-cell>
          <table:table-cell table:formula="of:=25*590+11" office:value-type="float" office:value="14761" calcext:value-type="float">
            <text:p>14,761</text:p>
          </table:table-cell>
          <table:table-cell table:formula="of:=25*411+22" office:value-type="float" office:value="10297" calcext:value-type="float">
            <text:p>10,297</text:p>
          </table:table-cell>
          <table:table-cell table:formula="of:=338*25+24" office:value-type="float" office:value="8474" calcext:value-type="float">
            <text:p>8,474</text:p>
          </table:table-cell>
          <table:table-cell table:formula="of:=25*962+19" office:value-type="float" office:value="24069" calcext:value-type="float">
            <text:p>24,069</text:p>
          </table:table-cell>
          <table:table-cell table:formula="of:=129*25+13" office:value-type="float" office:value="3238" calcext:value-type="float">
            <text:p>3238</text:p>
          </table:table-cell>
          <table:table-cell table:formula="of:=25*52+7" office:value-type="float" office:value="1307" calcext:value-type="float">
            <text:p>1,307</text:p>
          </table:table-cell>
          <table:table-cell table:number-columns-repeated="16365"/>
        </table:table-row>
        <table:table-row table:style-name="ro2">
          <table:table-cell table:style-name="ce25" table:formula="of:=[$'Dates Ref'.M95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5" table:formula="of:=[$'Dates Ref'.M96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5" table:formula="of:=[$'Dates Ref'.M97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5" table:formula="of:=[$'Dates Ref'.M98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5" table:formula="of:=[$'Dates Ref'.M99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5" table:formula="of:=[$'Dates Ref'.M100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5" table:formula="of:=[$'Dates Ref'.M101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2" table:number-rows-repeated="104847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'cartoon ffn'.B5:'cartoon ffn'.G28 'cartoon ffn'.H13:'cartoon ffn'.H28 'cartoon ffn'.I14:'cartoon ffn'.I28">
            <calcext:condition calcext:apply-style-name="Accent 3" calcext:value="&lt;1" calcext:base-cell-address="'cartoon ffn'.B5"/>
          </calcext:conditional-format>
        </calcext:conditional-formats>
      </table:table>
      <table:table table:name="cartoon ao3" table:style-name="ta1">
        <table:table-column table:style-name="co1" table:default-cell-style-name="ce168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Cartoon AO3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5" table:number-columns-repeated="1011"/>
        </table:table-row>
        <table:table-row table:style-name="ro2" table:visibility="collapse" table:number-rows-repeated="3">
          <table:table-cell table:style-name="ce167"/>
          <table:table-cell table:number-columns-repeated="1029"/>
        </table:table-row>
        <table:table-row table:style-name="ro2" table:visibility="collapse" table:number-rows-repeated="24">
          <table:table-cell table:style-name="ce151"/>
          <table:table-cell table:number-columns-repeated="1029"/>
        </table:table-row>
        <table:table-row table:style-name="ro2">
          <table:table-cell table:style-name="ce178" office:value-type="date" office:date-value="2009-10-05" calcext:value-type="date">
            <text:p>Oct 5, 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 table:visibility="collapse">
          <table:table-cell table:style-name="ce170"/>
          <table:table-cell table:number-columns-repeated="1029"/>
        </table:table-row>
        <table:table-row table:style-name="ro2">
          <table:table-cell table:style-name="ce156" office:value-type="date" office:date-value="2010-03-29" calcext:value-type="date">
            <text:p>Mar 29, 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formula="of:=[.M:.M]-[.L:.L]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0-06-13" calcext:value-type="date">
            <text:p>Jun 13, 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formula="of:=[.M:.M]-[.L:.L]" office:value-type="float" office:value="269" calcext:value-type="float">
            <text:p>269</text:p>
          </table:table-cell>
          <table:table-cell table:formula="of:=[.L31]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0-09-22" calcext:value-type="date">
            <text:p>Sep 22, 10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table:formula="of:=[.M:.M]-[.L:.L]" office:value-type="float" office:value="333" calcext:value-type="float">
            <text:p>333</text:p>
          </table:table-cell>
          <table:table-cell table:formula="of:=[.L32]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0-10-25" calcext:value-type="date">
            <text:p>Oct 25, 10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formula="of:=[.M:.M]-[.L:.L]" office:value-type="float" office:value="400" calcext:value-type="float">
            <text:p>400</text:p>
          </table:table-cell>
          <table:table-cell table:formula="of:=[.L33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0-11-28" calcext:value-type="date">
            <text:p>Nov 28, 1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formula="of:=[.M:.M]-[.L:.L]"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7" office:value-type="date" office:date-value="2011-07-11" calcext:value-type="date">
            <text:p>Jul 11, 11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  <table:table-cell office:value-type="float" office:value="35" calcext:value-type="float">
            <text:p>35</text:p>
          </table:table-cell>
          <table:table-cell table:formula="of:=[.M:.M]-[.L:.L]" office:value-type="float" office:value="706" calcext:value-type="float">
            <text:p>706</text:p>
          </table:table-cell>
          <table:table-cell office:value-type="float" office:value="2" calcext:value-type="float">
            <text:p>2</text:p>
          </table:table-cell>
          <table:table-cell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1-08-14" calcext:value-type="date">
            <text:p>Aug 14, 11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office:value-type="float" office:value="37" calcext:value-type="float">
            <text:p>37</text:p>
          </table:table-cell>
          <table:table-cell table:formula="of:=[.M:.M]-[.L:.L]" office:value-type="float" office:value="736" calcext:value-type="float">
            <text:p>736</text:p>
          </table:table-cell>
          <table:table-cell office:value-type="float" office:value="2" calcext:value-type="float">
            <text:p>2</text:p>
          </table:table-cell>
          <table:table-cell office:value-type="float" office:value="738" calcext:value-type="float">
            <text:p>73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157" office:value-type="date" office:date-value="2011-09-24" calcext:value-type="date">
            <text:p>Sep 24, 11</text:p>
          </table:table-cell>
          <table:table-cell office:value-type="float" office:value="29" calcext:value-type="float">
            <text:p>29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table:formula="of:=[.M:.M]-[.L:.L]" office:value-type="float" office:value="779" calcext:value-type="float">
            <text:p>779</text:p>
          </table:table-cell>
          <table:table-cell office:value-type="float" office:value="6" calcext:value-type="float">
            <text:p>6</text:p>
          </table:table-cell>
          <table:table-cell office:value-type="float" office:value="785" calcext:value-type="float">
            <text:p>78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157" office:value-type="date" office:date-value="2011-10-24" calcext:value-type="date">
            <text:p>Oct 24, 11</text:p>
          </table:table-cell>
          <table:table-cell office:value-type="float" office:value="32" calcext:value-type="float">
            <text:p>32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04" calcext:value-type="float">
            <text:p>204</text:p>
          </table:table-cell>
          <table:table-cell office:value-type="float" office:value="37" calcext:value-type="float">
            <text:p>37</text:p>
          </table:table-cell>
          <table:table-cell table:formula="of:=[.M:.M]-[.L:.L]" office:value-type="float" office:value="822" calcext:value-type="float">
            <text:p>822</text:p>
          </table:table-cell>
          <table:table-cell office:value-type="float" office:value="10" calcext:value-type="float">
            <text:p>10</text:p>
          </table:table-cell>
          <table:table-cell office:value-type="float" office:value="832" calcext:value-type="float">
            <text:p>83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2-01-14" calcext:value-type="date">
            <text:p>Jan 14, 12</text:p>
          </table:table-cell>
          <table:table-cell office:value-type="float" office:value="61" calcext:value-type="float">
            <text:p>61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15" calcext:value-type="float">
            <text:p>215</text:p>
          </table:table-cell>
          <table:table-cell office:value-type="float" office:value="42" calcext:value-type="float">
            <text:p>42</text:p>
          </table:table-cell>
          <table:table-cell table:formula="of:=[.M:.M]-[.L:.L]" office:value-type="float" office:value="936" calcext:value-type="float">
            <text:p>936</text:p>
          </table:table-cell>
          <table:table-cell office:value-type="float" office:value="12" calcext:value-type="float">
            <text:p>12</text:p>
          </table:table-cell>
          <table:table-cell office:value-type="float" office:value="948" calcext:value-type="float">
            <text:p>94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 table:visibility="collapse">
          <table:table-cell table:style-name="ce170"/>
          <table:table-cell table:number-columns-repeated="1029"/>
        </table:table-row>
        <table:table-row table:style-name="ro2">
          <table:table-cell table:style-name="ce156" office:value-type="date" office:date-value="2012-05-18" calcext:value-type="date">
            <text:p>May 18, 12</text:p>
          </table:table-cell>
          <table:table-cell office:value-type="float" office:value="108" calcext:value-type="float">
            <text:p>108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264" calcext:value-type="float">
            <text:p>264</text:p>
          </table:table-cell>
          <table:table-cell office:value-type="float" office:value="49" calcext:value-type="float">
            <text:p>49</text:p>
          </table:table-cell>
          <table:table-cell table:formula="of:=[.M:.M]-[.L:.L]" office:value-type="float" office:value="1125" calcext:value-type="float">
            <text:p>1,125</text:p>
          </table:table-cell>
          <table:table-cell office:value-type="float" office:value="215" calcext:value-type="float">
            <text:p>215</text:p>
          </table:table-cell>
          <table:table-cell office:value-type="float" office:value="1340" calcext:value-type="float">
            <text:p>1,34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6" office:value-type="date" office:date-value="2012-06-06" calcext:value-type="date">
            <text:p>Jun 6, 12</text:p>
          </table:table-cell>
          <table:table-cell office:value-type="float" office:value="111" calcext:value-type="float">
            <text:p>11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51" calcext:value-type="float">
            <text:p>51</text:p>
          </table:table-cell>
          <table:table-cell table:formula="of:=[.M:.M]-[.L:.L]" office:value-type="float" office:value="1166" calcext:value-type="float">
            <text:p>1,166</text:p>
          </table:table-cell>
          <table:table-cell office:value-type="float" office:value="298" calcext:value-type="float">
            <text:p>298</text:p>
          </table:table-cell>
          <table:table-cell office:value-type="float" office:value="1464" calcext:value-type="float">
            <text:p>1,46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157" office:value-type="date" office:date-value="2012-07-26" calcext:value-type="date">
            <text:p>Jul 26, 12</text:p>
          </table:table-cell>
          <table:table-cell office:value-type="float" office:value="130" calcext:value-type="float">
            <text:p>130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293" calcext:value-type="float">
            <text:p>293</text:p>
          </table:table-cell>
          <table:table-cell office:value-type="float" office:value="69" calcext:value-type="float">
            <text:p>69</text:p>
          </table:table-cell>
          <table:table-cell table:formula="of:=[.M:.M]-[.L:.L]" office:value-type="float" office:value="1364" calcext:value-type="float">
            <text:p>1,364</text:p>
          </table:table-cell>
          <table:table-cell office:value-type="float" office:value="667" calcext:value-type="float">
            <text:p>667</text:p>
          </table:table-cell>
          <table:table-cell office:value-type="float" office:value="2031" calcext:value-type="float">
            <text:p>2,0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2-10-05" calcext:value-type="date">
            <text:p>Oct 5, 12</text:p>
          </table:table-cell>
          <table:table-cell office:value-type="float" office:value="157" calcext:value-type="float">
            <text:p>157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325" calcext:value-type="float">
            <text:p>325</text:p>
          </table:table-cell>
          <table:table-cell office:value-type="float" office:value="80" calcext:value-type="float">
            <text:p>80</text:p>
          </table:table-cell>
          <table:table-cell table:formula="of:=[.M:.M]-[.L:.L]" office:value-type="float" office:value="1539" calcext:value-type="float">
            <text:p>1,539</text:p>
          </table:table-cell>
          <table:table-cell office:value-type="float" office:value="851" calcext:value-type="float">
            <text:p>851</text:p>
          </table:table-cell>
          <table:table-cell office:value-type="float" office:value="2390" calcext:value-type="float">
            <text:p>2,39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3-01-16" calcext:value-type="date">
            <text:p>Jan 16, 13</text:p>
          </table:table-cell>
          <table:table-cell office:value-type="float" office:value="223" calcext:value-type="float">
            <text:p>223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423" calcext:value-type="float">
            <text:p>423</text:p>
          </table:table-cell>
          <table:table-cell office:value-type="float" office:value="109" calcext:value-type="float">
            <text:p>109</text:p>
          </table:table-cell>
          <table:table-cell table:formula="of:=[.M:.M]-[.L:.L]" office:value-type="float" office:value="1881" calcext:value-type="float">
            <text:p>1,881</text:p>
          </table:table-cell>
          <table:table-cell office:value-type="float" office:value="1060" calcext:value-type="float">
            <text:p>1,060</text:p>
          </table:table-cell>
          <table:table-cell office:value-type="float" office:value="2941" calcext:value-type="float">
            <text:p>2,94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2" table:visibility="collapse">
          <table:table-cell table:style-name="ce170"/>
          <table:table-cell table:number-columns-repeated="1029"/>
        </table:table-row>
        <table:table-row table:style-name="ro2">
          <table:table-cell table:style-name="ce156" office:value-type="date" office:date-value="2013-06-22" calcext:value-type="date">
            <text:p>Jun 22, 13</text:p>
          </table:table-cell>
          <table:table-cell office:value-type="float" office:value="289" calcext:value-type="float">
            <text:p>28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511" calcext:value-type="float">
            <text:p>511</text:p>
          </table:table-cell>
          <table:table-cell office:value-type="float" office:value="212" calcext:value-type="float">
            <text:p>212</text:p>
          </table:table-cell>
          <table:table-cell table:formula="of:=[.M:.M]-[.L:.L]" office:value-type="float" office:value="2270" calcext:value-type="float">
            <text:p>2,270</text:p>
          </table:table-cell>
          <table:table-cell office:value-type="float" office:value="1441" calcext:value-type="float">
            <text:p>1,441</text:p>
          </table:table-cell>
          <table:table-cell office:value-type="float" office:value="3711" calcext:value-type="float">
            <text:p>3,711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3-10-09" calcext:value-type="date">
            <text:p>Oct 9, 13</text:p>
          </table:table-cell>
          <table:table-cell office:value-type="float" office:value="352" calcext:value-type="float">
            <text:p>352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50" calcext:value-type="float">
            <text:p>50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566" calcext:value-type="float">
            <text:p>566</text:p>
          </table:table-cell>
          <table:table-cell office:value-type="float" office:value="258" calcext:value-type="float">
            <text:p>258</text:p>
          </table:table-cell>
          <table:table-cell table:formula="of:=[.M:.M]-[.L:.L]" office:value-type="float" office:value="2523" calcext:value-type="float">
            <text:p>2,523</text:p>
          </table:table-cell>
          <table:table-cell office:value-type="float" office:value="1587" calcext:value-type="float">
            <text:p>1,587</text:p>
          </table:table-cell>
          <table:table-cell office:value-type="float" office:value="4110" calcext:value-type="float">
            <text:p>4,110</text:p>
          </table:table-cell>
          <table:table-cell office:value-type="float" office:value="64" calcext:value-type="float">
            <text:p>64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3-12-16" calcext:value-type="date">
            <text:p>Dec 16, 13</text:p>
          </table:table-cell>
          <table:table-cell office:value-type="float" office:value="433" calcext:value-type="float">
            <text:p>4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57" calcext:value-type="float">
            <text:p>57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602" calcext:value-type="float">
            <text:p>602</text:p>
          </table:table-cell>
          <table:table-cell office:value-type="float" office:value="294" calcext:value-type="float">
            <text:p>294</text:p>
          </table:table-cell>
          <table:table-cell table:formula="of:=[.M:.M]-[.L:.L]" office:value-type="float" office:value="2642" calcext:value-type="float">
            <text:p>2,642</text:p>
          </table:table-cell>
          <table:table-cell office:value-type="float" office:value="1664" calcext:value-type="float">
            <text:p>1,664</text:p>
          </table:table-cell>
          <table:table-cell office:value-type="float" office:value="4306" calcext:value-type="float">
            <text:p>4,306</text:p>
          </table:table-cell>
          <table:table-cell office:value-type="float" office:value="88" calcext:value-type="float">
            <text:p>88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4-01-22" calcext:value-type="date">
            <text:p>Jan 22, 14</text:p>
          </table:table-cell>
          <table:table-cell office:value-type="float" office:value="476" calcext:value-type="float">
            <text:p>476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60" calcext:value-type="float">
            <text:p>60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622" calcext:value-type="float">
            <text:p>622</text:p>
          </table:table-cell>
          <table:table-cell office:value-type="float" office:value="332" calcext:value-type="float">
            <text:p>332</text:p>
          </table:table-cell>
          <table:table-cell table:formula="of:=[.M:.M]-[.L:.L]" office:value-type="float" office:value="2701" calcext:value-type="float">
            <text:p>2,701</text:p>
          </table:table-cell>
          <table:table-cell office:value-type="float" office:value="1706" calcext:value-type="float">
            <text:p>1,706</text:p>
          </table:table-cell>
          <table:table-cell office:value-type="float" office:value="4407" calcext:value-type="float">
            <text:p>4,407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4-04-04" calcext:value-type="date">
            <text:p>Apr 4, 14</text:p>
          </table:table-cell>
          <table:table-cell office:value-type="float" office:value="537" calcext:value-type="float">
            <text:p>537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office:value-type="float" office:value="167" calcext:value-type="float">
            <text:p>167</text:p>
          </table:table-cell>
          <table:table-cell office:value-type="float" office:value="673" calcext:value-type="float">
            <text:p>673</text:p>
          </table:table-cell>
          <table:table-cell office:value-type="float" office:value="390" calcext:value-type="float">
            <text:p>390</text:p>
          </table:table-cell>
          <table:table-cell table:formula="of:=[.M:.M]-[.L:.L]" office:value-type="float" office:value="2850" calcext:value-type="float">
            <text:p>2,850</text:p>
          </table:table-cell>
          <table:table-cell office:value-type="float" office:value="1791" calcext:value-type="float">
            <text:p>1,791</text:p>
          </table:table-cell>
          <table:table-cell office:value-type="float" office:value="4641" calcext:value-type="float">
            <text:p>4,641</text:p>
          </table:table-cell>
          <table:table-cell office:value-type="float" office:value="112" calcext:value-type="float">
            <text:p>112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4-07-05" calcext:value-type="date">
            <text:p>Jul 5, 14</text:p>
          </table:table-cell>
          <table:table-cell office:value-type="float" office:value="626" calcext:value-type="float">
            <text:p>626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82" calcext:value-type="float">
            <text:p>82</text:p>
          </table:table-cell>
          <table:table-cell office:value-type="float" office:value="191" calcext:value-type="float">
            <text:p>191</text:p>
          </table:table-cell>
          <table:table-cell office:value-type="float" office:value="182" calcext:value-type="float">
            <text:p>182</text:p>
          </table:table-cell>
          <table:table-cell office:value-type="float" office:value="752" calcext:value-type="float">
            <text:p>752</text:p>
          </table:table-cell>
          <table:table-cell office:value-type="float" office:value="474" calcext:value-type="float">
            <text:p>474</text:p>
          </table:table-cell>
          <table:table-cell table:formula="of:=[.M:.M]-[.L:.L]" office:value-type="float" office:value="2995" calcext:value-type="float">
            <text:p>2,995</text:p>
          </table:table-cell>
          <table:table-cell office:value-type="float" office:value="1929" calcext:value-type="float">
            <text:p>1,929</text:p>
          </table:table-cell>
          <table:table-cell office:value-type="float" office:value="4924" calcext:value-type="float">
            <text:p>4,924</text:p>
          </table:table-cell>
          <table:table-cell office:value-type="float" office:value="137" calcext:value-type="float">
            <text:p>137</text:p>
          </table:table-cell>
          <table:table-cell office:value-type="float" office:value="185" calcext:value-type="float">
            <text:p>18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4-10-04" calcext:value-type="date">
            <text:p>Oct 4, 14</text:p>
          </table:table-cell>
          <table:table-cell office:value-type="float" office:value="688" calcext:value-type="float">
            <text:p>688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89" calcext:value-type="float">
            <text:p>89</text:p>
          </table:table-cell>
          <table:table-cell office:value-type="float" office:value="217" calcext:value-type="float">
            <text:p>217</text:p>
          </table:table-cell>
          <table:table-cell office:value-type="float" office:value="221" calcext:value-type="float">
            <text:p>221</text:p>
          </table:table-cell>
          <table:table-cell office:value-type="float" office:value="809" calcext:value-type="float">
            <text:p>809</text:p>
          </table:table-cell>
          <table:table-cell office:value-type="float" office:value="522" calcext:value-type="float">
            <text:p>522</text:p>
          </table:table-cell>
          <table:table-cell table:formula="of:=[.M:.M]-[.L:.L]" office:value-type="float" office:value="3253" calcext:value-type="float">
            <text:p>3,253</text:p>
          </table:table-cell>
          <table:table-cell office:value-type="float" office:value="2240" calcext:value-type="float">
            <text:p>2,240</text:p>
          </table:table-cell>
          <table:table-cell office:value-type="float" office:value="5493" calcext:value-type="float">
            <text:p>5,493</text:p>
          </table:table-cell>
          <table:table-cell office:value-type="float" office:value="169" calcext:value-type="float">
            <text:p>169</text:p>
          </table:table-cell>
          <table:table-cell office:value-type="float" office:value="330" calcext:value-type="float">
            <text:p>33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table:style-name="ce156" office:value-type="date" office:date-value="2015-01-23" calcext:value-type="date">
            <text:p>Jan 23, 15</text:p>
          </table:table-cell>
          <table:table-cell office:value-type="float" office:value="804" calcext:value-type="float">
            <text:p>80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06" calcext:value-type="float">
            <text:p>106</text:p>
          </table:table-cell>
          <table:table-cell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  <table:table-cell office:value-type="float" office:value="884" calcext:value-type="float">
            <text:p>884</text:p>
          </table:table-cell>
          <table:table-cell office:value-type="float" office:value="596" calcext:value-type="float">
            <text:p>596</text:p>
          </table:table-cell>
          <table:table-cell table:formula="of:=[.M:.M]-[.L:.L]" office:value-type="float" office:value="3627" calcext:value-type="float">
            <text:p>3,627</text:p>
          </table:table-cell>
          <table:table-cell office:value-type="float" office:value="3401" calcext:value-type="float">
            <text:p>3,401</text:p>
          </table:table-cell>
          <table:table-cell office:value-type="float" office:value="7028" calcext:value-type="float">
            <text:p>7,028</text:p>
          </table:table-cell>
          <table:table-cell office:value-type="float" office:value="177" calcext:value-type="float">
            <text:p>177</text:p>
          </table:table-cell>
          <table:table-cell office:value-type="float" office:value="856" calcext:value-type="float">
            <text:p>856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ce156" office:value-type="date" office:date-value="2015-05-14" calcext:value-type="date">
            <text:p>May 14, 15</text:p>
          </table:table-cell>
          <table:table-cell office:value-type="float" office:value="896" calcext:value-type="float">
            <text:p>896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123" calcext:value-type="float">
            <text:p>123</text:p>
          </table:table-cell>
          <table:table-cell office:value-type="float" office:value="263" calcext:value-type="float">
            <text:p>263</text:p>
          </table:table-cell>
          <table:table-cell office:value-type="float" office:value="257" calcext:value-type="float">
            <text:p>257</text:p>
          </table:table-cell>
          <table:table-cell office:value-type="float" office:value="1035" calcext:value-type="float">
            <text:p>1,035</text:p>
          </table:table-cell>
          <table:table-cell office:value-type="float" office:value="731" calcext:value-type="float">
            <text:p>731</text:p>
          </table:table-cell>
          <table:table-cell table:formula="of:=[.M:.M]-[.L:.L]" office:value-type="float" office:value="4002" calcext:value-type="float">
            <text:p>4,002</text:p>
          </table:table-cell>
          <table:table-cell office:value-type="float" office:value="4412" calcext:value-type="float">
            <text:p>4,412</text:p>
          </table:table-cell>
          <table:table-cell office:value-type="float" office:value="8414" calcext:value-type="float">
            <text:p>8,414</text:p>
          </table:table-cell>
          <table:table-cell office:value-type="float" office:value="227" calcext:value-type="float">
            <text:p>227</text:p>
          </table:table-cell>
          <table:table-cell office:value-type="float" office:value="1658" calcext:value-type="float">
            <text:p>1,658</text:p>
          </table:table-cell>
          <table:table-cell office:value-type="float" office:value="532" calcext:value-type="float">
            <text:p>53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1012"/>
        </table:table-row>
        <table:table-row table:style-name="ro2">
          <table:table-cell table:style-name="ce156" office:value-type="date" office:date-value="2015-06-23" calcext:value-type="date">
            <text:p>Jun 23, 15</text:p>
          </table:table-cell>
          <table:table-cell office:value-type="float" office:value="927" calcext:value-type="float">
            <text:p>927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130" calcext:value-type="float">
            <text:p>130</text:p>
          </table:table-cell>
          <table:table-cell office:value-type="float" office:value="273" calcext:value-type="float">
            <text:p>273</text:p>
          </table:table-cell>
          <table:table-cell office:value-type="float" office:value="267" calcext:value-type="float">
            <text:p>267</text:p>
          </table:table-cell>
          <table:table-cell office:value-type="float" office:value="1067" calcext:value-type="float">
            <text:p>1,067</text:p>
          </table:table-cell>
          <table:table-cell office:value-type="float" office:value="800" calcext:value-type="float">
            <text:p>800</text:p>
          </table:table-cell>
          <table:table-cell office:value-type="float" office:value="4093" calcext:value-type="float">
            <text:p>4,093</text:p>
          </table:table-cell>
          <table:table-cell office:value-type="float" office:value="4692" calcext:value-type="float">
            <text:p>4,692</text:p>
          </table:table-cell>
          <table:table-cell table:formula="of:=SUM([.K57]+[.L57])" office:value-type="float" office:value="8785" calcext:value-type="float">
            <text:p>8,785</text:p>
          </table:table-cell>
          <table:table-cell office:value-type="float" office:value="234" calcext:value-type="float">
            <text:p>234</text:p>
          </table:table-cell>
          <table:table-cell office:value-type="float" office:value="1995" calcext:value-type="float">
            <text:p>1,995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1012"/>
        </table:table-row>
        <table:table-row table:style-name="ro2">
          <table:table-cell table:style-name="ce156" office:value-type="date" office:date-value="2015-08-13" calcext:value-type="date">
            <text:p>Aug 13, 15</text:p>
          </table:table-cell>
          <table:table-cell office:value-type="float" office:value="964" calcext:value-type="float">
            <text:p>964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140" calcext:value-type="float">
            <text:p>140</text:p>
          </table:table-cell>
          <table:table-cell office:value-type="float" office:value="285" calcext:value-type="float">
            <text:p>285</text:p>
          </table:table-cell>
          <table:table-cell office:value-type="float" office:value="294" calcext:value-type="float">
            <text:p>294</text:p>
          </table:table-cell>
          <table:table-cell office:value-type="float" office:value="1120" calcext:value-type="float">
            <text:p>1,120</text:p>
          </table:table-cell>
          <table:table-cell office:value-type="float" office:value="906" calcext:value-type="float">
            <text:p>906</text:p>
          </table:table-cell>
          <table:table-cell office:value-type="float" office:value="4294" calcext:value-type="float">
            <text:p>4,294</text:p>
          </table:table-cell>
          <table:table-cell office:value-type="float" office:value="5001" calcext:value-type="float">
            <text:p>5,001</text:p>
          </table:table-cell>
          <table:table-cell table:formula="of:=SUM([.K58]+[.L58])" office:value-type="float" office:value="9295" calcext:value-type="float">
            <text:p>9,295</text:p>
          </table:table-cell>
          <table:table-cell office:value-type="float" office:value="256" calcext:value-type="float">
            <text:p>256</text:p>
          </table:table-cell>
          <table:table-cell office:value-type="float" office:value="2605" calcext:value-type="float">
            <text:p>2,605</text:p>
          </table:table-cell>
          <table:table-cell office:value-type="float" office:value="1449" calcext:value-type="float">
            <text:p>1,449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table:number-columns-repeated="1012"/>
        </table:table-row>
        <table:table-row table:style-name="ro2">
          <table:table-cell table:style-name="ce156" office:value-type="date" office:date-value="2015-10-15" calcext:value-type="date">
            <text:p>Oct 15, 15</text:p>
          </table:table-cell>
          <table:table-cell office:value-type="float" office:value="1051" calcext:value-type="float">
            <text:p>1,051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149" calcext:value-type="float">
            <text:p>149</text:p>
          </table:table-cell>
          <table:table-cell office:value-type="float" office:value="342" calcext:value-type="float">
            <text:p>342</text:p>
          </table:table-cell>
          <table:table-cell office:value-type="float" office:value="313" calcext:value-type="float">
            <text:p>313</text:p>
          </table:table-cell>
          <table:table-cell office:value-type="float" office:value="1188" calcext:value-type="float">
            <text:p>1,188</text:p>
          </table:table-cell>
          <table:table-cell office:value-type="float" office:value="999" calcext:value-type="float">
            <text:p>999</text:p>
          </table:table-cell>
          <table:table-cell office:value-type="float" office:value="4482" calcext:value-type="float">
            <text:p>4,482</text:p>
          </table:table-cell>
          <table:table-cell office:value-type="float" office:value="5344" calcext:value-type="float">
            <text:p>5,344</text:p>
          </table:table-cell>
          <table:table-cell table:formula="of:=SUM([.K59]+[.L59])" office:value-type="float" office:value="9826" calcext:value-type="float">
            <text:p>9,826</text:p>
          </table:table-cell>
          <table:table-cell office:value-type="float" office:value="277" calcext:value-type="float">
            <text:p>277</text:p>
          </table:table-cell>
          <table:table-cell office:value-type="float" office:value="3596" calcext:value-type="float">
            <text:p>3,596</text:p>
          </table:table-cell>
          <table:table-cell office:value-type="float" office:value="2170" calcext:value-type="float">
            <text:p>2,170</text:p>
          </table:table-cell>
          <table:table-cell office:value-type="float" office:value="66" calcext:value-type="float">
            <text:p>66</text:p>
          </table:table-cell>
          <table:table-cell office:value-type="float" office:value="141" calcext:value-type="float">
            <text:p>141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6-01-07" calcext:value-type="date">
            <text:p>Jan 7, 16</text:p>
          </table:table-cell>
          <table:table-cell office:value-type="float" office:value="1206" calcext:value-type="float">
            <office:annotation draw:style-name="gr2" draw:text-style-name="P2" svg:width="1.1413in" svg:height="0.7083in" svg:x="2.0142in" svg:y="4.7213in" draw:caption-point-x="-0.2402in" draw:caption-point-y="0.5945in">
              <dc:date>2023-06-10T00:00:00</dc:date>
              <text:p text:style-name="P1"><text:span text:style-name="T1">Double checked. This Is correct.</text:span></text:p>
              <text:p text:style-name="P1"><text:span text:style-name="T1"/></text:p>
            </office:annotation>
            <text:p>1,20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155" calcext:value-type="float">
            <text:p>155</text:p>
          </table:table-cell>
          <table:table-cell office:value-type="float" office:value="376" calcext:value-type="float">
            <text:p>376</text:p>
          </table:table-cell>
          <table:table-cell office:value-type="float" office:value="321" calcext:value-type="float">
            <text:p>321</text:p>
          </table:table-cell>
          <table:table-cell office:value-type="float" office:value="1222" calcext:value-type="float">
            <text:p>1,222</text:p>
          </table:table-cell>
          <table:table-cell office:value-type="float" office:value="1107" calcext:value-type="float">
            <text:p>1,107</text:p>
          </table:table-cell>
          <table:table-cell office:value-type="float" office:value="4678" calcext:value-type="float">
            <text:p>4,678</text:p>
          </table:table-cell>
          <table:table-cell office:value-type="float" office:value="5681" calcext:value-type="float">
            <text:p>5,681</text:p>
          </table:table-cell>
          <table:table-cell table:formula="of:=SUM([.K60]+[.L60])" office:value-type="float" office:value="10359" calcext:value-type="float">
            <text:p>10,359</text:p>
          </table:table-cell>
          <table:table-cell office:value-type="float" office:value="302" calcext:value-type="float">
            <text:p>302</text:p>
          </table:table-cell>
          <table:table-cell office:value-type="float" office:value="4802" calcext:value-type="float">
            <text:p>4,802</text:p>
          </table:table-cell>
          <table:table-cell office:value-type="float" office:value="2811" calcext:value-type="float">
            <text:p>2,811</text:p>
          </table:table-cell>
          <table:table-cell office:value-type="float" office:value="1005" calcext:value-type="float">
            <text:p>1,005</text:p>
          </table:table-cell>
          <table:table-cell office:value-type="float" office:value="182" calcext:value-type="float">
            <text:p>182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6-04-06" calcext:value-type="date">
            <text:p>Apr 6, 16</text:p>
          </table:table-cell>
          <table:table-cell office:value-type="float" office:value="1153" calcext:value-type="float">
            <text:p>1,153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165" calcext:value-type="float">
            <text:p>165</text:p>
          </table:table-cell>
          <table:table-cell office:value-type="float" office:value="406" calcext:value-type="float">
            <text:p>406</text:p>
          </table:table-cell>
          <table:table-cell office:value-type="float" office:value="325" calcext:value-type="float">
            <text:p>325</text:p>
          </table:table-cell>
          <table:table-cell office:value-type="float" office:value="1354" calcext:value-type="float">
            <text:p>1,354</text:p>
          </table:table-cell>
          <table:table-cell office:value-type="float" office:value="1209" calcext:value-type="float">
            <text:p>1,209</text:p>
          </table:table-cell>
          <table:table-cell office:value-type="float" office:value="4903" calcext:value-type="float">
            <text:p>4,903</text:p>
          </table:table-cell>
          <table:table-cell office:value-type="float" office:value="5978" calcext:value-type="float">
            <text:p>5,978</text:p>
          </table:table-cell>
          <table:table-cell table:formula="of:=SUM([.K61]+[.L61])" office:value-type="float" office:value="10881" calcext:value-type="float">
            <text:p>10,881</text:p>
          </table:table-cell>
          <table:table-cell office:value-type="float" office:value="291" calcext:value-type="float">
            <text:p>291</text:p>
          </table:table-cell>
          <table:table-cell office:value-type="float" office:value="6289" calcext:value-type="float">
            <text:p>6,289</text:p>
          </table:table-cell>
          <table:table-cell office:value-type="float" office:value="3605" calcext:value-type="float">
            <text:p>3,605</text:p>
          </table:table-cell>
          <table:table-cell office:value-type="float" office:value="3383" calcext:value-type="float">
            <text:p>3,383</text:p>
          </table:table-cell>
          <table:table-cell office:value-type="float" office:value="224" calcext:value-type="float">
            <text:p>224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6-07-05" calcext:value-type="date">
            <text:p>Jul 5, 16</text:p>
          </table:table-cell>
          <table:table-cell office:value-type="float" office:value="1206" calcext:value-type="float">
            <text:p>1,206</text:p>
          </table:table-cell>
          <table:table-cell office:value-type="float" office:value="285" calcext:value-type="float">
            <text:p>285</text:p>
          </table:table-cell>
          <table:table-cell office:value-type="float" office:value="364" calcext:value-type="float">
            <text:p>364</text:p>
          </table:table-cell>
          <table:table-cell office:value-type="float" office:value="405" calcext:value-type="float">
            <text:p>405</text:p>
          </table:table-cell>
          <table:table-cell office:value-type="float" office:value="184" calcext:value-type="float">
            <text:p>184</text:p>
          </table:table-cell>
          <table:table-cell office:value-type="float" office:value="434" calcext:value-type="float">
            <text:p>434</text:p>
          </table:table-cell>
          <table:table-cell office:value-type="float" office:value="348" calcext:value-type="float">
            <text:p>348</text:p>
          </table:table-cell>
          <table:table-cell office:value-type="float" office:value="1475" calcext:value-type="float">
            <text:p>1,475</text:p>
          </table:table-cell>
          <table:table-cell office:value-type="float" office:value="1362" calcext:value-type="float">
            <text:p>1,362</text:p>
          </table:table-cell>
          <table:table-cell office:value-type="float" office:value="5148" calcext:value-type="float">
            <text:p>5,148</text:p>
          </table:table-cell>
          <table:table-cell office:value-type="float" office:value="6169" calcext:value-type="float">
            <text:p>6,169</text:p>
          </table:table-cell>
          <table:table-cell table:formula="of:=SUM([.K62]+[.L62])" office:value-type="float" office:value="11317" calcext:value-type="float">
            <text:p>11,317</text:p>
          </table:table-cell>
          <table:table-cell office:value-type="float" office:value="317" calcext:value-type="float">
            <text:p>317</text:p>
          </table:table-cell>
          <table:table-cell office:value-type="float" office:value="7437" calcext:value-type="float">
            <text:p>7,437</text:p>
          </table:table-cell>
          <table:table-cell office:value-type="float" office:value="4270" calcext:value-type="float">
            <text:p>4,270</text:p>
          </table:table-cell>
          <table:table-cell office:value-type="float" office:value="5375" calcext:value-type="float">
            <text:p>5,375</text:p>
          </table:table-cell>
          <table:table-cell office:value-type="float" office:value="258" calcext:value-type="float">
            <text:p>258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6-09-28" calcext:value-type="date">
            <text:p>Sep 28, 16</text:p>
          </table:table-cell>
          <table:table-cell office:value-type="float" office:value="1273" calcext:value-type="float">
            <text:p>1,273</text:p>
          </table:table-cell>
          <table:table-cell office:value-type="float" office:value="468" calcext:value-type="float">
            <text:p>468</text:p>
          </table:table-cell>
          <table:table-cell office:value-type="float" office:value="4686" calcext:value-type="float">
            <text:p>4,686</text:p>
          </table:table-cell>
          <table:table-cell office:value-type="float" office:value="442" calcext:value-type="float">
            <text:p>442</text:p>
          </table:table-cell>
          <table:table-cell office:value-type="float" office:value="202" calcext:value-type="float">
            <text:p>202</text:p>
          </table:table-cell>
          <table:table-cell office:value-type="float" office:value="461" calcext:value-type="float">
            <text:p>461</text:p>
          </table:table-cell>
          <table:table-cell office:value-type="float" office:value="362" calcext:value-type="float">
            <text:p>362</text:p>
          </table:table-cell>
          <table:table-cell office:value-type="float" office:value="1582" calcext:value-type="float">
            <text:p>1,582</text:p>
          </table:table-cell>
          <table:table-cell office:value-type="float" office:value="1469" calcext:value-type="float">
            <text:p>1,469</text:p>
          </table:table-cell>
          <table:table-cell office:value-type="float" office:value="5419" calcext:value-type="float">
            <text:p>5,419</text:p>
          </table:table-cell>
          <table:table-cell office:value-type="float" office:value="6384" calcext:value-type="float">
            <text:p>6,384</text:p>
          </table:table-cell>
          <table:table-cell table:formula="of:=SUM([.K63]+[.L63])" office:value-type="float" office:value="11803" calcext:value-type="float">
            <text:p>11,803</text:p>
          </table:table-cell>
          <table:table-cell office:value-type="float" office:value="320" calcext:value-type="float">
            <text:p>320</text:p>
          </table:table-cell>
          <table:table-cell office:value-type="float" office:value="8398" calcext:value-type="float">
            <text:p>8,398</text:p>
          </table:table-cell>
          <table:table-cell office:value-type="float" office:value="5507" calcext:value-type="float">
            <text:p>5,507</text:p>
          </table:table-cell>
          <table:table-cell office:value-type="float" office:value="6506" calcext:value-type="float">
            <text:p>6,506</text:p>
          </table:table-cell>
          <table:table-cell office:value-type="float" office:value="326" calcext:value-type="float">
            <text:p>326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7-01-07" calcext:value-type="date">
            <text:p>Jan 7, 17</text:p>
          </table:table-cell>
          <table:table-cell office:value-type="float" office:value="1416" calcext:value-type="float">
            <text:p>1,416</text:p>
          </table:table-cell>
          <table:table-cell office:value-type="float" office:value="582" calcext:value-type="float">
            <text:p>582</text:p>
          </table:table-cell>
          <table:table-cell office:value-type="float" office:value="8585" calcext:value-type="float">
            <text:p>8,585</text:p>
          </table:table-cell>
          <table:table-cell office:value-type="float" office:value="467" calcext:value-type="float">
            <text:p>467</text:p>
          </table:table-cell>
          <table:table-cell office:value-type="float" office:value="220" calcext:value-type="float">
            <text:p>220</text:p>
          </table:table-cell>
          <table:table-cell office:value-type="float" office:value="517" calcext:value-type="float">
            <text:p>517</text:p>
          </table:table-cell>
          <table:table-cell office:value-type="float" office:value="377" calcext:value-type="float">
            <text:p>377</text:p>
          </table:table-cell>
          <table:table-cell office:value-type="float" office:value="1693" calcext:value-type="float">
            <text:p>1,693</text:p>
          </table:table-cell>
          <table:table-cell office:value-type="float" office:value="1648" calcext:value-type="float">
            <text:p>1,648</text:p>
          </table:table-cell>
          <table:table-cell office:value-type="float" office:value="5740" calcext:value-type="float">
            <text:p>5,740</text:p>
          </table:table-cell>
          <table:table-cell office:value-type="float" office:value="6560" calcext:value-type="float">
            <text:p>6,560</text:p>
          </table:table-cell>
          <table:table-cell table:formula="of:=SUM([.K64]+[.L64])" office:value-type="float" office:value="12300" calcext:value-type="float">
            <text:p>12,300</text:p>
          </table:table-cell>
          <table:table-cell office:value-type="float" office:value="357" calcext:value-type="float">
            <text:p>357</text:p>
          </table:table-cell>
          <table:table-cell office:value-type="float" office:value="9509" calcext:value-type="float">
            <text:p>9,509</text:p>
          </table:table-cell>
          <table:table-cell office:value-type="float" office:value="6413" calcext:value-type="float">
            <text:p>6,413</text:p>
          </table:table-cell>
          <table:table-cell office:value-type="float" office:value="7921" calcext:value-type="float">
            <text:p>7,921</text:p>
          </table:table-cell>
          <table:table-cell office:value-type="float" office:value="474" calcext:value-type="float">
            <text:p>474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7-04-03" calcext:value-type="date">
            <text:p>Apr 3, 17</text:p>
          </table:table-cell>
          <table:table-cell office:value-type="float" office:value="1533" calcext:value-type="float">
            <text:p>1,533</text:p>
          </table:table-cell>
          <table:table-cell office:value-type="float" office:value="769" calcext:value-type="float">
            <text:p>769</text:p>
          </table:table-cell>
          <table:table-cell office:value-type="float" office:value="13544" calcext:value-type="float">
            <text:p>13,544</text:p>
          </table:table-cell>
          <table:table-cell office:value-type="float" office:value="473" calcext:value-type="float">
            <text:p>473</text:p>
          </table:table-cell>
          <table:table-cell office:value-type="float" office:value="233" calcext:value-type="float">
            <text:p>233</text:p>
          </table:table-cell>
          <table:table-cell office:value-type="float" office:value="536" calcext:value-type="float">
            <text:p>536</text:p>
          </table:table-cell>
          <table:table-cell office:value-type="float" office:value="391" calcext:value-type="float">
            <text:p>391</text:p>
          </table:table-cell>
          <table:table-cell office:value-type="float" office:value="1800" calcext:value-type="float">
            <text:p>1,800</text:p>
          </table:table-cell>
          <table:table-cell office:value-type="float" office:value="1766" calcext:value-type="float">
            <text:p>1,766</text:p>
          </table:table-cell>
          <table:table-cell office:value-type="float" office:value="5924" calcext:value-type="float">
            <text:p>5,924</text:p>
          </table:table-cell>
          <table:table-cell office:value-type="float" office:value="6681" calcext:value-type="float">
            <text:p>6,681</text:p>
          </table:table-cell>
          <table:table-cell table:formula="of:=SUM([.K65]+[.L65])" office:value-type="float" office:value="12605" calcext:value-type="float">
            <text:p>12,605</text:p>
          </table:table-cell>
          <table:table-cell office:value-type="float" office:value="379" calcext:value-type="float">
            <text:p>379</text:p>
          </table:table-cell>
          <table:table-cell office:value-type="float" office:value="10172" calcext:value-type="float">
            <text:p>10,172</text:p>
          </table:table-cell>
          <table:table-cell office:value-type="float" office:value="7162" calcext:value-type="float">
            <text:p>7,162</text:p>
          </table:table-cell>
          <table:table-cell office:value-type="float" office:value="8944" calcext:value-type="float">
            <text:p>8,944</text:p>
          </table:table-cell>
          <table:table-cell office:value-type="float" office:value="645" calcext:value-type="float">
            <text:p>645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7-07-07" calcext:value-type="date">
            <text:p>Jul 7, 17</text:p>
          </table:table-cell>
          <table:table-cell office:value-type="float" office:value="1676" calcext:value-type="float">
            <text:p>1,676</text:p>
          </table:table-cell>
          <table:table-cell office:value-type="float" office:value="605" calcext:value-type="float">
            <text:p>605</text:p>
          </table:table-cell>
          <table:table-cell office:value-type="float" office:value="19173" calcext:value-type="float">
            <text:p>19,173</text:p>
          </table:table-cell>
          <table:table-cell office:value-type="float" office:value="484" calcext:value-type="float">
            <text:p>484</text:p>
          </table:table-cell>
          <table:table-cell office:value-type="float" office:value="240" calcext:value-type="float">
            <text:p>240</text:p>
          </table:table-cell>
          <table:table-cell office:value-type="float" office:value="570" calcext:value-type="float">
            <text:p>570</text:p>
          </table:table-cell>
          <table:table-cell office:value-type="float" office:value="423" calcext:value-type="float">
            <text:p>423</text:p>
          </table:table-cell>
          <table:table-cell office:value-type="float" office:value="1960" calcext:value-type="float">
            <text:p>1,960</text:p>
          </table:table-cell>
          <table:table-cell office:value-type="float" office:value="1908" calcext:value-type="float">
            <text:p>1,908</text:p>
          </table:table-cell>
          <table:table-cell office:value-type="float" office:value="6211" calcext:value-type="float">
            <text:p>6,211</text:p>
          </table:table-cell>
          <table:table-cell office:value-type="float" office:value="6884" calcext:value-type="float">
            <text:p>6,884</text:p>
          </table:table-cell>
          <table:table-cell table:formula="of:=SUM([.K66]+[.L66])" office:value-type="float" office:value="13095" calcext:value-type="float">
            <text:p>13,095</text:p>
          </table:table-cell>
          <table:table-cell office:value-type="float" office:value="435" calcext:value-type="float">
            <text:p>435</text:p>
          </table:table-cell>
          <table:table-cell office:value-type="float" office:value="10952" calcext:value-type="float">
            <text:p>10,952</text:p>
          </table:table-cell>
          <table:table-cell office:value-type="float" office:value="7972" calcext:value-type="float">
            <text:p>7,972</text:p>
          </table:table-cell>
          <table:table-cell office:value-type="float" office:value="10198" calcext:value-type="float">
            <text:p>10,198</text:p>
          </table:table-cell>
          <table:table-cell office:value-type="float" office:value="750" calcext:value-type="float">
            <text:p>750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7-10-10" calcext:value-type="date">
            <text:p>Oct 10, 17</text:p>
          </table:table-cell>
          <table:table-cell office:value-type="float" office:value="1755" calcext:value-type="float">
            <text:p>1,755</text:p>
          </table:table-cell>
          <table:table-cell office:value-type="float" office:value="653" calcext:value-type="float">
            <text:p>653</text:p>
          </table:table-cell>
          <table:table-cell office:value-type="float" office:value="26637" calcext:value-type="float">
            <text:p>26,637</text:p>
          </table:table-cell>
          <table:table-cell office:value-type="float" office:value="524" calcext:value-type="float">
            <text:p>524</text:p>
          </table:table-cell>
          <table:table-cell office:value-type="float" office:value="254" calcext:value-type="float">
            <text:p>254</text:p>
          </table:table-cell>
          <table:table-cell office:value-type="float" office:value="603" calcext:value-type="float">
            <text:p>603</text:p>
          </table:table-cell>
          <table:table-cell office:value-type="float" office:value="460" calcext:value-type="float">
            <text:p>460</text:p>
          </table:table-cell>
          <table:table-cell office:value-type="float" office:value="2130" calcext:value-type="float">
            <text:p>2,130</text:p>
          </table:table-cell>
          <table:table-cell office:value-type="float" office:value="2074" calcext:value-type="float">
            <text:p>2,074</text:p>
          </table:table-cell>
          <table:table-cell office:value-type="float" office:value="6480" calcext:value-type="float">
            <text:p>6,480</text:p>
          </table:table-cell>
          <table:table-cell office:value-type="float" office:value="7186" calcext:value-type="float">
            <text:p>7,186</text:p>
          </table:table-cell>
          <table:table-cell table:formula="of:=SUM([.K67]+[.L67])" office:value-type="float" office:value="13666" calcext:value-type="float">
            <text:p>13,666</text:p>
          </table:table-cell>
          <table:table-cell office:value-type="float" office:value="465" calcext:value-type="float">
            <text:p>465</text:p>
          </table:table-cell>
          <table:table-cell office:value-type="float" office:value="11564" calcext:value-type="float">
            <text:p>11,564</text:p>
          </table:table-cell>
          <table:table-cell office:value-type="float" office:value="8556" calcext:value-type="float">
            <text:p>8,556</text:p>
          </table:table-cell>
          <table:table-cell office:value-type="float" office:value="11200" calcext:value-type="float">
            <text:p>11,200</text:p>
          </table:table-cell>
          <table:table-cell office:value-type="float" office:value="882" calcext:value-type="float">
            <text:p>882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8-01-10" calcext:value-type="date">
            <text:p>Jan 10, 18</text:p>
          </table:table-cell>
          <table:table-cell office:value-type="float" office:value="1851" calcext:value-type="float">
            <text:p>1,851</text:p>
          </table:table-cell>
          <table:table-cell office:value-type="float" office:value="710" calcext:value-type="float">
            <text:p>710</text:p>
          </table:table-cell>
          <table:table-cell office:value-type="float" office:value="33106" calcext:value-type="float">
            <text:p>33,106</text:p>
          </table:table-cell>
          <table:table-cell office:value-type="float" office:value="539" calcext:value-type="float">
            <text:p>539</text:p>
          </table:table-cell>
          <table:table-cell office:value-type="float" office:value="255" calcext:value-type="float">
            <text:p>255</text:p>
          </table:table-cell>
          <table:table-cell office:value-type="float" office:value="644" calcext:value-type="float">
            <text:p>644</text:p>
          </table:table-cell>
          <table:table-cell office:value-type="float" office:value="488" calcext:value-type="float">
            <text:p>488</text:p>
          </table:table-cell>
          <table:table-cell office:value-type="float" office:value="1381" calcext:value-type="float">
            <text:p>1,381</text:p>
          </table:table-cell>
          <table:table-cell office:value-type="float" office:value="2244" calcext:value-type="float">
            <text:p>2,244</text:p>
          </table:table-cell>
          <table:table-cell office:value-type="float" office:value="6732" calcext:value-type="float">
            <text:p>6,732</text:p>
          </table:table-cell>
          <table:table-cell office:value-type="float" office:value="7358" calcext:value-type="float">
            <text:p>7,358</text:p>
          </table:table-cell>
          <table:table-cell table:formula="of:=SUM([.K68]+[.L68])" office:value-type="float" office:value="14090" calcext:value-type="float">
            <text:p>14,090</text:p>
          </table:table-cell>
          <table:table-cell office:value-type="float" office:value="491" calcext:value-type="float">
            <text:p>491</text:p>
          </table:table-cell>
          <table:table-cell office:value-type="float" office:value="12067" calcext:value-type="float">
            <text:p>12,067</text:p>
          </table:table-cell>
          <table:table-cell office:value-type="float" office:value="9085" calcext:value-type="float">
            <text:p>9,085</text:p>
          </table:table-cell>
          <table:table-cell office:value-type="float" office:value="12370" calcext:value-type="float">
            <text:p>12,370</text:p>
          </table:table-cell>
          <table:table-cell office:value-type="float" office:value="1008" calcext:value-type="float">
            <text:p>1,008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8-04-02" calcext:value-type="date">
            <text:p>Apr 2, 18</text:p>
          </table:table-cell>
          <table:table-cell office:value-type="float" office:value="1994" calcext:value-type="float">
            <text:p>1,994</text:p>
          </table:table-cell>
          <table:table-cell office:value-type="float" office:value="785" calcext:value-type="float">
            <text:p>785</text:p>
          </table:table-cell>
          <table:table-cell office:value-type="float" office:value="38450" calcext:value-type="float">
            <text:p>38,450</text:p>
          </table:table-cell>
          <table:table-cell office:value-type="float" office:value="550" calcext:value-type="float">
            <text:p>550</text:p>
          </table:table-cell>
          <table:table-cell office:value-type="float" office:value="256" calcext:value-type="float">
            <text:p>256</text:p>
          </table:table-cell>
          <table:table-cell office:value-type="float" office:value="680" calcext:value-type="float">
            <text:p>680</text:p>
          </table:table-cell>
          <table:table-cell office:value-type="float" office:value="515" calcext:value-type="float">
            <text:p>515</text:p>
          </table:table-cell>
          <table:table-cell office:value-type="float" office:value="2324" calcext:value-type="float">
            <text:p>2,324</text:p>
          </table:table-cell>
          <table:table-cell office:value-type="float" office:value="2385" calcext:value-type="float">
            <text:p>2,385</text:p>
          </table:table-cell>
          <table:table-cell office:value-type="float" office:value="7000" calcext:value-type="float">
            <text:p>7,000</text:p>
          </table:table-cell>
          <table:table-cell office:value-type="float" office:value="7539" calcext:value-type="float">
            <text:p>7,539</text:p>
          </table:table-cell>
          <table:table-cell table:formula="of:=SUM([.K69]+[.L69])" office:value-type="float" office:value="14539" calcext:value-type="float">
            <text:p>14,539</text:p>
          </table:table-cell>
          <table:table-cell office:value-type="float" office:value="539" calcext:value-type="float">
            <text:p>539</text:p>
          </table:table-cell>
          <table:table-cell office:value-type="float" office:value="12472" calcext:value-type="float">
            <text:p>12,472</text:p>
          </table:table-cell>
          <table:table-cell office:value-type="float" office:value="9545" calcext:value-type="float">
            <text:p>9,545</text:p>
          </table:table-cell>
          <table:table-cell office:value-type="float" office:value="13470" calcext:value-type="float">
            <text:p>13,470</text:p>
          </table:table-cell>
          <table:table-cell office:value-type="float" office:value="1099" calcext:value-type="float">
            <text:p>1,099</text:p>
          </table:table-cell>
          <table:table-cell table:number-columns-repeated="1012"/>
        </table:table-row>
        <table:table-row table:style-name="ro2">
          <table:table-cell table:style-name="ce151" office:value-type="date" office:date-value="2018-07-17" calcext:value-type="date">
            <text:p>Jul 17, 18</text:p>
          </table:table-cell>
          <table:table-cell office:value-type="float" office:value="2101" calcext:value-type="float">
            <text:p>2,101</text:p>
          </table:table-cell>
          <table:table-cell office:value-type="float" office:value="806" calcext:value-type="float">
            <text:p>806</text:p>
          </table:table-cell>
          <table:table-cell office:value-type="float" office:value="45348" calcext:value-type="float">
            <text:p>45,348</text:p>
          </table:table-cell>
          <table:table-cell office:value-type="float" office:value="557" calcext:value-type="float">
            <text:p>557</text:p>
          </table:table-cell>
          <table:table-cell office:value-type="float" office:value="294" calcext:value-type="float">
            <text:p>294</text:p>
          </table:table-cell>
          <table:table-cell office:value-type="float" office:value="731" calcext:value-type="float">
            <text:p>731</text:p>
          </table:table-cell>
          <table:table-cell office:value-type="float" office:value="556" calcext:value-type="float">
            <text:p>556</text:p>
          </table:table-cell>
          <table:table-cell office:value-type="float" office:value="2477" calcext:value-type="float">
            <text:p>2,477</text:p>
          </table:table-cell>
          <table:table-cell office:value-type="float" office:value="2515" calcext:value-type="float">
            <text:p>2,515</text:p>
          </table:table-cell>
          <table:table-cell office:value-type="float" office:value="7383" calcext:value-type="float">
            <text:p>7,383</text:p>
          </table:table-cell>
          <table:table-cell office:value-type="float" office:value="7776" calcext:value-type="float">
            <text:p>7,776</text:p>
          </table:table-cell>
          <table:table-cell table:formula="of:=SUM([.K70]+[.L70])" office:value-type="float" office:value="15159" calcext:value-type="float">
            <text:p>15,159</text:p>
          </table:table-cell>
          <table:table-cell office:value-type="float" office:value="586" calcext:value-type="float">
            <text:p>586</text:p>
          </table:table-cell>
          <table:table-cell office:value-type="float" office:value="13019" calcext:value-type="float">
            <text:p>13,019</text:p>
          </table:table-cell>
          <table:table-cell office:value-type="float" office:value="10342" calcext:value-type="float">
            <text:p>10,342</text:p>
          </table:table-cell>
          <table:table-cell office:value-type="float" office:value="15075" calcext:value-type="float">
            <text:p>15,075</text:p>
          </table:table-cell>
          <table:table-cell office:value-type="float" office:value="1231" calcext:value-type="float">
            <text:p>1,231</text:p>
          </table:table-cell>
          <table:table-cell table:number-columns-repeated="1012"/>
        </table:table-row>
        <table:table-row table:style-name="ro2" table:visibility="collapse">
          <table:table-cell table:style-name="ce170"/>
          <table:table-cell table:number-columns-repeated="1029"/>
        </table:table-row>
        <table:table-row table:style-name="ro2">
          <table:table-cell table:style-name="ce151" office:value-type="date" office:date-value="2018-10-30" calcext:value-type="date">
            <text:p>Oct 30, 18</text:p>
          </table:table-cell>
          <table:table-cell office:value-type="float" office:value="2276" calcext:value-type="float">
            <text:p>2,276</text:p>
          </table:table-cell>
          <table:table-cell office:value-type="float" office:value="869" calcext:value-type="float">
            <text:p>869</text:p>
          </table:table-cell>
          <table:table-cell office:value-type="float" office:value="54414" calcext:value-type="float">
            <text:p>54,414</text:p>
          </table:table-cell>
          <table:table-cell office:value-type="float" office:value="565" calcext:value-type="float">
            <text:p>565</text:p>
          </table:table-cell>
          <table:table-cell office:value-type="float" office:value="349" calcext:value-type="float">
            <text:p>349</text:p>
          </table:table-cell>
          <table:table-cell office:value-type="float" office:value="787" calcext:value-type="float">
            <text:p>787</text:p>
          </table:table-cell>
          <table:table-cell office:value-type="float" office:value="585" calcext:value-type="float">
            <text:p>585</text:p>
          </table:table-cell>
          <table:table-cell office:value-type="float" office:value="2787" calcext:value-type="float">
            <text:p>2,787</text:p>
          </table:table-cell>
          <table:table-cell office:value-type="float" office:value="2721" calcext:value-type="float">
            <text:p>2,721</text:p>
          </table:table-cell>
          <table:table-cell office:value-type="float" office:value="7958" calcext:value-type="float">
            <text:p>7,958</text:p>
          </table:table-cell>
          <table:table-cell office:value-type="float" office:value="8020" calcext:value-type="float">
            <text:p>8,020</text:p>
          </table:table-cell>
          <table:table-cell table:formula="of:=SUM([.K72]; [.L72])" office:value-type="float" office:value="15978" calcext:value-type="float">
            <text:p>15,978</text:p>
          </table:table-cell>
          <table:table-cell office:value-type="float" office:value="628" calcext:value-type="float">
            <text:p>628</text:p>
          </table:table-cell>
          <table:table-cell office:value-type="float" office:value="13587" calcext:value-type="float">
            <text:p>13,587</text:p>
          </table:table-cell>
          <table:table-cell office:value-type="float" office:value="11195" calcext:value-type="float">
            <text:p>11,195</text:p>
          </table:table-cell>
          <table:table-cell office:value-type="float" office:value="16582" calcext:value-type="float">
            <text:p>16,582</text:p>
          </table:table-cell>
          <table:table-cell office:value-type="float" office:value="1303" calcext:value-type="float">
            <text:p>1,30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19-01-05" calcext:value-type="date">
            <text:p>Jan 5, 19</text:p>
          </table:table-cell>
          <table:table-cell office:value-type="float" office:value="2381" calcext:value-type="float">
            <text:p>2,381</text:p>
          </table:table-cell>
          <table:table-cell office:value-type="float" office:value="921" calcext:value-type="float">
            <text:p>921</text:p>
          </table:table-cell>
          <table:table-cell office:value-type="float" office:value="59783" calcext:value-type="float">
            <text:p>59,783</text:p>
          </table:table-cell>
          <table:table-cell office:value-type="float" office:value="566" calcext:value-type="float">
            <text:p>566</text:p>
          </table:table-cell>
          <table:table-cell office:value-type="float" office:value="378" calcext:value-type="float">
            <text:p>378</text:p>
          </table:table-cell>
          <table:table-cell office:value-type="float" office:value="828" calcext:value-type="float">
            <text:p>828</text:p>
          </table:table-cell>
          <table:table-cell office:value-type="float" office:value="608" calcext:value-type="float">
            <text:p>608</text:p>
          </table:table-cell>
          <table:table-cell office:value-type="float" office:value="3071" calcext:value-type="float">
            <text:p>3,071</text:p>
          </table:table-cell>
          <table:table-cell office:value-type="float" office:value="2882" calcext:value-type="float">
            <text:p>2,882</text:p>
          </table:table-cell>
          <table:table-cell office:value-type="float" office:value="8275" calcext:value-type="float">
            <text:p>8,275</text:p>
          </table:table-cell>
          <table:table-cell office:value-type="float" office:value="8182" calcext:value-type="float">
            <text:p>8,182</text:p>
          </table:table-cell>
          <table:table-cell table:formula="of:=SUM([.K73]; [.L73])" office:value-type="float" office:value="16457" calcext:value-type="float">
            <text:p>16,457</text:p>
          </table:table-cell>
          <table:table-cell office:value-type="float" office:value="657" calcext:value-type="float">
            <text:p>657</text:p>
          </table:table-cell>
          <table:table-cell office:value-type="float" office:value="14093" calcext:value-type="float">
            <text:p>14,093</text:p>
          </table:table-cell>
          <table:table-cell office:value-type="float" office:value="11646" calcext:value-type="float">
            <text:p>11,646</text:p>
          </table:table-cell>
          <table:table-cell office:value-type="float" office:value="17795" calcext:value-type="float">
            <text:p>17,795</text:p>
          </table:table-cell>
          <table:table-cell office:value-type="float" office:value="1362" calcext:value-type="float">
            <text:p>1,362</text:p>
          </table:table-cell>
          <table:table-cell office:value-type="float" office:value="826" calcext:value-type="float">
            <text:p>826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19-04-01" calcext:value-type="date">
            <text:p>Apr 1, 19</text:p>
          </table:table-cell>
          <table:table-cell office:value-type="float" office:value="2513" calcext:value-type="float">
            <text:p>2,513</text:p>
          </table:table-cell>
          <table:table-cell office:value-type="float" office:value="807" calcext:value-type="float">
            <text:p>807</text:p>
          </table:table-cell>
          <table:table-cell office:value-type="float" office:value="64103" calcext:value-type="float">
            <text:p>64,103</text:p>
          </table:table-cell>
          <table:table-cell office:value-type="float" office:value="590" calcext:value-type="float">
            <text:p>590</text:p>
          </table:table-cell>
          <table:table-cell office:value-type="float" office:value="404" calcext:value-type="float">
            <text:p>404</text:p>
          </table:table-cell>
          <table:table-cell office:value-type="float" office:value="872" calcext:value-type="float">
            <text:p>872</text:p>
          </table:table-cell>
          <table:table-cell office:value-type="float" office:value="687" calcext:value-type="float">
            <text:p>687</text:p>
          </table:table-cell>
          <table:table-cell office:value-type="float" office:value="3404" calcext:value-type="float">
            <text:p>3,404</text:p>
          </table:table-cell>
          <table:table-cell office:value-type="float" office:value="3159" calcext:value-type="float">
            <text:p>3,159</text:p>
          </table:table-cell>
          <table:table-cell office:value-type="float" office:value="8600" calcext:value-type="float">
            <text:p>8,600</text:p>
          </table:table-cell>
          <table:table-cell office:value-type="float" office:value="8355" calcext:value-type="float">
            <text:p>8,355</text:p>
          </table:table-cell>
          <table:table-cell table:formula="of:=SUM([.K74]; [.L74])" office:value-type="float" office:value="16955" calcext:value-type="float">
            <text:p>16,955</text:p>
          </table:table-cell>
          <table:table-cell office:value-type="float" office:value="699" calcext:value-type="float">
            <text:p>699</text:p>
          </table:table-cell>
          <table:table-cell office:value-type="float" office:value="14408" calcext:value-type="float">
            <text:p>14,408</text:p>
          </table:table-cell>
          <table:table-cell office:value-type="float" office:value="12414" calcext:value-type="float">
            <text:p>12,414</text:p>
          </table:table-cell>
          <table:table-cell office:value-type="float" office:value="19051" calcext:value-type="float">
            <text:p>19,051</text:p>
          </table:table-cell>
          <table:table-cell office:value-type="float" office:value="1438" calcext:value-type="float">
            <text:p>1,438</text:p>
          </table:table-cell>
          <table:table-cell office:value-type="float" office:value="1434" calcext:value-type="float">
            <text:p>1,434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19-07-01" calcext:value-type="date">
            <text:p>Jul 1, 19</text:p>
          </table:table-cell>
          <table:table-cell office:value-type="float" office:value="2668" calcext:value-type="float">
            <text:p>2,668</text:p>
          </table:table-cell>
          <table:table-cell office:value-type="float" office:value="817" calcext:value-type="float">
            <text:p>817</text:p>
          </table:table-cell>
          <table:table-cell office:value-type="float" office:value="66942" calcext:value-type="float">
            <text:p>66,942</text:p>
          </table:table-cell>
          <table:table-cell office:value-type="float" office:value="600" calcext:value-type="float">
            <text:p>600</text:p>
          </table:table-cell>
          <table:table-cell office:value-type="float" office:value="421" calcext:value-type="float">
            <text:p>421</text:p>
          </table:table-cell>
          <table:table-cell office:value-type="float" office:value="921" calcext:value-type="float">
            <text:p>921</text:p>
          </table:table-cell>
          <table:table-cell office:value-type="float" office:value="707" calcext:value-type="float">
            <text:p>707</text:p>
          </table:table-cell>
          <table:table-cell office:value-type="float" office:value="3656" calcext:value-type="float">
            <text:p>3,656</text:p>
          </table:table-cell>
          <table:table-cell office:value-type="float" office:value="3511" calcext:value-type="float">
            <text:p>3,511</text:p>
          </table:table-cell>
          <table:table-cell office:value-type="float" office:value="8927" calcext:value-type="float">
            <text:p>8,927</text:p>
          </table:table-cell>
          <table:table-cell office:value-type="float" office:value="8535" calcext:value-type="float">
            <text:p>8,535</text:p>
          </table:table-cell>
          <table:table-cell table:formula="of:=SUM([.K75]; [.L75])" office:value-type="float" office:value="17462" calcext:value-type="float">
            <text:p>17,462</text:p>
          </table:table-cell>
          <table:table-cell office:value-type="float" office:value="730" calcext:value-type="float">
            <text:p>730</text:p>
          </table:table-cell>
          <table:table-cell office:value-type="float" office:value="14760" calcext:value-type="float">
            <text:p>14,760</text:p>
          </table:table-cell>
          <table:table-cell office:value-type="float" office:value="12948" calcext:value-type="float">
            <text:p>12,948</text:p>
          </table:table-cell>
          <table:table-cell office:value-type="float" office:value="20604" calcext:value-type="float">
            <text:p>20,604</text:p>
          </table:table-cell>
          <table:table-cell office:value-type="float" office:value="1626" calcext:value-type="float">
            <text:p>1,626</text:p>
          </table:table-cell>
          <table:table-cell office:value-type="float" office:value="2041" calcext:value-type="float">
            <text:p>2,04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19-10-03" calcext:value-type="date">
            <text:p>Oct 3, 19</text:p>
          </table:table-cell>
          <table:table-cell office:value-type="float" office:value="2881" calcext:value-type="float">
            <text:p>2,881</text:p>
          </table:table-cell>
          <table:table-cell office:value-type="float" office:value="814" calcext:value-type="float">
            <text:p>814</text:p>
          </table:table-cell>
          <table:table-cell office:value-type="float" office:value="69135" calcext:value-type="float">
            <text:p>69,135</text:p>
          </table:table-cell>
          <table:table-cell office:value-type="float" office:value="609" calcext:value-type="float">
            <text:p>609</text:p>
          </table:table-cell>
          <table:table-cell office:value-type="float" office:value="456" calcext:value-type="float">
            <text:p>456</text:p>
          </table:table-cell>
          <table:table-cell office:value-type="float" office:value="1287" calcext:value-type="float">
            <text:p>1,287</text:p>
          </table:table-cell>
          <table:table-cell office:value-type="float" office:value="746" calcext:value-type="float">
            <text:p>746</text:p>
          </table:table-cell>
          <table:table-cell office:value-type="float" office:value="3960" calcext:value-type="float">
            <text:p>3,960</text:p>
          </table:table-cell>
          <table:table-cell office:value-type="float" office:value="3733" calcext:value-type="float">
            <text:p>3,733</text:p>
          </table:table-cell>
          <table:table-cell office:value-type="float" office:value="9447" calcext:value-type="float">
            <text:p>9,447</text:p>
          </table:table-cell>
          <table:table-cell office:value-type="float" office:value="8720" calcext:value-type="float">
            <text:p>8,720</text:p>
          </table:table-cell>
          <table:table-cell table:formula="of:=SUM([.K76]; [.L76])" office:value-type="float" office:value="18167" calcext:value-type="float">
            <text:p>18,167</text:p>
          </table:table-cell>
          <table:table-cell office:value-type="float" office:value="785" calcext:value-type="float">
            <text:p>785</text:p>
          </table:table-cell>
          <table:table-cell office:value-type="float" office:value="15092" calcext:value-type="float">
            <text:p>15,092</text:p>
          </table:table-cell>
          <table:table-cell office:value-type="float" office:value="13810" calcext:value-type="float">
            <text:p>13,810</text:p>
          </table:table-cell>
          <table:table-cell office:value-type="float" office:value="22750" calcext:value-type="float">
            <text:p>22,750</text:p>
          </table:table-cell>
          <table:table-cell office:value-type="float" office:value="1722" calcext:value-type="float">
            <text:p>1,722</text:p>
          </table:table-cell>
          <table:table-cell office:value-type="float" office:value="2864" calcext:value-type="float">
            <text:p>2,864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0-01-01" calcext:value-type="date">
            <text:p>Jan 1, 20</text:p>
          </table:table-cell>
          <table:table-cell office:value-type="float" office:value="3067" calcext:value-type="float">
            <text:p>3,067</text:p>
          </table:table-cell>
          <table:table-cell office:value-type="float" office:value="819" calcext:value-type="float">
            <text:p>819</text:p>
          </table:table-cell>
          <table:table-cell office:value-type="float" office:value="70944" calcext:value-type="float">
            <text:p>70,944</text:p>
          </table:table-cell>
          <table:table-cell office:value-type="float" office:value="627" calcext:value-type="float">
            <text:p>627</text:p>
          </table:table-cell>
          <table:table-cell office:value-type="float" office:value="480" calcext:value-type="float">
            <text:p>480</text:p>
          </table:table-cell>
          <table:table-cell office:value-type="float" office:value="1738" calcext:value-type="float">
            <text:p>1,738</text:p>
          </table:table-cell>
          <table:table-cell office:value-type="float" office:value="798" calcext:value-type="float">
            <text:p>798</text:p>
          </table:table-cell>
          <table:table-cell office:value-type="float" office:value="4330" calcext:value-type="float">
            <text:p>4,330</text:p>
          </table:table-cell>
          <table:table-cell office:value-type="float" office:value="4120" calcext:value-type="float">
            <text:p>4,120</text:p>
          </table:table-cell>
          <table:table-cell office:value-type="float" office:value="9994" calcext:value-type="float">
            <text:p>9,994</text:p>
          </table:table-cell>
          <table:table-cell office:value-type="float" office:value="8886" calcext:value-type="float">
            <text:p>8,886</text:p>
          </table:table-cell>
          <table:table-cell table:formula="of:=SUM([.K77]; [.L77])" office:value-type="float" office:value="18880" calcext:value-type="float">
            <text:p>18,880</text:p>
          </table:table-cell>
          <table:table-cell office:value-type="float" office:value="821" calcext:value-type="float">
            <text:p>821</text:p>
          </table:table-cell>
          <table:table-cell office:value-type="float" office:value="15438" calcext:value-type="float">
            <text:p>15,438</text:p>
          </table:table-cell>
          <table:table-cell office:value-type="float" office:value="15080" calcext:value-type="float">
            <text:p>15,080</text:p>
          </table:table-cell>
          <table:table-cell office:value-type="float" office:value="25275" calcext:value-type="float">
            <text:p>25,275</text:p>
          </table:table-cell>
          <table:table-cell office:value-type="float" office:value="1800" calcext:value-type="float">
            <text:p>1,800</text:p>
          </table:table-cell>
          <table:table-cell office:value-type="float" office:value="3681" calcext:value-type="float">
            <text:p>3,68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0-04-01" calcext:value-type="date">
            <text:p>Apr 1, 20</text:p>
          </table:table-cell>
          <table:table-cell office:value-type="float" office:value="3246" calcext:value-type="float">
            <text:p>3,246</text:p>
          </table:table-cell>
          <table:table-cell office:value-type="float" office:value="830" calcext:value-type="float">
            <text:p>830</text:p>
          </table:table-cell>
          <table:table-cell office:value-type="float" office:value="72272" calcext:value-type="float">
            <text:p>72,272</text:p>
          </table:table-cell>
          <table:table-cell office:value-type="float" office:value="645" calcext:value-type="float">
            <text:p>645</text:p>
          </table:table-cell>
          <table:table-cell office:value-type="float" office:value="517" calcext:value-type="float">
            <text:p>517</text:p>
          </table:table-cell>
          <table:table-cell office:value-type="float" office:value="2096" calcext:value-type="float">
            <text:p>2,096</text:p>
          </table:table-cell>
          <table:table-cell office:value-type="float" office:value="855" calcext:value-type="float">
            <text:p>855</text:p>
          </table:table-cell>
          <table:table-cell office:value-type="float" office:value="4677" calcext:value-type="float">
            <text:p>4,677</text:p>
          </table:table-cell>
          <table:table-cell office:value-type="float" office:value="4449" calcext:value-type="float">
            <text:p>4,449</text:p>
          </table:table-cell>
          <table:table-cell office:value-type="float" office:value="10697" calcext:value-type="float">
            <text:p>10,697</text:p>
          </table:table-cell>
          <table:table-cell office:value-type="float" office:value="9017" calcext:value-type="float">
            <text:p>9,017</text:p>
          </table:table-cell>
          <table:table-cell table:formula="of:=SUM([.K78]; [.L78])" office:value-type="float" office:value="19714" calcext:value-type="float">
            <text:p>19,714</text:p>
          </table:table-cell>
          <table:table-cell office:value-type="float" office:value="888" calcext:value-type="float">
            <text:p>888</text:p>
          </table:table-cell>
          <table:table-cell office:value-type="float" office:value="15829" calcext:value-type="float">
            <text:p>15,829</text:p>
          </table:table-cell>
          <table:table-cell office:value-type="float" office:value="16417" calcext:value-type="float">
            <text:p>16,417</text:p>
          </table:table-cell>
          <table:table-cell office:value-type="float" office:value="27387" calcext:value-type="float">
            <text:p>27,387</text:p>
          </table:table-cell>
          <table:table-cell office:value-type="float" office:value="1891" calcext:value-type="float">
            <text:p>1,891</text:p>
          </table:table-cell>
          <table:table-cell office:value-type="float" office:value="4191" calcext:value-type="float">
            <text:p>4,19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0-07-01" calcext:value-type="date">
            <text:p>Jul 1, 20</text:p>
          </table:table-cell>
          <table:table-cell office:value-type="float" office:value="3435" calcext:value-type="float">
            <text:p>3,435</text:p>
          </table:table-cell>
          <table:table-cell office:value-type="float" office:value="842" calcext:value-type="float">
            <text:p>842</text:p>
          </table:table-cell>
          <table:table-cell office:value-type="float" office:value="73867" calcext:value-type="float">
            <text:p>73,867</text:p>
          </table:table-cell>
          <table:table-cell office:value-type="float" office:value="665" calcext:value-type="float">
            <text:p>665</text:p>
          </table:table-cell>
          <table:table-cell office:value-type="float" office:value="615" calcext:value-type="float">
            <text:p>615</text:p>
          </table:table-cell>
          <table:table-cell office:value-type="float" office:value="2144" calcext:value-type="float">
            <text:p>2,144</text:p>
          </table:table-cell>
          <table:table-cell office:value-type="float" office:value="961" calcext:value-type="float">
            <text:p>961</text:p>
          </table:table-cell>
          <table:table-cell office:value-type="float" office:value="4995" calcext:value-type="float">
            <text:p>4,995</text:p>
          </table:table-cell>
          <table:table-cell office:value-type="float" office:value="5155" calcext:value-type="float">
            <text:p>5,155</text:p>
          </table:table-cell>
          <table:table-cell office:value-type="float" office:value="13216" calcext:value-type="float">
            <text:p>13,216</text:p>
          </table:table-cell>
          <table:table-cell office:value-type="float" office:value="9316" calcext:value-type="float">
            <text:p>9,316</text:p>
          </table:table-cell>
          <table:table-cell table:formula="of:=SUM([.K79]; [.L79])" office:value-type="float" office:value="22532" calcext:value-type="float">
            <text:p>22,532</text:p>
          </table:table-cell>
          <table:table-cell office:value-type="float" office:value="995" calcext:value-type="float">
            <text:p>995</text:p>
          </table:table-cell>
          <table:table-cell office:value-type="float" office:value="16407" calcext:value-type="float">
            <text:p>16,407</text:p>
          </table:table-cell>
          <table:table-cell office:value-type="float" office:value="17522" calcext:value-type="float">
            <text:p>17,522</text:p>
          </table:table-cell>
          <table:table-cell office:value-type="float" office:value="30291" calcext:value-type="float">
            <text:p>30,291</text:p>
          </table:table-cell>
          <table:table-cell office:value-type="float" office:value="1975" calcext:value-type="float">
            <text:p>1,975</text:p>
          </table:table-cell>
          <table:table-cell office:value-type="float" office:value="6790" calcext:value-type="float">
            <text:p>6,790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0-10-01" calcext:value-type="date">
            <text:p>Oct 1, 20</text:p>
          </table:table-cell>
          <table:table-cell office:value-type="float" office:value="3651" calcext:value-type="float">
            <text:p>3,651</text:p>
          </table:table-cell>
          <table:table-cell office:value-type="float" office:value="893" calcext:value-type="float">
            <text:p>893</text:p>
          </table:table-cell>
          <table:table-cell office:value-type="float" office:value="75404" calcext:value-type="float">
            <text:p>75,404</text:p>
          </table:table-cell>
          <table:table-cell office:value-type="float" office:value="682" calcext:value-type="float">
            <text:p>682</text:p>
          </table:table-cell>
          <table:table-cell office:value-type="float" office:value="709" calcext:value-type="float">
            <text:p>709</text:p>
          </table:table-cell>
          <table:table-cell office:value-type="float" office:value="2699" calcext:value-type="float">
            <text:p>2,699</text:p>
          </table:table-cell>
          <table:table-cell office:value-type="float" office:value="1066" calcext:value-type="float">
            <text:p>1,066</text:p>
          </table:table-cell>
          <table:table-cell office:value-type="float" office:value="5369" calcext:value-type="float">
            <text:p>5,369</text:p>
          </table:table-cell>
          <table:table-cell office:value-type="float" office:value="5506" calcext:value-type="float">
            <text:p>5,506</text:p>
          </table:table-cell>
          <table:table-cell office:value-type="float" office:value="18711" calcext:value-type="float">
            <text:p>18,711</text:p>
          </table:table-cell>
          <table:table-cell office:value-type="float" office:value="10479" calcext:value-type="float">
            <text:p>10,479</text:p>
          </table:table-cell>
          <table:table-cell table:formula="of:=SUM([.K80]; [.L80])" office:value-type="float" office:value="29190" calcext:value-type="float">
            <text:p>29,190</text:p>
          </table:table-cell>
          <table:table-cell office:value-type="float" office:value="1074" calcext:value-type="float">
            <text:p>1,074</text:p>
          </table:table-cell>
          <table:table-cell office:value-type="float" office:value="17032" calcext:value-type="float">
            <text:p>17,032</text:p>
          </table:table-cell>
          <table:table-cell office:value-type="float" office:value="18128" calcext:value-type="float">
            <text:p>18,128</text:p>
          </table:table-cell>
          <table:table-cell office:value-type="float" office:value="32984" calcext:value-type="float">
            <text:p>32,984</text:p>
          </table:table-cell>
          <table:table-cell office:value-type="float" office:value="2047" calcext:value-type="float">
            <text:p>2,047</text:p>
          </table:table-cell>
          <table:table-cell office:value-type="float" office:value="9061" calcext:value-type="float">
            <text:p>9,06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1-01-01" calcext:value-type="date">
            <text:p>Jan 1, 21</text:p>
          </table:table-cell>
          <table:table-cell office:value-type="float" office:value="3845" calcext:value-type="float">
            <text:p>3,845</text:p>
          </table:table-cell>
          <table:table-cell office:value-type="float" office:value="916" calcext:value-type="float">
            <text:p>916</text:p>
          </table:table-cell>
          <table:table-cell office:value-type="float" office:value="76786" calcext:value-type="float">
            <text:p>76,786</text:p>
          </table:table-cell>
          <table:table-cell office:value-type="float" office:value="714" calcext:value-type="float">
            <text:p>714</text:p>
          </table:table-cell>
          <table:table-cell office:value-type="float" office:value="857" calcext:value-type="float">
            <text:p>857</text:p>
          </table:table-cell>
          <table:table-cell office:value-type="float" office:value="3035" calcext:value-type="float">
            <text:p>3,035</text:p>
          </table:table-cell>
          <table:table-cell office:value-type="float" office:value="1131" calcext:value-type="float">
            <text:p>1,131</text:p>
          </table:table-cell>
          <table:table-cell office:value-type="float" office:value="5804" calcext:value-type="float">
            <text:p>5,804</text:p>
          </table:table-cell>
          <table:table-cell office:value-type="float" office:value="6091" calcext:value-type="float">
            <text:p>6,091</text:p>
          </table:table-cell>
          <table:table-cell office:value-type="float" office:value="23020" calcext:value-type="float">
            <text:p>23,020</text:p>
          </table:table-cell>
          <table:table-cell office:value-type="float" office:value="11729" calcext:value-type="float">
            <text:p>11,729</text:p>
          </table:table-cell>
          <table:table-cell table:formula="of:=SUM([.K81]; [.L81])" office:value-type="float" office:value="34749" calcext:value-type="float">
            <text:p>34,749</text:p>
          </table:table-cell>
          <table:table-cell office:value-type="float" office:value="1192" calcext:value-type="float">
            <text:p>1,192</text:p>
          </table:table-cell>
          <table:table-cell office:value-type="float" office:value="17531" calcext:value-type="float">
            <text:p>17,531</text:p>
          </table:table-cell>
          <table:table-cell office:value-type="float" office:value="18591" calcext:value-type="float">
            <text:p>18,591</text:p>
          </table:table-cell>
          <table:table-cell office:value-type="float" office:value="36174" calcext:value-type="float">
            <text:p>36,174</text:p>
          </table:table-cell>
          <table:table-cell office:value-type="float" office:value="2126" calcext:value-type="float">
            <text:p>2,126</text:p>
          </table:table-cell>
          <table:table-cell office:value-type="float" office:value="10471" calcext:value-type="float">
            <text:p>10,47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1-04-01" calcext:value-type="date">
            <text:p>Apr 1, 21</text:p>
          </table:table-cell>
          <table:table-cell office:value-type="float" office:value="4076" calcext:value-type="float">
            <text:p>4,076</text:p>
          </table:table-cell>
          <table:table-cell office:value-type="float" office:value="941" calcext:value-type="float">
            <text:p>941</text:p>
          </table:table-cell>
          <table:table-cell office:value-type="float" office:value="77719" calcext:value-type="float">
            <text:p>77,719</text:p>
          </table:table-cell>
          <table:table-cell office:value-type="float" office:value="733" calcext:value-type="float">
            <text:p>733</text:p>
          </table:table-cell>
          <table:table-cell office:value-type="float" office:value="889" calcext:value-type="float">
            <text:p>889</text:p>
          </table:table-cell>
          <table:table-cell office:value-type="float" office:value="3189" calcext:value-type="float">
            <text:p>3,189</text:p>
          </table:table-cell>
          <table:table-cell office:value-type="float" office:value="1191" calcext:value-type="float">
            <text:p>1,191</text:p>
          </table:table-cell>
          <table:table-cell office:value-type="float" office:value="6210" calcext:value-type="float">
            <text:p>6,210</text:p>
          </table:table-cell>
          <table:table-cell office:value-type="float" office:value="6605" calcext:value-type="float">
            <text:p>6,605</text:p>
          </table:table-cell>
          <table:table-cell office:value-type="float" office:value="26074" calcext:value-type="float">
            <text:p>26,074</text:p>
          </table:table-cell>
          <table:table-cell office:value-type="float" office:value="12789" calcext:value-type="float">
            <text:p>12,789</text:p>
          </table:table-cell>
          <table:table-cell table:formula="of:=SUM([.K82]; [.L82])" office:value-type="float" office:value="38863" calcext:value-type="float">
            <text:p>38,863</text:p>
          </table:table-cell>
          <table:table-cell office:value-type="float" office:value="1281" calcext:value-type="float">
            <text:p>1,281</text:p>
          </table:table-cell>
          <table:table-cell office:value-type="float" office:value="17995" calcext:value-type="float">
            <text:p>17,995</text:p>
          </table:table-cell>
          <table:table-cell office:value-type="float" office:value="18842" calcext:value-type="float">
            <text:p>18,842</text:p>
          </table:table-cell>
          <table:table-cell office:value-type="float" office:value="39068" calcext:value-type="float">
            <text:p>39,068</text:p>
          </table:table-cell>
          <table:table-cell office:value-type="float" office:value="2179" calcext:value-type="float">
            <text:p>2,179</text:p>
          </table:table-cell>
          <table:table-cell office:value-type="float" office:value="11697" calcext:value-type="float">
            <text:p>11,697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1-07-01" calcext:value-type="date">
            <text:p>Jul 1, 21</text:p>
          </table:table-cell>
          <table:table-cell office:value-type="float" office:value="4291" calcext:value-type="float">
            <text:p>4,291</text:p>
          </table:table-cell>
          <table:table-cell office:value-type="float" office:value="977" calcext:value-type="float">
            <text:p>977</text:p>
          </table:table-cell>
          <table:table-cell office:value-type="float" office:value="78370" calcext:value-type="float">
            <text:p>78,370</text:p>
          </table:table-cell>
          <table:table-cell office:value-type="float" office:value="746" calcext:value-type="float">
            <text:p>746</text:p>
          </table:table-cell>
          <table:table-cell office:value-type="float" office:value="967" calcext:value-type="float">
            <text:p>967</text:p>
          </table:table-cell>
          <table:table-cell office:value-type="float" office:value="3361" calcext:value-type="float">
            <text:p>3,361</text:p>
          </table:table-cell>
          <table:table-cell office:value-type="float" office:value="1266" calcext:value-type="float">
            <text:p>1,266</text:p>
          </table:table-cell>
          <table:table-cell office:value-type="float" office:value="6665" calcext:value-type="float">
            <text:p>6,665</text:p>
          </table:table-cell>
          <table:table-cell office:value-type="float" office:value="7452" calcext:value-type="float">
            <text:p>7,452</text:p>
          </table:table-cell>
          <table:table-cell office:value-type="float" office:value="28362" calcext:value-type="float">
            <text:p>28,362</text:p>
          </table:table-cell>
          <table:table-cell office:value-type="float" office:value="13539" calcext:value-type="float">
            <text:p>13,539</text:p>
          </table:table-cell>
          <table:table-cell table:formula="of:=SUM([.K83]; [.L83])" office:value-type="float" office:value="41901" calcext:value-type="float">
            <text:p>41,901</text:p>
          </table:table-cell>
          <table:table-cell office:value-type="float" office:value="1459" calcext:value-type="float">
            <text:p>1,459</text:p>
          </table:table-cell>
          <table:table-cell office:value-type="float" office:value="18618" calcext:value-type="float">
            <text:p>18,618</text:p>
          </table:table-cell>
          <table:table-cell office:value-type="float" office:value="19206" calcext:value-type="float">
            <text:p>19,206</text:p>
          </table:table-cell>
          <table:table-cell office:value-type="float" office:value="42977" calcext:value-type="float">
            <text:p>42,977</text:p>
          </table:table-cell>
          <table:table-cell office:value-type="float" office:value="2358" calcext:value-type="float">
            <text:p>2,358</text:p>
          </table:table-cell>
          <table:table-cell office:value-type="float" office:value="12872" calcext:value-type="float">
            <text:p>12,872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1-10-01" calcext:value-type="date">
            <text:p>Oct 1, 21</text:p>
          </table:table-cell>
          <table:table-cell office:value-type="float" office:value="4587" calcext:value-type="float">
            <text:p>4,587</text:p>
          </table:table-cell>
          <table:table-cell office:value-type="float" office:value="984" calcext:value-type="float">
            <text:p>984</text:p>
          </table:table-cell>
          <table:table-cell office:value-type="float" office:value="79032" calcext:value-type="float">
            <text:p>79,032</text:p>
          </table:table-cell>
          <table:table-cell office:value-type="float" office:value="759" calcext:value-type="float">
            <text:p>759</text:p>
          </table:table-cell>
          <table:table-cell office:value-type="float" office:value="1059" calcext:value-type="float">
            <text:p>1,059</text:p>
          </table:table-cell>
          <table:table-cell office:value-type="float" office:value="3513" calcext:value-type="float">
            <text:p>3,513</text:p>
          </table:table-cell>
          <table:table-cell office:value-type="float" office:value="1302" calcext:value-type="float">
            <text:p>1,302</text:p>
          </table:table-cell>
          <table:table-cell office:value-type="float" office:value="7255" calcext:value-type="float">
            <text:p>7,255</text:p>
          </table:table-cell>
          <table:table-cell office:value-type="float" office:value="7992" calcext:value-type="float">
            <text:p>7,992</text:p>
          </table:table-cell>
          <table:table-cell office:value-type="float" office:value="30180" calcext:value-type="float">
            <text:p>30,180</text:p>
          </table:table-cell>
          <table:table-cell office:value-type="float" office:value="14261" calcext:value-type="float">
            <text:p>14,261</text:p>
          </table:table-cell>
          <table:table-cell table:formula="of:=SUM([.K84]; [.L84])" office:value-type="float" office:value="44441" calcext:value-type="float">
            <text:p>44,441</text:p>
          </table:table-cell>
          <table:table-cell office:value-type="float" office:value="1690" calcext:value-type="float">
            <text:p>1,690</text:p>
          </table:table-cell>
          <table:table-cell office:value-type="float" office:value="19157" calcext:value-type="float">
            <text:p>19,157</text:p>
          </table:table-cell>
          <table:table-cell office:value-type="float" office:value="19433" calcext:value-type="float">
            <text:p>19,433</text:p>
          </table:table-cell>
          <table:table-cell office:value-type="float" office:value="46673" calcext:value-type="float">
            <text:p>46,673</text:p>
          </table:table-cell>
          <table:table-cell office:value-type="float" office:value="2513" calcext:value-type="float">
            <text:p>2,513</text:p>
          </table:table-cell>
          <table:table-cell office:value-type="float" office:value="13741" calcext:value-type="float">
            <text:p>13,741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01-01" calcext:value-type="date">
            <text:p>Jan 1, 22</text:p>
          </table:table-cell>
          <table:table-cell office:value-type="float" office:value="4886" calcext:value-type="float">
            <text:p>4,886</text:p>
          </table:table-cell>
          <table:table-cell office:value-type="float" office:value="996" calcext:value-type="float">
            <text:p>996</text:p>
          </table:table-cell>
          <table:table-cell office:value-type="float" office:value="79738" calcext:value-type="float">
            <text:p>79,738</text:p>
          </table:table-cell>
          <table:table-cell office:value-type="float" office:value="789" calcext:value-type="float">
            <text:p>789</text:p>
          </table:table-cell>
          <table:table-cell office:value-type="float" office:value="1085" calcext:value-type="float">
            <text:p>1,085</text:p>
          </table:table-cell>
          <table:table-cell office:value-type="float" office:value="3691" calcext:value-type="float">
            <text:p>3,691</text:p>
          </table:table-cell>
          <table:table-cell office:value-type="float" office:value="1380" calcext:value-type="float">
            <text:p>1,380</text:p>
          </table:table-cell>
          <table:table-cell office:value-type="float" office:value="7737" calcext:value-type="float">
            <text:p>7,737</text:p>
          </table:table-cell>
          <table:table-cell office:value-type="float" office:value="8998" calcext:value-type="float">
            <text:p>8,998</text:p>
          </table:table-cell>
          <table:table-cell office:value-type="float" office:value="31908" calcext:value-type="float">
            <text:p>31,908</text:p>
          </table:table-cell>
          <table:table-cell office:value-type="float" office:value="14790" calcext:value-type="float">
            <text:p>14,790</text:p>
          </table:table-cell>
          <table:table-cell table:formula="of:=SUM([.K85]; [.L85])" office:value-type="float" office:value="46698" calcext:value-type="float">
            <text:p>46,698</text:p>
          </table:table-cell>
          <table:table-cell office:value-type="float" office:value="1894" calcext:value-type="float">
            <text:p>1,894</text:p>
          </table:table-cell>
          <table:table-cell office:value-type="float" office:value="19577" calcext:value-type="float">
            <text:p>19,577</text:p>
          </table:table-cell>
          <table:table-cell office:value-type="float" office:value="19678" calcext:value-type="float">
            <text:p>19,678</text:p>
          </table:table-cell>
          <table:table-cell office:value-type="float" office:value="49948" calcext:value-type="float">
            <text:p>49,948</text:p>
          </table:table-cell>
          <table:table-cell office:value-type="float" office:value="2572" calcext:value-type="float">
            <text:p>2,572</text:p>
          </table:table-cell>
          <table:table-cell office:value-type="float" office:value="14516" calcext:value-type="float">
            <text:p>14,516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04-01" calcext:value-type="date">
            <text:p>Apr 1, 22</text:p>
          </table:table-cell>
          <table:table-cell office:value-type="float" office:value="5138" calcext:value-type="float">
            <text:p>5,138</text:p>
          </table:table-cell>
          <table:table-cell office:value-type="float" office:value="1011" calcext:value-type="float">
            <text:p>1,011</text:p>
          </table:table-cell>
          <table:table-cell office:value-type="float" office:value="80413" calcext:value-type="float">
            <text:p>80,413</text:p>
          </table:table-cell>
          <table:table-cell office:value-type="float" office:value="799" calcext:value-type="float">
            <text:p>799</text:p>
          </table:table-cell>
          <table:table-cell office:value-type="float" office:value="1146" calcext:value-type="float">
            <text:p>1,146</text:p>
          </table:table-cell>
          <table:table-cell office:value-type="float" office:value="3810" calcext:value-type="float">
            <text:p>3,810</text:p>
          </table:table-cell>
          <table:table-cell office:value-type="float" office:value="1432" calcext:value-type="float">
            <text:p>1,432</text:p>
          </table:table-cell>
          <table:table-cell office:value-type="float" office:value="8166" calcext:value-type="float">
            <text:p>8,166</text:p>
          </table:table-cell>
          <table:table-cell office:value-type="float" office:value="9639" calcext:value-type="float">
            <text:p>9,639</text:p>
          </table:table-cell>
          <table:table-cell office:value-type="float" office:value="33259" calcext:value-type="float">
            <text:p>33,259</text:p>
          </table:table-cell>
          <table:table-cell office:value-type="float" office:value="15349" calcext:value-type="float">
            <text:p>15,349</text:p>
          </table:table-cell>
          <table:table-cell table:formula="of:=SUM([.K86]; [.L86])" office:value-type="float" office:value="48608" calcext:value-type="float">
            <text:p>48,608</text:p>
          </table:table-cell>
          <table:table-cell office:value-type="float" office:value="2091" calcext:value-type="float">
            <text:p>2,091</text:p>
          </table:table-cell>
          <table:table-cell office:value-type="float" office:value="19923" calcext:value-type="float">
            <text:p>19,923</text:p>
          </table:table-cell>
          <table:table-cell office:value-type="float" office:value="19892" calcext:value-type="float">
            <text:p>19,892</text:p>
          </table:table-cell>
          <table:table-cell office:value-type="float" office:value="53102" calcext:value-type="float">
            <text:p>53,102</text:p>
          </table:table-cell>
          <table:table-cell office:value-type="float" office:value="2618" calcext:value-type="float">
            <text:p>2,618</text:p>
          </table:table-cell>
          <table:table-cell office:value-type="float" office:value="15170" calcext:value-type="float">
            <text:p>15,170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07-01" calcext:value-type="date">
            <text:p>Jul 1, 22</text:p>
          </table:table-cell>
          <table:table-cell office:value-type="float" office:value="5478" calcext:value-type="float">
            <text:p>5,478</text:p>
          </table:table-cell>
          <table:table-cell office:value-type="float" office:value="1013" calcext:value-type="float">
            <text:p>1,013</text:p>
          </table:table-cell>
          <table:table-cell office:value-type="float" office:value="80987" calcext:value-type="float">
            <text:p>80,987</text:p>
          </table:table-cell>
          <table:table-cell office:value-type="float" office:value="807" calcext:value-type="float">
            <text:p>807</text:p>
          </table:table-cell>
          <table:table-cell office:value-type="float" office:value="1178" calcext:value-type="float">
            <text:p>1,178</text:p>
          </table:table-cell>
          <table:table-cell office:value-type="float" office:value="3956" calcext:value-type="float">
            <text:p>3,956</text:p>
          </table:table-cell>
          <table:table-cell office:value-type="float" office:value="1524" calcext:value-type="float">
            <text:p>1,524</text:p>
          </table:table-cell>
          <table:table-cell office:value-type="float" office:value="8555" calcext:value-type="float">
            <text:p>8,555</text:p>
          </table:table-cell>
          <table:table-cell office:value-type="float" office:value="10606" calcext:value-type="float">
            <text:p>10,606</text:p>
          </table:table-cell>
          <table:table-cell office:value-type="float" office:value="34523" calcext:value-type="float">
            <text:p>34,523</text:p>
          </table:table-cell>
          <table:table-cell office:value-type="float" office:value="15698" calcext:value-type="float">
            <text:p>15,698</text:p>
          </table:table-cell>
          <table:table-cell table:formula="of:=SUM([.K87]; [.L87])" office:value-type="float" office:value="50221" calcext:value-type="float">
            <text:p>50,221</text:p>
          </table:table-cell>
          <table:table-cell office:value-type="float" office:value="2293" calcext:value-type="float">
            <text:p>2,293</text:p>
          </table:table-cell>
          <table:table-cell office:value-type="float" office:value="20420" calcext:value-type="float">
            <text:p>20,420</text:p>
          </table:table-cell>
          <table:table-cell office:value-type="float" office:value="20095" calcext:value-type="float">
            <text:p>20,095</text:p>
          </table:table-cell>
          <table:table-cell office:value-type="float" office:value="55340" calcext:value-type="float">
            <text:p>55,340</text:p>
          </table:table-cell>
          <table:table-cell office:value-type="float" office:value="2700" calcext:value-type="float">
            <text:p>2,700</text:p>
          </table:table-cell>
          <table:table-cell office:value-type="float" office:value="15679" calcext:value-type="float">
            <text:p>15,679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08-02" calcext:value-type="date">
            <text:p>Aug 2, 22</text:p>
          </table:table-cell>
          <table:table-cell office:value-type="float" office:value="5571" calcext:value-type="float">
            <text:p>5,571</text:p>
          </table:table-cell>
          <table:table-cell office:value-type="float" office:value="1019" calcext:value-type="float">
            <text:p>1,019</text:p>
          </table:table-cell>
          <table:table-cell office:value-type="float" office:value="81145" calcext:value-type="float">
            <text:p>81,145</text:p>
          </table:table-cell>
          <table:table-cell office:value-type="float" office:value="824" calcext:value-type="float">
            <text:p>824</text:p>
          </table:table-cell>
          <table:table-cell office:value-type="float" office:value="1196" calcext:value-type="float">
            <text:p>1,196</text:p>
          </table:table-cell>
          <table:table-cell office:value-type="float" office:value="4014" calcext:value-type="float">
            <text:p>4,014</text:p>
          </table:table-cell>
          <table:table-cell office:value-type="float" office:value="1601" calcext:value-type="float">
            <text:p>1,601</text:p>
          </table:table-cell>
          <table:table-cell office:value-type="float" office:value="8676" calcext:value-type="float">
            <text:p>8,676</text:p>
          </table:table-cell>
          <table:table-cell office:value-type="float" office:value="10762" calcext:value-type="float">
            <text:p>10,762</text:p>
          </table:table-cell>
          <table:table-cell office:value-type="float" office:value="34946" calcext:value-type="float">
            <text:p>34,946</text:p>
          </table:table-cell>
          <table:table-cell office:value-type="float" office:value="15859" calcext:value-type="float">
            <text:p>15,859</text:p>
          </table:table-cell>
          <table:table-cell table:formula="of:=SUM([.K88]; [.L88])" office:value-type="float" office:value="50805" calcext:value-type="float">
            <text:p>50,805</text:p>
          </table:table-cell>
          <table:table-cell office:value-type="float" office:value="2362" calcext:value-type="float">
            <text:p>2,362</text:p>
          </table:table-cell>
          <table:table-cell office:value-type="float" office:value="20607" calcext:value-type="float">
            <text:p>20,607</text:p>
          </table:table-cell>
          <table:table-cell office:value-type="float" office:value="20188" calcext:value-type="float">
            <text:p>20,188</text:p>
          </table:table-cell>
          <table:table-cell office:value-type="float" office:value="56385" calcext:value-type="float">
            <text:p>56,385</text:p>
          </table:table-cell>
          <table:table-cell office:value-type="float" office:value="2721" calcext:value-type="float">
            <text:p>2,721</text:p>
          </table:table-cell>
          <table:table-cell office:value-type="float" office:value="15837" calcext:value-type="float">
            <text:p>15,837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09-20" calcext:value-type="date">
            <text:p>Sep 20, 22</text:p>
          </table:table-cell>
          <table:table-cell office:value-type="float" office:value="5709" calcext:value-type="float">
            <text:p>5,709</text:p>
          </table:table-cell>
          <table:table-cell office:value-type="float" office:value="1024" calcext:value-type="float">
            <text:p>1,024</text:p>
          </table:table-cell>
          <table:table-cell office:value-type="float" office:value="81418" calcext:value-type="float">
            <text:p>81,418</text:p>
          </table:table-cell>
          <table:table-cell office:value-type="float" office:value="840" calcext:value-type="float">
            <text:p>840</text:p>
          </table:table-cell>
          <table:table-cell office:value-type="float" office:value="1218" calcext:value-type="float">
            <text:p>1,218</text:p>
          </table:table-cell>
          <table:table-cell office:value-type="float" office:value="4076" calcext:value-type="float">
            <text:p>4,076</text:p>
          </table:table-cell>
          <table:table-cell office:value-type="float" office:value="1650" calcext:value-type="float">
            <text:p>1,650</text:p>
          </table:table-cell>
          <table:table-cell office:value-type="float" office:value="8871" calcext:value-type="float">
            <text:p>8,871</text:p>
          </table:table-cell>
          <table:table-cell office:value-type="float" office:value="11115" calcext:value-type="float">
            <text:p>11,115</text:p>
          </table:table-cell>
          <table:table-cell office:value-type="float" office:value="35585" calcext:value-type="float">
            <text:p>35,585</text:p>
          </table:table-cell>
          <table:table-cell office:value-type="float" office:value="16202" calcext:value-type="float">
            <text:p>16,202</text:p>
          </table:table-cell>
          <table:table-cell table:formula="of:=SUM([.K89]; [.L89])" office:value-type="float" office:value="51787" calcext:value-type="float">
            <text:p>51,787</text:p>
          </table:table-cell>
          <table:table-cell office:value-type="float" office:value="2495" calcext:value-type="float">
            <text:p>2,495</text:p>
          </table:table-cell>
          <table:table-cell office:value-type="float" office:value="20855" calcext:value-type="float">
            <text:p>20,855</text:p>
          </table:table-cell>
          <table:table-cell office:value-type="float" office:value="20360" calcext:value-type="float">
            <text:p>20,360</text:p>
          </table:table-cell>
          <table:table-cell office:value-type="float" office:value="57466" calcext:value-type="float">
            <text:p>57,466</text:p>
          </table:table-cell>
          <table:table-cell office:value-type="float" office:value="2772" calcext:value-type="float">
            <text:p>2,772</text:p>
          </table:table-cell>
          <table:table-cell office:value-type="float" office:value="16096" calcext:value-type="float">
            <text:p>16,096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2-10-23" calcext:value-type="date">
            <text:p>Oct 23, 22</text:p>
          </table:table-cell>
          <table:table-cell office:value-type="float" office:value="5846" calcext:value-type="float">
            <text:p>5,846</text:p>
          </table:table-cell>
          <table:table-cell office:value-type="float" office:value="1032" calcext:value-type="float">
            <text:p>1,032</text:p>
          </table:table-cell>
          <table:table-cell office:value-type="float" office:value="81676" calcext:value-type="float">
            <text:p>81,676</text:p>
          </table:table-cell>
          <table:table-cell office:value-type="float" office:value="851" calcext:value-type="float">
            <text:p>851</text:p>
          </table:table-cell>
          <table:table-cell office:value-type="float" office:value="1241" calcext:value-type="float">
            <text:p>1,241</text:p>
          </table:table-cell>
          <table:table-cell office:value-type="float" office:value="4117" calcext:value-type="float">
            <text:p>4,117</text:p>
          </table:table-cell>
          <table:table-cell office:value-type="float" office:value="1708" calcext:value-type="float">
            <text:p>1,708</text:p>
          </table:table-cell>
          <table:table-cell office:value-type="float" office:value="9041" calcext:value-type="float">
            <text:p>9,041</text:p>
          </table:table-cell>
          <table:table-cell office:value-type="float" office:value="11482" calcext:value-type="float">
            <text:p>11,482</text:p>
          </table:table-cell>
          <table:table-cell office:value-type="float" office:value="36027" calcext:value-type="float">
            <text:p>36,027</text:p>
          </table:table-cell>
          <table:table-cell office:value-type="float" office:value="16354" calcext:value-type="float">
            <text:p>16,354</text:p>
          </table:table-cell>
          <table:table-cell table:formula="of:=SUM([.K90]; [.L90])" office:value-type="float" office:value="52381" calcext:value-type="float">
            <text:p>52,381</text:p>
          </table:table-cell>
          <table:table-cell office:value-type="float" office:value="2560" calcext:value-type="float">
            <text:p>2,560</text:p>
          </table:table-cell>
          <table:table-cell office:value-type="float" office:value="21027" calcext:value-type="float">
            <text:p>21,027</text:p>
          </table:table-cell>
          <table:table-cell office:value-type="float" office:value="20437" calcext:value-type="float">
            <text:p>20,437</text:p>
          </table:table-cell>
          <table:table-cell office:value-type="float" office:value="58054" calcext:value-type="float">
            <text:p>58,054</text:p>
          </table:table-cell>
          <table:table-cell office:value-type="float" office:value="2793" calcext:value-type="float">
            <text:p>2,793</text:p>
          </table:table-cell>
          <table:table-cell office:value-type="float" office:value="16269" calcext:value-type="float">
            <text:p>16,269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3-01-01" calcext:value-type="date">
            <text:p>Jan 1, 23</text:p>
          </table:table-cell>
          <table:table-cell office:value-type="float" office:value="7589" calcext:value-type="float">
            <text:p>7,589</text:p>
          </table:table-cell>
          <table:table-cell office:value-type="float" office:value="895" calcext:value-type="float">
            <text:p>895</text:p>
          </table:table-cell>
          <table:table-cell office:value-type="float" office:value="79292" calcext:value-type="float">
            <text:p>79,292</text:p>
          </table:table-cell>
          <table:table-cell office:value-type="float" office:value="861" calcext:value-type="float">
            <text:p>861</text:p>
          </table:table-cell>
          <table:table-cell office:value-type="float" office:value="1287" calcext:value-type="float">
            <text:p>1,287</text:p>
          </table:table-cell>
          <table:table-cell office:value-type="float" office:value="4117" calcext:value-type="float">
            <text:p>4,117</text:p>
          </table:table-cell>
          <table:table-cell office:value-type="float" office:value="1720" calcext:value-type="float">
            <text:p>1,720</text:p>
          </table:table-cell>
          <table:table-cell office:value-type="float" office:value="9255" calcext:value-type="float">
            <text:p>9,255</text:p>
          </table:table-cell>
          <table:table-cell office:value-type="float" office:value="11482" calcext:value-type="float">
            <text:p>11,482</text:p>
          </table:table-cell>
          <table:table-cell office:value-type="float" office:value="35646" calcext:value-type="float">
            <text:p>35,646</text:p>
          </table:table-cell>
          <table:table-cell office:value-type="float" office:value="16340" calcext:value-type="float">
            <text:p>16,340</text:p>
          </table:table-cell>
          <table:table-cell table:formula="of:=SUM([.K91]; [.L91])" office:value-type="float" office:value="51986" calcext:value-type="float">
            <text:p>51,986</text:p>
          </table:table-cell>
          <table:table-cell office:value-type="float" office:value="2728" calcext:value-type="float">
            <text:p>2,728</text:p>
          </table:table-cell>
          <table:table-cell office:value-type="float" office:value="20988" calcext:value-type="float">
            <text:p>20,988</text:p>
          </table:table-cell>
          <table:table-cell office:value-type="float" office:value="20292" calcext:value-type="float">
            <text:p>20,292</text:p>
          </table:table-cell>
          <table:table-cell office:value-type="float" office:value="57944" calcext:value-type="float">
            <text:p>57,944</text:p>
          </table:table-cell>
          <table:table-cell office:value-type="float" office:value="2767" calcext:value-type="float">
            <text:p>2,767</text:p>
          </table:table-cell>
          <table:table-cell office:value-type="float" office:value="16266" calcext:value-type="float">
            <text:p>16,266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3-03-03" calcext:value-type="date">
            <text:p>Mar 3, 23</text:p>
          </table:table-cell>
          <table:table-cell office:value-type="float" office:value="7807" calcext:value-type="float">
            <text:p>7,807</text:p>
          </table:table-cell>
          <table:table-cell office:value-type="float" office:value="900" calcext:value-type="float">
            <text:p>900</text:p>
          </table:table-cell>
          <table:table-cell office:value-type="float" office:value="79825" calcext:value-type="float">
            <text:p>79,825</text:p>
          </table:table-cell>
          <table:table-cell office:value-type="float" office:value="872" calcext:value-type="float">
            <text:p>872</text:p>
          </table:table-cell>
          <table:table-cell office:value-type="float" office:value="1332" calcext:value-type="float">
            <text:p>1,332</text:p>
          </table:table-cell>
          <table:table-cell office:value-type="float" office:value="4185" calcext:value-type="float">
            <text:p>4,185</text:p>
          </table:table-cell>
          <table:table-cell office:value-type="float" office:value="1764" calcext:value-type="float">
            <text:p>1,764</text:p>
          </table:table-cell>
          <table:table-cell office:value-type="float" office:value="9539" calcext:value-type="float">
            <text:p>9,539</text:p>
          </table:table-cell>
          <table:table-cell office:value-type="float" office:value="12344" calcext:value-type="float">
            <text:p>12,344</text:p>
          </table:table-cell>
          <table:table-cell office:value-type="float" office:value="36556" calcext:value-type="float">
            <text:p>36,556</text:p>
          </table:table-cell>
          <table:table-cell office:value-type="float" office:value="16632" calcext:value-type="float">
            <text:p>16,632</text:p>
          </table:table-cell>
          <table:table-cell table:formula="of:=SUM([.K92]; [.L92])" office:value-type="float" office:value="53188" calcext:value-type="float">
            <text:p>53,188</text:p>
          </table:table-cell>
          <table:table-cell office:value-type="float" office:value="2885" calcext:value-type="float">
            <text:p>2,885</text:p>
          </table:table-cell>
          <table:table-cell office:value-type="float" office:value="21308" calcext:value-type="float">
            <text:p>21,308</text:p>
          </table:table-cell>
          <table:table-cell office:value-type="float" office:value="20481" calcext:value-type="float">
            <text:p>20,481</text:p>
          </table:table-cell>
          <table:table-cell office:value-type="float" office:value="59426" calcext:value-type="float">
            <text:p>59,426</text:p>
          </table:table-cell>
          <table:table-cell office:value-type="float" office:value="2820" calcext:value-type="float">
            <text:p>2,820</text:p>
          </table:table-cell>
          <table:table-cell office:value-type="float" office:value="16699" calcext:value-type="float">
            <text:p>16,699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3-04-03" calcext:value-type="date">
            <text:p>Apr 3, 23</text:p>
          </table:table-cell>
          <table:table-cell office:value-type="float" office:value="8483" calcext:value-type="float">
            <text:p>8,483</text:p>
          </table:table-cell>
          <table:table-cell office:value-type="float" office:value="899" calcext:value-type="float">
            <text:p>899</text:p>
          </table:table-cell>
          <table:table-cell office:value-type="float" office:value="84199" calcext:value-type="float">
            <text:p>84,199</text:p>
          </table:table-cell>
          <table:table-cell office:value-type="float" office:value="882" calcext:value-type="float">
            <text:p>882</text:p>
          </table:table-cell>
          <table:table-cell office:value-type="float" office:value="1347" calcext:value-type="float">
            <text:p>1,347</text:p>
          </table:table-cell>
          <table:table-cell office:value-type="float" office:value="4204" calcext:value-type="float">
            <text:p>4,204</text:p>
          </table:table-cell>
          <table:table-cell office:value-type="float" office:value="1788" calcext:value-type="float">
            <text:p>1,788</text:p>
          </table:table-cell>
          <table:table-cell office:value-type="float" office:value="9717" calcext:value-type="float">
            <text:p>9,717</text:p>
          </table:table-cell>
          <table:table-cell office:value-type="float" office:value="13663" calcext:value-type="float">
            <text:p>13,663</text:p>
          </table:table-cell>
          <table:table-cell office:value-type="float" office:value="38502" calcext:value-type="float">
            <text:p>38,502</text:p>
          </table:table-cell>
          <table:table-cell office:value-type="float" office:value="16742" calcext:value-type="float">
            <office:annotation draw:style-name="gr2" draw:text-style-name="P2" svg:width="1.1413in" svg:height="0.7083in" svg:x="10.9028in" svg:y="10.4102in" draw:caption-point-x="-0.2402in" draw:caption-point-y="0.5945in">
              <dc:date>2023-06-30T00:00:00</dc:date>
              <text:p text:style-name="P1"><text:span text:style-name="T1">Did not get lok data when doing handwritten dates</text:span></text:p>
            </office:annotation>
            <text:p>16,742</text:p>
          </table:table-cell>
          <table:table-cell table:formula="of:=SUM([.K93]; [.L93])" office:value-type="float" office:value="55244" calcext:value-type="float">
            <text:p>55,244</text:p>
          </table:table-cell>
          <table:table-cell office:value-type="float" office:value="2984" calcext:value-type="float">
            <text:p>2,984</text:p>
          </table:table-cell>
          <table:table-cell office:value-type="float" office:value="21521" calcext:value-type="float">
            <text:p>21,521</text:p>
          </table:table-cell>
          <table:table-cell office:value-type="float" office:value="20588" calcext:value-type="float">
            <text:p>20,588</text:p>
          </table:table-cell>
          <table:table-cell office:value-type="float" office:value="59926" calcext:value-type="float">
            <text:p>59,926</text:p>
          </table:table-cell>
          <table:table-cell office:value-type="float" office:value="2833" calcext:value-type="float">
            <text:p>2,833</text:p>
          </table:table-cell>
          <table:table-cell office:value-type="float" office:value="16853" calcext:value-type="float">
            <text:p>16,853</text:p>
          </table:table-cell>
          <table:table-cell table:number-columns-repeated="1011"/>
        </table:table-row>
        <table:table-row table:style-name="ro2">
          <table:table-cell table:style-name="ce151" office:value-type="date" office:date-value="2023-06-30" calcext:value-type="date">
            <text:p>Jun 30, 23</text:p>
          </table:table-cell>
          <table:table-cell office:value-type="float" office:value="8811" calcext:value-type="float">
            <text:p>8,811</text:p>
          </table:table-cell>
          <table:table-cell table:formula="of:=194+16+2+782+3+3+63" office:value-type="float" office:value="1063" calcext:value-type="float">
            <text:p>1,063</text:p>
          </table:table-cell>
          <table:table-cell office:value-type="float" office:value="84780" calcext:value-type="float">
            <text:p>84,780</text:p>
          </table:table-cell>
          <table:table-cell office:value-type="float" office:value="905" calcext:value-type="float">
            <text:p>905</text:p>
          </table:table-cell>
          <table:table-cell office:value-type="float" office:value="1425" calcext:value-type="float">
            <text:p>1,425</text:p>
          </table:table-cell>
          <table:table-cell office:value-type="float" office:value="4447" calcext:value-type="float">
            <text:p>4,447</text:p>
          </table:table-cell>
          <table:table-cell office:value-type="float" office:value="1922" calcext:value-type="float">
            <text:p>1,922</text:p>
          </table:table-cell>
          <table:table-cell office:value-type="float" office:value="10493" calcext:value-type="float">
            <text:p>10,493</text:p>
          </table:table-cell>
          <table:table-cell office:value-type="float" office:value="15078" calcext:value-type="float">
            <text:p>15,078</text:p>
          </table:table-cell>
          <table:table-cell office:value-type="float" office:value="39488" calcext:value-type="float">
            <text:p>39,488</text:p>
          </table:table-cell>
          <table:table-cell office:value-type="float" office:value="17457" calcext:value-type="float">
            <text:p>17,457</text:p>
          </table:table-cell>
          <table:table-cell table:formula="of:=SUM([.K94]; [.L94])" office:value-type="float" office:value="56945" calcext:value-type="float">
            <text:p>56,945</text:p>
          </table:table-cell>
          <table:table-cell office:value-type="float" office:value="3414" calcext:value-type="float">
            <text:p>3,414</text:p>
          </table:table-cell>
          <table:table-cell office:value-type="float" office:value="22671" calcext:value-type="float">
            <text:p>22,671</text:p>
          </table:table-cell>
          <table:table-cell office:value-type="float" office:value="21586" calcext:value-type="float">
            <text:p>21,586</text:p>
          </table:table-cell>
          <table:table-cell office:value-type="float" office:value="64368" calcext:value-type="float">
            <text:p>64,368</text:p>
          </table:table-cell>
          <table:table-cell office:value-type="float" office:value="2972" calcext:value-type="float">
            <text:p>2,972</text:p>
          </table:table-cell>
          <table:table-cell office:value-type="float" office:value="17607" calcext:value-type="float">
            <text:p>17,607</text:p>
          </table:table-cell>
          <table:table-cell table:number-columns-repeated="1011"/>
        </table:table-row>
        <table:table-row table:style-name="ro2">
          <table:table-cell table:style-name="ce151"/>
          <table:table-cell table:number-columns-repeated="11"/>
          <table:table-cell table:formula="of:=SUM([.K95]; [.L95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51"/>
          <table:table-cell table:number-columns-repeated="11"/>
          <table:table-cell table:formula="of:=SUM([.K96]; [.L96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51"/>
          <table:table-cell table:number-columns-repeated="11"/>
          <table:table-cell table:formula="of:=SUM([.K97]; [.L97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51"/>
          <table:table-cell table:number-columns-repeated="11"/>
          <table:table-cell table:formula="of:=SUM([.K98]; [.L98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51"/>
          <table:table-cell table:number-columns-repeated="11"/>
          <table:table-cell table:formula="of:=SUM([.K99]; [.L99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51"/>
          <table:table-cell table:number-columns-repeated="11"/>
          <table:table-cell table:formula="of:=SUM([.K100]; [.L100])"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7">
          <table:table-cell table:style-name="ce151"/>
          <table:table-cell table:number-columns-repeated="1029"/>
        </table:table-row>
        <table:table-row table:style-name="ro2" table:number-rows-repeated="1048468">
          <table:table-cell table:number-columns-repeated="1030"/>
        </table:table-row>
        <table:table-row table:style-name="ro2">
          <table:table-cell table:number-columns-repeated="1030"/>
        </table:table-row>
      </table:table>
      <table:table table:name="cartoon wp" table:style-name="ta2">
        <table:table-column table:style-name="co1" table:default-cell-style-name="ce14"/>
        <table:table-column table:style-name="co1" table:number-columns-repeated="1029" table:default-cell-style-name="Default"/>
        <table:table-row table:style-name="ro1">
          <table:table-cell table:style-name="ce224" office:value-type="string" calcext:value-type="string">
            <text:p>WBM Date</text:p>
          </table:table-cell>
          <table:table-cell table:style-name="ce225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mlp</text:span></text:p>
            </office:annotation>
            <text:p>MLP</text:p>
          </table:table-cell>
          <table:table-cell table:style-name="ce225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voltron</text:span></text:p>
            </office:annotation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office:annotation draw:style-name="gr2" draw:text-style-name="P2" svg:width="1.1413in" svg:height="0.7083in" svg:x="10.9028in" svg:y="0in" draw:caption-point-x="-0.2402in" draw:caption-point-y="0.0039in">
              <dc:date>2023-06-30T00:00:00</dc:date>
              <text:p text:style-name="P1"><text:span text:style-name="T1">#lok</text:span></text:p>
            </office:annotation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office:annotation draw:style-name="gr2" draw:text-style-name="P2" svg:width="1.1413in" svg:height="0.7083in" svg:x="12.6807in" svg:y="0in" draw:caption-point-x="-0.2402in" draw:caption-point-y="0.0039in">
              <dc:date>2023-06-30T00:00:00</dc:date>
              <text:p text:style-name="P1"><text:span text:style-name="T1">#totaldrama</text:span></text:p>
            </office:annotation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stevenuniverse</text:span></text:p>
            </office:annotation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office:annotation draw:style-name="gr2" draw:text-style-name="P2" svg:width="1.1413in" svg:height="0.7083in" svg:x="16.2362in" svg:y="0in" draw:caption-point-x="-0.2402in" draw:caption-point-y="0.0039in">
              <dc:date>2023-06-30T00:00:00</dc:date>
              <text:p text:style-name="P1"><text:span text:style-name="T1">#svtfoe</text:span></text:p>
            </office:annotation>
            <text:p>SVFoE</text:p>
          </table:table-cell>
          <table:table-cell table:style-name="ce225" office:value-type="string" calcext:value-type="string">
            <office:annotation draw:style-name="gr2" draw:text-style-name="P2" svg:width="1.1413in" svg:height="0.7083in" svg:x="17.1252in" svg:y="0in" draw:caption-point-x="-0.2402in" draw:caption-point-y="0.0039in">
              <dc:date>2023-06-30T00:00:00</dc:date>
              <text:p text:style-name="P1"><text:span text:style-name="T1">#shera</text:span></text:p>
            </office:annotation>
            <text:p>SPoP</text:p>
          </table:table-cell>
          <table:table-cell table:style-name="ce225" table:number-columns-repeated="1011"/>
        </table:table-row>
        <table:table-row table:style-name="ro2" table:visibility="collapse" table:number-rows-repeated="88">
          <table:table-cell/>
          <table:table-cell table:style-name="ce186" table:number-columns-repeated="18"/>
          <table:table-cell table:number-columns-repeated="1011"/>
        </table:table-row>
        <table:table-row table:style-name="ro2" table:number-rows-repeated="4">
          <table:table-cell/>
          <table:table-cell table:style-name="ce186" table:number-columns-repeated="18"/>
          <table:table-cell table:number-columns-repeated="1011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table:style-name="ce186" office:value-type="float" office:value="15700" calcext:value-type="float">
            <text:p>15,700</text:p>
          </table:table-cell>
          <table:table-cell/>
          <table:table-cell table:style-name="ce186" office:value-type="float" office:value="22000" calcext:value-type="float">
            <text:p>22,000</text:p>
          </table:table-cell>
          <table:table-cell table:style-name="ce186" office:value-type="float" office:value="264" calcext:value-type="float">
            <text:p>264</text:p>
          </table:table-cell>
          <table:table-cell table:style-name="ce186" office:value-type="float" office:value="1000" calcext:value-type="float">
            <text:p>1,000</text:p>
          </table:table-cell>
          <table:table-cell table:style-name="ce186" office:value-type="float" office:value="2200" calcext:value-type="float">
            <text:p>2,200</text:p>
          </table:table-cell>
          <table:table-cell table:style-name="ce186" office:value-type="float" office:value="449" calcext:value-type="float">
            <text:p>449</text:p>
          </table:table-cell>
          <table:table-cell table:style-name="ce186" office:value-type="float" office:value="6000" calcext:value-type="float">
            <text:p>6,000</text:p>
          </table:table-cell>
          <table:table-cell table:style-name="ce186" office:value-type="float" office:value="3800" calcext:value-type="float">
            <text:p>3,800</text:p>
          </table:table-cell>
          <table:table-cell table:style-name="ce186" office:value-type="float" office:value="4800" calcext:value-type="float">
            <text:p>4,800</text:p>
          </table:table-cell>
          <table:table-cell table:style-name="ce186" office:value-type="float" office:value="1300" calcext:value-type="float">
            <text:p>1,300</text:p>
          </table:table-cell>
          <table:table-cell table:style-name="ce186" table:formula="of:=[.K:.K]+[.L:.L]" office:value-type="float" office:value="6100" calcext:value-type="float">
            <text:p>6,100</text:p>
          </table:table-cell>
          <table:table-cell table:style-name="ce186" office:value-type="float" office:value="4600" calcext:value-type="float">
            <text:p>4,600</text:p>
          </table:table-cell>
          <table:table-cell table:style-name="ce186" office:value-type="float" office:value="18000" calcext:value-type="float">
            <text:p>18,000</text:p>
          </table:table-cell>
          <table:table-cell table:style-name="ce186" office:value-type="float" office:value="15800" calcext:value-type="float">
            <text:p>15,800</text:p>
          </table:table-cell>
          <table:table-cell table:style-name="ce186" office:value-type="float" office:value="16500" calcext:value-type="float">
            <text:p>16,500</text:p>
          </table:table-cell>
          <table:table-cell table:style-name="ce186" office:value-type="float" office:value="3100" calcext:value-type="float">
            <text:p>3,100</text:p>
          </table:table-cell>
          <table:table-cell table:style-name="ce186" office:value-type="float" office:value="2100" calcext:value-type="float">
            <text:p>2,100</text:p>
          </table:table-cell>
          <table:table-cell table:number-columns-repeated="1011"/>
        </table:table-row>
        <table:table-row table:style-name="ro2" table:number-rows-repeated="1048481">
          <table:table-cell table:number-columns-repeated="1030"/>
        </table:table-row>
        <table:table-row table:style-name="ro2">
          <table:table-cell table:number-columns-repeated="1030"/>
        </table:table-row>
      </table:table>
      <table:table table:name="FiMFiction" table:style-name="ta2">
        <table:table-column table:style-name="co1" table:default-cell-style-name="ce151"/>
        <table:table-column table:style-name="co1" table:number-columns-repeated="2" table:default-cell-style-name="ce186"/>
        <table:table-column table:style-name="co1" table:number-columns-repeated="16381" table:default-cell-style-name="Default"/>
        <table:table-row table:style-name="ro1">
          <table:table-cell table:style-name="ce224" office:value-type="string" calcext:value-type="string">
            <text:p>Standard Approx Date</text:p>
          </table:table-cell>
          <table:table-cell table:style-name="ce225" office:value-type="string" calcext:value-type="string">
            <text:p>Month</text:p>
          </table:table-cell>
          <table:table-cell table:style-name="ce225" office:value-type="string" calcext:value-type="string">
            <text:p>adjust to date</text:p>
          </table:table-cell>
          <table:table-cell table:style-name="ce226" office:value-type="string" calcext:value-type="string">
            <text:p># Archived</text:p>
          </table:table-cell>
          <table:table-cell table:style-name="ce226" table:number-columns-repeated="2"/>
          <table:table-cell table:style-name="ce226" office:value-type="string" calcext:value-type="string">
            <text:p>Methodology</text:p>
          </table:table-cell>
          <table:table-cell table:style-name="ce226" table:number-columns-repeated="16377"/>
        </table:table-row>
        <table:table-row table:style-name="ro2" table:visibility="collapse">
          <table:table-cell office:value-type="date" office:date-value="1999-04-29" calcext:value-type="date">
            <text:p>Apr 29, 99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0-05-10" calcext:value-type="date">
            <text:p>May 10, 0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0-10-13" calcext:value-type="date">
            <text:p>Oct 13, 0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1-04-13" calcext:value-type="date">
            <text:p>Apr 13, 01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1-07-01" calcext:value-type="date">
            <text:p>Jul 1, 01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1-09-10" calcext:value-type="date">
            <text:p>Sep 10, 01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1-12-05" calcext:value-type="date">
            <text:p>Dec 5, 01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01-23" calcext:value-type="date">
            <text:p>Jan 23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04-05" calcext:value-type="date">
            <text:p>Apr 5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06-02" calcext:value-type="date">
            <text:p>Jun 2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08-10" calcext:value-type="date">
            <text:p>Aug 10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10-10" calcext:value-type="date">
            <text:p>Oct 10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2-12-07" calcext:value-type="date">
            <text:p>Dec 7, 02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3-02-02" calcext:value-type="date">
            <text:p>Feb 2, 03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3-04-01" calcext:value-type="date">
            <text:p>Apr 1, 03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3-06-03" calcext:value-type="date">
            <text:p>Jun 3, 03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04-04" calcext:value-type="date">
            <text:p>Apr 4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06-10" calcext:value-type="date">
            <text:p>Jun 10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09-06" calcext:value-type="date">
            <text:p>Sep 6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10-12" calcext:value-type="date">
            <text:p>Oct 12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4-12-10" calcext:value-type="date">
            <text:p>Dec 10, 04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5-01-01" calcext:value-type="date">
            <text:p>Jan 1, 05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5-04-01" calcext:value-type="date">
            <text:p>Apr 1, 05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6-10-15" calcext:value-type="date">
            <text:p>Oct 15, 06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7-06-30" calcext:value-type="date">
            <text:p>Jun 30, 07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7-10-11" calcext:value-type="date">
            <text:p>Oct 11, 07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2" table:visibility="collapse">
          <table:table-cell table:style-name="ce152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09-12-12" calcext:value-type="date">
            <text:p>Dec 12, 09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03-28" calcext:value-type="date">
            <text:p>Mar 28, 1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06-11" calcext:value-type="date">
            <text:p>Jun 11, 1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09-22" calcext:value-type="date">
            <text:p>Sep 22, 1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10-25" calcext:value-type="date">
            <text:p>Oct 25, 10</text:p>
          </table:table-cell>
          <table:table-cell table:number-columns-repeated="16383"/>
        </table:table-row>
        <table:table-row table:style-name="ro2" table:visibility="collapse">
          <table:table-cell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2">
          <table:table-cell office:value-type="date" office:date-value="2011-06-30" calcext:value-type="date">
            <text:p>Jun 30, 1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6" table:formula="of:=[.C:.C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3" table:number-rows-spanned="5">
            <text:p>Numbers added up manually from FimFiction’s Site Statistics Page [<text:a xlink:href="https://www.fimfiction.net/statistics" xlink:type="simple">https://www.fimfiction.net/statistics</text:a>]. These numbers will <text:span text:style-name="T2">include</text:span><text:span text:style-name="T3"> stories which have since been deleted/unlisted.</text:span>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office:value-type="date" office:date-value="2011-08-13" calcext:value-type="date">
            <text:p>Aug 13, 11</text:p>
          </table:table-cell>
          <table:table-cell office:value-type="float" office:value="154" calcext:value-type="float">
            <text:p>154</text:p>
          </table:table-cell>
          <table:table-cell table:formula="of:=[.B:.B]+60" office:value-type="float" office:value="214" calcext:value-type="float">
            <text:p>214</text:p>
          </table:table-cell>
          <table:table-cell table:style-name="ce186" table:formula="of:=[.C:.C]" office:value-type="float" office:value="214" calcext:value-type="float">
            <text:p>21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2">
          <table:table-cell office:value-type="date" office:date-value="2011-09-23" calcext:value-type="date">
            <text:p>Sep 23, 11</text:p>
          </table:table-cell>
          <table:table-cell table:formula="of:=[.B37]+154+176" office:value-type="float" office:value="484" calcext:value-type="float">
            <text:p>484</text:p>
          </table:table-cell>
          <table:table-cell table:formula="of:=[.B:.B]-30" office:value-type="float" office:value="454" calcext:value-type="float">
            <text:p>454</text:p>
          </table:table-cell>
          <table:table-cell table:style-name="ce186" table:formula="of:=[.C:.C]" office:value-type="float" office:value="454" calcext:value-type="float">
            <text:p>45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2">
          <table:table-cell office:value-type="date" office:date-value="2011-10-25" calcext:value-type="date">
            <text:p>Oct 25, 11</text:p>
          </table:table-cell>
          <table:table-cell table:formula="of:=[.B38]+389" office:value-type="float" office:value="873" calcext:value-type="float">
            <text:p>873</text:p>
          </table:table-cell>
          <table:table-cell table:formula="of:=[.B:.B]-103" office:value-type="float" office:value="770" calcext:value-type="float">
            <text:p>770</text:p>
          </table:table-cell>
          <table:table-cell table:style-name="ce186" table:formula="of:=[.C:.C]" office:value-type="float" office:value="770" calcext:value-type="float">
            <text:p>770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2">
          <table:table-cell office:value-type="date" office:date-value="2012-01-12" calcext:value-type="date">
            <text:p>Jan 12, 12</text:p>
          </table:table-cell>
          <table:table-cell table:formula="of:=[.B39]+579+782" office:value-type="float" office:value="2234" calcext:value-type="float">
            <text:p>2,234</text:p>
          </table:table-cell>
          <table:table-cell table:formula="of:=[.B:.B]+358" office:value-type="float" office:value="2592" calcext:value-type="float">
            <text:p>2,592</text:p>
          </table:table-cell>
          <table:table-cell table:style-name="ce186" table:formula="of:=[.C:.C]" office:value-type="float" office:value="2592" calcext:value-type="float">
            <text:p>2,592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2">
          <table:table-cell office:value-type="date" office:date-value="2012-05-01" calcext:value-type="date">
            <text:p>May 1, 12</text:p>
          </table:table-cell>
          <table:table-cell table:formula="of:=[.B40]+1105+1491+1824+1871" office:value-type="float" office:value="8525" calcext:value-type="float">
            <text:p>8,525</text:p>
          </table:table-cell>
          <table:table-cell table:formula="of:=[.B:.B]+49" office:value-type="float" office:value="8574" calcext:value-type="float">
            <text:p>8,574</text:p>
          </table:table-cell>
          <table:table-cell table:style-name="ce186" table:formula="of:=[.C:.C]" office:value-type="float" office:value="8574" calcext:value-type="float">
            <text:p>8,574</text:p>
          </table:table-cell>
          <table:table-cell table:number-columns-repeated="16380"/>
        </table:table-row>
        <table:table-row table:style-name="ro2">
          <table:table-cell office:value-type="date" office:date-value="2012-05-20" calcext:value-type="date">
            <text:p>May 20, 12</text:p>
          </table:table-cell>
          <table:table-cell table:formula="of:=[.B41]+1862" office:value-type="float" office:value="10387" calcext:value-type="float">
            <text:p>10,387</text:p>
          </table:table-cell>
          <table:table-cell table:formula="of:=[.B:.B]-698" office:value-type="float" office:value="9689" calcext:value-type="float">
            <text:p>9,689</text:p>
          </table:table-cell>
          <table:table-cell table:style-name="ce186" table:formula="of:=[.C:.C]" office:value-type="float" office:value="9689" calcext:value-type="float">
            <text:p>9,689</text:p>
          </table:table-cell>
          <table:table-cell table:number-columns-repeated="16380"/>
        </table:table-row>
        <table:table-row table:style-name="ro2">
          <table:table-cell office:value-type="date" office:date-value="2012-06-04" calcext:value-type="date">
            <text:p>Jun 4, 12</text:p>
          </table:table-cell>
          <table:table-cell table:formula="of:=[.B42]" office:value-type="float" office:value="10387" calcext:value-type="float">
            <text:p>10,387</text:p>
          </table:table-cell>
          <table:table-cell table:formula="of:=[.B:.B]+280" office:value-type="float" office:value="10667" calcext:value-type="float">
            <text:p>10,667</text:p>
          </table:table-cell>
          <table:table-cell table:style-name="ce186" table:formula="of:=[.C:.C]" office:value-type="float" office:value="10667" calcext:value-type="float">
            <text:p>10,667</text:p>
          </table:table-cell>
          <table:table-cell table:number-columns-repeated="16380"/>
        </table:table-row>
        <table:table-row table:style-name="ro2">
          <table:table-cell office:value-type="date" office:date-value="2012-07-16" calcext:value-type="date">
            <text:p>Jul 16, 12</text:p>
          </table:table-cell>
          <table:table-cell table:formula="of:=[.B43]+1947+1977" office:value-type="float" office:value="14311" calcext:value-type="float">
            <text:p>14,311</text:p>
          </table:table-cell>
          <table:table-cell table:formula="of:=[.B:.B]-1027" office:value-type="float" office:value="13284" calcext:value-type="float">
            <text:p>13,284</text:p>
          </table:table-cell>
          <table:table-cell table:style-name="ce186" table:formula="of:=[.C:.C]" office:value-type="float" office:value="13284" calcext:value-type="float">
            <text:p>13,284</text:p>
          </table:table-cell>
          <table:table-cell table:number-columns-repeated="16380"/>
        </table:table-row>
        <table:table-row table:style-name="ro2">
          <table:table-cell office:value-type="date" office:date-value="2012-10-23" calcext:value-type="date">
            <text:p>Oct 23, 12</text:p>
          </table:table-cell>
          <table:table-cell table:formula="of:=[.B44]+2030+1722+1946" office:value-type="float" office:value="20009" calcext:value-type="float">
            <text:p>20,009</text:p>
          </table:table-cell>
          <table:table-cell table:formula="of:=[.B:.B]-503" office:value-type="float" office:value="19506" calcext:value-type="float">
            <text:p>19,506</text:p>
          </table:table-cell>
          <table:table-cell table:style-name="ce186" table:formula="of:=[.C:.C]" office:value-type="float" office:value="19506" calcext:value-type="float">
            <text:p>19,506</text:p>
          </table:table-cell>
          <table:table-cell table:number-columns-repeated="16380"/>
        </table:table-row>
        <table:table-row table:style-name="ro2">
          <table:table-cell office:value-type="date" office:date-value="2013-01-07" calcext:value-type="date">
            <text:p>Jan 7, 13</text:p>
          </table:table-cell>
          <table:table-cell table:formula="of:=[.B45]+1862+2043" office:value-type="float" office:value="23914" calcext:value-type="float">
            <text:p>23,914</text:p>
          </table:table-cell>
          <table:table-cell table:formula="of:=[.B:.B]+480" office:value-type="float" office:value="24394" calcext:value-type="float">
            <text:p>24,394</text:p>
          </table:table-cell>
          <table:table-cell table:style-name="ce186" table:formula="of:=[.C:.C]" office:value-type="float" office:value="24394" calcext:value-type="float">
            <text:p>24,394</text:p>
          </table:table-cell>
          <table:table-cell table:number-columns-repeated="16380"/>
        </table:table-row>
        <table:table-row table:style-name="ro2">
          <table:table-cell office:value-type="date" office:date-value="2013-04-04" calcext:value-type="date">
            <text:p>Apr 4, 13</text:p>
          </table:table-cell>
          <table:table-cell table:formula="of:=[.B46]+2023+1818+1769" office:value-type="float" office:value="29524" calcext:value-type="float">
            <text:p>29,524</text:p>
          </table:table-cell>
          <table:table-cell table:formula="of:=[.B:.B]+256" office:value-type="float" office:value="29780" calcext:value-type="float">
            <text:p>29,780</text:p>
          </table:table-cell>
          <table:table-cell table:style-name="ce186" table:formula="of:=[.C:.C]" office:value-type="float" office:value="29780" calcext:value-type="float">
            <text:p>29,780</text:p>
          </table:table-cell>
          <table:table-cell table:number-columns-repeated="16380"/>
        </table:table-row>
        <table:table-row table:style-name="ro2">
          <table:table-cell office:value-type="date" office:date-value="2013-06-25" calcext:value-type="date">
            <text:p>Jun 25, 13</text:p>
          </table:table-cell>
          <table:table-cell table:formula="of:=[.B47]+1696+1651+1642" office:value-type="float" office:value="34513" calcext:value-type="float">
            <text:p>34,513</text:p>
          </table:table-cell>
          <table:table-cell table:formula="of:=[.B:.B]-286" office:value-type="float" office:value="34227" calcext:value-type="float">
            <text:p>34,227</text:p>
          </table:table-cell>
          <table:table-cell table:style-name="ce186" table:formula="of:=[.C:.C]" office:value-type="float" office:value="34227" calcext:value-type="float">
            <text:p>34,227</text:p>
          </table:table-cell>
          <table:table-cell table:number-columns-repeated="16380"/>
        </table:table-row>
        <table:table-row table:style-name="ro2">
          <table:table-cell office:value-type="date" office:date-value="2013-10-10" calcext:value-type="date">
            <text:p>Oct 10, 13</text:p>
          </table:table-cell>
          <table:table-cell table:formula="of:=[.B48]+1951+1826+1730" office:value-type="float" office:value="40020" calcext:value-type="float">
            <text:p>40,020</text:p>
          </table:table-cell>
          <table:table-cell table:formula="of:=[.B:.B]+615" office:value-type="float" office:value="40635" calcext:value-type="float">
            <text:p>40,635</text:p>
          </table:table-cell>
          <table:table-cell table:style-name="ce186" table:formula="of:=[.C:.C]" office:value-type="float" office:value="40635" calcext:value-type="float">
            <text:p>40,635</text:p>
          </table:table-cell>
          <table:table-cell table:number-columns-repeated="16380"/>
        </table:table-row>
        <table:table-row table:style-name="ro2">
          <table:table-cell office:value-type="date" office:date-value="2013-12-01" calcext:value-type="date">
            <text:p>Dec 1, 13</text:p>
          </table:table-cell>
          <table:table-cell table:formula="of:=[.B49]+1996+1611" office:value-type="float" office:value="43627" calcext:value-type="float">
            <text:p>43,627</text:p>
          </table:table-cell>
          <table:table-cell table:formula="of:=[.B:.B]+59" office:value-type="float" office:value="43686" calcext:value-type="float">
            <text:p>43,686</text:p>
          </table:table-cell>
          <table:table-cell table:style-name="ce186" table:formula="of:=[.C:.C]" office:value-type="float" office:value="43686" calcext:value-type="float">
            <text:p>43,686</text:p>
          </table:table-cell>
          <table:table-cell table:number-columns-repeated="16380"/>
        </table:table-row>
        <table:table-row table:style-name="ro2">
          <table:table-cell office:value-type="date" office:date-value="2014-01-22" calcext:value-type="date">
            <text:p>Jan 22, 14</text:p>
          </table:table-cell>
          <table:table-cell table:formula="of:=[.B50]+2049+2136" office:value-type="float" office:value="47812" calcext:value-type="float">
            <text:p>47,812</text:p>
          </table:table-cell>
          <table:table-cell table:formula="of:=[.B:.B]-605" office:value-type="float" office:value="47207" calcext:value-type="float">
            <text:p>47,207</text:p>
          </table:table-cell>
          <table:table-cell table:style-name="ce186" table:formula="of:=[.C:.C]" office:value-type="float" office:value="47207" calcext:value-type="float">
            <text:p>47,207</text:p>
          </table:table-cell>
          <table:table-cell table:number-columns-repeated="16380"/>
        </table:table-row>
        <table:table-row table:style-name="ro2">
          <table:table-cell office:value-type="date" office:date-value="2014-04-04" calcext:value-type="date">
            <text:p>Apr 4, 14</text:p>
          </table:table-cell>
          <table:table-cell table:formula="of:=[.B51]+1842+1857" office:value-type="float" office:value="51511" calcext:value-type="float">
            <text:p>51,511</text:p>
          </table:table-cell>
          <table:table-cell table:formula="of:=[.B:.B]+237" office:value-type="float" office:value="51748" calcext:value-type="float">
            <text:p>51,748</text:p>
          </table:table-cell>
          <table:table-cell table:style-name="ce186" table:formula="of:=[.C:.C]" office:value-type="float" office:value="51748" calcext:value-type="float">
            <text:p>51,748</text:p>
          </table:table-cell>
          <table:table-cell table:number-columns-repeated="16380"/>
        </table:table-row>
        <table:table-row table:style-name="ro2">
          <table:table-cell office:value-type="date" office:date-value="2014-07-04" calcext:value-type="date">
            <text:p>Jul 4, 14</text:p>
          </table:table-cell>
          <table:table-cell table:formula="of:=[.B52]+1768+1888+1671" office:value-type="float" office:value="56838" calcext:value-type="float">
            <text:p>56,838</text:p>
          </table:table-cell>
          <table:table-cell table:formula="of:=[.B:.B]+201" office:value-type="float" office:value="57039" calcext:value-type="float">
            <text:p>57,039</text:p>
          </table:table-cell>
          <table:table-cell table:style-name="ce186" table:formula="of:=[.C:.C]" office:value-type="float" office:value="57039" calcext:value-type="float">
            <text:p>57,039</text:p>
          </table:table-cell>
          <table:table-cell table:number-columns-repeated="16380"/>
        </table:table-row>
        <table:table-row table:style-name="ro2">
          <table:table-cell office:value-type="date" office:date-value="2014-10-04" calcext:value-type="date">
            <text:p>Oct 4, 14</text:p>
          </table:table-cell>
          <table:table-cell table:formula="of:=[.B53]+1631+1655+1292" office:value-type="float" office:value="61416" calcext:value-type="float">
            <text:p>61,416</text:p>
          </table:table-cell>
          <table:table-cell table:formula="of:=[.B:.B]+186" office:value-type="float" office:value="61602" calcext:value-type="float">
            <text:p>61,602</text:p>
          </table:table-cell>
          <table:table-cell table:style-name="ce186" table:formula="of:=[.C:.C]" office:value-type="float" office:value="61602" calcext:value-type="float">
            <text:p>61,602</text:p>
          </table:table-cell>
          <table:table-cell table:number-columns-repeated="16380"/>
        </table:table-row>
        <table:table-row table:style-name="ro2">
          <table:table-cell office:value-type="date" office:date-value="2015-01-16" calcext:value-type="date">
            <text:p>Jan 16, 15</text:p>
          </table:table-cell>
          <table:table-cell table:formula="of:=[.B54]+1588+1342+1441" office:value-type="float" office:value="65787" calcext:value-type="float">
            <text:p>65,787</text:p>
          </table:table-cell>
          <table:table-cell table:formula="of:=[.B:.B]+703" office:value-type="float" office:value="66490" calcext:value-type="float">
            <text:p>66,490</text:p>
          </table:table-cell>
          <table:table-cell table:style-name="ce186" table:formula="of:=[.C:.C]" office:value-type="float" office:value="66490" calcext:value-type="float">
            <text:p>66,490</text:p>
          </table:table-cell>
          <table:table-cell table:number-columns-repeated="16380"/>
        </table:table-row>
        <table:table-row table:style-name="ro2">
          <table:table-cell office:value-type="date" office:date-value="2015-05-20" calcext:value-type="date">
            <text:p>May 20, 15</text:p>
          </table:table-cell>
          <table:table-cell table:formula="of:=[.B55]+1411+1371+1353+1351+1366" office:value-type="float" office:value="72639" calcext:value-type="float">
            <text:p>72,639</text:p>
          </table:table-cell>
          <table:table-cell table:formula="of:=[.B:.B]-531" office:value-type="float" office:value="72108" calcext:value-type="float">
            <text:p>72,108</text:p>
          </table:table-cell>
          <table:table-cell table:style-name="ce186" table:formula="of:=[.C:.C]" office:value-type="float" office:value="72108" calcext:value-type="float">
            <text:p>72,108</text:p>
          </table:table-cell>
          <table:table-cell table:number-columns-repeated="16380"/>
        </table:table-row>
        <table:table-row table:style-name="ro2">
          <table:table-cell office:value-type="date" office:date-value="2015-06-23" calcext:value-type="date">
            <text:p>Jun 23, 15</text:p>
          </table:table-cell>
          <table:table-cell table:formula="of:=[.B56]+1323" office:value-type="float" office:value="73962" calcext:value-type="float">
            <text:p>73,962</text:p>
          </table:table-cell>
          <table:table-cell table:formula="of:=[.B:.B]-273" office:value-type="float" office:value="73689" calcext:value-type="float">
            <text:p>73,689</text:p>
          </table:table-cell>
          <table:table-cell table:style-name="ce186" table:formula="of:=[.C:.C]" office:value-type="float" office:value="73689" calcext:value-type="float">
            <text:p>73,689</text:p>
          </table:table-cell>
          <table:table-cell table:number-columns-repeated="16380"/>
        </table:table-row>
        <table:table-row table:style-name="ro2">
          <table:table-cell office:value-type="date" office:date-value="2015-08-13" calcext:value-type="date">
            <text:p>Aug 13, 15</text:p>
          </table:table-cell>
          <table:table-cell table:formula="of:=[.B57]+1345" office:value-type="float" office:value="75307" calcext:value-type="float">
            <text:p>75,307</text:p>
          </table:table-cell>
          <table:table-cell table:formula="of:=[.B:.B]+521" office:value-type="float" office:value="75828" calcext:value-type="float">
            <text:p>75,828</text:p>
          </table:table-cell>
          <table:table-cell table:style-name="ce186" table:formula="of:=[.C:.C]" office:value-type="float" office:value="75828" calcext:value-type="float">
            <text:p>75,828</text:p>
          </table:table-cell>
          <table:table-cell table:number-columns-repeated="16380"/>
        </table:table-row>
        <table:table-row table:style-name="ro2">
          <table:table-cell office:value-type="date" office:date-value="2015-10-07" calcext:value-type="date">
            <text:p>Oct 7, 15</text:p>
          </table:table-cell>
          <table:table-cell table:formula="of:=[.B58]+1328+1184" office:value-type="float" office:value="77819" calcext:value-type="float">
            <text:p>77,819</text:p>
          </table:table-cell>
          <table:table-cell table:formula="of:=[.B:.B]+326" office:value-type="float" office:value="78145" calcext:value-type="float">
            <text:p>78,145</text:p>
          </table:table-cell>
          <table:table-cell table:style-name="ce186" table:formula="of:=[.C:.C]" office:value-type="float" office:value="78145" calcext:value-type="float">
            <text:p>78,145</text:p>
          </table:table-cell>
          <table:table-cell table:number-columns-repeated="16380"/>
        </table:table-row>
        <table:table-row table:style-name="ro2">
          <table:table-cell office:value-type="date" office:date-value="2016-01-06" calcext:value-type="date">
            <text:p>Jan 6, 16</text:p>
          </table:table-cell>
          <table:table-cell table:formula="of:=[.B59]+1380+1140+1255" office:value-type="float" office:value="81594" calcext:value-type="float">
            <text:p>81,594</text:p>
          </table:table-cell>
          <table:table-cell table:formula="of:=[.B:.B]+274" office:value-type="float" office:value="81868" calcext:value-type="float">
            <text:p>81,868</text:p>
          </table:table-cell>
          <table:table-cell table:style-name="ce186" table:formula="of:=[.C:.C]" office:value-type="float" office:value="81868" calcext:value-type="float">
            <text:p>81,868</text:p>
          </table:table-cell>
          <table:table-cell table:number-columns-repeated="16380"/>
        </table:table-row>
        <table:table-row table:style-name="ro2">
          <table:table-cell office:value-type="date" office:date-value="2016-04-06" calcext:value-type="date">
            <text:p>Apr 6, 16</text:p>
          </table:table-cell>
          <table:table-cell table:formula="of:=[.B60]+1242+1141+1145" office:value-type="float" office:value="85122" calcext:value-type="float">
            <text:p>85,122</text:p>
          </table:table-cell>
          <table:table-cell table:formula="of:=[.B:.B]+189" office:value-type="float" office:value="85311" calcext:value-type="float">
            <text:p>85,311</text:p>
          </table:table-cell>
          <table:table-cell table:style-name="ce186" table:formula="of:=[.C:.C]" office:value-type="float" office:value="85311" calcext:value-type="float">
            <text:p>85,311</text:p>
          </table:table-cell>
          <table:table-cell table:number-columns-repeated="16380"/>
        </table:table-row>
        <table:table-row table:style-name="ro2">
          <table:table-cell office:value-type="date" office:date-value="2016-07-06" calcext:value-type="date">
            <text:p>Jul 6, 16</text:p>
          </table:table-cell>
          <table:table-cell table:formula="of:=[.B61]+1080+1113+1060" office:value-type="float" office:value="88375" calcext:value-type="float">
            <text:p>88,375</text:p>
          </table:table-cell>
          <table:table-cell table:formula="of:=[.B:.B]+200" office:value-type="float" office:value="88575" calcext:value-type="float">
            <text:p>88,575</text:p>
          </table:table-cell>
          <table:table-cell table:style-name="ce186" table:formula="of:=[.C:.C]" office:value-type="float" office:value="88575" calcext:value-type="float">
            <text:p>88,575</text:p>
          </table:table-cell>
          <table:table-cell table:number-columns-repeated="16380"/>
        </table:table-row>
        <table:table-row table:style-name="ro2">
          <table:table-cell office:value-type="date" office:date-value="2016-09-27" calcext:value-type="date">
            <text:p>Sep 27, 16</text:p>
          </table:table-cell>
          <table:table-cell table:formula="of:=[.B62]+1100+1057+973" office:value-type="float" office:value="91505" calcext:value-type="float">
            <text:p>91,505</text:p>
          </table:table-cell>
          <table:table-cell table:formula="of:=[.B:.B]-123" office:value-type="float" office:value="91382" calcext:value-type="float">
            <text:p>91,382</text:p>
          </table:table-cell>
          <table:table-cell table:style-name="ce186" table:formula="of:=[.C:.C]" office:value-type="float" office:value="91382" calcext:value-type="float">
            <text:p>91,382</text:p>
          </table:table-cell>
          <table:table-cell table:number-columns-repeated="16380"/>
        </table:table-row>
        <table:table-row table:style-name="ro2">
          <table:table-cell office:value-type="date" office:date-value="2017-01-07" calcext:value-type="date">
            <text:p>Jan 7, 17</text:p>
          </table:table-cell>
          <table:table-cell table:formula="of:=[.B63]+1084+914+1012" office:value-type="float" office:value="94515" calcext:value-type="float">
            <text:p>94,515</text:p>
          </table:table-cell>
          <table:table-cell table:formula="of:=[.B:.B]+225" office:value-type="float" office:value="94740" calcext:value-type="float">
            <text:p>94,740</text:p>
          </table:table-cell>
          <table:table-cell table:style-name="ce186" table:formula="of:=[.C:.C]" office:value-type="float" office:value="94740" calcext:value-type="float">
            <text:p>94,740</text:p>
          </table:table-cell>
          <table:table-cell table:number-columns-repeated="16380"/>
        </table:table-row>
        <table:table-row table:style-name="ro2">
          <table:table-cell office:value-type="date" office:date-value="2017-04-03" calcext:value-type="date">
            <text:p>Apr 3, 17</text:p>
          </table:table-cell>
          <table:table-cell table:formula="of:=[.B64]+966+949+945" office:value-type="float" office:value="97375" calcext:value-type="float">
            <text:p>97,375</text:p>
          </table:table-cell>
          <table:table-cell table:formula="of:=[.B:.B]+105" office:value-type="float" office:value="97480" calcext:value-type="float">
            <text:p>97,480</text:p>
          </table:table-cell>
          <table:table-cell table:style-name="ce186" table:formula="of:=[.C:.C]" office:value-type="float" office:value="97480" calcext:value-type="float">
            <text:p>97,480</text:p>
          </table:table-cell>
          <table:table-cell table:number-columns-repeated="16380"/>
        </table:table-row>
        <table:table-row table:style-name="ro2">
          <table:table-cell office:value-type="date" office:date-value="2017-07-04" calcext:value-type="date">
            <text:p>Jul 4, 17</text:p>
          </table:table-cell>
          <table:table-cell table:formula="of:=[.B65]+841+875+917" office:value-type="float" office:value="100008" calcext:value-type="float">
            <text:p>100,008</text:p>
          </table:table-cell>
          <table:table-cell table:formula="of:=[.B:.B]+129" office:value-type="float" office:value="100137" calcext:value-type="float">
            <text:p>100,137</text:p>
          </table:table-cell>
          <table:table-cell table:style-name="ce186" table:formula="of:=[.C:.C]" office:value-type="float" office:value="100137" calcext:value-type="float">
            <text:p>100,137</text:p>
          </table:table-cell>
          <table:table-cell table:number-columns-repeated="16380"/>
        </table:table-row>
        <table:table-row table:style-name="ro2">
          <table:table-cell office:value-type="date" office:date-value="2017-10-10" calcext:value-type="date">
            <text:p>Oct 10, 17</text:p>
          </table:table-cell>
          <table:table-cell table:formula="of:=[.B66]+880+923+760" office:value-type="float" office:value="102571" calcext:value-type="float">
            <text:p>102,571</text:p>
          </table:table-cell>
          <table:table-cell table:formula="of:=[.B67]+304" office:value-type="float" office:value="102875" calcext:value-type="float">
            <text:p>102,875</text:p>
          </table:table-cell>
          <table:table-cell table:style-name="ce186" table:formula="of:=[.C:.C]" office:value-type="float" office:value="102875" calcext:value-type="float">
            <text:p>102,875</text:p>
          </table:table-cell>
          <table:table-cell table:number-columns-repeated="16380"/>
        </table:table-row>
        <table:table-row table:style-name="ro2">
          <table:table-cell office:value-type="date" office:date-value="2018-01-05" calcext:value-type="date">
            <text:p>Jan 5, 18</text:p>
          </table:table-cell>
          <table:table-cell table:formula="of:=[.B67]+1031+869+990" office:value-type="float" office:value="105461" calcext:value-type="float">
            <text:p>105,461</text:p>
          </table:table-cell>
          <table:table-cell table:formula="of:=[.B68]+169" office:value-type="float" office:value="105630" calcext:value-type="float">
            <text:p>105,630</text:p>
          </table:table-cell>
          <table:table-cell table:style-name="ce186" table:formula="of:=[.C:.C]" office:value-type="float" office:value="105630" calcext:value-type="float">
            <text:p>105,630</text:p>
          </table:table-cell>
          <table:table-cell table:number-columns-repeated="16380"/>
        </table:table-row>
        <table:table-row table:style-name="ro2">
          <table:table-cell office:value-type="date" office:date-value="2018-04-04" calcext:value-type="date">
            <text:p>Apr 4, 18</text:p>
          </table:table-cell>
          <table:table-cell table:formula="of:=[.B68]+892+811+843" office:value-type="float" office:value="108007" calcext:value-type="float">
            <text:p>108,007</text:p>
          </table:table-cell>
          <table:table-cell table:formula="of:=[.B69]+122" office:value-type="float" office:value="108129" calcext:value-type="float">
            <text:p>108,129</text:p>
          </table:table-cell>
          <table:table-cell table:style-name="ce186" table:formula="of:=[.C:.C]" office:value-type="float" office:value="108129" calcext:value-type="float">
            <text:p>108,129</text:p>
          </table:table-cell>
          <table:table-cell table:number-columns-repeated="16380"/>
        </table:table-row>
        <table:table-row table:style-name="ro2">
          <table:table-cell office:value-type="date" office:date-value="2018-07-17" calcext:value-type="date">
            <text:p>Jul 17, 18</text:p>
          </table:table-cell>
          <table:table-cell table:formula="of:=[.B69]+813+833+741+760" office:value-type="float" office:value="111154" calcext:value-type="float">
            <text:p>111,154</text:p>
          </table:table-cell>
          <table:table-cell table:formula="of:=[.B70]-348" office:value-type="float" office:value="110806" calcext:value-type="float">
            <text:p>110,806</text:p>
          </table:table-cell>
          <table:table-cell table:style-name="ce186" table:formula="of:=[.C:.C]" office:value-type="float" office:value="110806" calcext:value-type="float">
            <text:p>110,806</text:p>
          </table:table-cell>
          <table:table-cell table:number-columns-repeated="16380"/>
        </table:table-row>
        <table:table-row table:style-name="ro2">
          <table:table-cell office:value-type="date" office:date-value="2018-09-30" calcext:value-type="date">
            <text:p>Sep 30, 18</text:p>
          </table:table-cell>
          <table:table-cell table:formula="of:=[.B70]+759+718" office:value-type="float" office:value="112631" calcext:value-type="float">
            <text:p>112,631</text:p>
          </table:table-cell>
          <table:table-cell table:formula="of:=[.B71]" office:value-type="float" office:value="112631" calcext:value-type="float">
            <text:p>112,631</text:p>
          </table:table-cell>
          <table:table-cell table:style-name="ce186" table:formula="of:=[.C:.C]" office:value-type="float" office:value="112631" calcext:value-type="float">
            <text:p>112,631</text:p>
          </table:table-cell>
          <table:table-cell table:number-columns-repeated="16380"/>
        </table:table-row>
        <table:table-row table:style-name="ro2">
          <table:table-cell office:value-type="date" office:date-value="2018-11-01" calcext:value-type="date">
            <text:p>Nov 1, 18</text:p>
          </table:table-cell>
          <table:table-cell table:formula="of:=[.B71]+808" office:value-type="float" office:value="113439" calcext:value-type="float">
            <text:p>113,439</text:p>
          </table:table-cell>
          <table:table-cell table:formula="of:=[.B72]+34" office:value-type="float" office:value="113473" calcext:value-type="float">
            <text:p>113,473</text:p>
          </table:table-cell>
          <table:table-cell table:style-name="ce186" table:formula="of:=[.C:.C]" office:value-type="float" office:value="113473" calcext:value-type="float">
            <text:p>113,473</text:p>
          </table:table-cell>
          <table:table-cell table:number-columns-repeated="16380"/>
        </table:table-row>
        <table:table-row table:style-name="ro2">
          <table:table-cell office:value-type="date" office:date-value="2019-01-04" calcext:value-type="date">
            <text:p>Jan 4, 19</text:p>
          </table:table-cell>
          <table:table-cell table:formula="of:=[.B72]+761+772" office:value-type="float" office:value="114972" calcext:value-type="float">
            <text:p>114,972</text:p>
          </table:table-cell>
          <table:table-cell table:formula="of:=[.B73]+110" office:value-type="float" office:value="115082" calcext:value-type="float">
            <text:p>115,082</text:p>
          </table:table-cell>
          <table:table-cell table:style-name="ce186" table:formula="of:=[.C:.C]" office:value-type="float" office:value="115082" calcext:value-type="float">
            <text:p>115,082</text:p>
          </table:table-cell>
          <table:table-cell table:number-columns-repeated="16380"/>
        </table:table-row>
        <table:table-row table:style-name="ro2">
          <table:table-cell office:value-type="date" office:date-value="2019-04-01" calcext:value-type="date">
            <text:p>Apr 1, 19</text:p>
          </table:table-cell>
          <table:table-cell table:formula="of:=[.B73]+754+678+768" office:value-type="float" office:value="117172" calcext:value-type="float">
            <text:p>117,172</text:p>
          </table:table-cell>
          <table:table-cell table:formula="of:=[.B74]" office:value-type="float" office:value="117172" calcext:value-type="float">
            <text:p>117,172</text:p>
          </table:table-cell>
          <table:table-cell table:style-name="ce186" table:formula="of:=[.C:.C]" office:value-type="float" office:value="117172" calcext:value-type="float">
            <text:p>117,172</text:p>
          </table:table-cell>
          <table:table-cell table:number-columns-repeated="16380"/>
        </table:table-row>
        <table:table-row table:style-name="ro2">
          <table:table-cell office:value-type="date" office:date-value="2019-07-01" calcext:value-type="date">
            <text:p>Jul 1, 19</text:p>
          </table:table-cell>
          <table:table-cell table:formula="of:=[.B74]+843+733+686" office:value-type="float" office:value="119434" calcext:value-type="float">
            <text:p>119,434</text:p>
          </table:table-cell>
          <table:table-cell table:formula="of:=[.B75]" office:value-type="float" office:value="119434" calcext:value-type="float">
            <text:p>119,434</text:p>
          </table:table-cell>
          <table:table-cell table:style-name="ce186" table:formula="of:=[.C:.C]" office:value-type="float" office:value="119434" calcext:value-type="float">
            <text:p>119,434</text:p>
          </table:table-cell>
          <table:table-cell table:number-columns-repeated="16380"/>
        </table:table-row>
        <table:table-row table:style-name="ro2">
          <table:table-cell office:value-type="date" office:date-value="2019-10-03" calcext:value-type="date">
            <text:p>Oct 3, 19</text:p>
          </table:table-cell>
          <table:table-cell table:formula="of:=[.B75]+736+714+705" office:value-type="float" office:value="121589" calcext:value-type="float">
            <text:p>121,589</text:p>
          </table:table-cell>
          <table:table-cell table:formula="of:=[.B76]+61" office:value-type="float" office:value="121650" calcext:value-type="float">
            <text:p>121,650</text:p>
          </table:table-cell>
          <table:table-cell table:style-name="ce186" table:formula="of:=[.C:.C]" office:value-type="float" office:value="121650" calcext:value-type="float">
            <text:p>121,650</text:p>
          </table:table-cell>
          <table:table-cell table:number-columns-repeated="16380"/>
        </table:table-row>
        <table:table-row table:style-name="ro2">
          <table:table-cell office:value-type="date" office:date-value="2020-01-01" calcext:value-type="date">
            <text:p>Jan 1, 20</text:p>
          </table:table-cell>
          <table:table-cell table:formula="of:=[.B76]+899+686+750" office:value-type="float" office:value="123924" calcext:value-type="float">
            <text:p>123,924</text:p>
          </table:table-cell>
          <table:table-cell table:formula="of:=[.B77]" office:value-type="float" office:value="123924" calcext:value-type="float">
            <text:p>123,924</text:p>
          </table:table-cell>
          <table:table-cell table:style-name="ce186" table:formula="of:=[.C:.C]" office:value-type="float" office:value="123924" calcext:value-type="float">
            <text:p>123,924</text:p>
          </table:table-cell>
          <table:table-cell table:number-columns-repeated="16380"/>
        </table:table-row>
        <table:table-row table:style-name="ro2">
          <table:table-cell office:value-type="date" office:date-value="2020-04-01" calcext:value-type="date">
            <text:p>Apr 1, 20</text:p>
          </table:table-cell>
          <table:table-cell table:formula="of:=[.B77]+679+689+680" office:value-type="float" office:value="125972" calcext:value-type="float">
            <text:p>125,972</text:p>
          </table:table-cell>
          <table:table-cell table:formula="of:=[.B78]" office:value-type="float" office:value="125972" calcext:value-type="float">
            <text:p>125,972</text:p>
          </table:table-cell>
          <table:table-cell table:style-name="ce186" table:formula="of:=[.C:.C]" office:value-type="float" office:value="125972" calcext:value-type="float">
            <text:p>125,972</text:p>
          </table:table-cell>
          <table:table-cell table:number-columns-repeated="16380"/>
        </table:table-row>
        <table:table-row table:style-name="ro2">
          <table:table-cell office:value-type="date" office:date-value="2020-07-01" calcext:value-type="date">
            <text:p>Jul 1, 20</text:p>
          </table:table-cell>
          <table:table-cell table:formula="of:=[.B78]+798+776+740" office:value-type="float" office:value="128286" calcext:value-type="float">
            <text:p>128,286</text:p>
          </table:table-cell>
          <table:table-cell table:formula="of:=[.B79]" office:value-type="float" office:value="128286" calcext:value-type="float">
            <text:p>128,286</text:p>
          </table:table-cell>
          <table:table-cell table:style-name="ce186" table:formula="of:=[.C:.C]" office:value-type="float" office:value="128286" calcext:value-type="float">
            <text:p>128,286</text:p>
          </table:table-cell>
          <table:table-cell table:number-columns-repeated="16380"/>
        </table:table-row>
        <table:table-row table:style-name="ro2">
          <table:table-cell office:value-type="date" office:date-value="2020-10-01" calcext:value-type="date">
            <text:p>Oct 1, 20</text:p>
          </table:table-cell>
          <table:table-cell table:formula="of:=[.B79]+738+722+598" office:value-type="float" office:value="130344" calcext:value-type="float">
            <text:p>130,344</text:p>
          </table:table-cell>
          <table:table-cell table:formula="of:=[.B80]" office:value-type="float" office:value="130344" calcext:value-type="float">
            <text:p>130,344</text:p>
          </table:table-cell>
          <table:table-cell table:style-name="ce186" table:formula="of:=[.C:.C]" office:value-type="float" office:value="130344" calcext:value-type="float">
            <text:p>130,344</text:p>
          </table:table-cell>
          <table:table-cell table:number-columns-repeated="16380"/>
        </table:table-row>
        <table:table-row table:style-name="ro2">
          <table:table-cell office:value-type="date" office:date-value="2021-01-01" calcext:value-type="date">
            <text:p>Jan 1, 21</text:p>
          </table:table-cell>
          <table:table-cell table:formula="of:=+[.B80]+720+621+781" office:value-type="float" office:value="132466" calcext:value-type="float">
            <text:p>132,466</text:p>
          </table:table-cell>
          <table:table-cell table:formula="of:=[.B81]" office:value-type="float" office:value="132466" calcext:value-type="float">
            <text:p>132,466</text:p>
          </table:table-cell>
          <table:table-cell table:style-name="ce186" table:formula="of:=[.C:.C]" office:value-type="float" office:value="132466" calcext:value-type="float">
            <text:p>132,466</text:p>
          </table:table-cell>
          <table:table-cell table:number-columns-repeated="16380"/>
        </table:table-row>
        <table:table-row table:style-name="ro2">
          <table:table-cell office:value-type="date" office:date-value="2021-04-01" calcext:value-type="date">
            <text:p>Apr 1, 21</text:p>
          </table:table-cell>
          <table:table-cell table:formula="of:=[.B81]+607+608+655" office:value-type="float" office:value="134336" calcext:value-type="float">
            <text:p>134,336</text:p>
          </table:table-cell>
          <table:table-cell table:formula="of:=[.B82]" office:value-type="float" office:value="134336" calcext:value-type="float">
            <text:p>134,336</text:p>
          </table:table-cell>
          <table:table-cell table:style-name="ce186" table:formula="of:=[.C:.C]" office:value-type="float" office:value="134336" calcext:value-type="float">
            <text:p>134,336</text:p>
          </table:table-cell>
          <table:table-cell table:number-columns-repeated="16380"/>
        </table:table-row>
        <table:table-row table:style-name="ro2">
          <table:table-cell office:value-type="date" office:date-value="2021-07-01" calcext:value-type="date">
            <text:p>Jul 1, 21</text:p>
          </table:table-cell>
          <table:table-cell table:formula="of:=[.B82]+619+630+565" office:value-type="float" office:value="136150" calcext:value-type="float">
            <text:p>136,150</text:p>
          </table:table-cell>
          <table:table-cell table:formula="of:=[.B83]" office:value-type="float" office:value="136150" calcext:value-type="float">
            <text:p>136,150</text:p>
          </table:table-cell>
          <table:table-cell table:style-name="ce186" table:formula="of:=[.C:.C]" office:value-type="float" office:value="136150" calcext:value-type="float">
            <text:p>136,150</text:p>
          </table:table-cell>
          <table:table-cell table:number-columns-repeated="16380"/>
        </table:table-row>
        <table:table-row table:style-name="ro2">
          <table:table-cell office:value-type="date" office:date-value="2021-10-01" calcext:value-type="date">
            <text:p>Oct 1, 21</text:p>
          </table:table-cell>
          <table:table-cell table:formula="of:=[.B83]+603+535+632" office:value-type="float" office:value="137920" calcext:value-type="float">
            <text:p>137,920</text:p>
          </table:table-cell>
          <table:table-cell table:formula="of:=[.B84]" office:value-type="float" office:value="137920" calcext:value-type="float">
            <text:p>137,920</text:p>
          </table:table-cell>
          <table:table-cell table:style-name="ce186" table:formula="of:=[.C:.C]" office:value-type="float" office:value="137920" calcext:value-type="float">
            <text:p>137,920</text:p>
          </table:table-cell>
          <table:table-cell table:number-columns-repeated="16380"/>
        </table:table-row>
        <table:table-row table:style-name="ro2">
          <table:table-cell office:value-type="date" office:date-value="2022-01-01" calcext:value-type="date">
            <text:p>Jan 1, 22</text:p>
          </table:table-cell>
          <table:table-cell table:formula="of:=[.B84]+714+533+699" office:value-type="float" office:value="139866" calcext:value-type="float">
            <text:p>139,866</text:p>
          </table:table-cell>
          <table:table-cell table:formula="of:=[.B85]" office:value-type="float" office:value="139866" calcext:value-type="float">
            <text:p>139,866</text:p>
          </table:table-cell>
          <table:table-cell table:style-name="ce186" table:formula="of:=[.C:.C]" office:value-type="float" office:value="139866" calcext:value-type="float">
            <text:p>139,866</text:p>
          </table:table-cell>
          <table:table-cell table:number-columns-repeated="16380"/>
        </table:table-row>
        <table:table-row table:style-name="ro2">
          <table:table-cell office:value-type="date" office:date-value="2022-04-01" calcext:value-type="date">
            <text:p>Apr 1, 22</text:p>
          </table:table-cell>
          <table:table-cell table:formula="of:=[.B85]+555+486+507" office:value-type="float" office:value="141414" calcext:value-type="float">
            <text:p>141,414</text:p>
          </table:table-cell>
          <table:table-cell table:formula="of:=[.B86]" office:value-type="float" office:value="141414" calcext:value-type="float">
            <text:p>141,414</text:p>
          </table:table-cell>
          <table:table-cell table:style-name="ce186" table:formula="of:=[.C:.C]" office:value-type="float" office:value="141414" calcext:value-type="float">
            <text:p>141,414</text:p>
          </table:table-cell>
          <table:table-cell table:number-columns-repeated="16380"/>
        </table:table-row>
        <table:table-row table:style-name="ro2">
          <table:table-cell office:value-type="date" office:date-value="2022-07-01" calcext:value-type="date">
            <text:p>Jul 1, 22</text:p>
          </table:table-cell>
          <table:table-cell table:formula="of:=[.B86]+466+552+459" office:value-type="float" office:value="142891" calcext:value-type="float">
            <text:p>142,891</text:p>
          </table:table-cell>
          <table:table-cell table:formula="of:=[.B87]" office:value-type="float" office:value="142891" calcext:value-type="float">
            <text:p>142,891</text:p>
          </table:table-cell>
          <table:table-cell table:style-name="ce186" table:formula="of:=[.C:.C]" office:value-type="float" office:value="142891" calcext:value-type="float">
            <text:p>142,891</text:p>
          </table:table-cell>
          <table:table-cell table:number-columns-repeated="16380"/>
        </table:table-row>
        <table:table-row table:style-name="ro2">
          <table:table-cell office:value-type="date" office:date-value="2022-08-02" calcext:value-type="date">
            <text:p>Aug 2, 22</text:p>
          </table:table-cell>
          <table:table-cell table:formula="of:=[.B87]+443" office:value-type="float" office:value="143334" calcext:value-type="float">
            <text:p>143,334</text:p>
          </table:table-cell>
          <table:table-cell table:formula="of:=[.B88]+34" office:value-type="float" office:value="143368" calcext:value-type="float">
            <text:p>143,368</text:p>
          </table:table-cell>
          <table:table-cell table:style-name="ce186" table:formula="of:=[.C:.C]" office:value-type="float" office:value="143368" calcext:value-type="float">
            <text:p>143,368</text:p>
          </table:table-cell>
          <table:table-cell table:number-columns-repeated="16380"/>
        </table:table-row>
        <table:table-row table:style-name="ro2">
          <table:table-cell office:value-type="date" office:date-value="2022-09-20" calcext:value-type="date">
            <text:p>Sep 20, 22</text:p>
          </table:table-cell>
          <table:table-cell table:formula="of:=[.B88]+551+503" office:value-type="float" office:value="144388" calcext:value-type="float">
            <text:p>144,388</text:p>
          </table:table-cell>
          <table:table-cell table:formula="of:=[.B89]-178" office:value-type="float" office:value="144210" calcext:value-type="float">
            <text:p>144,210</text:p>
          </table:table-cell>
          <table:table-cell table:style-name="ce186" table:formula="of:=[.C:.C]" office:value-type="float" office:value="144210" calcext:value-type="float">
            <text:p>144,210</text:p>
          </table:table-cell>
          <table:table-cell table:number-columns-repeated="16380"/>
        </table:table-row>
        <table:table-row table:style-name="ro2">
          <table:table-cell office:value-type="date" office:date-value="2022-10-23" calcext:value-type="date">
            <text:p>Oct 23, 22</text:p>
          </table:table-cell>
          <table:table-cell table:formula="of:=[.B89]+611" office:value-type="float" office:value="144999" calcext:value-type="float">
            <text:p>144,999</text:p>
          </table:table-cell>
          <table:table-cell table:formula="of:=[.B90]-177" office:value-type="float" office:value="144822" calcext:value-type="float">
            <text:p>144,822</text:p>
          </table:table-cell>
          <table:table-cell table:style-name="ce186" table:formula="of:=[.C:.C]" office:value-type="float" office:value="144822" calcext:value-type="float">
            <text:p>144,822</text:p>
          </table:table-cell>
          <table:table-cell table:number-columns-repeated="16380"/>
        </table:table-row>
        <table:table-row table:style-name="ro2">
          <table:table-cell office:value-type="date" office:date-value="2023-01-01" calcext:value-type="date">
            <text:p>Jan 1, 23</text:p>
          </table:table-cell>
          <table:table-cell table:formula="of:=[.B90]+408+591" office:value-type="float" office:value="145998" calcext:value-type="float">
            <text:p>145,998</text:p>
          </table:table-cell>
          <table:table-cell table:formula="of:=[.B91]" office:value-type="float" office:value="145998" calcext:value-type="float">
            <text:p>145,998</text:p>
          </table:table-cell>
          <table:table-cell table:style-name="ce186" table:formula="of:=[.C:.C]" office:value-type="float" office:value="145998" calcext:value-type="float">
            <text:p>145,998</text:p>
          </table:table-cell>
          <table:table-cell table:number-columns-repeated="16380"/>
        </table:table-row>
        <table:table-row table:style-name="ro2">
          <table:table-cell office:value-type="date" office:date-value="2023-03-03" calcext:value-type="date">
            <text:p>Mar 3, 23</text:p>
          </table:table-cell>
          <table:table-cell table:formula="of:=[.B91]+527+453" office:value-type="float" office:value="146978" calcext:value-type="float">
            <text:p>146,978</text:p>
          </table:table-cell>
          <table:table-cell table:formula="of:=[.B92]+37" office:value-type="float" office:value="147015" calcext:value-type="float">
            <text:p>147,015</text:p>
          </table:table-cell>
          <table:table-cell table:style-name="ce186" table:formula="of:=[.C:.C]" office:value-type="float" office:value="147015" calcext:value-type="float">
            <text:p>147,015</text:p>
          </table:table-cell>
          <table:table-cell table:number-columns-repeated="16380"/>
        </table:table-row>
        <table:table-row table:style-name="ro2">
          <table:table-cell office:value-type="date" office:date-value="2023-04-03" calcext:value-type="date">
            <text:p>Apr 3, 23</text:p>
          </table:table-cell>
          <table:table-cell table:formula="of:=[.B92]+534" office:value-type="float" office:value="147512" calcext:value-type="float">
            <text:p>147,512</text:p>
          </table:table-cell>
          <table:table-cell table:formula="of:=[.B93]+76" office:value-type="float" office:value="147588" calcext:value-type="float">
            <text:p>147,588</text:p>
          </table:table-cell>
          <table:table-cell table:style-name="ce186" table:formula="of:=[.C:.C]" office:value-type="float" office:value="147588" calcext:value-type="float">
            <text:p>147,588</text:p>
          </table:table-cell>
          <table:table-cell table:number-columns-repeated="16380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table:formula="of:=[.B93]+530+526+534" office:value-type="float" office:value="149102" calcext:value-type="float">
            <text:p>149,102</text:p>
          </table:table-cell>
          <table:table-cell table:formula="of:=[.B94]" office:value-type="float" office:value="149102" calcext:value-type="float">
            <text:p>149,102</text:p>
          </table:table-cell>
          <table:table-cell table:style-name="ce186" table:formula="of:=[.C:.C]" office:value-type="float" office:value="149102" calcext:value-type="float">
            <text:p>149,102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2" table:number-rows-repeated="104844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books ffn" table:style-name="ta2"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3" draw:text-style-name="P2" svg:width="1.1413in" svg:height="1.4787in" svg:x="2.0142in" svg:y="0in" draw:caption-point-x="-0.2402in" draw:caption-point-y="0.0039in">
              <dc:date>2023-06-30T00:00:00</dc:date>
              <text:p text:style-name="P1"><text:span text:style-name="T1">According to ao3, the biggest contributors to tolkien are hobbit, lotr, and silmarillion, so ffn only counts those three</text:span></text:p>
              <text:p text:style-name="P1"><text:span text:style-name="T1"/></text:p>
            </office:annotation>
            <text:p>Tolkein</text:p>
          </table:table-cell>
          <table:table-cell table:style-name="ce76" office:value-type="string" calcext:value-type="string"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2" table:number-rows-repeated="92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table:formula="of:=25*2241+15+25*503+1+25*239+8" office:value-type="float" office:value="74599" calcext:value-type="float">
            <text:p>74,599</text:p>
          </table:table-cell>
          <table:table-cell table:formula="of:=25*382+9" office:value-type="float" office:value="9559" calcext:value-type="float">
            <text:p>9,559</text:p>
          </table:table-cell>
          <table:table-cell table:formula="of:=25*32014+13" office:value-type="float" office:value="800363" calcext:value-type="float">
            <text:p>800,363</text:p>
          </table:table-cell>
          <table:table-cell table:formula="of:=25*1058+8" office:value-type="float" office:value="26458" calcext:value-type="float">
            <text:p>26,458</text:p>
          </table:table-cell>
          <table:table-cell table:formula="of:=25*2981+24" office:value-type="float" office:value="74549" calcext:value-type="float">
            <text:p>74,549</text:p>
          </table:table-cell>
          <table:table-cell table:formula="of:=25*8648+18" office:value-type="float" office:value="216218" calcext:value-type="float">
            <text:p>216,218</text:p>
          </table:table-cell>
          <table:table-cell table:formula="of:=1805*25+10" office:value-type="float" office:value="45135" calcext:value-type="float">
            <text:p>45,135</text:p>
          </table:table-cell>
          <table:table-cell table:number-columns-repeated="16376"/>
        </table:table-row>
        <table:table-row table:style-name="ro2" table:number-rows-repeated="104848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books ao3" table:style-name="ta2"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Tolkien</text:p>
          </table:table-cell>
          <table:table-cell table:style-name="ce76" office:value-type="string" calcext:value-type="string">
            <office:annotation draw:style-name="gr5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Chose to include “&amp; Related Fandoms” for a song of ice and fire” otherwise starting 6/30/2023 was at 54,379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2" table:number-rows-repeated="92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office:value-type="float" office:value="102142" calcext:value-type="float">
            <text:p>102,142</text:p>
          </table:table-cell>
          <table:table-cell office:value-type="float" office:value="84914" calcext:value-type="float">
            <text:p>84,914</text:p>
          </table:table-cell>
          <table:table-cell office:value-type="float" office:value="447168" calcext:value-type="float">
            <text:p>447,168</text:p>
          </table:table-cell>
          <table:table-cell office:value-type="float" office:value="6401" calcext:value-type="float">
            <text:p>6,401</text:p>
          </table:table-cell>
          <table:table-cell office:value-type="float" office:value="43992" calcext:value-type="float">
            <text:p>43,992</text:p>
          </table:table-cell>
          <table:table-cell office:value-type="float" office:value="16700" calcext:value-type="float">
            <text:p>16,700</text:p>
          </table:table-cell>
          <table:table-cell office:value-type="float" office:value="11746" calcext:value-type="float">
            <text:p>11,746</text:p>
          </table:table-cell>
          <table:table-cell table:number-columns-repeated="16376"/>
        </table:table-row>
        <table:table-row table:style-name="ro2" table:number-rows-repeated="104848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books wp" table:style-name="ta2"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lotr + #thehobbit + #silmarillion</text:span></text:p>
            </office:annotation>
            <text:p>Tolkien</text:p>
          </table:table-cell>
          <table:table-cell table:style-name="ce76" office:value-type="string" calcext:value-type="string">
            <office:annotation draw:style-name="gr5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#gameofthrones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#warriorcats</text:span></text:p>
            </office:annotation>
            <text:p>Warriors</text:p>
          </table:table-cell>
          <table:table-cell table:style-name="ce76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pjo + #hoo</text:span></text:p>
            </office:annotation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hungergames</text:span></text:p>
            </office:annotation>
            <text:p>Hunger Games</text:p>
          </table:table-cell>
          <table:table-cell table:style-name="ce77" table:number-columns-repeated="16376"/>
        </table:table-row>
        <table:table-row table:style-name="ro2" table:visibility="collapse" table:number-rows-repeated="88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table:formula="of:=396+3800+6000" office:value-type="float" office:value="10196" calcext:value-type="float">
            <text:p>10,196</text:p>
          </table:table-cell>
          <table:table-cell office:value-type="float" office:value="9500" calcext:value-type="float">
            <text:p>9,500</text:p>
          </table:table-cell>
          <table:table-cell office:value-type="float" office:value="201000" calcext:value-type="float">
            <text:p>201,000</text:p>
          </table:table-cell>
          <table:table-cell office:value-type="float" office:value="32000" calcext:value-type="float">
            <text:p>32,000</text:p>
          </table:table-cell>
          <table:table-cell table:formula="of:=14800+22700" office:value-type="float" office:value="37500" calcext:value-type="float">
            <text:p>37,500</text:p>
          </table:table-cell>
          <table:table-cell office:value-type="float" office:value="38400" calcext:value-type="float">
            <text:p>38,400</text:p>
          </table:table-cell>
          <table:table-cell office:value-type="float" office:value="15800" calcext:value-type="float">
            <text:p>15,800</text:p>
          </table:table-cell>
          <table:table-cell table:number-columns-repeated="16376"/>
        </table:table-row>
        <table:table-row table:style-name="ro2" table:number-rows-repeated="104848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ovie ffn" table:style-name="ta2">
        <table:table-column table:style-name="co1" table:default-cell-style-name="ce14"/>
        <table:table-column table:style-name="co1" table:number-columns-repeated="15" table:default-cell-style-name="ce186"/>
        <table:table-row table:style-name="ro3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office:annotation draw:style-name="gr3" draw:text-style-name="P2" svg:width="1.1413in" svg:height="1.4787in" svg:x="6.4583in" svg:y="0in" draw:caption-point-x="-0.2402in" draw:caption-point-y="0.0039in">
              <dc:date>2023-06-30T00:00:00</dc:date>
              <text:p text:style-name="P1"><text:span text:style-name="T1">Sum of “avengers” “thor” “captain america” “guardians of the galaxy” and whatever mcu quarantine is on the tv sheet</text:span></text:p>
            </office:annotation>
            <text:p>MCU</text:p>
          </table:table-cell>
          <table:table-cell table:style-name="ce76" table:number-columns-repeated="9"/>
        </table:table-row>
        <table:table-row table:style-name="ro2">
          <table:table-cell table:number-columns-repeated="6"/>
          <table:table-cell table:formula="of:=SUM([$'tv ffn'.S2:$'tv ffn'.V2]; [.C2:.F2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:$'tv ffn'.V3]; [.C3:.F3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:$'tv ffn'.V4]; [.C4:.F4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:$'tv ffn'.V5]; [.C5:.F5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:$'tv ffn'.V6]; [.C6:.F6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:$'tv ffn'.V7]; [.C7:.F7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:$'tv ffn'.V8]; [.C8:.F8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9:$'tv ffn'.V9]; [.C9:.F9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0:$'tv ffn'.V10]; [.C10:.F10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1:$'tv ffn'.V11]; [.C11:.F11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2:$'tv ffn'.V12]; [.C12:.F12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3:$'tv ffn'.V13]; [.C13:.F13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4:$'tv ffn'.V14]; [.C14:.F14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5:$'tv ffn'.V15]; [.C15:.F15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6:$'tv ffn'.V16]; [.C16:.F16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7:$'tv ffn'.V17]; [.C17:.F17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8:$'tv ffn'.V18]; [.C18:.F18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19:$'tv ffn'.V19]; [.C19:.F19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20:$'tv ffn'.V20]; [.C20:.F20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21:$'tv ffn'.V21]; [.C21:.F21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22:$'tv ffn'.V22]; [.C22:.F22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23:$'tv ffn'.V23]; [.C23:.F23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24:$'tv ffn'.V24]; [.C24:.F24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25:$'tv ffn'.V25]; [.C25:.F25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26:$'tv ffn'.V26]; [.C26:.F26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27:$'tv ffn'.V27]; [.C27:.F27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28:$'tv ffn'.V28]; [.C28:.F28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29:$'tv ffn'.V29]; [.C29:.F29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0:$'tv ffn'.V30]; [.C30:.F30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1:$'tv ffn'.V31]; [.C31:.F31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2:$'tv ffn'.V32]; [.C32:.F32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3:$'tv ffn'.V33]; [.C33:.F33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4:$'tv ffn'.V34]; [.C34:.F34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5:$'tv ffn'.V35]; [.C35:.F35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6:$'tv ffn'.V36]; [.C36:.F36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7:$'tv ffn'.V37]; [.C37:.F37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8:$'tv ffn'.V38]; [.C38:.F38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39:$'tv ffn'.V39]; [.C39:.F39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0:$'tv ffn'.V40]; [.C40:.F40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1:$'tv ffn'.V41]; [.C41:.F41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2:$'tv ffn'.V42]; [.C42:.F42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3:$'tv ffn'.V43]; [.C43:.F43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4:$'tv ffn'.V44]; [.C44:.F44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5:$'tv ffn'.V45]; [.C45:.F45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6:$'tv ffn'.V46]; [.C46:.F46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7:$'tv ffn'.V47]; [.C47:.F47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8:$'tv ffn'.V48]; [.C48:.F48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49:$'tv ffn'.V49]; [.C49:.F49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0:$'tv ffn'.V50]; [.C50:.F50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1:$'tv ffn'.V51]; [.C51:.F51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2:$'tv ffn'.V52]; [.C52:.F52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3:$'tv ffn'.V53]; [.C53:.F53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4:$'tv ffn'.V54]; [.C54:.F54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5:$'tv ffn'.V55]; [.C55:.F55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6:$'tv ffn'.V56]; [.C56:.F56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7:$'tv ffn'.V57]; [.C57:.F57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8:$'tv ffn'.V58]; [.C58:.F58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59:$'tv ffn'.V59]; [.C59:.F59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0:$'tv ffn'.V60]; [.C60:.F60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1:$'tv ffn'.V61]; [.C61:.F61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2:$'tv ffn'.V62]; [.C62:.F62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3:$'tv ffn'.V63]; [.C63:.F63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4:$'tv ffn'.V64]; [.C64:.F64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5:$'tv ffn'.V65]; [.C65:.F65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6:$'tv ffn'.V66]; [.C66:.F66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7:$'tv ffn'.V67]; [.C67:.F67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8:$'tv ffn'.V68]; [.C68:.F68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69:$'tv ffn'.V69]; [.C69:.F69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0:$'tv ffn'.V70]; [.C70:.F70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1:$'tv ffn'.V71]; [.C71:.F71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2:$'tv ffn'.V72]; [.C72:.F72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3:$'tv ffn'.V73]; [.C73:.F73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4:$'tv ffn'.V74]; [.C74:.F74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5:$'tv ffn'.V75]; [.C75:.F75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6:$'tv ffn'.V76]; [.C76:.F76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7:$'tv ffn'.V77]; [.C77:.F77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8:$'tv ffn'.V78]; [.C78:.F78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79:$'tv ffn'.V79]; [.C79:.F79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0:$'tv ffn'.V80]; [.C80:.F80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1:$'tv ffn'.V81]; [.C81:.F81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2:$'tv ffn'.V82]; [.C82:.F82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3:$'tv ffn'.V83]; [.C83:.F83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4:$'tv ffn'.V84]; [.C84:.F84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5:$'tv ffn'.V85]; [.C85:.F85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6:$'tv ffn'.V86]; [.C86:.F86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7:$'tv ffn'.V87]; [.C87:.F87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8:$'tv ffn'.V88]; [.C88:.F88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89:$'tv ffn'.V89]; [.C89:.F89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90:$'tv ffn'.V90]; [.C90:.F90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91:$'tv ffn'.V91]; [.C91:.F91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92:$'tv ffn'.V92]; [.C92:.F92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formula="of:=SUM([$'tv ffn'.S93:$'tv ffn'.V93]; [.C93:.F93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table:formula="of:=25*2165+3" office:value-type="float" office:value="54128" calcext:value-type="float">
            <text:p>54,128</text:p>
          </table:table-cell>
          <table:table-cell table:formula="of:=25*1978+22" office:value-type="float" office:value="49472" calcext:value-type="float">
            <text:p>49,472</text:p>
          </table:table-cell>
          <table:table-cell table:formula="of:=25*428+18" office:value-type="float" office:value="10718" calcext:value-type="float">
            <text:p>10,718</text:p>
          </table:table-cell>
          <table:table-cell table:formula="of:=25*274+9" office:value-type="float" office:value="6859" calcext:value-type="float">
            <text:p>6,859</text:p>
          </table:table-cell>
          <table:table-cell table:formula="of:=25*72+21" office:value-type="float" office:value="1821" calcext:value-type="float">
            <text:p>1,821</text:p>
          </table:table-cell>
          <table:table-cell table:formula="of:=SUM([$'tv ffn'.S94:$'tv ffn'.V94]; [.C94:.F94])" office:value-type="float" office:value="79060" calcext:value-type="float">
            <text:p>79,060</text:p>
          </table:table-cell>
          <table:table-cell table:number-columns-repeated="9"/>
        </table:table-row>
        <table:table-row table:style-name="ro2" table:number-rows-repeated="104848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movie ao3" table:style-name="ta2">
        <table:table-column table:style-name="co1" table:default-cell-style-name="Default"/>
        <table:table-column table:style-name="co1" table:number-columns-repeated="6" table:default-cell-style-name="ce186"/>
        <table:table-column table:style-name="co1" table:number-columns-repeated="16377" table:default-cell-style-name="Default"/>
        <table:table-row table:style-name="ro3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In this case only the “movies” NOT “all media types”</text:span></text:p>
            </office:annotation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text:p>MCU</text:p>
          </table:table-cell>
          <table:table-cell table:style-name="ce77" table:number-columns-repeated="16377"/>
        </table:table-row>
        <table:table-row table:style-name="ro2" table:number-rows-repeated="92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office:value-type="float" office:value="273734" calcext:value-type="float">
            <text:p>273,734</text:p>
          </table:table-cell>
          <table:table-cell office:value-type="float" office:value="231070" calcext:value-type="float">
            <text:p>231,070</text:p>
          </table:table-cell>
          <table:table-cell office:value-type="float" office:value="58135" calcext:value-type="float">
            <text:p>58,135</text:p>
          </table:table-cell>
          <table:table-cell office:value-type="float" office:value="109359" calcext:value-type="float">
            <text:p>109,359</text:p>
          </table:table-cell>
          <table:table-cell office:value-type="float" office:value="8960" calcext:value-type="float">
            <text:p>8,960</text:p>
          </table:table-cell>
          <table:table-cell office:value-type="float" office:value="535760" calcext:value-type="float">
            <text:p>535,760</text:p>
          </table:table-cell>
          <table:table-cell table:number-columns-repeated="16377"/>
        </table:table-row>
        <table:table-row table:style-name="ro2" table:number-rows-repeated="104848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ovie wp" table:style-name="ta2">
        <table:table-column table:style-name="co1" table:default-cell-style-name="ce14"/>
        <table:table-column table:style-name="co1" table:number-columns-repeated="15" table:default-cell-style-name="Default"/>
        <table:table-row table:style-name="ro3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starwars</text:span></text:p>
            </office:annotation>
            <text:p>Star Wars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avengers</text:span></text:p>
            </office:annotation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office:annotation draw:style-name="gr3" draw:text-style-name="P2" svg:width="1.1413in" svg:height="1.4787in" svg:x="6.4583in" svg:y="0in" draw:caption-point-x="-0.2402in" draw:caption-point-y="0.0039in">
              <dc:date>2023-06-30T00:00:00</dc:date>
              <text:p text:style-name="P1"><text:span text:style-name="T1">#marvel</text:span></text:p>
            </office:annotation>
            <text:p>MCU</text:p>
          </table:table-cell>
          <table:table-cell table:style-name="ce76" table:number-columns-repeated="9"/>
        </table:table-row>
        <table:table-row table:style-name="ro2" table:visibility="collapse" table:number-rows-repeated="88">
          <table:table-cell/>
          <table:table-cell table:style-name="ce186" table:number-columns-repeated="6"/>
          <table:table-cell table:number-columns-repeated="9"/>
        </table:table-row>
        <table:table-row table:style-name="ro2" table:number-rows-repeated="4">
          <table:table-cell/>
          <table:table-cell table:style-name="ce186" table:number-columns-repeated="6"/>
          <table:table-cell table:number-columns-repeated="9"/>
        </table:table-row>
        <table:table-row table:style-name="ro2">
          <table:table-cell office:value-type="date" office:date-value="2023-06-30" calcext:value-type="date">
            <text:p>Jun 30, 23</text:p>
          </table:table-cell>
          <table:table-cell table:style-name="ce186" office:value-type="float" office:value="33400" calcext:value-type="float">
            <text:p>33,400</text:p>
          </table:table-cell>
          <table:table-cell table:style-name="ce186" office:value-type="float" office:value="81600" calcext:value-type="float">
            <text:p>81,600</text:p>
          </table:table-cell>
          <table:table-cell table:style-name="ce186" office:value-type="float" office:value="29900" calcext:value-type="float">
            <text:p>29,900</text:p>
          </table:table-cell>
          <table:table-cell table:style-name="ce186" office:value-type="float" office:value="33900" calcext:value-type="float">
            <text:p>33,900</text:p>
          </table:table-cell>
          <table:table-cell table:style-name="ce186" office:value-type="float" office:value="2600" calcext:value-type="float">
            <text:p>2,600</text:p>
          </table:table-cell>
          <table:table-cell table:style-name="ce186" office:value-type="float" office:value="108000" calcext:value-type="float">
            <text:p>108,000</text:p>
          </table:table-cell>
          <table:table-cell table:number-columns-repeated="9"/>
        </table:table-row>
        <table:table-row table:style-name="ro2" table:number-rows-repeated="104848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rpf ao3" table:style-name="ta2">
        <table:table-column table:style-name="co1" table:number-columns-repeated="16384" table:default-cell-style-name="Default"/>
        <table:table-row table:style-name="ro2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text:p>Phandom</text:p>
          </table:table-cell>
          <table:table-cell table:style-name="ce77" office:value-type="string" calcext:value-type="string">
            <text:p>SPN RPF</text:p>
          </table:table-cell>
          <table:table-cell table:style-name="ce77" office:value-type="string" calcext:value-type="string">
            <text:p>DSMP</text:p>
          </table:table-cell>
          <table:table-cell table:style-name="ce77" table:number-columns-repeated="16380"/>
        </table:table-row>
        <table:table-row table:style-name="ro2" table:number-rows-repeated="92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office:value-type="float" office:value="19014" calcext:value-type="float">
            <text:p>19014</text:p>
          </table:table-cell>
          <table:table-cell office:value-type="float" office:value="22839" calcext:value-type="float">
            <text:p>22839</text:p>
          </table:table-cell>
          <table:table-cell office:value-type="float" office:value="77279" calcext:value-type="float">
            <text:p>77279</text:p>
          </table:table-cell>
          <table:table-cell table:number-columns-repeated="16380"/>
        </table:table-row>
      </table:table>
      <table:table table:name="bandom ao3" table:style-name="ta2">
        <table:table-column table:style-name="co1" table:number-columns-repeated="16384" table:default-cell-style-name="Default"/>
        <table:table-row table:style-name="ro2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text:p>1 Direction</text:p>
          </table:table-cell>
          <table:table-cell table:style-name="ce77" office:value-type="string" calcext:value-type="string">
            <text:p>MCR</text:p>
          </table:table-cell>
          <table:table-cell table:style-name="ce77" office:value-type="string" calcext:value-type="string">
            <text:p>P!atD</text:p>
          </table:table-cell>
          <table:table-cell table:style-name="ce77" table:number-columns-repeated="16380"/>
        </table:table-row>
        <table:table-row table:style-name="ro2" table:number-rows-repeated="92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office:value-type="float" office:value="70664" calcext:value-type="float">
            <text:p>70664</text:p>
          </table:table-cell>
          <table:table-cell office:value-type="float" office:value="21726" calcext:value-type="float">
            <text:p>21726</text:p>
          </table:table-cell>
          <table:table-cell office:value-type="float" office:value="8478" calcext:value-type="float">
            <text:p>8478</text:p>
          </table:table-cell>
          <table:table-cell table:number-columns-repeated="16380"/>
        </table:table-row>
      </table:table>
      <table:table table:name="bandom wp" table:style-name="ta2">
        <table:table-column table:style-name="co1" table:number-columns-repeated="16384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onedirection</text:span></text:p>
            </office:annotation>
            <text:p>1 Direction</text:p>
          </table:table-cell>
          <table:table-cell table:style-name="ce77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mychemicalromance</text:span></text:p>
            </office:annotation>
            <text:p>MCR</text:p>
          </table:table-cell>
          <table:table-cell table:style-name="ce77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panicatthedisco</text:span></text:p>
            </office:annotation>
            <text:p>P!atD</text:p>
          </table:table-cell>
          <table:table-cell table:style-name="ce77" office:value-type="string" calcext:value-type="string">
            <text:p>FoB</text:p>
          </table:table-cell>
          <table:table-cell table:style-name="ce77" office:value-type="string" calcext:value-type="string">
            <text:p>Twenty One Pilots</text:p>
          </table:table-cell>
          <table:table-cell table:style-name="ce77" table:number-columns-repeated="16378"/>
        </table:table-row>
        <table:table-row table:style-name="ro2" table:visibility="collapse" table:number-rows-repeated="88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office:value-type="float" office:value="166000" calcext:value-type="float">
            <text:p>166000</text:p>
          </table:table-cell>
          <table:table-cell office:value-type="float" office:value="19100" calcext:value-type="float">
            <text:p>19100</text:p>
          </table:table-cell>
          <table:table-cell office:value-type="float" office:value="12600" calcext:value-type="float">
            <text:p>12600</text:p>
          </table:table-cell>
          <table:table-cell office:value-type="float" office:value="10300" calcext:value-type="float">
            <text:p>10300</text:p>
          </table:table-cell>
          <table:table-cell office:value-type="float" office:value="21800" calcext:value-type="float">
            <text:p>21800</text:p>
          </table:table-cell>
          <table:table-cell table:number-columns-repeated="16378"/>
        </table:table-row>
      </table:table>
      <table:table table:name="kpop ao3" table:style-name="ta2">
        <table:table-column table:style-name="co1" table:default-cell-style-name="Default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2" table:number-rows-repeated="92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office:value-type="float" office:value="601183" calcext:value-type="float">
            <text:p>601,183</text:p>
          </table:table-cell>
          <table:table-cell office:value-type="float" office:value="211372" calcext:value-type="float">
            <text:p>211,372</text:p>
          </table:table-cell>
          <table:table-cell office:value-type="float" office:value="50369" calcext:value-type="float">
            <text:p>50,369</text:p>
          </table:table-cell>
          <table:table-cell office:value-type="float" office:value="7187" calcext:value-type="float">
            <text:p>7,187</text:p>
          </table:table-cell>
          <table:table-cell office:value-type="float" office:value="4394" calcext:value-type="float">
            <text:p>4,394</text:p>
          </table:table-cell>
          <table:table-cell office:value-type="float" office:value="9818" calcext:value-type="float">
            <text:p>9,818</text:p>
          </table:table-cell>
          <table:table-cell office:value-type="float" office:value="3525" calcext:value-type="float">
            <text:p>3,525</text:p>
          </table:table-cell>
          <table:table-cell office:value-type="float" office:value="67331" calcext:value-type="float">
            <text:p>67,331</text:p>
          </table:table-cell>
          <table:table-cell office:value-type="float" office:value="52158" calcext:value-type="float">
            <text:p>52,158</text:p>
          </table:table-cell>
          <table:table-cell office:value-type="float" office:value="39507" calcext:value-type="float">
            <text:p>39,507</text:p>
          </table:table-cell>
          <table:table-cell office:value-type="float" office:value="16885" calcext:value-type="float">
            <text:p>16,885</text:p>
          </table:table-cell>
          <table:table-cell office:value-type="float" office:value="15709" calcext:value-type="float">
            <text:p>15,709</text:p>
          </table:table-cell>
          <table:table-cell office:value-type="float" office:value="13297" calcext:value-type="float">
            <text:p>13,297</text:p>
          </table:table-cell>
          <table:table-cell office:value-type="float" office:value="4926" calcext:value-type="float">
            <text:p>4926</text:p>
          </table:table-cell>
          <table:table-cell table:number-columns-repeated="16369"/>
        </table:table-row>
        <table:table-row table:style-name="ro2" table:number-rows-repeated="104848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op wp" table:style-name="ta2">
        <table:table-column table:style-name="co1" table:default-cell-style-name="Default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2" table:visibility="collapse" table:number-rows-repeated="88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office:value-type="float" office:value="216000" calcext:value-type="float">
            <text:p>216,000</text:p>
          </table:table-cell>
          <table:table-cell office:value-type="float" office:value="440000" calcext:value-type="float">
            <text:p>440,000</text:p>
          </table:table-cell>
          <table:table-cell office:value-type="float" office:value="74400" calcext:value-type="float">
            <text:p>74,400</text:p>
          </table:table-cell>
          <table:table-cell office:value-type="float" office:value="8100" calcext:value-type="float">
            <text:p>8,100</text:p>
          </table:table-cell>
          <table:table-cell office:value-type="float" office:value="20200" calcext:value-type="float">
            <text:p>20,200</text:p>
          </table:table-cell>
          <table:table-cell office:value-type="float" office:value="36400" calcext:value-type="float">
            <text:p>3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55100" calcext:value-type="float">
            <text:p>55,100</text:p>
          </table:table-cell>
          <table:table-cell office:value-type="float" office:value="52500" calcext:value-type="float">
            <text:p>52,500</text:p>
          </table:table-cell>
          <table:table-cell office:value-type="float" office:value="35800" calcext:value-type="float">
            <text:p>35,800</text:p>
          </table:table-cell>
          <table:table-cell office:value-type="float" office:value="21300" calcext:value-type="float">
            <text:p>21,300</text:p>
          </table:table-cell>
          <table:table-cell office:value-type="float" office:value="37800" calcext:value-type="float">
            <text:p>37,8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000" calcext:value-type="float">
            <text:p>6000</text:p>
          </table:table-cell>
          <table:table-cell table:number-columns-repeated="16369"/>
        </table:table-row>
        <table:table-row table:style-name="ro2" table:number-rows-repeated="104848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sianfanfics" table:style-name="ta2">
        <table:table-column table:style-name="co1" table:default-cell-style-name="Default"/>
        <table:table-column table:style-name="co1" table:number-columns-repeated="12" table:default-cell-style-name="ce186"/>
        <table:table-column table:style-name="co1" table:number-columns-repeated="16371" table:default-cell-style-name="Default"/>
        <table:table-row table:style-name="ro2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70"/>
        </table:table-row>
        <table:table-row table:style-name="ro2" table:number-rows-repeated="9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/</text:p>
          </table:table-cell>
          <table:table-cell table:number-columns-repeated="16382"/>
        </table:table-row>
        <table:table-row table:style-name="ro2" table:number-rows-repeated="33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office:value-type="float" office:value="42033" calcext:value-type="float">
            <text:p>42,033</text:p>
          </table:table-cell>
          <table:table-cell office:value-type="float" office:value="143877" calcext:value-type="float">
            <text:p>143,877</text:p>
          </table:table-cell>
          <table:table-cell office:value-type="float" office:value="35501" calcext:value-type="float">
            <text:p>35,501</text:p>
          </table:table-cell>
          <table:table-cell office:value-type="float" office:value="11530" calcext:value-type="float">
            <text:p>11,530</text:p>
          </table:table-cell>
          <table:table-cell office:value-type="float" office:value="11004" calcext:value-type="float">
            <text:p>11,004</text:p>
          </table:table-cell>
          <table:table-cell office:value-type="float" office:value="5863" calcext:value-type="float">
            <text:p>5,863</text:p>
          </table:table-cell>
          <table:table-cell office:value-type="float" office:value="7722" calcext:value-type="float">
            <text:p>7,722</text:p>
          </table:table-cell>
          <table:table-cell office:value-type="float" office:value="1590" calcext:value-type="float">
            <text:p>1,590</text:p>
          </table:table-cell>
          <table:table-cell office:value-type="float" office:value="12203" calcext:value-type="float">
            <text:p>12,203</text:p>
          </table:table-cell>
          <table:table-cell office:value-type="float" office:value="382" calcext:value-type="float">
            <text:p>382</text:p>
          </table:table-cell>
          <table:table-cell office:value-type="float" office:value="11941" calcext:value-type="float">
            <text:p>11,941</text:p>
          </table:table-cell>
          <table:table-cell office:value-type="float" office:value="3626" calcext:value-type="float">
            <text:p>3,626</text:p>
          </table:table-cell>
          <table:table-cell office:value-type="float" office:value="2002" calcext:value-type="float">
            <text:p>2002</text:p>
          </table:table-cell>
          <table:table-cell table:number-columns-repeated="16370"/>
        </table:table-row>
        <table:table-row table:style-name="ro2" table:number-rows-repeated="104844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isc ff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6379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7" table:number-columns-repeated="16379"/>
        </table:table-row>
        <table:table-row table:style-name="ro2">
          <table:table-cell table:style-name="ce14" table:formula="of:=[$'Dates Ref'.A2]" office:value-type="date" office:date-value="1999-04-29" calcext:value-type="date">
            <text:p>Apr 29, 99</text:p>
          </table:table-cell>
          <table:table-cell table:number-columns-repeated="16383"/>
        </table:table-row>
        <table:table-row table:style-name="ro2">
          <table:table-cell table:style-name="ce14" table:formula="of:=[$'Dates Ref'.A3]" office:value-type="date" office:date-value="2000-05-10" calcext:value-type="date">
            <text:p>May 10, 00</text:p>
          </table:table-cell>
          <table:table-cell table:number-columns-repeated="16383"/>
        </table:table-row>
        <table:table-row table:style-name="ro2">
          <table:table-cell table:style-name="ce14" table:formula="of:=[$'Dates Ref'.A4]" office:value-type="date" office:date-value="2000-10-13" calcext:value-type="date">
            <text:p>Oct 13, 00</text:p>
          </table:table-cell>
          <table:table-cell table:number-columns-repeated="16383"/>
        </table:table-row>
        <table:table-row table:style-name="ro2">
          <table:table-cell table:style-name="ce14" table:formula="of:=[$'Dates Ref'.A5]" office:value-type="date" office:date-value="2001-04-13" calcext:value-type="date">
            <text:p>Apr 13, 01</text:p>
          </table:table-cell>
          <table:table-cell table:number-columns-repeated="16383"/>
        </table:table-row>
        <table:table-row table:style-name="ro2">
          <table:table-cell table:style-name="ce14" table:formula="of:=[$'Dates Ref'.A6]" office:value-type="date" office:date-value="2001-07-01" calcext:value-type="date">
            <text:p>Jul 1, 01</text:p>
          </table:table-cell>
          <table:table-cell table:number-columns-repeated="16383"/>
        </table:table-row>
        <table:table-row table:style-name="ro2">
          <table:table-cell table:style-name="ce14" table:formula="of:=[$'Dates Ref'.A7]" office:value-type="date" office:date-value="2001-09-10" calcext:value-type="date">
            <text:p>Sep 10, 01</text:p>
          </table:table-cell>
          <table:table-cell table:number-columns-repeated="16383"/>
        </table:table-row>
        <table:table-row table:style-name="ro2">
          <table:table-cell table:style-name="ce14" table:formula="of:=[$'Dates Ref'.A8]" office:value-type="date" office:date-value="2001-12-05" calcext:value-type="date">
            <text:p>Dec 5, 01</text:p>
          </table:table-cell>
          <table:table-cell table:number-columns-repeated="16383"/>
        </table:table-row>
        <table:table-row table:style-name="ro2">
          <table:table-cell table:style-name="ce14" table:formula="of:=[$'Dates Ref'.A9]" office:value-type="date" office:date-value="2002-01-23" calcext:value-type="date">
            <text:p>Jan 23, 02</text:p>
          </table:table-cell>
          <table:table-cell table:number-columns-repeated="16383"/>
        </table:table-row>
        <table:table-row table:style-name="ro2">
          <table:table-cell table:style-name="ce14" table:formula="of:=[$'Dates Ref'.A10]" office:value-type="date" office:date-value="2002-04-05" calcext:value-type="date">
            <text:p>Apr 5, 02</text:p>
          </table:table-cell>
          <table:table-cell table:number-columns-repeated="16383"/>
        </table:table-row>
        <table:table-row table:style-name="ro2">
          <table:table-cell table:style-name="ce14" table:formula="of:=[$'Dates Ref'.A11]" office:value-type="date" office:date-value="2002-06-02" calcext:value-type="date">
            <text:p>Jun 2, 02</text:p>
          </table:table-cell>
          <table:table-cell table:number-columns-repeated="16383"/>
        </table:table-row>
        <table:table-row table:style-name="ro2">
          <table:table-cell table:style-name="ce14" table:formula="of:=[$'Dates Ref'.A12]" office:value-type="date" office:date-value="2002-08-10" calcext:value-type="date">
            <text:p>Aug 10, 02</text:p>
          </table:table-cell>
          <table:table-cell table:number-columns-repeated="16383"/>
        </table:table-row>
        <table:table-row table:style-name="ro2">
          <table:table-cell table:style-name="ce14" table:formula="of:=[$'Dates Ref'.A13]" office:value-type="date" office:date-value="2002-10-10" calcext:value-type="date">
            <text:p>Oct 10, 02</text:p>
          </table:table-cell>
          <table:table-cell table:number-columns-repeated="16383"/>
        </table:table-row>
        <table:table-row table:style-name="ro2">
          <table:table-cell table:style-name="ce14" table:formula="of:=[$'Dates Ref'.A14]" office:value-type="date" office:date-value="2002-12-07" calcext:value-type="date">
            <text:p>Dec 7, 02</text:p>
          </table:table-cell>
          <table:table-cell table:number-columns-repeated="16383"/>
        </table:table-row>
        <table:table-row table:style-name="ro2">
          <table:table-cell table:style-name="ce14" table:formula="of:=[$'Dates Ref'.A15]" office:value-type="date" office:date-value="2003-02-02" calcext:value-type="date">
            <text:p>Feb 2, 03</text:p>
          </table:table-cell>
          <table:table-cell table:number-columns-repeated="16383"/>
        </table:table-row>
        <table:table-row table:style-name="ro2">
          <table:table-cell table:style-name="ce14" table:formula="of:=[$'Dates Ref'.A16]" office:value-type="date" office:date-value="2003-04-01" calcext:value-type="date">
            <text:p>Apr 1, 03</text:p>
          </table:table-cell>
          <table:table-cell table:number-columns-repeated="16383"/>
        </table:table-row>
        <table:table-row table:style-name="ro2">
          <table:table-cell table:style-name="ce14" table:formula="of:=[$'Dates Ref'.A17]" office:value-type="date" office:date-value="2003-06-03" calcext:value-type="date">
            <text:p>Jun 3, 03</text:p>
          </table:table-cell>
          <table:table-cell table:number-columns-repeated="16383"/>
        </table:table-row>
        <table:table-row table:style-name="ro2">
          <table:table-cell table:style-name="ce14" table:formula="of:=[$'Dates Ref'.A18]" office:value-type="date" office:date-value="2004-04-04" calcext:value-type="date">
            <text:p>Apr 4, 04</text:p>
          </table:table-cell>
          <table:table-cell table:number-columns-repeated="16383"/>
        </table:table-row>
        <table:table-row table:style-name="ro2">
          <table:table-cell table:style-name="ce14" table:formula="of:=[$'Dates Ref'.A19]" office:value-type="date" office:date-value="2004-06-10" calcext:value-type="date">
            <text:p>Jun 10, 04</text:p>
          </table:table-cell>
          <table:table-cell table:number-columns-repeated="16383"/>
        </table:table-row>
        <table:table-row table:style-name="ro2">
          <table:table-cell table:style-name="ce14" table:formula="of:=[$'Dates Ref'.A20]" office:value-type="date" office:date-value="2004-09-06" calcext:value-type="date">
            <text:p>Sep 6, 04</text:p>
          </table:table-cell>
          <table:table-cell table:number-columns-repeated="16383"/>
        </table:table-row>
        <table:table-row table:style-name="ro2">
          <table:table-cell table:style-name="ce14" table:formula="of:=[$'Dates Ref'.A21]" office:value-type="date" office:date-value="2004-10-12" calcext:value-type="date">
            <text:p>Oct 12, 04</text:p>
          </table:table-cell>
          <table:table-cell table:number-columns-repeated="16383"/>
        </table:table-row>
        <table:table-row table:style-name="ro2">
          <table:table-cell table:style-name="ce14" table:formula="of:=[$'Dates Ref'.A22]" office:value-type="date" office:date-value="2004-12-10" calcext:value-type="date">
            <text:p>Dec 10, 04</text:p>
          </table:table-cell>
          <table:table-cell table:number-columns-repeated="16383"/>
        </table:table-row>
        <table:table-row table:style-name="ro2">
          <table:table-cell table:style-name="ce14" table:formula="of:=[$'Dates Ref'.A23]" office:value-type="date" office:date-value="2005-01-01" calcext:value-type="date">
            <text:p>Jan 1, 05</text:p>
          </table:table-cell>
          <table:table-cell table:number-columns-repeated="16383"/>
        </table:table-row>
        <table:table-row table:style-name="ro2">
          <table:table-cell table:style-name="ce14" table:formula="of:=[$'Dates Ref'.A24]" office:value-type="date" office:date-value="2005-04-01" calcext:value-type="date">
            <text:p>Apr 1, 05</text:p>
          </table:table-cell>
          <table:table-cell table:number-columns-repeated="16383"/>
        </table:table-row>
        <table:table-row table:style-name="ro2">
          <table:table-cell table:style-name="ce14" table:formula="of:=[$'Dates Ref'.A25]" office:value-type="date" office:date-value="2006-10-15" calcext:value-type="date">
            <text:p>Oct 15, 06</text:p>
          </table:table-cell>
          <table:table-cell table:number-columns-repeated="16383"/>
        </table:table-row>
        <table:table-row table:style-name="ro2">
          <table:table-cell table:style-name="ce14" table:formula="of:=[$'Dates Ref'.A26]" office:value-type="date" office:date-value="2007-06-30" calcext:value-type="date">
            <text:p>Jun 30, 07</text:p>
          </table:table-cell>
          <table:table-cell table:number-columns-repeated="16383"/>
        </table:table-row>
        <table:table-row table:style-name="ro2">
          <table:table-cell table:style-name="ce14" table:formula="of:=[$'Dates Ref'.A27]" office:value-type="date" office:date-value="2007-10-11" calcext:value-type="date">
            <text:p>Oct 11, 07</text:p>
          </table:table-cell>
          <table:table-cell table:number-columns-repeated="16383"/>
        </table:table-row>
        <table:table-row table:style-name="ro2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2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style-name="ce182" office:value-type="date" office:date-value="2009-10-27" calcext:value-type="date">
            <text:p>10/27/09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4" table:formula="of:=[$'Dates Ref'.A30]" office:value-type="date" office:date-value="2009-12-12" calcext:value-type="date">
            <text:p>Dec 12, 09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 office:value-type="date" office:date-value="2010-03-28" calcext:value-type="date">
            <text:p>03/28/10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number-columns-repeated="16383"/>
        </table:table-row>
        <table:table-row table:style-name="ro2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number-columns-repeated="16383"/>
        </table:table-row>
        <table:table-row table:style-name="ro2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number-columns-repeated="16383"/>
        </table:table-row>
        <table:table-row table:style-name="ro2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2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style-name="ce182" office:value-type="date" office:date-value="2011-06-23" calcext:value-type="date">
            <text:p>06/23/11</text:p>
          </table:table-cell>
          <table:table-cell office:value-type="float" office:value="173" calcext:value-type="float">
            <text:p>173</text:p>
          </table:table-cell>
          <table:table-cell table:number-columns-repeated="16381"/>
        </table:table-row>
        <table:table-row table:style-name="ro2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style-name="ce182" office:value-type="date" office:date-value="2011-08-12" calcext:value-type="date">
            <text:p>08/12/11</text:p>
          </table:table-cell>
          <table:table-cell office:value-type="float" office:value="332" calcext:value-type="float">
            <text:p>332</text:p>
          </table:table-cell>
          <table:table-cell table:number-columns-repeated="16381"/>
        </table:table-row>
        <table:table-row table:style-name="ro2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number-columns-repeated="16383"/>
        </table:table-row>
        <table:table-row table:style-name="ro2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style-name="ce182" office:value-type="date" office:date-value="2011-10-11" calcext:value-type="date">
            <text:p>10/11/11</text:p>
          </table:table-cell>
          <table:table-cell office:value-type="float" office:value="586" calcext:value-type="float">
            <text:p>586</text:p>
          </table:table-cell>
          <table:table-cell table:number-columns-repeated="16381"/>
        </table:table-row>
        <table:table-row table:style-name="ro2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number-columns-repeated="16383"/>
        </table:table-row>
        <table:table-row table:style-name="ro2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 office:value-type="date" office:date-value="2012-05-05" calcext:value-type="date">
            <text:p>05/05/12</text:p>
          </table:table-cell>
          <table:table-cell office:value-type="float" office:value="2808" calcext:value-type="float">
            <text:p>2,808</text:p>
          </table:table-cell>
          <table:table-cell table:number-columns-repeated="16381"/>
        </table:table-row>
        <table:table-row table:style-name="ro2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style-name="ce182" office:value-type="date" office:date-value="2012-07-17" calcext:value-type="date">
            <text:p>07/17/12</text:p>
          </table:table-cell>
          <table:table-cell office:value-type="float" office:value="3585" calcext:value-type="float">
            <text:p>3,585</text:p>
          </table:table-cell>
          <table:table-cell table:number-columns-repeated="16381"/>
        </table:table-row>
        <table:table-row table:style-name="ro2">
          <table:table-cell table:style-name="ce14" table:formula="of:=[$'Dates Ref'.A43]" office:value-type="date" office:date-value="2012-06-04" calcext:value-type="date">
            <text:p>Jun 4, 12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number-columns-repeated="16383"/>
        </table:table-row>
        <table:table-row table:style-name="ro2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number-columns-repeated="16383"/>
        </table:table-row>
        <table:table-row table:style-name="ro2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 office:value-type="date" office:date-value="2013-01-03" calcext:value-type="date">
            <text:p>01/03/13</text:p>
          </table:table-cell>
          <table:table-cell office:value-type="float" office:value="6313" calcext:value-type="float">
            <text:p>6,313</text:p>
          </table:table-cell>
          <table:table-cell table:number-columns-repeated="16381"/>
        </table:table-row>
        <table:table-row table:style-name="ro2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 office:value-type="date" office:date-value="2013-04-04" calcext:value-type="date">
            <text:p>04/04/13</text:p>
          </table:table-cell>
          <table:table-cell office:value-type="float" office:value="7834" calcext:value-type="float">
            <text:p>7,834</text:p>
          </table:table-cell>
          <table:table-cell table:number-columns-repeated="16381"/>
        </table:table-row>
        <table:table-row table:style-name="ro2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number-columns-repeated="16383"/>
        </table:table-row>
        <table:table-row table:style-name="ro2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 office:value-type="date" office:date-value="2013-10-10" calcext:value-type="date">
            <text:p>10/10/13</text:p>
          </table:table-cell>
          <table:table-cell office:value-type="float" office:value="11200" calcext:value-type="float">
            <text:p>11,200</text:p>
          </table:table-cell>
          <table:table-cell table:number-columns-repeated="16381"/>
        </table:table-row>
        <table:table-row table:style-name="ro2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style-name="ce182" office:value-type="date" office:date-value="2013-11-28" calcext:value-type="date">
            <text:p>11/28/13</text:p>
          </table:table-cell>
          <table:table-cell office:value-type="float" office:value="11900" calcext:value-type="float">
            <text:p>11,900</text:p>
          </table:table-cell>
          <table:table-cell table:number-columns-repeated="16381"/>
        </table:table-row>
        <table:table-row table:style-name="ro2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 office:value-type="date" office:date-value="2014-01-22" calcext:value-type="date">
            <text:p>01/22/14</text:p>
          </table:table-cell>
          <table:table-cell office:value-type="float" office:value="12600" calcext:value-type="float">
            <text:p>12,600</text:p>
          </table:table-cell>
          <table:table-cell table:number-columns-repeated="16381"/>
        </table:table-row>
        <table:table-row table:style-name="ro2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 office:value-type="date" office:date-value="2014-04-07" calcext:value-type="date">
            <text:p>04/07/14</text:p>
          </table:table-cell>
          <table:table-cell office:value-type="float" office:value="13500" calcext:value-type="float">
            <text:p>13,500</text:p>
          </table:table-cell>
          <table:table-cell table:number-columns-repeated="16381"/>
        </table:table-row>
        <table:table-row table:style-name="ro2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 office:value-type="date" office:date-value="2014-07-03" calcext:value-type="date">
            <text:p>07/03/14</text:p>
          </table:table-cell>
          <table:table-cell office:value-type="float" office:value="14200" calcext:value-type="float">
            <text:p>14,200</text:p>
          </table:table-cell>
          <table:table-cell table:number-columns-repeated="16381"/>
        </table:table-row>
        <table:table-row table:style-name="ro2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 office:value-type="date" office:date-value="2014-10-04" calcext:value-type="date">
            <text:p>10/04/14</text:p>
          </table:table-cell>
          <table:table-cell office:value-type="float" office:value="14800" calcext:value-type="float">
            <text:p>14,800</text:p>
          </table:table-cell>
          <table:table-cell table:number-columns-repeated="16381"/>
        </table:table-row>
        <table:table-row table:style-name="ro2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 office:value-type="date" office:date-value="2015-01-16" calcext:value-type="date">
            <text:p>01/16/15</text:p>
          </table:table-cell>
          <table:table-cell office:value-type="float" office:value="15400" calcext:value-type="float">
            <text:p>15,400</text:p>
          </table:table-cell>
          <table:table-cell table:number-columns-repeated="16381"/>
        </table:table-row>
        <table:table-row table:style-name="ro2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 office:value-type="date" office:date-value="2015-05-26" calcext:value-type="date">
            <text:p>05/26/15</text:p>
          </table:table-cell>
          <table:table-cell office:value-type="float" office:value="15900" calcext:value-type="float">
            <text:p>15,900</text:p>
          </table:table-cell>
          <table:table-cell table:number-columns-repeated="16381"/>
        </table:table-row>
        <table:table-row table:style-name="ro2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 office:value-type="date" office:date-value="2015-06-23" calcext:value-type="date">
            <text:p>06/23/15</text:p>
          </table:table-cell>
          <table:table-cell office:value-type="float" office:value="16000" calcext:value-type="float">
            <text:p>16,000</text:p>
          </table:table-cell>
          <table:table-cell table:number-columns-repeated="16381"/>
        </table:table-row>
        <table:table-row table:style-name="ro2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 office:value-type="date" office:date-value="2015-08-13" calcext:value-type="date">
            <text:p>08/13/15</text:p>
          </table:table-cell>
          <table:table-cell office:value-type="float" office:value="16200" calcext:value-type="float">
            <text:p>16,200</text:p>
          </table:table-cell>
          <table:table-cell table:number-columns-repeated="16381"/>
        </table:table-row>
        <table:table-row table:style-name="ro2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 office:value-type="date" office:date-value="2015-10-15" calcext:value-type="date">
            <text:p>10/15/15</text:p>
          </table:table-cell>
          <table:table-cell office:value-type="float" office:value="16300" calcext:value-type="float">
            <text:p>16,300</text:p>
          </table:table-cell>
          <table:table-cell table:number-columns-repeated="16381"/>
        </table:table-row>
        <table:table-row table:style-name="ro2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 office:value-type="date" office:date-value="2016-01-05" calcext:value-type="date">
            <text:p>01/05/16</text:p>
          </table:table-cell>
          <table:table-cell office:value-type="float" office:value="16500" calcext:value-type="float">
            <text:p>16,500</text:p>
          </table:table-cell>
          <table:table-cell table:number-columns-repeated="16381"/>
        </table:table-row>
        <table:table-row table:style-name="ro2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 office:value-type="date" office:date-value="2016-04-06" calcext:value-type="date">
            <text:p>04/06/16</text:p>
          </table:table-cell>
          <table:table-cell office:value-type="float" office:value="16500" calcext:value-type="float">
            <text:p>16,500</text:p>
          </table:table-cell>
          <table:table-cell table:number-columns-repeated="16381"/>
        </table:table-row>
        <table:table-row table:style-name="ro2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 office:value-type="date" office:date-value="2016-07-08" calcext:value-type="date">
            <text:p>07/08/16</text:p>
          </table:table-cell>
          <table:table-cell office:value-type="float" office:value="16700" calcext:value-type="float">
            <text:p>16,700</text:p>
          </table:table-cell>
          <table:table-cell table:number-columns-repeated="16381"/>
        </table:table-row>
        <table:table-row table:style-name="ro2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 office:value-type="date" office:date-value="2016-09-23" calcext:value-type="date">
            <text:p>09/23/16</text:p>
          </table:table-cell>
          <table:table-cell office:value-type="float" office:value="16800" calcext:value-type="float">
            <text:p>16,800</text:p>
          </table:table-cell>
          <table:table-cell table:number-columns-repeated="16381"/>
        </table:table-row>
        <table:table-row table:style-name="ro2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 office:value-type="date" office:date-value="2017-01-14" calcext:value-type="date">
            <text:p>01/14/17</text:p>
          </table:table-cell>
          <table:table-cell office:value-type="float" office:value="16900" calcext:value-type="float">
            <text:p>16,900</text:p>
          </table:table-cell>
          <table:table-cell table:number-columns-repeated="16381"/>
        </table:table-row>
        <table:table-row table:style-name="ro2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 office:value-type="date" office:date-value="2017-04-03" calcext:value-type="date">
            <text:p>04/03/17</text:p>
          </table:table-cell>
          <table:table-cell office:value-type="float" office:value="16900" calcext:value-type="float">
            <text:p>16,900</text:p>
          </table:table-cell>
          <table:table-cell table:number-columns-repeated="16381"/>
        </table:table-row>
        <table:table-row table:style-name="ro2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 office:value-type="date" office:date-value="2017-07-03" calcext:value-type="date">
            <text:p>07/03/17</text:p>
          </table:table-cell>
          <table:table-cell office:value-type="float" office:value="16800" calcext:value-type="float">
            <text:p>16,800</text:p>
          </table:table-cell>
          <table:table-cell table:number-columns-repeated="16381"/>
        </table:table-row>
        <table:table-row table:style-name="ro2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 office:value-type="date" office:date-value="2017-10-10" calcext:value-type="date">
            <text:p>10/10/17</text:p>
          </table:table-cell>
          <table:table-cell office:value-type="float" office:value="16900" calcext:value-type="float">
            <text:p>16,900</text:p>
          </table:table-cell>
          <table:table-cell table:number-columns-repeated="16381"/>
        </table:table-row>
        <table:table-row table:style-name="ro2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 office:value-type="date" office:date-value="2018-01-10" calcext:value-type="date">
            <text:p>01/10/18</text:p>
          </table:table-cell>
          <table:table-cell office:value-type="float" office:value="16900" calcext:value-type="float">
            <text:p>16,900</text:p>
          </table:table-cell>
          <table:table-cell table:number-columns-repeated="16381"/>
        </table:table-row>
        <table:table-row table:style-name="ro2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 office:value-type="date" office:date-value="2018-04-05" calcext:value-type="date">
            <text:p>04/05/18</text:p>
          </table:table-cell>
          <table:table-cell office:value-type="float" office:value="16800" calcext:value-type="float">
            <text:p>16,800</text:p>
          </table:table-cell>
          <table:table-cell table:number-columns-repeated="16381"/>
        </table:table-row>
        <table:table-row table:style-name="ro2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 office:value-type="date" office:date-value="2018-07-17" calcext:value-type="date">
            <text:p>07/17/18</text:p>
          </table:table-cell>
          <table:table-cell office:value-type="float" office:value="16800" calcext:value-type="float">
            <text:p>16,800</text:p>
          </table:table-cell>
          <table:table-cell table:number-columns-repeated="16381"/>
        </table:table-row>
        <table:table-row table:style-name="ro2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style-name="ce182" office:value-type="date" office:date-value="2018-09-24" calcext:value-type="date">
            <text:p>09/24/18</text:p>
          </table:table-cell>
          <table:table-cell office:value-type="float" office:value="16800" calcext:value-type="float">
            <text:p>16,800</text:p>
          </table:table-cell>
          <table:table-cell table:number-columns-repeated="16381"/>
        </table:table-row>
        <table:table-row table:style-name="ro2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 office:value-type="date" office:date-value="2018-11-02" calcext:value-type="date">
            <text:p>11/02/18</text:p>
          </table:table-cell>
          <table:table-cell office:value-type="float" office:value="16800" calcext:value-type="float">
            <text:p>16,800</text:p>
          </table:table-cell>
          <table:table-cell table:number-columns-repeated="16381"/>
        </table:table-row>
        <table:table-row table:style-name="ro2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 office:value-type="date" office:date-value="2019-01-03" calcext:value-type="date">
            <text:p>01/03/19</text:p>
          </table:table-cell>
          <table:table-cell office:value-type="float" office:value="16800" calcext:value-type="float">
            <text:p>16,800</text:p>
          </table:table-cell>
          <table:table-cell table:number-columns-repeated="16381"/>
        </table:table-row>
        <table:table-row table:style-name="ro2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 office:value-type="date" office:date-value="2019-03-30" calcext:value-type="date">
            <text:p>03/30/19</text:p>
          </table:table-cell>
          <table:table-cell office:value-type="float" office:value="16800" calcext:value-type="float">
            <text:p>16,800</text:p>
          </table:table-cell>
          <table:table-cell table:number-columns-repeated="16381"/>
        </table:table-row>
        <table:table-row table:style-name="ro2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 office:value-type="date" office:date-value="2019-07-01" calcext:value-type="date">
            <text:p>07/01/19</text:p>
          </table:table-cell>
          <table:table-cell office:value-type="float" office:value="16700" calcext:value-type="float">
            <text:p>16,700</text:p>
          </table:table-cell>
          <table:table-cell table:number-columns-repeated="16381"/>
        </table:table-row>
        <table:table-row table:style-name="ro2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 office:value-type="date" office:date-value="2019-10-03" calcext:value-type="date">
            <text:p>10/03/19</text:p>
          </table:table-cell>
          <table:table-cell office:value-type="float" office:value="16700" calcext:value-type="float">
            <text:p>16,700</text:p>
          </table:table-cell>
          <table:table-cell table:number-columns-repeated="16381"/>
        </table:table-row>
        <table:table-row table:style-name="ro2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 office:value-type="date" office:date-value="2020-01-01" calcext:value-type="date">
            <text:p>01/01/20</text:p>
          </table:table-cell>
          <table:table-cell office:value-type="float" office:value="16600" calcext:value-type="float">
            <text:p>16,600</text:p>
          </table:table-cell>
          <table:table-cell table:number-columns-repeated="16381"/>
        </table:table-row>
        <table:table-row table:style-name="ro2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 office:value-type="date" office:date-value="2020-04-01" calcext:value-type="date">
            <text:p>04/01/20</text:p>
          </table:table-cell>
          <table:table-cell office:value-type="float" office:value="16600" calcext:value-type="float">
            <text:p>16,600</text:p>
          </table:table-cell>
          <table:table-cell table:number-columns-repeated="16381"/>
        </table:table-row>
        <table:table-row table:style-name="ro2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 office:value-type="date" office:date-value="2020-07-01" calcext:value-type="date">
            <text:p>07/01/20</text:p>
          </table:table-cell>
          <table:table-cell office:value-type="float" office:value="16500" calcext:value-type="float">
            <text:p>16,500</text:p>
          </table:table-cell>
          <table:table-cell table:number-columns-repeated="16381"/>
        </table:table-row>
        <table:table-row table:style-name="ro2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 office:value-type="date" office:date-value="2020-10-01" calcext:value-type="date">
            <text:p>10/01/20</text:p>
          </table:table-cell>
          <table:table-cell office:value-type="float" office:value="16500" calcext:value-type="float">
            <text:p>16,500</text:p>
          </table:table-cell>
          <table:table-cell table:number-columns-repeated="16381"/>
        </table:table-row>
        <table:table-row table:style-name="ro2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 office:value-type="date" office:date-value="2021-01-01" calcext:value-type="date">
            <text:p>01/01/21</text:p>
          </table:table-cell>
          <table:table-cell office:value-type="float" office:value="16500" calcext:value-type="float">
            <text:p>16,500</text:p>
          </table:table-cell>
          <table:table-cell table:number-columns-repeated="16381"/>
        </table:table-row>
        <table:table-row table:style-name="ro2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 office:value-type="date" office:date-value="2021-04-01" calcext:value-type="date">
            <text:p>04/01/21</text:p>
          </table:table-cell>
          <table:table-cell office:value-type="float" office:value="16400" calcext:value-type="float">
            <text:p>16,400</text:p>
          </table:table-cell>
          <table:table-cell table:number-columns-repeated="16381"/>
        </table:table-row>
        <table:table-row table:style-name="ro2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 office:value-type="date" office:date-value="2021-07-01" calcext:value-type="date">
            <text:p>07/01/21</text:p>
          </table:table-cell>
          <table:table-cell office:value-type="float" office:value="16400" calcext:value-type="float">
            <text:p>16,400</text:p>
          </table:table-cell>
          <table:table-cell table:number-columns-repeated="16381"/>
        </table:table-row>
        <table:table-row table:style-name="ro2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 office:value-type="date" office:date-value="2021-10-01" calcext:value-type="date">
            <text:p>10/01/21</text:p>
          </table:table-cell>
          <table:table-cell office:value-type="float" office:value="16400" calcext:value-type="float">
            <text:p>16,400</text:p>
          </table:table-cell>
          <table:table-cell table:number-columns-repeated="16381"/>
        </table:table-row>
        <table:table-row table:style-name="ro2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 office:value-type="date" office:date-value="2022-01-01" calcext:value-type="date">
            <text:p>01/01/22</text:p>
          </table:table-cell>
          <table:table-cell office:value-type="float" office:value="16300" calcext:value-type="float">
            <text:p>16,300</text:p>
          </table:table-cell>
          <table:table-cell table:number-columns-repeated="16381"/>
        </table:table-row>
        <table:table-row table:style-name="ro2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 office:value-type="date" office:date-value="2022-03-31" calcext:value-type="date">
            <text:p>03/31/22</text:p>
          </table:table-cell>
          <table:table-cell office:value-type="float" office:value="16300" calcext:value-type="float">
            <text:p>16,300</text:p>
          </table:table-cell>
          <table:table-cell table:number-columns-repeated="16381"/>
        </table:table-row>
        <table:table-row table:style-name="ro2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 office:value-type="date" office:date-value="2022-07-04" calcext:value-type="date">
            <text:p>07/04/22</text:p>
          </table:table-cell>
          <table:table-cell office:value-type="float" office:value="16300" calcext:value-type="float">
            <text:p>16,300</text:p>
          </table:table-cell>
          <table:table-cell table:number-columns-repeated="16381"/>
        </table:table-row>
        <table:table-row table:style-name="ro2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 office:value-type="date" office:date-value="2022-08-02" calcext:value-type="date">
            <text:p>08/02/22</text:p>
          </table:table-cell>
          <table:table-cell office:value-type="float" office:value="16300" calcext:value-type="float">
            <text:p>16,300</text:p>
          </table:table-cell>
          <table:table-cell table:number-columns-repeated="16381"/>
        </table:table-row>
        <table:table-row table:style-name="ro2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 office:value-type="date" office:date-value="2022-09-21" calcext:value-type="date">
            <text:p>09/21/22</text:p>
          </table:table-cell>
          <table:table-cell office:value-type="float" office:value="16300" calcext:value-type="float">
            <text:p>16,300</text:p>
          </table:table-cell>
          <table:table-cell table:number-columns-repeated="16381"/>
        </table:table-row>
        <table:table-row table:style-name="ro2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 office:value-type="date" office:date-value="2022-10-21" calcext:value-type="date">
            <text:p>10/21/22</text:p>
          </table:table-cell>
          <table:table-cell office:value-type="float" office:value="16300" calcext:value-type="float">
            <text:p>16,300</text:p>
          </table:table-cell>
          <table:table-cell table:number-columns-repeated="16381"/>
        </table:table-row>
        <table:table-row table:style-name="ro2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 office:value-type="date" office:date-value="2023-01-06" calcext:value-type="date">
            <text:p>01/06/23</text:p>
          </table:table-cell>
          <table:table-cell office:value-type="float" office:value="16300" calcext:value-type="float">
            <text:p>16,300</text:p>
          </table:table-cell>
          <table:table-cell table:number-columns-repeated="16381"/>
        </table:table-row>
        <table:table-row table:style-name="ro2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 office:value-type="date" office:date-value="2023-03-06" calcext:value-type="date">
            <text:p>03/06/23</text:p>
          </table:table-cell>
          <table:table-cell office:value-type="float" office:value="16300" calcext:value-type="float">
            <text:p>16,300</text:p>
          </table:table-cell>
          <table:table-cell table:number-columns-repeated="16381"/>
        </table:table-row>
        <table:table-row table:style-name="ro2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 office:value-type="date" office:date-value="2023-04-03" calcext:value-type="date">
            <text:p>04/03/23</text:p>
          </table:table-cell>
          <table:table-cell table:formula="of:=25*643+5" office:value-type="float" office:value="16080" calcext:value-type="float">
            <text:p>16,080</text:p>
          </table:table-cell>
          <table:table-cell table:style-name="ce182" office:value-type="date" office:date-value="2023-04-03" calcext:value-type="date">
            <text:p>04/03/23</text:p>
          </table:table-cell>
          <table:table-cell table:formula="of:=25*80" office:value-type="float" office:value="2000" calcext:value-type="float">
            <text:p>2,000</text:p>
          </table:table-cell>
          <table:table-cell table:number-columns-repeated="16379"/>
        </table:table-row>
        <table:table-row table:style-name="ro2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 office:value-type="date" office:date-value="2023-06-30" calcext:value-type="date">
            <text:p>06/30/23</text:p>
          </table:table-cell>
          <table:table-cell table:formula="of:=25*642+9" office:value-type="float" office:value="16059" calcext:value-type="float">
            <text:p>16,059</text:p>
          </table:table-cell>
          <table:table-cell table:style-name="ce182" office:value-type="date" office:date-value="2023-06-30" calcext:value-type="date">
            <text:p>06/30/23</text:p>
          </table:table-cell>
          <table:table-cell table:formula="of:=25*80" office:value-type="float" office:value="2000" calcext:value-type="float">
            <office:annotation draw:style-name="gr2" draw:text-style-name="P2" svg:width="1.1413in" svg:height="0.7083in" svg:x="4.6807in" svg:y="16.0992in" draw:caption-point-x="-0.2402in" draw:caption-point-y="0.5945in">
              <dc:date>2023-06-30T00:00:00</dc:date>
              <text:p text:style-name="P1"><text:span text:style-name="T1">This is some goddamn homeostasis shit right here</text:span></text:p>
            </office:annotation>
            <text:p>2,000</text:p>
          </table:table-cell>
          <table:table-cell table:number-columns-repeated="16379"/>
        </table:table-row>
        <table:table-row table:style-name="ro2">
          <table:table-cell table:style-name="ce14" table:formula="of:=[$'Dates Ref'.A9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14" table:formula="of:=[$'Dates Ref'.A9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14" table:formula="of:=[$'Dates Ref'.A9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14" table:formula="of:=[$'Dates Ref'.A9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14" table:formula="of:=[$'Dates Ref'.A9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number-rows-repeated="10484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isc ao3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86"/>
        <table:table-column table:style-name="co1" table:visibility="collapse" table:default-cell-style-name="Default"/>
        <table:table-column table:style-name="co1" table:default-cell-style-name="ce186"/>
        <table:table-column table:style-name="co1" table:visibility="collapse" table:default-cell-style-name="Default"/>
        <table:table-column table:style-name="co1" table:visibility="collapse" table:default-cell-style-name="ce186"/>
        <table:table-column table:style-name="co1" table:visibility="collapse" table:number-columns-repeated="2" table:default-cell-style-name="Default"/>
        <table:table-column table:style-name="co1" table:number-columns-repeated="5" table:default-cell-style-name="ce186"/>
        <table:table-column table:style-name="co1" table:visibility="collapse" table:number-columns-repeated="2" table:default-cell-style-name="Default"/>
        <table:table-column table:style-name="co1" table:number-columns-repeated="2" table:default-cell-style-name="ce186"/>
        <table:table-column table:style-name="co1" table:number-columns-repeated="16366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TAZ</text:p>
          </table:table-cell>
          <table:table-cell table:style-name="ce77" office:value-type="string" calcext:value-type="string">
            <text:p>Vocaloid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8-09T00:00:00</dc:date>
              <text:p text:style-name="P1"><text:span text:style-name="T1">Amazingphil &amp; danisnotonfire rpf</text:span></text:p>
              <text:p text:style-name="P1"><text:span text:style-name="T1"/></text:p>
            </office:annotation>
            <text:p>Dan &amp; Phil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Rooster Teeth</text:p>
          </table:table-cell>
          <table:table-cell table:style-name="ce76" office:value-type="string" calcext:value-type="string">
            <text:p>Youtube RPF</text:p>
          </table:table-cell>
          <table:table-cell table:style-name="ce76" office:value-type="string" calcext:value-type="string">
            <text:p>WTNV</text:p>
          </table:table-cell>
          <table:table-cell table:style-name="ce77" office:value-type="string" calcext:value-type="string">
            <text:p>Les Mis</text:p>
          </table:table-cell>
          <table:table-cell table:style-name="ce77" office:value-type="string" calcext:value-type="string">
            <text:p>Date</text:p>
          </table:table-cell>
          <table:table-cell table:style-name="ce76" office:value-type="string" calcext:value-type="string">
            <text:p>Hermitcraft</text:p>
          </table:table-cell>
          <table:table-cell table:style-name="ce76" office:value-type="string" calcext:value-type="string">
            <office:annotation draw:style-name="gr2" draw:text-style-name="P2" svg:width="1.1413in" svg:height="0.7083in" svg:x="10.0142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77" table:number-columns-repeated="16366"/>
        </table:table-row>
        <table:table-row table:style-name="ro2" table:visibility="collapse" table:number-rows-repeated="26">
          <table:table-cell table:number-columns-repeated="16384"/>
        </table:table-row>
        <table:table-row table:style-name="ro2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2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2">
          <table:table-cell table:style-name="ce14" table:formula="of:=[$'Dates Ref'.A30]" office:value-type="date" office:date-value="2009-12-12" calcext:value-type="date">
            <text:p>Dec 12, 09</text:p>
          </table:table-cell>
          <table:table-cell table:style-name="ce182" office:value-type="date" office:date-value="2009-12-22" calcext:value-type="date">
            <text:p>12/22/09</text:p>
          </table:table-cell>
          <table:table-cell/>
          <table:table-cell table:style-name="ce11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2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 office:value-type="date" office:date-value="2010-04-08" calcext:value-type="date">
            <text:p>04/08/10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number-columns-repeated="16373"/>
        </table:table-row>
        <table:table-row table:style-name="ro2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style-name="ce182" office:value-type="date" office:date-value="2010-06-13" calcext:value-type="date">
            <text:p>06/13/10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table:number-columns-repeated="16373"/>
        </table:table-row>
        <table:table-row table:style-name="ro2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style-name="ce182" office:value-type="date" office:date-value="2010-09-22" calcext:value-type="date">
            <text:p>09/22/10</text:p>
          </table:table-cell>
          <table:table-cell/>
          <table:table-cell table:style-name="ce116"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table:number-columns-repeated="16373"/>
        </table:table-row>
        <table:table-row table:style-name="ro2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style-name="ce182" office:value-type="date" office:date-value="2010-10-25" calcext:value-type="date">
            <text:p>10/25/10</text:p>
          </table:table-cell>
          <table:table-cell/>
          <table:table-cell table:style-name="ce116"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table:number-columns-repeated="16373"/>
        </table:table-row>
        <table:table-row table:style-name="ro2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2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number-columns-repeated="16383"/>
        </table:table-row>
        <table:table-row table:style-name="ro2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number-columns-repeated="16383"/>
        </table:table-row>
        <table:table-row table:style-name="ro2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style-name="ce182" office:value-type="date" office:date-value="2011-09-24" calcext:value-type="date">
            <text:p>09/24/11</text:p>
          </table:table-cell>
          <table:table-cell/>
          <table:table-cell table:style-name="ce116" office:value-type="float" office:value="14" calcext:value-type="float">
            <text:p>14</text:p>
          </table:table-cell>
          <table:table-cell office:value-type="float" office:value="1912" calcext:value-type="float">
            <text:p>1,912</text:p>
          </table:table-cell>
          <table:table-cell table:number-columns-repeated="5"/>
          <table:table-cell office:value-type="float" office:value="153" calcext:value-type="float">
            <text:p>153</text:p>
          </table:table-cell>
          <table:table-cell table:number-columns-repeated="16373"/>
        </table:table-row>
        <table:table-row table:style-name="ro2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number-columns-repeated="16383"/>
        </table:table-row>
        <table:table-row table:style-name="ro2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style-name="ce182" office:value-type="date" office:date-value="2012-01-18" calcext:value-type="date">
            <text:p>01/18/12</text:p>
          </table:table-cell>
          <table:table-cell/>
          <table:table-cell table:style-name="ce116" office:value-type="float" office:value="18" calcext:value-type="float">
            <text:p>18</text:p>
          </table:table-cell>
          <table:table-cell office:value-type="float" office:value="3962" calcext:value-type="float">
            <text:p>3,96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 office:value-type="date" office:date-value="2012-05-01" calcext:value-type="date">
            <text:p>05/01/12</text:p>
          </table:table-cell>
          <table:table-cell/>
          <table:table-cell table:style-name="ce116" office:value-type="float" office:value="31" calcext:value-type="float">
            <text:p>31</text:p>
          </table:table-cell>
          <table:table-cell office:value-type="float" office:value="6158" calcext:value-type="float">
            <text:p>6,15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number-columns-repeated="16383"/>
        </table:table-row>
        <table:table-row table:style-name="ro2">
          <table:table-cell table:style-name="ce14" table:formula="of:=[$'Dates Ref'.A43]" office:value-type="date" office:date-value="2012-06-04" calcext:value-type="date">
            <text:p>Jun 4, 12</text:p>
          </table:table-cell>
          <table:table-cell table:style-name="ce182" office:value-type="date" office:date-value="2012-06-02" calcext:value-type="date">
            <text:p>06/02/12</text:p>
          </table:table-cell>
          <table:table-cell/>
          <table:table-cell table:style-name="ce116" office:value-type="float" office:value="35" calcext:value-type="float">
            <text:p>35</text:p>
          </table:table-cell>
          <table:table-cell office:value-type="float" office:value="6773" calcext:value-type="float">
            <text:p>6,7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1"/>
        </table:table-row>
        <table:table-row table:style-name="ro2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style-name="ce182" office:value-type="date" office:date-value="2012-07-04" calcext:value-type="date">
            <text:p>07/04/12</text:p>
          </table:table-cell>
          <table:table-cell/>
          <table:table-cell table:style-name="ce116" office:value-type="float" office:value="44" calcext:value-type="float">
            <text:p>44</text:p>
          </table:table-cell>
          <table:table-cell office:value-type="float" office:value="7460" calcext:value-type="float">
            <text:p>7,46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2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style-name="ce182" office:value-type="date" office:date-value="2012-10-24" calcext:value-type="date">
            <text:p>10/24/12</text:p>
          </table:table-cell>
          <table:table-cell/>
          <table:table-cell table:style-name="ce116" office:value-type="float" office:value="56" calcext:value-type="float">
            <text:p>56</text:p>
          </table:table-cell>
          <table:table-cell office:value-type="float" office:value="9948" calcext:value-type="float">
            <text:p>9,94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71"/>
        </table:table-row>
        <table:table-row table:style-name="ro2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 office:value-type="date" office:date-value="2013-01-16" calcext:value-type="date">
            <text:p>01/16/13</text:p>
          </table:table-cell>
          <table:table-cell/>
          <table:table-cell table:style-name="ce116" office:value-type="float" office:value="67" calcext:value-type="float">
            <text:p>67</text:p>
          </table:table-cell>
          <table:table-cell office:value-type="float" office:value="12731" calcext:value-type="float">
            <text:p>12,731</text:p>
          </table:table-cell>
          <table:table-cell table:number-columns-repeated="2"/>
          <table:table-cell table:style-name="ce182" office:value-type="date" office:date-value="2013-01-16" calcext:value-type="date">
            <text:p>01/16/13</text:p>
          </table:table-cell>
          <table:table-cell table:style-name="ce116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6371"/>
        </table:table-row>
        <table:table-row table:style-name="ro2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 office:value-type="date" office:date-value="2013-04-16" calcext:value-type="date">
            <text:p>04/16/13</text:p>
          </table:table-cell>
          <table:table-cell/>
          <table:table-cell table:style-name="ce116" office:value-type="float" office:value="103" calcext:value-type="float">
            <text:p>103</text:p>
          </table:table-cell>
          <table:table-cell office:value-type="float" office:value="16108" calcext:value-type="float">
            <text:p>16,108</text:p>
          </table:table-cell>
          <table:table-cell table:number-columns-repeated="2"/>
          <table:table-cell table:style-name="ce182" office:value-type="date" office:date-value="2013-04-16" calcext:value-type="date">
            <text:p>04/16/13</text:p>
          </table:table-cell>
          <table:table-cell table:style-name="ce182"/>
          <table:table-cell office:value-type="float" office:value="39" calcext:value-type="float">
            <text:p>39</text:p>
          </table:table-cell>
          <table:table-cell office:value-type="float" office:value="320" calcext:value-type="float">
            <text:p>320</text:p>
          </table:table-cell>
          <table:table-cell office:value-type="float" office:value="223" calcext:value-type="float">
            <text:p>223</text:p>
          </table:table-cell>
          <table:table-cell office:value-type="float" office:value="267" calcext:value-type="float">
            <text:p>267</text:p>
          </table:table-cell>
          <table:table-cell table:number-columns-repeated="16371"/>
        </table:table-row>
        <table:table-row table:style-name="ro2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style-name="ce182" office:value-type="date" office:date-value="2013-06-23" calcext:value-type="date">
            <text:p>06/23/13</text:p>
          </table:table-cell>
          <table:table-cell/>
          <table:table-cell table:style-name="ce116" office:value-type="float" office:value="135" calcext:value-type="float">
            <text:p>135</text:p>
          </table:table-cell>
          <table:table-cell office:value-type="float" office:value="18365" calcext:value-type="float">
            <text:p>18,365</text:p>
          </table:table-cell>
          <table:table-cell table:number-columns-repeated="2"/>
          <table:table-cell table:style-name="ce182" office:value-type="date" office:date-value="2013-06-23" calcext:value-type="date">
            <text:p>06/23/13</text:p>
          </table:table-cell>
          <table:table-cell table:style-name="ce182"/>
          <table:table-cell office:value-type="float" office:value="82" calcext:value-type="float">
            <text:p>82</text:p>
          </table:table-cell>
          <table:table-cell office:value-type="float" office:value="367" calcext:value-type="float">
            <text:p>367</text:p>
          </table:table-cell>
          <table:table-cell office:value-type="float" office:value="487" calcext:value-type="float">
            <text:p>487</text:p>
          </table:table-cell>
          <table:table-cell office:value-type="float" office:value="918" calcext:value-type="float">
            <text:p>918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2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 office:value-type="date" office:date-value="2013-10-09" calcext:value-type="date">
            <text:p>10/09/13</text:p>
          </table:table-cell>
          <table:table-cell table:number-columns-repeated="2"/>
          <table:table-cell office:value-type="float" office:value="21366" calcext:value-type="float">
            <text:p>21,366</text:p>
          </table:table-cell>
          <table:table-cell table:number-columns-repeated="4"/>
          <table:table-cell office:value-type="float" office:value="138" calcext:value-type="float">
            <text:p>13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870" calcext:value-type="float">
            <text:p>1,870</text:p>
          </table:table-cell>
          <table:table-cell office:value-type="float" office:value="1436" calcext:value-type="float">
            <text:p>1,436</text:p>
          </table:table-cell>
          <table:table-cell office:value-type="float" office:value="7146" calcext:value-type="float">
            <text:p>7146</text:p>
          </table:table-cell>
          <table:table-cell table:number-columns-repeated="16369"/>
        </table:table-row>
        <table:table-row table:style-name="ro2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number-columns-repeated="16383"/>
        </table:table-row>
        <table:table-row table:style-name="ro2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 office:value-type="date" office:date-value="2014-01-22" calcext:value-type="date">
            <text:p>01/22/14</text:p>
          </table:table-cell>
          <table:table-cell table:number-columns-repeated="2"/>
          <table:table-cell office:value-type="float" office:value="23784" calcext:value-type="float">
            <text:p>23,784</text:p>
          </table:table-cell>
          <table:table-cell table:number-columns-repeated="4"/>
          <table:table-cell office:value-type="float" office:value="213" calcext:value-type="float">
            <text:p>213</text:p>
          </table:table-cell>
          <table:table-cell office:value-type="float" office:value="493" calcext:value-type="float">
            <text:p>493</text:p>
          </table:table-cell>
          <table:table-cell office:value-type="float" office:value="2189" calcext:value-type="float">
            <text:p>2,189</text:p>
          </table:table-cell>
          <table:table-cell office:value-type="float" office:value="3126" calcext:value-type="float">
            <text:p>3,126</text:p>
          </table:table-cell>
          <table:table-cell office:value-type="float" office:value="2376" calcext:value-type="float">
            <text:p>2,376</text:p>
          </table:table-cell>
          <table:table-cell table:number-columns-repeated="16370"/>
        </table:table-row>
        <table:table-row table:style-name="ro2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 office:value-type="date" office:date-value="2014-04-04" calcext:value-type="date">
            <text:p>04/04/14</text:p>
          </table:table-cell>
          <table:table-cell table:number-columns-repeated="2"/>
          <table:table-cell office:value-type="float" office:value="25267" calcext:value-type="float">
            <text:p>25,267</text:p>
          </table:table-cell>
          <table:table-cell table:number-columns-repeated="4"/>
          <table:table-cell office:value-type="float" office:value="288" calcext:value-type="float">
            <text:p>288</text:p>
          </table:table-cell>
          <table:table-cell office:value-type="float" office:value="565" calcext:value-type="float">
            <text:p>565</text:p>
          </table:table-cell>
          <table:table-cell office:value-type="float" office:value="2987" calcext:value-type="float">
            <text:p>2,987</text:p>
          </table:table-cell>
          <table:table-cell office:value-type="float" office:value="4131" calcext:value-type="float">
            <text:p>4,131</text:p>
          </table:table-cell>
          <table:table-cell office:value-type="float" office:value="2810" calcext:value-type="float">
            <text:p>2,810</text:p>
          </table:table-cell>
          <table:table-cell table:number-columns-repeated="16370"/>
        </table:table-row>
        <table:table-row table:style-name="ro2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 office:value-type="date" office:date-value="2014-07-05" calcext:value-type="date">
            <text:p>07/05/14</text:p>
          </table:table-cell>
          <table:table-cell table:number-columns-repeated="2"/>
          <table:table-cell office:value-type="float" office:value="27628" calcext:value-type="float">
            <text:p>27,628</text:p>
          </table:table-cell>
          <table:table-cell table:number-columns-repeated="4"/>
          <table:table-cell office:value-type="float" office:value="406" calcext:value-type="float">
            <text:p>406</text:p>
          </table:table-cell>
          <table:table-cell office:value-type="float" office:value="729" calcext:value-type="float">
            <text:p>729</text:p>
          </table:table-cell>
          <table:table-cell office:value-type="float" office:value="4022" calcext:value-type="float">
            <text:p>4,022</text:p>
          </table:table-cell>
          <table:table-cell office:value-type="float" office:value="5818" calcext:value-type="float">
            <text:p>5,818</text:p>
          </table:table-cell>
          <table:table-cell office:value-type="float" office:value="3432" calcext:value-type="float">
            <text:p>3,432</text:p>
          </table:table-cell>
          <table:table-cell table:number-columns-repeated="16370"/>
        </table:table-row>
        <table:table-row table:style-name="ro2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 office:value-type="date" office:date-value="2014-10-04" calcext:value-type="date">
            <text:p>10/04/14</text:p>
          </table:table-cell>
          <table:table-cell table:number-columns-repeated="2"/>
          <table:table-cell office:value-type="float" office:value="29595" calcext:value-type="float">
            <text:p>29,595</text:p>
          </table:table-cell>
          <table:table-cell table:number-columns-repeated="4"/>
          <table:table-cell office:value-type="float" office:value="539" calcext:value-type="float">
            <text:p>539</text:p>
          </table:table-cell>
          <table:table-cell office:value-type="float" office:value="1009" calcext:value-type="float">
            <text:p>1,009</text:p>
          </table:table-cell>
          <table:table-cell office:value-type="float" office:value="5230" calcext:value-type="float">
            <text:p>5,230</text:p>
          </table:table-cell>
          <table:table-cell office:value-type="float" office:value="14815" calcext:value-type="float">
            <text:p>14,815</text:p>
          </table:table-cell>
          <table:table-cell office:value-type="float" office:value="4036" calcext:value-type="float">
            <text:p>4,036</text:p>
          </table:table-cell>
          <table:table-cell table:number-columns-repeated="16370"/>
        </table:table-row>
        <table:table-row table:style-name="ro2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 office:value-type="date" office:date-value="2015-01-21" calcext:value-type="date">
            <text:p>01/21/15</text:p>
          </table:table-cell>
          <table:table-cell table:number-columns-repeated="2"/>
          <table:table-cell office:value-type="float" office:value="31846" calcext:value-type="float">
            <text:p>31,846</text:p>
          </table:table-cell>
          <table:table-cell table:number-columns-repeated="4"/>
          <table:table-cell office:value-type="float" office:value="916" calcext:value-type="float">
            <text:p>916</text:p>
          </table:table-cell>
          <table:table-cell office:value-type="float" office:value="1417" calcext:value-type="float">
            <text:p>1,417</text:p>
          </table:table-cell>
          <table:table-cell office:value-type="float" office:value="6627" calcext:value-type="float">
            <text:p>6,627</text:p>
          </table:table-cell>
          <table:table-cell office:value-type="float" office:value="17182" calcext:value-type="float">
            <text:p>17,182</text:p>
          </table:table-cell>
          <table:table-cell office:value-type="float" office:value="4463" calcext:value-type="float">
            <text:p>4,463</text:p>
          </table:table-cell>
          <table:table-cell table:number-columns-repeated="16370"/>
        </table:table-row>
        <table:table-row table:style-name="ro2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 office:value-type="date" office:date-value="2015-05-14" calcext:value-type="date">
            <text:p>05/14/15</text:p>
          </table:table-cell>
          <table:table-cell table:number-columns-repeated="2"/>
          <table:table-cell office:value-type="float" office:value="33900" calcext:value-type="float">
            <text:p>33,900</text:p>
          </table:table-cell>
          <table:table-cell table:number-columns-repeated="4"/>
          <table:table-cell office:value-type="float" office:value="1788" calcext:value-type="float">
            <text:p>1,788</text:p>
          </table:table-cell>
          <table:table-cell office:value-type="float" office:value="1976" calcext:value-type="float">
            <text:p>1,976</text:p>
          </table:table-cell>
          <table:table-cell office:value-type="float" office:value="8030" calcext:value-type="float">
            <text:p>8,030</text:p>
          </table:table-cell>
          <table:table-cell office:value-type="float" office:value="20500" calcext:value-type="float">
            <text:p>20,500</text:p>
          </table:table-cell>
          <table:table-cell office:value-type="float" office:value="4848" calcext:value-type="float">
            <text:p>4,848</text:p>
          </table:table-cell>
          <table:table-cell table:number-columns-repeated="16370"/>
        </table:table-row>
        <table:table-row table:style-name="ro2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 office:value-type="date" office:date-value="2015-06-23" calcext:value-type="date">
            <text:p>06/23/15</text:p>
          </table:table-cell>
          <table:table-cell table:number-columns-repeated="2"/>
          <table:table-cell office:value-type="float" office:value="34653" calcext:value-type="float">
            <text:p>34,653</text:p>
          </table:table-cell>
          <table:table-cell table:number-columns-repeated="4"/>
          <table:table-cell office:value-type="float" office:value="2133" calcext:value-type="float">
            <text:p>2,133</text:p>
          </table:table-cell>
          <table:table-cell office:value-type="float" office:value="2135" calcext:value-type="float">
            <text:p>2,135</text:p>
          </table:table-cell>
          <table:table-cell office:value-type="float" office:value="8451" calcext:value-type="float">
            <text:p>8,451</text:p>
          </table:table-cell>
          <table:table-cell office:value-type="float" office:value="21753" calcext:value-type="float">
            <text:p>21,753</text:p>
          </table:table-cell>
          <table:table-cell office:value-type="float" office:value="5003" calcext:value-type="float">
            <text:p>5,003</text:p>
          </table:table-cell>
          <table:table-cell table:number-columns-repeated="16370"/>
        </table:table-row>
        <table:table-row table:style-name="ro2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 office:value-type="date" office:date-value="2015-08-13" calcext:value-type="date">
            <text:p>08/13/15</text:p>
          </table:table-cell>
          <table:table-cell table:number-columns-repeated="2"/>
          <table:table-cell office:value-type="float" office:value="35603" calcext:value-type="float">
            <text:p>35,603</text:p>
          </table:table-cell>
          <table:table-cell table:number-columns-repeated="4"/>
          <table:table-cell office:value-type="float" office:value="2680" calcext:value-type="float">
            <text:p>2,680</text:p>
          </table:table-cell>
          <table:table-cell office:value-type="float" office:value="2338" calcext:value-type="float">
            <text:p>2,338</text:p>
          </table:table-cell>
          <table:table-cell office:value-type="float" office:value="9073" calcext:value-type="float">
            <text:p>9,073</text:p>
          </table:table-cell>
          <table:table-cell office:value-type="float" office:value="23720" calcext:value-type="float">
            <text:p>23,720</text:p>
          </table:table-cell>
          <table:table-cell office:value-type="float" office:value="5148" calcext:value-type="float">
            <text:p>5,148</text:p>
          </table:table-cell>
          <table:table-cell table:number-columns-repeated="16370"/>
        </table:table-row>
        <table:table-row table:style-name="ro2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 office:value-type="date" office:date-value="2015-10-02" calcext:value-type="date">
            <text:p>10/02/15</text:p>
          </table:table-cell>
          <table:table-cell table:number-columns-repeated="2"/>
          <table:table-cell office:value-type="float" office:value="36189" calcext:value-type="float">
            <text:p>36,189</text:p>
          </table:table-cell>
          <table:table-cell table:number-columns-repeated="4"/>
          <table:table-cell office:value-type="float" office:value="3232" calcext:value-type="float">
            <text:p>3,232</text:p>
          </table:table-cell>
          <table:table-cell office:value-type="float" office:value="2504" calcext:value-type="float">
            <text:p>2,504</text:p>
          </table:table-cell>
          <table:table-cell office:value-type="float" office:value="9849" calcext:value-type="float">
            <text:p>9,849</text:p>
          </table:table-cell>
          <table:table-cell office:value-type="float" office:value="25415" calcext:value-type="float">
            <text:p>25,415</text:p>
          </table:table-cell>
          <table:table-cell office:value-type="float" office:value="5293" calcext:value-type="float">
            <text:p>5,293</text:p>
          </table:table-cell>
          <table:table-cell table:number-columns-repeated="16370"/>
        </table:table-row>
        <table:table-row table:style-name="ro2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 office:value-type="date" office:date-value="2016-01-07" calcext:value-type="date">
            <text:p>01/07/16</text:p>
          </table:table-cell>
          <table:table-cell table:number-columns-repeated="2"/>
          <table:table-cell office:value-type="float" office:value="37311" calcext:value-type="float">
            <text:p>37,311</text:p>
          </table:table-cell>
          <table:table-cell table:number-columns-repeated="4"/>
          <table:table-cell office:value-type="float" office:value="4555" calcext:value-type="float">
            <text:p>4,555</text:p>
          </table:table-cell>
          <table:table-cell office:value-type="float" office:value="2961" calcext:value-type="float">
            <text:p>2,961</text:p>
          </table:table-cell>
          <table:table-cell office:value-type="float" office:value="10867" calcext:value-type="float">
            <text:p>10,867</text:p>
          </table:table-cell>
          <table:table-cell office:value-type="float" office:value="29252" calcext:value-type="float">
            <text:p>29,252</text:p>
          </table:table-cell>
          <table:table-cell office:value-type="float" office:value="5562" calcext:value-type="float">
            <text:p>5,562</text:p>
          </table:table-cell>
          <table:table-cell table:number-columns-repeated="16370"/>
        </table:table-row>
        <table:table-row table:style-name="ro2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 office:value-type="date" office:date-value="2016-04-16" calcext:value-type="date">
            <text:p>04/16/16</text:p>
          </table:table-cell>
          <table:table-cell table:number-columns-repeated="2"/>
          <table:table-cell office:value-type="float" office:value="38283" calcext:value-type="float">
            <text:p>38,283</text:p>
          </table:table-cell>
          <table:table-cell table:number-columns-repeated="4"/>
          <table:table-cell office:value-type="float" office:value="5622" calcext:value-type="float">
            <text:p>5,622</text:p>
          </table:table-cell>
          <table:table-cell office:value-type="float" office:value="3447" calcext:value-type="float">
            <text:p>3,447</text:p>
          </table:table-cell>
          <table:table-cell office:value-type="float" office:value="11516" calcext:value-type="float">
            <text:p>11,516</text:p>
          </table:table-cell>
          <table:table-cell office:value-type="float" office:value="32483" calcext:value-type="float">
            <text:p>32,483</text:p>
          </table:table-cell>
          <table:table-cell office:value-type="float" office:value="5723" calcext:value-type="float">
            <text:p>5,723</text:p>
          </table:table-cell>
          <table:table-cell table:number-columns-repeated="16370"/>
        </table:table-row>
        <table:table-row table:style-name="ro2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 office:value-type="date" office:date-value="2016-07-08" calcext:value-type="date">
            <text:p>07/08/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022" calcext:value-type="float">
            <text:p>40,022</text:p>
          </table:table-cell>
          <table:table-cell table:number-columns-repeated="4"/>
          <table:table-cell office:value-type="float" office:value="6647" calcext:value-type="float">
            <text:p>6,647</text:p>
          </table:table-cell>
          <table:table-cell office:value-type="float" office:value="4204" calcext:value-type="float">
            <text:p>4,204</text:p>
          </table:table-cell>
          <table:table-cell office:value-type="float" office:value="12188" calcext:value-type="float">
            <text:p>12,188</text:p>
          </table:table-cell>
          <table:table-cell office:value-type="float" office:value="35868" calcext:value-type="float">
            <text:p>35,868</text:p>
          </table:table-cell>
          <table:table-cell office:value-type="float" office:value="5878" calcext:value-type="float">
            <text:p>5,878</text:p>
          </table:table-cell>
          <table:table-cell table:number-columns-repeated="16370"/>
        </table:table-row>
        <table:table-row table:style-name="ro2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 office:value-type="date" office:date-value="2016-09-27" calcext:value-type="date">
            <text:p>09/27/1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0979" calcext:value-type="float">
            <text:p>40,979</text:p>
          </table:table-cell>
          <table:table-cell table:number-columns-repeated="4"/>
          <table:table-cell office:value-type="float" office:value="7542" calcext:value-type="float">
            <text:p>7,542</text:p>
          </table:table-cell>
          <table:table-cell office:value-type="float" office:value="4913" calcext:value-type="float">
            <text:p>4,913</text:p>
          </table:table-cell>
          <table:table-cell office:value-type="float" office:value="12620" calcext:value-type="float">
            <text:p>12,620</text:p>
          </table:table-cell>
          <table:table-cell office:value-type="float" office:value="38882" calcext:value-type="float">
            <text:p>38,882</text:p>
          </table:table-cell>
          <table:table-cell office:value-type="float" office:value="5938" calcext:value-type="float">
            <text:p>5,938</text:p>
          </table:table-cell>
          <table:table-cell table:number-columns-repeated="16370"/>
        </table:table-row>
        <table:table-row table:style-name="ro2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 office:value-type="date" office:date-value="2017-01-09" calcext:value-type="date">
            <text:p>01/09/17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float" office:value="41874" calcext:value-type="float">
            <text:p>41,874</text:p>
          </table:table-cell>
          <table:table-cell table:number-columns-repeated="4"/>
          <table:table-cell office:value-type="float" office:value="8787" calcext:value-type="float">
            <text:p>8,787</text:p>
          </table:table-cell>
          <table:table-cell office:value-type="float" office:value="5255" calcext:value-type="float">
            <text:p>5,255</text:p>
          </table:table-cell>
          <table:table-cell office:value-type="float" office:value="13103" calcext:value-type="float">
            <text:p>13,103</text:p>
          </table:table-cell>
          <table:table-cell office:value-type="float" office:value="42553" calcext:value-type="float">
            <text:p>42,553</text:p>
          </table:table-cell>
          <table:table-cell office:value-type="float" office:value="6078" calcext:value-type="float">
            <text:p>6,078</text:p>
          </table:table-cell>
          <table:table-cell table:number-columns-repeated="16370"/>
        </table:table-row>
        <table:table-row table:style-name="ro2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 office:value-type="date" office:date-value="2017-04-03" calcext:value-type="date">
            <text:p>04/03/17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42422" calcext:value-type="float">
            <text:p>42,422</text:p>
          </table:table-cell>
          <table:table-cell table:number-columns-repeated="4"/>
          <table:table-cell office:value-type="float" office:value="9620" calcext:value-type="float">
            <text:p>9,620</text:p>
          </table:table-cell>
          <table:table-cell office:value-type="float" office:value="5712" calcext:value-type="float">
            <text:p>5,712</text:p>
          </table:table-cell>
          <table:table-cell office:value-type="float" office:value="13671" calcext:value-type="float">
            <text:p>13,671</text:p>
          </table:table-cell>
          <table:table-cell office:value-type="float" office:value="45198" calcext:value-type="float">
            <text:p>45,198</text:p>
          </table:table-cell>
          <table:table-cell office:value-type="float" office:value="6162" calcext:value-type="float">
            <text:p>6,162</text:p>
          </table:table-cell>
          <table:table-cell table:number-columns-repeated="16370"/>
        </table:table-row>
        <table:table-row table:style-name="ro2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 office:value-type="date" office:date-value="2017-07-03" calcext:value-type="date">
            <text:p>07/03/17</text:p>
          </table:table-cell>
          <table:table-cell office:value-type="float" office:value="1483" calcext:value-type="float">
            <text:p>1,483</text:p>
          </table:table-cell>
          <table:table-cell/>
          <table:table-cell office:value-type="float" office:value="43129" calcext:value-type="float">
            <text:p>43,129</text:p>
          </table:table-cell>
          <table:table-cell table:number-columns-repeated="4"/>
          <table:table-cell office:value-type="float" office:value="10502" calcext:value-type="float">
            <text:p>10,502</text:p>
          </table:table-cell>
          <table:table-cell office:value-type="float" office:value="6280" calcext:value-type="float">
            <text:p>6,280</text:p>
          </table:table-cell>
          <table:table-cell office:value-type="float" office:value="14088" calcext:value-type="float">
            <text:p>14,088</text:p>
          </table:table-cell>
          <table:table-cell office:value-type="float" office:value="48457" calcext:value-type="float">
            <text:p>48,457</text:p>
          </table:table-cell>
          <table:table-cell office:value-type="float" office:value="6256" calcext:value-type="float">
            <text:p>6,256</text:p>
          </table:table-cell>
          <table:table-cell table:number-columns-repeated="16370"/>
        </table:table-row>
        <table:table-row table:style-name="ro2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 office:value-type="date" office:date-value="2017-10-10" calcext:value-type="date">
            <text:p>10/10/17</text:p>
          </table:table-cell>
          <table:table-cell office:value-type="float" office:value="2452" calcext:value-type="float">
            <text:p>2,452</text:p>
          </table:table-cell>
          <table:table-cell/>
          <table:table-cell office:value-type="float" office:value="43883" calcext:value-type="float">
            <text:p>43,883</text:p>
          </table:table-cell>
          <table:table-cell table:number-columns-repeated="4"/>
          <table:table-cell office:value-type="float" office:value="11320" calcext:value-type="float">
            <text:p>11,320</text:p>
          </table:table-cell>
          <table:table-cell office:value-type="float" office:value="6824" calcext:value-type="float">
            <text:p>6,824</text:p>
          </table:table-cell>
          <table:table-cell office:value-type="float" office:value="12839" calcext:value-type="float">
            <office:annotation draw:style-name="gr4" draw:text-style-name="P2" svg:width="1.1413in" svg:height="1.0122in" svg:x="6.4583in" svg:y="6.6768in" draw:caption-point-x="-0.2402in" draw:caption-point-y="0.5945in">
              <dc:date>2023-08-09T00:00:00</dc:date>
              <text:p text:style-name="P1"><text:span text:style-name="T1">Smth weird happened here tbh. The ‘funhaus’ bit went away for w/e reason?</text:span></text:p>
            </office:annotation>
            <text:p>12,839</text:p>
          </table:table-cell>
          <table:table-cell office:value-type="float" office:value="50572" calcext:value-type="float">
            <text:p>50,572</text:p>
          </table:table-cell>
          <table:table-cell office:value-type="float" office:value="6337" calcext:value-type="float">
            <text:p>6,337</text:p>
          </table:table-cell>
          <table:table-cell table:number-columns-repeated="16370"/>
        </table:table-row>
        <table:table-row table:style-name="ro2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 office:value-type="date" office:date-value="2018-01-02" calcext:value-type="date">
            <text:p>01/02/18</text:p>
          </table:table-cell>
          <table:table-cell office:value-type="float" office:value="3407" calcext:value-type="float">
            <text:p>3,407</text:p>
          </table:table-cell>
          <table:table-cell/>
          <table:table-cell office:value-type="float" office:value="44335" calcext:value-type="float">
            <text:p>44,335</text:p>
          </table:table-cell>
          <table:table-cell table:number-columns-repeated="4"/>
          <table:table-cell office:value-type="float" office:value="12210" calcext:value-type="float">
            <text:p>12,210</text:p>
          </table:table-cell>
          <table:table-cell office:value-type="float" office:value="7378" calcext:value-type="float">
            <text:p>7,378</text:p>
          </table:table-cell>
          <table:table-cell office:value-type="float" office:value="14717" calcext:value-type="float">
            <text:p>14,717</text:p>
          </table:table-cell>
          <table:table-cell office:value-type="float" office:value="53906" calcext:value-type="float">
            <text:p>53,906</text:p>
          </table:table-cell>
          <table:table-cell office:value-type="float" office:value="6385" calcext:value-type="float">
            <text:p>6,385</text:p>
          </table:table-cell>
          <table:table-cell table:number-columns-repeated="16370"/>
        </table:table-row>
        <table:table-row table:style-name="ro2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 office:value-type="date" office:date-value="2018-04-02" calcext:value-type="date">
            <text:p>04/02/18</text:p>
          </table:table-cell>
          <table:table-cell office:value-type="float" office:value="4509" calcext:value-type="float">
            <text:p>4,509</text:p>
          </table:table-cell>
          <table:table-cell/>
          <table:table-cell office:value-type="float" office:value="44941" calcext:value-type="float">
            <text:p>44,941</text:p>
          </table:table-cell>
          <table:table-cell table:number-columns-repeated="4"/>
          <table:table-cell office:value-type="float" office:value="13127" calcext:value-type="float">
            <text:p>13,127</text:p>
          </table:table-cell>
          <table:table-cell office:value-type="float" office:value="7996" calcext:value-type="float">
            <text:p>7,996</text:p>
          </table:table-cell>
          <table:table-cell office:value-type="float" office:value="15061" calcext:value-type="float">
            <text:p>15,061</text:p>
          </table:table-cell>
          <table:table-cell office:value-type="float" office:value="57681" calcext:value-type="float">
            <text:p>57,681</text:p>
          </table:table-cell>
          <table:table-cell office:value-type="float" office:value="6455" calcext:value-type="float">
            <text:p>6,455</text:p>
          </table:table-cell>
          <table:table-cell table:number-columns-repeated="16370"/>
        </table:table-row>
        <table:table-row table:style-name="ro2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 office:value-type="date" office:date-value="2018-07-17" calcext:value-type="date">
            <text:p>07/17/18</text:p>
          </table:table-cell>
          <table:table-cell office:value-type="float" office:value="5157" calcext:value-type="float">
            <text:p>5,157</text:p>
          </table:table-cell>
          <table:table-cell/>
          <table:table-cell office:value-type="float" office:value="45744" calcext:value-type="float">
            <text:p>45,744</text:p>
          </table:table-cell>
          <table:table-cell table:number-columns-repeated="4"/>
          <table:table-cell office:value-type="float" office:value="14416" calcext:value-type="float">
            <text:p>14,416</text:p>
          </table:table-cell>
          <table:table-cell office:value-type="float" office:value="8900" calcext:value-type="float">
            <text:p>8,900</text:p>
          </table:table-cell>
          <table:table-cell office:value-type="float" office:value="15318" calcext:value-type="float">
            <text:p>15,318</text:p>
          </table:table-cell>
          <table:table-cell office:value-type="float" office:value="59486" calcext:value-type="float">
            <text:p>59,486</text:p>
          </table:table-cell>
          <table:table-cell office:value-type="float" office:value="6514" calcext:value-type="float">
            <text:p>6,514</text:p>
          </table:table-cell>
          <table:table-cell table:number-columns-repeated="16370"/>
        </table:table-row>
        <table:table-row table:style-name="ro2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number-columns-repeated="16383"/>
        </table:table-row>
        <table:table-row table:style-name="ro2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 office:value-type="date" office:date-value="2018-10-30" calcext:value-type="date">
            <text:p>10/30/18</text:p>
          </table:table-cell>
          <table:table-cell office:value-type="float" office:value="5883" calcext:value-type="float">
            <text:p>5,883</text:p>
          </table:table-cell>
          <table:table-cell/>
          <table:table-cell office:value-type="float" office:value="46397" calcext:value-type="float">
            <text:p>46,397</text:p>
          </table:table-cell>
          <table:table-cell table:number-columns-repeated="4"/>
          <table:table-cell office:value-type="float" office:value="15638" calcext:value-type="float">
            <text:p>15,638</text:p>
          </table:table-cell>
          <table:table-cell office:value-type="float" office:value="10036" calcext:value-type="float">
            <text:p>10,036</text:p>
          </table:table-cell>
          <table:table-cell office:value-type="float" office:value="15570" calcext:value-type="float">
            <text:p>15,570</text:p>
          </table:table-cell>
          <table:table-cell office:value-type="float" office:value="62519" calcext:value-type="float">
            <text:p>62,519</text:p>
          </table:table-cell>
          <table:table-cell office:value-type="float" office:value="6607" calcext:value-type="float">
            <text:p>6,607</text:p>
          </table:table-cell>
          <table:table-cell table:number-columns-repeated="16370"/>
        </table:table-row>
        <table:table-row table:style-name="ro2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 office:value-type="date" office:date-value="2019-01-05" calcext:value-type="date">
            <text:p>01/05/19</text:p>
          </table:table-cell>
          <table:table-cell office:value-type="float" office:value="6426" calcext:value-type="float">
            <text:p>6,426</text:p>
          </table:table-cell>
          <table:table-cell/>
          <table:table-cell office:value-type="float" office:value="46927" calcext:value-type="float">
            <text:p>46,927</text:p>
          </table:table-cell>
          <table:table-cell table:number-columns-repeated="4"/>
          <table:table-cell office:value-type="float" office:value="16291" calcext:value-type="float">
            <text:p>16,291</text:p>
          </table:table-cell>
          <table:table-cell office:value-type="float" office:value="11007" calcext:value-type="float">
            <text:p>11,007</text:p>
          </table:table-cell>
          <table:table-cell office:value-type="float" office:value="15900" calcext:value-type="float">
            <text:p>15,900</text:p>
          </table:table-cell>
          <table:table-cell office:value-type="float" office:value="64578" calcext:value-type="float">
            <text:p>64,578</text:p>
          </table:table-cell>
          <table:table-cell office:value-type="float" office:value="6669" calcext:value-type="float">
            <text:p>6,669</text:p>
          </table:table-cell>
          <table:table-cell table:number-columns-repeated="16370"/>
        </table:table-row>
        <table:table-row table:style-name="ro2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 office:value-type="date" office:date-value="2019-04-01" calcext:value-type="date">
            <text:p>04/01/19</text:p>
          </table:table-cell>
          <table:table-cell office:value-type="float" office:value="6978" calcext:value-type="float">
            <text:p>6,978</text:p>
          </table:table-cell>
          <table:table-cell/>
          <table:table-cell office:value-type="float" office:value="47486" calcext:value-type="float">
            <text:p>47,486</text:p>
          </table:table-cell>
          <table:table-cell table:number-columns-repeated="4"/>
          <table:table-cell office:value-type="float" office:value="16543" calcext:value-type="float">
            <text:p>16,543</text:p>
          </table:table-cell>
          <table:table-cell office:value-type="float" office:value="11810" calcext:value-type="float">
            <text:p>11,810</text:p>
          </table:table-cell>
          <table:table-cell office:value-type="float" office:value="16006" calcext:value-type="float">
            <text:p>16,006</text:p>
          </table:table-cell>
          <table:table-cell office:value-type="float" office:value="66101" calcext:value-type="float">
            <text:p>66,101</text:p>
          </table:table-cell>
          <table:table-cell office:value-type="float" office:value="6755" calcext:value-type="float">
            <text:p>6,755</text:p>
          </table:table-cell>
          <table:table-cell table:number-columns-repeated="16370"/>
        </table:table-row>
        <table:table-row table:style-name="ro2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 office:value-type="date" office:date-value="2019-07-01" calcext:value-type="date">
            <text:p>07/01/19</text:p>
          </table:table-cell>
          <table:table-cell office:value-type="float" office:value="7527" calcext:value-type="float">
            <text:p>7,527</text:p>
          </table:table-cell>
          <table:table-cell/>
          <table:table-cell office:value-type="float" office:value="48479" calcext:value-type="float">
            <text:p>48,479</text:p>
          </table:table-cell>
          <table:table-cell table:number-columns-repeated="4"/>
          <table:table-cell office:value-type="float" office:value="16559" calcext:value-type="float">
            <text:p>16,559</text:p>
          </table:table-cell>
          <table:table-cell office:value-type="float" office:value="12356" calcext:value-type="float">
            <text:p>12,356</text:p>
          </table:table-cell>
          <table:table-cell office:value-type="float" office:value="16173" calcext:value-type="float">
            <text:p>16,173</text:p>
          </table:table-cell>
          <table:table-cell office:value-type="float" office:value="67639" calcext:value-type="float">
            <text:p>67,639</text:p>
          </table:table-cell>
          <table:table-cell office:value-type="float" office:value="6790" calcext:value-type="float">
            <text:p>6,790</text:p>
          </table:table-cell>
          <table:table-cell table:number-columns-repeated="16370"/>
        </table:table-row>
        <table:table-row table:style-name="ro2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 office:value-type="date" office:date-value="2019-10-03" calcext:value-type="date">
            <text:p>10/03/19</text:p>
          </table:table-cell>
          <table:table-cell office:value-type="float" office:value="8067" calcext:value-type="float">
            <text:p>8,067</text:p>
          </table:table-cell>
          <table:table-cell/>
          <table:table-cell office:value-type="float" office:value="49311" calcext:value-type="float">
            <text:p>49,311</text:p>
          </table:table-cell>
          <table:table-cell table:number-columns-repeated="4"/>
          <table:table-cell office:value-type="float" office:value="17315" calcext:value-type="float">
            <text:p>17,315</text:p>
          </table:table-cell>
          <table:table-cell office:value-type="float" office:value="12634" calcext:value-type="float">
            <text:p>12,634</text:p>
          </table:table-cell>
          <table:table-cell office:value-type="float" office:value="16300" calcext:value-type="float">
            <text:p>16,300</text:p>
          </table:table-cell>
          <table:table-cell office:value-type="float" office:value="69991" calcext:value-type="float">
            <text:p>69,991</text:p>
          </table:table-cell>
          <table:table-cell office:value-type="float" office:value="6837" calcext:value-type="float">
            <text:p>6,837</text:p>
          </table:table-cell>
          <table:table-cell table:number-columns-repeated="16370"/>
        </table:table-row>
        <table:table-row table:style-name="ro2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 office:value-type="date" office:date-value="2020-01-01" calcext:value-type="date">
            <text:p>01/01/20</text:p>
          </table:table-cell>
          <table:table-cell office:value-type="float" office:value="8551" calcext:value-type="float">
            <text:p>8,551</text:p>
          </table:table-cell>
          <table:table-cell/>
          <table:table-cell office:value-type="float" office:value="50335" calcext:value-type="float">
            <text:p>50,335</text:p>
          </table:table-cell>
          <table:table-cell table:number-columns-repeated="4"/>
          <table:table-cell office:value-type="float" office:value="17986" calcext:value-type="float">
            <text:p>17,986</text:p>
          </table:table-cell>
          <table:table-cell office:value-type="float" office:value="13241" calcext:value-type="float">
            <text:p>13,241</text:p>
          </table:table-cell>
          <table:table-cell office:value-type="float" office:value="16591" calcext:value-type="float">
            <text:p>16,591</text:p>
          </table:table-cell>
          <table:table-cell office:value-type="float" office:value="73116" calcext:value-type="float">
            <text:p>73,116</text:p>
          </table:table-cell>
          <table:table-cell office:value-type="float" office:value="6903" calcext:value-type="float">
            <text:p>6,903</text:p>
          </table:table-cell>
          <table:table-cell table:number-columns-repeated="2"/>
          <table:table-cell office:value-type="float" office:value="486" calcext:value-type="float">
            <text:p>486</text:p>
          </table:table-cell>
          <table:table-cell table:number-columns-repeated="16367"/>
        </table:table-row>
        <table:table-row table:style-name="ro2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 office:value-type="date" office:date-value="2020-04-01" calcext:value-type="date">
            <text:p>04/01/20</text:p>
          </table:table-cell>
          <table:table-cell office:value-type="float" office:value="8882" calcext:value-type="float">
            <text:p>8,882</text:p>
          </table:table-cell>
          <table:table-cell/>
          <table:table-cell office:value-type="float" office:value="51069" calcext:value-type="float">
            <text:p>51,069</text:p>
          </table:table-cell>
          <table:table-cell table:number-columns-repeated="4"/>
          <table:table-cell office:value-type="float" office:value="18278" calcext:value-type="float">
            <text:p>18,278</text:p>
          </table:table-cell>
          <table:table-cell office:value-type="float" office:value="13188" calcext:value-type="float">
            <text:p>13,188</text:p>
          </table:table-cell>
          <table:table-cell office:value-type="float" office:value="16749" calcext:value-type="float">
            <text:p>16,749</text:p>
          </table:table-cell>
          <table:table-cell office:value-type="float" office:value="74802" calcext:value-type="float">
            <text:p>74,802</text:p>
          </table:table-cell>
          <table:table-cell office:value-type="float" office:value="6954" calcext:value-type="float">
            <text:p>6,954</text:p>
          </table:table-cell>
          <table:table-cell table:number-columns-repeated="2"/>
          <table:table-cell office:value-type="float" office:value="659" calcext:value-type="float">
            <text:p>659</text:p>
          </table:table-cell>
          <table:table-cell table:number-columns-repeated="16367"/>
        </table:table-row>
        <table:table-row table:style-name="ro2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 office:value-type="date" office:date-value="2020-07-01" calcext:value-type="date">
            <text:p>07/01/20</text:p>
          </table:table-cell>
          <table:table-cell office:value-type="float" office:value="9259" calcext:value-type="float">
            <text:p>9,259</text:p>
          </table:table-cell>
          <table:table-cell/>
          <table:table-cell office:value-type="float" office:value="52630" calcext:value-type="float">
            <text:p>52,630</text:p>
          </table:table-cell>
          <table:table-cell table:number-columns-repeated="4"/>
          <table:table-cell office:value-type="float" office:value="18508" calcext:value-type="float">
            <text:p>18,508</text:p>
          </table:table-cell>
          <table:table-cell office:value-type="float" office:value="13835" calcext:value-type="float">
            <text:p>13,835</text:p>
          </table:table-cell>
          <table:table-cell office:value-type="float" office:value="16845" calcext:value-type="float">
            <text:p>16,845</text:p>
          </table:table-cell>
          <table:table-cell office:value-type="float" office:value="73405" calcext:value-type="float">
            <text:p>73,405</text:p>
          </table:table-cell>
          <table:table-cell office:value-type="float" office:value="7112" calcext:value-type="float">
            <text:p>7,112</text:p>
          </table:table-cell>
          <table:table-cell table:number-columns-repeated="2"/>
          <table:table-cell office:value-type="float" office:value="1374" calcext:value-type="float">
            <text:p>1,374</text:p>
          </table:table-cell>
          <table:table-cell table:number-columns-repeated="16367"/>
        </table:table-row>
        <table:table-row table:style-name="ro2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 office:value-type="date" office:date-value="2020-10-01" calcext:value-type="date">
            <text:p>10/01/20</text:p>
          </table:table-cell>
          <table:table-cell office:value-type="float" office:value="9554" calcext:value-type="float">
            <text:p>9,554</text:p>
          </table:table-cell>
          <table:table-cell/>
          <table:table-cell office:value-type="float" office:value="53699" calcext:value-type="float">
            <text:p>53,699</text:p>
          </table:table-cell>
          <table:table-cell table:number-columns-repeated="4"/>
          <table:table-cell office:value-type="float" office:value="18556" calcext:value-type="float">
            <text:p>18,556</text:p>
          </table:table-cell>
          <table:table-cell office:value-type="float" office:value="14309" calcext:value-type="float">
            <text:p>14,309</text:p>
          </table:table-cell>
          <table:table-cell office:value-type="float" office:value="16749" calcext:value-type="float">
            <text:p>16,749</text:p>
          </table:table-cell>
          <table:table-cell office:value-type="float" office:value="77052" calcext:value-type="float">
            <text:p>77,052</text:p>
          </table:table-cell>
          <table:table-cell office:value-type="float" office:value="7181" calcext:value-type="float">
            <text:p>7,181</text:p>
          </table:table-cell>
          <table:table-cell table:number-columns-repeated="2"/>
          <table:table-cell office:value-type="float" office:value="1999" calcext:value-type="float">
            <text:p>1,999</text:p>
          </table:table-cell>
          <table:table-cell table:number-columns-repeated="16367"/>
        </table:table-row>
        <table:table-row table:style-name="ro2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 office:value-type="date" office:date-value="2021-01-01" calcext:value-type="date">
            <text:p>01/01/21</text:p>
          </table:table-cell>
          <table:table-cell office:value-type="float" office:value="9814" calcext:value-type="float">
            <text:p>9,814</text:p>
          </table:table-cell>
          <table:table-cell/>
          <table:table-cell office:value-type="float" office:value="54457" calcext:value-type="float">
            <text:p>54,457</text:p>
          </table:table-cell>
          <table:table-cell table:number-columns-repeated="4"/>
          <table:table-cell office:value-type="float" office:value="18695" calcext:value-type="float">
            <text:p>18,695</text:p>
          </table:table-cell>
          <table:table-cell office:value-type="float" office:value="14719" calcext:value-type="float">
            <text:p>14,719</text:p>
          </table:table-cell>
          <table:table-cell office:value-type="float" office:value="15650" calcext:value-type="float">
            <text:p>15,650</text:p>
          </table:table-cell>
          <table:table-cell office:value-type="float" office:value="88285" calcext:value-type="float">
            <text:p>88,285</text:p>
          </table:table-cell>
          <table:table-cell office:value-type="float" office:value="7238" calcext:value-type="float">
            <text:p>7,238</text:p>
          </table:table-cell>
          <table:table-cell table:number-columns-repeated="2"/>
          <table:table-cell office:value-type="float" office:value="2637" calcext:value-type="float">
            <text:p>2,637</text:p>
          </table:table-cell>
          <table:table-cell table:number-columns-repeated="16367"/>
        </table:table-row>
        <table:table-row table:style-name="ro2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 office:value-type="date" office:date-value="2021-04-01" calcext:value-type="date">
            <text:p>04/01/21</text:p>
          </table:table-cell>
          <table:table-cell office:value-type="float" office:value="10005" calcext:value-type="float">
            <text:p>10,005</text:p>
          </table:table-cell>
          <table:table-cell/>
          <table:table-cell office:value-type="float" office:value="55110" calcext:value-type="float">
            <text:p>55,110</text:p>
          </table:table-cell>
          <table:table-cell table:number-columns-repeated="4"/>
          <table:table-cell office:value-type="float" office:value="18668" calcext:value-type="float">
            <text:p>18,668</text:p>
          </table:table-cell>
          <table:table-cell office:value-type="float" office:value="15111" calcext:value-type="float">
            <text:p>15,111</text:p>
          </table:table-cell>
          <table:table-cell office:value-type="float" office:value="15119" calcext:value-type="float">
            <text:p>15,119</text:p>
          </table:table-cell>
          <table:table-cell office:value-type="float" office:value="109237" calcext:value-type="float">
            <text:p>109,237</text:p>
          </table:table-cell>
          <table:table-cell office:value-type="float" office:value="7288" calcext:value-type="float">
            <text:p>7,288</text:p>
          </table:table-cell>
          <table:table-cell table:number-columns-repeated="2"/>
          <table:table-cell office:value-type="float" office:value="3244" calcext:value-type="float">
            <text:p>3,244</text:p>
          </table:table-cell>
          <table:table-cell table:number-columns-repeated="16367"/>
        </table:table-row>
        <table:table-row table:style-name="ro2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 office:value-type="date" office:date-value="2021-07-01" calcext:value-type="date">
            <text:p>07/01/21</text:p>
          </table:table-cell>
          <table:table-cell office:value-type="float" office:value="10146" calcext:value-type="float">
            <text:p>10,146</text:p>
          </table:table-cell>
          <table:table-cell/>
          <table:table-cell office:value-type="float" office:value="56196" calcext:value-type="float">
            <text:p>56,196</text:p>
          </table:table-cell>
          <table:table-cell table:number-columns-repeated="4"/>
          <table:table-cell office:value-type="float" office:value="18687" calcext:value-type="float">
            <text:p>18,687</text:p>
          </table:table-cell>
          <table:table-cell office:value-type="float" office:value="15389" calcext:value-type="float">
            <text:p>15,389</text:p>
          </table:table-cell>
          <table:table-cell office:value-type="float" office:value="14928" calcext:value-type="float">
            <text:p>14,928</text:p>
          </table:table-cell>
          <table:table-cell office:value-type="float" office:value="130832" calcext:value-type="float">
            <text:p>130,832</text:p>
          </table:table-cell>
          <table:table-cell office:value-type="float" office:value="7368" calcext:value-type="float">
            <text:p>7,368</text:p>
          </table:table-cell>
          <table:table-cell table:number-columns-repeated="2"/>
          <table:table-cell office:value-type="float" office:value="3851" calcext:value-type="float">
            <text:p>3,851</text:p>
          </table:table-cell>
          <table:table-cell table:number-columns-repeated="16367"/>
        </table:table-row>
        <table:table-row table:style-name="ro2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 office:value-type="date" office:date-value="2021-10-01" calcext:value-type="date">
            <text:p>10/01/21</text:p>
          </table:table-cell>
          <table:table-cell office:value-type="float" office:value="10286" calcext:value-type="float">
            <text:p>10,286</text:p>
          </table:table-cell>
          <table:table-cell/>
          <table:table-cell office:value-type="float" office:value="56880" calcext:value-type="float">
            <text:p>56,880</text:p>
          </table:table-cell>
          <table:table-cell table:number-columns-repeated="4"/>
          <table:table-cell office:value-type="float" office:value="18693" calcext:value-type="float">
            <text:p>18,693</text:p>
          </table:table-cell>
          <table:table-cell office:value-type="float" office:value="15864" calcext:value-type="float">
            <text:p>15,864</text:p>
          </table:table-cell>
          <table:table-cell office:value-type="float" office:value="14862" calcext:value-type="float">
            <text:p>14,862</text:p>
          </table:table-cell>
          <table:table-cell office:value-type="float" office:value="149028" calcext:value-type="float">
            <text:p>149,028</text:p>
          </table:table-cell>
          <table:table-cell office:value-type="float" office:value="7423" calcext:value-type="float">
            <text:p>7,423</text:p>
          </table:table-cell>
          <table:table-cell table:number-columns-repeated="2"/>
          <table:table-cell office:value-type="float" office:value="4524" calcext:value-type="float">
            <text:p>4,524</text:p>
          </table:table-cell>
          <table:table-cell table:number-columns-repeated="16367"/>
        </table:table-row>
        <table:table-row table:style-name="ro2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 office:value-type="date" office:date-value="2022-01-01" calcext:value-type="date">
            <text:p>01/01/22</text:p>
          </table:table-cell>
          <table:table-cell office:value-type="float" office:value="10417" calcext:value-type="float">
            <text:p>10,417</text:p>
          </table:table-cell>
          <table:table-cell/>
          <table:table-cell office:value-type="float" office:value="57357" calcext:value-type="float">
            <text:p>57,357</text:p>
          </table:table-cell>
          <table:table-cell table:number-columns-repeated="4"/>
          <table:table-cell office:value-type="float" office:value="18628" calcext:value-type="float">
            <text:p>18,628</text:p>
          </table:table-cell>
          <table:table-cell office:value-type="float" office:value="16334" calcext:value-type="float">
            <text:p>16,334</text:p>
          </table:table-cell>
          <table:table-cell office:value-type="float" office:value="14840" calcext:value-type="float">
            <text:p>14,840</text:p>
          </table:table-cell>
          <table:table-cell office:value-type="float" office:value="166310" calcext:value-type="float">
            <text:p>166,310</text:p>
          </table:table-cell>
          <table:table-cell office:value-type="float" office:value="7478" calcext:value-type="float">
            <text:p>7,478</text:p>
          </table:table-cell>
          <table:table-cell table:number-columns-repeated="2"/>
          <table:table-cell office:value-type="float" office:value="5864" calcext:value-type="float">
            <text:p>5,864</text:p>
          </table:table-cell>
          <table:table-cell table:number-columns-repeated="16367"/>
        </table:table-row>
        <table:table-row table:style-name="ro2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 office:value-type="date" office:date-value="2022-04-01" calcext:value-type="date">
            <text:p>04/01/22</text:p>
          </table:table-cell>
          <table:table-cell office:value-type="float" office:value="10529" calcext:value-type="float">
            <text:p>10,529</text:p>
          </table:table-cell>
          <table:table-cell/>
          <table:table-cell office:value-type="float" office:value="57914" calcext:value-type="float">
            <text:p>57,914</text:p>
          </table:table-cell>
          <table:table-cell table:number-columns-repeated="4"/>
          <table:table-cell office:value-type="float" office:value="18517" calcext:value-type="float">
            <text:p>18,517</text:p>
          </table:table-cell>
          <table:table-cell office:value-type="float" office:value="16646" calcext:value-type="float">
            <text:p>16,646</text:p>
          </table:table-cell>
          <table:table-cell office:value-type="float" office:value="14772" calcext:value-type="float">
            <text:p>14,772</text:p>
          </table:table-cell>
          <table:table-cell office:value-type="float" office:value="180480" calcext:value-type="float">
            <text:p>180,480</text:p>
          </table:table-cell>
          <table:table-cell office:value-type="float" office:value="7534" calcext:value-type="float">
            <text:p>7,534</text:p>
          </table:table-cell>
          <table:table-cell table:number-columns-repeated="2"/>
          <table:table-cell office:value-type="float" office:value="7183" calcext:value-type="float">
            <text:p>7,183</text:p>
          </table:table-cell>
          <table:table-cell table:number-columns-repeated="16367"/>
        </table:table-row>
        <table:table-row table:style-name="ro2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 office:value-type="date" office:date-value="2022-07-01" calcext:value-type="date">
            <text:p>07/01/22</text:p>
          </table:table-cell>
          <table:table-cell office:value-type="float" office:value="10610" calcext:value-type="float">
            <text:p>10,610</text:p>
          </table:table-cell>
          <table:table-cell/>
          <table:table-cell office:value-type="float" office:value="58516" calcext:value-type="float">
            <text:p>58,516</text:p>
          </table:table-cell>
          <table:table-cell table:number-columns-repeated="4"/>
          <table:table-cell office:value-type="float" office:value="18443" calcext:value-type="float">
            <text:p>18,443</text:p>
          </table:table-cell>
          <table:table-cell office:value-type="float" office:value="17161" calcext:value-type="float">
            <text:p>17,161</text:p>
          </table:table-cell>
          <table:table-cell office:value-type="float" office:value="14681" calcext:value-type="float">
            <text:p>14,681</text:p>
          </table:table-cell>
          <table:table-cell office:value-type="float" office:value="196621" calcext:value-type="float">
            <text:p>196,621</text:p>
          </table:table-cell>
          <table:table-cell office:value-type="float" office:value="7604" calcext:value-type="float">
            <text:p>7,604</text:p>
          </table:table-cell>
          <table:table-cell table:number-columns-repeated="2"/>
          <table:table-cell office:value-type="float" office:value="8485" calcext:value-type="float">
            <text:p>8,485</text:p>
          </table:table-cell>
          <table:table-cell office:value-type="float" office:value="43845" calcext:value-type="float">
            <text:p>43,845</text:p>
          </table:table-cell>
          <table:table-cell table:number-columns-repeated="16366"/>
        </table:table-row>
        <table:table-row table:style-name="ro2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 office:value-type="date" office:date-value="2022-08-02" calcext:value-type="date">
            <text:p>08/02/22</text:p>
          </table:table-cell>
          <table:table-cell office:value-type="float" office:value="10644" calcext:value-type="float">
            <text:p>10,644</text:p>
          </table:table-cell>
          <table:table-cell/>
          <table:table-cell office:value-type="float" office:value="58722" calcext:value-type="float">
            <text:p>58,722</text:p>
          </table:table-cell>
          <table:table-cell table:number-columns-repeated="4"/>
          <table:table-cell office:value-type="float" office:value="18326" calcext:value-type="float">
            <text:p>18,326</text:p>
          </table:table-cell>
          <table:table-cell office:value-type="float" office:value="17315" calcext:value-type="float">
            <text:p>17,315</text:p>
          </table:table-cell>
          <table:table-cell office:value-type="float" office:value="14639" calcext:value-type="float">
            <text:p>14,639</text:p>
          </table:table-cell>
          <table:table-cell office:value-type="float" office:value="201855" calcext:value-type="float">
            <text:p>201,855</text:p>
          </table:table-cell>
          <table:table-cell office:value-type="float" office:value="7638" calcext:value-type="float">
            <text:p>7,638</text:p>
          </table:table-cell>
          <table:table-cell table:number-columns-repeated="2"/>
          <table:table-cell office:value-type="float" office:value="9104" calcext:value-type="float">
            <text:p>9,104</text:p>
          </table:table-cell>
          <table:table-cell office:value-type="float" office:value="48148" calcext:value-type="float">
            <text:p>48,148</text:p>
          </table:table-cell>
          <table:table-cell table:number-columns-repeated="16366"/>
        </table:table-row>
        <table:table-row table:style-name="ro2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 office:value-type="date" office:date-value="2022-09-20" calcext:value-type="date">
            <text:p>09/20/22</text:p>
          </table:table-cell>
          <table:table-cell office:value-type="float" office:value="10707" calcext:value-type="float">
            <text:p>10,707</text:p>
          </table:table-cell>
          <table:table-cell/>
          <table:table-cell office:value-type="float" office:value="59188" calcext:value-type="float">
            <text:p>59,188</text:p>
          </table:table-cell>
          <table:table-cell table:number-columns-repeated="4"/>
          <table:table-cell office:value-type="float" office:value="18202" calcext:value-type="float">
            <text:p>18,202</text:p>
          </table:table-cell>
          <table:table-cell office:value-type="float" office:value="17616" calcext:value-type="float">
            <text:p>17,616</text:p>
          </table:table-cell>
          <table:table-cell office:value-type="float" office:value="14616" calcext:value-type="float">
            <text:p>14,616</text:p>
          </table:table-cell>
          <table:table-cell office:value-type="float" office:value="210266" calcext:value-type="float">
            <text:p>210,266</text:p>
          </table:table-cell>
          <table:table-cell office:value-type="float" office:value="7679" calcext:value-type="float">
            <text:p>7,679</text:p>
          </table:table-cell>
          <table:table-cell table:number-columns-repeated="2"/>
          <table:table-cell office:value-type="float" office:value="10264" calcext:value-type="float">
            <text:p>10,264</text:p>
          </table:table-cell>
          <table:table-cell office:value-type="float" office:value="53535" calcext:value-type="float">
            <text:p>53,535</text:p>
          </table:table-cell>
          <table:table-cell table:number-columns-repeated="16366"/>
        </table:table-row>
        <table:table-row table:style-name="ro2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 office:value-type="date" office:date-value="2022-10-23" calcext:value-type="date">
            <text:p>10/23/22</text:p>
          </table:table-cell>
          <table:table-cell office:value-type="float" office:value="10728" calcext:value-type="float">
            <text:p>10,728</text:p>
          </table:table-cell>
          <table:table-cell/>
          <table:table-cell office:value-type="float" office:value="59400" calcext:value-type="float">
            <text:p>59,400</text:p>
          </table:table-cell>
          <table:table-cell table:number-columns-repeated="4"/>
          <table:table-cell office:value-type="float" office:value="18230" calcext:value-type="float">
            <text:p>18,230</text:p>
          </table:table-cell>
          <table:table-cell office:value-type="float" office:value="17906" calcext:value-type="float">
            <text:p>17,906</text:p>
          </table:table-cell>
          <table:table-cell office:value-type="float" office:value="14514" calcext:value-type="float">
            <text:p>14,514</text:p>
          </table:table-cell>
          <table:table-cell office:value-type="float" office:value="213144" calcext:value-type="float">
            <text:p>213,144</text:p>
          </table:table-cell>
          <table:table-cell office:value-type="float" office:value="7697" calcext:value-type="float">
            <text:p>7,697</text:p>
          </table:table-cell>
          <table:table-cell table:number-columns-repeated="2"/>
          <table:table-cell office:value-type="float" office:value="11107" calcext:value-type="float">
            <text:p>11,107</text:p>
          </table:table-cell>
          <table:table-cell office:value-type="float" office:value="59990" calcext:value-type="float">
            <text:p>59,990</text:p>
          </table:table-cell>
          <table:table-cell table:number-columns-repeated="16366"/>
        </table:table-row>
        <table:table-row table:style-name="ro2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 office:value-type="date" office:date-value="2023-01-01" calcext:value-type="date">
            <text:p>01/01/23</text:p>
          </table:table-cell>
          <table:table-cell office:value-type="float" office:value="10453" calcext:value-type="float">
            <text:p>10,453</text:p>
          </table:table-cell>
          <table:table-cell/>
          <table:table-cell office:value-type="float" office:value="58571" calcext:value-type="float">
            <text:p>58,571</text:p>
          </table:table-cell>
          <table:table-cell table:number-columns-repeated="4"/>
          <table:table-cell office:value-type="float" office:value="18204" calcext:value-type="float">
            <text:p>18,204</text:p>
          </table:table-cell>
          <table:table-cell office:value-type="float" office:value="17913" calcext:value-type="float">
            <text:p>17,913</text:p>
          </table:table-cell>
          <table:table-cell office:value-type="float" office:value="14315" calcext:value-type="float">
            <text:p>14,315</text:p>
          </table:table-cell>
          <table:table-cell office:value-type="float" office:value="218293" calcext:value-type="float">
            <text:p>218,293</text:p>
          </table:table-cell>
          <table:table-cell office:value-type="float" office:value="7364" calcext:value-type="float">
            <text:p>7,364</text:p>
          </table:table-cell>
          <table:table-cell table:number-columns-repeated="2"/>
          <table:table-cell office:value-type="float" office:value="12217" calcext:value-type="float">
            <text:p>12,217</text:p>
          </table:table-cell>
          <table:table-cell office:value-type="float" office:value="64765" calcext:value-type="float">
            <text:p>64,765</text:p>
          </table:table-cell>
          <table:table-cell table:number-columns-repeated="16366"/>
        </table:table-row>
        <table:table-row table:style-name="ro2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 office:value-type="date" office:date-value="2023-03-03" calcext:value-type="date">
            <text:p>03/03/23</text:p>
          </table:table-cell>
          <table:table-cell office:value-type="float" office:value="10551" calcext:value-type="float">
            <text:p>10,551</text:p>
          </table:table-cell>
          <table:table-cell/>
          <table:table-cell office:value-type="float" office:value="59281" calcext:value-type="float">
            <text:p>59,281</text:p>
          </table:table-cell>
          <table:table-cell table:number-columns-repeated="4"/>
          <table:table-cell office:value-type="float" office:value="18146" calcext:value-type="float">
            <text:p>18,146</text:p>
          </table:table-cell>
          <table:table-cell office:value-type="float" office:value="18367" calcext:value-type="float">
            <text:p>18,367</text:p>
          </table:table-cell>
          <table:table-cell office:value-type="float" office:value="14307" calcext:value-type="float">
            <text:p>14,307</text:p>
          </table:table-cell>
          <table:table-cell office:value-type="float" office:value="225803" calcext:value-type="float">
            <text:p>225,803</text:p>
          </table:table-cell>
          <table:table-cell office:value-type="float" office:value="7488" calcext:value-type="float">
            <text:p>7,488</text:p>
          </table:table-cell>
          <table:table-cell table:number-columns-repeated="2"/>
          <table:table-cell office:value-type="float" office:value="13300" calcext:value-type="float">
            <text:p>13,300</text:p>
          </table:table-cell>
          <table:table-cell office:value-type="float" office:value="68707" calcext:value-type="float">
            <text:p>68,707</text:p>
          </table:table-cell>
          <table:table-cell table:number-columns-repeated="16366"/>
        </table:table-row>
        <table:table-row table:style-name="ro2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 office:value-type="date" office:date-value="2023-04-03" calcext:value-type="date">
            <text:p>04/03/23</text:p>
          </table:table-cell>
          <table:table-cell office:value-type="float" office:value="10587" calcext:value-type="float">
            <text:p>10,587</text:p>
          </table:table-cell>
          <table:table-cell/>
          <table:table-cell office:value-type="float" office:value="59605" calcext:value-type="float">
            <text:p>59,605</text:p>
          </table:table-cell>
          <table:table-cell table:number-columns-repeated="4"/>
          <table:table-cell office:value-type="float" office:value="18127" calcext:value-type="float">
            <text:p>18,127</text:p>
          </table:table-cell>
          <table:table-cell office:value-type="float" office:value="18619" calcext:value-type="float">
            <text:p>18,619</text:p>
          </table:table-cell>
          <table:table-cell office:value-type="float" office:value="14305" calcext:value-type="float">
            <text:p>14,305</text:p>
          </table:table-cell>
          <table:table-cell office:value-type="float" office:value="230125" calcext:value-type="float">
            <text:p>230,125</text:p>
          </table:table-cell>
          <table:table-cell office:value-type="float" office:value="7541" calcext:value-type="float">
            <text:p>7,541</text:p>
          </table:table-cell>
          <table:table-cell table:number-columns-repeated="2"/>
          <table:table-cell office:value-type="float" office:value="13896" calcext:value-type="float">
            <text:p>13,896</text:p>
          </table:table-cell>
          <table:table-cell office:value-type="float" office:value="70626" calcext:value-type="float">
            <text:p>70,626</text:p>
          </table:table-cell>
          <table:table-cell table:number-columns-repeated="16366"/>
        </table:table-row>
        <table:table-row table:style-name="ro2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11265" calcext:value-type="float">
            <text:p>11,265</text:p>
          </table:table-cell>
          <table:table-cell table:style-name="ce182"/>
          <table:table-cell office:value-type="float" office:value="62583" calcext:value-type="float">
            <text:p>62,583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20518" calcext:value-type="float">
            <text:p>20,518</text:p>
          </table:table-cell>
          <table:table-cell table:style-name="ce182" office:value-type="date" office:date-value="2023-06-30" calcext:value-type="date">
            <text:p>06/30/23</text:p>
          </table:table-cell>
          <table:table-cell table:style-name="ce182"/>
          <table:table-cell office:value-type="float" office:value="19014" calcext:value-type="float">
            <text:p>19,014</text:p>
          </table:table-cell>
          <table:table-cell office:value-type="float" office:value="22039" calcext:value-type="float">
            <text:p>22,039</text:p>
          </table:table-cell>
          <table:table-cell office:value-type="float" office:value="15275" calcext:value-type="float">
            <text:p>15,275</text:p>
          </table:table-cell>
          <table:table-cell office:value-type="float" office:value="253679" calcext:value-type="float">
            <text:p>253,679</text:p>
          </table:table-cell>
          <table:table-cell office:value-type="float" office:value="8183" calcext:value-type="float">
            <text:p>8,183</text:p>
          </table:table-cell>
          <table:table-cell/>
          <table:table-cell table:style-name="ce182" office:value-type="date" office:date-value="2023-06-30" calcext:value-type="date">
            <text:p>06/30/23</text:p>
          </table:table-cell>
          <table:table-cell office:value-type="float" office:value="16057" calcext:value-type="float">
            <text:p>16,057</text:p>
          </table:table-cell>
          <table:table-cell office:value-type="float" office:value="77279" calcext:value-type="float">
            <text:p>77,279</text:p>
          </table:table-cell>
          <table:table-cell table:number-columns-repeated="16366"/>
        </table:table-row>
        <table:table-row table:style-name="ro2">
          <table:table-cell table:style-name="ce14" table:formula="of:=[$'Dates Ref'.A9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14" table:formula="of:=[$'Dates Ref'.A9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14" table:formula="of:=[$'Dates Ref'.A9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14" table:formula="of:=[$'Dates Ref'.A9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14" table:formula="of:=[$'Dates Ref'.A9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 table:number-rows-repeated="10484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isc wp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6380" table:default-cell-style-name="Default"/>
        <table:table-row table:style-name="ro2">
          <table:table-cell table:style-name="ce222" office:value-type="string" calcext:value-type="string">
            <text:p>WBM</text:p>
          </table:table-cell>
          <table:table-cell table:style-name="ce211" office:value-type="string" calcext:value-type="string">
            <text:p>Homestuck</text:p>
          </table:table-cell>
          <table:table-cell table:style-name="ce222" office:value-type="string" calcext:value-type="string">
            <text:p>WBM</text:p>
          </table:table-cell>
          <table:table-cell table:style-name="ce211" office:value-type="string" calcext:value-type="string">
            <text:p>Hamilton</text:p>
          </table:table-cell>
          <table:table-cell table:style-name="ce222" office:value-type="string" calcext:value-type="string">
            <text:p>Date</text:p>
          </table:table-cell>
          <table:table-cell table:style-name="ce222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222" office:value-type="string" calcext:value-type="string">
            <text:p>Date</text:p>
          </table:table-cell>
          <table:table-cell table:style-name="ce222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222" table:number-columns-repeated="16376"/>
        </table:table-row>
        <table:table-row table:style-name="ro2" table:visibility="collapse" table:number-rows-repeated="88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style-name="ce182" office:value-type="date" office:date-value="2023-06-30" calcext:value-type="date">
            <text:p>06/30/23</text:p>
          </table:table-cell>
          <table:table-cell office:value-type="float" office:value="17100" calcext:value-type="float">
            <text:p>17,100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26200" calcext:value-type="float">
            <text:p>26,200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15000" calcext:value-type="float">
            <text:p>15000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45300" calcext:value-type="float">
            <text:p>45300</text:p>
          </table:table-cell>
          <table:table-cell table:number-columns-repeated="16376"/>
        </table:table-row>
        <table:table-row table:style-name="ro2" table:number-rows-repeated="104848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1" table:target-range-address="'Fandoms Ref'.B2:'Fandoms Ref'.B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percentage-style style:name="N132">
      <number:number number:decimal-places="1" number:min-decimal-places="1" number:min-integer-digits="1"/>
      <number:text>%</number:text>
    </number:percentage-style>
    <number:date-style style:name="N133">
      <number:day/>
      <number:text>. </number:text>
      <number:month number:textual="true"/>
      <number:text>. 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8-11">00/00/0000</text:date>, <text:time style:data-style-name="N2" text:time-value="12:34:52.49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3T20:04:11.248000000</meta:creation-date>
    <meta:generator>LibreOffice/7.5.3.2$Windows_X86_64 LibreOffice_project/9f56dff12ba03b9acd7730a5a481eea045e468f3</meta:generator>
    <dc:date>2023-08-11T16:40:24.704000000</dc:date>
    <meta:editing-duration>P10DT1H8M33S</meta:editing-duration>
    <meta:editing-cycles>427</meta:editing-cycles>
    <meta:document-statistic meta:table-count="31" meta:cell-count="11386" meta:object-count="0"/>
  </office:meta>
</office:document-meta>
</file>